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727cm"/>
    </style:style>
    <style:style style:name="co4" style:family="table-column">
      <style:table-column-properties fo:break-before="auto" style:column-width="1.944cm"/>
    </style:style>
    <style:style style:name="co5" style:family="table-column">
      <style:table-column-properties fo:break-before="auto" style:column-width="2.454cm"/>
    </style:style>
    <style:style style:name="co6" style:family="table-column">
      <style:table-column-properties fo:break-before="auto" style:column-width="2.14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ndtr</text:p>
          </table:table-cell>
          <table:table-cell office:value-type="string" calcext:value-type="string">
            <text:p>rndtrPPD</text:p>
          </table:table-cell>
          <table:table-cell office:value-type="string" calcext:value-type="string">
            <text:p>rndex</text:p>
          </table:table-cell>
          <table:table-cell office:value-type="string" calcext:value-type="string">
            <text:p>rndexPPD</text:p>
          </table:table-cell>
          <table:table-cell office:value-type="string" calcext:value-type="string">
            <text:p>rndin</text:p>
          </table:table-cell>
          <table:table-cell office:value-type="string" calcext:value-type="string">
            <text:p>rndinPPD</text:p>
          </table:table-cell>
          <table:table-cell office:value-type="string" calcext:value-type="string">
            <text:p>rztr</text:p>
          </table:table-cell>
          <table:table-cell office:value-type="string" calcext:value-type="string">
            <text:p>rztrPPD</text:p>
          </table:table-cell>
          <table:table-cell office:value-type="string" calcext:value-type="string">
            <text:p>rzex</text:p>
          </table:table-cell>
          <table:table-cell office:value-type="string" calcext:value-type="string">
            <text:p>rzexPPD</text:p>
          </table:table-cell>
          <table:table-cell office:value-type="string" calcext:value-type="string">
            <text:p>rzin</text:p>
          </table:table-cell>
          <table:table-cell office:value-type="string" calcext:value-type="string">
            <text:p>rzinPPD</text:p>
          </table:table-cell>
          <table:table-cell office:value-type="string" calcext:value-type="string">
            <text:p>rndVND1</text:p>
          </table:table-cell>
          <table:table-cell office:value-type="string" calcext:value-type="string">
            <text:p>rndVND1PPD</text:p>
          </table:table-cell>
          <table:table-cell office:value-type="string" calcext:value-type="string">
            <text:p>rzVND1</text:p>
          </table:table-cell>
          <table:table-cell office:value-type="string" calcext:value-type="string">
            <text:p>rzVND1PPD</text:p>
          </table:table-cell>
          <table:table-cell office:value-type="string" calcext:value-type="string">
            <text:p>rndVND2</text:p>
          </table:table-cell>
          <table:table-cell office:value-type="string" calcext:value-type="string">
            <text:p>rndVND2PPD</text:p>
          </table:table-cell>
          <table:table-cell office:value-type="string" calcext:value-type="string">
            <text:p>rzVND2</text:p>
          </table:table-cell>
          <table:table-cell office:value-type="string" calcext:value-type="string">
            <text:p>rzVND2PPD</text:p>
          </table:table-cell>
        </table:table-row>
        <table:table-row table:style-name="ro1">
          <table:table-cell office:value-type="string" calcext:value-type="string">
            <text:p>50_20_01</text:p>
          </table:table-cell>
          <table:table-cell office:value-type="float" office:value="0.307953" calcext:value-type="float">
            <text:p>0,307953</text:p>
          </table:table-cell>
          <table:table-cell office:value-type="float" office:value="0.317419" calcext:value-type="float">
            <text:p>0,317419</text:p>
          </table:table-cell>
          <table:table-cell office:value-type="float" office:value="0.0423193" calcext:value-type="float">
            <text:p>0,0423193</text:p>
          </table:table-cell>
          <table:table-cell office:value-type="float" office:value="0.0450005" calcext:value-type="float">
            <text:p>0,0450005</text:p>
          </table:table-cell>
          <table:table-cell office:value-type="float" office:value="0.0621661" calcext:value-type="float">
            <text:p>0,0621661</text:p>
          </table:table-cell>
          <table:table-cell office:value-type="float" office:value="0.0669808" calcext:value-type="float">
            <text:p>0,0669808</text:p>
          </table:table-cell>
          <table:table-cell office:value-type="float" office:value="0.235065" calcext:value-type="float">
            <text:p>0,235065</text:p>
          </table:table-cell>
          <table:table-cell office:value-type="float" office:value="0.238138" calcext:value-type="float">
            <text:p>0,238138</text:p>
          </table:table-cell>
          <table:table-cell office:value-type="float" office:value="0.0519521" calcext:value-type="float">
            <text:p>0,0519521</text:p>
          </table:table-cell>
          <table:table-cell office:value-type="float" office:value="0.0556597" calcext:value-type="float">
            <text:p>0,0556597</text:p>
          </table:table-cell>
          <table:table-cell office:value-type="float" office:value="0.067263" calcext:value-type="float">
            <text:p>0,067263</text:p>
          </table:table-cell>
          <table:table-cell office:value-type="float" office:value="0.0649649" calcext:value-type="float">
            <text:p>0,0649649</text:p>
          </table:table-cell>
          <table:table-cell office:value-type="float" office:value="0.0399489" calcext:value-type="float">
            <text:p>0,0399489</text:p>
          </table:table-cell>
          <table:table-cell office:value-type="float" office:value="0.0355408" calcext:value-type="float">
            <text:p>0,0355408</text:p>
          </table:table-cell>
          <table:table-cell office:value-type="float" office:value="0.0519118" calcext:value-type="float">
            <text:p>0,0519118</text:p>
          </table:table-cell>
          <table:table-cell office:value-type="float" office:value="0.0428552" calcext:value-type="float">
            <text:p>0,0428552</text:p>
          </table:table-cell>
          <table:table-cell office:value-type="float" office:value="0.0385176" calcext:value-type="float">
            <text:p>0,0385176</text:p>
          </table:table-cell>
          <table:table-cell office:value-type="float" office:value="0.0410392" calcext:value-type="float">
            <text:p>0,0410392</text:p>
          </table:table-cell>
          <table:table-cell office:value-type="float" office:value="0.0429325" calcext:value-type="float">
            <text:p>0,0429325</text:p>
          </table:table-cell>
          <table:table-cell office:value-type="float" office:value="0.0544502" calcext:value-type="float">
            <text:p>0,0544502</text:p>
          </table:table-cell>
        </table:table-row>
        <table:table-row table:style-name="ro1">
          <table:table-cell office:value-type="string" calcext:value-type="string">
            <text:p>50_20_02</text:p>
          </table:table-cell>
          <table:table-cell office:value-type="float" office:value="0.329571" calcext:value-type="float">
            <text:p>0,329571</text:p>
          </table:table-cell>
          <table:table-cell office:value-type="float" office:value="0.324502" calcext:value-type="float">
            <text:p>0,324502</text:p>
          </table:table-cell>
          <table:table-cell office:value-type="float" office:value="0.0435597" calcext:value-type="float">
            <text:p>0,0435597</text:p>
          </table:table-cell>
          <table:table-cell office:value-type="float" office:value="0.0476089" calcext:value-type="float">
            <text:p>0,0476089</text:p>
          </table:table-cell>
          <table:table-cell office:value-type="float" office:value="0.0616638" calcext:value-type="float">
            <text:p>0,0616638</text:p>
          </table:table-cell>
          <table:table-cell office:value-type="float" office:value="0.0597887" calcext:value-type="float">
            <text:p>0,0597887</text:p>
          </table:table-cell>
          <table:table-cell office:value-type="float" office:value="0.38546" calcext:value-type="float">
            <text:p>0,38546</text:p>
          </table:table-cell>
          <table:table-cell office:value-type="float" office:value="0.38358" calcext:value-type="float">
            <text:p>0,38358</text:p>
          </table:table-cell>
          <table:table-cell office:value-type="float" office:value="0.0551144" calcext:value-type="float">
            <text:p>0,0551144</text:p>
          </table:table-cell>
          <table:table-cell office:value-type="float" office:value="0.0241603" calcext:value-type="float">
            <text:p>0,0241603</text:p>
          </table:table-cell>
          <table:table-cell office:value-type="float" office:value="0.0607142" calcext:value-type="float">
            <text:p>0,0607142</text:p>
          </table:table-cell>
          <table:table-cell office:value-type="float" office:value="0.0736894" calcext:value-type="float">
            <text:p>0,0736894</text:p>
          </table:table-cell>
          <table:table-cell office:value-type="float" office:value="0.0417246" calcext:value-type="float">
            <text:p>0,0417246</text:p>
          </table:table-cell>
          <table:table-cell office:value-type="float" office:value="0.041143" calcext:value-type="float">
            <text:p>0,041143</text:p>
          </table:table-cell>
          <table:table-cell office:value-type="float" office:value="0.0522574" calcext:value-type="float">
            <text:p>0,0522574</text:p>
          </table:table-cell>
          <table:table-cell office:value-type="float" office:value="0.0373508" calcext:value-type="float">
            <text:p>0,0373508</text:p>
          </table:table-cell>
          <table:table-cell office:value-type="float" office:value="0.0425345" calcext:value-type="float">
            <text:p>0,0425345</text:p>
          </table:table-cell>
          <table:table-cell office:value-type="float" office:value="0.0486662" calcext:value-type="float">
            <text:p>0,0486662</text:p>
          </table:table-cell>
          <table:table-cell office:value-type="float" office:value="0.0406191" calcext:value-type="float">
            <text:p>0,0406191</text:p>
          </table:table-cell>
          <table:table-cell office:value-type="float" office:value="0.0470433" calcext:value-type="float">
            <text:p>0,0470433</text:p>
          </table:table-cell>
        </table:table-row>
        <table:table-row table:style-name="ro1">
          <table:table-cell office:value-type="string" calcext:value-type="string">
            <text:p>50_20_03</text:p>
          </table:table-cell>
          <table:table-cell office:value-type="float" office:value="0.342579" calcext:value-type="float">
            <text:p>0,342579</text:p>
          </table:table-cell>
          <table:table-cell office:value-type="float" office:value="0.343784" calcext:value-type="float">
            <text:p>0,343784</text:p>
          </table:table-cell>
          <table:table-cell office:value-type="float" office:value="0.0386119" calcext:value-type="float">
            <text:p>0,0386119</text:p>
          </table:table-cell>
          <table:table-cell office:value-type="float" office:value="0.0394504" calcext:value-type="float">
            <text:p>0,0394504</text:p>
          </table:table-cell>
          <table:table-cell office:value-type="float" office:value="0.052903" calcext:value-type="float">
            <text:p>0,052903</text:p>
          </table:table-cell>
          <table:table-cell office:value-type="float" office:value="0.0553071" calcext:value-type="float">
            <text:p>0,0553071</text:p>
          </table:table-cell>
          <table:table-cell office:value-type="float" office:value="0.30396" calcext:value-type="float">
            <text:p>0,30396</text:p>
          </table:table-cell>
          <table:table-cell office:value-type="float" office:value="0.298737" calcext:value-type="float">
            <text:p>0,298737</text:p>
          </table:table-cell>
          <table:table-cell office:value-type="float" office:value="0.0320138" calcext:value-type="float">
            <text:p>0,0320138</text:p>
          </table:table-cell>
          <table:table-cell office:value-type="float" office:value="0.0309307" calcext:value-type="float">
            <text:p>0,0309307</text:p>
          </table:table-cell>
          <table:table-cell office:value-type="float" office:value="0.0471096" calcext:value-type="float">
            <text:p>0,0471096</text:p>
          </table:table-cell>
          <table:table-cell office:value-type="float" office:value="0.0428734" calcext:value-type="float">
            <text:p>0,0428734</text:p>
          </table:table-cell>
          <table:table-cell office:value-type="float" office:value="0.0338746" calcext:value-type="float">
            <text:p>0,0338746</text:p>
          </table:table-cell>
          <table:table-cell office:value-type="float" office:value="0.0297295" calcext:value-type="float">
            <text:p>0,0297295</text:p>
          </table:table-cell>
          <table:table-cell office:value-type="float" office:value="0.0262069" calcext:value-type="float">
            <text:p>0,0262069</text:p>
          </table:table-cell>
          <table:table-cell office:value-type="float" office:value="0.0335034" calcext:value-type="float">
            <text:p>0,0335034</text:p>
          </table:table-cell>
          <table:table-cell office:value-type="float" office:value="0.0381969" calcext:value-type="float">
            <text:p>0,0381969</text:p>
          </table:table-cell>
          <table:table-cell office:value-type="float" office:value="0.0393609" calcext:value-type="float">
            <text:p>0,0393609</text:p>
          </table:table-cell>
          <table:table-cell office:value-type="float" office:value="0.0223199" calcext:value-type="float">
            <text:p>0,0223199</text:p>
          </table:table-cell>
          <table:table-cell office:value-type="float" office:value="0.0343116" calcext:value-type="float">
            <text:p>0,0343116</text:p>
          </table:table-cell>
        </table:table-row>
        <table:table-row table:style-name="ro1">
          <table:table-cell office:value-type="string" calcext:value-type="string">
            <text:p>50_20_04</text:p>
          </table:table-cell>
          <table:table-cell office:value-type="float" office:value="0.324771" calcext:value-type="float">
            <text:p>0,324771</text:p>
          </table:table-cell>
          <table:table-cell office:value-type="float" office:value="0.330315" calcext:value-type="float">
            <text:p>0,330315</text:p>
          </table:table-cell>
          <table:table-cell office:value-type="float" office:value="0.0390252" calcext:value-type="float">
            <text:p>0,0390252</text:p>
          </table:table-cell>
          <table:table-cell office:value-type="float" office:value="0.0348864" calcext:value-type="float">
            <text:p>0,0348864</text:p>
          </table:table-cell>
          <table:table-cell office:value-type="float" office:value="0.0673621" calcext:value-type="float">
            <text:p>0,0673621</text:p>
          </table:table-cell>
          <table:table-cell office:value-type="float" office:value="0.0741951" calcext:value-type="float">
            <text:p>0,0741951</text:p>
          </table:table-cell>
          <table:table-cell office:value-type="float" office:value="0.374942" calcext:value-type="float">
            <text:p>0,374942</text:p>
          </table:table-cell>
          <table:table-cell office:value-type="float" office:value="0.371359" calcext:value-type="float">
            <text:p>0,371359</text:p>
          </table:table-cell>
          <table:table-cell office:value-type="float" office:value="0.0317947" calcext:value-type="float">
            <text:p>0,0317947</text:p>
          </table:table-cell>
          <table:table-cell office:value-type="float" office:value="0.0279319" calcext:value-type="float">
            <text:p>0,0279319</text:p>
          </table:table-cell>
          <table:table-cell office:value-type="float" office:value="0.0670771" calcext:value-type="float">
            <text:p>0,0670771</text:p>
          </table:table-cell>
          <table:table-cell office:value-type="float" office:value="0.0296075" calcext:value-type="float">
            <text:p>0,0296075</text:p>
          </table:table-cell>
          <table:table-cell office:value-type="float" office:value="0.0396882" calcext:value-type="float">
            <text:p>0,0396882</text:p>
          </table:table-cell>
          <table:table-cell office:value-type="float" office:value="0.0384641" calcext:value-type="float">
            <text:p>0,0384641</text:p>
          </table:table-cell>
          <table:table-cell office:value-type="float" office:value="0.0392442" calcext:value-type="float">
            <text:p>0,0392442</text:p>
          </table:table-cell>
          <table:table-cell office:value-type="float" office:value="0.0166001" calcext:value-type="float">
            <text:p>0,0166001</text:p>
          </table:table-cell>
          <table:table-cell office:value-type="float" office:value="0.0426239" calcext:value-type="float">
            <text:p>0,0426239</text:p>
          </table:table-cell>
          <table:table-cell office:value-type="float" office:value="0.0461417" calcext:value-type="float">
            <text:p>0,0461417</text:p>
          </table:table-cell>
          <table:table-cell office:value-type="float" office:value="0.0238816" calcext:value-type="float">
            <text:p>0,0238816</text:p>
          </table:table-cell>
          <table:table-cell office:value-type="float" office:value="0.0446986" calcext:value-type="float">
            <text:p>0,0446986</text:p>
          </table:table-cell>
        </table:table-row>
        <table:table-row table:style-name="ro1">
          <table:table-cell office:value-type="string" calcext:value-type="string">
            <text:p>50_20_05</text:p>
          </table:table-cell>
          <table:table-cell office:value-type="float" office:value="0.336275" calcext:value-type="float">
            <text:p>0,336275</text:p>
          </table:table-cell>
          <table:table-cell office:value-type="float" office:value="0.320677" calcext:value-type="float">
            <text:p>0,320677</text:p>
          </table:table-cell>
          <table:table-cell office:value-type="float" office:value="0.0480675" calcext:value-type="float">
            <text:p>0,0480675</text:p>
          </table:table-cell>
          <table:table-cell office:value-type="float" office:value="0.0533202" calcext:value-type="float">
            <text:p>0,0533202</text:p>
          </table:table-cell>
          <table:table-cell office:value-type="float" office:value="0.0566992" calcext:value-type="float">
            <text:p>0,0566992</text:p>
          </table:table-cell>
          <table:table-cell office:value-type="float" office:value="0.0725738" calcext:value-type="float">
            <text:p>0,0725738</text:p>
          </table:table-cell>
          <table:table-cell office:value-type="float" office:value="0.33585" calcext:value-type="float">
            <text:p>0,33585</text:p>
          </table:table-cell>
          <table:table-cell office:value-type="float" office:value="0.339876" calcext:value-type="float">
            <text:p>0,339876</text:p>
          </table:table-cell>
          <table:table-cell office:value-type="float" office:value="0.0322479" calcext:value-type="float">
            <text:p>0,0322479</text:p>
          </table:table-cell>
          <table:table-cell office:value-type="float" office:value="0.0380452" calcext:value-type="float">
            <text:p>0,0380452</text:p>
          </table:table-cell>
          <table:table-cell office:value-type="float" office:value="0.0487481" calcext:value-type="float">
            <text:p>0,0487481</text:p>
          </table:table-cell>
          <table:table-cell office:value-type="float" office:value="0.0721517" calcext:value-type="float">
            <text:p>0,0721517</text:p>
          </table:table-cell>
          <table:table-cell office:value-type="float" office:value="0.0397416" calcext:value-type="float">
            <text:p>0,0397416</text:p>
          </table:table-cell>
          <table:table-cell office:value-type="float" office:value="0.0396391" calcext:value-type="float">
            <text:p>0,0396391</text:p>
          </table:table-cell>
          <table:table-cell office:value-type="float" office:value="0.0290464" calcext:value-type="float">
            <text:p>0,0290464</text:p>
          </table:table-cell>
          <table:table-cell office:value-type="float" office:value="0.038654" calcext:value-type="float">
            <text:p>0,038654</text:p>
          </table:table-cell>
          <table:table-cell office:value-type="float" office:value="0.0460606" calcext:value-type="float">
            <text:p>0,0460606</text:p>
          </table:table-cell>
          <table:table-cell office:value-type="float" office:value="0.0496338" calcext:value-type="float">
            <text:p>0,0496338</text:p>
          </table:table-cell>
          <table:table-cell office:value-type="float" office:value="0.0461462" calcext:value-type="float">
            <text:p>0,0461462</text:p>
          </table:table-cell>
          <table:table-cell office:value-type="float" office:value="0.0395902" calcext:value-type="float">
            <text:p>0,0395902</text:p>
          </table:table-cell>
        </table:table-row>
        <table:table-row table:style-name="ro1">
          <table:table-cell office:value-type="string" calcext:value-type="string">
            <text:p>50_20_06</text:p>
          </table:table-cell>
          <table:table-cell office:value-type="float" office:value="0.297878" calcext:value-type="float">
            <text:p>0,297878</text:p>
          </table:table-cell>
          <table:table-cell office:value-type="float" office:value="0.301912" calcext:value-type="float">
            <text:p>0,301912</text:p>
          </table:table-cell>
          <table:table-cell office:value-type="float" office:value="0.0367235" calcext:value-type="float">
            <text:p>0,0367235</text:p>
          </table:table-cell>
          <table:table-cell office:value-type="float" office:value="0.0394345" calcext:value-type="float">
            <text:p>0,0394345</text:p>
          </table:table-cell>
          <table:table-cell office:value-type="float" office:value="0.0632806" calcext:value-type="float">
            <text:p>0,0632806</text:p>
          </table:table-cell>
          <table:table-cell office:value-type="float" office:value="0.0593461" calcext:value-type="float">
            <text:p>0,0593461</text:p>
          </table:table-cell>
          <table:table-cell table:number-columns-repeated="2" office:value-type="float" office:value="0.273208" calcext:value-type="float">
            <text:p>0,273208</text:p>
          </table:table-cell>
          <table:table-cell office:value-type="float" office:value="0.0534748" calcext:value-type="float">
            <text:p>0,0534748</text:p>
          </table:table-cell>
          <table:table-cell office:value-type="float" office:value="0.025556" calcext:value-type="float">
            <text:p>0,025556</text:p>
          </table:table-cell>
          <table:table-cell office:value-type="float" office:value="0.0296412" calcext:value-type="float">
            <text:p>0,0296412</text:p>
          </table:table-cell>
          <table:table-cell office:value-type="float" office:value="0.0369069" calcext:value-type="float">
            <text:p>0,0369069</text:p>
          </table:table-cell>
          <table:table-cell office:value-type="float" office:value="0.0367546" calcext:value-type="float">
            <text:p>0,0367546</text:p>
          </table:table-cell>
          <table:table-cell office:value-type="float" office:value="0.032102" calcext:value-type="float">
            <text:p>0,032102</text:p>
          </table:table-cell>
          <table:table-cell office:value-type="float" office:value="0.0136127" calcext:value-type="float">
            <text:p>0,0136127</text:p>
          </table:table-cell>
          <table:table-cell office:value-type="float" office:value="0.0274742" calcext:value-type="float">
            <text:p>0,0274742</text:p>
          </table:table-cell>
          <table:table-cell office:value-type="float" office:value="0.0425404" calcext:value-type="float">
            <text:p>0,0425404</text:p>
          </table:table-cell>
          <table:table-cell office:value-type="float" office:value="0.038393" calcext:value-type="float">
            <text:p>0,038393</text:p>
          </table:table-cell>
          <table:table-cell office:value-type="float" office:value="0.0265213" calcext:value-type="float">
            <text:p>0,0265213</text:p>
          </table:table-cell>
          <table:table-cell office:value-type="float" office:value="0.0170591" calcext:value-type="float">
            <text:p>0,0170591</text:p>
          </table:table-cell>
        </table:table-row>
        <table:table-row table:style-name="ro1">
          <table:table-cell office:value-type="string" calcext:value-type="string">
            <text:p>50_20_07</text:p>
          </table:table-cell>
          <table:table-cell office:value-type="float" office:value="0.346114" calcext:value-type="float">
            <text:p>0,346114</text:p>
          </table:table-cell>
          <table:table-cell office:value-type="float" office:value="0.324162" calcext:value-type="float">
            <text:p>0,324162</text:p>
          </table:table-cell>
          <table:table-cell office:value-type="float" office:value="0.0421844" calcext:value-type="float">
            <text:p>0,0421844</text:p>
          </table:table-cell>
          <table:table-cell office:value-type="float" office:value="0.0428441" calcext:value-type="float">
            <text:p>0,0428441</text:p>
          </table:table-cell>
          <table:table-cell office:value-type="float" office:value="0.0795596" calcext:value-type="float">
            <text:p>0,0795596</text:p>
          </table:table-cell>
          <table:table-cell office:value-type="float" office:value="0.0873933" calcext:value-type="float">
            <text:p>0,0873933</text:p>
          </table:table-cell>
          <table:table-cell office:value-type="float" office:value="0.132153" calcext:value-type="float">
            <text:p>0,132153</text:p>
          </table:table-cell>
          <table:table-cell office:value-type="float" office:value="0.132013" calcext:value-type="float">
            <text:p>0,132013</text:p>
          </table:table-cell>
          <table:table-cell office:value-type="float" office:value="0.0369242" calcext:value-type="float">
            <text:p>0,0369242</text:p>
          </table:table-cell>
          <table:table-cell office:value-type="float" office:value="0.0293504" calcext:value-type="float">
            <text:p>0,0293504</text:p>
          </table:table-cell>
          <table:table-cell office:value-type="float" office:value="0.0408172" calcext:value-type="float">
            <text:p>0,0408172</text:p>
          </table:table-cell>
          <table:table-cell office:value-type="float" office:value="0.0321521" calcext:value-type="float">
            <text:p>0,0321521</text:p>
          </table:table-cell>
          <table:table-cell office:value-type="float" office:value="0.0433889" calcext:value-type="float">
            <text:p>0,0433889</text:p>
          </table:table-cell>
          <table:table-cell office:value-type="float" office:value="0.0365969" calcext:value-type="float">
            <text:p>0,0365969</text:p>
          </table:table-cell>
          <table:table-cell office:value-type="float" office:value="0.0346531" calcext:value-type="float">
            <text:p>0,0346531</text:p>
          </table:table-cell>
          <table:table-cell office:value-type="float" office:value="0.0357621" calcext:value-type="float">
            <text:p>0,0357621</text:p>
          </table:table-cell>
          <table:table-cell office:value-type="float" office:value="0.055595" calcext:value-type="float">
            <text:p>0,055595</text:p>
          </table:table-cell>
          <table:table-cell office:value-type="float" office:value="0.0573743" calcext:value-type="float">
            <text:p>0,0573743</text:p>
          </table:table-cell>
          <table:table-cell office:value-type="float" office:value="0.0323219" calcext:value-type="float">
            <text:p>0,0323219</text:p>
          </table:table-cell>
          <table:table-cell office:value-type="float" office:value="0.0325766" calcext:value-type="float">
            <text:p>0,0325766</text:p>
          </table:table-cell>
        </table:table-row>
        <table:table-row table:style-name="ro1">
          <table:table-cell office:value-type="string" calcext:value-type="string">
            <text:p>50_20_08</text:p>
          </table:table-cell>
          <table:table-cell office:value-type="float" office:value="0.310896" calcext:value-type="float">
            <text:p>0,310896</text:p>
          </table:table-cell>
          <table:table-cell office:value-type="float" office:value="0.34178" calcext:value-type="float">
            <text:p>0,34178</text:p>
          </table:table-cell>
          <table:table-cell office:value-type="float" office:value="0.03829" calcext:value-type="float">
            <text:p>0,03829</text:p>
          </table:table-cell>
          <table:table-cell office:value-type="float" office:value="0.0460311" calcext:value-type="float">
            <text:p>0,0460311</text:p>
          </table:table-cell>
          <table:table-cell office:value-type="float" office:value="0.0608273" calcext:value-type="float">
            <text:p>0,0608273</text:p>
          </table:table-cell>
          <table:table-cell office:value-type="float" office:value="0.0617369" calcext:value-type="float">
            <text:p>0,0617369</text:p>
          </table:table-cell>
          <table:table-cell office:value-type="float" office:value="0.215363" calcext:value-type="float">
            <text:p>0,215363</text:p>
          </table:table-cell>
          <table:table-cell office:value-type="float" office:value="0.229109" calcext:value-type="float">
            <text:p>0,229109</text:p>
          </table:table-cell>
          <table:table-cell office:value-type="float" office:value="0.0203891" calcext:value-type="float">
            <text:p>0,0203891</text:p>
          </table:table-cell>
          <table:table-cell office:value-type="float" office:value="0.0468035" calcext:value-type="float">
            <text:p>0,0468035</text:p>
          </table:table-cell>
          <table:table-cell office:value-type="float" office:value="0.0405208" calcext:value-type="float">
            <text:p>0,0405208</text:p>
          </table:table-cell>
          <table:table-cell office:value-type="float" office:value="0.0229094" calcext:value-type="float">
            <text:p>0,0229094</text:p>
          </table:table-cell>
          <table:table-cell office:value-type="float" office:value="0.0324678" calcext:value-type="float">
            <text:p>0,0324678</text:p>
          </table:table-cell>
          <table:table-cell office:value-type="float" office:value="0.0426839" calcext:value-type="float">
            <text:p>0,0426839</text:p>
          </table:table-cell>
          <table:table-cell office:value-type="float" office:value="0.0220561" calcext:value-type="float">
            <text:p>0,0220561</text:p>
          </table:table-cell>
          <table:table-cell office:value-type="float" office:value="0.021045" calcext:value-type="float">
            <text:p>0,021045</text:p>
          </table:table-cell>
          <table:table-cell office:value-type="float" office:value="0.0417725" calcext:value-type="float">
            <text:p>0,0417725</text:p>
          </table:table-cell>
          <table:table-cell office:value-type="float" office:value="0.0481792" calcext:value-type="float">
            <text:p>0,0481792</text:p>
          </table:table-cell>
          <table:table-cell office:value-type="float" office:value="0.0290755" calcext:value-type="float">
            <text:p>0,0290755</text:p>
          </table:table-cell>
          <table:table-cell office:value-type="float" office:value="0.0289496" calcext:value-type="float">
            <text:p>0,0289496</text:p>
          </table:table-cell>
        </table:table-row>
        <table:table-row table:style-name="ro1">
          <table:table-cell office:value-type="string" calcext:value-type="string">
            <text:p>50_20_09</text:p>
          </table:table-cell>
          <table:table-cell office:value-type="float" office:value="0.321058" calcext:value-type="float">
            <text:p>0,321058</text:p>
          </table:table-cell>
          <table:table-cell office:value-type="float" office:value="0.3379" calcext:value-type="float">
            <text:p>0,3379</text:p>
          </table:table-cell>
          <table:table-cell office:value-type="float" office:value="0.0435582" calcext:value-type="float">
            <text:p>0,0435582</text:p>
          </table:table-cell>
          <table:table-cell office:value-type="float" office:value="0.0438951" calcext:value-type="float">
            <text:p>0,0438951</text:p>
          </table:table-cell>
          <table:table-cell office:value-type="float" office:value="0.0653809" calcext:value-type="float">
            <text:p>0,0653809</text:p>
          </table:table-cell>
          <table:table-cell office:value-type="float" office:value="0.0659186" calcext:value-type="float">
            <text:p>0,0659186</text:p>
          </table:table-cell>
          <table:table-cell office:value-type="float" office:value="0.0376748" calcext:value-type="float">
            <text:p>0,0376748</text:p>
          </table:table-cell>
          <table:table-cell office:value-type="float" office:value="0.0375927" calcext:value-type="float">
            <text:p>0,0375927</text:p>
          </table:table-cell>
          <table:table-cell office:value-type="float" office:value="0.0307037" calcext:value-type="float">
            <text:p>0,0307037</text:p>
          </table:table-cell>
          <table:table-cell office:value-type="float" office:value="0.031952" calcext:value-type="float">
            <text:p>0,031952</text:p>
          </table:table-cell>
          <table:table-cell office:value-type="float" office:value="0.0308783" calcext:value-type="float">
            <text:p>0,0308783</text:p>
          </table:table-cell>
          <table:table-cell office:value-type="float" office:value="0.030695" calcext:value-type="float">
            <text:p>0,030695</text:p>
          </table:table-cell>
          <table:table-cell office:value-type="float" office:value="0.0345166" calcext:value-type="float">
            <text:p>0,0345166</text:p>
          </table:table-cell>
          <table:table-cell office:value-type="float" office:value="0.0386297" calcext:value-type="float">
            <text:p>0,0386297</text:p>
          </table:table-cell>
          <table:table-cell office:value-type="float" office:value="0.0246894" calcext:value-type="float">
            <text:p>0,0246894</text:p>
          </table:table-cell>
          <table:table-cell office:value-type="float" office:value="0.0297767" calcext:value-type="float">
            <text:p>0,0297767</text:p>
          </table:table-cell>
          <table:table-cell office:value-type="float" office:value="0.055861" calcext:value-type="float">
            <text:p>0,055861</text:p>
          </table:table-cell>
          <table:table-cell office:value-type="float" office:value="0.0437799" calcext:value-type="float">
            <text:p>0,0437799</text:p>
          </table:table-cell>
          <table:table-cell office:value-type="float" office:value="0.0276643" calcext:value-type="float">
            <text:p>0,0276643</text:p>
          </table:table-cell>
          <table:table-cell office:value-type="float" office:value="0.0252411" calcext:value-type="float">
            <text:p>0,0252411</text:p>
          </table:table-cell>
        </table:table-row>
        <table:table-row table:style-name="ro1">
          <table:table-cell office:value-type="string" calcext:value-type="string">
            <text:p>50_20_10</text:p>
          </table:table-cell>
          <table:table-cell office:value-type="float" office:value="0.333101" calcext:value-type="float">
            <text:p>0,333101</text:p>
          </table:table-cell>
          <table:table-cell office:value-type="float" office:value="0.352995" calcext:value-type="float">
            <text:p>0,352995</text:p>
          </table:table-cell>
          <table:table-cell office:value-type="float" office:value="0.0355402" calcext:value-type="float">
            <text:p>0,0355402</text:p>
          </table:table-cell>
          <table:table-cell office:value-type="float" office:value="0.0379603" calcext:value-type="float">
            <text:p>0,0379603</text:p>
          </table:table-cell>
          <table:table-cell office:value-type="float" office:value="0.0638332" calcext:value-type="float">
            <text:p>0,0638332</text:p>
          </table:table-cell>
          <table:table-cell office:value-type="float" office:value="0.0550979" calcext:value-type="float">
            <text:p>0,0550979</text:p>
          </table:table-cell>
          <table:table-cell office:value-type="float" office:value="0.310209" calcext:value-type="float">
            <text:p>0,310209</text:p>
          </table:table-cell>
          <table:table-cell office:value-type="float" office:value="0.309567" calcext:value-type="float">
            <text:p>0,309567</text:p>
          </table:table-cell>
          <table:table-cell office:value-type="float" office:value="0.0314871" calcext:value-type="float">
            <text:p>0,0314871</text:p>
          </table:table-cell>
          <table:table-cell office:value-type="float" office:value="0.055008" calcext:value-type="float">
            <text:p>0,055008</text:p>
          </table:table-cell>
          <table:table-cell office:value-type="float" office:value="0.0421615" calcext:value-type="float">
            <text:p>0,0421615</text:p>
          </table:table-cell>
          <table:table-cell office:value-type="float" office:value="0.0764433" calcext:value-type="float">
            <text:p>0,0764433</text:p>
          </table:table-cell>
          <table:table-cell office:value-type="float" office:value="0.030312" calcext:value-type="float">
            <text:p>0,030312</text:p>
          </table:table-cell>
          <table:table-cell office:value-type="float" office:value="0.025708" calcext:value-type="float">
            <text:p>0,025708</text:p>
          </table:table-cell>
          <table:table-cell office:value-type="float" office:value="0.00730378" calcext:value-type="float">
            <text:p>0,00730378</text:p>
          </table:table-cell>
          <table:table-cell office:value-type="float" office:value="0.0353254" calcext:value-type="float">
            <text:p>0,0353254</text:p>
          </table:table-cell>
          <table:table-cell office:value-type="float" office:value="0.0396531" calcext:value-type="float">
            <text:p>0,0396531</text:p>
          </table:table-cell>
          <table:table-cell office:value-type="float" office:value="0.0439209" calcext:value-type="float">
            <text:p>0,0439209</text:p>
          </table:table-cell>
          <table:table-cell office:value-type="float" office:value="0.0386827" calcext:value-type="float">
            <text:p>0,0386827</text:p>
          </table:table-cell>
          <table:table-cell office:value-type="float" office:value="0.0305817" calcext:value-type="float">
            <text:p>0,0305817</text:p>
          </table:table-cell>
        </table:table-row>
        <table:table-row table:style-name="ro1">
          <table:table-cell office:value-type="string" calcext:value-type="string">
            <text:p>50_20_11</text:p>
          </table:table-cell>
          <table:table-cell office:value-type="float" office:value="0.28671" calcext:value-type="float">
            <text:p>0,28671</text:p>
          </table:table-cell>
          <table:table-cell office:value-type="float" office:value="0.283204" calcext:value-type="float">
            <text:p>0,283204</text:p>
          </table:table-cell>
          <table:table-cell office:value-type="float" office:value="0.0416087" calcext:value-type="float">
            <text:p>0,0416087</text:p>
          </table:table-cell>
          <table:table-cell office:value-type="float" office:value="0.0380971" calcext:value-type="float">
            <text:p>0,0380971</text:p>
          </table:table-cell>
          <table:table-cell office:value-type="float" office:value="0.0559764" calcext:value-type="float">
            <text:p>0,0559764</text:p>
          </table:table-cell>
          <table:table-cell office:value-type="float" office:value="0.0549239" calcext:value-type="float">
            <text:p>0,0549239</text:p>
          </table:table-cell>
          <table:table-cell office:value-type="float" office:value="0.195278" calcext:value-type="float">
            <text:p>0,195278</text:p>
          </table:table-cell>
          <table:table-cell office:value-type="float" office:value="0.189764" calcext:value-type="float">
            <text:p>0,189764</text:p>
          </table:table-cell>
          <table:table-cell office:value-type="float" office:value="0.033523" calcext:value-type="float">
            <text:p>0,033523</text:p>
          </table:table-cell>
          <table:table-cell office:value-type="float" office:value="0.0453405" calcext:value-type="float">
            <text:p>0,0453405</text:p>
          </table:table-cell>
          <table:table-cell office:value-type="float" office:value="0.0458287" calcext:value-type="float">
            <text:p>0,0458287</text:p>
          </table:table-cell>
          <table:table-cell office:value-type="float" office:value="0.0524863" calcext:value-type="float">
            <text:p>0,0524863</text:p>
          </table:table-cell>
          <table:table-cell office:value-type="float" office:value="0.0273635" calcext:value-type="float">
            <text:p>0,0273635</text:p>
          </table:table-cell>
          <table:table-cell office:value-type="float" office:value="0.0341982" calcext:value-type="float">
            <text:p>0,0341982</text:p>
          </table:table-cell>
          <table:table-cell office:value-type="float" office:value="0.0265294" calcext:value-type="float">
            <text:p>0,0265294</text:p>
          </table:table-cell>
          <table:table-cell office:value-type="float" office:value="0.0341882" calcext:value-type="float">
            <text:p>0,0341882</text:p>
          </table:table-cell>
          <table:table-cell office:value-type="float" office:value="0.0374699" calcext:value-type="float">
            <text:p>0,0374699</text:p>
          </table:table-cell>
          <table:table-cell office:value-type="float" office:value="0.0439355" calcext:value-type="float">
            <text:p>0,0439355</text:p>
          </table:table-cell>
          <table:table-cell office:value-type="float" office:value="0.0293742" calcext:value-type="float">
            <text:p>0,0293742</text:p>
          </table:table-cell>
          <table:table-cell office:value-type="float" office:value="0.0438296" calcext:value-type="float">
            <text:p>0,0438296</text:p>
          </table:table-cell>
        </table:table-row>
        <table:table-row table:style-name="ro1">
          <table:table-cell office:value-type="string" calcext:value-type="string">
            <text:p>50_20_12</text:p>
          </table:table-cell>
          <table:table-cell office:value-type="float" office:value="0.355511" calcext:value-type="float">
            <text:p>0,355511</text:p>
          </table:table-cell>
          <table:table-cell office:value-type="float" office:value="0.336991" calcext:value-type="float">
            <text:p>0,336991</text:p>
          </table:table-cell>
          <table:table-cell office:value-type="float" office:value="0.0416091" calcext:value-type="float">
            <text:p>0,0416091</text:p>
          </table:table-cell>
          <table:table-cell office:value-type="float" office:value="0.0372647" calcext:value-type="float">
            <text:p>0,0372647</text:p>
          </table:table-cell>
          <table:table-cell office:value-type="float" office:value="0.0577047" calcext:value-type="float">
            <text:p>0,0577047</text:p>
          </table:table-cell>
          <table:table-cell office:value-type="float" office:value="0.0714602" calcext:value-type="float">
            <text:p>0,0714602</text:p>
          </table:table-cell>
          <table:table-cell office:value-type="float" office:value="0.353008" calcext:value-type="float">
            <text:p>0,353008</text:p>
          </table:table-cell>
          <table:table-cell office:value-type="float" office:value="0.356129" calcext:value-type="float">
            <text:p>0,356129</text:p>
          </table:table-cell>
          <table:table-cell office:value-type="float" office:value="0.0733123" calcext:value-type="float">
            <text:p>0,0733123</text:p>
          </table:table-cell>
          <table:table-cell office:value-type="float" office:value="0.0417529" calcext:value-type="float">
            <text:p>0,0417529</text:p>
          </table:table-cell>
          <table:table-cell office:value-type="float" office:value="0.0643736" calcext:value-type="float">
            <text:p>0,0643736</text:p>
          </table:table-cell>
          <table:table-cell office:value-type="float" office:value="0.0716622" calcext:value-type="float">
            <text:p>0,0716622</text:p>
          </table:table-cell>
          <table:table-cell office:value-type="float" office:value="0.0371808" calcext:value-type="float">
            <text:p>0,0371808</text:p>
          </table:table-cell>
          <table:table-cell office:value-type="float" office:value="0.0290278" calcext:value-type="float">
            <text:p>0,0290278</text:p>
          </table:table-cell>
          <table:table-cell office:value-type="float" office:value="0.0284886" calcext:value-type="float">
            <text:p>0,0284886</text:p>
          </table:table-cell>
          <table:table-cell office:value-type="float" office:value="0.0299196" calcext:value-type="float">
            <text:p>0,0299196</text:p>
          </table:table-cell>
          <table:table-cell office:value-type="float" office:value="0.0377406" calcext:value-type="float">
            <text:p>0,0377406</text:p>
          </table:table-cell>
          <table:table-cell office:value-type="float" office:value="0.0402945" calcext:value-type="float">
            <text:p>0,0402945</text:p>
          </table:table-cell>
          <table:table-cell office:value-type="float" office:value="0.0500566" calcext:value-type="float">
            <text:p>0,0500566</text:p>
          </table:table-cell>
          <table:table-cell office:value-type="float" office:value="0.0389354" calcext:value-type="float">
            <text:p>0,0389354</text:p>
          </table:table-cell>
        </table:table-row>
        <table:table-row table:style-name="ro1">
          <table:table-cell office:value-type="string" calcext:value-type="string">
            <text:p>50_20_13</text:p>
          </table:table-cell>
          <table:table-cell office:value-type="float" office:value="0.301126" calcext:value-type="float">
            <text:p>0,301126</text:p>
          </table:table-cell>
          <table:table-cell office:value-type="float" office:value="0.309076" calcext:value-type="float">
            <text:p>0,309076</text:p>
          </table:table-cell>
          <table:table-cell office:value-type="float" office:value="0.042314" calcext:value-type="float">
            <text:p>0,042314</text:p>
          </table:table-cell>
          <table:table-cell office:value-type="float" office:value="0.0428992" calcext:value-type="float">
            <text:p>0,0428992</text:p>
          </table:table-cell>
          <table:table-cell office:value-type="float" office:value="0.0774443" calcext:value-type="float">
            <text:p>0,0774443</text:p>
          </table:table-cell>
          <table:table-cell office:value-type="float" office:value="0.0699327" calcext:value-type="float">
            <text:p>0,0699327</text:p>
          </table:table-cell>
          <table:table-cell office:value-type="float" office:value="0.271978" calcext:value-type="float">
            <text:p>0,271978</text:p>
          </table:table-cell>
          <table:table-cell office:value-type="float" office:value="0.278553" calcext:value-type="float">
            <text:p>0,278553</text:p>
          </table:table-cell>
          <table:table-cell office:value-type="float" office:value="0.0790495" calcext:value-type="float">
            <text:p>0,0790495</text:p>
          </table:table-cell>
          <table:table-cell office:value-type="float" office:value="0.0627436" calcext:value-type="float">
            <text:p>0,0627436</text:p>
          </table:table-cell>
          <table:table-cell office:value-type="float" office:value="0.0635788" calcext:value-type="float">
            <text:p>0,0635788</text:p>
          </table:table-cell>
          <table:table-cell office:value-type="float" office:value="0.0531285" calcext:value-type="float">
            <text:p>0,0531285</text:p>
          </table:table-cell>
          <table:table-cell office:value-type="float" office:value="0.033391" calcext:value-type="float">
            <text:p>0,033391</text:p>
          </table:table-cell>
          <table:table-cell office:value-type="float" office:value="0.0404841" calcext:value-type="float">
            <text:p>0,0404841</text:p>
          </table:table-cell>
          <table:table-cell office:value-type="float" office:value="0.0419353" calcext:value-type="float">
            <text:p>0,0419353</text:p>
          </table:table-cell>
          <table:table-cell office:value-type="float" office:value="0.0453741" calcext:value-type="float">
            <text:p>0,0453741</text:p>
          </table:table-cell>
          <table:table-cell office:value-type="float" office:value="0.0394079" calcext:value-type="float">
            <text:p>0,0394079</text:p>
          </table:table-cell>
          <table:table-cell office:value-type="float" office:value="0.0441439" calcext:value-type="float">
            <text:p>0,0441439</text:p>
          </table:table-cell>
          <table:table-cell office:value-type="float" office:value="0.0414915" calcext:value-type="float">
            <text:p>0,0414915</text:p>
          </table:table-cell>
          <table:table-cell office:value-type="float" office:value="0.0428412" calcext:value-type="float">
            <text:p>0,0428412</text:p>
          </table:table-cell>
        </table:table-row>
        <table:table-row table:style-name="ro1">
          <table:table-cell office:value-type="string" calcext:value-type="string">
            <text:p>50_20_14</text:p>
          </table:table-cell>
          <table:table-cell office:value-type="float" office:value="0.381287" calcext:value-type="float">
            <text:p>0,381287</text:p>
          </table:table-cell>
          <table:table-cell office:value-type="float" office:value="0.371353" calcext:value-type="float">
            <text:p>0,371353</text:p>
          </table:table-cell>
          <table:table-cell office:value-type="float" office:value="0.0368284" calcext:value-type="float">
            <text:p>0,0368284</text:p>
          </table:table-cell>
          <table:table-cell office:value-type="float" office:value="0.0418323" calcext:value-type="float">
            <text:p>0,0418323</text:p>
          </table:table-cell>
          <table:table-cell office:value-type="float" office:value="0.0701348" calcext:value-type="float">
            <text:p>0,0701348</text:p>
          </table:table-cell>
          <table:table-cell office:value-type="float" office:value="0.0637713" calcext:value-type="float">
            <text:p>0,0637713</text:p>
          </table:table-cell>
          <table:table-cell office:value-type="float" office:value="0.389724" calcext:value-type="float">
            <text:p>0,389724</text:p>
          </table:table-cell>
          <table:table-cell office:value-type="float" office:value="0.390492" calcext:value-type="float">
            <text:p>0,390492</text:p>
          </table:table-cell>
          <table:table-cell office:value-type="float" office:value="0.0445184" calcext:value-type="float">
            <text:p>0,0445184</text:p>
          </table:table-cell>
          <table:table-cell office:value-type="float" office:value="0.0459653" calcext:value-type="float">
            <text:p>0,0459653</text:p>
          </table:table-cell>
          <table:table-cell office:value-type="float" office:value="0.0735469" calcext:value-type="float">
            <text:p>0,0735469</text:p>
          </table:table-cell>
          <table:table-cell office:value-type="float" office:value="0.062265" calcext:value-type="float">
            <text:p>0,062265</text:p>
          </table:table-cell>
          <table:table-cell office:value-type="float" office:value="0.0337985" calcext:value-type="float">
            <text:p>0,0337985</text:p>
          </table:table-cell>
          <table:table-cell office:value-type="float" office:value="0.0413244" calcext:value-type="float">
            <text:p>0,0413244</text:p>
          </table:table-cell>
          <table:table-cell office:value-type="float" office:value="0.0193209" calcext:value-type="float">
            <text:p>0,0193209</text:p>
          </table:table-cell>
          <table:table-cell office:value-type="float" office:value="0.0234434" calcext:value-type="float">
            <text:p>0,0234434</text:p>
          </table:table-cell>
          <table:table-cell office:value-type="float" office:value="0.0433106" calcext:value-type="float">
            <text:p>0,0433106</text:p>
          </table:table-cell>
          <table:table-cell office:value-type="float" office:value="0.048791" calcext:value-type="float">
            <text:p>0,048791</text:p>
          </table:table-cell>
          <table:table-cell office:value-type="float" office:value="0.0313149" calcext:value-type="float">
            <text:p>0,0313149</text:p>
          </table:table-cell>
          <table:table-cell office:value-type="float" office:value="0.0731333" calcext:value-type="float">
            <text:p>0,0731333</text:p>
          </table:table-cell>
        </table:table-row>
        <table:table-row table:style-name="ro1">
          <table:table-cell office:value-type="string" calcext:value-type="string">
            <text:p>50_20_15</text:p>
          </table:table-cell>
          <table:table-cell office:value-type="float" office:value="0.274558" calcext:value-type="float">
            <text:p>0,274558</text:p>
          </table:table-cell>
          <table:table-cell office:value-type="float" office:value="0.295269" calcext:value-type="float">
            <text:p>0,295269</text:p>
          </table:table-cell>
          <table:table-cell office:value-type="float" office:value="0.0418061" calcext:value-type="float">
            <text:p>0,0418061</text:p>
          </table:table-cell>
          <table:table-cell office:value-type="float" office:value="0.0392144" calcext:value-type="float">
            <text:p>0,0392144</text:p>
          </table:table-cell>
          <table:table-cell office:value-type="float" office:value="0.0667671" calcext:value-type="float">
            <text:p>0,0667671</text:p>
          </table:table-cell>
          <table:table-cell office:value-type="float" office:value="0.0591013" calcext:value-type="float">
            <text:p>0,0591013</text:p>
          </table:table-cell>
          <table:table-cell table:number-columns-repeated="2" office:value-type="float" office:value="0.280667" calcext:value-type="float">
            <text:p>0,280667</text:p>
          </table:table-cell>
          <table:table-cell office:value-type="float" office:value="0.0290929" calcext:value-type="float">
            <text:p>0,0290929</text:p>
          </table:table-cell>
          <table:table-cell office:value-type="float" office:value="0.042703" calcext:value-type="float">
            <text:p>0,042703</text:p>
          </table:table-cell>
          <table:table-cell office:value-type="float" office:value="0.0457398" calcext:value-type="float">
            <text:p>0,0457398</text:p>
          </table:table-cell>
          <table:table-cell office:value-type="float" office:value="0.0512406" calcext:value-type="float">
            <text:p>0,0512406</text:p>
          </table:table-cell>
          <table:table-cell office:value-type="float" office:value="0.0310547" calcext:value-type="float">
            <text:p>0,0310547</text:p>
          </table:table-cell>
          <table:table-cell office:value-type="float" office:value="0.0363993" calcext:value-type="float">
            <text:p>0,0363993</text:p>
          </table:table-cell>
          <table:table-cell office:value-type="float" office:value="0.0305777" calcext:value-type="float">
            <text:p>0,0305777</text:p>
          </table:table-cell>
          <table:table-cell office:value-type="float" office:value="0.0264727" calcext:value-type="float">
            <text:p>0,0264727</text:p>
          </table:table-cell>
          <table:table-cell office:value-type="float" office:value="0.0389641" calcext:value-type="float">
            <text:p>0,0389641</text:p>
          </table:table-cell>
          <table:table-cell office:value-type="float" office:value="0.0404876" calcext:value-type="float">
            <text:p>0,0404876</text:p>
          </table:table-cell>
          <table:table-cell office:value-type="float" office:value="0.0511566" calcext:value-type="float">
            <text:p>0,0511566</text:p>
          </table:table-cell>
          <table:table-cell office:value-type="float" office:value="0.046074" calcext:value-type="float">
            <text:p>0,046074</text:p>
          </table:table-cell>
        </table:table-row>
        <table:table-row table:style-name="ro1">
          <table:table-cell office:value-type="string" calcext:value-type="string">
            <text:p>50_20_16</text:p>
          </table:table-cell>
          <table:table-cell office:value-type="float" office:value="0.304632" calcext:value-type="float">
            <text:p>0,304632</text:p>
          </table:table-cell>
          <table:table-cell office:value-type="float" office:value="0.312459" calcext:value-type="float">
            <text:p>0,312459</text:p>
          </table:table-cell>
          <table:table-cell office:value-type="float" office:value="0.0413919" calcext:value-type="float">
            <text:p>0,0413919</text:p>
          </table:table-cell>
          <table:table-cell office:value-type="float" office:value="0.0317755" calcext:value-type="float">
            <text:p>0,0317755</text:p>
          </table:table-cell>
          <table:table-cell office:value-type="float" office:value="0.06032" calcext:value-type="float">
            <text:p>0,06032</text:p>
          </table:table-cell>
          <table:table-cell office:value-type="float" office:value="0.0569549" calcext:value-type="float">
            <text:p>0,0569549</text:p>
          </table:table-cell>
          <table:table-cell office:value-type="float" office:value="0.426157" calcext:value-type="float">
            <text:p>0,426157</text:p>
          </table:table-cell>
          <table:table-cell office:value-type="float" office:value="0.422797" calcext:value-type="float">
            <text:p>0,422797</text:p>
          </table:table-cell>
          <table:table-cell office:value-type="float" office:value="0.0599173" calcext:value-type="float">
            <text:p>0,0599173</text:p>
          </table:table-cell>
          <table:table-cell office:value-type="float" office:value="0.0432096" calcext:value-type="float">
            <text:p>0,0432096</text:p>
          </table:table-cell>
          <table:table-cell office:value-type="float" office:value="0.0530419" calcext:value-type="float">
            <text:p>0,0530419</text:p>
          </table:table-cell>
          <table:table-cell office:value-type="float" office:value="0.0255132" calcext:value-type="float">
            <text:p>0,0255132</text:p>
          </table:table-cell>
          <table:table-cell office:value-type="float" office:value="0.0254117" calcext:value-type="float">
            <text:p>0,0254117</text:p>
          </table:table-cell>
          <table:table-cell office:value-type="float" office:value="0.0248384" calcext:value-type="float">
            <text:p>0,0248384</text:p>
          </table:table-cell>
          <table:table-cell office:value-type="float" office:value="0.0256203" calcext:value-type="float">
            <text:p>0,0256203</text:p>
          </table:table-cell>
          <table:table-cell office:value-type="float" office:value="0.0321873" calcext:value-type="float">
            <text:p>0,0321873</text:p>
          </table:table-cell>
          <table:table-cell office:value-type="float" office:value="0.0369057" calcext:value-type="float">
            <text:p>0,0369057</text:p>
          </table:table-cell>
          <table:table-cell office:value-type="float" office:value="0.0304095" calcext:value-type="float">
            <text:p>0,0304095</text:p>
          </table:table-cell>
          <table:table-cell office:value-type="float" office:value="0.050417" calcext:value-type="float">
            <text:p>0,050417</text:p>
          </table:table-cell>
          <table:table-cell office:value-type="float" office:value="0.0263586" calcext:value-type="float">
            <text:p>0,0263586</text:p>
          </table:table-cell>
        </table:table-row>
        <table:table-row table:style-name="ro1">
          <table:table-cell office:value-type="string" calcext:value-type="string">
            <text:p>50_20_17</text:p>
          </table:table-cell>
          <table:table-cell office:value-type="float" office:value="0.314074" calcext:value-type="float">
            <text:p>0,314074</text:p>
          </table:table-cell>
          <table:table-cell office:value-type="float" office:value="0.320126" calcext:value-type="float">
            <text:p>0,320126</text:p>
          </table:table-cell>
          <table:table-cell office:value-type="float" office:value="0.0472663" calcext:value-type="float">
            <text:p>0,0472663</text:p>
          </table:table-cell>
          <table:table-cell office:value-type="float" office:value="0.0386068" calcext:value-type="float">
            <text:p>0,0386068</text:p>
          </table:table-cell>
          <table:table-cell office:value-type="float" office:value="0.0705417" calcext:value-type="float">
            <text:p>0,0705417</text:p>
          </table:table-cell>
          <table:table-cell office:value-type="float" office:value="0.069432" calcext:value-type="float">
            <text:p>0,069432</text:p>
          </table:table-cell>
          <table:table-cell office:value-type="float" office:value="0.327931" calcext:value-type="float">
            <text:p>0,327931</text:p>
          </table:table-cell>
          <table:table-cell office:value-type="float" office:value="0.327626" calcext:value-type="float">
            <text:p>0,327626</text:p>
          </table:table-cell>
          <table:table-cell office:value-type="float" office:value="0.0291854" calcext:value-type="float">
            <text:p>0,0291854</text:p>
          </table:table-cell>
          <table:table-cell office:value-type="float" office:value="0.0459263" calcext:value-type="float">
            <text:p>0,0459263</text:p>
          </table:table-cell>
          <table:table-cell office:value-type="float" office:value="0.0491611" calcext:value-type="float">
            <text:p>0,0491611</text:p>
          </table:table-cell>
          <table:table-cell office:value-type="float" office:value="0.0552025" calcext:value-type="float">
            <text:p>0,0552025</text:p>
          </table:table-cell>
          <table:table-cell office:value-type="float" office:value="0.0354463" calcext:value-type="float">
            <text:p>0,0354463</text:p>
          </table:table-cell>
          <table:table-cell office:value-type="float" office:value="0.0306073" calcext:value-type="float">
            <text:p>0,0306073</text:p>
          </table:table-cell>
          <table:table-cell office:value-type="float" office:value="0.0419467" calcext:value-type="float">
            <text:p>0,0419467</text:p>
          </table:table-cell>
          <table:table-cell office:value-type="float" office:value="0.0547636" calcext:value-type="float">
            <text:p>0,0547636</text:p>
          </table:table-cell>
          <table:table-cell office:value-type="float" office:value="0.0436637" calcext:value-type="float">
            <text:p>0,0436637</text:p>
          </table:table-cell>
          <table:table-cell office:value-type="float" office:value="0.0429342" calcext:value-type="float">
            <text:p>0,0429342</text:p>
          </table:table-cell>
          <table:table-cell office:value-type="float" office:value="0.0303461" calcext:value-type="float">
            <text:p>0,0303461</text:p>
          </table:table-cell>
          <table:table-cell office:value-type="float" office:value="0.0443839" calcext:value-type="float">
            <text:p>0,0443839</text:p>
          </table:table-cell>
        </table:table-row>
        <table:table-row table:style-name="ro1">
          <table:table-cell office:value-type="string" calcext:value-type="string">
            <text:p>50_20_18</text:p>
          </table:table-cell>
          <table:table-cell office:value-type="float" office:value="0.303482" calcext:value-type="float">
            <text:p>0,303482</text:p>
          </table:table-cell>
          <table:table-cell office:value-type="float" office:value="0.300613" calcext:value-type="float">
            <text:p>0,300613</text:p>
          </table:table-cell>
          <table:table-cell office:value-type="float" office:value="0.0326459" calcext:value-type="float">
            <text:p>0,0326459</text:p>
          </table:table-cell>
          <table:table-cell office:value-type="float" office:value="0.0340265" calcext:value-type="float">
            <text:p>0,0340265</text:p>
          </table:table-cell>
          <table:table-cell office:value-type="float" office:value="0.0514975" calcext:value-type="float">
            <text:p>0,0514975</text:p>
          </table:table-cell>
          <table:table-cell office:value-type="float" office:value="0.0545839" calcext:value-type="float">
            <text:p>0,0545839</text:p>
          </table:table-cell>
          <table:table-cell office:value-type="float" office:value="0.242874" calcext:value-type="float">
            <text:p>0,242874</text:p>
          </table:table-cell>
          <table:table-cell office:value-type="float" office:value="0.249839" calcext:value-type="float">
            <text:p>0,249839</text:p>
          </table:table-cell>
          <table:table-cell office:value-type="float" office:value="0.0228298" calcext:value-type="float">
            <text:p>0,0228298</text:p>
          </table:table-cell>
          <table:table-cell office:value-type="float" office:value="0.0470766" calcext:value-type="float">
            <text:p>0,0470766</text:p>
          </table:table-cell>
          <table:table-cell office:value-type="float" office:value="0.0502328" calcext:value-type="float">
            <text:p>0,0502328</text:p>
          </table:table-cell>
          <table:table-cell office:value-type="float" office:value="0.0349214" calcext:value-type="float">
            <text:p>0,0349214</text:p>
          </table:table-cell>
          <table:table-cell office:value-type="float" office:value="0.0362369" calcext:value-type="float">
            <text:p>0,0362369</text:p>
          </table:table-cell>
          <table:table-cell office:value-type="float" office:value="0.0275125" calcext:value-type="float">
            <text:p>0,0275125</text:p>
          </table:table-cell>
          <table:table-cell office:value-type="float" office:value="0.0379618" calcext:value-type="float">
            <text:p>0,0379618</text:p>
          </table:table-cell>
          <table:table-cell office:value-type="float" office:value="0.0189452" calcext:value-type="float">
            <text:p>0,0189452</text:p>
          </table:table-cell>
          <table:table-cell office:value-type="float" office:value="0.0396216" calcext:value-type="float">
            <text:p>0,0396216</text:p>
          </table:table-cell>
          <table:table-cell office:value-type="float" office:value="0.0396486" calcext:value-type="float">
            <text:p>0,0396486</text:p>
          </table:table-cell>
          <table:table-cell office:value-type="float" office:value="0.0259241" calcext:value-type="float">
            <text:p>0,0259241</text:p>
          </table:table-cell>
          <table:table-cell office:value-type="float" office:value="0.0284614" calcext:value-type="float">
            <text:p>0,0284614</text:p>
          </table:table-cell>
        </table:table-row>
        <table:table-row table:style-name="ro1">
          <table:table-cell office:value-type="string" calcext:value-type="string">
            <text:p>50_20_19</text:p>
          </table:table-cell>
          <table:table-cell office:value-type="float" office:value="0.365693" calcext:value-type="float">
            <text:p>0,365693</text:p>
          </table:table-cell>
          <table:table-cell office:value-type="float" office:value="0.387935" calcext:value-type="float">
            <text:p>0,387935</text:p>
          </table:table-cell>
          <table:table-cell office:value-type="float" office:value="0.0381196" calcext:value-type="float">
            <text:p>0,0381196</text:p>
          </table:table-cell>
          <table:table-cell office:value-type="float" office:value="0.0344613" calcext:value-type="float">
            <text:p>0,0344613</text:p>
          </table:table-cell>
          <table:table-cell office:value-type="float" office:value="0.0677926" calcext:value-type="float">
            <text:p>0,0677926</text:p>
          </table:table-cell>
          <table:table-cell office:value-type="float" office:value="0.0553524" calcext:value-type="float">
            <text:p>0,0553524</text:p>
          </table:table-cell>
          <table:table-cell office:value-type="float" office:value="0.422633" calcext:value-type="float">
            <text:p>0,422633</text:p>
          </table:table-cell>
          <table:table-cell office:value-type="float" office:value="0.418147" calcext:value-type="float">
            <text:p>0,418147</text:p>
          </table:table-cell>
          <table:table-cell office:value-type="float" office:value="0.041314" calcext:value-type="float">
            <text:p>0,041314</text:p>
          </table:table-cell>
          <table:table-cell office:value-type="float" office:value="0.0220576" calcext:value-type="float">
            <text:p>0,0220576</text:p>
          </table:table-cell>
          <table:table-cell office:value-type="float" office:value="0.0338254" calcext:value-type="float">
            <text:p>0,0338254</text:p>
          </table:table-cell>
          <table:table-cell office:value-type="float" office:value="0.0550216" calcext:value-type="float">
            <text:p>0,0550216</text:p>
          </table:table-cell>
          <table:table-cell office:value-type="float" office:value="0.0288051" calcext:value-type="float">
            <text:p>0,0288051</text:p>
          </table:table-cell>
          <table:table-cell office:value-type="float" office:value="0.0303045" calcext:value-type="float">
            <text:p>0,0303045</text:p>
          </table:table-cell>
          <table:table-cell office:value-type="float" office:value="0.0247837" calcext:value-type="float">
            <text:p>0,0247837</text:p>
          </table:table-cell>
          <table:table-cell office:value-type="float" office:value="0.0380939" calcext:value-type="float">
            <text:p>0,0380939</text:p>
          </table:table-cell>
          <table:table-cell office:value-type="float" office:value="0.0376041" calcext:value-type="float">
            <text:p>0,0376041</text:p>
          </table:table-cell>
          <table:table-cell office:value-type="float" office:value="0.040633" calcext:value-type="float">
            <text:p>0,040633</text:p>
          </table:table-cell>
          <table:table-cell office:value-type="float" office:value="0.019744" calcext:value-type="float">
            <text:p>0,019744</text:p>
          </table:table-cell>
          <table:table-cell office:value-type="float" office:value="0.0408414" calcext:value-type="float">
            <text:p>0,0408414</text:p>
          </table:table-cell>
        </table:table-row>
        <table:table-row table:style-name="ro1">
          <table:table-cell office:value-type="string" calcext:value-type="string">
            <text:p>50_20_20</text:p>
          </table:table-cell>
          <table:table-cell office:value-type="float" office:value="0.341421" calcext:value-type="float">
            <text:p>0,341421</text:p>
          </table:table-cell>
          <table:table-cell office:value-type="float" office:value="0.343688" calcext:value-type="float">
            <text:p>0,343688</text:p>
          </table:table-cell>
          <table:table-cell office:value-type="float" office:value="0.0484891" calcext:value-type="float">
            <text:p>0,0484891</text:p>
          </table:table-cell>
          <table:table-cell office:value-type="float" office:value="0.036841" calcext:value-type="float">
            <text:p>0,036841</text:p>
          </table:table-cell>
          <table:table-cell office:value-type="float" office:value="0.068164" calcext:value-type="float">
            <text:p>0,068164</text:p>
          </table:table-cell>
          <table:table-cell office:value-type="float" office:value="0.0737404" calcext:value-type="float">
            <text:p>0,0737404</text:p>
          </table:table-cell>
          <table:table-cell office:value-type="float" office:value="0.266485" calcext:value-type="float">
            <text:p>0,266485</text:p>
          </table:table-cell>
          <table:table-cell office:value-type="float" office:value="0.267867" calcext:value-type="float">
            <text:p>0,267867</text:p>
          </table:table-cell>
          <table:table-cell office:value-type="float" office:value="0.058522" calcext:value-type="float">
            <text:p>0,058522</text:p>
          </table:table-cell>
          <table:table-cell office:value-type="float" office:value="0.0583575" calcext:value-type="float">
            <text:p>0,0583575</text:p>
          </table:table-cell>
          <table:table-cell office:value-type="float" office:value="0.0729779" calcext:value-type="float">
            <text:p>0,0729779</text:p>
          </table:table-cell>
          <table:table-cell office:value-type="float" office:value="0.0704426" calcext:value-type="float">
            <text:p>0,0704426</text:p>
          </table:table-cell>
          <table:table-cell office:value-type="float" office:value="0.03691" calcext:value-type="float">
            <text:p>0,03691</text:p>
          </table:table-cell>
          <table:table-cell office:value-type="float" office:value="0.0356733" calcext:value-type="float">
            <text:p>0,0356733</text:p>
          </table:table-cell>
          <table:table-cell office:value-type="float" office:value="0.0514507" calcext:value-type="float">
            <text:p>0,0514507</text:p>
          </table:table-cell>
          <table:table-cell office:value-type="float" office:value="0.0498921" calcext:value-type="float">
            <text:p>0,0498921</text:p>
          </table:table-cell>
          <table:table-cell office:value-type="float" office:value="0.0442131" calcext:value-type="float">
            <text:p>0,0442131</text:p>
          </table:table-cell>
          <table:table-cell office:value-type="float" office:value="0.0418371" calcext:value-type="float">
            <text:p>0,0418371</text:p>
          </table:table-cell>
          <table:table-cell office:value-type="float" office:value="0.0202728" calcext:value-type="float">
            <text:p>0,0202728</text:p>
          </table:table-cell>
          <table:table-cell office:value-type="float" office:value="0.0402926" calcext:value-type="float">
            <text:p>0,0402926</text:p>
          </table:table-cell>
        </table:table-row>
        <table:table-row table:style-name="ro1">
          <table:table-cell office:value-type="string" calcext:value-type="string">
            <text:p>50_20_21</text:p>
          </table:table-cell>
          <table:table-cell office:value-type="float" office:value="0.286347" calcext:value-type="float">
            <text:p>0,286347</text:p>
          </table:table-cell>
          <table:table-cell office:value-type="float" office:value="0.307767" calcext:value-type="float">
            <text:p>0,307767</text:p>
          </table:table-cell>
          <table:table-cell office:value-type="float" office:value="0.0452561" calcext:value-type="float">
            <text:p>0,0452561</text:p>
          </table:table-cell>
          <table:table-cell office:value-type="float" office:value="0.0424434" calcext:value-type="float">
            <text:p>0,0424434</text:p>
          </table:table-cell>
          <table:table-cell office:value-type="float" office:value="0.0530761" calcext:value-type="float">
            <text:p>0,0530761</text:p>
          </table:table-cell>
          <table:table-cell office:value-type="float" office:value="0.0698004" calcext:value-type="float">
            <text:p>0,0698004</text:p>
          </table:table-cell>
          <table:table-cell table:number-columns-repeated="2" office:value-type="float" office:value="0.314556" calcext:value-type="float">
            <text:p>0,314556</text:p>
          </table:table-cell>
          <table:table-cell office:value-type="float" office:value="0.0283976" calcext:value-type="float">
            <text:p>0,0283976</text:p>
          </table:table-cell>
          <table:table-cell office:value-type="float" office:value="0.0398346" calcext:value-type="float">
            <text:p>0,0398346</text:p>
          </table:table-cell>
          <table:table-cell office:value-type="float" office:value="0.0584896" calcext:value-type="float">
            <text:p>0,0584896</text:p>
          </table:table-cell>
          <table:table-cell office:value-type="float" office:value="0.0463825" calcext:value-type="float">
            <text:p>0,0463825</text:p>
          </table:table-cell>
          <table:table-cell office:value-type="float" office:value="0.0390448" calcext:value-type="float">
            <text:p>0,0390448</text:p>
          </table:table-cell>
          <table:table-cell office:value-type="float" office:value="0.0410209" calcext:value-type="float">
            <text:p>0,0410209</text:p>
          </table:table-cell>
          <table:table-cell office:value-type="float" office:value="0.0217331" calcext:value-type="float">
            <text:p>0,0217331</text:p>
          </table:table-cell>
          <table:table-cell office:value-type="float" office:value="0.0375381" calcext:value-type="float">
            <text:p>0,0375381</text:p>
          </table:table-cell>
          <table:table-cell office:value-type="float" office:value="0.0469975" calcext:value-type="float">
            <text:p>0,0469975</text:p>
          </table:table-cell>
          <table:table-cell office:value-type="float" office:value="0.0483262" calcext:value-type="float">
            <text:p>0,0483262</text:p>
          </table:table-cell>
          <table:table-cell office:value-type="float" office:value="0.0296211" calcext:value-type="float">
            <text:p>0,0296211</text:p>
          </table:table-cell>
          <table:table-cell office:value-type="float" office:value="0.0322865" calcext:value-type="float">
            <text:p>0,0322865</text:p>
          </table:table-cell>
        </table:table-row>
        <table:table-row table:style-name="ro1">
          <table:table-cell office:value-type="string" calcext:value-type="string">
            <text:p>50_20_22</text:p>
          </table:table-cell>
          <table:table-cell office:value-type="float" office:value="0.239266" calcext:value-type="float">
            <text:p>0,239266</text:p>
          </table:table-cell>
          <table:table-cell office:value-type="float" office:value="0.267529" calcext:value-type="float">
            <text:p>0,267529</text:p>
          </table:table-cell>
          <table:table-cell office:value-type="float" office:value="0.0425664" calcext:value-type="float">
            <text:p>0,0425664</text:p>
          </table:table-cell>
          <table:table-cell office:value-type="float" office:value="0.0430426" calcext:value-type="float">
            <text:p>0,0430426</text:p>
          </table:table-cell>
          <table:table-cell office:value-type="float" office:value="0.0657542" calcext:value-type="float">
            <text:p>0,0657542</text:p>
          </table:table-cell>
          <table:table-cell office:value-type="float" office:value="0.0614394" calcext:value-type="float">
            <text:p>0,0614394</text:p>
          </table:table-cell>
          <table:table-cell office:value-type="float" office:value="0.186641" calcext:value-type="float">
            <text:p>0,186641</text:p>
          </table:table-cell>
          <table:table-cell office:value-type="float" office:value="0.199872" calcext:value-type="float">
            <text:p>0,199872</text:p>
          </table:table-cell>
          <table:table-cell office:value-type="float" office:value="0.0440882" calcext:value-type="float">
            <text:p>0,0440882</text:p>
          </table:table-cell>
          <table:table-cell office:value-type="float" office:value="0.0442267" calcext:value-type="float">
            <text:p>0,0442267</text:p>
          </table:table-cell>
          <table:table-cell office:value-type="float" office:value="0.0629798" calcext:value-type="float">
            <text:p>0,0629798</text:p>
          </table:table-cell>
          <table:table-cell office:value-type="float" office:value="0.0504088" calcext:value-type="float">
            <text:p>0,0504088</text:p>
          </table:table-cell>
          <table:table-cell office:value-type="float" office:value="0.0413667" calcext:value-type="float">
            <text:p>0,0413667</text:p>
          </table:table-cell>
          <table:table-cell office:value-type="float" office:value="0.0377272" calcext:value-type="float">
            <text:p>0,0377272</text:p>
          </table:table-cell>
          <table:table-cell office:value-type="float" office:value="0.0335384" calcext:value-type="float">
            <text:p>0,0335384</text:p>
          </table:table-cell>
          <table:table-cell office:value-type="float" office:value="0.0317552" calcext:value-type="float">
            <text:p>0,0317552</text:p>
          </table:table-cell>
          <table:table-cell office:value-type="float" office:value="0.043402" calcext:value-type="float">
            <text:p>0,043402</text:p>
          </table:table-cell>
          <table:table-cell office:value-type="float" office:value="0.0386764" calcext:value-type="float">
            <text:p>0,0386764</text:p>
          </table:table-cell>
          <table:table-cell office:value-type="float" office:value="0.0460799" calcext:value-type="float">
            <text:p>0,0460799</text:p>
          </table:table-cell>
          <table:table-cell office:value-type="float" office:value="0.0460052" calcext:value-type="float">
            <text:p>0,0460052</text:p>
          </table:table-cell>
        </table:table-row>
        <table:table-row table:style-name="ro1">
          <table:table-cell office:value-type="string" calcext:value-type="string">
            <text:p>50_20_23</text:p>
          </table:table-cell>
          <table:table-cell office:value-type="float" office:value="0.278822" calcext:value-type="float">
            <text:p>0,278822</text:p>
          </table:table-cell>
          <table:table-cell office:value-type="float" office:value="0.28224" calcext:value-type="float">
            <text:p>0,28224</text:p>
          </table:table-cell>
          <table:table-cell office:value-type="float" office:value="0.0407909" calcext:value-type="float">
            <text:p>0,0407909</text:p>
          </table:table-cell>
          <table:table-cell office:value-type="float" office:value="0.0459342" calcext:value-type="float">
            <text:p>0,0459342</text:p>
          </table:table-cell>
          <table:table-cell office:value-type="float" office:value="0.0577177" calcext:value-type="float">
            <text:p>0,0577177</text:p>
          </table:table-cell>
          <table:table-cell office:value-type="float" office:value="0.0670997" calcext:value-type="float">
            <text:p>0,0670997</text:p>
          </table:table-cell>
          <table:table-cell office:value-type="float" office:value="0.19044" calcext:value-type="float">
            <text:p>0,19044</text:p>
          </table:table-cell>
          <table:table-cell office:value-type="float" office:value="0.193006" calcext:value-type="float">
            <text:p>0,193006</text:p>
          </table:table-cell>
          <table:table-cell office:value-type="float" office:value="0.0419046" calcext:value-type="float">
            <text:p>0,0419046</text:p>
          </table:table-cell>
          <table:table-cell office:value-type="float" office:value="0.0348693" calcext:value-type="float">
            <text:p>0,0348693</text:p>
          </table:table-cell>
          <table:table-cell office:value-type="float" office:value="0.0603698" calcext:value-type="float">
            <text:p>0,0603698</text:p>
          </table:table-cell>
          <table:table-cell office:value-type="float" office:value="0.0488502" calcext:value-type="float">
            <text:p>0,0488502</text:p>
          </table:table-cell>
          <table:table-cell office:value-type="float" office:value="0.0406316" calcext:value-type="float">
            <text:p>0,0406316</text:p>
          </table:table-cell>
          <table:table-cell office:value-type="float" office:value="0.0335266" calcext:value-type="float">
            <text:p>0,0335266</text:p>
          </table:table-cell>
          <table:table-cell office:value-type="float" office:value="0.0257794" calcext:value-type="float">
            <text:p>0,0257794</text:p>
          </table:table-cell>
          <table:table-cell office:value-type="float" office:value="0.0282937" calcext:value-type="float">
            <text:p>0,0282937</text:p>
          </table:table-cell>
          <table:table-cell office:value-type="float" office:value="0.03786" calcext:value-type="float">
            <text:p>0,03786</text:p>
          </table:table-cell>
          <table:table-cell office:value-type="float" office:value="0.0450098" calcext:value-type="float">
            <text:p>0,0450098</text:p>
          </table:table-cell>
          <table:table-cell office:value-type="float" office:value="0.0358883" calcext:value-type="float">
            <text:p>0,0358883</text:p>
          </table:table-cell>
          <table:table-cell office:value-type="float" office:value="0.034393" calcext:value-type="float">
            <text:p>0,034393</text:p>
          </table:table-cell>
        </table:table-row>
        <table:table-row table:style-name="ro1">
          <table:table-cell office:value-type="string" calcext:value-type="string">
            <text:p>50_20_24</text:p>
          </table:table-cell>
          <table:table-cell office:value-type="float" office:value="0.316837" calcext:value-type="float">
            <text:p>0,316837</text:p>
          </table:table-cell>
          <table:table-cell office:value-type="float" office:value="0.329139" calcext:value-type="float">
            <text:p>0,329139</text:p>
          </table:table-cell>
          <table:table-cell office:value-type="float" office:value="0.0404897" calcext:value-type="float">
            <text:p>0,0404897</text:p>
          </table:table-cell>
          <table:table-cell office:value-type="float" office:value="0.0379533" calcext:value-type="float">
            <text:p>0,0379533</text:p>
          </table:table-cell>
          <table:table-cell office:value-type="float" office:value="0.0538106" calcext:value-type="float">
            <text:p>0,0538106</text:p>
          </table:table-cell>
          <table:table-cell office:value-type="float" office:value="0.0664291" calcext:value-type="float">
            <text:p>0,0664291</text:p>
          </table:table-cell>
          <table:table-cell office:value-type="float" office:value="0.321971" calcext:value-type="float">
            <text:p>0,321971</text:p>
          </table:table-cell>
          <table:table-cell office:value-type="float" office:value="0.318597" calcext:value-type="float">
            <text:p>0,318597</text:p>
          </table:table-cell>
          <table:table-cell office:value-type="float" office:value="0.0311715" calcext:value-type="float">
            <text:p>0,0311715</text:p>
          </table:table-cell>
          <table:table-cell office:value-type="float" office:value="0.047534" calcext:value-type="float">
            <text:p>0,047534</text:p>
          </table:table-cell>
          <table:table-cell office:value-type="float" office:value="0.0464676" calcext:value-type="float">
            <text:p>0,0464676</text:p>
          </table:table-cell>
          <table:table-cell office:value-type="float" office:value="0.0916064" calcext:value-type="float">
            <text:p>0,0916064</text:p>
          </table:table-cell>
          <table:table-cell office:value-type="float" office:value="0.0317798" calcext:value-type="float">
            <text:p>0,0317798</text:p>
          </table:table-cell>
          <table:table-cell office:value-type="float" office:value="0.0375279" calcext:value-type="float">
            <text:p>0,0375279</text:p>
          </table:table-cell>
          <table:table-cell office:value-type="float" office:value="0.0480825" calcext:value-type="float">
            <text:p>0,0480825</text:p>
          </table:table-cell>
          <table:table-cell office:value-type="float" office:value="0.0562311" calcext:value-type="float">
            <text:p>0,0562311</text:p>
          </table:table-cell>
          <table:table-cell office:value-type="float" office:value="0.0431836" calcext:value-type="float">
            <text:p>0,0431836</text:p>
          </table:table-cell>
          <table:table-cell office:value-type="float" office:value="0.0399049" calcext:value-type="float">
            <text:p>0,0399049</text:p>
          </table:table-cell>
          <table:table-cell office:value-type="float" office:value="0.0168005" calcext:value-type="float">
            <text:p>0,0168005</text:p>
          </table:table-cell>
          <table:table-cell office:value-type="float" office:value="0.0490981" calcext:value-type="float">
            <text:p>0,0490981</text:p>
          </table:table-cell>
        </table:table-row>
        <table:table-row table:style-name="ro1">
          <table:table-cell office:value-type="string" calcext:value-type="string">
            <text:p>50_20_25</text:p>
          </table:table-cell>
          <table:table-cell office:value-type="float" office:value="0.296259" calcext:value-type="float">
            <text:p>0,296259</text:p>
          </table:table-cell>
          <table:table-cell office:value-type="float" office:value="0.321892" calcext:value-type="float">
            <text:p>0,321892</text:p>
          </table:table-cell>
          <table:table-cell office:value-type="float" office:value="0.0363335" calcext:value-type="float">
            <text:p>0,0363335</text:p>
          </table:table-cell>
          <table:table-cell office:value-type="float" office:value="0.0423817" calcext:value-type="float">
            <text:p>0,0423817</text:p>
          </table:table-cell>
          <table:table-cell office:value-type="float" office:value="0.0740719" calcext:value-type="float">
            <text:p>0,0740719</text:p>
          </table:table-cell>
          <table:table-cell office:value-type="float" office:value="0.0741094" calcext:value-type="float">
            <text:p>0,0741094</text:p>
          </table:table-cell>
          <table:table-cell office:value-type="float" office:value="0.247575" calcext:value-type="float">
            <text:p>0,247575</text:p>
          </table:table-cell>
          <table:table-cell office:value-type="float" office:value="0.258197" calcext:value-type="float">
            <text:p>0,258197</text:p>
          </table:table-cell>
          <table:table-cell office:value-type="float" office:value="0.0304214" calcext:value-type="float">
            <text:p>0,0304214</text:p>
          </table:table-cell>
          <table:table-cell office:value-type="float" office:value="0.0555225" calcext:value-type="float">
            <text:p>0,0555225</text:p>
          </table:table-cell>
          <table:table-cell office:value-type="float" office:value="0.0741927" calcext:value-type="float">
            <text:p>0,0741927</text:p>
          </table:table-cell>
          <table:table-cell office:value-type="float" office:value="0.0825524" calcext:value-type="float">
            <text:p>0,0825524</text:p>
          </table:table-cell>
          <table:table-cell office:value-type="float" office:value="0.036257" calcext:value-type="float">
            <text:p>0,036257</text:p>
          </table:table-cell>
          <table:table-cell office:value-type="float" office:value="0.0301169" calcext:value-type="float">
            <text:p>0,0301169</text:p>
          </table:table-cell>
          <table:table-cell office:value-type="float" office:value="0.0615724" calcext:value-type="float">
            <text:p>0,0615724</text:p>
          </table:table-cell>
          <table:table-cell office:value-type="float" office:value="0.031367" calcext:value-type="float">
            <text:p>0,031367</text:p>
          </table:table-cell>
          <table:table-cell office:value-type="float" office:value="0.0398186" calcext:value-type="float">
            <text:p>0,0398186</text:p>
          </table:table-cell>
          <table:table-cell office:value-type="float" office:value="0.0425637" calcext:value-type="float">
            <text:p>0,0425637</text:p>
          </table:table-cell>
          <table:table-cell office:value-type="float" office:value="0.0256471" calcext:value-type="float">
            <text:p>0,0256471</text:p>
          </table:table-cell>
          <table:table-cell office:value-type="float" office:value="0.0369016" calcext:value-type="float">
            <text:p>0,0369016</text:p>
          </table:table-cell>
        </table:table-row>
        <table:table-row table:style-name="ro1">
          <table:table-cell office:value-type="string" calcext:value-type="string">
            <text:p>50_20_26</text:p>
          </table:table-cell>
          <table:table-cell office:value-type="float" office:value="0.311176" calcext:value-type="float">
            <text:p>0,311176</text:p>
          </table:table-cell>
          <table:table-cell office:value-type="float" office:value="0.308771" calcext:value-type="float">
            <text:p>0,308771</text:p>
          </table:table-cell>
          <table:table-cell office:value-type="float" office:value="0.048576" calcext:value-type="float">
            <text:p>0,048576</text:p>
          </table:table-cell>
          <table:table-cell office:value-type="float" office:value="0.0402951" calcext:value-type="float">
            <text:p>0,0402951</text:p>
          </table:table-cell>
          <table:table-cell office:value-type="float" office:value="0.0680331" calcext:value-type="float">
            <text:p>0,0680331</text:p>
          </table:table-cell>
          <table:table-cell office:value-type="float" office:value="0.0772869" calcext:value-type="float">
            <text:p>0,0772869</text:p>
          </table:table-cell>
          <table:table-cell office:value-type="float" office:value="0.34522" calcext:value-type="float">
            <text:p>0,34522</text:p>
          </table:table-cell>
          <table:table-cell office:value-type="float" office:value="0.333832" calcext:value-type="float">
            <text:p>0,333832</text:p>
          </table:table-cell>
          <table:table-cell office:value-type="float" office:value="0.0642966" calcext:value-type="float">
            <text:p>0,0642966</text:p>
          </table:table-cell>
          <table:table-cell office:value-type="float" office:value="0.0648297" calcext:value-type="float">
            <text:p>0,0648297</text:p>
          </table:table-cell>
          <table:table-cell office:value-type="float" office:value="0.072879" calcext:value-type="float">
            <text:p>0,072879</text:p>
          </table:table-cell>
          <table:table-cell office:value-type="float" office:value="0.0538951" calcext:value-type="float">
            <text:p>0,0538951</text:p>
          </table:table-cell>
          <table:table-cell office:value-type="float" office:value="0.0433086" calcext:value-type="float">
            <text:p>0,0433086</text:p>
          </table:table-cell>
          <table:table-cell office:value-type="float" office:value="0.0405916" calcext:value-type="float">
            <text:p>0,0405916</text:p>
          </table:table-cell>
          <table:table-cell office:value-type="float" office:value="0.0366852" calcext:value-type="float">
            <text:p>0,0366852</text:p>
          </table:table-cell>
          <table:table-cell office:value-type="float" office:value="0.0452993" calcext:value-type="float">
            <text:p>0,0452993</text:p>
          </table:table-cell>
          <table:table-cell office:value-type="float" office:value="0.0533054" calcext:value-type="float">
            <text:p>0,0533054</text:p>
          </table:table-cell>
          <table:table-cell office:value-type="float" office:value="0.047878" calcext:value-type="float">
            <text:p>0,047878</text:p>
          </table:table-cell>
          <table:table-cell office:value-type="float" office:value="0.0367752" calcext:value-type="float">
            <text:p>0,0367752</text:p>
          </table:table-cell>
          <table:table-cell office:value-type="float" office:value="0.0674734" calcext:value-type="float">
            <text:p>0,0674734</text:p>
          </table:table-cell>
        </table:table-row>
        <table:table-row table:style-name="ro1">
          <table:table-cell office:value-type="string" calcext:value-type="string">
            <text:p>50_20_27</text:p>
          </table:table-cell>
          <table:table-cell office:value-type="float" office:value="0.336379" calcext:value-type="float">
            <text:p>0,336379</text:p>
          </table:table-cell>
          <table:table-cell office:value-type="float" office:value="0.361139" calcext:value-type="float">
            <text:p>0,361139</text:p>
          </table:table-cell>
          <table:table-cell office:value-type="float" office:value="0.0543794" calcext:value-type="float">
            <text:p>0,0543794</text:p>
          </table:table-cell>
          <table:table-cell office:value-type="float" office:value="0.0367478" calcext:value-type="float">
            <text:p>0,0367478</text:p>
          </table:table-cell>
          <table:table-cell office:value-type="float" office:value="0.0780556" calcext:value-type="float">
            <text:p>0,0780556</text:p>
          </table:table-cell>
          <table:table-cell office:value-type="float" office:value="0.0706684" calcext:value-type="float">
            <text:p>0,0706684</text:p>
          </table:table-cell>
          <table:table-cell office:value-type="float" office:value="0.146752" calcext:value-type="float">
            <text:p>0,146752</text:p>
          </table:table-cell>
          <table:table-cell office:value-type="float" office:value="0.145923" calcext:value-type="float">
            <text:p>0,145923</text:p>
          </table:table-cell>
          <table:table-cell office:value-type="float" office:value="0.0483527" calcext:value-type="float">
            <text:p>0,0483527</text:p>
          </table:table-cell>
          <table:table-cell office:value-type="float" office:value="0.0544185" calcext:value-type="float">
            <text:p>0,0544185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463148" calcext:value-type="float">
            <text:p>0,0463148</text:p>
          </table:table-cell>
          <table:table-cell office:value-type="float" office:value="0.0269343" calcext:value-type="float">
            <text:p>0,0269343</text:p>
          </table:table-cell>
          <table:table-cell office:value-type="float" office:value="0.0325017" calcext:value-type="float">
            <text:p>0,0325017</text:p>
          </table:table-cell>
          <table:table-cell office:value-type="float" office:value="0.0265441" calcext:value-type="float">
            <text:p>0,0265441</text:p>
          </table:table-cell>
          <table:table-cell office:value-type="float" office:value="0.0488883" calcext:value-type="float">
            <text:p>0,0488883</text:p>
          </table:table-cell>
          <table:table-cell office:value-type="float" office:value="0.0543617" calcext:value-type="float">
            <text:p>0,0543617</text:p>
          </table:table-cell>
          <table:table-cell office:value-type="float" office:value="0.0395058" calcext:value-type="float">
            <text:p>0,0395058</text:p>
          </table:table-cell>
          <table:table-cell office:value-type="float" office:value="0.0205386" calcext:value-type="float">
            <text:p>0,0205386</text:p>
          </table:table-cell>
          <table:table-cell office:value-type="float" office:value="0.0305135" calcext:value-type="float">
            <text:p>0,0305135</text:p>
          </table:table-cell>
        </table:table-row>
        <table:table-row table:style-name="ro1">
          <table:table-cell office:value-type="string" calcext:value-type="string">
            <text:p>50_20_28</text:p>
          </table:table-cell>
          <table:table-cell office:value-type="float" office:value="0.339587" calcext:value-type="float">
            <text:p>0,339587</text:p>
          </table:table-cell>
          <table:table-cell office:value-type="float" office:value="0.350604" calcext:value-type="float">
            <text:p>0,350604</text:p>
          </table:table-cell>
          <table:table-cell office:value-type="float" office:value="0.0342846" calcext:value-type="float">
            <text:p>0,0342846</text:p>
          </table:table-cell>
          <table:table-cell office:value-type="float" office:value="0.0451411" calcext:value-type="float">
            <text:p>0,0451411</text:p>
          </table:table-cell>
          <table:table-cell office:value-type="float" office:value="0.0622343" calcext:value-type="float">
            <text:p>0,0622343</text:p>
          </table:table-cell>
          <table:table-cell office:value-type="float" office:value="0.0611976" calcext:value-type="float">
            <text:p>0,0611976</text:p>
          </table:table-cell>
          <table:table-cell office:value-type="float" office:value="0.191456" calcext:value-type="float">
            <text:p>0,191456</text:p>
          </table:table-cell>
          <table:table-cell office:value-type="float" office:value="0.180263" calcext:value-type="float">
            <text:p>0,180263</text:p>
          </table:table-cell>
          <table:table-cell office:value-type="float" office:value="0.028077" calcext:value-type="float">
            <text:p>0,028077</text:p>
          </table:table-cell>
          <table:table-cell office:value-type="float" office:value="0.0189484" calcext:value-type="float">
            <text:p>0,0189484</text:p>
          </table:table-cell>
          <table:table-cell office:value-type="float" office:value="0.0494517" calcext:value-type="float">
            <text:p>0,0494517</text:p>
          </table:table-cell>
          <table:table-cell office:value-type="float" office:value="0.0625745" calcext:value-type="float">
            <text:p>0,0625745</text:p>
          </table:table-cell>
          <table:table-cell office:value-type="float" office:value="0.0361944" calcext:value-type="float">
            <text:p>0,0361944</text:p>
          </table:table-cell>
          <table:table-cell office:value-type="float" office:value="0.0405213" calcext:value-type="float">
            <text:p>0,0405213</text:p>
          </table:table-cell>
          <table:table-cell office:value-type="float" office:value="0.0453885" calcext:value-type="float">
            <text:p>0,0453885</text:p>
          </table:table-cell>
          <table:table-cell office:value-type="float" office:value="0.0258672" calcext:value-type="float">
            <text:p>0,0258672</text:p>
          </table:table-cell>
          <table:table-cell office:value-type="float" office:value="0.040274" calcext:value-type="float">
            <text:p>0,040274</text:p>
          </table:table-cell>
          <table:table-cell office:value-type="float" office:value="0.0527983" calcext:value-type="float">
            <text:p>0,0527983</text:p>
          </table:table-cell>
          <table:table-cell office:value-type="float" office:value="0.0492553" calcext:value-type="float">
            <text:p>0,0492553</text:p>
          </table:table-cell>
          <table:table-cell office:value-type="float" office:value="0.0436061" calcext:value-type="float">
            <text:p>0,0436061</text:p>
          </table:table-cell>
        </table:table-row>
        <table:table-row table:style-name="ro1">
          <table:table-cell office:value-type="string" calcext:value-type="string">
            <text:p>50_20_29</text:p>
          </table:table-cell>
          <table:table-cell office:value-type="float" office:value="0.318272" calcext:value-type="float">
            <text:p>0,318272</text:p>
          </table:table-cell>
          <table:table-cell office:value-type="float" office:value="0.332623" calcext:value-type="float">
            <text:p>0,332623</text:p>
          </table:table-cell>
          <table:table-cell office:value-type="float" office:value="0.0373397" calcext:value-type="float">
            <text:p>0,0373397</text:p>
          </table:table-cell>
          <table:table-cell office:value-type="float" office:value="0.0388126" calcext:value-type="float">
            <text:p>0,0388126</text:p>
          </table:table-cell>
          <table:table-cell office:value-type="float" office:value="0.0502711" calcext:value-type="float">
            <text:p>0,0502711</text:p>
          </table:table-cell>
          <table:table-cell office:value-type="float" office:value="0.0586719" calcext:value-type="float">
            <text:p>0,0586719</text:p>
          </table:table-cell>
          <table:table-cell office:value-type="float" office:value="0.268566" calcext:value-type="float">
            <text:p>0,268566</text:p>
          </table:table-cell>
          <table:table-cell office:value-type="float" office:value="0.275034" calcext:value-type="float">
            <text:p>0,275034</text:p>
          </table:table-cell>
          <table:table-cell office:value-type="float" office:value="0.0353844" calcext:value-type="float">
            <text:p>0,0353844</text:p>
          </table:table-cell>
          <table:table-cell office:value-type="float" office:value="0.032345" calcext:value-type="float">
            <text:p>0,032345</text:p>
          </table:table-cell>
          <table:table-cell office:value-type="float" office:value="0.0199841" calcext:value-type="float">
            <text:p>0,0199841</text:p>
          </table:table-cell>
          <table:table-cell office:value-type="float" office:value="0.0317783" calcext:value-type="float">
            <text:p>0,0317783</text:p>
          </table:table-cell>
          <table:table-cell office:value-type="float" office:value="0.0256335" calcext:value-type="float">
            <text:p>0,0256335</text:p>
          </table:table-cell>
          <table:table-cell office:value-type="float" office:value="0.0316554" calcext:value-type="float">
            <text:p>0,0316554</text:p>
          </table:table-cell>
          <table:table-cell office:value-type="float" office:value="0.0477582" calcext:value-type="float">
            <text:p>0,0477582</text:p>
          </table:table-cell>
          <table:table-cell office:value-type="float" office:value="0.0334896" calcext:value-type="float">
            <text:p>0,0334896</text:p>
          </table:table-cell>
          <table:table-cell office:value-type="float" office:value="0.0449701" calcext:value-type="float">
            <text:p>0,0449701</text:p>
          </table:table-cell>
          <table:table-cell office:value-type="float" office:value="0.0483983" calcext:value-type="float">
            <text:p>0,0483983</text:p>
          </table:table-cell>
          <table:table-cell office:value-type="float" office:value="0.0294433" calcext:value-type="float">
            <text:p>0,0294433</text:p>
          </table:table-cell>
          <table:table-cell office:value-type="float" office:value="0.0307511" calcext:value-type="float">
            <text:p>0,0307511</text:p>
          </table:table-cell>
        </table:table-row>
        <table:table-row table:style-name="ro1">
          <table:table-cell office:value-type="string" calcext:value-type="string">
            <text:p>50_20_30</text:p>
          </table:table-cell>
          <table:table-cell office:value-type="float" office:value="0.35634" calcext:value-type="float">
            <text:p>0,35634</text:p>
          </table:table-cell>
          <table:table-cell office:value-type="float" office:value="0.362132" calcext:value-type="float">
            <text:p>0,362132</text:p>
          </table:table-cell>
          <table:table-cell office:value-type="float" office:value="0.0371576" calcext:value-type="float">
            <text:p>0,0371576</text:p>
          </table:table-cell>
          <table:table-cell office:value-type="float" office:value="0.0394965" calcext:value-type="float">
            <text:p>0,0394965</text:p>
          </table:table-cell>
          <table:table-cell office:value-type="float" office:value="0.066939" calcext:value-type="float">
            <text:p>0,066939</text:p>
          </table:table-cell>
          <table:table-cell office:value-type="float" office:value="0.0613637" calcext:value-type="float">
            <text:p>0,0613637</text:p>
          </table:table-cell>
          <table:table-cell office:value-type="float" office:value="0.288936" calcext:value-type="float">
            <text:p>0,288936</text:p>
          </table:table-cell>
          <table:table-cell office:value-type="float" office:value="0.298445" calcext:value-type="float">
            <text:p>0,298445</text:p>
          </table:table-cell>
          <table:table-cell office:value-type="float" office:value="0.0678777" calcext:value-type="float">
            <text:p>0,0678777</text:p>
          </table:table-cell>
          <table:table-cell office:value-type="float" office:value="0.041315" calcext:value-type="float">
            <text:p>0,041315</text:p>
          </table:table-cell>
          <table:table-cell office:value-type="float" office:value="0.057654" calcext:value-type="float">
            <text:p>0,057654</text:p>
          </table:table-cell>
          <table:table-cell office:value-type="float" office:value="0.0663086" calcext:value-type="float">
            <text:p>0,0663086</text:p>
          </table:table-cell>
          <table:table-cell office:value-type="float" office:value="0.03985" calcext:value-type="float">
            <text:p>0,03985</text:p>
          </table:table-cell>
          <table:table-cell office:value-type="float" office:value="0.0259814" calcext:value-type="float">
            <text:p>0,0259814</text:p>
          </table:table-cell>
          <table:table-cell office:value-type="float" office:value="0.042238" calcext:value-type="float">
            <text:p>0,042238</text:p>
          </table:table-cell>
          <table:table-cell office:value-type="float" office:value="0.0427584" calcext:value-type="float">
            <text:p>0,0427584</text:p>
          </table:table-cell>
          <table:table-cell office:value-type="float" office:value="0.0386795" calcext:value-type="float">
            <text:p>0,0386795</text:p>
          </table:table-cell>
          <table:table-cell office:value-type="float" office:value="0.0351623" calcext:value-type="float">
            <text:p>0,0351623</text:p>
          </table:table-cell>
          <table:table-cell office:value-type="float" office:value="0.0514012" calcext:value-type="float">
            <text:p>0,0514012</text:p>
          </table:table-cell>
          <table:table-cell office:value-type="float" office:value="0.0225113" calcext:value-type="float">
            <text:p>0,0225113</text:p>
          </table:table-cell>
        </table:table-row>
        <table:table-row table:style-name="ro1">
          <table:table-cell office:value-type="string" calcext:value-type="string">
            <text:p>100_20_01</text:p>
          </table:table-cell>
          <table:table-cell office:value-type="float" office:value="0.403165" calcext:value-type="float">
            <text:p>0,403165</text:p>
          </table:table-cell>
          <table:table-cell office:value-type="float" office:value="0.397769" calcext:value-type="float">
            <text:p>0,397769</text:p>
          </table:table-cell>
          <table:table-cell office:value-type="float" office:value="0.0478749" calcext:value-type="float">
            <text:p>0,0478749</text:p>
          </table:table-cell>
          <table:table-cell office:value-type="float" office:value="0.0511286" calcext:value-type="float">
            <text:p>0,0511286</text:p>
          </table:table-cell>
          <table:table-cell office:value-type="float" office:value="0.0852141" calcext:value-type="float">
            <text:p>0,0852141</text:p>
          </table:table-cell>
          <table:table-cell office:value-type="float" office:value="0.0881001" calcext:value-type="float">
            <text:p>0,0881001</text:p>
          </table:table-cell>
          <table:table-cell office:value-type="float" office:value="0.376103" calcext:value-type="float">
            <text:p>0,376103</text:p>
          </table:table-cell>
          <table:table-cell office:value-type="float" office:value="0.375233" calcext:value-type="float">
            <text:p>0,375233</text:p>
          </table:table-cell>
          <table:table-cell office:value-type="float" office:value="0.0578977" calcext:value-type="float">
            <text:p>0,0578977</text:p>
          </table:table-cell>
          <table:table-cell office:value-type="float" office:value="0.0604288" calcext:value-type="float">
            <text:p>0,0604288</text:p>
          </table:table-cell>
          <table:table-cell office:value-type="float" office:value="0.0558788" calcext:value-type="float">
            <text:p>0,0558788</text:p>
          </table:table-cell>
          <table:table-cell office:value-type="float" office:value="0.0779735" calcext:value-type="float">
            <text:p>0,0779735</text:p>
          </table:table-cell>
          <table:table-cell office:value-type="float" office:value="0.0489886" calcext:value-type="float">
            <text:p>0,0489886</text:p>
          </table:table-cell>
          <table:table-cell office:value-type="float" office:value="0.0438405" calcext:value-type="float">
            <text:p>0,0438405</text:p>
          </table:table-cell>
          <table:table-cell office:value-type="float" office:value="0.0281595" calcext:value-type="float">
            <text:p>0,0281595</text:p>
          </table:table-cell>
          <table:table-cell office:value-type="float" office:value="0.0538455" calcext:value-type="float">
            <text:p>0,0538455</text:p>
          </table:table-cell>
          <table:table-cell office:value-type="float" office:value="0.0570891" calcext:value-type="float">
            <text:p>0,0570891</text:p>
          </table:table-cell>
          <table:table-cell office:value-type="float" office:value="0.0554408" calcext:value-type="float">
            <text:p>0,0554408</text:p>
          </table:table-cell>
          <table:table-cell office:value-type="float" office:value="0.052201" calcext:value-type="float">
            <text:p>0,052201</text:p>
          </table:table-cell>
          <table:table-cell office:value-type="float" office:value="0.0480367" calcext:value-type="float">
            <text:p>0,0480367</text:p>
          </table:table-cell>
        </table:table-row>
        <table:table-row table:style-name="ro1">
          <table:table-cell office:value-type="string" calcext:value-type="string">
            <text:p>100_20_02</text:p>
          </table:table-cell>
          <table:table-cell office:value-type="float" office:value="0.374242" calcext:value-type="float">
            <text:p>0,374242</text:p>
          </table:table-cell>
          <table:table-cell office:value-type="float" office:value="0.389903" calcext:value-type="float">
            <text:p>0,389903</text:p>
          </table:table-cell>
          <table:table-cell office:value-type="float" office:value="0.043345" calcext:value-type="float">
            <text:p>0,043345</text:p>
          </table:table-cell>
          <table:table-cell office:value-type="float" office:value="0.0431909" calcext:value-type="float">
            <text:p>0,0431909</text:p>
          </table:table-cell>
          <table:table-cell office:value-type="float" office:value="0.0756376" calcext:value-type="float">
            <text:p>0,0756376</text:p>
          </table:table-cell>
          <table:table-cell office:value-type="float" office:value="0.0829714" calcext:value-type="float">
            <text:p>0,0829714</text:p>
          </table:table-cell>
          <table:table-cell office:value-type="float" office:value="0.33899" calcext:value-type="float">
            <text:p>0,33899</text:p>
          </table:table-cell>
          <table:table-cell office:value-type="float" office:value="0.337378" calcext:value-type="float">
            <text:p>0,337378</text:p>
          </table:table-cell>
          <table:table-cell office:value-type="float" office:value="0.0418886" calcext:value-type="float">
            <text:p>0,0418886</text:p>
          </table:table-cell>
          <table:table-cell office:value-type="float" office:value="0.0561895" calcext:value-type="float">
            <text:p>0,0561895</text:p>
          </table:table-cell>
          <table:table-cell office:value-type="float" office:value="0.0918527" calcext:value-type="float">
            <text:p>0,0918527</text:p>
          </table:table-cell>
          <table:table-cell office:value-type="float" office:value="0.0736417" calcext:value-type="float">
            <text:p>0,0736417</text:p>
          </table:table-cell>
          <table:table-cell office:value-type="float" office:value="0.0478555" calcext:value-type="float">
            <text:p>0,0478555</text:p>
          </table:table-cell>
          <table:table-cell office:value-type="float" office:value="0.0452995" calcext:value-type="float">
            <text:p>0,0452995</text:p>
          </table:table-cell>
          <table:table-cell office:value-type="float" office:value="0.0389438" calcext:value-type="float">
            <text:p>0,0389438</text:p>
          </table:table-cell>
          <table:table-cell office:value-type="float" office:value="0.0426938" calcext:value-type="float">
            <text:p>0,0426938</text:p>
          </table:table-cell>
          <table:table-cell office:value-type="float" office:value="0.053016" calcext:value-type="float">
            <text:p>0,053016</text:p>
          </table:table-cell>
          <table:table-cell office:value-type="float" office:value="0.0467034" calcext:value-type="float">
            <text:p>0,0467034</text:p>
          </table:table-cell>
          <table:table-cell office:value-type="float" office:value="0.0543918" calcext:value-type="float">
            <text:p>0,0543918</text:p>
          </table:table-cell>
          <table:table-cell office:value-type="float" office:value="0.0577894" calcext:value-type="float">
            <text:p>0,0577894</text:p>
          </table:table-cell>
        </table:table-row>
        <table:table-row table:style-name="ro1">
          <table:table-cell office:value-type="string" calcext:value-type="string">
            <text:p>100_20_03</text:p>
          </table:table-cell>
          <table:table-cell office:value-type="float" office:value="0.432007" calcext:value-type="float">
            <text:p>0,432007</text:p>
          </table:table-cell>
          <table:table-cell office:value-type="float" office:value="0.432325" calcext:value-type="float">
            <text:p>0,432325</text:p>
          </table:table-cell>
          <table:table-cell office:value-type="float" office:value="0.0483981" calcext:value-type="float">
            <text:p>0,0483981</text:p>
          </table:table-cell>
          <table:table-cell office:value-type="float" office:value="0.0477183" calcext:value-type="float">
            <text:p>0,0477183</text:p>
          </table:table-cell>
          <table:table-cell office:value-type="float" office:value="0.0748113" calcext:value-type="float">
            <text:p>0,0748113</text:p>
          </table:table-cell>
          <table:table-cell office:value-type="float" office:value="0.0787032" calcext:value-type="float">
            <text:p>0,0787032</text:p>
          </table:table-cell>
          <table:table-cell office:value-type="float" office:value="0.402344" calcext:value-type="float">
            <text:p>0,402344</text:p>
          </table:table-cell>
          <table:table-cell office:value-type="float" office:value="0.403417" calcext:value-type="float">
            <text:p>0,403417</text:p>
          </table:table-cell>
          <table:table-cell office:value-type="float" office:value="0.052905" calcext:value-type="float">
            <text:p>0,052905</text:p>
          </table:table-cell>
          <table:table-cell office:value-type="float" office:value="0.0431769" calcext:value-type="float">
            <text:p>0,0431769</text:p>
          </table:table-cell>
          <table:table-cell office:value-type="float" office:value="0.0803593" calcext:value-type="float">
            <text:p>0,0803593</text:p>
          </table:table-cell>
          <table:table-cell office:value-type="float" office:value="0.0787294" calcext:value-type="float">
            <text:p>0,0787294</text:p>
          </table:table-cell>
          <table:table-cell office:value-type="float" office:value="0.0363466" calcext:value-type="float">
            <text:p>0,0363466</text:p>
          </table:table-cell>
          <table:table-cell office:value-type="float" office:value="0.0429019" calcext:value-type="float">
            <text:p>0,0429019</text:p>
          </table:table-cell>
          <table:table-cell office:value-type="float" office:value="0.0297581" calcext:value-type="float">
            <text:p>0,0297581</text:p>
          </table:table-cell>
          <table:table-cell office:value-type="float" office:value="0.051584" calcext:value-type="float">
            <text:p>0,051584</text:p>
          </table:table-cell>
          <table:table-cell office:value-type="float" office:value="0.0547908" calcext:value-type="float">
            <text:p>0,0547908</text:p>
          </table:table-cell>
          <table:table-cell office:value-type="float" office:value="0.0588471" calcext:value-type="float">
            <text:p>0,0588471</text:p>
          </table:table-cell>
          <table:table-cell office:value-type="float" office:value="0.0671399" calcext:value-type="float">
            <text:p>0,0671399</text:p>
          </table:table-cell>
          <table:table-cell office:value-type="float" office:value="0.0541241" calcext:value-type="float">
            <text:p>0,0541241</text:p>
          </table:table-cell>
        </table:table-row>
        <table:table-row table:style-name="ro1">
          <table:table-cell office:value-type="string" calcext:value-type="string">
            <text:p>100_20_04</text:p>
          </table:table-cell>
          <table:table-cell office:value-type="float" office:value="0.380999" calcext:value-type="float">
            <text:p>0,380999</text:p>
          </table:table-cell>
          <table:table-cell office:value-type="float" office:value="0.411544" calcext:value-type="float">
            <text:p>0,411544</text:p>
          </table:table-cell>
          <table:table-cell office:value-type="float" office:value="0.0526236" calcext:value-type="float">
            <text:p>0,0526236</text:p>
          </table:table-cell>
          <table:table-cell office:value-type="float" office:value="0.049841" calcext:value-type="float">
            <text:p>0,049841</text:p>
          </table:table-cell>
          <table:table-cell office:value-type="float" office:value="0.0824701" calcext:value-type="float">
            <text:p>0,0824701</text:p>
          </table:table-cell>
          <table:table-cell office:value-type="float" office:value="0.0819797" calcext:value-type="float">
            <text:p>0,0819797</text:p>
          </table:table-cell>
          <table:table-cell office:value-type="float" office:value="0.41693" calcext:value-type="float">
            <text:p>0,41693</text:p>
          </table:table-cell>
          <table:table-cell office:value-type="float" office:value="0.420168" calcext:value-type="float">
            <text:p>0,420168</text:p>
          </table:table-cell>
          <table:table-cell office:value-type="float" office:value="0.0528495" calcext:value-type="float">
            <text:p>0,0528495</text:p>
          </table:table-cell>
          <table:table-cell office:value-type="float" office:value="0.0488289" calcext:value-type="float">
            <text:p>0,0488289</text:p>
          </table:table-cell>
          <table:table-cell office:value-type="float" office:value="0.079758" calcext:value-type="float">
            <text:p>0,079758</text:p>
          </table:table-cell>
          <table:table-cell office:value-type="float" office:value="0.0723609" calcext:value-type="float">
            <text:p>0,0723609</text:p>
          </table:table-cell>
          <table:table-cell office:value-type="float" office:value="0.0439794" calcext:value-type="float">
            <text:p>0,0439794</text:p>
          </table:table-cell>
          <table:table-cell office:value-type="float" office:value="0.0455986" calcext:value-type="float">
            <text:p>0,0455986</text:p>
          </table:table-cell>
          <table:table-cell office:value-type="float" office:value="0.0454293" calcext:value-type="float">
            <text:p>0,0454293</text:p>
          </table:table-cell>
          <table:table-cell office:value-type="float" office:value="0.0394956" calcext:value-type="float">
            <text:p>0,0394956</text:p>
          </table:table-cell>
          <table:table-cell office:value-type="float" office:value="0.0511834" calcext:value-type="float">
            <text:p>0,0511834</text:p>
          </table:table-cell>
          <table:table-cell office:value-type="float" office:value="0.0517011" calcext:value-type="float">
            <text:p>0,0517011</text:p>
          </table:table-cell>
          <table:table-cell office:value-type="float" office:value="0.0474669" calcext:value-type="float">
            <text:p>0,0474669</text:p>
          </table:table-cell>
          <table:table-cell office:value-type="float" office:value="0.0571007" calcext:value-type="float">
            <text:p>0,0571007</text:p>
          </table:table-cell>
        </table:table-row>
        <table:table-row table:style-name="ro1">
          <table:table-cell office:value-type="string" calcext:value-type="string">
            <text:p>100_20_05</text:p>
          </table:table-cell>
          <table:table-cell office:value-type="float" office:value="0.414902" calcext:value-type="float">
            <text:p>0,414902</text:p>
          </table:table-cell>
          <table:table-cell office:value-type="float" office:value="0.425287" calcext:value-type="float">
            <text:p>0,425287</text:p>
          </table:table-cell>
          <table:table-cell office:value-type="float" office:value="0.0498678" calcext:value-type="float">
            <text:p>0,0498678</text:p>
          </table:table-cell>
          <table:table-cell office:value-type="float" office:value="0.0447154" calcext:value-type="float">
            <text:p>0,0447154</text:p>
          </table:table-cell>
          <table:table-cell office:value-type="float" office:value="0.0788271" calcext:value-type="float">
            <text:p>0,0788271</text:p>
          </table:table-cell>
          <table:table-cell office:value-type="float" office:value="0.0928315" calcext:value-type="float">
            <text:p>0,0928315</text:p>
          </table:table-cell>
          <table:table-cell office:value-type="float" office:value="0.365049" calcext:value-type="float">
            <text:p>0,365049</text:p>
          </table:table-cell>
          <table:table-cell office:value-type="float" office:value="0.366268" calcext:value-type="float">
            <text:p>0,366268</text:p>
          </table:table-cell>
          <table:table-cell office:value-type="float" office:value="0.0372259" calcext:value-type="float">
            <text:p>0,0372259</text:p>
          </table:table-cell>
          <table:table-cell office:value-type="float" office:value="0.0572819" calcext:value-type="float">
            <text:p>0,0572819</text:p>
          </table:table-cell>
          <table:table-cell office:value-type="float" office:value="0.0559701" calcext:value-type="float">
            <text:p>0,0559701</text:p>
          </table:table-cell>
          <table:table-cell office:value-type="float" office:value="0.0719113" calcext:value-type="float">
            <text:p>0,0719113</text:p>
          </table:table-cell>
          <table:table-cell office:value-type="float" office:value="0.0479329" calcext:value-type="float">
            <text:p>0,0479329</text:p>
          </table:table-cell>
          <table:table-cell office:value-type="float" office:value="0.0477477" calcext:value-type="float">
            <text:p>0,0477477</text:p>
          </table:table-cell>
          <table:table-cell office:value-type="float" office:value="0.0318195" calcext:value-type="float">
            <text:p>0,0318195</text:p>
          </table:table-cell>
          <table:table-cell office:value-type="float" office:value="0.0402842" calcext:value-type="float">
            <text:p>0,0402842</text:p>
          </table:table-cell>
          <table:table-cell office:value-type="float" office:value="0.0615955" calcext:value-type="float">
            <text:p>0,0615955</text:p>
          </table:table-cell>
          <table:table-cell office:value-type="float" office:value="0.0540079" calcext:value-type="float">
            <text:p>0,0540079</text:p>
          </table:table-cell>
          <table:table-cell office:value-type="float" office:value="0.051511" calcext:value-type="float">
            <text:p>0,051511</text:p>
          </table:table-cell>
          <table:table-cell office:value-type="float" office:value="0.03671" calcext:value-type="float">
            <text:p>0,03671</text:p>
          </table:table-cell>
        </table:table-row>
        <table:table-row table:style-name="ro1">
          <table:table-cell office:value-type="string" calcext:value-type="string">
            <text:p>100_20_06</text:p>
          </table:table-cell>
          <table:table-cell office:value-type="float" office:value="0.423818" calcext:value-type="float">
            <text:p>0,423818</text:p>
          </table:table-cell>
          <table:table-cell office:value-type="float" office:value="0.411701" calcext:value-type="float">
            <text:p>0,411701</text:p>
          </table:table-cell>
          <table:table-cell office:value-type="float" office:value="0.0490422" calcext:value-type="float">
            <text:p>0,0490422</text:p>
          </table:table-cell>
          <table:table-cell office:value-type="float" office:value="0.0447399" calcext:value-type="float">
            <text:p>0,0447399</text:p>
          </table:table-cell>
          <table:table-cell office:value-type="float" office:value="0.0750008" calcext:value-type="float">
            <text:p>0,0750008</text:p>
          </table:table-cell>
          <table:table-cell office:value-type="float" office:value="0.0868518" calcext:value-type="float">
            <text:p>0,0868518</text:p>
          </table:table-cell>
          <table:table-cell office:value-type="float" office:value="0.369241" calcext:value-type="float">
            <text:p>0,369241</text:p>
          </table:table-cell>
          <table:table-cell office:value-type="float" office:value="0.372026" calcext:value-type="float">
            <text:p>0,372026</text:p>
          </table:table-cell>
          <table:table-cell office:value-type="float" office:value="0.0440462" calcext:value-type="float">
            <text:p>0,0440462</text:p>
          </table:table-cell>
          <table:table-cell office:value-type="float" office:value="0.0470808" calcext:value-type="float">
            <text:p>0,0470808</text:p>
          </table:table-cell>
          <table:table-cell office:value-type="float" office:value="0.0780877" calcext:value-type="float">
            <text:p>0,0780877</text:p>
          </table:table-cell>
          <table:table-cell office:value-type="float" office:value="0.0879063" calcext:value-type="float">
            <text:p>0,0879063</text:p>
          </table:table-cell>
          <table:table-cell office:value-type="float" office:value="0.0447646" calcext:value-type="float">
            <text:p>0,0447646</text:p>
          </table:table-cell>
          <table:table-cell office:value-type="float" office:value="0.0524375" calcext:value-type="float">
            <text:p>0,0524375</text:p>
          </table:table-cell>
          <table:table-cell office:value-type="float" office:value="0.0516715" calcext:value-type="float">
            <text:p>0,0516715</text:p>
          </table:table-cell>
          <table:table-cell office:value-type="float" office:value="0.0547078" calcext:value-type="float">
            <text:p>0,0547078</text:p>
          </table:table-cell>
          <table:table-cell office:value-type="float" office:value="0.0604951" calcext:value-type="float">
            <text:p>0,0604951</text:p>
          </table:table-cell>
          <table:table-cell office:value-type="float" office:value="0.0577605" calcext:value-type="float">
            <text:p>0,0577605</text:p>
          </table:table-cell>
          <table:table-cell office:value-type="float" office:value="0.0434903" calcext:value-type="float">
            <text:p>0,0434903</text:p>
          </table:table-cell>
          <table:table-cell office:value-type="float" office:value="0.0521219" calcext:value-type="float">
            <text:p>0,0521219</text:p>
          </table:table-cell>
        </table:table-row>
        <table:table-row table:style-name="ro1">
          <table:table-cell office:value-type="string" calcext:value-type="string">
            <text:p>100_20_07</text:p>
          </table:table-cell>
          <table:table-cell office:value-type="float" office:value="0.418508" calcext:value-type="float">
            <text:p>0,418508</text:p>
          </table:table-cell>
          <table:table-cell office:value-type="float" office:value="0.426156" calcext:value-type="float">
            <text:p>0,426156</text:p>
          </table:table-cell>
          <table:table-cell office:value-type="float" office:value="0.0522018" calcext:value-type="float">
            <text:p>0,0522018</text:p>
          </table:table-cell>
          <table:table-cell office:value-type="float" office:value="0.0427242" calcext:value-type="float">
            <text:p>0,0427242</text:p>
          </table:table-cell>
          <table:table-cell office:value-type="float" office:value="0.0937923" calcext:value-type="float">
            <text:p>0,0937923</text:p>
          </table:table-cell>
          <table:table-cell office:value-type="float" office:value="0.0975415" calcext:value-type="float">
            <text:p>0,0975415</text:p>
          </table:table-cell>
          <table:table-cell office:value-type="float" office:value="0.340123" calcext:value-type="float">
            <text:p>0,340123</text:p>
          </table:table-cell>
          <table:table-cell office:value-type="float" office:value="0.342004" calcext:value-type="float">
            <text:p>0,342004</text:p>
          </table:table-cell>
          <table:table-cell office:value-type="float" office:value="0.0288095" calcext:value-type="float">
            <text:p>0,0288095</text:p>
          </table:table-cell>
          <table:table-cell office:value-type="float" office:value="0.0476272" calcext:value-type="float">
            <text:p>0,0476272</text:p>
          </table:table-cell>
          <table:table-cell office:value-type="float" office:value="0.0806137" calcext:value-type="float">
            <text:p>0,0806137</text:p>
          </table:table-cell>
          <table:table-cell office:value-type="float" office:value="0.0816392" calcext:value-type="float">
            <text:p>0,0816392</text:p>
          </table:table-cell>
          <table:table-cell office:value-type="float" office:value="0.0335662" calcext:value-type="float">
            <text:p>0,0335662</text:p>
          </table:table-cell>
          <table:table-cell office:value-type="float" office:value="0.0419488" calcext:value-type="float">
            <text:p>0,0419488</text:p>
          </table:table-cell>
          <table:table-cell office:value-type="float" office:value="0.0317479" calcext:value-type="float">
            <text:p>0,0317479</text:p>
          </table:table-cell>
          <table:table-cell office:value-type="float" office:value="0.0302969" calcext:value-type="float">
            <text:p>0,0302969</text:p>
          </table:table-cell>
          <table:table-cell office:value-type="float" office:value="0.054833" calcext:value-type="float">
            <text:p>0,054833</text:p>
          </table:table-cell>
          <table:table-cell office:value-type="float" office:value="0.0494107" calcext:value-type="float">
            <text:p>0,0494107</text:p>
          </table:table-cell>
          <table:table-cell office:value-type="float" office:value="0.0464953" calcext:value-type="float">
            <text:p>0,0464953</text:p>
          </table:table-cell>
          <table:table-cell office:value-type="float" office:value="0.0337675" calcext:value-type="float">
            <text:p>0,0337675</text:p>
          </table:table-cell>
        </table:table-row>
        <table:table-row table:style-name="ro1">
          <table:table-cell office:value-type="string" calcext:value-type="string">
            <text:p>100_20_08</text:p>
          </table:table-cell>
          <table:table-cell office:value-type="float" office:value="0.441094" calcext:value-type="float">
            <text:p>0,441094</text:p>
          </table:table-cell>
          <table:table-cell office:value-type="float" office:value="0.441634" calcext:value-type="float">
            <text:p>0,441634</text:p>
          </table:table-cell>
          <table:table-cell office:value-type="float" office:value="0.0521012" calcext:value-type="float">
            <text:p>0,0521012</text:p>
          </table:table-cell>
          <table:table-cell office:value-type="float" office:value="0.0529111" calcext:value-type="float">
            <text:p>0,0529111</text:p>
          </table:table-cell>
          <table:table-cell office:value-type="float" office:value="0.0897889" calcext:value-type="float">
            <text:p>0,0897889</text:p>
          </table:table-cell>
          <table:table-cell office:value-type="float" office:value="0.104907" calcext:value-type="float">
            <text:p>0,104907</text:p>
          </table:table-cell>
          <table:table-cell office:value-type="float" office:value="0.348807" calcext:value-type="float">
            <text:p>0,348807</text:p>
          </table:table-cell>
          <table:table-cell office:value-type="float" office:value="0.34099" calcext:value-type="float">
            <text:p>0,34099</text:p>
          </table:table-cell>
          <table:table-cell office:value-type="float" office:value="0.0469509" calcext:value-type="float">
            <text:p>0,0469509</text:p>
          </table:table-cell>
          <table:table-cell office:value-type="float" office:value="0.0571061" calcext:value-type="float">
            <text:p>0,0571061</text:p>
          </table:table-cell>
          <table:table-cell office:value-type="float" office:value="0.0949022" calcext:value-type="float">
            <text:p>0,0949022</text:p>
          </table:table-cell>
          <table:table-cell office:value-type="float" office:value="0.083171" calcext:value-type="float">
            <text:p>0,083171</text:p>
          </table:table-cell>
          <table:table-cell office:value-type="float" office:value="0.0424972" calcext:value-type="float">
            <text:p>0,0424972</text:p>
          </table:table-cell>
          <table:table-cell office:value-type="float" office:value="0.0527453" calcext:value-type="float">
            <text:p>0,0527453</text:p>
          </table:table-cell>
          <table:table-cell office:value-type="float" office:value="0.0615143" calcext:value-type="float">
            <text:p>0,0615143</text:p>
          </table:table-cell>
          <table:table-cell office:value-type="float" office:value="0.0275793" calcext:value-type="float">
            <text:p>0,0275793</text:p>
          </table:table-cell>
          <table:table-cell office:value-type="float" office:value="0.0577405" calcext:value-type="float">
            <text:p>0,0577405</text:p>
          </table:table-cell>
          <table:table-cell office:value-type="float" office:value="0.0583225" calcext:value-type="float">
            <text:p>0,0583225</text:p>
          </table:table-cell>
          <table:table-cell office:value-type="float" office:value="0.0906861" calcext:value-type="float">
            <text:p>0,0906861</text:p>
          </table:table-cell>
          <table:table-cell office:value-type="float" office:value="0.0464015" calcext:value-type="float">
            <text:p>0,0464015</text:p>
          </table:table-cell>
        </table:table-row>
        <table:table-row table:style-name="ro1">
          <table:table-cell office:value-type="string" calcext:value-type="string">
            <text:p>100_20_09</text:p>
          </table:table-cell>
          <table:table-cell office:value-type="float" office:value="0.346524" calcext:value-type="float">
            <text:p>0,346524</text:p>
          </table:table-cell>
          <table:table-cell office:value-type="float" office:value="0.351575" calcext:value-type="float">
            <text:p>0,351575</text:p>
          </table:table-cell>
          <table:table-cell office:value-type="float" office:value="0.0394719" calcext:value-type="float">
            <text:p>0,0394719</text:p>
          </table:table-cell>
          <table:table-cell office:value-type="float" office:value="0.0414323" calcext:value-type="float">
            <text:p>0,0414323</text:p>
          </table:table-cell>
          <table:table-cell office:value-type="float" office:value="0.0719045" calcext:value-type="float">
            <text:p>0,0719045</text:p>
          </table:table-cell>
          <table:table-cell office:value-type="float" office:value="0.0795166" calcext:value-type="float">
            <text:p>0,0795166</text:p>
          </table:table-cell>
          <table:table-cell office:value-type="float" office:value="0.380765" calcext:value-type="float">
            <text:p>0,380765</text:p>
          </table:table-cell>
          <table:table-cell office:value-type="float" office:value="0.387428" calcext:value-type="float">
            <text:p>0,387428</text:p>
          </table:table-cell>
          <table:table-cell office:value-type="float" office:value="0.0482793" calcext:value-type="float">
            <text:p>0,0482793</text:p>
          </table:table-cell>
          <table:table-cell office:value-type="float" office:value="0.0442381" calcext:value-type="float">
            <text:p>0,0442381</text:p>
          </table:table-cell>
          <table:table-cell office:value-type="float" office:value="0.0778601" calcext:value-type="float">
            <text:p>0,0778601</text:p>
          </table:table-cell>
          <table:table-cell office:value-type="float" office:value="0.0732018" calcext:value-type="float">
            <text:p>0,0732018</text:p>
          </table:table-cell>
          <table:table-cell office:value-type="float" office:value="0.0389233" calcext:value-type="float">
            <text:p>0,0389233</text:p>
          </table:table-cell>
          <table:table-cell office:value-type="float" office:value="0.0335659" calcext:value-type="float">
            <text:p>0,0335659</text:p>
          </table:table-cell>
          <table:table-cell office:value-type="float" office:value="0.0458244" calcext:value-type="float">
            <text:p>0,0458244</text:p>
          </table:table-cell>
          <table:table-cell office:value-type="float" office:value="0.0433262" calcext:value-type="float">
            <text:p>0,0433262</text:p>
          </table:table-cell>
          <table:table-cell office:value-type="float" office:value="0.0453363" calcext:value-type="float">
            <text:p>0,0453363</text:p>
          </table:table-cell>
          <table:table-cell office:value-type="float" office:value="0.0507974" calcext:value-type="float">
            <text:p>0,0507974</text:p>
          </table:table-cell>
          <table:table-cell office:value-type="float" office:value="0.0390054" calcext:value-type="float">
            <text:p>0,0390054</text:p>
          </table:table-cell>
          <table:table-cell office:value-type="float" office:value="0.0426886" calcext:value-type="float">
            <text:p>0,0426886</text:p>
          </table:table-cell>
        </table:table-row>
        <table:table-row table:style-name="ro1">
          <table:table-cell office:value-type="string" calcext:value-type="string">
            <text:p>100_20_10</text:p>
          </table:table-cell>
          <table:table-cell office:value-type="float" office:value="0.388253" calcext:value-type="float">
            <text:p>0,388253</text:p>
          </table:table-cell>
          <table:table-cell office:value-type="float" office:value="0.422248" calcext:value-type="float">
            <text:p>0,422248</text:p>
          </table:table-cell>
          <table:table-cell office:value-type="float" office:value="0.0504412" calcext:value-type="float">
            <text:p>0,0504412</text:p>
          </table:table-cell>
          <table:table-cell office:value-type="float" office:value="0.0500726" calcext:value-type="float">
            <text:p>0,0500726</text:p>
          </table:table-cell>
          <table:table-cell office:value-type="float" office:value="0.0843308" calcext:value-type="float">
            <text:p>0,0843308</text:p>
          </table:table-cell>
          <table:table-cell office:value-type="float" office:value="0.0875758" calcext:value-type="float">
            <text:p>0,0875758</text:p>
          </table:table-cell>
          <table:table-cell office:value-type="float" office:value="0.330903" calcext:value-type="float">
            <text:p>0,330903</text:p>
          </table:table-cell>
          <table:table-cell office:value-type="float" office:value="0.330629" calcext:value-type="float">
            <text:p>0,330629</text:p>
          </table:table-cell>
          <table:table-cell office:value-type="float" office:value="0.0427861" calcext:value-type="float">
            <text:p>0,0427861</text:p>
          </table:table-cell>
          <table:table-cell office:value-type="float" office:value="0.0706922" calcext:value-type="float">
            <text:p>0,0706922</text:p>
          </table:table-cell>
          <table:table-cell office:value-type="float" office:value="0.076448" calcext:value-type="float">
            <text:p>0,076448</text:p>
          </table:table-cell>
          <table:table-cell office:value-type="float" office:value="0.0591324" calcext:value-type="float">
            <text:p>0,0591324</text:p>
          </table:table-cell>
          <table:table-cell office:value-type="float" office:value="0.0482052" calcext:value-type="float">
            <text:p>0,0482052</text:p>
          </table:table-cell>
          <table:table-cell office:value-type="float" office:value="0.0518352" calcext:value-type="float">
            <text:p>0,0518352</text:p>
          </table:table-cell>
          <table:table-cell office:value-type="float" office:value="0.0436186" calcext:value-type="float">
            <text:p>0,0436186</text:p>
          </table:table-cell>
          <table:table-cell office:value-type="float" office:value="0.0349907" calcext:value-type="float">
            <text:p>0,0349907</text:p>
          </table:table-cell>
          <table:table-cell office:value-type="float" office:value="0.0587276" calcext:value-type="float">
            <text:p>0,0587276</text:p>
          </table:table-cell>
          <table:table-cell office:value-type="float" office:value="0.0614474" calcext:value-type="float">
            <text:p>0,0614474</text:p>
          </table:table-cell>
          <table:table-cell office:value-type="float" office:value="0.0486775" calcext:value-type="float">
            <text:p>0,0486775</text:p>
          </table:table-cell>
          <table:table-cell office:value-type="float" office:value="0.0601902" calcext:value-type="float">
            <text:p>0,0601902</text:p>
          </table:table-cell>
        </table:table-row>
        <table:table-row table:style-name="ro1">
          <table:table-cell office:value-type="string" calcext:value-type="string">
            <text:p>100_20_11</text:p>
          </table:table-cell>
          <table:table-cell office:value-type="float" office:value="0.361785" calcext:value-type="float">
            <text:p>0,361785</text:p>
          </table:table-cell>
          <table:table-cell office:value-type="float" office:value="0.364376" calcext:value-type="float">
            <text:p>0,364376</text:p>
          </table:table-cell>
          <table:table-cell office:value-type="float" office:value="0.0424065" calcext:value-type="float">
            <text:p>0,0424065</text:p>
          </table:table-cell>
          <table:table-cell office:value-type="float" office:value="0.0471491" calcext:value-type="float">
            <text:p>0,0471491</text:p>
          </table:table-cell>
          <table:table-cell office:value-type="float" office:value="0.0752992" calcext:value-type="float">
            <text:p>0,0752992</text:p>
          </table:table-cell>
          <table:table-cell office:value-type="float" office:value="0.0949226" calcext:value-type="float">
            <text:p>0,0949226</text:p>
          </table:table-cell>
          <table:table-cell office:value-type="float" office:value="0.261144" calcext:value-type="float">
            <text:p>0,261144</text:p>
          </table:table-cell>
          <table:table-cell office:value-type="float" office:value="0.262246" calcext:value-type="float">
            <text:p>0,262246</text:p>
          </table:table-cell>
          <table:table-cell office:value-type="float" office:value="0.0534824" calcext:value-type="float">
            <text:p>0,0534824</text:p>
          </table:table-cell>
          <table:table-cell office:value-type="float" office:value="0.0555872" calcext:value-type="float">
            <text:p>0,0555872</text:p>
          </table:table-cell>
          <table:table-cell office:value-type="float" office:value="0.0685421" calcext:value-type="float">
            <text:p>0,0685421</text:p>
          </table:table-cell>
          <table:table-cell office:value-type="float" office:value="0.0685856" calcext:value-type="float">
            <text:p>0,0685856</text:p>
          </table:table-cell>
          <table:table-cell office:value-type="float" office:value="0.0433524" calcext:value-type="float">
            <text:p>0,0433524</text:p>
          </table:table-cell>
          <table:table-cell office:value-type="float" office:value="0.0404999" calcext:value-type="float">
            <text:p>0,0404999</text:p>
          </table:table-cell>
          <table:table-cell office:value-type="float" office:value="0.0305957" calcext:value-type="float">
            <text:p>0,0305957</text:p>
          </table:table-cell>
          <table:table-cell office:value-type="float" office:value="0.0454705" calcext:value-type="float">
            <text:p>0,0454705</text:p>
          </table:table-cell>
          <table:table-cell office:value-type="float" office:value="0.0559473" calcext:value-type="float">
            <text:p>0,0559473</text:p>
          </table:table-cell>
          <table:table-cell office:value-type="float" office:value="0.051835" calcext:value-type="float">
            <text:p>0,051835</text:p>
          </table:table-cell>
          <table:table-cell office:value-type="float" office:value="0.0451016" calcext:value-type="float">
            <text:p>0,0451016</text:p>
          </table:table-cell>
          <table:table-cell office:value-type="float" office:value="0.0467693" calcext:value-type="float">
            <text:p>0,0467693</text:p>
          </table:table-cell>
        </table:table-row>
        <table:table-row table:style-name="ro1">
          <table:table-cell office:value-type="string" calcext:value-type="string">
            <text:p>100_20_12</text:p>
          </table:table-cell>
          <table:table-cell office:value-type="float" office:value="0.441559" calcext:value-type="float">
            <text:p>0,441559</text:p>
          </table:table-cell>
          <table:table-cell office:value-type="float" office:value="0.405728" calcext:value-type="float">
            <text:p>0,405728</text:p>
          </table:table-cell>
          <table:table-cell office:value-type="float" office:value="0.0388474" calcext:value-type="float">
            <text:p>0,0388474</text:p>
          </table:table-cell>
          <table:table-cell office:value-type="float" office:value="0.0387177" calcext:value-type="float">
            <text:p>0,0387177</text:p>
          </table:table-cell>
          <table:table-cell office:value-type="float" office:value="0.071787" calcext:value-type="float">
            <text:p>0,071787</text:p>
          </table:table-cell>
          <table:table-cell office:value-type="float" office:value="0.0803467" calcext:value-type="float">
            <text:p>0,0803467</text:p>
          </table:table-cell>
          <table:table-cell office:value-type="float" office:value="0.313939" calcext:value-type="float">
            <text:p>0,313939</text:p>
          </table:table-cell>
          <table:table-cell office:value-type="float" office:value="0.315072" calcext:value-type="float">
            <text:p>0,315072</text:p>
          </table:table-cell>
          <table:table-cell office:value-type="float" office:value="0.0588957" calcext:value-type="float">
            <text:p>0,0588957</text:p>
          </table:table-cell>
          <table:table-cell office:value-type="float" office:value="0.0335209" calcext:value-type="float">
            <text:p>0,0335209</text:p>
          </table:table-cell>
          <table:table-cell office:value-type="float" office:value="0.0505474" calcext:value-type="float">
            <text:p>0,0505474</text:p>
          </table:table-cell>
          <table:table-cell office:value-type="float" office:value="0.0750061" calcext:value-type="float">
            <text:p>0,0750061</text:p>
          </table:table-cell>
          <table:table-cell office:value-type="float" office:value="0.0371081" calcext:value-type="float">
            <text:p>0,0371081</text:p>
          </table:table-cell>
          <table:table-cell office:value-type="float" office:value="0.0389999" calcext:value-type="float">
            <text:p>0,0389999</text:p>
          </table:table-cell>
          <table:table-cell office:value-type="float" office:value="0.0303817" calcext:value-type="float">
            <text:p>0,0303817</text:p>
          </table:table-cell>
          <table:table-cell office:value-type="float" office:value="0.0453711" calcext:value-type="float">
            <text:p>0,0453711</text:p>
          </table:table-cell>
          <table:table-cell office:value-type="float" office:value="0.0456445" calcext:value-type="float">
            <text:p>0,0456445</text:p>
          </table:table-cell>
          <table:table-cell office:value-type="float" office:value="0.0485049" calcext:value-type="float">
            <text:p>0,0485049</text:p>
          </table:table-cell>
          <table:table-cell office:value-type="float" office:value="0.0536924" calcext:value-type="float">
            <text:p>0,0536924</text:p>
          </table:table-cell>
          <table:table-cell office:value-type="float" office:value="0.0265106" calcext:value-type="float">
            <text:p>0,0265106</text:p>
          </table:table-cell>
        </table:table-row>
        <table:table-row table:style-name="ro1">
          <table:table-cell office:value-type="string" calcext:value-type="string">
            <text:p>100_20_13</text:p>
          </table:table-cell>
          <table:table-cell office:value-type="float" office:value="0.382224" calcext:value-type="float">
            <text:p>0,382224</text:p>
          </table:table-cell>
          <table:table-cell office:value-type="float" office:value="0.415692" calcext:value-type="float">
            <text:p>0,415692</text:p>
          </table:table-cell>
          <table:table-cell office:value-type="float" office:value="0.0473158" calcext:value-type="float">
            <text:p>0,0473158</text:p>
          </table:table-cell>
          <table:table-cell office:value-type="float" office:value="0.0448754" calcext:value-type="float">
            <text:p>0,0448754</text:p>
          </table:table-cell>
          <table:table-cell office:value-type="float" office:value="0.0882067" calcext:value-type="float">
            <text:p>0,0882067</text:p>
          </table:table-cell>
          <table:table-cell office:value-type="float" office:value="0.096065" calcext:value-type="float">
            <text:p>0,096065</text:p>
          </table:table-cell>
          <table:table-cell office:value-type="float" office:value="0.372436" calcext:value-type="float">
            <text:p>0,372436</text:p>
          </table:table-cell>
          <table:table-cell office:value-type="float" office:value="0.37494" calcext:value-type="float">
            <text:p>0,37494</text:p>
          </table:table-cell>
          <table:table-cell office:value-type="float" office:value="0.0391253" calcext:value-type="float">
            <text:p>0,0391253</text:p>
          </table:table-cell>
          <table:table-cell office:value-type="float" office:value="0.0467501" calcext:value-type="float">
            <text:p>0,0467501</text:p>
          </table:table-cell>
          <table:table-cell office:value-type="float" office:value="0.0869298" calcext:value-type="float">
            <text:p>0,0869298</text:p>
          </table:table-cell>
          <table:table-cell office:value-type="float" office:value="0.0690139" calcext:value-type="float">
            <text:p>0,0690139</text:p>
          </table:table-cell>
          <table:table-cell office:value-type="float" office:value="0.0499051" calcext:value-type="float">
            <text:p>0,0499051</text:p>
          </table:table-cell>
          <table:table-cell office:value-type="float" office:value="0.0474817" calcext:value-type="float">
            <text:p>0,0474817</text:p>
          </table:table-cell>
          <table:table-cell office:value-type="float" office:value="0.0574459" calcext:value-type="float">
            <text:p>0,0574459</text:p>
          </table:table-cell>
          <table:table-cell office:value-type="float" office:value="0.0402095" calcext:value-type="float">
            <text:p>0,0402095</text:p>
          </table:table-cell>
          <table:table-cell office:value-type="float" office:value="0.0554895" calcext:value-type="float">
            <text:p>0,0554895</text:p>
          </table:table-cell>
          <table:table-cell office:value-type="float" office:value="0.0618643" calcext:value-type="float">
            <text:p>0,0618643</text:p>
          </table:table-cell>
          <table:table-cell office:value-type="float" office:value="0.0580665" calcext:value-type="float">
            <text:p>0,0580665</text:p>
          </table:table-cell>
          <table:table-cell office:value-type="float" office:value="0.0443307" calcext:value-type="float">
            <text:p>0,0443307</text:p>
          </table:table-cell>
        </table:table-row>
        <table:table-row table:style-name="ro1">
          <table:table-cell office:value-type="string" calcext:value-type="string">
            <text:p>100_20_14</text:p>
          </table:table-cell>
          <table:table-cell office:value-type="float" office:value="0.42723" calcext:value-type="float">
            <text:p>0,42723</text:p>
          </table:table-cell>
          <table:table-cell office:value-type="float" office:value="0.421322" calcext:value-type="float">
            <text:p>0,421322</text:p>
          </table:table-cell>
          <table:table-cell office:value-type="float" office:value="0.0394202" calcext:value-type="float">
            <text:p>0,0394202</text:p>
          </table:table-cell>
          <table:table-cell office:value-type="float" office:value="0.0402252" calcext:value-type="float">
            <text:p>0,0402252</text:p>
          </table:table-cell>
          <table:table-cell office:value-type="float" office:value="0.0602679" calcext:value-type="float">
            <text:p>0,0602679</text:p>
          </table:table-cell>
          <table:table-cell office:value-type="float" office:value="0.071729" calcext:value-type="float">
            <text:p>0,071729</text:p>
          </table:table-cell>
          <table:table-cell table:number-columns-repeated="2" office:value-type="float" office:value="0.389744" calcext:value-type="float">
            <text:p>0,389744</text:p>
          </table:table-cell>
          <table:table-cell office:value-type="float" office:value="0.0385673" calcext:value-type="float">
            <text:p>0,0385673</text:p>
          </table:table-cell>
          <table:table-cell office:value-type="float" office:value="0.0456004" calcext:value-type="float">
            <text:p>0,0456004</text:p>
          </table:table-cell>
          <table:table-cell office:value-type="float" office:value="0.0437915" calcext:value-type="float">
            <text:p>0,0437915</text:p>
          </table:table-cell>
          <table:table-cell office:value-type="float" office:value="0.070153" calcext:value-type="float">
            <text:p>0,070153</text:p>
          </table:table-cell>
          <table:table-cell office:value-type="float" office:value="0.0330816" calcext:value-type="float">
            <text:p>0,0330816</text:p>
          </table:table-cell>
          <table:table-cell office:value-type="float" office:value="0.0347775" calcext:value-type="float">
            <text:p>0,0347775</text:p>
          </table:table-cell>
          <table:table-cell office:value-type="float" office:value="0.0291672" calcext:value-type="float">
            <text:p>0,0291672</text:p>
          </table:table-cell>
          <table:table-cell office:value-type="float" office:value="0.0407196" calcext:value-type="float">
            <text:p>0,0407196</text:p>
          </table:table-cell>
          <table:table-cell office:value-type="float" office:value="0.0408676" calcext:value-type="float">
            <text:p>0,0408676</text:p>
          </table:table-cell>
          <table:table-cell office:value-type="float" office:value="0.0422763" calcext:value-type="float">
            <text:p>0,0422763</text:p>
          </table:table-cell>
          <table:table-cell office:value-type="float" office:value="0.0437225" calcext:value-type="float">
            <text:p>0,0437225</text:p>
          </table:table-cell>
          <table:table-cell office:value-type="float" office:value="0.0437687" calcext:value-type="float">
            <text:p>0,0437687</text:p>
          </table:table-cell>
        </table:table-row>
        <table:table-row table:style-name="ro1">
          <table:table-cell office:value-type="string" calcext:value-type="string">
            <text:p>100_20_15</text:p>
          </table:table-cell>
          <table:table-cell office:value-type="float" office:value="0.492353" calcext:value-type="float">
            <text:p>0,492353</text:p>
          </table:table-cell>
          <table:table-cell office:value-type="float" office:value="0.456765" calcext:value-type="float">
            <text:p>0,456765</text:p>
          </table:table-cell>
          <table:table-cell office:value-type="float" office:value="0.0408587" calcext:value-type="float">
            <text:p>0,0408587</text:p>
          </table:table-cell>
          <table:table-cell office:value-type="float" office:value="0.0468105" calcext:value-type="float">
            <text:p>0,0468105</text:p>
          </table:table-cell>
          <table:table-cell office:value-type="float" office:value="0.0750362" calcext:value-type="float">
            <text:p>0,0750362</text:p>
          </table:table-cell>
          <table:table-cell office:value-type="float" office:value="0.0900251" calcext:value-type="float">
            <text:p>0,0900251</text:p>
          </table:table-cell>
          <table:table-cell office:value-type="float" office:value="0.400254" calcext:value-type="float">
            <text:p>0,400254</text:p>
          </table:table-cell>
          <table:table-cell office:value-type="float" office:value="0.407651" calcext:value-type="float">
            <text:p>0,407651</text:p>
          </table:table-cell>
          <table:table-cell office:value-type="float" office:value="0.0441945" calcext:value-type="float">
            <text:p>0,0441945</text:p>
          </table:table-cell>
          <table:table-cell office:value-type="float" office:value="0.0547442" calcext:value-type="float">
            <text:p>0,0547442</text:p>
          </table:table-cell>
          <table:table-cell office:value-type="float" office:value="0.086474" calcext:value-type="float">
            <text:p>0,086474</text:p>
          </table:table-cell>
          <table:table-cell office:value-type="float" office:value="0.0997937" calcext:value-type="float">
            <text:p>0,0997937</text:p>
          </table:table-cell>
          <table:table-cell office:value-type="float" office:value="0.043345" calcext:value-type="float">
            <text:p>0,043345</text:p>
          </table:table-cell>
          <table:table-cell office:value-type="float" office:value="0.0394579" calcext:value-type="float">
            <text:p>0,0394579</text:p>
          </table:table-cell>
          <table:table-cell office:value-type="float" office:value="0.0497861" calcext:value-type="float">
            <text:p>0,0497861</text:p>
          </table:table-cell>
          <table:table-cell office:value-type="float" office:value="0.0469927" calcext:value-type="float">
            <text:p>0,0469927</text:p>
          </table:table-cell>
          <table:table-cell office:value-type="float" office:value="0.050245" calcext:value-type="float">
            <text:p>0,050245</text:p>
          </table:table-cell>
          <table:table-cell office:value-type="float" office:value="0.0529562" calcext:value-type="float">
            <text:p>0,0529562</text:p>
          </table:table-cell>
          <table:table-cell office:value-type="float" office:value="0.0411858" calcext:value-type="float">
            <text:p>0,0411858</text:p>
          </table:table-cell>
          <table:table-cell office:value-type="float" office:value="0.0433347" calcext:value-type="float">
            <text:p>0,0433347</text:p>
          </table:table-cell>
        </table:table-row>
        <table:table-row table:style-name="ro1">
          <table:table-cell office:value-type="string" calcext:value-type="string">
            <text:p>100_20_16</text:p>
          </table:table-cell>
          <table:table-cell office:value-type="float" office:value="0.375284" calcext:value-type="float">
            <text:p>0,375284</text:p>
          </table:table-cell>
          <table:table-cell office:value-type="float" office:value="0.39403" calcext:value-type="float">
            <text:p>0,39403</text:p>
          </table:table-cell>
          <table:table-cell office:value-type="float" office:value="0.0561949" calcext:value-type="float">
            <text:p>0,0561949</text:p>
          </table:table-cell>
          <table:table-cell office:value-type="float" office:value="0.0494137" calcext:value-type="float">
            <text:p>0,0494137</text:p>
          </table:table-cell>
          <table:table-cell office:value-type="float" office:value="0.0938056" calcext:value-type="float">
            <text:p>0,0938056</text:p>
          </table:table-cell>
          <table:table-cell office:value-type="float" office:value="0.0978656" calcext:value-type="float">
            <text:p>0,0978656</text:p>
          </table:table-cell>
          <table:table-cell office:value-type="float" office:value="0.409053" calcext:value-type="float">
            <text:p>0,409053</text:p>
          </table:table-cell>
          <table:table-cell office:value-type="float" office:value="0.400795" calcext:value-type="float">
            <text:p>0,400795</text:p>
          </table:table-cell>
          <table:table-cell office:value-type="float" office:value="0.0402767" calcext:value-type="float">
            <text:p>0,0402767</text:p>
          </table:table-cell>
          <table:table-cell office:value-type="float" office:value="0.0440454" calcext:value-type="float">
            <text:p>0,0440454</text:p>
          </table:table-cell>
          <table:table-cell office:value-type="float" office:value="0.0663513" calcext:value-type="float">
            <text:p>0,0663513</text:p>
          </table:table-cell>
          <table:table-cell office:value-type="float" office:value="0.0715664" calcext:value-type="float">
            <text:p>0,0715664</text:p>
          </table:table-cell>
          <table:table-cell office:value-type="float" office:value="0.0471873" calcext:value-type="float">
            <text:p>0,0471873</text:p>
          </table:table-cell>
          <table:table-cell office:value-type="float" office:value="0.0520495" calcext:value-type="float">
            <text:p>0,0520495</text:p>
          </table:table-cell>
          <table:table-cell office:value-type="float" office:value="0.0457939" calcext:value-type="float">
            <text:p>0,0457939</text:p>
          </table:table-cell>
          <table:table-cell office:value-type="float" office:value="0.0505651" calcext:value-type="float">
            <text:p>0,0505651</text:p>
          </table:table-cell>
          <table:table-cell office:value-type="float" office:value="0.0601623" calcext:value-type="float">
            <text:p>0,0601623</text:p>
          </table:table-cell>
          <table:table-cell office:value-type="float" office:value="0.0628879" calcext:value-type="float">
            <text:p>0,0628879</text:p>
          </table:table-cell>
          <table:table-cell office:value-type="float" office:value="0.053858" calcext:value-type="float">
            <text:p>0,053858</text:p>
          </table:table-cell>
          <table:table-cell office:value-type="float" office:value="0.0501402" calcext:value-type="float">
            <text:p>0,0501402</text:p>
          </table:table-cell>
        </table:table-row>
        <table:table-row table:style-name="ro1">
          <table:table-cell office:value-type="string" calcext:value-type="string">
            <text:p>100_20_17</text:p>
          </table:table-cell>
          <table:table-cell office:value-type="float" office:value="0.424775" calcext:value-type="float">
            <text:p>0,424775</text:p>
          </table:table-cell>
          <table:table-cell office:value-type="float" office:value="0.400394" calcext:value-type="float">
            <text:p>0,400394</text:p>
          </table:table-cell>
          <table:table-cell office:value-type="float" office:value="0.046256" calcext:value-type="float">
            <text:p>0,046256</text:p>
          </table:table-cell>
          <table:table-cell office:value-type="float" office:value="0.0453447" calcext:value-type="float">
            <text:p>0,0453447</text:p>
          </table:table-cell>
          <table:table-cell office:value-type="float" office:value="0.0825337" calcext:value-type="float">
            <text:p>0,0825337</text:p>
          </table:table-cell>
          <table:table-cell office:value-type="float" office:value="0.0909583" calcext:value-type="float">
            <text:p>0,0909583</text:p>
          </table:table-cell>
          <table:table-cell office:value-type="float" office:value="0.409012" calcext:value-type="float">
            <text:p>0,409012</text:p>
          </table:table-cell>
          <table:table-cell office:value-type="float" office:value="0.435385" calcext:value-type="float">
            <text:p>0,435385</text:p>
          </table:table-cell>
          <table:table-cell office:value-type="float" office:value="0.0493787" calcext:value-type="float">
            <text:p>0,0493787</text:p>
          </table:table-cell>
          <table:table-cell office:value-type="float" office:value="0.0342745" calcext:value-type="float">
            <text:p>0,0342745</text:p>
          </table:table-cell>
          <table:table-cell office:value-type="float" office:value="0.0612472" calcext:value-type="float">
            <text:p>0,0612472</text:p>
          </table:table-cell>
          <table:table-cell office:value-type="float" office:value="0.0757196" calcext:value-type="float">
            <text:p>0,0757196</text:p>
          </table:table-cell>
          <table:table-cell office:value-type="float" office:value="0.0476505" calcext:value-type="float">
            <text:p>0,0476505</text:p>
          </table:table-cell>
          <table:table-cell office:value-type="float" office:value="0.0397255" calcext:value-type="float">
            <text:p>0,0397255</text:p>
          </table:table-cell>
          <table:table-cell office:value-type="float" office:value="0.0399989" calcext:value-type="float">
            <text:p>0,0399989</text:p>
          </table:table-cell>
          <table:table-cell office:value-type="float" office:value="0.0465603" calcext:value-type="float">
            <text:p>0,0465603</text:p>
          </table:table-cell>
          <table:table-cell office:value-type="float" office:value="0.0571322" calcext:value-type="float">
            <text:p>0,0571322</text:p>
          </table:table-cell>
          <table:table-cell office:value-type="float" office:value="0.0533075" calcext:value-type="float">
            <text:p>0,0533075</text:p>
          </table:table-cell>
          <table:table-cell office:value-type="float" office:value="0.0596028" calcext:value-type="float">
            <text:p>0,0596028</text:p>
          </table:table-cell>
          <table:table-cell office:value-type="float" office:value="0.0538166" calcext:value-type="float">
            <text:p>0,0538166</text:p>
          </table:table-cell>
        </table:table-row>
        <table:table-row table:style-name="ro1">
          <table:table-cell office:value-type="string" calcext:value-type="string">
            <text:p>100_20_18</text:p>
          </table:table-cell>
          <table:table-cell office:value-type="float" office:value="0.410325" calcext:value-type="float">
            <text:p>0,410325</text:p>
          </table:table-cell>
          <table:table-cell office:value-type="float" office:value="0.402067" calcext:value-type="float">
            <text:p>0,402067</text:p>
          </table:table-cell>
          <table:table-cell office:value-type="float" office:value="0.0445113" calcext:value-type="float">
            <text:p>0,0445113</text:p>
          </table:table-cell>
          <table:table-cell office:value-type="float" office:value="0.0433254" calcext:value-type="float">
            <text:p>0,0433254</text:p>
          </table:table-cell>
          <table:table-cell office:value-type="float" office:value="0.0763576" calcext:value-type="float">
            <text:p>0,0763576</text:p>
          </table:table-cell>
          <table:table-cell office:value-type="float" office:value="0.0914178" calcext:value-type="float">
            <text:p>0,0914178</text:p>
          </table:table-cell>
          <table:table-cell office:value-type="float" office:value="0.325052" calcext:value-type="float">
            <text:p>0,325052</text:p>
          </table:table-cell>
          <table:table-cell office:value-type="float" office:value="0.315577" calcext:value-type="float">
            <text:p>0,315577</text:p>
          </table:table-cell>
          <table:table-cell office:value-type="float" office:value="0.0477486" calcext:value-type="float">
            <text:p>0,0477486</text:p>
          </table:table-cell>
          <table:table-cell office:value-type="float" office:value="0.0442108" calcext:value-type="float">
            <text:p>0,0442108</text:p>
          </table:table-cell>
          <table:table-cell office:value-type="float" office:value="0.0576905" calcext:value-type="float">
            <text:p>0,0576905</text:p>
          </table:table-cell>
          <table:table-cell office:value-type="float" office:value="0.0604717" calcext:value-type="float">
            <text:p>0,0604717</text:p>
          </table:table-cell>
          <table:table-cell office:value-type="float" office:value="0.0423232" calcext:value-type="float">
            <text:p>0,0423232</text:p>
          </table:table-cell>
          <table:table-cell office:value-type="float" office:value="0.0438572" calcext:value-type="float">
            <text:p>0,0438572</text:p>
          </table:table-cell>
          <table:table-cell office:value-type="float" office:value="0.0470491" calcext:value-type="float">
            <text:p>0,0470491</text:p>
          </table:table-cell>
          <table:table-cell office:value-type="float" office:value="0.0669667" calcext:value-type="float">
            <text:p>0,0669667</text:p>
          </table:table-cell>
          <table:table-cell office:value-type="float" office:value="0.0481001" calcext:value-type="float">
            <text:p>0,0481001</text:p>
          </table:table-cell>
          <table:table-cell office:value-type="float" office:value="0.0529602" calcext:value-type="float">
            <text:p>0,0529602</text:p>
          </table:table-cell>
          <table:table-cell office:value-type="float" office:value="0.0342081" calcext:value-type="float">
            <text:p>0,0342081</text:p>
          </table:table-cell>
          <table:table-cell office:value-type="float" office:value="0.0397668" calcext:value-type="float">
            <text:p>0,0397668</text:p>
          </table:table-cell>
        </table:table-row>
        <table:table-row table:style-name="ro1">
          <table:table-cell office:value-type="string" calcext:value-type="string">
            <text:p>100_20_19</text:p>
          </table:table-cell>
          <table:table-cell office:value-type="float" office:value="0.409427" calcext:value-type="float">
            <text:p>0,409427</text:p>
          </table:table-cell>
          <table:table-cell office:value-type="float" office:value="0.455249" calcext:value-type="float">
            <text:p>0,455249</text:p>
          </table:table-cell>
          <table:table-cell office:value-type="float" office:value="0.0455138" calcext:value-type="float">
            <text:p>0,0455138</text:p>
          </table:table-cell>
          <table:table-cell office:value-type="float" office:value="0.0541257" calcext:value-type="float">
            <text:p>0,0541257</text:p>
          </table:table-cell>
          <table:table-cell office:value-type="float" office:value="0.100643" calcext:value-type="float">
            <text:p>0,100643</text:p>
          </table:table-cell>
          <table:table-cell office:value-type="float" office:value="0.108793" calcext:value-type="float">
            <text:p>0,108793</text:p>
          </table:table-cell>
          <table:table-cell office:value-type="float" office:value="0.316458" calcext:value-type="float">
            <text:p>0,316458</text:p>
          </table:table-cell>
          <table:table-cell office:value-type="float" office:value="0.346691" calcext:value-type="float">
            <text:p>0,346691</text:p>
          </table:table-cell>
          <table:table-cell office:value-type="float" office:value="0.0282376" calcext:value-type="float">
            <text:p>0,0282376</text:p>
          </table:table-cell>
          <table:table-cell office:value-type="float" office:value="0.0474426" calcext:value-type="float">
            <text:p>0,0474426</text:p>
          </table:table-cell>
          <table:table-cell office:value-type="float" office:value="0.0675123" calcext:value-type="float">
            <text:p>0,0675123</text:p>
          </table:table-cell>
          <table:table-cell office:value-type="float" office:value="0.0746746" calcext:value-type="float">
            <text:p>0,0746746</text:p>
          </table:table-cell>
          <table:table-cell office:value-type="float" office:value="0.0521301" calcext:value-type="float">
            <text:p>0,0521301</text:p>
          </table:table-cell>
          <table:table-cell office:value-type="float" office:value="0.0615166" calcext:value-type="float">
            <text:p>0,0615166</text:p>
          </table:table-cell>
          <table:table-cell office:value-type="float" office:value="0.0584904" calcext:value-type="float">
            <text:p>0,0584904</text:p>
          </table:table-cell>
          <table:table-cell office:value-type="float" office:value="0.0422299" calcext:value-type="float">
            <text:p>0,0422299</text:p>
          </table:table-cell>
          <table:table-cell office:value-type="float" office:value="0.0609049" calcext:value-type="float">
            <text:p>0,0609049</text:p>
          </table:table-cell>
          <table:table-cell office:value-type="float" office:value="0.0679963" calcext:value-type="float">
            <text:p>0,0679963</text:p>
          </table:table-cell>
          <table:table-cell office:value-type="float" office:value="0.0818465" calcext:value-type="float">
            <text:p>0,0818465</text:p>
          </table:table-cell>
          <table:table-cell office:value-type="float" office:value="0.0550859" calcext:value-type="float">
            <text:p>0,0550859</text:p>
          </table:table-cell>
        </table:table-row>
        <table:table-row table:style-name="ro1">
          <table:table-cell office:value-type="string" calcext:value-type="string">
            <text:p>100_20_20</text:p>
          </table:table-cell>
          <table:table-cell office:value-type="float" office:value="0.408395" calcext:value-type="float">
            <text:p>0,408395</text:p>
          </table:table-cell>
          <table:table-cell office:value-type="float" office:value="0.41626" calcext:value-type="float">
            <text:p>0,41626</text:p>
          </table:table-cell>
          <table:table-cell office:value-type="float" office:value="0.047919" calcext:value-type="float">
            <text:p>0,047919</text:p>
          </table:table-cell>
          <table:table-cell office:value-type="float" office:value="0.0443547" calcext:value-type="float">
            <text:p>0,0443547</text:p>
          </table:table-cell>
          <table:table-cell office:value-type="float" office:value="0.0859527" calcext:value-type="float">
            <text:p>0,0859527</text:p>
          </table:table-cell>
          <table:table-cell office:value-type="float" office:value="0.0964219" calcext:value-type="float">
            <text:p>0,0964219</text:p>
          </table:table-cell>
          <table:table-cell office:value-type="float" office:value="0.232909" calcext:value-type="float">
            <text:p>0,232909</text:p>
          </table:table-cell>
          <table:table-cell office:value-type="float" office:value="0.232302" calcext:value-type="float">
            <text:p>0,232302</text:p>
          </table:table-cell>
          <table:table-cell office:value-type="float" office:value="0.0387619" calcext:value-type="float">
            <text:p>0,0387619</text:p>
          </table:table-cell>
          <table:table-cell office:value-type="float" office:value="0.0411962" calcext:value-type="float">
            <text:p>0,0411962</text:p>
          </table:table-cell>
          <table:table-cell office:value-type="float" office:value="0.0494381" calcext:value-type="float">
            <text:p>0,0494381</text:p>
          </table:table-cell>
          <table:table-cell office:value-type="float" office:value="0.0411978" calcext:value-type="float">
            <text:p>0,0411978</text:p>
          </table:table-cell>
          <table:table-cell office:value-type="float" office:value="0.0436093" calcext:value-type="float">
            <text:p>0,0436093</text:p>
          </table:table-cell>
          <table:table-cell office:value-type="float" office:value="0.0512563" calcext:value-type="float">
            <text:p>0,0512563</text:p>
          </table:table-cell>
          <table:table-cell office:value-type="float" office:value="0.0624164" calcext:value-type="float">
            <text:p>0,0624164</text:p>
          </table:table-cell>
          <table:table-cell office:value-type="float" office:value="0.0433735" calcext:value-type="float">
            <text:p>0,0433735</text:p>
          </table:table-cell>
          <table:table-cell office:value-type="float" office:value="0.0578009" calcext:value-type="float">
            <text:p>0,0578009</text:p>
          </table:table-cell>
          <table:table-cell office:value-type="float" office:value="0.0561182" calcext:value-type="float">
            <text:p>0,0561182</text:p>
          </table:table-cell>
          <table:table-cell office:value-type="float" office:value="0.0327639" calcext:value-type="float">
            <text:p>0,0327639</text:p>
          </table:table-cell>
          <table:table-cell office:value-type="float" office:value="0.0377423" calcext:value-type="float">
            <text:p>0,0377423</text:p>
          </table:table-cell>
        </table:table-row>
        <table:table-row table:style-name="ro1">
          <table:table-cell office:value-type="string" calcext:value-type="string">
            <text:p>100_20_21</text:p>
          </table:table-cell>
          <table:table-cell office:value-type="float" office:value="0.394804" calcext:value-type="float">
            <text:p>0,394804</text:p>
          </table:table-cell>
          <table:table-cell office:value-type="float" office:value="0.390057" calcext:value-type="float">
            <text:p>0,390057</text:p>
          </table:table-cell>
          <table:table-cell office:value-type="float" office:value="0.0545953" calcext:value-type="float">
            <text:p>0,0545953</text:p>
          </table:table-cell>
          <table:table-cell office:value-type="float" office:value="0.0496794" calcext:value-type="float">
            <text:p>0,0496794</text:p>
          </table:table-cell>
          <table:table-cell office:value-type="float" office:value="0.0936482" calcext:value-type="float">
            <text:p>0,0936482</text:p>
          </table:table-cell>
          <table:table-cell office:value-type="float" office:value="0.101236" calcext:value-type="float">
            <text:p>0,101236</text:p>
          </table:table-cell>
          <table:table-cell office:value-type="float" office:value="0.246643" calcext:value-type="float">
            <text:p>0,246643</text:p>
          </table:table-cell>
          <table:table-cell office:value-type="float" office:value="0.248844" calcext:value-type="float">
            <text:p>0,248844</text:p>
          </table:table-cell>
          <table:table-cell office:value-type="float" office:value="0.0519501" calcext:value-type="float">
            <text:p>0,0519501</text:p>
          </table:table-cell>
          <table:table-cell office:value-type="float" office:value="0.0686037" calcext:value-type="float">
            <text:p>0,0686037</text:p>
          </table:table-cell>
          <table:table-cell office:value-type="float" office:value="0.0700226" calcext:value-type="float">
            <text:p>0,0700226</text:p>
          </table:table-cell>
          <table:table-cell office:value-type="float" office:value="0.0786984" calcext:value-type="float">
            <text:p>0,0786984</text:p>
          </table:table-cell>
          <table:table-cell office:value-type="float" office:value="0.0575191" calcext:value-type="float">
            <text:p>0,0575191</text:p>
          </table:table-cell>
          <table:table-cell office:value-type="float" office:value="0.0548025" calcext:value-type="float">
            <text:p>0,0548025</text:p>
          </table:table-cell>
          <table:table-cell office:value-type="float" office:value="0.0541969" calcext:value-type="float">
            <text:p>0,0541969</text:p>
          </table:table-cell>
          <table:table-cell office:value-type="float" office:value="0.0501679" calcext:value-type="float">
            <text:p>0,0501679</text:p>
          </table:table-cell>
          <table:table-cell office:value-type="float" office:value="0.0604165" calcext:value-type="float">
            <text:p>0,0604165</text:p>
          </table:table-cell>
          <table:table-cell office:value-type="float" office:value="0.0655121" calcext:value-type="float">
            <text:p>0,0655121</text:p>
          </table:table-cell>
          <table:table-cell office:value-type="float" office:value="0.0529547" calcext:value-type="float">
            <text:p>0,0529547</text:p>
          </table:table-cell>
          <table:table-cell office:value-type="float" office:value="0.0633835" calcext:value-type="float">
            <text:p>0,0633835</text:p>
          </table:table-cell>
        </table:table-row>
        <table:table-row table:style-name="ro1">
          <table:table-cell office:value-type="string" calcext:value-type="string">
            <text:p>100_20_22</text:p>
          </table:table-cell>
          <table:table-cell office:value-type="float" office:value="0.378189" calcext:value-type="float">
            <text:p>0,378189</text:p>
          </table:table-cell>
          <table:table-cell office:value-type="float" office:value="0.37651" calcext:value-type="float">
            <text:p>0,37651</text:p>
          </table:table-cell>
          <table:table-cell office:value-type="float" office:value="0.0417469" calcext:value-type="float">
            <text:p>0,0417469</text:p>
          </table:table-cell>
          <table:table-cell office:value-type="float" office:value="0.0483284" calcext:value-type="float">
            <text:p>0,0483284</text:p>
          </table:table-cell>
          <table:table-cell office:value-type="float" office:value="0.0721542" calcext:value-type="float">
            <text:p>0,0721542</text:p>
          </table:table-cell>
          <table:table-cell office:value-type="float" office:value="0.0819537" calcext:value-type="float">
            <text:p>0,0819537</text:p>
          </table:table-cell>
          <table:table-cell office:value-type="float" office:value="0.393606" calcext:value-type="float">
            <text:p>0,393606</text:p>
          </table:table-cell>
          <table:table-cell office:value-type="float" office:value="0.404111" calcext:value-type="float">
            <text:p>0,404111</text:p>
          </table:table-cell>
          <table:table-cell office:value-type="float" office:value="0.0425977" calcext:value-type="float">
            <text:p>0,0425977</text:p>
          </table:table-cell>
          <table:table-cell office:value-type="float" office:value="0.047319" calcext:value-type="float">
            <text:p>0,047319</text:p>
          </table:table-cell>
          <table:table-cell office:value-type="float" office:value="0.0636943" calcext:value-type="float">
            <text:p>0,0636943</text:p>
          </table:table-cell>
          <table:table-cell office:value-type="float" office:value="0.0683226" calcext:value-type="float">
            <text:p>0,0683226</text:p>
          </table:table-cell>
          <table:table-cell office:value-type="float" office:value="0.0471381" calcext:value-type="float">
            <text:p>0,0471381</text:p>
          </table:table-cell>
          <table:table-cell office:value-type="float" office:value="0.0463557" calcext:value-type="float">
            <text:p>0,0463557</text:p>
          </table:table-cell>
          <table:table-cell office:value-type="float" office:value="0.0461305" calcext:value-type="float">
            <text:p>0,0461305</text:p>
          </table:table-cell>
          <table:table-cell office:value-type="float" office:value="0.0480078" calcext:value-type="float">
            <text:p>0,0480078</text:p>
          </table:table-cell>
          <table:table-cell office:value-type="float" office:value="0.0563356" calcext:value-type="float">
            <text:p>0,0563356</text:p>
          </table:table-cell>
          <table:table-cell office:value-type="float" office:value="0.0567406" calcext:value-type="float">
            <text:p>0,0567406</text:p>
          </table:table-cell>
          <table:table-cell office:value-type="float" office:value="0.0438494" calcext:value-type="float">
            <text:p>0,0438494</text:p>
          </table:table-cell>
          <table:table-cell office:value-type="float" office:value="0.0519485" calcext:value-type="float">
            <text:p>0,0519485</text:p>
          </table:table-cell>
        </table:table-row>
        <table:table-row table:style-name="ro1">
          <table:table-cell office:value-type="string" calcext:value-type="string">
            <text:p>100_20_23</text:p>
          </table:table-cell>
          <table:table-cell office:value-type="float" office:value="0.421503" calcext:value-type="float">
            <text:p>0,421503</text:p>
          </table:table-cell>
          <table:table-cell office:value-type="float" office:value="0.399903" calcext:value-type="float">
            <text:p>0,399903</text:p>
          </table:table-cell>
          <table:table-cell office:value-type="float" office:value="0.0609456" calcext:value-type="float">
            <text:p>0,0609456</text:p>
          </table:table-cell>
          <table:table-cell office:value-type="float" office:value="0.0518592" calcext:value-type="float">
            <text:p>0,0518592</text:p>
          </table:table-cell>
          <table:table-cell office:value-type="float" office:value="0.0896347" calcext:value-type="float">
            <text:p>0,0896347</text:p>
          </table:table-cell>
          <table:table-cell office:value-type="float" office:value="0.0976489" calcext:value-type="float">
            <text:p>0,0976489</text:p>
          </table:table-cell>
          <table:table-cell office:value-type="float" office:value="0.339225" calcext:value-type="float">
            <text:p>0,339225</text:p>
          </table:table-cell>
          <table:table-cell office:value-type="float" office:value="0.339121" calcext:value-type="float">
            <text:p>0,339121</text:p>
          </table:table-cell>
          <table:table-cell office:value-type="float" office:value="0.0466503" calcext:value-type="float">
            <text:p>0,0466503</text:p>
          </table:table-cell>
          <table:table-cell office:value-type="float" office:value="0.0668034" calcext:value-type="float">
            <text:p>0,0668034</text:p>
          </table:table-cell>
          <table:table-cell office:value-type="float" office:value="0.0840116" calcext:value-type="float">
            <text:p>0,0840116</text:p>
          </table:table-cell>
          <table:table-cell office:value-type="float" office:value="0.0880868" calcext:value-type="float">
            <text:p>0,0880868</text:p>
          </table:table-cell>
          <table:table-cell office:value-type="float" office:value="0.0505178" calcext:value-type="float">
            <text:p>0,0505178</text:p>
          </table:table-cell>
          <table:table-cell office:value-type="float" office:value="0.050519" calcext:value-type="float">
            <text:p>0,050519</text:p>
          </table:table-cell>
          <table:table-cell office:value-type="float" office:value="0.0481577" calcext:value-type="float">
            <text:p>0,0481577</text:p>
          </table:table-cell>
          <table:table-cell office:value-type="float" office:value="0.058071" calcext:value-type="float">
            <text:p>0,058071</text:p>
          </table:table-cell>
          <table:table-cell office:value-type="float" office:value="0.0553687" calcext:value-type="float">
            <text:p>0,0553687</text:p>
          </table:table-cell>
          <table:table-cell office:value-type="float" office:value="0.06252" calcext:value-type="float">
            <text:p>0,06252</text:p>
          </table:table-cell>
          <table:table-cell office:value-type="float" office:value="0.0543448" calcext:value-type="float">
            <text:p>0,0543448</text:p>
          </table:table-cell>
          <table:table-cell office:value-type="float" office:value="0.0619988" calcext:value-type="float">
            <text:p>0,0619988</text:p>
          </table:table-cell>
        </table:table-row>
        <table:table-row table:style-name="ro1">
          <table:table-cell office:value-type="string" calcext:value-type="string">
            <text:p>100_20_24</text:p>
          </table:table-cell>
          <table:table-cell office:value-type="float" office:value="0.440855" calcext:value-type="float">
            <text:p>0,440855</text:p>
          </table:table-cell>
          <table:table-cell office:value-type="float" office:value="0.441125" calcext:value-type="float">
            <text:p>0,441125</text:p>
          </table:table-cell>
          <table:table-cell office:value-type="float" office:value="0.0491046" calcext:value-type="float">
            <text:p>0,0491046</text:p>
          </table:table-cell>
          <table:table-cell office:value-type="float" office:value="0.0512144" calcext:value-type="float">
            <text:p>0,0512144</text:p>
          </table:table-cell>
          <table:table-cell office:value-type="float" office:value="0.0910032" calcext:value-type="float">
            <text:p>0,0910032</text:p>
          </table:table-cell>
          <table:table-cell office:value-type="float" office:value="0.098884" calcext:value-type="float">
            <text:p>0,098884</text:p>
          </table:table-cell>
          <table:table-cell office:value-type="float" office:value="0.416927" calcext:value-type="float">
            <text:p>0,416927</text:p>
          </table:table-cell>
          <table:table-cell office:value-type="float" office:value="0.424741" calcext:value-type="float">
            <text:p>0,424741</text:p>
          </table:table-cell>
          <table:table-cell office:value-type="float" office:value="0.0524905" calcext:value-type="float">
            <text:p>0,0524905</text:p>
          </table:table-cell>
          <table:table-cell office:value-type="float" office:value="0.0632863" calcext:value-type="float">
            <text:p>0,0632863</text:p>
          </table:table-cell>
          <table:table-cell office:value-type="float" office:value="0.0926811" calcext:value-type="float">
            <text:p>0,0926811</text:p>
          </table:table-cell>
          <table:table-cell office:value-type="float" office:value="0.0854107" calcext:value-type="float">
            <text:p>0,0854107</text:p>
          </table:table-cell>
          <table:table-cell office:value-type="float" office:value="0.0480932" calcext:value-type="float">
            <text:p>0,0480932</text:p>
          </table:table-cell>
          <table:table-cell office:value-type="float" office:value="0.0528232" calcext:value-type="float">
            <text:p>0,0528232</text:p>
          </table:table-cell>
          <table:table-cell office:value-type="float" office:value="0.0468436" calcext:value-type="float">
            <text:p>0,0468436</text:p>
          </table:table-cell>
          <table:table-cell office:value-type="float" office:value="0.0344805" calcext:value-type="float">
            <text:p>0,0344805</text:p>
          </table:table-cell>
          <table:table-cell office:value-type="float" office:value="0.0581416" calcext:value-type="float">
            <text:p>0,0581416</text:p>
          </table:table-cell>
          <table:table-cell office:value-type="float" office:value="0.0653594" calcext:value-type="float">
            <text:p>0,0653594</text:p>
          </table:table-cell>
          <table:table-cell office:value-type="float" office:value="0.0652785" calcext:value-type="float">
            <text:p>0,0652785</text:p>
          </table:table-cell>
          <table:table-cell office:value-type="float" office:value="0.0597214" calcext:value-type="float">
            <text:p>0,0597214</text:p>
          </table:table-cell>
        </table:table-row>
        <table:table-row table:style-name="ro1">
          <table:table-cell office:value-type="string" calcext:value-type="string">
            <text:p>100_20_25</text:p>
          </table:table-cell>
          <table:table-cell office:value-type="float" office:value="0.448757" calcext:value-type="float">
            <text:p>0,448757</text:p>
          </table:table-cell>
          <table:table-cell office:value-type="float" office:value="0.420665" calcext:value-type="float">
            <text:p>0,420665</text:p>
          </table:table-cell>
          <table:table-cell office:value-type="float" office:value="0.0590104" calcext:value-type="float">
            <text:p>0,0590104</text:p>
          </table:table-cell>
          <table:table-cell office:value-type="float" office:value="0.0523667" calcext:value-type="float">
            <text:p>0,0523667</text:p>
          </table:table-cell>
          <table:table-cell office:value-type="float" office:value="0.0880435" calcext:value-type="float">
            <text:p>0,0880435</text:p>
          </table:table-cell>
          <table:table-cell office:value-type="float" office:value="0.0956354" calcext:value-type="float">
            <text:p>0,0956354</text:p>
          </table:table-cell>
          <table:table-cell office:value-type="float" office:value="0.408104" calcext:value-type="float">
            <text:p>0,408104</text:p>
          </table:table-cell>
          <table:table-cell office:value-type="float" office:value="0.411625" calcext:value-type="float">
            <text:p>0,411625</text:p>
          </table:table-cell>
          <table:table-cell office:value-type="float" office:value="0.0632938" calcext:value-type="float">
            <text:p>0,0632938</text:p>
          </table:table-cell>
          <table:table-cell office:value-type="float" office:value="0.0396569" calcext:value-type="float">
            <text:p>0,0396569</text:p>
          </table:table-cell>
          <table:table-cell office:value-type="float" office:value="0.0860328" calcext:value-type="float">
            <text:p>0,0860328</text:p>
          </table:table-cell>
          <table:table-cell office:value-type="float" office:value="0.0830972" calcext:value-type="float">
            <text:p>0,0830972</text:p>
          </table:table-cell>
          <table:table-cell office:value-type="float" office:value="0.0527681" calcext:value-type="float">
            <text:p>0,0527681</text:p>
          </table:table-cell>
          <table:table-cell office:value-type="float" office:value="0.0430435" calcext:value-type="float">
            <text:p>0,0430435</text:p>
          </table:table-cell>
          <table:table-cell office:value-type="float" office:value="0.0257218" calcext:value-type="float">
            <text:p>0,0257218</text:p>
          </table:table-cell>
          <table:table-cell office:value-type="float" office:value="0.0333137" calcext:value-type="float">
            <text:p>0,0333137</text:p>
          </table:table-cell>
          <table:table-cell office:value-type="float" office:value="0.0687134" calcext:value-type="float">
            <text:p>0,0687134</text:p>
          </table:table-cell>
          <table:table-cell office:value-type="float" office:value="0.059249" calcext:value-type="float">
            <text:p>0,059249</text:p>
          </table:table-cell>
          <table:table-cell office:value-type="float" office:value="0.0603081" calcext:value-type="float">
            <text:p>0,0603081</text:p>
          </table:table-cell>
          <table:table-cell office:value-type="float" office:value="0.0765795" calcext:value-type="float">
            <text:p>0,0765795</text:p>
          </table:table-cell>
        </table:table-row>
        <table:table-row table:style-name="ro1">
          <table:table-cell office:value-type="string" calcext:value-type="string">
            <text:p>100_20_26</text:p>
          </table:table-cell>
          <table:table-cell office:value-type="float" office:value="0.460966" calcext:value-type="float">
            <text:p>0,460966</text:p>
          </table:table-cell>
          <table:table-cell office:value-type="float" office:value="0.443711" calcext:value-type="float">
            <text:p>0,443711</text:p>
          </table:table-cell>
          <table:table-cell office:value-type="float" office:value="0.046563" calcext:value-type="float">
            <text:p>0,046563</text:p>
          </table:table-cell>
          <table:table-cell office:value-type="float" office:value="0.050583" calcext:value-type="float">
            <text:p>0,050583</text:p>
          </table:table-cell>
          <table:table-cell office:value-type="float" office:value="0.0946587" calcext:value-type="float">
            <text:p>0,0946587</text:p>
          </table:table-cell>
          <table:table-cell office:value-type="float" office:value="0.0910264" calcext:value-type="float">
            <text:p>0,0910264</text:p>
          </table:table-cell>
          <table:table-cell office:value-type="float" office:value="0.453872" calcext:value-type="float">
            <text:p>0,453872</text:p>
          </table:table-cell>
          <table:table-cell office:value-type="float" office:value="0.457335" calcext:value-type="float">
            <text:p>0,457335</text:p>
          </table:table-cell>
          <table:table-cell office:value-type="float" office:value="0.0716857" calcext:value-type="float">
            <text:p>0,0716857</text:p>
          </table:table-cell>
          <table:table-cell office:value-type="float" office:value="0.0632082" calcext:value-type="float">
            <text:p>0,0632082</text:p>
          </table:table-cell>
          <table:table-cell office:value-type="float" office:value="0.124424" calcext:value-type="float">
            <text:p>0,124424</text:p>
          </table:table-cell>
          <table:table-cell office:value-type="float" office:value="0.0855184" calcext:value-type="float">
            <text:p>0,0855184</text:p>
          </table:table-cell>
          <table:table-cell office:value-type="float" office:value="0.0386463" calcext:value-type="float">
            <text:p>0,0386463</text:p>
          </table:table-cell>
          <table:table-cell office:value-type="float" office:value="0.0513423" calcext:value-type="float">
            <text:p>0,0513423</text:p>
          </table:table-cell>
          <table:table-cell office:value-type="float" office:value="0.0571568" calcext:value-type="float">
            <text:p>0,0571568</text:p>
          </table:table-cell>
          <table:table-cell office:value-type="float" office:value="0.0516949" calcext:value-type="float">
            <text:p>0,0516949</text:p>
          </table:table-cell>
          <table:table-cell office:value-type="float" office:value="0.0530314" calcext:value-type="float">
            <text:p>0,0530314</text:p>
          </table:table-cell>
          <table:table-cell office:value-type="float" office:value="0.0545896" calcext:value-type="float">
            <text:p>0,0545896</text:p>
          </table:table-cell>
          <table:table-cell office:value-type="float" office:value="0.070715" calcext:value-type="float">
            <text:p>0,070715</text:p>
          </table:table-cell>
          <table:table-cell office:value-type="float" office:value="0.0549019" calcext:value-type="float">
            <text:p>0,0549019</text:p>
          </table:table-cell>
        </table:table-row>
        <table:table-row table:style-name="ro1">
          <table:table-cell office:value-type="string" calcext:value-type="string">
            <text:p>100_20_27</text:p>
          </table:table-cell>
          <table:table-cell office:value-type="float" office:value="0.39602" calcext:value-type="float">
            <text:p>0,39602</text:p>
          </table:table-cell>
          <table:table-cell office:value-type="float" office:value="0.38249" calcext:value-type="float">
            <text:p>0,38249</text:p>
          </table:table-cell>
          <table:table-cell office:value-type="float" office:value="0.0480114" calcext:value-type="float">
            <text:p>0,0480114</text:p>
          </table:table-cell>
          <table:table-cell office:value-type="float" office:value="0.0491472" calcext:value-type="float">
            <text:p>0,0491472</text:p>
          </table:table-cell>
          <table:table-cell office:value-type="float" office:value="0.0794899" calcext:value-type="float">
            <text:p>0,0794899</text:p>
          </table:table-cell>
          <table:table-cell office:value-type="float" office:value="0.0893452" calcext:value-type="float">
            <text:p>0,0893452</text:p>
          </table:table-cell>
          <table:table-cell office:value-type="float" office:value="0.30354" calcext:value-type="float">
            <text:p>0,30354</text:p>
          </table:table-cell>
          <table:table-cell office:value-type="float" office:value="0.303639" calcext:value-type="float">
            <text:p>0,303639</text:p>
          </table:table-cell>
          <table:table-cell office:value-type="float" office:value="0.052974" calcext:value-type="float">
            <text:p>0,052974</text:p>
          </table:table-cell>
          <table:table-cell office:value-type="float" office:value="0.0595626" calcext:value-type="float">
            <text:p>0,0595626</text:p>
          </table:table-cell>
          <table:table-cell office:value-type="float" office:value="0.071169" calcext:value-type="float">
            <text:p>0,071169</text:p>
          </table:table-cell>
          <table:table-cell office:value-type="float" office:value="0.0917145" calcext:value-type="float">
            <text:p>0,0917145</text:p>
          </table:table-cell>
          <table:table-cell office:value-type="float" office:value="0.0439785" calcext:value-type="float">
            <text:p>0,0439785</text:p>
          </table:table-cell>
          <table:table-cell office:value-type="float" office:value="0.0438469" calcext:value-type="float">
            <text:p>0,0438469</text:p>
          </table:table-cell>
          <table:table-cell office:value-type="float" office:value="0.0564146" calcext:value-type="float">
            <text:p>0,0564146</text:p>
          </table:table-cell>
          <table:table-cell office:value-type="float" office:value="0.0504114" calcext:value-type="float">
            <text:p>0,0504114</text:p>
          </table:table-cell>
          <table:table-cell office:value-type="float" office:value="0.0471179" calcext:value-type="float">
            <text:p>0,0471179</text:p>
          </table:table-cell>
          <table:table-cell office:value-type="float" office:value="0.053773" calcext:value-type="float">
            <text:p>0,053773</text:p>
          </table:table-cell>
          <table:table-cell office:value-type="float" office:value="0.0568598" calcext:value-type="float">
            <text:p>0,0568598</text:p>
          </table:table-cell>
          <table:table-cell office:value-type="float" office:value="0.0475851" calcext:value-type="float">
            <text:p>0,0475851</text:p>
          </table:table-cell>
        </table:table-row>
        <table:table-row table:style-name="ro1">
          <table:table-cell office:value-type="string" calcext:value-type="string">
            <text:p>100_20_28</text:p>
          </table:table-cell>
          <table:table-cell office:value-type="float" office:value="0.430814" calcext:value-type="float">
            <text:p>0,430814</text:p>
          </table:table-cell>
          <table:table-cell office:value-type="float" office:value="0.417755" calcext:value-type="float">
            <text:p>0,417755</text:p>
          </table:table-cell>
          <table:table-cell office:value-type="float" office:value="0.0471952" calcext:value-type="float">
            <text:p>0,0471952</text:p>
          </table:table-cell>
          <table:table-cell office:value-type="float" office:value="0.0502133" calcext:value-type="float">
            <text:p>0,0502133</text:p>
          </table:table-cell>
          <table:table-cell office:value-type="float" office:value="0.0939818" calcext:value-type="float">
            <text:p>0,0939818</text:p>
          </table:table-cell>
          <table:table-cell office:value-type="float" office:value="0.0958288" calcext:value-type="float">
            <text:p>0,0958288</text:p>
          </table:table-cell>
          <table:table-cell office:value-type="float" office:value="0.265907" calcext:value-type="float">
            <text:p>0,265907</text:p>
          </table:table-cell>
          <table:table-cell office:value-type="float" office:value="0.237504" calcext:value-type="float">
            <text:p>0,237504</text:p>
          </table:table-cell>
          <table:table-cell office:value-type="float" office:value="0.0411528" calcext:value-type="float">
            <text:p>0,0411528</text:p>
          </table:table-cell>
          <table:table-cell office:value-type="float" office:value="0.0456594" calcext:value-type="float">
            <text:p>0,0456594</text:p>
          </table:table-cell>
          <table:table-cell office:value-type="float" office:value="0.0734646" calcext:value-type="float">
            <text:p>0,0734646</text:p>
          </table:table-cell>
          <table:table-cell office:value-type="float" office:value="0.0761484" calcext:value-type="float">
            <text:p>0,0761484</text:p>
          </table:table-cell>
          <table:table-cell office:value-type="float" office:value="0.0448589" calcext:value-type="float">
            <text:p>0,0448589</text:p>
          </table:table-cell>
          <table:table-cell office:value-type="float" office:value="0.0489654" calcext:value-type="float">
            <text:p>0,0489654</text:p>
          </table:table-cell>
          <table:table-cell office:value-type="float" office:value="0.0517197" calcext:value-type="float">
            <text:p>0,0517197</text:p>
          </table:table-cell>
          <table:table-cell office:value-type="float" office:value="0.0448796" calcext:value-type="float">
            <text:p>0,0448796</text:p>
          </table:table-cell>
          <table:table-cell office:value-type="float" office:value="0.0646933" calcext:value-type="float">
            <text:p>0,0646933</text:p>
          </table:table-cell>
          <table:table-cell office:value-type="float" office:value="0.0516666" calcext:value-type="float">
            <text:p>0,0516666</text:p>
          </table:table-cell>
          <table:table-cell office:value-type="float" office:value="0.0498502" calcext:value-type="float">
            <text:p>0,0498502</text:p>
          </table:table-cell>
          <table:table-cell office:value-type="float" office:value="0.0518663" calcext:value-type="float">
            <text:p>0,0518663</text:p>
          </table:table-cell>
        </table:table-row>
        <table:table-row table:style-name="ro1">
          <table:table-cell office:value-type="string" calcext:value-type="string">
            <text:p>100_20_29</text:p>
          </table:table-cell>
          <table:table-cell office:value-type="float" office:value="0.352003" calcext:value-type="float">
            <text:p>0,352003</text:p>
          </table:table-cell>
          <table:table-cell office:value-type="float" office:value="0.363098" calcext:value-type="float">
            <text:p>0,363098</text:p>
          </table:table-cell>
          <table:table-cell office:value-type="float" office:value="0.0408758" calcext:value-type="float">
            <text:p>0,0408758</text:p>
          </table:table-cell>
          <table:table-cell office:value-type="float" office:value="0.0498597" calcext:value-type="float">
            <text:p>0,0498597</text:p>
          </table:table-cell>
          <table:table-cell office:value-type="float" office:value="0.0736245" calcext:value-type="float">
            <text:p>0,0736245</text:p>
          </table:table-cell>
          <table:table-cell office:value-type="float" office:value="0.107273" calcext:value-type="float">
            <text:p>0,107273</text:p>
          </table:table-cell>
          <table:table-cell office:value-type="float" office:value="0.265913" calcext:value-type="float">
            <text:p>0,265913</text:p>
          </table:table-cell>
          <table:table-cell office:value-type="float" office:value="0.246165" calcext:value-type="float">
            <text:p>0,246165</text:p>
          </table:table-cell>
          <table:table-cell office:value-type="float" office:value="0.0389056" calcext:value-type="float">
            <text:p>0,0389056</text:p>
          </table:table-cell>
          <table:table-cell office:value-type="float" office:value="0.0514489" calcext:value-type="float">
            <text:p>0,0514489</text:p>
          </table:table-cell>
          <table:table-cell office:value-type="float" office:value="0.0569497" calcext:value-type="float">
            <text:p>0,0569497</text:p>
          </table:table-cell>
          <table:table-cell office:value-type="float" office:value="0.0426487" calcext:value-type="float">
            <text:p>0,0426487</text:p>
          </table:table-cell>
          <table:table-cell office:value-type="float" office:value="0.0459932" calcext:value-type="float">
            <text:p>0,0459932</text:p>
          </table:table-cell>
          <table:table-cell office:value-type="float" office:value="0.0420127" calcext:value-type="float">
            <text:p>0,0420127</text:p>
          </table:table-cell>
          <table:table-cell office:value-type="float" office:value="0.0374525" calcext:value-type="float">
            <text:p>0,0374525</text:p>
          </table:table-cell>
          <table:table-cell office:value-type="float" office:value="0.04246" calcext:value-type="float">
            <text:p>0,04246</text:p>
          </table:table-cell>
          <table:table-cell office:value-type="float" office:value="0.0557506" calcext:value-type="float">
            <text:p>0,0557506</text:p>
          </table:table-cell>
          <table:table-cell office:value-type="float" office:value="0.0540495" calcext:value-type="float">
            <text:p>0,0540495</text:p>
          </table:table-cell>
          <table:table-cell office:value-type="float" office:value="0.0534998" calcext:value-type="float">
            <text:p>0,0534998</text:p>
          </table:table-cell>
          <table:table-cell office:value-type="float" office:value="0.0501744" calcext:value-type="float">
            <text:p>0,050174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ndVND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ndex</text:p>
          </table:table-cell>
          <table:table-cell office:value-type="string" calcext:value-type="string">
            <text:p>rndexPPD</text:p>
          </table:table-cell>
          <table:table-cell office:value-type="string" calcext:value-type="string">
            <text:p>rndin</text:p>
          </table:table-cell>
          <table:table-cell office:value-type="string" calcext:value-type="string">
            <text:p>rndinPPD</text:p>
          </table:table-cell>
          <table:table-cell office:value-type="string" calcext:value-type="string">
            <text:p>rzex</text:p>
          </table:table-cell>
          <table:table-cell office:value-type="string" calcext:value-type="string">
            <text:p>rzexPPD</text:p>
          </table:table-cell>
          <table:table-cell office:value-type="string" calcext:value-type="string">
            <text:p>rzin</text:p>
          </table:table-cell>
          <table:table-cell office:value-type="string" calcext:value-type="string">
            <text:p>rzinPP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1</text:p>
          </table:table-cell>
          <table:table-cell table:formula="of:=([.D2]-[.N2])/(1+[.N2])" office:value-type="float" office:value="0.0022793427638608" calcext:value-type="float">
            <text:p>0,0022793428</text:p>
          </table:table-cell>
          <table:table-cell table:formula="of:=([.E2]-[.N2])/(1+[.N2])" office:value-type="float" office:value="0.0048575463659801" calcext:value-type="float">
            <text:p>0,0048575464</text:p>
          </table:table-cell>
          <table:table-cell table:formula="of:=([.F2]-[.N2])/(1+[.N2])" office:value-type="float" office:value="0.021363742006939" calcext:value-type="float">
            <text:p>0,021363742</text:p>
          </table:table-cell>
          <table:table-cell table:formula="of:=([.G2]-[.N2])/(1+[.N2])" office:value-type="float" office:value="0.0259934887185322" calcext:value-type="float">
            <text:p>0,0259934887</text:p>
          </table:table-cell>
          <table:table-cell table:formula="of:=([.J2]-[.N2])/(1+[.N2])" office:value-type="float" office:value="0.0115421055784568" calcext:value-type="float">
            <text:p>0,0115421056</text:p>
          </table:table-cell>
          <table:table-cell table:formula="of:=([.K2]-[.N2])/(1+[.N2])" office:value-type="float" office:value="0.0151072807519677" calcext:value-type="float">
            <text:p>0,0151072808</text:p>
          </table:table-cell>
          <table:table-cell table:formula="of:=([.L2]-[.N2])/(1+[.N2])" office:value-type="float" office:value="0.0262648482055224" calcext:value-type="float">
            <text:p>0,0262648482</text:p>
          </table:table-cell>
          <table:table-cell table:formula="of:=([.M2]-[.N2])/(1+[.N2])" office:value-type="float" office:value="0.0240550280883993" calcext:value-type="float">
            <text:p>0,02405502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2</text:p>
          </table:table-cell>
          <table:table-cell table:formula="of:=([.D3]-[.N3])/(1+[.N3])" office:value-type="float" office:value="0.00176159802696413" calcext:value-type="float">
            <text:p>0,001761598</text:p>
          </table:table-cell>
          <table:table-cell table:formula="of:=([.E3]-[.N3])/(1+[.N3])" office:value-type="float" office:value="0.0056486138466923" calcext:value-type="float">
            <text:p>0,0056486138</text:p>
          </table:table-cell>
          <table:table-cell table:formula="of:=([.F3]-[.N3])/(1+[.N3])" office:value-type="float" office:value="0.0191405674781991" calcext:value-type="float">
            <text:p>0,0191405675</text:p>
          </table:table-cell>
          <table:table-cell table:formula="of:=([.G3]-[.N3])/(1+[.N3])" office:value-type="float" office:value="0.0173405715867706" calcext:value-type="float">
            <text:p>0,0173405716</text:p>
          </table:table-cell>
          <table:table-cell table:formula="of:=([.J3]-[.N3])/(1+[.N3])" office:value-type="float" office:value="0.0128534931401255" calcext:value-type="float">
            <text:p>0,0128534931</text:p>
          </table:table-cell>
          <table:table-cell table:formula="of:=([.K3]-[.N3])/(1+[.N3])" office:value-type="float" office:value="-0.0168607902702883" calcext:value-type="float">
            <text:p>-0,0168607903</text:p>
          </table:table-cell>
          <table:table-cell table:formula="of:=([.L3]-[.N3])/(1+[.N3])" office:value-type="float" office:value="0.018229002175815" calcext:value-type="float">
            <text:p>0,0182290022</text:p>
          </table:table-cell>
          <table:table-cell table:formula="of:=([.M3]-[.N3])/(1+[.N3])" office:value-type="float" office:value="0.0306845014507673" calcext:value-type="float">
            <text:p>0,03068450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3</text:p>
          </table:table-cell>
          <table:table-cell table:formula="of:=([.D4]-[.N4])/(1+[.N4])" office:value-type="float" office:value="0.00458208374593979" calcext:value-type="float">
            <text:p>0,0045820837</text:p>
          </table:table-cell>
          <table:table-cell table:formula="of:=([.E4]-[.N4])/(1+[.N4])" office:value-type="float" office:value="0.00539311053777702" calcext:value-type="float">
            <text:p>0,0053931105</text:p>
          </table:table-cell>
          <table:table-cell table:formula="of:=([.F4]-[.N4])/(1+[.N4])" office:value-type="float" office:value="0.0184049400188379" calcext:value-type="float">
            <text:p>0,01840494</text:p>
          </table:table-cell>
          <table:table-cell table:formula="of:=([.G4]-[.N4])/(1+[.N4])" office:value-type="float" office:value="0.0207302703828878" calcext:value-type="float">
            <text:p>0,0207302704</text:p>
          </table:table-cell>
          <table:table-cell table:formula="of:=([.J4]-[.N4])/(1+[.N4])" office:value-type="float" office:value="-0.00179983143023341" calcext:value-type="float">
            <text:p>-0,0017998314</text:p>
          </table:table-cell>
          <table:table-cell table:formula="of:=([.K4]-[.N4])/(1+[.N4])" office:value-type="float" office:value="-0.0028474439743466" calcext:value-type="float">
            <text:p>-0,002847444</text:p>
          </table:table-cell>
          <table:table-cell table:formula="of:=([.L4]-[.N4])/(1+[.N4])" office:value-type="float" office:value="0.0128013590816526" calcext:value-type="float">
            <text:p>0,0128013591</text:p>
          </table:table-cell>
          <table:table-cell table:formula="of:=([.M4]-[.N4])/(1+[.N4])" office:value-type="float" office:value="0.0087039569402324" calcext:value-type="float">
            <text:p>0,00870395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4</text:p>
          </table:table-cell>
          <table:table-cell table:formula="of:=([.D5]-[.N5])/(1+[.N5])" office:value-type="float" office:value="-0.0006376911847225" calcext:value-type="float">
            <text:p>-0,0006376912</text:p>
          </table:table-cell>
          <table:table-cell table:formula="of:=([.E5]-[.N5])/(1+[.N5])" office:value-type="float" office:value="-0.00461850004645624" calcext:value-type="float">
            <text:p>-0,0046185</text:p>
          </table:table-cell>
          <table:table-cell table:formula="of:=([.F5]-[.N5])/(1+[.N5])" office:value-type="float" office:value="0.0266174993618279" calcext:value-type="float">
            <text:p>0,0266174994</text:p>
          </table:table-cell>
          <table:table-cell table:formula="of:=([.G5]-[.N5])/(1+[.N5])" office:value-type="float" office:value="0.0331896620544506" calcext:value-type="float">
            <text:p>0,0331896621</text:p>
          </table:table-cell>
          <table:table-cell table:formula="of:=([.J5]-[.N5])/(1+[.N5])" office:value-type="float" office:value="-0.00759218004013127" calcext:value-type="float">
            <text:p>-0,00759218</text:p>
          </table:table-cell>
          <table:table-cell table:formula="of:=([.K5]-[.N5])/(1+[.N5])" office:value-type="float" office:value="-0.0113075246982701" calcext:value-type="float">
            <text:p>-0,0113075247</text:p>
          </table:table-cell>
          <table:table-cell table:formula="of:=([.L5]-[.N5])/(1+[.N5])" office:value-type="float" office:value="0.0263433787168114" calcext:value-type="float">
            <text:p>0,0263433787</text:p>
          </table:table-cell>
          <table:table-cell table:formula="of:=([.M5]-[.N5])/(1+[.N5])" office:value-type="float" office:value="-0.00969588767093827" calcext:value-type="float">
            <text:p>-0,00969588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5</text:p>
          </table:table-cell>
          <table:table-cell table:formula="of:=([.D6]-[.N6])/(1+[.N6])" office:value-type="float" office:value="0.00800766267311032" calcext:value-type="float">
            <text:p>0,0080076627</text:p>
          </table:table-cell>
          <table:table-cell table:formula="of:=([.E6]-[.N6])/(1+[.N6])" office:value-type="float" office:value="0.0130595909599077" calcext:value-type="float">
            <text:p>0,013059591</text:p>
          </table:table-cell>
          <table:table-cell table:formula="of:=([.F6]-[.N6])/(1+[.N6])" office:value-type="float" office:value="0.0163094368831641" calcext:value-type="float">
            <text:p>0,0163094369</text:p>
          </table:table-cell>
          <table:table-cell table:formula="of:=([.G6]-[.N6])/(1+[.N6])" office:value-type="float" office:value="0.0315772688137129" calcext:value-type="float">
            <text:p>0,0315772688</text:p>
          </table:table-cell>
          <table:table-cell table:formula="of:=([.J6]-[.N6])/(1+[.N6])" office:value-type="float" office:value="-0.00720727149899552" calcext:value-type="float">
            <text:p>-0,0072072715</text:p>
          </table:table-cell>
          <table:table-cell table:formula="of:=([.K6]-[.N6])/(1+[.N6])" office:value-type="float" office:value="-0.00163155922586919" calcext:value-type="float">
            <text:p>-0,0016315592</text:p>
          </table:table-cell>
          <table:table-cell table:formula="of:=([.L6]-[.N6])/(1+[.N6])" office:value-type="float" office:value="0.00866224838940752" calcext:value-type="float">
            <text:p>0,0086622484</text:p>
          </table:table-cell>
          <table:table-cell table:formula="of:=([.M6]-[.N6])/(1+[.N6])" office:value-type="float" office:value="0.0311713025620981" calcext:value-type="float">
            <text:p>0,03117130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6</text:p>
          </table:table-cell>
          <table:table-cell table:formula="of:=([.D7]-[.N7])/(1+[.N7])" office:value-type="float" office:value="-0.0000299974555212961" calcext:value-type="float">
            <text:p>-2,99974555212961E-005</text:p>
          </table:table-cell>
          <table:table-cell table:formula="of:=([.E7]-[.N7])/(1+[.N7])" office:value-type="float" office:value="0.00258489328139947" calcext:value-type="float">
            <text:p>0,0025848933</text:p>
          </table:table-cell>
          <table:table-cell table:formula="of:=([.F7]-[.N7])/(1+[.N7])" office:value-type="float" office:value="0.0255856110983255" calcext:value-type="float">
            <text:p>0,0255856111</text:p>
          </table:table-cell>
          <table:table-cell table:formula="of:=([.G7]-[.N7])/(1+[.N7])" office:value-type="float" office:value="0.0217905953829383" calcext:value-type="float">
            <text:p>0,0217905954</text:p>
          </table:table-cell>
          <table:table-cell table:formula="of:=([.J7]-[.N7])/(1+[.N7])" office:value-type="float" office:value="0.0161274423089128" calcext:value-type="float">
            <text:p>0,0161274423</text:p>
          </table:table-cell>
          <table:table-cell table:formula="of:=([.K7]-[.N7])/(1+[.N7])" office:value-type="float" office:value="-0.0108015918135304" calcext:value-type="float">
            <text:p>-0,0108015918</text:p>
          </table:table-cell>
          <table:table-cell table:formula="of:=([.L7]-[.N7])/(1+[.N7])" office:value-type="float" office:value="-0.00686121865290012" calcext:value-type="float">
            <text:p>-0,0068612187</text:p>
          </table:table-cell>
          <table:table-cell table:formula="of:=([.M7]-[.N7])/(1+[.N7])" office:value-type="float" office:value="0.000146900722697542" calcext:value-type="float">
            <text:p>0,0001469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7</text:p>
          </table:table-cell>
          <table:table-cell table:formula="of:=([.D8]-[.N8])/(1+[.N8])" office:value-type="float" office:value="-0.00115441136090292" calcext:value-type="float">
            <text:p>-0,0011544114</text:p>
          </table:table-cell>
          <table:table-cell table:formula="of:=([.E8]-[.N8])/(1+[.N8])" office:value-type="float" office:value="-0.00052214471516805" calcext:value-type="float">
            <text:p>-0,0005221447</text:p>
          </table:table-cell>
          <table:table-cell table:formula="of:=([.F8]-[.N8])/(1+[.N8])" office:value-type="float" office:value="0.0346665562572115" calcext:value-type="float">
            <text:p>0,0346665563</text:p>
          </table:table-cell>
          <table:table-cell table:formula="of:=([.G8]-[.N8])/(1+[.N8])" office:value-type="float" office:value="0.0421744950516533" calcext:value-type="float">
            <text:p>0,0421744951</text:p>
          </table:table-cell>
          <table:table-cell table:formula="of:=([.J8]-[.N8])/(1+[.N8])" office:value-type="float" office:value="-0.0061958680986543" calcext:value-type="float">
            <text:p>-0,0061958681</text:p>
          </table:table-cell>
          <table:table-cell table:formula="of:=([.K8]-[.N8])/(1+[.N8])" office:value-type="float" office:value="-0.0134547147281325" calcext:value-type="float">
            <text:p>-0,0134547147</text:p>
          </table:table-cell>
          <table:table-cell table:formula="of:=([.L8]-[.N8])/(1+[.N8])" office:value-type="float" office:value="-0.00246475690895313" calcext:value-type="float">
            <text:p>-0,0024647569</text:p>
          </table:table-cell>
          <table:table-cell table:formula="of:=([.M8]-[.N8])/(1+[.N8])" office:value-type="float" office:value="-0.0107695222749638" calcext:value-type="float">
            <text:p>-0,01076952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8</text:p>
          </table:table-cell>
          <table:table-cell table:formula="of:=([.D9]-[.N9])/(1+[.N9])" office:value-type="float" office:value="0.00563911048848207" calcext:value-type="float">
            <text:p>0,0056391105</text:p>
          </table:table-cell>
          <table:table-cell table:formula="of:=([.E9]-[.N9])/(1+[.N9])" office:value-type="float" office:value="0.0131367777280802" calcext:value-type="float">
            <text:p>0,0131367777</text:p>
          </table:table-cell>
          <table:table-cell table:formula="of:=([.F9]-[.N9])/(1+[.N9])" office:value-type="float" office:value="0.0274676847064867" calcext:value-type="float">
            <text:p>0,0274676847</text:p>
          </table:table-cell>
          <table:table-cell table:formula="of:=([.G9]-[.N9])/(1+[.N9])" office:value-type="float" office:value="0.0283486807046186" calcext:value-type="float">
            <text:p>0,0283486807</text:p>
          </table:table-cell>
          <table:table-cell table:formula="of:=([.J9]-[.N9])/(1+[.N9])" office:value-type="float" office:value="-0.011698863635263" calcext:value-type="float">
            <text:p>-0,0116988636</text:p>
          </table:table-cell>
          <table:table-cell table:formula="of:=([.K9]-[.N9])/(1+[.N9])" office:value-type="float" office:value="0.0138848882260541" calcext:value-type="float">
            <text:p>0,0138848882</text:p>
          </table:table-cell>
          <table:table-cell table:formula="of:=([.L9]-[.N9])/(1+[.N9])" office:value-type="float" office:value="0.00779975898521968" calcext:value-type="float">
            <text:p>0,007799759</text:p>
          </table:table-cell>
          <table:table-cell table:formula="of:=([.M9]-[.N9])/(1+[.N9])" office:value-type="float" office:value="-0.0092578189847664" calcext:value-type="float">
            <text:p>-0,0092578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9</text:p>
          </table:table-cell>
          <table:table-cell table:formula="of:=([.D10]-[.N10])/(1+[.N10])" office:value-type="float" office:value="0.00873992742117429" calcext:value-type="float">
            <text:p>0,0087399274</text:p>
          </table:table-cell>
          <table:table-cell table:formula="of:=([.E10]-[.N10])/(1+[.N10])" office:value-type="float" office:value="0.00906558676777154" calcext:value-type="float">
            <text:p>0,0090655868</text:p>
          </table:table-cell>
          <table:table-cell table:formula="of:=([.F10]-[.N10])/(1+[.N10])" office:value-type="float" office:value="0.0298345140135982" calcext:value-type="float">
            <text:p>0,029834514</text:p>
          </table:table-cell>
          <table:table-cell table:formula="of:=([.G10]-[.N10])/(1+[.N10])" office:value-type="float" office:value="0.0303542736771938" calcext:value-type="float">
            <text:p>0,0303542737</text:p>
          </table:table-cell>
          <table:table-cell table:formula="of:=([.J10]-[.N10])/(1+[.N10])" office:value-type="float" office:value="-0.00368568276236457" calcext:value-type="float">
            <text:p>-0,0036856828</text:p>
          </table:table-cell>
          <table:table-cell table:formula="of:=([.K10]-[.N10])/(1+[.N10])" office:value-type="float" office:value="-0.00247903223592546" calcext:value-type="float">
            <text:p>-0,0024790322</text:p>
          </table:table-cell>
          <table:table-cell table:formula="of:=([.L10]-[.N10])/(1+[.N10])" office:value-type="float" office:value="-0.00351690828354036" calcext:value-type="float">
            <text:p>-0,0035169083</text:p>
          </table:table-cell>
          <table:table-cell table:formula="of:=([.M10]-[.N10])/(1+[.N10])" office:value-type="float" office:value="-0.00369409248725444" calcext:value-type="float">
            <text:p>-0,0036940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0</text:p>
          </table:table-cell>
          <table:table-cell table:formula="of:=([.D11]-[.N11])/(1+[.N11])" office:value-type="float" office:value="0.00507438523476384" calcext:value-type="float">
            <text:p>0,0050743852</text:p>
          </table:table-cell>
          <table:table-cell table:formula="of:=([.E11]-[.N11])/(1+[.N11])" office:value-type="float" office:value="0.00742328537375086" calcext:value-type="float">
            <text:p>0,0074232854</text:p>
          </table:table-cell>
          <table:table-cell table:formula="of:=([.F11]-[.N11])/(1+[.N11])" office:value-type="float" office:value="0.0325349991070666" calcext:value-type="float">
            <text:p>0,0325349991</text:p>
          </table:table-cell>
          <table:table-cell table:formula="of:=([.G11]-[.N11])/(1+[.N11])" office:value-type="float" office:value="0.024056693506433" calcext:value-type="float">
            <text:p>0,0240566935</text:p>
          </table:table-cell>
          <table:table-cell table:formula="of:=([.J11]-[.N11])/(1+[.N11])" office:value-type="float" office:value="0.00114052830598886" calcext:value-type="float">
            <text:p>0,0011405283</text:p>
          </table:table-cell>
          <table:table-cell table:formula="of:=([.K11]-[.N11])/(1+[.N11])" office:value-type="float" office:value="0.0239694383837129" calcext:value-type="float">
            <text:p>0,0239694384</text:p>
          </table:table-cell>
          <table:table-cell table:formula="of:=([.L11]-[.N11])/(1+[.N11])" office:value-type="float" office:value="0.0115008851687644" calcext:value-type="float">
            <text:p>0,0115008852</text:p>
          </table:table-cell>
          <table:table-cell table:formula="of:=([.M11]-[.N11])/(1+[.N11])" office:value-type="float" office:value="0.0447741072607133" calcext:value-type="float">
            <text:p>0,04477410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1</text:p>
          </table:table-cell>
          <table:table-cell table:formula="of:=([.D12]-[.N12])/(1+[.N12])" office:value-type="float" office:value="0.0138657836296501" calcext:value-type="float">
            <text:p>0,0138657836</text:p>
          </table:table-cell>
          <table:table-cell table:formula="of:=([.E12]-[.N12])/(1+[.N12])" office:value-type="float" office:value="0.010447713978548" calcext:value-type="float">
            <text:p>0,010447714</text:p>
          </table:table-cell>
          <table:table-cell table:formula="of:=([.F12]-[.N12])/(1+[.N12])" office:value-type="float" office:value="0.0278508045107696" calcext:value-type="float">
            <text:p>0,0278508045</text:p>
          </table:table-cell>
          <table:table-cell table:formula="of:=([.G12]-[.N12])/(1+[.N12])" office:value-type="float" office:value="0.0268263375134507" calcext:value-type="float">
            <text:p>0,0268263375</text:p>
          </table:table-cell>
          <table:table-cell table:formula="of:=([.J12]-[.N12])/(1+[.N12])" office:value-type="float" office:value="0.00599544367694589" calcext:value-type="float">
            <text:p>0,0059954437</text:p>
          </table:table-cell>
          <table:table-cell table:formula="of:=([.K12]-[.N12])/(1+[.N12])" office:value-type="float" office:value="0.0174981883238016" calcext:value-type="float">
            <text:p>0,0174981883</text:p>
          </table:table-cell>
          <table:table-cell table:formula="of:=([.L12]-[.N12])/(1+[.N12])" office:value-type="float" office:value="0.0179733852721067" calcext:value-type="float">
            <text:p>0,0179733853</text:p>
          </table:table-cell>
          <table:table-cell table:formula="of:=([.M12]-[.N12])/(1+[.N12])" office:value-type="float" office:value="0.024453662214007" calcext:value-type="float">
            <text:p>0,0244536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2</text:p>
          </table:table-cell>
          <table:table-cell table:formula="of:=([.D13]-[.N13])/(1+[.N13])" office:value-type="float" office:value="0.00426955454632403" calcext:value-type="float">
            <text:p>0,0042695545</text:p>
          </table:table-cell>
          <table:table-cell table:formula="of:=([.E13]-[.N13])/(1+[.N13])" office:value-type="float" office:value="0.0000808923574366184" calcext:value-type="float">
            <text:p>8,08923574366184E-005</text:p>
          </table:table-cell>
          <table:table-cell table:formula="of:=([.F13]-[.N13])/(1+[.N13])" office:value-type="float" office:value="0.0197881603670257" calcext:value-type="float">
            <text:p>0,0197881604</text:p>
          </table:table-cell>
          <table:table-cell table:formula="of:=([.G13]-[.N13])/(1+[.N13])" office:value-type="float" office:value="0.0330505539632049" calcext:value-type="float">
            <text:p>0,033050554</text:p>
          </table:table-cell>
          <table:table-cell table:formula="of:=([.J13]-[.N13])/(1+[.N13])" office:value-type="float" office:value="0.0348362599847587" calcext:value-type="float">
            <text:p>0,03483626</text:p>
          </table:table-cell>
          <table:table-cell table:formula="of:=([.K13]-[.N13])/(1+[.N13])" office:value-type="float" office:value="0.00440819961187094" calcext:value-type="float">
            <text:p>0,0044081996</text:p>
          </table:table-cell>
          <table:table-cell table:formula="of:=([.L13]-[.N13])/(1+[.N13])" office:value-type="float" office:value="0.0262179940083735" calcext:value-type="float">
            <text:p>0,026217994</text:p>
          </table:table-cell>
          <table:table-cell table:formula="of:=([.M13]-[.N13])/(1+[.N13])" office:value-type="float" office:value="0.0332453126783681" calcext:value-type="float">
            <text:p>0,03324531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3</text:p>
          </table:table-cell>
          <table:table-cell table:formula="of:=([.D14]-[.N14])/(1+[.N14])" office:value-type="float" office:value="0.00863467941950336" calcext:value-type="float">
            <text:p>0,0086346794</text:p>
          </table:table-cell>
          <table:table-cell table:formula="of:=([.E14]-[.N14])/(1+[.N14])" office:value-type="float" office:value="0.00920097039745847" calcext:value-type="float">
            <text:p>0,0092009704</text:p>
          </table:table-cell>
          <table:table-cell table:formula="of:=([.F14]-[.N14])/(1+[.N14])" office:value-type="float" office:value="0.0426298467859697" calcext:value-type="float">
            <text:p>0,0426298468</text:p>
          </table:table-cell>
          <table:table-cell table:formula="of:=([.G14]-[.N14])/(1+[.N14])" office:value-type="float" office:value="0.0353609621140498" calcext:value-type="float">
            <text:p>0,0353609621</text:p>
          </table:table-cell>
          <table:table-cell table:formula="of:=([.J14]-[.N14])/(1+[.N14])" office:value-type="float" office:value="0.044183179454824" calcext:value-type="float">
            <text:p>0,0441831795</text:p>
          </table:table-cell>
          <table:table-cell table:formula="of:=([.K14]-[.N14])/(1+[.N14])" office:value-type="float" office:value="0.0284041568002818" calcext:value-type="float">
            <text:p>0,0284041568</text:p>
          </table:table-cell>
          <table:table-cell table:formula="of:=([.L14]-[.N14])/(1+[.N14])" office:value-type="float" office:value="0.0292123697613004" calcext:value-type="float">
            <text:p>0,0292123698</text:p>
          </table:table-cell>
          <table:table-cell table:formula="of:=([.M14]-[.N14])/(1+[.N14])" office:value-type="float" office:value="0.0190997405628654" calcext:value-type="float">
            <text:p>0,01909974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4</text:p>
          </table:table-cell>
          <table:table-cell table:formula="of:=([.D15]-[.N15])/(1+[.N15])" office:value-type="float" office:value="0.00293084193873371" calcext:value-type="float">
            <text:p>0,0029308419</text:p>
          </table:table-cell>
          <table:table-cell table:formula="of:=([.E15]-[.N15])/(1+[.N15])" office:value-type="float" office:value="0.00777114689177823" calcext:value-type="float">
            <text:p>0,0077711469</text:p>
          </table:table-cell>
          <table:table-cell table:formula="of:=([.F15]-[.N15])/(1+[.N15])" office:value-type="float" office:value="0.0351483388687447" calcext:value-type="float">
            <text:p>0,0351483389</text:p>
          </table:table-cell>
          <table:table-cell table:formula="of:=([.G15]-[.N15])/(1+[.N15])" office:value-type="float" office:value="0.0289928840097949" calcext:value-type="float">
            <text:p>0,028992884</text:p>
          </table:table-cell>
          <table:table-cell table:formula="of:=([.J15]-[.N15])/(1+[.N15])" office:value-type="float" office:value="0.0103694288587186" calcext:value-type="float">
            <text:p>0,0103694289</text:p>
          </table:table-cell>
          <table:table-cell table:formula="of:=([.K15]-[.N15])/(1+[.N15])" office:value-type="float" office:value="0.0117690246213358" calcext:value-type="float">
            <text:p>0,0117690246</text:p>
          </table:table-cell>
          <table:table-cell table:formula="of:=([.L15]-[.N15])/(1+[.N15])" office:value-type="float" office:value="0.0384488853485471" calcext:value-type="float">
            <text:p>0,0384488853</text:p>
          </table:table-cell>
          <table:table-cell table:formula="of:=([.M15]-[.N15])/(1+[.N15])" office:value-type="float" office:value="0.02753583024158" calcext:value-type="float">
            <text:p>0,02753583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5</text:p>
          </table:table-cell>
          <table:table-cell table:formula="of:=([.D16]-[.N16])/(1+[.N16])" office:value-type="float" office:value="0.0104275747930735" calcext:value-type="float">
            <text:p>0,0104275748</text:p>
          </table:table-cell>
          <table:table-cell table:formula="of:=([.E16]-[.N16])/(1+[.N16])" office:value-type="float" office:value="0.00791393511905818" calcext:value-type="float">
            <text:p>0,0079139351</text:p>
          </table:table-cell>
          <table:table-cell table:formula="of:=([.F16]-[.N16])/(1+[.N16])" office:value-type="float" office:value="0.0346367656342578" calcext:value-type="float">
            <text:p>0,0346367656</text:p>
          </table:table-cell>
          <table:table-cell table:formula="of:=([.G16]-[.N16])/(1+[.N16])" office:value-type="float" office:value="0.0272018545669788" calcext:value-type="float">
            <text:p>0,0272018546</text:p>
          </table:table-cell>
          <table:table-cell table:formula="of:=([.J16]-[.N16])/(1+[.N16])" office:value-type="float" office:value="-0.00190271185418194" calcext:value-type="float">
            <text:p>-0,0019027119</text:p>
          </table:table-cell>
          <table:table-cell table:formula="of:=([.K16]-[.N16])/(1+[.N16])" office:value-type="float" office:value="0.0112974607457781" calcext:value-type="float">
            <text:p>0,0112974607</text:p>
          </table:table-cell>
          <table:table-cell table:formula="of:=([.L16]-[.N16])/(1+[.N16])" office:value-type="float" office:value="0.0142427942959767" calcext:value-type="float">
            <text:p>0,0142427943</text:p>
          </table:table-cell>
          <table:table-cell table:formula="of:=([.M16]-[.N16])/(1+[.N16])" office:value-type="float" office:value="0.0195779137615104" calcext:value-type="float">
            <text:p>0,01957791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6</text:p>
          </table:table-cell>
          <table:table-cell table:formula="of:=([.D17]-[.N17])/(1+[.N17])" office:value-type="float" office:value="0.0155841795056561" calcext:value-type="float">
            <text:p>0,0155841795</text:p>
          </table:table-cell>
          <table:table-cell table:formula="of:=([.E17]-[.N17])/(1+[.N17])" office:value-type="float" office:value="0.00620609263576766" calcext:value-type="float">
            <text:p>0,0062060926</text:p>
          </table:table-cell>
          <table:table-cell table:formula="of:=([.F17]-[.N17])/(1+[.N17])" office:value-type="float" office:value="0.0340432043051586" calcext:value-type="float">
            <text:p>0,0340432043</text:p>
          </table:table-cell>
          <table:table-cell table:formula="of:=([.G17]-[.N17])/(1+[.N17])" office:value-type="float" office:value="0.0307614980402506" calcext:value-type="float">
            <text:p>0,030761498</text:p>
          </table:table-cell>
          <table:table-cell table:formula="of:=([.J17]-[.N17])/(1+[.N17])" office:value-type="float" office:value="0.0336504839958428" calcext:value-type="float">
            <text:p>0,033650484</text:p>
          </table:table-cell>
          <table:table-cell table:formula="of:=([.K17]-[.N17])/(1+[.N17])" office:value-type="float" office:value="0.0173568333577625" calcext:value-type="float">
            <text:p>0,0173568334</text:p>
          </table:table-cell>
          <table:table-cell table:formula="of:=([.L17]-[.N17])/(1+[.N17])" office:value-type="float" office:value="0.0269454698049574" calcext:value-type="float">
            <text:p>0,0269454698</text:p>
          </table:table-cell>
          <table:table-cell table:formula="of:=([.M17]-[.N17])/(1+[.N17])" office:value-type="float" office:value="0.0000989846322213808" calcext:value-type="float">
            <text:p>9,89846322213808E-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7</text:p>
          </table:table-cell>
          <table:table-cell table:formula="of:=([.D18]-[.N18])/(1+[.N18])" office:value-type="float" office:value="0.0114153674603888" calcext:value-type="float">
            <text:p>0,0114153675</text:p>
          </table:table-cell>
          <table:table-cell table:formula="of:=([.E18]-[.N18])/(1+[.N18])" office:value-type="float" office:value="0.00305230701003036" calcext:value-type="float">
            <text:p>0,003052307</text:p>
          </table:table-cell>
          <table:table-cell table:formula="of:=([.F18]-[.N18])/(1+[.N18])" office:value-type="float" office:value="0.0338939836860685" calcext:value-type="float">
            <text:p>0,0338939837</text:p>
          </table:table-cell>
          <table:table-cell table:formula="of:=([.G18]-[.N18])/(1+[.N18])" office:value-type="float" office:value="0.0328222719034295" calcext:value-type="float">
            <text:p>0,0328222719</text:p>
          </table:table-cell>
          <table:table-cell table:formula="of:=([.J18]-[.N18])/(1+[.N18])" office:value-type="float" office:value="-0.00604657141563015" calcext:value-type="float">
            <text:p>-0,0060465714</text:p>
          </table:table-cell>
          <table:table-cell table:formula="of:=([.K18]-[.N18])/(1+[.N18])" office:value-type="float" office:value="0.0101212395080266" calcext:value-type="float">
            <text:p>0,0101212395</text:p>
          </table:table-cell>
          <table:table-cell table:formula="of:=([.L18]-[.N18])/(1+[.N18])" office:value-type="float" office:value="0.0132453030157141" calcext:value-type="float">
            <text:p>0,013245303</text:p>
          </table:table-cell>
          <table:table-cell table:formula="of:=([.M18]-[.N18])/(1+[.N18])" office:value-type="float" office:value="0.0190798885466103" calcext:value-type="float">
            <text:p>0,01907988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8</text:p>
          </table:table-cell>
          <table:table-cell table:formula="of:=([.D19]-[.N19])/(1+[.N19])" office:value-type="float" office:value="-0.00346542378485074" calcext:value-type="float">
            <text:p>-0,0034654238</text:p>
          </table:table-cell>
          <table:table-cell table:formula="of:=([.E19]-[.N19])/(1+[.N19])" office:value-type="float" office:value="-0.0021331029613016" calcext:value-type="float">
            <text:p>-0,002133103</text:p>
          </table:table-cell>
          <table:table-cell table:formula="of:=([.F19]-[.N19])/(1+[.N19])" office:value-type="float" office:value="0.0147269413007778" calcext:value-type="float">
            <text:p>0,0147269413</text:p>
          </table:table-cell>
          <table:table-cell table:formula="of:=([.G19]-[.N19])/(1+[.N19])" office:value-type="float" office:value="0.0177054107994031" calcext:value-type="float">
            <text:p>0,0177054108</text:p>
          </table:table-cell>
          <table:table-cell table:formula="of:=([.J19]-[.N19])/(1+[.N19])" office:value-type="float" office:value="-0.0129382576513151" calcext:value-type="float">
            <text:p>-0,0129382577</text:p>
          </table:table-cell>
          <table:table-cell table:formula="of:=([.K19]-[.N19])/(1+[.N19])" office:value-type="float" office:value="0.0104606388751453" calcext:value-type="float">
            <text:p>0,0104606389</text:p>
          </table:table-cell>
          <table:table-cell table:formula="of:=([.L19]-[.N19])/(1+[.N19])" office:value-type="float" office:value="0.0135064674882742" calcext:value-type="float">
            <text:p>0,0135064675</text:p>
          </table:table-cell>
          <table:table-cell table:formula="of:=([.M19]-[.N19])/(1+[.N19])" office:value-type="float" office:value="-0.0012694973514261" calcext:value-type="float">
            <text:p>-0,00126949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9</text:p>
          </table:table-cell>
          <table:table-cell table:formula="of:=([.D20]-[.N20])/(1+[.N20])" office:value-type="float" office:value="0.00905370706268855" calcext:value-type="float">
            <text:p>0,0090537071</text:p>
          </table:table-cell>
          <table:table-cell table:formula="of:=([.E20]-[.N20])/(1+[.N20])" office:value-type="float" office:value="0.00549783433227537" calcext:value-type="float">
            <text:p>0,0054978343</text:p>
          </table:table-cell>
          <table:table-cell table:formula="of:=([.F20]-[.N20])/(1+[.N20])" office:value-type="float" office:value="0.0378959046762113" calcext:value-type="float">
            <text:p>0,0378959047</text:p>
          </table:table-cell>
          <table:table-cell table:formula="of:=([.G20]-[.N20])/(1+[.N20])" office:value-type="float" office:value="0.0258040128300297" calcext:value-type="float">
            <text:p>0,0258040128</text:p>
          </table:table-cell>
          <table:table-cell table:formula="of:=([.J20]-[.N20])/(1+[.N20])" office:value-type="float" office:value="0.0121586683425267" calcext:value-type="float">
            <text:p>0,0121586683</text:p>
          </table:table-cell>
          <table:table-cell table:formula="of:=([.K20]-[.N20])/(1+[.N20])" office:value-type="float" office:value="-0.00655857946271845" calcext:value-type="float">
            <text:p>-0,0065585795</text:p>
          </table:table-cell>
          <table:table-cell table:formula="of:=([.L20]-[.N20])/(1+[.N20])" office:value-type="float" office:value="0.00487973864048691" calcext:value-type="float">
            <text:p>0,0048797386</text:p>
          </table:table-cell>
          <table:table-cell table:formula="of:=([.M20]-[.N20])/(1+[.N20])" office:value-type="float" office:value="0.0254824747661146" calcext:value-type="float">
            <text:p>0,02548247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0</text:p>
          </table:table-cell>
          <table:table-cell table:formula="of:=([.D21]-[.N21])/(1+[.N21])" office:value-type="float" office:value="0.0111669286630469" calcext:value-type="float">
            <text:p>0,0111669287</text:p>
          </table:table-cell>
          <table:table-cell table:formula="of:=([.E21]-[.N21])/(1+[.N21])" office:value-type="float" office:value="-0.0000665438659092945" calcext:value-type="float">
            <text:p>-6,65438659092945E-005</text:p>
          </table:table-cell>
          <table:table-cell table:formula="of:=([.F21]-[.N21])/(1+[.N21])" office:value-type="float" office:value="0.0301414780453463" calcext:value-type="float">
            <text:p>0,030141478</text:p>
          </table:table-cell>
          <table:table-cell table:formula="of:=([.G21]-[.N21])/(1+[.N21])" office:value-type="float" office:value="0.0355193796954413" calcext:value-type="float">
            <text:p>0,0355193797</text:p>
          </table:table-cell>
          <table:table-cell table:formula="of:=([.J21]-[.N21])/(1+[.N21])" office:value-type="float" office:value="0.0208426960874136" calcext:value-type="float">
            <text:p>0,0208426961</text:p>
          </table:table-cell>
          <table:table-cell table:formula="of:=([.K21]-[.N21])/(1+[.N21])" office:value-type="float" office:value="0.0206840516534704" calcext:value-type="float">
            <text:p>0,0206840517</text:p>
          </table:table-cell>
          <table:table-cell table:formula="of:=([.L21]-[.N21])/(1+[.N21])" office:value-type="float" office:value="0.0347840217569509" calcext:value-type="float">
            <text:p>0,0347840218</text:p>
          </table:table-cell>
          <table:table-cell table:formula="of:=([.M21]-[.N21])/(1+[.N21])" office:value-type="float" office:value="0.0323389686665188" calcext:value-type="float">
            <text:p>0,03233896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1</text:p>
          </table:table-cell>
          <table:table-cell table:formula="of:=([.D22]-[.N22])/(1+[.N22])" office:value-type="float" office:value="0.00597789431216056" calcext:value-type="float">
            <text:p>0,0059778943</text:p>
          </table:table-cell>
          <table:table-cell table:formula="of:=([.E22]-[.N22])/(1+[.N22])" office:value-type="float" office:value="0.00327088880094487" calcext:value-type="float">
            <text:p>0,0032708888</text:p>
          </table:table-cell>
          <table:table-cell table:formula="of:=([.F22]-[.N22])/(1+[.N22])" office:value-type="float" office:value="0.0135040375544924" calcext:value-type="float">
            <text:p>0,0135040376</text:p>
          </table:table-cell>
          <table:table-cell table:formula="of:=([.G22]-[.N22])/(1+[.N22])" office:value-type="float" office:value="0.0295998786577826" calcext:value-type="float">
            <text:p>0,0295998787</text:p>
          </table:table-cell>
          <table:table-cell table:formula="of:=([.J22]-[.N22])/(1+[.N22])" office:value-type="float" office:value="-0.0102471038784853" calcext:value-type="float">
            <text:p>-0,0102471039</text:p>
          </table:table-cell>
          <table:table-cell table:formula="of:=([.K22]-[.N22])/(1+[.N22])" office:value-type="float" office:value="0.000760121219027322" calcext:value-type="float">
            <text:p>0,0007601212</text:p>
          </table:table-cell>
          <table:table-cell table:formula="of:=([.L22]-[.N22])/(1+[.N22])" office:value-type="float" office:value="0.0187141112683495" calcext:value-type="float">
            <text:p>0,0187141113</text:p>
          </table:table-cell>
          <table:table-cell table:formula="of:=([.M22]-[.N22])/(1+[.N22])" office:value-type="float" office:value="0.00706196691422738" calcext:value-type="float">
            <text:p>0,00706196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2</text:p>
          </table:table-cell>
          <table:table-cell table:formula="of:=([.D23]-[.N23])/(1+[.N23])" office:value-type="float" office:value="0.0011520437517351" calcext:value-type="float">
            <text:p>0,0011520438</text:p>
          </table:table-cell>
          <table:table-cell table:formula="of:=([.E23]-[.N23])/(1+[.N23])" office:value-type="float" office:value="0.00160932743480275" calcext:value-type="float">
            <text:p>0,0016093274</text:p>
          </table:table-cell>
          <table:table-cell table:formula="of:=([.F23]-[.N23])/(1+[.N23])" office:value-type="float" office:value="0.0234187438488287" calcext:value-type="float">
            <text:p>0,0234187438</text:p>
          </table:table-cell>
          <table:table-cell table:formula="of:=([.G23]-[.N23])/(1+[.N23])" office:value-type="float" office:value="0.0192753426818814" calcext:value-type="float">
            <text:p>0,0192753427</text:p>
          </table:table-cell>
          <table:table-cell table:formula="of:=([.J23]-[.N23])/(1+[.N23])" office:value-type="float" office:value="0.00261339257343259" calcext:value-type="float">
            <text:p>0,0026133926</text:p>
          </table:table-cell>
          <table:table-cell table:formula="of:=([.K23]-[.N23])/(1+[.N23])" office:value-type="float" office:value="0.00274639087268683" calcext:value-type="float">
            <text:p>0,0027463909</text:p>
          </table:table-cell>
          <table:table-cell table:formula="of:=([.L23]-[.N23])/(1+[.N23])" office:value-type="float" office:value="0.0207545526470167" calcext:value-type="float">
            <text:p>0,0207545526</text:p>
          </table:table-cell>
          <table:table-cell table:formula="of:=([.M23]-[.N23])/(1+[.N23])" office:value-type="float" office:value="0.00868291640207047" calcext:value-type="float">
            <text:p>0,0086829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3</text:p>
          </table:table-cell>
          <table:table-cell table:formula="of:=([.D24]-[.N24])/(1+[.N24])" office:value-type="float" office:value="0.000153080110194617" calcext:value-type="float">
            <text:p>0,0001530801</text:p>
          </table:table-cell>
          <table:table-cell table:formula="of:=([.E24]-[.N24])/(1+[.N24])" office:value-type="float" office:value="0.00509555927381025" calcext:value-type="float">
            <text:p>0,0050955593</text:p>
          </table:table-cell>
          <table:table-cell table:formula="of:=([.F24]-[.N24])/(1+[.N24])" office:value-type="float" office:value="0.0164189709403405" calcext:value-type="float">
            <text:p>0,0164189709</text:p>
          </table:table-cell>
          <table:table-cell table:formula="of:=([.G24]-[.N24])/(1+[.N24])" office:value-type="float" office:value="0.0254346494955564" calcext:value-type="float">
            <text:p>0,0254346495</text:p>
          </table:table-cell>
          <table:table-cell table:formula="of:=([.J24]-[.N24])/(1+[.N24])" office:value-type="float" office:value="0.00122329554474418" calcext:value-type="float">
            <text:p>0,0012232955</text:p>
          </table:table-cell>
          <table:table-cell table:formula="of:=([.K24]-[.N24])/(1+[.N24])" office:value-type="float" office:value="-0.00553731022582824" calcext:value-type="float">
            <text:p>-0,0055373102</text:p>
          </table:table-cell>
          <table:table-cell table:formula="of:=([.L24]-[.N24])/(1+[.N24])" office:value-type="float" office:value="0.0189675193411386" calcext:value-type="float">
            <text:p>0,0189675193</text:p>
          </table:table-cell>
          <table:table-cell table:formula="of:=([.M24]-[.N24])/(1+[.N24])" office:value-type="float" office:value="0.0078977036638134" calcext:value-type="float">
            <text:p>0,00789770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4</text:p>
          </table:table-cell>
          <table:table-cell table:formula="of:=([.D25]-[.N25])/(1+[.N25])" office:value-type="float" office:value="0.00844162678897183" calcext:value-type="float">
            <text:p>0,0084416268</text:p>
          </table:table-cell>
          <table:table-cell table:formula="of:=([.E25]-[.N25])/(1+[.N25])" office:value-type="float" office:value="0.00598335032339264" calcext:value-type="float">
            <text:p>0,0059833503</text:p>
          </table:table-cell>
          <table:table-cell table:formula="of:=([.F25]-[.N25])/(1+[.N25])" office:value-type="float" office:value="0.0213522303886934" calcext:value-type="float">
            <text:p>0,0213522304</text:p>
          </table:table-cell>
          <table:table-cell table:formula="of:=([.G25]-[.N25])/(1+[.N25])" office:value-type="float" office:value="0.0335820685770355" calcext:value-type="float">
            <text:p>0,0335820686</text:p>
          </table:table-cell>
          <table:table-cell table:formula="of:=([.J25]-[.N25])/(1+[.N25])" office:value-type="float" office:value="-0.000589563780954036" calcext:value-type="float">
            <text:p>-0,0005895638</text:p>
          </table:table-cell>
          <table:table-cell table:formula="of:=([.K25]-[.N25])/(1+[.N25])" office:value-type="float" office:value="0.0152689556434425" calcext:value-type="float">
            <text:p>0,0152689556</text:p>
          </table:table-cell>
          <table:table-cell table:formula="of:=([.L25]-[.N25])/(1+[.N25])" office:value-type="float" office:value="0.0142354017785578" calcext:value-type="float">
            <text:p>0,0142354018</text:p>
          </table:table-cell>
          <table:table-cell table:formula="of:=([.M25]-[.N25])/(1+[.N25])" office:value-type="float" office:value="0.0579838837705487" calcext:value-type="float">
            <text:p>0,05798388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5</text:p>
          </table:table-cell>
          <table:table-cell table:formula="of:=([.D26]-[.N26])/(1+[.N26])" office:value-type="float" office:value="0.0000738233855115094" calcext:value-type="float">
            <text:p>7,38233855115094E-005</text:p>
          </table:table-cell>
          <table:table-cell table:formula="of:=([.E26]-[.N26])/(1+[.N26])" office:value-type="float" office:value="0.00591040639532472" calcext:value-type="float">
            <text:p>0,0059104064</text:p>
          </table:table-cell>
          <table:table-cell table:formula="of:=([.F26]-[.N26])/(1+[.N26])" office:value-type="float" office:value="0.0364918162193356" calcext:value-type="float">
            <text:p>0,0364918162</text:p>
          </table:table-cell>
          <table:table-cell table:formula="of:=([.G26]-[.N26])/(1+[.N26])" office:value-type="float" office:value="0.0365280041534098" calcext:value-type="float">
            <text:p>0,0365280042</text:p>
          </table:table-cell>
          <table:table-cell table:formula="of:=([.J26]-[.N26])/(1+[.N26])" office:value-type="float" office:value="-0.00563142154890148" calcext:value-type="float">
            <text:p>-0,0056314215</text:p>
          </table:table-cell>
          <table:table-cell table:formula="of:=([.K26]-[.N26])/(1+[.N26])" office:value-type="float" office:value="0.0185914305042089" calcext:value-type="float">
            <text:p>0,0185914305</text:p>
          </table:table-cell>
          <table:table-cell table:formula="of:=([.L26]-[.N26])/(1+[.N26])" office:value-type="float" office:value="0.0366083896176335" calcext:value-type="float">
            <text:p>0,0366083896</text:p>
          </table:table-cell>
          <table:table-cell table:formula="of:=([.M26]-[.N26])/(1+[.N26])" office:value-type="float" office:value="0.0446755968837846" calcext:value-type="float">
            <text:p>0,04467559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6</text:p>
          </table:table-cell>
          <table:table-cell table:formula="of:=([.D27]-[.N27])/(1+[.N27])" office:value-type="float" office:value="0.00504874588400786" calcext:value-type="float">
            <text:p>0,0050487459</text:p>
          </table:table-cell>
          <table:table-cell table:formula="of:=([.E27]-[.N27])/(1+[.N27])" office:value-type="float" office:value="-0.00288840713092942" calcext:value-type="float">
            <text:p>-0,0028884071</text:p>
          </table:table-cell>
          <table:table-cell table:formula="of:=([.F27]-[.N27])/(1+[.N27])" office:value-type="float" office:value="0.0236981656242458" calcext:value-type="float">
            <text:p>0,0236981656</text:p>
          </table:table-cell>
          <table:table-cell table:formula="of:=([.G27]-[.N27])/(1+[.N27])" office:value-type="float" office:value="0.0325678327582079" calcext:value-type="float">
            <text:p>0,0325678328</text:p>
          </table:table-cell>
          <table:table-cell table:formula="of:=([.J27]-[.N27])/(1+[.N27])" office:value-type="float" office:value="0.0201167708192955" calcext:value-type="float">
            <text:p>0,0201167708</text:p>
          </table:table-cell>
          <table:table-cell table:formula="of:=([.K27]-[.N27])/(1+[.N27])" office:value-type="float" office:value="0.0206277413988536" calcext:value-type="float">
            <text:p>0,0206277414</text:p>
          </table:table-cell>
          <table:table-cell table:formula="of:=([.L27]-[.N27])/(1+[.N27])" office:value-type="float" office:value="0.028342908320702" calcext:value-type="float">
            <text:p>0,0283429083</text:p>
          </table:table-cell>
          <table:table-cell table:formula="of:=([.M27]-[.N27])/(1+[.N27])" office:value-type="float" office:value="0.0101470456583987" calcext:value-type="float">
            <text:p>0,0101470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7</text:p>
          </table:table-cell>
          <table:table-cell table:formula="of:=([.D28]-[.N28])/(1+[.N28])" office:value-type="float" office:value="0.0267252734668615" calcext:value-type="float">
            <text:p>0,0267252735</text:p>
          </table:table-cell>
          <table:table-cell table:formula="of:=([.E28]-[.N28])/(1+[.N28])" office:value-type="float" office:value="0.00955611279124672" calcext:value-type="float">
            <text:p>0,0095561128</text:p>
          </table:table-cell>
          <table:table-cell table:formula="of:=([.F28]-[.N28])/(1+[.N28])" office:value-type="float" office:value="0.0497804971554656" calcext:value-type="float">
            <text:p>0,0497804972</text:p>
          </table:table-cell>
          <table:table-cell table:formula="of:=([.G28]-[.N28])/(1+[.N28])" office:value-type="float" office:value="0.0425870476816287" calcext:value-type="float">
            <text:p>0,0425870477</text:p>
          </table:table-cell>
          <table:table-cell table:formula="of:=([.J28]-[.N28])/(1+[.N28])" office:value-type="float" office:value="0.0208566409749874" calcext:value-type="float">
            <text:p>0,020856641</text:p>
          </table:table-cell>
          <table:table-cell table:formula="of:=([.K28]-[.N28])/(1+[.N28])" office:value-type="float" office:value="0.0267633479571186" calcext:value-type="float">
            <text:p>0,026763348</text:p>
          </table:table-cell>
          <table:table-cell table:formula="of:=([.L28]-[.N28])/(1+[.N28])" office:value-type="float" office:value="-0.00572013224215025" calcext:value-type="float">
            <text:p>-0,0057201322</text:p>
          </table:table-cell>
          <table:table-cell table:formula="of:=([.M28]-[.N28])/(1+[.N28])" office:value-type="float" office:value="0.0188721907526119" calcext:value-type="float">
            <text:p>0,01887219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8</text:p>
          </table:table-cell>
          <table:table-cell table:formula="of:=([.D29]-[.N29])/(1+[.N29])" office:value-type="float" office:value="-0.00184309044712074" calcext:value-type="float">
            <text:p>-0,0018430904</text:p>
          </table:table-cell>
          <table:table-cell table:formula="of:=([.E29]-[.N29])/(1+[.N29])" office:value-type="float" office:value="0.00863419064993981" calcext:value-type="float">
            <text:p>0,0086341906</text:p>
          </table:table-cell>
          <table:table-cell table:formula="of:=([.F29]-[.N29])/(1+[.N29])" office:value-type="float" office:value="0.0251303230359091" calcext:value-type="float">
            <text:p>0,025130323</text:p>
          </table:table-cell>
          <table:table-cell table:formula="of:=([.G29]-[.N29])/(1+[.N29])" office:value-type="float" office:value="0.0241298350965803" calcext:value-type="float">
            <text:p>0,0241298351</text:p>
          </table:table-cell>
          <table:table-cell table:formula="of:=([.J29]-[.N29])/(1+[.N29])" office:value-type="float" office:value="-0.00783385820266931" calcext:value-type="float">
            <text:p>-0,0078338582</text:p>
          </table:table-cell>
          <table:table-cell table:formula="of:=([.K29]-[.N29])/(1+[.N29])" office:value-type="float" office:value="-0.0166435950628569" calcext:value-type="float">
            <text:p>-0,0166435951</text:p>
          </table:table-cell>
          <table:table-cell table:formula="of:=([.L29]-[.N29])/(1+[.N29])" office:value-type="float" office:value="0.0127942208527666" calcext:value-type="float">
            <text:p>0,0127942209</text:p>
          </table:table-cell>
          <table:table-cell table:formula="of:=([.M29]-[.N29])/(1+[.N29])" office:value-type="float" office:value="0.0254586398073566" calcext:value-type="float">
            <text:p>0,02545863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9</text:p>
          </table:table-cell>
          <table:table-cell table:formula="of:=([.D30]-[.N30])/(1+[.N30])" office:value-type="float" office:value="0.0114136287475009" calcext:value-type="float">
            <text:p>0,0114136287</text:p>
          </table:table-cell>
          <table:table-cell table:formula="of:=([.E30]-[.N30])/(1+[.N30])" office:value-type="float" office:value="0.0128497167847969" calcext:value-type="float">
            <text:p>0,0128497168</text:p>
          </table:table-cell>
          <table:table-cell table:formula="of:=([.F30]-[.N30])/(1+[.N30])" office:value-type="float" office:value="0.0240218362602236" calcext:value-type="float">
            <text:p>0,0240218363</text:p>
          </table:table-cell>
          <table:table-cell table:formula="of:=([.G30]-[.N30])/(1+[.N30])" office:value-type="float" office:value="0.0322126763605128" calcext:value-type="float">
            <text:p>0,0322126764</text:p>
          </table:table-cell>
          <table:table-cell table:formula="of:=([.J30]-[.N30])/(1+[.N30])" office:value-type="float" office:value="0.00950719725905988" calcext:value-type="float">
            <text:p>0,0095071973</text:p>
          </table:table-cell>
          <table:table-cell table:formula="of:=([.K30]-[.N30])/(1+[.N30])" office:value-type="float" office:value="0.00654376051484278" calcext:value-type="float">
            <text:p>0,0065437605</text:p>
          </table:table-cell>
          <table:table-cell table:formula="of:=([.L30]-[.N30])/(1+[.N30])" office:value-type="float" office:value="-0.00550820541645725" calcext:value-type="float">
            <text:p>-0,0055082054</text:p>
          </table:table-cell>
          <table:table-cell table:formula="of:=([.M30]-[.N30])/(1+[.N30])" office:value-type="float" office:value="0.00599122396060581" calcext:value-type="float">
            <text:p>0,0059912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30</text:p>
          </table:table-cell>
          <table:table-cell table:formula="of:=([.D31]-[.N31])/(1+[.N31])" office:value-type="float" office:value="-0.00258921959898063" calcext:value-type="float">
            <text:p>-0,0025892196</text:p>
          </table:table-cell>
          <table:table-cell table:formula="of:=([.E31]-[.N31])/(1+[.N31])" office:value-type="float" office:value="-0.000339952877818923" calcext:value-type="float">
            <text:p>-0,0003399529</text:p>
          </table:table-cell>
          <table:table-cell table:formula="of:=([.F31]-[.N31])/(1+[.N31])" office:value-type="float" office:value="0.0260508727220272" calcext:value-type="float">
            <text:p>0,0260508727</text:p>
          </table:table-cell>
          <table:table-cell table:formula="of:=([.G31]-[.N31])/(1+[.N31])" office:value-type="float" office:value="0.0206892340241381" calcext:value-type="float">
            <text:p>0,020689234</text:p>
          </table:table-cell>
          <table:table-cell table:formula="of:=([.J31]-[.N31])/(1+[.N31])" office:value-type="float" office:value="0.0269535990767899" calcext:value-type="float">
            <text:p>0,0269535991</text:p>
          </table:table-cell>
          <table:table-cell table:formula="of:=([.K31]-[.N31])/(1+[.N31])" office:value-type="float" office:value="0.00140885704668942" calcext:value-type="float">
            <text:p>0,001408857</text:p>
          </table:table-cell>
          <table:table-cell table:formula="of:=([.L31]-[.N31])/(1+[.N31])" office:value-type="float" office:value="0.0171217002452277" calcext:value-type="float">
            <text:p>0,0171217002</text:p>
          </table:table-cell>
          <table:table-cell table:formula="of:=([.M31]-[.N31])/(1+[.N31])" office:value-type="float" office:value="0.0254446314372265" calcext:value-type="float">
            <text:p>0,02544463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1</text:p>
          </table:table-cell>
          <table:table-cell table:formula="of:=([.D32]-[.N32])/(1+[.N32])" office:value-type="float" office:value="-0.00106168932627104" calcext:value-type="float">
            <text:p>-0,0010616893</text:p>
          </table:table-cell>
          <table:table-cell table:formula="of:=([.E32]-[.N32])/(1+[.N32])" office:value-type="float" office:value="0.0020400603018946" calcext:value-type="float">
            <text:p>0,0020400603</text:p>
          </table:table-cell>
          <table:table-cell table:formula="of:=([.F32]-[.N32])/(1+[.N32])" office:value-type="float" office:value="0.0345337404048052" calcext:value-type="float">
            <text:p>0,0345337404</text:p>
          </table:table-cell>
          <table:table-cell table:formula="of:=([.G32]-[.N32])/(1+[.N32])" office:value-type="float" office:value="0.0372849619147434" calcext:value-type="float">
            <text:p>0,0372849619</text:p>
          </table:table-cell>
          <table:table-cell table:formula="of:=([.J32]-[.N32])/(1+[.N32])" office:value-type="float" office:value="0.00849303796056506" calcext:value-type="float">
            <text:p>0,008493038</text:p>
          </table:table-cell>
          <table:table-cell table:formula="of:=([.K32]-[.N32])/(1+[.N32])" office:value-type="float" office:value="0.010905933582119" calcext:value-type="float">
            <text:p>0,0109059336</text:p>
          </table:table-cell>
          <table:table-cell table:formula="of:=([.L32]-[.N32])/(1+[.N32])" office:value-type="float" office:value="0.00656842219257674" calcext:value-type="float">
            <text:p>0,0065684222</text:p>
          </table:table-cell>
          <table:table-cell table:formula="of:=([.M32]-[.N32])/(1+[.N32])" office:value-type="float" office:value="0.0276312821702734" calcext:value-type="float">
            <text:p>0,02763128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2</text:p>
          </table:table-cell>
          <table:table-cell table:formula="of:=([.D33]-[.N33])/(1+[.N33])" office:value-type="float" office:value="-0.00430450572621893" calcext:value-type="float">
            <text:p>-0,0043045057</text:p>
          </table:table-cell>
          <table:table-cell table:formula="of:=([.E33]-[.N33])/(1+[.N33])" office:value-type="float" office:value="-0.0044515679881434" calcext:value-type="float">
            <text:p>-0,004451568</text:p>
          </table:table-cell>
          <table:table-cell table:formula="of:=([.F33]-[.N33])/(1+[.N33])" office:value-type="float" office:value="0.0265132931019592" calcext:value-type="float">
            <text:p>0,0265132931</text:p>
          </table:table-cell>
          <table:table-cell table:formula="of:=([.G33]-[.N33])/(1+[.N33])" office:value-type="float" office:value="0.0335121588806854" calcext:value-type="float">
            <text:p>0,0335121589</text:p>
          </table:table-cell>
          <table:table-cell table:formula="of:=([.J33]-[.N33])/(1+[.N33])" office:value-type="float" office:value="-0.00569439202256418" calcext:value-type="float">
            <text:p>-0,005694392</text:p>
          </table:table-cell>
          <table:table-cell table:formula="of:=([.K33]-[.N33])/(1+[.N33])" office:value-type="float" office:value="0.00795338670265127" calcext:value-type="float">
            <text:p>0,0079533867</text:p>
          </table:table-cell>
          <table:table-cell table:formula="of:=([.L33]-[.N33])/(1+[.N33])" office:value-type="float" office:value="0.0419878504240327" calcext:value-type="float">
            <text:p>0,0419878504</text:p>
          </table:table-cell>
          <table:table-cell table:formula="of:=([.M33]-[.N33])/(1+[.N33])" office:value-type="float" office:value="0.0246085457393696" calcext:value-type="float">
            <text:p>0,0246085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3</text:p>
          </table:table-cell>
          <table:table-cell table:formula="of:=([.D34]-[.N34])/(1+[.N34])" office:value-type="float" office:value="0.0116288315125461" calcext:value-type="float">
            <text:p>0,0116288315</text:p>
          </table:table-cell>
          <table:table-cell table:formula="of:=([.E34]-[.N34])/(1+[.N34])" office:value-type="float" office:value="0.0109728733610937" calcext:value-type="float">
            <text:p>0,0109728734</text:p>
          </table:table-cell>
          <table:table-cell table:formula="of:=([.F34]-[.N34])/(1+[.N34])" office:value-type="float" office:value="0.0371156715330566" calcext:value-type="float">
            <text:p>0,0371156715</text:p>
          </table:table-cell>
          <table:table-cell table:formula="of:=([.G34]-[.N34])/(1+[.N34])" office:value-type="float" office:value="0.0408710753718881" calcext:value-type="float">
            <text:p>0,0408710754</text:p>
          </table:table-cell>
          <table:table-cell table:formula="of:=([.J34]-[.N34])/(1+[.N34])" office:value-type="float" office:value="0.0159776661591788" calcext:value-type="float">
            <text:p>0,0159776662</text:p>
          </table:table-cell>
          <table:table-cell table:formula="of:=([.K34]-[.N34])/(1+[.N34])" office:value-type="float" office:value="0.00659074869353554" calcext:value-type="float">
            <text:p>0,0065907487</text:p>
          </table:table-cell>
          <table:table-cell table:formula="of:=([.L34]-[.N34])/(1+[.N34])" office:value-type="float" office:value="0.0424690928691231" calcext:value-type="float">
            <text:p>0,0424690929</text:p>
          </table:table-cell>
          <table:table-cell table:formula="of:=([.M34]-[.N34])/(1+[.N34])" office:value-type="float" office:value="0.0408963564892286" calcext:value-type="float">
            <text:p>0,0408963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4</text:p>
          </table:table-cell>
          <table:table-cell table:formula="of:=([.D35]-[.N35])/(1+[.N35])" office:value-type="float" office:value="0.00828004843773738" calcext:value-type="float">
            <text:p>0,0082800484</text:p>
          </table:table-cell>
          <table:table-cell table:formula="of:=([.E35]-[.N35])/(1+[.N35])" office:value-type="float" office:value="0.00561467017452643" calcext:value-type="float">
            <text:p>0,0056146702</text:p>
          </table:table-cell>
          <table:table-cell table:formula="of:=([.F35]-[.N35])/(1+[.N35])" office:value-type="float" office:value="0.0368692140860251" calcext:value-type="float">
            <text:p>0,0368692141</text:p>
          </table:table-cell>
          <table:table-cell table:formula="of:=([.G35]-[.N35])/(1+[.N35])" office:value-type="float" office:value="0.0363994730164216" calcext:value-type="float">
            <text:p>0,036399473</text:p>
          </table:table-cell>
          <table:table-cell table:formula="of:=([.J35]-[.N35])/(1+[.N35])" office:value-type="float" office:value="0.0084964320177199" calcext:value-type="float">
            <text:p>0,008496432</text:p>
          </table:table-cell>
          <table:table-cell table:formula="of:=([.K35]-[.N35])/(1+[.N35])" office:value-type="float" office:value="0.0046452066008199" calcext:value-type="float">
            <text:p>0,0046452066</text:p>
          </table:table-cell>
          <table:table-cell table:formula="of:=([.L35]-[.N35])/(1+[.N35])" office:value-type="float" office:value="0.0342713658909362" calcext:value-type="float">
            <text:p>0,0342713659</text:p>
          </table:table-cell>
          <table:table-cell table:formula="of:=([.M35]-[.N35])/(1+[.N35])" office:value-type="float" office:value="0.0271858812539788" calcext:value-type="float">
            <text:p>0,02718588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5</text:p>
          </table:table-cell>
          <table:table-cell table:formula="of:=([.D36]-[.N36])/(1+[.N36])" office:value-type="float" office:value="0.00184639684468347" calcext:value-type="float">
            <text:p>0,0018463968</text:p>
          </table:table-cell>
          <table:table-cell table:formula="of:=([.E36]-[.N36])/(1+[.N36])" office:value-type="float" office:value="-0.00307033017094893" calcext:value-type="float">
            <text:p>-0,0030703302</text:p>
          </table:table-cell>
          <table:table-cell table:formula="of:=([.F36]-[.N36])/(1+[.N36])" office:value-type="float" office:value="0.0294810860504523" calcext:value-type="float">
            <text:p>0,0294810861</text:p>
          </table:table-cell>
          <table:table-cell table:formula="of:=([.G36]-[.N36])/(1+[.N36])" office:value-type="float" office:value="0.0428449187920333" calcext:value-type="float">
            <text:p>0,0428449188</text:p>
          </table:table-cell>
          <table:table-cell table:formula="of:=([.J36]-[.N36])/(1+[.N36])" office:value-type="float" office:value="-0.010217257230878" calcext:value-type="float">
            <text:p>-0,0102172572</text:p>
          </table:table-cell>
          <table:table-cell table:formula="of:=([.K36]-[.N36])/(1+[.N36])" office:value-type="float" office:value="0.00892137273292975" calcext:value-type="float">
            <text:p>0,0089213727</text:p>
          </table:table-cell>
          <table:table-cell table:formula="of:=([.L36]-[.N36])/(1+[.N36])" office:value-type="float" office:value="0.00766957502717969" calcext:value-type="float">
            <text:p>0,007669575</text:p>
          </table:table-cell>
          <table:table-cell table:formula="of:=([.M36]-[.N36])/(1+[.N36])" office:value-type="float" office:value="0.0228816177066299" calcext:value-type="float">
            <text:p>0,02288161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6</text:p>
          </table:table-cell>
          <table:table-cell table:formula="of:=([.D37]-[.N37])/(1+[.N37])" office:value-type="float" office:value="0.00409431942851051" calcext:value-type="float">
            <text:p>0,0040943194</text:p>
          </table:table-cell>
          <table:table-cell table:formula="of:=([.E37]-[.N37])/(1+[.N37])" office:value-type="float" office:value="-0.0000236416892379351" calcext:value-type="float">
            <text:p>-2,36416892379351E-005</text:p>
          </table:table-cell>
          <table:table-cell table:formula="of:=([.F37]-[.N37])/(1+[.N37])" office:value-type="float" office:value="0.0289406819488333" calcext:value-type="float">
            <text:p>0,0289406819</text:p>
          </table:table-cell>
          <table:table-cell table:formula="of:=([.G37]-[.N37])/(1+[.N37])" office:value-type="float" office:value="0.0402839070159919" calcext:value-type="float">
            <text:p>0,040283907</text:p>
          </table:table-cell>
          <table:table-cell table:formula="of:=([.J37]-[.N37])/(1+[.N37])" office:value-type="float" office:value="-0.000687619010062165" calcext:value-type="float">
            <text:p>-0,000687619</text:p>
          </table:table-cell>
          <table:table-cell table:formula="of:=([.K37]-[.N37])/(1+[.N37])" office:value-type="float" office:value="0.00221695872926782" calcext:value-type="float">
            <text:p>0,0022169587</text:p>
          </table:table-cell>
          <table:table-cell table:formula="of:=([.L37]-[.N37])/(1+[.N37])" office:value-type="float" office:value="0.0318953188115294" calcext:value-type="float">
            <text:p>0,0318953188</text:p>
          </table:table-cell>
          <table:table-cell table:formula="of:=([.M37]-[.N37])/(1+[.N37])" office:value-type="float" office:value="0.041293225287304" calcext:value-type="float">
            <text:p>0,04129322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7</text:p>
          </table:table-cell>
          <table:table-cell table:formula="of:=([.D38]-[.N38])/(1+[.N38])" office:value-type="float" office:value="0.0180303883776385" calcext:value-type="float">
            <text:p>0,0180303884</text:p>
          </table:table-cell>
          <table:table-cell table:formula="of:=([.E38]-[.N38])/(1+[.N38])" office:value-type="float" office:value="0.00886058386971246" calcext:value-type="float">
            <text:p>0,0088605839</text:p>
          </table:table-cell>
          <table:table-cell table:formula="of:=([.F38]-[.N38])/(1+[.N38])" office:value-type="float" office:value="0.0582701911111257" calcext:value-type="float">
            <text:p>0,0582701911</text:p>
          </table:table-cell>
          <table:table-cell table:formula="of:=([.G38]-[.N38])/(1+[.N38])" office:value-type="float" office:value="0.0618976317143498" calcext:value-type="float">
            <text:p>0,0618976317</text:p>
          </table:table-cell>
          <table:table-cell table:formula="of:=([.J38]-[.N38])/(1+[.N38])" office:value-type="float" office:value="-0.00460222093176034" calcext:value-type="float">
            <text:p>-0,0046022209</text:p>
          </table:table-cell>
          <table:table-cell table:formula="of:=([.K38]-[.N38])/(1+[.N38])" office:value-type="float" office:value="0.0136043535479392" calcext:value-type="float">
            <text:p>0,0136043535</text:p>
          </table:table-cell>
          <table:table-cell table:formula="of:=([.L38]-[.N38])/(1+[.N38])" office:value-type="float" office:value="0.0455195806519215" calcext:value-type="float">
            <text:p>0,0455195807</text:p>
          </table:table-cell>
          <table:table-cell table:formula="of:=([.M38]-[.N38])/(1+[.N38])" office:value-type="float" office:value="0.046511776410645" calcext:value-type="float">
            <text:p>0,0465117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8</text:p>
          </table:table-cell>
          <table:table-cell table:formula="of:=([.D39]-[.N39])/(1+[.N39])" office:value-type="float" office:value="0.00921249476737204" calcext:value-type="float">
            <text:p>0,0092124948</text:p>
          </table:table-cell>
          <table:table-cell table:formula="of:=([.E39]-[.N39])/(1+[.N39])" office:value-type="float" office:value="0.00998937934797331" calcext:value-type="float">
            <text:p>0,0099893793</text:p>
          </table:table-cell>
          <table:table-cell table:formula="of:=([.F39]-[.N39])/(1+[.N39])" office:value-type="float" office:value="0.0453638628477851" calcext:value-type="float">
            <text:p>0,0453638628</text:p>
          </table:table-cell>
          <table:table-cell table:formula="of:=([.G39]-[.N39])/(1+[.N39])" office:value-type="float" office:value="0.0598656763778358" calcext:value-type="float">
            <text:p>0,0598656764</text:p>
          </table:table-cell>
          <table:table-cell table:formula="of:=([.J39]-[.N39])/(1+[.N39])" office:value-type="float" office:value="0.00427214576691429" calcext:value-type="float">
            <text:p>0,0042721458</text:p>
          </table:table-cell>
          <table:table-cell table:formula="of:=([.K39]-[.N39])/(1+[.N39])" office:value-type="float" office:value="0.0140133709711642" calcext:value-type="float">
            <text:p>0,014013371</text:p>
          </table:table-cell>
          <table:table-cell table:formula="of:=([.L39]-[.N39])/(1+[.N39])" office:value-type="float" office:value="0.0502687201462028" calcext:value-type="float">
            <text:p>0,0502687201</text:p>
          </table:table-cell>
          <table:table-cell table:formula="of:=([.M39]-[.N39])/(1+[.N39])" office:value-type="float" office:value="0.0390157402820842" calcext:value-type="float">
            <text:p>0,03901574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9</text:p>
          </table:table-cell>
          <table:table-cell table:formula="of:=([.D40]-[.N40])/(1+[.N40])" office:value-type="float" office:value="0.000528046680635612" calcext:value-type="float">
            <text:p>0,0005280467</text:p>
          </table:table-cell>
          <table:table-cell table:formula="of:=([.E40]-[.N40])/(1+[.N40])" office:value-type="float" office:value="0.00241500022186431" calcext:value-type="float">
            <text:p>0,0024150002</text:p>
          </table:table-cell>
          <table:table-cell table:formula="of:=([.F40]-[.N40])/(1+[.N40])" office:value-type="float" office:value="0.0317455581177167" calcext:value-type="float">
            <text:p>0,0317455581</text:p>
          </table:table-cell>
          <table:table-cell table:formula="of:=([.G40]-[.N40])/(1+[.N40])" office:value-type="float" office:value="0.0390724705086506" calcext:value-type="float">
            <text:p>0,0390724705</text:p>
          </table:table-cell>
          <table:table-cell table:formula="of:=([.J40]-[.N40])/(1+[.N40])" office:value-type="float" office:value="0.00900547711269927" calcext:value-type="float">
            <text:p>0,0090054771</text:p>
          </table:table-cell>
          <table:table-cell table:formula="of:=([.K40]-[.N40])/(1+[.N40])" office:value-type="float" office:value="0.00511568082071121" calcext:value-type="float">
            <text:p>0,0051156808</text:p>
          </table:table-cell>
          <table:table-cell table:formula="of:=([.L40]-[.N40])/(1+[.N40])" office:value-type="float" office:value="0.037478031342641" calcext:value-type="float">
            <text:p>0,0374780313</text:p>
          </table:table-cell>
          <table:table-cell table:formula="of:=([.M40]-[.N40])/(1+[.N40])" office:value-type="float" office:value="0.0329942547250601" calcext:value-type="float">
            <text:p>0,03299425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0</text:p>
          </table:table-cell>
          <table:table-cell table:formula="of:=([.D41]-[.N41])/(1+[.N41])" office:value-type="float" office:value="0.00213317010829559" calcext:value-type="float">
            <text:p>0,0021331701</text:p>
          </table:table-cell>
          <table:table-cell table:formula="of:=([.E41]-[.N41])/(1+[.N41])" office:value-type="float" office:value="0.00178152140439677" calcext:value-type="float">
            <text:p>0,0017815214</text:p>
          </table:table-cell>
          <table:table-cell table:formula="of:=([.F41]-[.N41])/(1+[.N41])" office:value-type="float" office:value="0.0344642442147778" calcext:value-type="float">
            <text:p>0,0344642442</text:p>
          </table:table-cell>
          <table:table-cell table:formula="of:=([.G41]-[.N41])/(1+[.N41])" office:value-type="float" office:value="0.0375600121045001" calcext:value-type="float">
            <text:p>0,0375600121</text:p>
          </table:table-cell>
          <table:table-cell table:formula="of:=([.J41]-[.N41])/(1+[.N41])" office:value-type="float" office:value="-0.00516988467525251" calcext:value-type="float">
            <text:p>-0,0051698847</text:p>
          </table:table-cell>
          <table:table-cell table:formula="of:=([.K41]-[.N41])/(1+[.N41])" office:value-type="float" office:value="0.021452860565851" calcext:value-type="float">
            <text:p>0,0214528606</text:p>
          </table:table-cell>
          <table:table-cell table:formula="of:=([.L41]-[.N41])/(1+[.N41])" office:value-type="float" office:value="0.0269439609725271" calcext:value-type="float">
            <text:p>0,026943961</text:p>
          </table:table-cell>
          <table:table-cell table:formula="of:=([.M41]-[.N41])/(1+[.N41])" office:value-type="float" office:value="0.0104246763896993" calcext:value-type="float">
            <text:p>0,0104246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1</text:p>
          </table:table-cell>
          <table:table-cell table:formula="of:=([.D42]-[.N42])/(1+[.N42])" office:value-type="float" office:value="-0.00090659685069014" calcext:value-type="float">
            <text:p>-0,0009065969</text:p>
          </table:table-cell>
          <table:table-cell table:formula="of:=([.E42]-[.N42])/(1+[.N42])" office:value-type="float" office:value="0.00363894308385163" calcext:value-type="float">
            <text:p>0,0036389431</text:p>
          </table:table-cell>
          <table:table-cell table:formula="of:=([.F42]-[.N42])/(1+[.N42])" office:value-type="float" office:value="0.030619376540467" calcext:value-type="float">
            <text:p>0,0306193765</text:p>
          </table:table-cell>
          <table:table-cell table:formula="of:=([.G42]-[.N42])/(1+[.N42])" office:value-type="float" office:value="0.049427403435311" calcext:value-type="float">
            <text:p>0,0494274034</text:p>
          </table:table-cell>
          <table:table-cell table:formula="of:=([.J42]-[.N42])/(1+[.N42])" office:value-type="float" office:value="0.00970908774446678" calcext:value-type="float">
            <text:p>0,0097090877</text:p>
          </table:table-cell>
          <table:table-cell table:formula="of:=([.K42]-[.N42])/(1+[.N42])" office:value-type="float" office:value="0.0117264310696942" calcext:value-type="float">
            <text:p>0,0117264311</text:p>
          </table:table-cell>
          <table:table-cell table:formula="of:=([.L42]-[.N42])/(1+[.N42])" office:value-type="float" office:value="0.0241430412198218" calcext:value-type="float">
            <text:p>0,0241430412</text:p>
          </table:table-cell>
          <table:table-cell table:formula="of:=([.M42]-[.N42])/(1+[.N42])" office:value-type="float" office:value="0.0241847337486356" calcext:value-type="float">
            <text:p>0,02418473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2</text:p>
          </table:table-cell>
          <table:table-cell table:formula="of:=([.D43]-[.N43])/(1+[.N43])" office:value-type="float" office:value="0.00167706722182577" calcext:value-type="float">
            <text:p>0,0016770672</text:p>
          </table:table-cell>
          <table:table-cell table:formula="of:=([.E43]-[.N43])/(1+[.N43])" office:value-type="float" office:value="0.00155200793437059" calcext:value-type="float">
            <text:p>0,0015520079</text:p>
          </table:table-cell>
          <table:table-cell table:formula="of:=([.F43]-[.N43])/(1+[.N43])" office:value-type="float" office:value="0.0334380765129498" calcext:value-type="float">
            <text:p>0,0334380765</text:p>
          </table:table-cell>
          <table:table-cell table:formula="of:=([.G43]-[.N43])/(1+[.N43])" office:value-type="float" office:value="0.0416915073751714" calcext:value-type="float">
            <text:p>0,0416915074</text:p>
          </table:table-cell>
          <table:table-cell table:formula="of:=([.J43]-[.N43])/(1+[.N43])" office:value-type="float" office:value="0.0210080318531887" calcext:value-type="float">
            <text:p>0,0210080319</text:p>
          </table:table-cell>
          <table:table-cell table:formula="of:=([.K43]-[.N43])/(1+[.N43])" office:value-type="float" office:value="-0.00345884869667877" calcext:value-type="float">
            <text:p>-0,0034588487</text:p>
          </table:table-cell>
          <table:table-cell table:formula="of:=([.L43]-[.N43])/(1+[.N43])" office:value-type="float" office:value="0.012958437023103" calcext:value-type="float">
            <text:p>0,012958437</text:p>
          </table:table-cell>
          <table:table-cell table:formula="of:=([.M43]-[.N43])/(1+[.N43])" office:value-type="float" office:value="0.0365419959597269" calcext:value-type="float">
            <text:p>0,0365419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3</text:p>
          </table:table-cell>
          <table:table-cell table:formula="of:=([.D44]-[.N44])/(1+[.N44])" office:value-type="float" office:value="-0.00246622289957445" calcext:value-type="float">
            <text:p>-0,0024662229</text:p>
          </table:table-cell>
          <table:table-cell table:formula="of:=([.E44]-[.N44])/(1+[.N44])" office:value-type="float" office:value="-0.00479062345730105" calcext:value-type="float">
            <text:p>-0,0047906235</text:p>
          </table:table-cell>
          <table:table-cell table:formula="of:=([.F44]-[.N44])/(1+[.N44])" office:value-type="float" office:value="0.0364810114742752" calcext:value-type="float">
            <text:p>0,0364810115</text:p>
          </table:table-cell>
          <table:table-cell table:formula="of:=([.G44]-[.N44])/(1+[.N44])" office:value-type="float" office:value="0.0439657831931667" calcext:value-type="float">
            <text:p>0,0439657832</text:p>
          </table:table-cell>
          <table:table-cell table:formula="of:=([.J44]-[.N44])/(1+[.N44])" office:value-type="float" office:value="-0.0102674041682434" calcext:value-type="float">
            <text:p>-0,0102674042</text:p>
          </table:table-cell>
          <table:table-cell table:formula="of:=([.K44]-[.N44])/(1+[.N44])" office:value-type="float" office:value="-0.00300503350255181" calcext:value-type="float">
            <text:p>-0,0030050335</text:p>
          </table:table-cell>
          <table:table-cell table:formula="of:=([.L44]-[.N44])/(1+[.N44])" office:value-type="float" office:value="0.0352648063143993" calcext:value-type="float">
            <text:p>0,0352648063</text:p>
          </table:table-cell>
          <table:table-cell table:formula="of:=([.M44]-[.N44])/(1+[.N44])" office:value-type="float" office:value="0.0182005021215727" calcext:value-type="float">
            <text:p>0,01820050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4</text:p>
          </table:table-cell>
          <table:table-cell table:formula="of:=([.D45]-[.N45])/(1+[.N45])" office:value-type="float" office:value="0.00613562374937275" calcext:value-type="float">
            <text:p>0,0061356237</text:p>
          </table:table-cell>
          <table:table-cell table:formula="of:=([.E45]-[.N45])/(1+[.N45])" office:value-type="float" office:value="0.00691484583599205" calcext:value-type="float">
            <text:p>0,0069148458</text:p>
          </table:table-cell>
          <table:table-cell table:formula="of:=([.F45]-[.N45])/(1+[.N45])" office:value-type="float" office:value="0.0263157334328673" calcext:value-type="float">
            <text:p>0,0263157334</text:p>
          </table:table-cell>
          <table:table-cell table:formula="of:=([.G45]-[.N45])/(1+[.N45])" office:value-type="float" office:value="0.0374098231930566" calcext:value-type="float">
            <text:p>0,0374098232</text:p>
          </table:table-cell>
          <table:table-cell table:formula="of:=([.J45]-[.N45])/(1+[.N45])" office:value-type="float" office:value="0.00531003552865524" calcext:value-type="float">
            <text:p>0,0053100355</text:p>
          </table:table-cell>
          <table:table-cell table:formula="of:=([.K45]-[.N45])/(1+[.N45])" office:value-type="float" office:value="0.0121179198235648" calcext:value-type="float">
            <text:p>0,0121179198</text:p>
          </table:table-cell>
          <table:table-cell table:formula="of:=([.L45]-[.N45])/(1+[.N45])" office:value-type="float" office:value="0.0103669448763776" calcext:value-type="float">
            <text:p>0,0103669449</text:p>
          </table:table-cell>
          <table:table-cell table:formula="of:=([.M45]-[.N45])/(1+[.N45])" office:value-type="float" office:value="0.035884290263228" calcext:value-type="float">
            <text:p>0,03588429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5</text:p>
          </table:table-cell>
          <table:table-cell table:formula="of:=([.D46]-[.N46])/(1+[.N46])" office:value-type="float" office:value="-0.0023830084967101" calcext:value-type="float">
            <text:p>-0,0023830085</text:p>
          </table:table-cell>
          <table:table-cell table:formula="of:=([.E46]-[.N46])/(1+[.N46])" office:value-type="float" office:value="0.00332152835351682" calcext:value-type="float">
            <text:p>0,0033215284</text:p>
          </table:table-cell>
          <table:table-cell table:formula="of:=([.F46]-[.N46])/(1+[.N46])" office:value-type="float" office:value="0.0303746124244617" calcext:value-type="float">
            <text:p>0,0303746124</text:p>
          </table:table-cell>
          <table:table-cell table:formula="of:=([.G46]-[.N46])/(1+[.N46])" office:value-type="float" office:value="0.0447408096075603" calcext:value-type="float">
            <text:p>0,0447408096</text:p>
          </table:table-cell>
          <table:table-cell table:formula="of:=([.J46]-[.N46])/(1+[.N46])" office:value-type="float" office:value="0.000814208147832216" calcext:value-type="float">
            <text:p>0,0008142081</text:p>
          </table:table-cell>
          <table:table-cell table:formula="of:=([.K46]-[.N46])/(1+[.N46])" office:value-type="float" office:value="0.0109256286271559" calcext:value-type="float">
            <text:p>0,0109256286</text:p>
          </table:table-cell>
          <table:table-cell table:formula="of:=([.L46]-[.N46])/(1+[.N46])" office:value-type="float" office:value="0.0413372374430318" calcext:value-type="float">
            <text:p>0,0413372374</text:p>
          </table:table-cell>
          <table:table-cell table:formula="of:=([.M46]-[.N46])/(1+[.N46])" office:value-type="float" office:value="0.0541035803114023" calcext:value-type="float">
            <text:p>0,05410358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6</text:p>
          </table:table-cell>
          <table:table-cell table:formula="of:=([.D47]-[.N47])/(1+[.N47])" office:value-type="float" office:value="0.00860170859596942" calcext:value-type="float">
            <text:p>0,0086017086</text:p>
          </table:table-cell>
          <table:table-cell table:formula="of:=([.E47]-[.N47])/(1+[.N47])" office:value-type="float" office:value="0.00212607620432372" calcext:value-type="float">
            <text:p>0,0021260762</text:p>
          </table:table-cell>
          <table:table-cell table:formula="of:=([.F47]-[.N47])/(1+[.N47])" office:value-type="float" office:value="0.044517633091998" calcext:value-type="float">
            <text:p>0,0445176331</text:p>
          </table:table-cell>
          <table:table-cell table:formula="of:=([.G47]-[.N47])/(1+[.N47])" office:value-type="float" office:value="0.0483946854588477" calcext:value-type="float">
            <text:p>0,0483946855</text:p>
          </table:table-cell>
          <table:table-cell table:formula="of:=([.J47]-[.N47])/(1+[.N47])" office:value-type="float" office:value="-0.00659920149910145" calcext:value-type="float">
            <text:p>-0,0065992015</text:p>
          </table:table-cell>
          <table:table-cell table:formula="of:=([.K47]-[.N47])/(1+[.N47])" office:value-type="float" office:value="-0.00300032286487813" calcext:value-type="float">
            <text:p>-0,0030003229</text:p>
          </table:table-cell>
          <table:table-cell table:formula="of:=([.L47]-[.N47])/(1+[.N47])" office:value-type="float" office:value="0.0183004511227361" calcext:value-type="float">
            <text:p>0,0183004511</text:p>
          </table:table-cell>
          <table:table-cell table:formula="of:=([.M47]-[.N47])/(1+[.N47])" office:value-type="float" office:value="0.0232805535361248" calcext:value-type="float">
            <text:p>0,02328055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7</text:p>
          </table:table-cell>
          <table:table-cell table:formula="of:=([.D48]-[.N48])/(1+[.N48])" office:value-type="float" office:value="-0.00133107367390174" calcext:value-type="float">
            <text:p>-0,0013310737</text:p>
          </table:table-cell>
          <table:table-cell table:formula="of:=([.E48]-[.N48])/(1+[.N48])" office:value-type="float" office:value="-0.00220092483132495" calcext:value-type="float">
            <text:p>-0,0022009248</text:p>
          </table:table-cell>
          <table:table-cell table:formula="of:=([.F48]-[.N48])/(1+[.N48])" office:value-type="float" office:value="0.0332966003452487" calcext:value-type="float">
            <text:p>0,0332966003</text:p>
          </table:table-cell>
          <table:table-cell table:formula="of:=([.G48]-[.N48])/(1+[.N48])" office:value-type="float" office:value="0.0413380225561864" calcext:value-type="float">
            <text:p>0,0413380226</text:p>
          </table:table-cell>
          <table:table-cell table:formula="of:=([.J48]-[.N48])/(1+[.N48])" office:value-type="float" office:value="0.00164959592917676" calcext:value-type="float">
            <text:p>0,0016495959</text:p>
          </table:table-cell>
          <table:table-cell table:formula="of:=([.K48]-[.N48])/(1+[.N48])" office:value-type="float" office:value="-0.0127676166813265" calcext:value-type="float">
            <text:p>-0,0127676167</text:p>
          </table:table-cell>
          <table:table-cell table:formula="of:=([.L48]-[.N48])/(1+[.N48])" office:value-type="float" office:value="0.0129782785385011" calcext:value-type="float">
            <text:p>0,0129782785</text:p>
          </table:table-cell>
          <table:table-cell table:formula="of:=([.M48]-[.N48])/(1+[.N48])" office:value-type="float" office:value="0.0267924274364399" calcext:value-type="float">
            <text:p>0,02679242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8</text:p>
          </table:table-cell>
          <table:table-cell table:formula="of:=([.D49]-[.N49])/(1+[.N49])" office:value-type="float" office:value="0.00209925289967641" calcext:value-type="float">
            <text:p>0,0020992529</text:p>
          </table:table-cell>
          <table:table-cell table:formula="of:=([.E49]-[.N49])/(1+[.N49])" office:value-type="float" office:value="0.000961505989696863" calcext:value-type="float">
            <text:p>0,000961506</text:p>
          </table:table-cell>
          <table:table-cell table:formula="of:=([.F49]-[.N49])/(1+[.N49])" office:value-type="float" office:value="0.0326524440787656" calcext:value-type="float">
            <text:p>0,0326524441</text:p>
          </table:table-cell>
          <table:table-cell table:formula="of:=([.G49]-[.N49])/(1+[.N49])" office:value-type="float" office:value="0.0471011294769223" calcext:value-type="float">
            <text:p>0,0471011295</text:p>
          </table:table-cell>
          <table:table-cell table:formula="of:=([.J49]-[.N49])/(1+[.N49])" office:value-type="float" office:value="0.00520510336908935" calcext:value-type="float">
            <text:p>0,0052051034</text:p>
          </table:table-cell>
          <table:table-cell table:formula="of:=([.K49]-[.N49])/(1+[.N49])" office:value-type="float" office:value="0.00181095460601855" calcext:value-type="float">
            <text:p>0,0018109546</text:p>
          </table:table-cell>
          <table:table-cell table:formula="of:=([.L49]-[.N49])/(1+[.N49])" office:value-type="float" office:value="0.0147433157009265" calcext:value-type="float">
            <text:p>0,0147433157</text:p>
          </table:table-cell>
          <table:table-cell table:formula="of:=([.M49]-[.N49])/(1+[.N49])" office:value-type="float" office:value="0.0174115859648907" calcext:value-type="float">
            <text:p>0,0174115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9</text:p>
          </table:table-cell>
          <table:table-cell table:formula="of:=([.D50]-[.N50])/(1+[.N50])" office:value-type="float" office:value="-0.00628848086372588" calcext:value-type="float">
            <text:p>-0,0062884809</text:p>
          </table:table-cell>
          <table:table-cell table:formula="of:=([.E50]-[.N50])/(1+[.N50])" office:value-type="float" office:value="0.00189672360861076" calcext:value-type="float">
            <text:p>0,0018967236</text:p>
          </table:table-cell>
          <table:table-cell table:formula="of:=([.F50]-[.N50])/(1+[.N50])" office:value-type="float" office:value="0.0461092216637467" calcext:value-type="float">
            <text:p>0,0461092217</text:p>
          </table:table-cell>
          <table:table-cell table:formula="of:=([.G50]-[.N50])/(1+[.N50])" office:value-type="float" office:value="0.0538554119875479" calcext:value-type="float">
            <text:p>0,053855412</text:p>
          </table:table-cell>
          <table:table-cell table:formula="of:=([.J50]-[.N50])/(1+[.N50])" office:value-type="float" office:value="-0.0227086935351436" calcext:value-type="float">
            <text:p>-0,0227086935</text:p>
          </table:table-cell>
          <table:table-cell table:formula="of:=([.K50]-[.N50])/(1+[.N50])" office:value-type="float" office:value="-0.00445524750218628" calcext:value-type="float">
            <text:p>-0,0044552475</text:p>
          </table:table-cell>
          <table:table-cell table:formula="of:=([.L50]-[.N50])/(1+[.N50])" office:value-type="float" office:value="0.0146200550673344" calcext:value-type="float">
            <text:p>0,0146200551</text:p>
          </table:table-cell>
          <table:table-cell table:formula="of:=([.M50]-[.N50])/(1+[.N50])" office:value-type="float" office:value="0.0214274831601149" calcext:value-type="float">
            <text:p>0,02142748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0</text:p>
          </table:table-cell>
          <table:table-cell table:formula="of:=([.D51]-[.N51])/(1+[.N51])" office:value-type="float" office:value="0.00412961057361218" calcext:value-type="float">
            <text:p>0,0041296106</text:p>
          </table:table-cell>
          <table:table-cell table:formula="of:=([.E51]-[.N51])/(1+[.N51])" office:value-type="float" office:value="0.000714251971499296" calcext:value-type="float">
            <text:p>0,000714252</text:p>
          </table:table-cell>
          <table:table-cell table:formula="of:=([.F51]-[.N51])/(1+[.N51])" office:value-type="float" office:value="0.0405739964180082" calcext:value-type="float">
            <text:p>0,0405739964</text:p>
          </table:table-cell>
          <table:table-cell table:formula="of:=([.G51]-[.N51])/(1+[.N51])" office:value-type="float" office:value="0.0506057199758569" calcext:value-type="float">
            <text:p>0,05060572</text:p>
          </table:table-cell>
          <table:table-cell table:formula="of:=([.J51]-[.N51])/(1+[.N51])" office:value-type="float" office:value="-0.00464484170464943" calcext:value-type="float">
            <text:p>-0,0046448417</text:p>
          </table:table-cell>
          <table:table-cell table:formula="of:=([.K51]-[.N51])/(1+[.N51])" office:value-type="float" office:value="-0.00231226379450624" calcext:value-type="float">
            <text:p>-0,0023122638</text:p>
          </table:table-cell>
          <table:table-cell table:formula="of:=([.L51]-[.N51])/(1+[.N51])" office:value-type="float" office:value="0.0055852319445601" calcext:value-type="float">
            <text:p>0,0055852319</text:p>
          </table:table-cell>
          <table:table-cell table:formula="of:=([.M51]-[.N51])/(1+[.N51])" office:value-type="float" office:value="-0.00231073065370345" calcext:value-type="float">
            <text:p>-0,00231073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1</text:p>
          </table:table-cell>
          <table:table-cell table:formula="of:=([.D52]-[.N52])/(1+[.N52])" office:value-type="float" office:value="-0.00276477275918704" calcext:value-type="float">
            <text:p>-0,0027647728</text:p>
          </table:table-cell>
          <table:table-cell table:formula="of:=([.E52]-[.N52])/(1+[.N52])" office:value-type="float" office:value="-0.00741329400102561" calcext:value-type="float">
            <text:p>-0,007413294</text:p>
          </table:table-cell>
          <table:table-cell table:formula="of:=([.F52]-[.N52])/(1+[.N52])" office:value-type="float" office:value="0.0341640165175267" calcext:value-type="float">
            <text:p>0,0341640165</text:p>
          </table:table-cell>
          <table:table-cell table:formula="of:=([.G52]-[.N52])/(1+[.N52])" office:value-type="float" office:value="0.0413391115110829" calcext:value-type="float">
            <text:p>0,0413391115</text:p>
          </table:table-cell>
          <table:table-cell table:formula="of:=([.J52]-[.N52])/(1+[.N52])" office:value-type="float" office:value="-0.00526609873996602" calcext:value-type="float">
            <text:p>-0,0052660987</text:p>
          </table:table-cell>
          <table:table-cell table:formula="of:=([.K52]-[.N52])/(1+[.N52])" office:value-type="float" office:value="0.0104817019380548" calcext:value-type="float">
            <text:p>0,0104817019</text:p>
          </table:table-cell>
          <table:table-cell table:formula="of:=([.L52]-[.N52])/(1+[.N52])" office:value-type="float" office:value="0.011823427113515" calcext:value-type="float">
            <text:p>0,0118234271</text:p>
          </table:table-cell>
          <table:table-cell table:formula="of:=([.M52]-[.N52])/(1+[.N52])" office:value-type="float" office:value="0.0200273451325844" calcext:value-type="float">
            <text:p>0,02002734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2</text:p>
          </table:table-cell>
          <table:table-cell table:formula="of:=([.D53]-[.N53])/(1+[.N53])" office:value-type="float" office:value="-0.00514850906485018" calcext:value-type="float">
            <text:p>-0,0051485091</text:p>
          </table:table-cell>
          <table:table-cell table:formula="of:=([.E53]-[.N53])/(1+[.N53])" office:value-type="float" office:value="0.00113671730595994" calcext:value-type="float">
            <text:p>0,0011367173</text:p>
          </table:table-cell>
          <table:table-cell table:formula="of:=([.F53]-[.N53])/(1+[.N53])" office:value-type="float" office:value="0.023889972105876" calcext:value-type="float">
            <text:p>0,0238899721</text:p>
          </table:table-cell>
          <table:table-cell table:formula="of:=([.G53]-[.N53])/(1+[.N53])" office:value-type="float" office:value="0.0332483365852126" calcext:value-type="float">
            <text:p>0,0332483366</text:p>
          </table:table-cell>
          <table:table-cell table:formula="of:=([.J53]-[.N53])/(1+[.N53])" office:value-type="float" office:value="-0.00433600878432367" calcext:value-type="float">
            <text:p>-0,0043360088</text:p>
          </table:table-cell>
          <table:table-cell table:formula="of:=([.K53]-[.N53])/(1+[.N53])" office:value-type="float" office:value="0.000172756582918724" calcext:value-type="float">
            <text:p>0,0001727566</text:p>
          </table:table-cell>
          <table:table-cell table:formula="of:=([.L53]-[.N53])/(1+[.N53])" office:value-type="float" office:value="0.0158109040249801" calcext:value-type="float">
            <text:p>0,015810904</text:p>
          </table:table-cell>
          <table:table-cell table:formula="of:=([.M53]-[.N53])/(1+[.N53])" office:value-type="float" office:value="0.0202308558918828" calcext:value-type="float">
            <text:p>0,02023085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3</text:p>
          </table:table-cell>
          <table:table-cell table:formula="of:=([.D54]-[.N54])/(1+[.N54])" office:value-type="float" office:value="0.00992634299009498" calcext:value-type="float">
            <text:p>0,009926343</text:p>
          </table:table-cell>
          <table:table-cell table:formula="of:=([.E54]-[.N54])/(1+[.N54])" office:value-type="float" office:value="0.00127689411831004" calcext:value-type="float">
            <text:p>0,0012768941</text:p>
          </table:table-cell>
          <table:table-cell table:formula="of:=([.F54]-[.N54])/(1+[.N54])" office:value-type="float" office:value="0.0372358278936349" calcext:value-type="float">
            <text:p>0,0372358279</text:p>
          </table:table-cell>
          <table:table-cell table:formula="of:=([.G54]-[.N54])/(1+[.N54])" office:value-type="float" office:value="0.0448646372293739" calcext:value-type="float">
            <text:p>0,0448646372</text:p>
          </table:table-cell>
          <table:table-cell table:formula="of:=([.J54]-[.N54])/(1+[.N54])" office:value-type="float" office:value="-0.00368151781911739" calcext:value-type="float">
            <text:p>-0,0036815178</text:p>
          </table:table-cell>
          <table:table-cell table:formula="of:=([.K54]-[.N54])/(1+[.N54])" office:value-type="float" office:value="0.015502450315454" calcext:value-type="float">
            <text:p>0,0155024503</text:p>
          </table:table-cell>
          <table:table-cell table:formula="of:=([.L54]-[.N54])/(1+[.N54])" office:value-type="float" office:value="0.0318831342029616" calcext:value-type="float">
            <text:p>0,0318831342</text:p>
          </table:table-cell>
          <table:table-cell table:formula="of:=([.M54]-[.N54])/(1+[.N54])" office:value-type="float" office:value="0.0357623640456164" calcext:value-type="float">
            <text:p>0,035762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4</text:p>
          </table:table-cell>
          <table:table-cell table:formula="of:=([.D55]-[.N55])/(1+[.N55])" office:value-type="float" office:value="0.00096499051801882" calcext:value-type="float">
            <text:p>0,0009649905</text:p>
          </table:table-cell>
          <table:table-cell table:formula="of:=([.E55]-[.N55])/(1+[.N55])" office:value-type="float" office:value="0.00297797943923308" calcext:value-type="float">
            <text:p>0,0029779794</text:p>
          </table:table-cell>
          <table:table-cell table:formula="of:=([.F55]-[.N55])/(1+[.N55])" office:value-type="float" office:value="0.0409410155509071" calcext:value-type="float">
            <text:p>0,0409410156</text:p>
          </table:table-cell>
          <table:table-cell table:formula="of:=([.G55]-[.N55])/(1+[.N55])" office:value-type="float" office:value="0.0484601941888374" calcext:value-type="float">
            <text:p>0,0484601942</text:p>
          </table:table-cell>
          <table:table-cell table:formula="of:=([.J55]-[.N55])/(1+[.N55])" office:value-type="float" office:value="0.00419552383318583" calcext:value-type="float">
            <text:p>0,0041955238</text:p>
          </table:table-cell>
          <table:table-cell table:formula="of:=([.K55]-[.N55])/(1+[.N55])" office:value-type="float" office:value="0.0144959436813444" calcext:value-type="float">
            <text:p>0,0144959437</text:p>
          </table:table-cell>
          <table:table-cell table:formula="of:=([.L55]-[.N55])/(1+[.N55])" office:value-type="float" office:value="0.0425419227984687" calcext:value-type="float">
            <text:p>0,0425419228</text:p>
          </table:table-cell>
          <table:table-cell table:formula="of:=([.M55]-[.N55])/(1+[.N55])" office:value-type="float" office:value="0.0356051351158466" calcext:value-type="float">
            <text:p>0,03560513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5</text:p>
          </table:table-cell>
          <table:table-cell table:formula="of:=([.D56]-[.N56])/(1+[.N56])" office:value-type="float" office:value="0.0059294159843939" calcext:value-type="float">
            <text:p>0,005929416</text:p>
          </table:table-cell>
          <table:table-cell table:formula="of:=([.E56]-[.N56])/(1+[.N56])" office:value-type="float" office:value="-0.000381280549819094" calcext:value-type="float">
            <text:p>-0,0003812805</text:p>
          </table:table-cell>
          <table:table-cell table:formula="of:=([.F56]-[.N56])/(1+[.N56])" office:value-type="float" office:value="0.0335072842727662" calcext:value-type="float">
            <text:p>0,0335072843</text:p>
          </table:table-cell>
          <table:table-cell table:formula="of:=([.G56]-[.N56])/(1+[.N56])" office:value-type="float" office:value="0.0407186539941702" calcext:value-type="float">
            <text:p>0,040718654</text:p>
          </table:table-cell>
          <table:table-cell table:formula="of:=([.J56]-[.N56])/(1+[.N56])" office:value-type="float" office:value="0.00999811829404785" calcext:value-type="float">
            <text:p>0,0099981183</text:p>
          </table:table-cell>
          <table:table-cell table:formula="of:=([.K56]-[.N56])/(1+[.N56])" office:value-type="float" office:value="-0.0124540247752568" calcext:value-type="float">
            <text:p>-0,0124540248</text:p>
          </table:table-cell>
          <table:table-cell table:formula="of:=([.L56]-[.N56])/(1+[.N56])" office:value-type="float" office:value="0.0315973669794896" calcext:value-type="float">
            <text:p>0,031597367</text:p>
          </table:table-cell>
          <table:table-cell table:formula="of:=([.M56]-[.N56])/(1+[.N56])" office:value-type="float" office:value="0.0288089086285954" calcext:value-type="float">
            <text:p>0,02880890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6</text:p>
          </table:table-cell>
          <table:table-cell table:formula="of:=([.D57]-[.N57])/(1+[.N57])" office:value-type="float" office:value="0.00762213277031844" calcext:value-type="float">
            <text:p>0,0076221328</text:p>
          </table:table-cell>
          <table:table-cell table:formula="of:=([.E57]-[.N57])/(1+[.N57])" office:value-type="float" office:value="0.0114925552615939" calcext:value-type="float">
            <text:p>0,0114925553</text:p>
          </table:table-cell>
          <table:table-cell table:formula="of:=([.F57]-[.N57])/(1+[.N57])" office:value-type="float" office:value="0.0539282718284367" calcext:value-type="float">
            <text:p>0,0539282718</text:p>
          </table:table-cell>
          <table:table-cell table:formula="of:=([.G57]-[.N57])/(1+[.N57])" office:value-type="float" office:value="0.0504311236654865" calcext:value-type="float">
            <text:p>0,0504311237</text:p>
          </table:table-cell>
          <table:table-cell table:formula="of:=([.J57]-[.N57])/(1+[.N57])" office:value-type="float" office:value="0.0318100589199615" calcext:value-type="float">
            <text:p>0,0318100589</text:p>
          </table:table-cell>
          <table:table-cell table:formula="of:=([.K57]-[.N57])/(1+[.N57])" office:value-type="float" office:value="0.0236479925841935" calcext:value-type="float">
            <text:p>0,0236479926</text:p>
          </table:table-cell>
          <table:table-cell table:formula="of:=([.L57]-[.N57])/(1+[.N57])" office:value-type="float" office:value="0.0825860545596706" calcext:value-type="float">
            <text:p>0,0825860546</text:p>
          </table:table-cell>
          <table:table-cell table:formula="of:=([.M57]-[.N57])/(1+[.N57])" office:value-type="float" office:value="0.0451280671774405" calcext:value-type="float">
            <text:p>0,04512806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7</text:p>
          </table:table-cell>
          <table:table-cell table:formula="of:=([.D58]-[.N58])/(1+[.N58])" office:value-type="float" office:value="0.0038630105888196" calcext:value-type="float">
            <text:p>0,0038630106</text:p>
          </table:table-cell>
          <table:table-cell table:formula="of:=([.E58]-[.N58])/(1+[.N58])" office:value-type="float" office:value="0.00495096402847377" calcext:value-type="float">
            <text:p>0,004950964</text:p>
          </table:table-cell>
          <table:table-cell table:formula="of:=([.F58]-[.N58])/(1+[.N58])" office:value-type="float" office:value="0.0340154514676308" calcext:value-type="float">
            <text:p>0,0340154515</text:p>
          </table:table-cell>
          <table:table-cell table:formula="of:=([.G58]-[.N58])/(1+[.N58])" office:value-type="float" office:value="0.0434555884053168" calcext:value-type="float">
            <text:p>0,0434555884</text:p>
          </table:table-cell>
          <table:table-cell table:formula="of:=([.J58]-[.N58])/(1+[.N58])" office:value-type="float" office:value="0.00861655675859225" calcext:value-type="float">
            <text:p>0,0086165568</text:p>
          </table:table-cell>
          <table:table-cell table:formula="of:=([.K58]-[.N58])/(1+[.N58])" office:value-type="float" office:value="0.0149276062677536" calcext:value-type="float">
            <text:p>0,0149276063</text:p>
          </table:table-cell>
          <table:table-cell table:formula="of:=([.L58]-[.N58])/(1+[.N58])" office:value-type="float" office:value="0.0260450765987997" calcext:value-type="float">
            <text:p>0,0260450766</text:p>
          </table:table-cell>
          <table:table-cell table:formula="of:=([.M58]-[.N58])/(1+[.N58])" office:value-type="float" office:value="0.045725079587367" calcext:value-type="float">
            <text:p>0,04572507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8</text:p>
          </table:table-cell>
          <table:table-cell table:formula="of:=([.D59]-[.N59])/(1+[.N59])" office:value-type="float" office:value="0.00223599569281556" calcext:value-type="float">
            <text:p>0,0022359957</text:p>
          </table:table-cell>
          <table:table-cell table:formula="of:=([.E59]-[.N59])/(1+[.N59])" office:value-type="float" office:value="0.00512451968394967" calcext:value-type="float">
            <text:p>0,0051245197</text:p>
          </table:table-cell>
          <table:table-cell table:formula="of:=([.F59]-[.N59])/(1+[.N59])" office:value-type="float" office:value="0.0470139078109015" calcext:value-type="float">
            <text:p>0,0470139078</text:p>
          </table:table-cell>
          <table:table-cell table:formula="of:=([.G59]-[.N59])/(1+[.N59])" office:value-type="float" office:value="0.0487816106079012" calcext:value-type="float">
            <text:p>0,0487816106</text:p>
          </table:table-cell>
          <table:table-cell table:formula="of:=([.J59]-[.N59])/(1+[.N59])" office:value-type="float" office:value="-0.0035469861050138" calcext:value-type="float">
            <text:p>-0,0035469861</text:p>
          </table:table-cell>
          <table:table-cell table:formula="of:=([.K59]-[.N59])/(1+[.N59])" office:value-type="float" office:value="0.000766132154303319" calcext:value-type="float">
            <text:p>0,0007661322</text:p>
          </table:table-cell>
          <table:table-cell table:formula="of:=([.L59]-[.N59])/(1+[.N59])" office:value-type="float" office:value="0.0273775722253024" calcext:value-type="float">
            <text:p>0,0273775722</text:p>
          </table:table-cell>
          <table:table-cell table:formula="of:=([.M59]-[.N59])/(1+[.N59])" office:value-type="float" office:value="0.0299461487096487" calcext:value-type="float">
            <text:p>0,02994614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9</text:p>
          </table:table-cell>
          <table:table-cell table:formula="of:=([.D60]-[.N60])/(1+[.N60])" office:value-type="float" office:value="-0.00489238362161437" calcext:value-type="float">
            <text:p>-0,0048923836</text:p>
          </table:table-cell>
          <table:table-cell table:formula="of:=([.E60]-[.N60])/(1+[.N60])" office:value-type="float" office:value="0.00369648674580294" calcext:value-type="float">
            <text:p>0,0036964867</text:p>
          </table:table-cell>
          <table:table-cell table:formula="of:=([.F60]-[.N60])/(1+[.N60])" office:value-type="float" office:value="0.0264163285191529" calcext:value-type="float">
            <text:p>0,0264163285</text:p>
          </table:table-cell>
          <table:table-cell table:formula="of:=([.G60]-[.N60])/(1+[.N60])" office:value-type="float" office:value="0.058585275697777" calcext:value-type="float">
            <text:p>0,0585852757</text:p>
          </table:table-cell>
          <table:table-cell table:formula="of:=([.J60]-[.N60])/(1+[.N60])" office:value-type="float" office:value="-0.00677595227196506" calcext:value-type="float">
            <text:p>-0,0067759523</text:p>
          </table:table-cell>
          <table:table-cell table:formula="of:=([.K60]-[.N60])/(1+[.N60])" office:value-type="float" office:value="0.00521580828632538" calcext:value-type="float">
            <text:p>0,0052158083</text:p>
          </table:table-cell>
          <table:table-cell table:formula="of:=([.L60]-[.N60])/(1+[.N60])" office:value-type="float" office:value="0.0104747334877512" calcext:value-type="float">
            <text:p>0,0104747335</text:p>
          </table:table-cell>
          <table:table-cell table:formula="of:=([.M60]-[.N60])/(1+[.N60])" office:value-type="float" office:value="-0.00319743952446345" calcext:value-type="float">
            <text:p>-0,0031974395</text:p>
          </table:table-cell>
          <table:table-cell table:number-columns-repeated="1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rndVND1PP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ndex</text:p>
          </table:table-cell>
          <table:table-cell office:value-type="string" calcext:value-type="string">
            <text:p>rndexPPD</text:p>
          </table:table-cell>
          <table:table-cell office:value-type="string" calcext:value-type="string">
            <text:p>rndin</text:p>
          </table:table-cell>
          <table:table-cell office:value-type="string" calcext:value-type="string">
            <text:p>rndinPPD</text:p>
          </table:table-cell>
          <table:table-cell office:value-type="string" calcext:value-type="string">
            <text:p>rzex</text:p>
          </table:table-cell>
          <table:table-cell office:value-type="string" calcext:value-type="string">
            <text:p>rzexPPD</text:p>
          </table:table-cell>
          <table:table-cell office:value-type="string" calcext:value-type="string">
            <text:p>rzin</text:p>
          </table:table-cell>
          <table:table-cell office:value-type="string" calcext:value-type="string">
            <text:p>rzinPP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1</text:p>
          </table:table-cell>
          <table:table-cell table:formula="of:=([.D2]-[.O2])/(1+[.O2])" office:value-type="float" office:value="0.00654585507398646" calcext:value-type="float">
            <text:p>0,0065458551</text:p>
          </table:table-cell>
          <table:table-cell table:formula="of:=([.E2]-[.O2])/(1+[.O2])" office:value-type="float" office:value="0.00913503359790363" calcext:value-type="float">
            <text:p>0,0091350336</text:p>
          </table:table-cell>
          <table:table-cell table:formula="of:=([.F2]-[.O2])/(1+[.O2])" office:value-type="float" office:value="0.0257114929706294" calcext:value-type="float">
            <text:p>0,025711493</text:p>
          </table:table-cell>
          <table:table-cell table:formula="of:=([.G2]-[.O2])/(1+[.O2])" office:value-type="float" office:value="0.0303609476323869" calcext:value-type="float">
            <text:p>0,0303609476</text:p>
          </table:table-cell>
          <table:table-cell table:formula="of:=([.J2]-[.O2])/(1+[.O2])" office:value-type="float" office:value="0.0158480477060875" calcext:value-type="float">
            <text:p>0,0158480477</text:p>
          </table:table-cell>
          <table:table-cell table:formula="of:=([.K2]-[.O2])/(1+[.O2])" office:value-type="float" office:value="0.0194283991514386" calcext:value-type="float">
            <text:p>0,0194283992</text:p>
          </table:table-cell>
          <table:table-cell table:formula="of:=([.L2]-[.O2])/(1+[.O2])" office:value-type="float" office:value="0.0306334622450414" calcext:value-type="float">
            <text:p>0,0306334622</text:p>
          </table:table-cell>
          <table:table-cell table:formula="of:=([.M2]-[.O2])/(1+[.O2])" office:value-type="float" office:value="0.0284142353444693" calcext:value-type="float">
            <text:p>0,02841423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2</text:p>
          </table:table-cell>
          <table:table-cell table:formula="of:=([.D3]-[.O3])/(1+[.O3])" office:value-type="float" office:value="0.0023211989131176" calcext:value-type="float">
            <text:p>0,0023211989</text:p>
          </table:table-cell>
          <table:table-cell table:formula="of:=([.E3]-[.O3])/(1+[.O3])" office:value-type="float" office:value="0.0062103860852928" calcext:value-type="float">
            <text:p>0,0062103861</text:p>
          </table:table-cell>
          <table:table-cell table:formula="of:=([.F3]-[.O3])/(1+[.O3])" office:value-type="float" office:value="0.0197098765491388" calcext:value-type="float">
            <text:p>0,0197098765</text:p>
          </table:table-cell>
          <table:table-cell table:formula="of:=([.G3]-[.O3])/(1+[.O3])" office:value-type="float" office:value="0.0179088751497153" calcext:value-type="float">
            <text:p>0,0179088751</text:p>
          </table:table-cell>
          <table:table-cell table:formula="of:=([.J3]-[.O3])/(1+[.O3])" office:value-type="float" office:value="0.013419290145542" calcext:value-type="float">
            <text:p>0,0134192901</text:p>
          </table:table-cell>
          <table:table-cell table:formula="of:=([.K3]-[.O3])/(1+[.O3])" office:value-type="float" office:value="-0.0163115921636125" calcext:value-type="float">
            <text:p>-0,0163115922</text:p>
          </table:table-cell>
          <table:table-cell table:formula="of:=([.L3]-[.O3])/(1+[.O3])" office:value-type="float" office:value="0.018797802031037" calcext:value-type="float">
            <text:p>0,018797802</text:p>
          </table:table-cell>
          <table:table-cell table:formula="of:=([.M3]-[.O3])/(1+[.O3])" office:value-type="float" office:value="0.0312602591574837" calcext:value-type="float">
            <text:p>0,0312602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3</text:p>
          </table:table-cell>
          <table:table-cell table:formula="of:=([.D4]-[.O4])/(1+[.O4])" office:value-type="float" office:value="0.0086259546803311" calcext:value-type="float">
            <text:p>0,0086259547</text:p>
          </table:table-cell>
          <table:table-cell table:formula="of:=([.E4]-[.O4])/(1+[.O4])" office:value-type="float" office:value="0.00944024620057986" calcext:value-type="float">
            <text:p>0,0094402462</text:p>
          </table:table-cell>
          <table:table-cell table:formula="of:=([.F4]-[.O4])/(1+[.O4])" office:value-type="float" office:value="0.0225044538395763" calcext:value-type="float">
            <text:p>0,0225044538</text:p>
          </table:table-cell>
          <table:table-cell table:formula="of:=([.G4]-[.O4])/(1+[.O4])" office:value-type="float" office:value="0.024839144649153" calcext:value-type="float">
            <text:p>0,0248391446</text:p>
          </table:table-cell>
          <table:table-cell table:formula="of:=([.J4]-[.O4])/(1+[.O4])" office:value-type="float" office:value="0.00221834957627222" calcext:value-type="float">
            <text:p>0,0022183496</text:p>
          </table:table-cell>
          <table:table-cell table:formula="of:=([.K4]-[.O4])/(1+[.O4])" office:value-type="float" office:value="0.0011665199452866" calcext:value-type="float">
            <text:p>0,0011665199</text:p>
          </table:table-cell>
          <table:table-cell table:formula="of:=([.L4]-[.O4])/(1+[.O4])" office:value-type="float" office:value="0.0168783161014616" calcext:value-type="float">
            <text:p>0,0168783161</text:p>
          </table:table-cell>
          <table:table-cell table:formula="of:=([.M4]-[.O4])/(1+[.O4])" office:value-type="float" office:value="0.0127644201705399" calcext:value-type="float">
            <text:p>0,0127644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4</text:p>
          </table:table-cell>
          <table:table-cell table:formula="of:=([.D5]-[.O5])/(1+[.O5])" office:value-type="float" office:value="0.000540317185736122" calcext:value-type="float">
            <text:p>0,0005403172</text:p>
          </table:table-cell>
          <table:table-cell table:formula="of:=([.E5]-[.O5])/(1+[.O5])" office:value-type="float" office:value="-0.00344518409447183" calcext:value-type="float">
            <text:p>-0,0034451841</text:p>
          </table:table-cell>
          <table:table-cell table:formula="of:=([.F5]-[.O5])/(1+[.O5])" office:value-type="float" office:value="0.0278276350622039" calcext:value-type="float">
            <text:p>0,0278276351</text:p>
          </table:table-cell>
          <table:table-cell table:formula="of:=([.G5]-[.O5])/(1+[.O5])" office:value-type="float" office:value="0.0344075447576859" calcext:value-type="float">
            <text:p>0,0344075448</text:p>
          </table:table-cell>
          <table:table-cell table:formula="of:=([.J5]-[.O5])/(1+[.O5])" office:value-type="float" office:value="-0.00642236934334081" calcext:value-type="float">
            <text:p>-0,0064223693</text:p>
          </table:table-cell>
          <table:table-cell table:formula="of:=([.K5]-[.O5])/(1+[.O5])" office:value-type="float" office:value="-0.0101420935013546" calcext:value-type="float">
            <text:p>-0,0101420935</text:p>
          </table:table-cell>
          <table:table-cell table:formula="of:=([.L5]-[.O5])/(1+[.O5])" office:value-type="float" office:value="0.0275531912947207" calcext:value-type="float">
            <text:p>0,0275531913</text:p>
          </table:table-cell>
          <table:table-cell table:formula="of:=([.M5]-[.O5])/(1+[.O5])" office:value-type="float" office:value="-0.00852855674067115" calcext:value-type="float">
            <text:p>-0,00852855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5</text:p>
          </table:table-cell>
          <table:table-cell table:formula="of:=([.D6]-[.O6])/(1+[.O6])" office:value-type="float" office:value="0.00810704406942756" calcext:value-type="float">
            <text:p>0,0081070441</text:p>
          </table:table-cell>
          <table:table-cell table:formula="of:=([.E6]-[.O6])/(1+[.O6])" office:value-type="float" office:value="0.0131594704354617" calcext:value-type="float">
            <text:p>0,0131594704</text:p>
          </table:table-cell>
          <table:table-cell table:formula="of:=([.F6]-[.O6])/(1+[.O6])" office:value-type="float" office:value="0.0164096367672205" calcext:value-type="float">
            <text:p>0,0164096368</text:p>
          </table:table-cell>
          <table:table-cell table:formula="of:=([.G6]-[.O6])/(1+[.O6])" office:value-type="float" office:value="0.0316789739824137" calcext:value-type="float">
            <text:p>0,031678974</text:p>
          </table:table-cell>
          <table:table-cell table:formula="of:=([.J6]-[.O6])/(1+[.O6])" office:value-type="float" office:value="-0.00710939017203181" calcext:value-type="float">
            <text:p>-0,0071093902</text:p>
          </table:table-cell>
          <table:table-cell table:formula="of:=([.K6]-[.O6])/(1+[.O6])" office:value-type="float" office:value="-0.00153312817880743" calcext:value-type="float">
            <text:p>-0,0015331282</text:p>
          </table:table-cell>
          <table:table-cell table:formula="of:=([.L6]-[.O6])/(1+[.O6])" office:value-type="float" office:value="0.0087616943225779" calcext:value-type="float">
            <text:p>0,0087616943</text:p>
          </table:table-cell>
          <table:table-cell table:formula="of:=([.M6]-[.O6])/(1+[.O6])" office:value-type="float" office:value="0.0312729677058125" calcext:value-type="float">
            <text:p>0,0312729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6</text:p>
          </table:table-cell>
          <table:table-cell table:formula="of:=([.D7]-[.O7])/(1+[.O7])" office:value-type="float" office:value="0.00447775510560003" calcext:value-type="float">
            <text:p>0,0044777551</text:p>
          </table:table-cell>
          <table:table-cell table:formula="of:=([.E7]-[.O7])/(1+[.O7])" office:value-type="float" office:value="0.00710443347653623" calcext:value-type="float">
            <text:p>0,0071044335</text:p>
          </table:table-cell>
          <table:table-cell table:formula="of:=([.F7]-[.O7])/(1+[.O7])" office:value-type="float" office:value="0.0302088359483849" calcext:value-type="float">
            <text:p>0,0302088359</text:p>
          </table:table-cell>
          <table:table-cell table:formula="of:=([.G7]-[.O7])/(1+[.O7])" office:value-type="float" office:value="0.0263967127280056" calcext:value-type="float">
            <text:p>0,0263967127</text:p>
          </table:table-cell>
          <table:table-cell table:formula="of:=([.J7]-[.O7])/(1+[.O7])" office:value-type="float" office:value="0.0207080307954059" calcext:value-type="float">
            <text:p>0,0207080308</text:p>
          </table:table-cell>
          <table:table-cell table:formula="of:=([.K7]-[.O7])/(1+[.O7])" office:value-type="float" office:value="-0.00634239639105437" calcext:value-type="float">
            <text:p>-0,0063423964</text:p>
          </table:table-cell>
          <table:table-cell table:formula="of:=([.L7]-[.O7])/(1+[.O7])" office:value-type="float" office:value="-0.00238426047037986" calcext:value-type="float">
            <text:p>-0,0023842605</text:p>
          </table:table-cell>
          <table:table-cell table:formula="of:=([.M7]-[.O7])/(1+[.O7])" office:value-type="float" office:value="0.00465545072095587" calcext:value-type="float">
            <text:p>0,00465545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7</text:p>
          </table:table-cell>
          <table:table-cell table:formula="of:=([.D8]-[.O8])/(1+[.O8])" office:value-type="float" office:value="0.0053902341401947" calcext:value-type="float">
            <text:p>0,0053902341</text:p>
          </table:table-cell>
          <table:table-cell table:formula="of:=([.E8]-[.O8])/(1+[.O8])" office:value-type="float" office:value="0.00602664352941823" calcext:value-type="float">
            <text:p>0,0060266435</text:p>
          </table:table-cell>
          <table:table-cell table:formula="of:=([.F8]-[.O8])/(1+[.O8])" office:value-type="float" office:value="0.0414459082407057" calcext:value-type="float">
            <text:p>0,0414459082</text:p>
          </table:table-cell>
          <table:table-cell table:formula="of:=([.G8]-[.O8])/(1+[.O8])" office:value-type="float" office:value="0.0490030406226374" calcext:value-type="float">
            <text:p>0,0490030406</text:p>
          </table:table-cell>
          <table:table-cell table:formula="of:=([.J8]-[.O8])/(1+[.O8])" office:value-type="float" office:value="0.000315744721984019" calcext:value-type="float">
            <text:p>0,0003157447</text:p>
          </table:table-cell>
          <table:table-cell table:formula="of:=([.K8]-[.O8])/(1+[.O8])" office:value-type="float" office:value="-0.00699066339094783" calcext:value-type="float">
            <text:p>-0,0069906634</text:p>
          </table:table-cell>
          <table:table-cell table:formula="of:=([.L8]-[.O8])/(1+[.O8])" office:value-type="float" office:value="0.00407130293366688" calcext:value-type="float">
            <text:p>0,0040713029</text:p>
          </table:table-cell>
          <table:table-cell table:formula="of:=([.M8]-[.O8])/(1+[.O8])" office:value-type="float" office:value="-0.00428787699442281" calcext:value-type="float">
            <text:p>-0,0042878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8</text:p>
          </table:table-cell>
          <table:table-cell table:formula="of:=([.D9]-[.O9])/(1+[.O9])" office:value-type="float" office:value="-0.00421402881544444" calcext:value-type="float">
            <text:p>-0,0042140288</text:p>
          </table:table-cell>
          <table:table-cell table:formula="of:=([.E9]-[.O9])/(1+[.O9])" office:value-type="float" office:value="0.00321017712079375" calcext:value-type="float">
            <text:p>0,0032101771</text:p>
          </table:table-cell>
          <table:table-cell table:formula="of:=([.F9]-[.O9])/(1+[.O9])" office:value-type="float" office:value="0.0174006714786715" calcext:value-type="float">
            <text:p>0,0174006715</text:p>
          </table:table-cell>
          <table:table-cell table:formula="of:=([.G9]-[.O9])/(1+[.O9])" office:value-type="float" office:value="0.0182730355767457" calcext:value-type="float">
            <text:p>0,0182730356</text:p>
          </table:table-cell>
          <table:table-cell table:formula="of:=([.J9]-[.O9])/(1+[.O9])" office:value-type="float" office:value="-0.0213821274117688" calcext:value-type="float">
            <text:p>-0,0213821274</text:p>
          </table:table-cell>
          <table:table-cell table:formula="of:=([.K9]-[.O9])/(1+[.O9])" office:value-type="float" office:value="0.00395095771594824" calcext:value-type="float">
            <text:p>0,0039509577</text:p>
          </table:table-cell>
          <table:table-cell table:formula="of:=([.L9]-[.O9])/(1+[.O9])" office:value-type="float" office:value="-0.00207455011053686" calcext:value-type="float">
            <text:p>-0,0020745501</text:p>
          </table:table-cell>
          <table:table-cell table:formula="of:=([.M9]-[.O9])/(1+[.O9])" office:value-type="float" office:value="-0.0189649998431931" calcext:value-type="float">
            <text:p>-0,01896499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9</text:p>
          </table:table-cell>
          <table:table-cell table:formula="of:=([.D10]-[.O10])/(1+[.O10])" office:value-type="float" office:value="0.00474519455779091" calcext:value-type="float">
            <text:p>0,0047451946</text:p>
          </table:table-cell>
          <table:table-cell table:formula="of:=([.E10]-[.O10])/(1+[.O10])" office:value-type="float" office:value="0.00506956425374703" calcext:value-type="float">
            <text:p>0,0050695643</text:p>
          </table:table-cell>
          <table:table-cell table:formula="of:=([.F10]-[.O10])/(1+[.O10])" office:value-type="float" office:value="0.0257562440203664" calcext:value-type="float">
            <text:p>0,025756244</text:p>
          </table:table-cell>
          <table:table-cell table:formula="of:=([.G10]-[.O10])/(1+[.O10])" office:value-type="float" office:value="0.026273945372446" calcext:value-type="float">
            <text:p>0,0262739454</text:p>
          </table:table-cell>
          <table:table-cell table:formula="of:=([.J10]-[.O10])/(1+[.O10])" office:value-type="float" office:value="-0.00763120869738271" calcext:value-type="float">
            <text:p>-0,0076312087</text:p>
          </table:table-cell>
          <table:table-cell table:formula="of:=([.K10]-[.O10])/(1+[.O10])" office:value-type="float" office:value="-0.00642933665386229" calcext:value-type="float">
            <text:p>-0,0064293367</text:p>
          </table:table-cell>
          <table:table-cell table:formula="of:=([.L10]-[.O10])/(1+[.O10])" office:value-type="float" office:value="-0.00746310258603234" calcext:value-type="float">
            <text:p>-0,0074631026</text:p>
          </table:table-cell>
          <table:table-cell table:formula="of:=([.M10]-[.O10])/(1+[.O10])" office:value-type="float" office:value="-0.00763958511873866" calcext:value-type="float">
            <text:p>-0,0076395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0</text:p>
          </table:table-cell>
          <table:table-cell table:formula="of:=([.D11]-[.O11])/(1+[.O11])" office:value-type="float" office:value="0.00958576904928108" calcext:value-type="float">
            <text:p>0,009585769</text:p>
          </table:table-cell>
          <table:table-cell table:formula="of:=([.E11]-[.O11])/(1+[.O11])" office:value-type="float" office:value="0.0119452124776252" calcext:value-type="float">
            <text:p>0,0119452125</text:p>
          </table:table-cell>
          <table:table-cell table:formula="of:=([.F11]-[.O11])/(1+[.O11])" office:value-type="float" office:value="0.0371696428223237" calcext:value-type="float">
            <text:p>0,0371696428</text:p>
          </table:table-cell>
          <table:table-cell table:formula="of:=([.G11]-[.O11])/(1+[.O11])" office:value-type="float" office:value="0.0286532814407219" calcext:value-type="float">
            <text:p>0,0286532814</text:p>
          </table:table-cell>
          <table:table-cell table:formula="of:=([.J11]-[.O11])/(1+[.O11])" office:value-type="float" office:value="0.00563425458317572" calcext:value-type="float">
            <text:p>0,0056342546</text:p>
          </table:table-cell>
          <table:table-cell table:formula="of:=([.K11]-[.O11])/(1+[.O11])" office:value-type="float" office:value="0.0285656346640564" calcext:value-type="float">
            <text:p>0,0285656347</text:p>
          </table:table-cell>
          <table:table-cell table:formula="of:=([.L11]-[.O11])/(1+[.O11])" office:value-type="float" office:value="0.0160411150151895" calcext:value-type="float">
            <text:p>0,016041115</text:p>
          </table:table-cell>
          <table:table-cell table:formula="of:=([.M11]-[.O11])/(1+[.O11])" office:value-type="float" office:value="0.0494636875212049" calcext:value-type="float">
            <text:p>0,0494636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1</text:p>
          </table:table-cell>
          <table:table-cell table:formula="of:=([.D12]-[.O12])/(1+[.O12])" office:value-type="float" office:value="0.00716545435874864" calcext:value-type="float">
            <text:p>0,0071654544</text:p>
          </table:table-cell>
          <table:table-cell table:formula="of:=([.E12]-[.O12])/(1+[.O12])" office:value-type="float" office:value="0.00376997368589502" calcext:value-type="float">
            <text:p>0,0037699737</text:p>
          </table:table-cell>
          <table:table-cell table:formula="of:=([.F12]-[.O12])/(1+[.O12])" office:value-type="float" office:value="0.0210580525086971" calcext:value-type="float">
            <text:p>0,0210580525</text:p>
          </table:table-cell>
          <table:table-cell table:formula="of:=([.G12]-[.O12])/(1+[.O12])" office:value-type="float" office:value="0.0200403559008322" calcext:value-type="float">
            <text:p>0,0200403559</text:p>
          </table:table-cell>
          <table:table-cell table:formula="of:=([.J12]-[.O12])/(1+[.O12])" office:value-type="float" office:value="-0.000652872921264029" calcext:value-type="float">
            <text:p>-0,0006528729</text:p>
          </table:table-cell>
          <table:table-cell table:formula="of:=([.K12]-[.O12])/(1+[.O12])" office:value-type="float" office:value="0.0107738535998226" calcext:value-type="float">
            <text:p>0,0107738536</text:p>
          </table:table-cell>
          <table:table-cell table:formula="of:=([.L12]-[.O12])/(1+[.O12])" office:value-type="float" office:value="0.0112459101166488" calcext:value-type="float">
            <text:p>0,0112459101</text:p>
          </table:table-cell>
          <table:table-cell table:formula="of:=([.M12]-[.O12])/(1+[.O12])" office:value-type="float" office:value="0.0176833608876906" calcext:value-type="float">
            <text:p>0,01768336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2</text:p>
          </table:table-cell>
          <table:table-cell table:formula="of:=([.D13]-[.O13])/(1+[.O13])" office:value-type="float" office:value="0.0122263946610577" calcext:value-type="float">
            <text:p>0,0122263947</text:p>
          </table:table-cell>
          <table:table-cell table:formula="of:=([.E13]-[.O13])/(1+[.O13])" office:value-type="float" office:value="0.00800454564978711" calcext:value-type="float">
            <text:p>0,0080045456</text:p>
          </table:table-cell>
          <table:table-cell table:formula="of:=([.F13]-[.O13])/(1+[.O13])" office:value-type="float" office:value="0.0278679545878158" calcext:value-type="float">
            <text:p>0,0278679546</text:p>
          </table:table-cell>
          <table:table-cell table:formula="of:=([.G13]-[.O13])/(1+[.O13])" office:value-type="float" office:value="0.0412354262926619" calcext:value-type="float">
            <text:p>0,0412354263</text:p>
          </table:table-cell>
          <table:table-cell table:formula="of:=([.J13]-[.O13])/(1+[.O13])" office:value-type="float" office:value="0.0430352804851336" calcext:value-type="float">
            <text:p>0,0430352805</text:p>
          </table:table-cell>
          <table:table-cell table:formula="of:=([.K13]-[.O13])/(1+[.O13])" office:value-type="float" office:value="0.0123661382131756" calcext:value-type="float">
            <text:p>0,0123661382</text:p>
          </table:table-cell>
          <table:table-cell table:formula="of:=([.L13]-[.O13])/(1+[.O13])" office:value-type="float" office:value="0.034348731880713" calcext:value-type="float">
            <text:p>0,0343487319</text:p>
          </table:table-cell>
          <table:table-cell table:formula="of:=([.M13]-[.O13])/(1+[.O13])" office:value-type="float" office:value="0.0414317280835367" calcext:value-type="float">
            <text:p>0,04143172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3</text:p>
          </table:table-cell>
          <table:table-cell table:formula="of:=([.D14]-[.O14])/(1+[.O14])" office:value-type="float" office:value="0.001758700589466" calcext:value-type="float">
            <text:p>0,0017587006</text:p>
          </table:table-cell>
          <table:table-cell table:formula="of:=([.E14]-[.O14])/(1+[.O14])" office:value-type="float" office:value="0.00232113109657322" calcext:value-type="float">
            <text:p>0,0023211311</text:p>
          </table:table-cell>
          <table:table-cell table:formula="of:=([.F14]-[.O14])/(1+[.O14])" office:value-type="float" office:value="0.035522118982885" calcext:value-type="float">
            <text:p>0,035522119</text:p>
          </table:table-cell>
          <table:table-cell table:formula="of:=([.G14]-[.O14])/(1+[.O14])" office:value-type="float" office:value="0.0283027871353344" calcext:value-type="float">
            <text:p>0,0283027871</text:p>
          </table:table-cell>
          <table:table-cell table:formula="of:=([.J14]-[.O14])/(1+[.O14])" office:value-type="float" office:value="0.0370648624039522" calcext:value-type="float">
            <text:p>0,0370648624</text:p>
          </table:table-cell>
          <table:table-cell table:formula="of:=([.K14]-[.O14])/(1+[.O14])" office:value-type="float" office:value="0.0213934071649918" calcext:value-type="float">
            <text:p>0,0213934072</text:p>
          </table:table-cell>
          <table:table-cell table:formula="of:=([.L14]-[.O14])/(1+[.O14])" office:value-type="float" office:value="0.0221961104451284" calcext:value-type="float">
            <text:p>0,0221961104</text:p>
          </table:table-cell>
          <table:table-cell table:formula="of:=([.M14]-[.O14])/(1+[.O14])" office:value-type="float" office:value="0.0121524202051718" calcext:value-type="float">
            <text:p>0,0121524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4</text:p>
          </table:table-cell>
          <table:table-cell table:formula="of:=([.D15]-[.O15])/(1+[.O15])" office:value-type="float" office:value="-0.0043175786527234" calcext:value-type="float">
            <text:p>-0,0043175787</text:p>
          </table:table-cell>
          <table:table-cell table:formula="of:=([.E15]-[.O15])/(1+[.O15])" office:value-type="float" office:value="0.00048774426105832" calcext:value-type="float">
            <text:p>0,0004877443</text:p>
          </table:table-cell>
          <table:table-cell table:formula="of:=([.F15]-[.O15])/(1+[.O15])" office:value-type="float" office:value="0.0276670747367487" calcext:value-type="float">
            <text:p>0,0276670747</text:p>
          </table:table-cell>
          <table:table-cell table:formula="of:=([.G15]-[.O15])/(1+[.O15])" office:value-type="float" office:value="0.0215561068193543" calcext:value-type="float">
            <text:p>0,0215561068</text:p>
          </table:table-cell>
          <table:table-cell table:formula="of:=([.J15]-[.O15])/(1+[.O15])" office:value-type="float" office:value="0.00306724782402103" calcext:value-type="float">
            <text:p>0,0030672478</text:p>
          </table:table-cell>
          <table:table-cell table:formula="of:=([.K15]-[.O15])/(1+[.O15])" office:value-type="float" office:value="0.00445672837398221" calcext:value-type="float">
            <text:p>0,0044567284</text:p>
          </table:table-cell>
          <table:table-cell table:formula="of:=([.L15]-[.O15])/(1+[.O15])" office:value-type="float" office:value="0.0309437673793104" calcext:value-type="float">
            <text:p>0,0309437674</text:p>
          </table:table-cell>
          <table:table-cell table:formula="of:=([.M15]-[.O15])/(1+[.O15])" office:value-type="float" office:value="0.0201095835265168" calcext:value-type="float">
            <text:p>0,0201095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5</text:p>
          </table:table-cell>
          <table:table-cell table:formula="of:=([.D16]-[.O16])/(1+[.O16])" office:value-type="float" office:value="0.0052169081935891" calcext:value-type="float">
            <text:p>0,0052169082</text:p>
          </table:table-cell>
          <table:table-cell table:formula="of:=([.E16]-[.O16])/(1+[.O16])" office:value-type="float" office:value="0.0027162310896968" calcext:value-type="float">
            <text:p>0,0027162311</text:p>
          </table:table-cell>
          <table:table-cell table:formula="of:=([.F16]-[.O16])/(1+[.O16])" office:value-type="float" office:value="0.0293012548348884" calcext:value-type="float">
            <text:p>0,0293012548</text:p>
          </table:table-cell>
          <table:table-cell table:formula="of:=([.G16]-[.O16])/(1+[.O16])" office:value-type="float" office:value="0.021904684806329" calcext:value-type="float">
            <text:p>0,0219046848</text:p>
          </table:table-cell>
          <table:table-cell table:formula="of:=([.J16]-[.O16])/(1+[.O16])" office:value-type="float" office:value="-0.0070497924882813" calcext:value-type="float">
            <text:p>-0,0070497925</text:p>
          </table:table-cell>
          <table:table-cell table:formula="of:=([.K16]-[.O16])/(1+[.O16])" office:value-type="float" office:value="0.00608230823776126" calcext:value-type="float">
            <text:p>0,0060823082</text:p>
          </table:table-cell>
          <table:table-cell table:formula="of:=([.L16]-[.O16])/(1+[.O16])" office:value-type="float" office:value="0.00901245301883164" calcext:value-type="float">
            <text:p>0,009012453</text:p>
          </table:table-cell>
          <table:table-cell table:formula="of:=([.M16]-[.O16])/(1+[.O16])" office:value-type="float" office:value="0.0143200598456599" calcext:value-type="float">
            <text:p>0,01432005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6</text:p>
          </table:table-cell>
          <table:table-cell table:formula="of:=([.D17]-[.O17])/(1+[.O17])" office:value-type="float" office:value="0.0161523026459586" calcext:value-type="float">
            <text:p>0,0161523026</text:p>
          </table:table-cell>
          <table:table-cell table:formula="of:=([.E17]-[.O17])/(1+[.O17])" office:value-type="float" office:value="0.00676896962486964" calcext:value-type="float">
            <text:p>0,0067689696</text:p>
          </table:table-cell>
          <table:table-cell table:formula="of:=([.F17]-[.O17])/(1+[.O17])" office:value-type="float" office:value="0.0346216535211795" calcext:value-type="float">
            <text:p>0,0346216535</text:p>
          </table:table-cell>
          <table:table-cell table:formula="of:=([.G17]-[.O17])/(1+[.O17])" office:value-type="float" office:value="0.0313381114524983" calcext:value-type="float">
            <text:p>0,0313381115</text:p>
          </table:table-cell>
          <table:table-cell table:formula="of:=([.J17]-[.O17])/(1+[.O17])" office:value-type="float" office:value="0.0342287135220538" calcext:value-type="float">
            <text:p>0,0342287135</text:p>
          </table:table-cell>
          <table:table-cell table:formula="of:=([.K17]-[.O17])/(1+[.O17])" office:value-type="float" office:value="0.0179259481299686" calcext:value-type="float">
            <text:p>0,0179259481</text:p>
          </table:table-cell>
          <table:table-cell table:formula="of:=([.L17]-[.O17])/(1+[.O17])" office:value-type="float" office:value="0.0275199485109067" calcext:value-type="float">
            <text:p>0,0275199485</text:p>
          </table:table-cell>
          <table:table-cell table:formula="of:=([.M17]-[.O17])/(1+[.O17])" office:value-type="float" office:value="0.000658445272932786" calcext:value-type="float">
            <text:p>0,00065844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7</text:p>
          </table:table-cell>
          <table:table-cell table:formula="of:=([.D18]-[.O18])/(1+[.O18])" office:value-type="float" office:value="0.0161642557742411" calcext:value-type="float">
            <text:p>0,0161642558</text:p>
          </table:table-cell>
          <table:table-cell table:formula="of:=([.E18]-[.O18])/(1+[.O18])" office:value-type="float" office:value="0.00776192833099474" calcext:value-type="float">
            <text:p>0,0077619283</text:p>
          </table:table-cell>
          <table:table-cell table:formula="of:=([.F18]-[.O18])/(1+[.O18])" office:value-type="float" office:value="0.0387484156186357" calcext:value-type="float">
            <text:p>0,0387484156</text:p>
          </table:table-cell>
          <table:table-cell table:formula="of:=([.G18]-[.O18])/(1+[.O18])" office:value-type="float" office:value="0.0376716718385364" calcext:value-type="float">
            <text:p>0,0376716718</text:p>
          </table:table-cell>
          <table:table-cell table:formula="of:=([.J18]-[.O18])/(1+[.O18])" office:value-type="float" office:value="-0.00137967196622806" calcext:value-type="float">
            <text:p>-0,001379672</text:p>
          </table:table-cell>
          <table:table-cell table:formula="of:=([.K18]-[.O18])/(1+[.O18])" office:value-type="float" office:value="0.0148640515160333" calcext:value-type="float">
            <text:p>0,0148640515</text:p>
          </table:table-cell>
          <table:table-cell table:formula="of:=([.L18]-[.O18])/(1+[.O18])" office:value-type="float" office:value="0.0180027834074143" calcext:value-type="float">
            <text:p>0,0180027834</text:p>
          </table:table-cell>
          <table:table-cell table:formula="of:=([.M18]-[.O18])/(1+[.O18])" office:value-type="float" office:value="0.0238647640085608" calcext:value-type="float">
            <text:p>0,023864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8</text:p>
          </table:table-cell>
          <table:table-cell table:formula="of:=([.D19]-[.O19])/(1+[.O19])" office:value-type="float" office:value="0.00499594895439228" calcext:value-type="float">
            <text:p>0,004995949</text:p>
          </table:table-cell>
          <table:table-cell table:formula="of:=([.E19]-[.O19])/(1+[.O19])" office:value-type="float" office:value="0.00633958224352502" calcext:value-type="float">
            <text:p>0,0063395822</text:p>
          </table:table-cell>
          <table:table-cell table:formula="of:=([.F19]-[.O19])/(1+[.O19])" office:value-type="float" office:value="0.023342781717984" calcext:value-type="float">
            <text:p>0,0233427817</text:p>
          </table:table-cell>
          <table:table-cell table:formula="of:=([.G19]-[.O19])/(1+[.O19])" office:value-type="float" office:value="0.0263465407963407" calcext:value-type="float">
            <text:p>0,0263465408</text:p>
          </table:table-cell>
          <table:table-cell table:formula="of:=([.J19]-[.O19])/(1+[.O19])" office:value-type="float" office:value="-0.00455731682096325" calcext:value-type="float">
            <text:p>-0,0045573168</text:p>
          </table:table-cell>
          <table:table-cell table:formula="of:=([.K19]-[.O19])/(1+[.O19])" office:value-type="float" office:value="0.0190402549847325" calcext:value-type="float">
            <text:p>0,019040255</text:p>
          </table:table-cell>
          <table:table-cell table:formula="of:=([.L19]-[.O19])/(1+[.O19])" office:value-type="float" office:value="0.0221119451101568" calcext:value-type="float">
            <text:p>0,0221119451</text:p>
          </table:table-cell>
          <table:table-cell table:formula="of:=([.M19]-[.O19])/(1+[.O19])" office:value-type="float" office:value="0.00721052055327794" calcext:value-type="float">
            <text:p>0,00721052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9</text:p>
          </table:table-cell>
          <table:table-cell table:formula="of:=([.D20]-[.O20])/(1+[.O20])" office:value-type="float" office:value="0.00758523329753485" calcext:value-type="float">
            <text:p>0,0075852333</text:p>
          </table:table-cell>
          <table:table-cell table:formula="of:=([.E20]-[.O20])/(1+[.O20])" office:value-type="float" office:value="0.00403453542132448" calcext:value-type="float">
            <text:p>0,0040345354</text:p>
          </table:table-cell>
          <table:table-cell table:formula="of:=([.F20]-[.O20])/(1+[.O20])" office:value-type="float" office:value="0.0363854569207453" calcext:value-type="float">
            <text:p>0,0363854569</text:p>
          </table:table-cell>
          <table:table-cell table:formula="of:=([.G20]-[.O20])/(1+[.O20])" office:value-type="float" office:value="0.0243111623796654" calcext:value-type="float">
            <text:p>0,0243111624</text:p>
          </table:table-cell>
          <table:table-cell table:formula="of:=([.J20]-[.O20])/(1+[.O20])" office:value-type="float" office:value="0.0106856759336682" calcext:value-type="float">
            <text:p>0,0106856759</text:p>
          </table:table-cell>
          <table:table-cell table:formula="of:=([.K20]-[.O20])/(1+[.O20])" office:value-type="float" office:value="-0.00800433269970188" calcext:value-type="float">
            <text:p>-0,0080043327</text:p>
          </table:table-cell>
          <table:table-cell table:formula="of:=([.L20]-[.O20])/(1+[.O20])" office:value-type="float" office:value="0.00341733924291314" calcext:value-type="float">
            <text:p>0,0034173392</text:p>
          </table:table-cell>
          <table:table-cell table:formula="of:=([.M20]-[.O20])/(1+[.O20])" office:value-type="float" office:value="0.0239900922494272" calcext:value-type="float">
            <text:p>0,02399009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0</text:p>
          </table:table-cell>
          <table:table-cell table:formula="of:=([.D21]-[.O21])/(1+[.O21])" office:value-type="float" office:value="0.0123743655455828" calcext:value-type="float">
            <text:p>0,0123743655</text:p>
          </table:table-cell>
          <table:table-cell table:formula="of:=([.E21]-[.O21])/(1+[.O21])" office:value-type="float" office:value="0.0011274790998281" calcext:value-type="float">
            <text:p>0,0011274791</text:p>
          </table:table-cell>
          <table:table-cell table:formula="of:=([.F21]-[.O21])/(1+[.O21])" office:value-type="float" office:value="0.0313715724833304" calcext:value-type="float">
            <text:p>0,0313715725</text:p>
          </table:table-cell>
          <table:table-cell table:formula="of:=([.G21]-[.O21])/(1+[.O21])" office:value-type="float" office:value="0.0367558958988322" calcext:value-type="float">
            <text:p>0,0367558959</text:p>
          </table:table-cell>
          <table:table-cell table:formula="of:=([.J21]-[.O21])/(1+[.O21])" office:value-type="float" office:value="0.0220616868273036" calcext:value-type="float">
            <text:p>0,0220616868</text:p>
          </table:table-cell>
          <table:table-cell table:formula="of:=([.K21]-[.O21])/(1+[.O21])" office:value-type="float" office:value="0.021902852955657" calcext:value-type="float">
            <text:p>0,021902853</text:p>
          </table:table-cell>
          <table:table-cell table:formula="of:=([.L21]-[.O21])/(1+[.O21])" office:value-type="float" office:value="0.0360196598676436" calcext:value-type="float">
            <text:p>0,0360196599</text:p>
          </table:table-cell>
          <table:table-cell table:formula="of:=([.M21]-[.O21])/(1+[.O21])" office:value-type="float" office:value="0.0335716871333846" calcext:value-type="float">
            <text:p>0,0335716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1</text:p>
          </table:table-cell>
          <table:table-cell table:formula="of:=([.D22]-[.O22])/(1+[.O22])" office:value-type="float" office:value="0.00406831409436641" calcext:value-type="float">
            <text:p>0,0040683141</text:p>
          </table:table-cell>
          <table:table-cell table:formula="of:=([.E22]-[.O22])/(1+[.O22])" office:value-type="float" office:value="0.00136644710975543" calcext:value-type="float">
            <text:p>0,0013664471</text:p>
          </table:table-cell>
          <table:table-cell table:formula="of:=([.F22]-[.O22])/(1+[.O22])" office:value-type="float" office:value="0.0115801709648673" calcext:value-type="float">
            <text:p>0,011580171</text:p>
          </table:table-cell>
          <table:table-cell table:formula="of:=([.G22]-[.O22])/(1+[.O22])" office:value-type="float" office:value="0.0276454584149079" calcext:value-type="float">
            <text:p>0,0276454584</text:p>
          </table:table-cell>
          <table:table-cell table:formula="of:=([.J22]-[.O22])/(1+[.O22])" office:value-type="float" office:value="-0.0121258852728125" calcext:value-type="float">
            <text:p>-0,0121258853</text:p>
          </table:table-cell>
          <table:table-cell table:formula="of:=([.K22]-[.O22])/(1+[.O22])" office:value-type="float" office:value="-0.00113955445082803" calcext:value-type="float">
            <text:p>-0,0011395545</text:p>
          </table:table-cell>
          <table:table-cell table:formula="of:=([.L22]-[.O22])/(1+[.O22])" office:value-type="float" office:value="0.0167803547459998" calcext:value-type="float">
            <text:p>0,0167803547</text:p>
          </table:table-cell>
          <table:table-cell table:formula="of:=([.M22]-[.O22])/(1+[.O22])" office:value-type="float" office:value="0.00515032887428101" calcext:value-type="float">
            <text:p>0,00515032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2</text:p>
          </table:table-cell>
          <table:table-cell table:formula="of:=([.D23]-[.O23])/(1+[.O23])" office:value-type="float" office:value="0.00466326795712785" calcext:value-type="float">
            <text:p>0,004663268</text:p>
          </table:table-cell>
          <table:table-cell table:formula="of:=([.E23]-[.O23])/(1+[.O23])" office:value-type="float" office:value="0.00512215541810989" calcext:value-type="float">
            <text:p>0,0051221554</text:p>
          </table:table-cell>
          <table:table-cell table:formula="of:=([.F23]-[.O23])/(1+[.O23])" office:value-type="float" office:value="0.0270080614635523" calcext:value-type="float">
            <text:p>0,0270080615</text:p>
          </table:table-cell>
          <table:table-cell table:formula="of:=([.G23]-[.O23])/(1+[.O23])" office:value-type="float" office:value="0.0228501286272539" calcext:value-type="float">
            <text:p>0,0228501286</text:p>
          </table:table-cell>
          <table:table-cell table:formula="of:=([.J23]-[.O23])/(1+[.O23])" office:value-type="float" office:value="0.00612974199770422" calcext:value-type="float">
            <text:p>0,006129742</text:p>
          </table:table-cell>
          <table:table-cell table:formula="of:=([.K23]-[.O23])/(1+[.O23])" office:value-type="float" office:value="0.00626320674643587" calcext:value-type="float">
            <text:p>0,0062632067</text:p>
          </table:table-cell>
          <table:table-cell table:formula="of:=([.L23]-[.O23])/(1+[.O23])" office:value-type="float" office:value="0.0243345264535805" calcext:value-type="float">
            <text:p>0,0243345265</text:p>
          </table:table-cell>
          <table:table-cell table:formula="of:=([.M23]-[.O23])/(1+[.O23])" office:value-type="float" office:value="0.0122205527618434" calcext:value-type="float">
            <text:p>0,01222055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3</text:p>
          </table:table-cell>
          <table:table-cell table:formula="of:=([.D24]-[.O24])/(1+[.O24])" office:value-type="float" office:value="0.00702865315706437" calcext:value-type="float">
            <text:p>0,0070286532</text:p>
          </table:table-cell>
          <table:table-cell table:formula="of:=([.E24]-[.O24])/(1+[.O24])" office:value-type="float" office:value="0.0120051094959723" calcext:value-type="float">
            <text:p>0,0120051095</text:p>
          </table:table-cell>
          <table:table-cell table:formula="of:=([.F24]-[.O24])/(1+[.O24])" office:value-type="float" office:value="0.0234063641903363" calcext:value-type="float">
            <text:p>0,0234063642</text:p>
          </table:table-cell>
          <table:table-cell table:formula="of:=([.G24]-[.O24])/(1+[.O24])" office:value-type="float" office:value="0.0324840212143548" calcext:value-type="float">
            <text:p>0,0324840212</text:p>
          </table:table-cell>
          <table:table-cell table:formula="of:=([.J24]-[.O24])/(1+[.O24])" office:value-type="float" office:value="0.00810622580976629" calcext:value-type="float">
            <text:p>0,0081062258</text:p>
          </table:table-cell>
          <table:table-cell table:formula="of:=([.K24]-[.O24])/(1+[.O24])" office:value-type="float" office:value="0.00129914411491683" calcext:value-type="float">
            <text:p>0,0012991441</text:p>
          </table:table-cell>
          <table:table-cell table:formula="of:=([.L24]-[.O24])/(1+[.O24])" office:value-type="float" office:value="0.0259724326398566" calcext:value-type="float">
            <text:p>0,0259724326</text:p>
          </table:table-cell>
          <table:table-cell table:formula="of:=([.M24]-[.O24])/(1+[.O24])" office:value-type="float" office:value="0.0148265172855735" calcext:value-type="float">
            <text:p>0,01482651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4</text:p>
          </table:table-cell>
          <table:table-cell table:formula="of:=([.D25]-[.O25])/(1+[.O25])" office:value-type="float" office:value="0.00285467022139838" calcext:value-type="float">
            <text:p>0,0028546702</text:p>
          </table:table-cell>
          <table:table-cell table:formula="of:=([.E25]-[.O25])/(1+[.O25])" office:value-type="float" office:value="0.000410013070491887" calcext:value-type="float">
            <text:p>0,0004100131</text:p>
          </table:table-cell>
          <table:table-cell table:formula="of:=([.F25]-[.O25])/(1+[.O25])" office:value-type="float" office:value="0.0156937466452709" calcext:value-type="float">
            <text:p>0,0156937466</text:p>
          </table:table-cell>
          <table:table-cell table:formula="of:=([.G25]-[.O25])/(1+[.O25])" office:value-type="float" office:value="0.0278558292263755" calcext:value-type="float">
            <text:p>0,0278558292</text:p>
          </table:table-cell>
          <table:table-cell table:formula="of:=([.J25]-[.O25])/(1+[.O25])" office:value-type="float" office:value="-0.00612648585160939" calcext:value-type="float">
            <text:p>-0,0061264859</text:p>
          </table:table-cell>
          <table:table-cell table:formula="of:=([.K25]-[.O25])/(1+[.O25])" office:value-type="float" office:value="0.00964417438798514" calcext:value-type="float">
            <text:p>0,0096441744</text:p>
          </table:table-cell>
          <table:table-cell table:formula="of:=([.L25]-[.O25])/(1+[.O25])" office:value-type="float" office:value="0.00861634660619729" calcext:value-type="float">
            <text:p>0,0086163466</text:p>
          </table:table-cell>
          <table:table-cell table:formula="of:=([.M25]-[.O25])/(1+[.O25])" office:value-type="float" office:value="0.0521224537672674" calcext:value-type="float">
            <text:p>0,05212245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5</text:p>
          </table:table-cell>
          <table:table-cell table:formula="of:=([.D26]-[.O26])/(1+[.O26])" office:value-type="float" office:value="0.00603484905451022" calcext:value-type="float">
            <text:p>0,0060348491</text:p>
          </table:table-cell>
          <table:table-cell table:formula="of:=([.E26]-[.O26])/(1+[.O26])" office:value-type="float" office:value="0.011906221517189" calcext:value-type="float">
            <text:p>0,0119062215</text:p>
          </table:table-cell>
          <table:table-cell table:formula="of:=([.F26]-[.O26])/(1+[.O26])" office:value-type="float" office:value="0.0426699144533984" calcext:value-type="float">
            <text:p>0,0426699145</text:p>
          </table:table-cell>
          <table:table-cell table:formula="of:=([.G26]-[.O26])/(1+[.O26])" office:value-type="float" office:value="0.0427063180887528" calcext:value-type="float">
            <text:p>0,0427063181</text:p>
          </table:table-cell>
          <table:table-cell table:formula="of:=([.J26]-[.O26])/(1+[.O26])" office:value-type="float" office:value="0.000295597519077688" calcext:value-type="float">
            <text:p>0,0002955975</text:p>
          </table:table-cell>
          <table:table-cell table:formula="of:=([.K26]-[.O26])/(1+[.O26])" office:value-type="float" office:value="0.0246628319562566" calcext:value-type="float">
            <text:p>0,024662832</text:p>
          </table:table-cell>
          <table:table-cell table:formula="of:=([.L26]-[.O26])/(1+[.O26])" office:value-type="float" office:value="0.0427871826974201" calcext:value-type="float">
            <text:p>0,0427871827</text:p>
          </table:table-cell>
          <table:table-cell table:formula="of:=([.M26]-[.O26])/(1+[.O26])" office:value-type="float" office:value="0.0509024752433437" calcext:value-type="float">
            <text:p>0,05090247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6</text:p>
          </table:table-cell>
          <table:table-cell table:formula="of:=([.D27]-[.O27])/(1+[.O27])" office:value-type="float" office:value="0.00767294296821155" calcext:value-type="float">
            <text:p>0,007672943</text:p>
          </table:table-cell>
          <table:table-cell table:formula="of:=([.E27]-[.O27])/(1+[.O27])" office:value-type="float" office:value="-0.000284934070196221" calcext:value-type="float">
            <text:p>-0,0002849341</text:p>
          </table:table-cell>
          <table:table-cell table:formula="of:=([.F27]-[.O27])/(1+[.O27])" office:value-type="float" office:value="0.0263710566181776" calcext:value-type="float">
            <text:p>0,0263710566</text:p>
          </table:table-cell>
          <table:table-cell table:formula="of:=([.G27]-[.O27])/(1+[.O27])" office:value-type="float" office:value="0.0352638825837149" calcext:value-type="float">
            <text:p>0,0352638826</text:p>
          </table:table-cell>
          <table:table-cell table:formula="of:=([.J27]-[.O27])/(1+[.O27])" office:value-type="float" office:value="0.0227803107386221" calcext:value-type="float">
            <text:p>0,0227803107</text:p>
          </table:table-cell>
          <table:table-cell table:formula="of:=([.K27]-[.O27])/(1+[.O27])" office:value-type="float" office:value="0.0232926154698923" calcext:value-type="float">
            <text:p>0,0232926155</text:p>
          </table:table-cell>
          <table:table-cell table:formula="of:=([.L27]-[.O27])/(1+[.O27])" office:value-type="float" office:value="0.0310279268062514" calcext:value-type="float">
            <text:p>0,0310279268</text:p>
          </table:table-cell>
          <table:table-cell table:formula="of:=([.M27]-[.O27])/(1+[.O27])" office:value-type="float" office:value="0.0127845544784332" calcext:value-type="float">
            <text:p>0,0127845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7</text:p>
          </table:table-cell>
          <table:table-cell table:formula="of:=([.D28]-[.O28])/(1+[.O28])" office:value-type="float" office:value="0.0211890208025808" calcext:value-type="float">
            <text:p>0,0211890208</text:p>
          </table:table-cell>
          <table:table-cell table:formula="of:=([.E28]-[.O28])/(1+[.O28])" office:value-type="float" office:value="0.00411243874949552" calcext:value-type="float">
            <text:p>0,0041124387</text:p>
          </table:table-cell>
          <table:table-cell table:formula="of:=([.F28]-[.O28])/(1+[.O28])" office:value-type="float" office:value="0.0441199273570203" calcext:value-type="float">
            <text:p>0,0441199274</text:p>
          </table:table-cell>
          <table:table-cell table:formula="of:=([.G28]-[.O28])/(1+[.O28])" office:value-type="float" office:value="0.0369652660136056" calcext:value-type="float">
            <text:p>0,036965266</text:p>
          </table:table-cell>
          <table:table-cell table:formula="of:=([.J28]-[.O28])/(1+[.O28])" office:value-type="float" office:value="0.0153520328344254" calcext:value-type="float">
            <text:p>0,0153520328</text:p>
          </table:table-cell>
          <table:table-cell table:formula="of:=([.K28]-[.O28])/(1+[.O28])" office:value-type="float" office:value="0.0212268899896242" calcext:value-type="float">
            <text:p>0,02122689</text:p>
          </table:table-cell>
          <table:table-cell table:formula="of:=([.L28]-[.O28])/(1+[.O28])" office:value-type="float" office:value="-0.0110814345390424" calcext:value-type="float">
            <text:p>-0,0110814345</text:p>
          </table:table-cell>
          <table:table-cell table:formula="of:=([.M28]-[.O28])/(1+[.O28])" office:value-type="float" office:value="0.0133782830575485" calcext:value-type="float">
            <text:p>0,01337828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8</text:p>
          </table:table-cell>
          <table:table-cell table:formula="of:=([.D29]-[.O29])/(1+[.O29])" office:value-type="float" office:value="-0.005993822519539" calcext:value-type="float">
            <text:p>-0,0059938225</text:p>
          </table:table-cell>
          <table:table-cell table:formula="of:=([.E29]-[.O29])/(1+[.O29])" office:value-type="float" office:value="0.00443988988980812" calcext:value-type="float">
            <text:p>0,0044398899</text:p>
          </table:table-cell>
          <table:table-cell table:formula="of:=([.F29]-[.O29])/(1+[.O29])" office:value-type="float" office:value="0.0208674248186942" calcext:value-type="float">
            <text:p>0,0208674248</text:p>
          </table:table-cell>
          <table:table-cell table:formula="of:=([.G29]-[.O29])/(1+[.O29])" office:value-type="float" office:value="0.0198710973047837" calcext:value-type="float">
            <text:p>0,0198710973</text:p>
          </table:table-cell>
          <table:table-cell table:formula="of:=([.J29]-[.O29])/(1+[.O29])" office:value-type="float" office:value="-0.0119596782881811" calcext:value-type="float">
            <text:p>-0,0119596783</text:p>
          </table:table-cell>
          <table:table-cell table:formula="of:=([.K29]-[.O29])/(1+[.O29])" office:value-type="float" office:value="-0.0207327807705618" calcext:value-type="float">
            <text:p>-0,0207327808</text:p>
          </table:table-cell>
          <table:table-cell table:formula="of:=([.L29]-[.O29])/(1+[.O29])" office:value-type="float" office:value="0.00858262103812772" calcext:value-type="float">
            <text:p>0,008582621</text:p>
          </table:table-cell>
          <table:table-cell table:formula="of:=([.M29]-[.O29])/(1+[.O29])" office:value-type="float" office:value="0.0211943763188702" calcext:value-type="float">
            <text:p>0,0211943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9</text:p>
          </table:table-cell>
          <table:table-cell table:formula="of:=([.D30]-[.O30])/(1+[.O30])" office:value-type="float" office:value="0.00550988246656781" calcext:value-type="float">
            <text:p>0,0055098825</text:p>
          </table:table-cell>
          <table:table-cell table:formula="of:=([.E30]-[.O30])/(1+[.O30])" office:value-type="float" office:value="0.00693758788060431" calcext:value-type="float">
            <text:p>0,0069375879</text:p>
          </table:table-cell>
          <table:table-cell table:formula="of:=([.F30]-[.O30])/(1+[.O30])" office:value-type="float" office:value="0.0180444943146714" calcext:value-type="float">
            <text:p>0,0180444943</text:p>
          </table:table-cell>
          <table:table-cell table:formula="of:=([.G30]-[.O30])/(1+[.O30])" office:value-type="float" office:value="0.0261875234695616" calcext:value-type="float">
            <text:p>0,0261875235</text:p>
          </table:table-cell>
          <table:table-cell table:formula="of:=([.J30]-[.O30])/(1+[.O30])" office:value-type="float" office:value="0.00361457905420744" calcext:value-type="float">
            <text:p>0,0036145791</text:p>
          </table:table-cell>
          <table:table-cell table:formula="of:=([.K30]-[.O30])/(1+[.O30])" office:value-type="float" office:value="0.000668440256310391" calcext:value-type="float">
            <text:p>0,0006684403</text:p>
          </table:table-cell>
          <table:table-cell table:formula="of:=([.L30]-[.O30])/(1+[.O30])" office:value-type="float" office:value="-0.0113131768611883" calcext:value-type="float">
            <text:p>-0,0113131769</text:p>
          </table:table-cell>
          <table:table-cell table:formula="of:=([.M30]-[.O30])/(1+[.O30])" office:value-type="float" office:value="0.000119128926189884" calcext:value-type="float">
            <text:p>0,00011912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30</text:p>
          </table:table-cell>
          <table:table-cell table:formula="of:=([.D31]-[.O31])/(1+[.O31])" office:value-type="float" office:value="0.0108931799348409" calcext:value-type="float">
            <text:p>0,0108931799</text:p>
          </table:table-cell>
          <table:table-cell table:formula="of:=([.E31]-[.O31])/(1+[.O31])" office:value-type="float" office:value="0.0131728508918388" calcext:value-type="float">
            <text:p>0,0131728509</text:p>
          </table:table-cell>
          <table:table-cell table:formula="of:=([.F31]-[.O31])/(1+[.O31])" office:value-type="float" office:value="0.0399204118125338" calcext:value-type="float">
            <text:p>0,0399204118</text:p>
          </table:table-cell>
          <table:table-cell table:formula="of:=([.G31]-[.O31])/(1+[.O31])" office:value-type="float" office:value="0.0344862977048122" calcext:value-type="float">
            <text:p>0,0344862977</text:p>
          </table:table-cell>
          <table:table-cell table:formula="of:=([.J31]-[.O31])/(1+[.O31])" office:value-type="float" office:value="0.0408353406796653" calcext:value-type="float">
            <text:p>0,0408353407</text:p>
          </table:table-cell>
          <table:table-cell table:formula="of:=([.K31]-[.O31])/(1+[.O31])" office:value-type="float" office:value="0.0149453001779564" calcext:value-type="float">
            <text:p>0,0149453002</text:p>
          </table:table-cell>
          <table:table-cell table:formula="of:=([.L31]-[.O31])/(1+[.O31])" office:value-type="float" office:value="0.0308705401481937" calcext:value-type="float">
            <text:p>0,0308705401</text:p>
          </table:table-cell>
          <table:table-cell table:formula="of:=([.M31]-[.O31])/(1+[.O31])" office:value-type="float" office:value="0.0393059757223669" calcext:value-type="float">
            <text:p>0,03930597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1</text:p>
          </table:table-cell>
          <table:table-cell table:formula="of:=([.D32]-[.O32])/(1+[.O32])" office:value-type="float" office:value="0.0038649582958316" calcext:value-type="float">
            <text:p>0,0038649583</text:p>
          </table:table-cell>
          <table:table-cell table:formula="of:=([.E32]-[.O32])/(1+[.O32])" office:value-type="float" office:value="0.00698200539258632" calcext:value-type="float">
            <text:p>0,0069820054</text:p>
          </table:table-cell>
          <table:table-cell table:formula="of:=([.F32]-[.O32])/(1+[.O32])" office:value-type="float" office:value="0.0396359405483884" calcext:value-type="float">
            <text:p>0,0396359405</text:p>
          </table:table-cell>
          <table:table-cell table:formula="of:=([.G32]-[.O32])/(1+[.O32])" office:value-type="float" office:value="0.0424007307629853" calcext:value-type="float">
            <text:p>0,0424007308</text:p>
          </table:table-cell>
          <table:table-cell table:formula="of:=([.J32]-[.O32])/(1+[.O32])" office:value-type="float" office:value="0.0134668083869135" calcext:value-type="float">
            <text:p>0,0134668084</text:p>
          </table:table-cell>
          <table:table-cell table:formula="of:=([.K32]-[.O32])/(1+[.O32])" office:value-type="float" office:value="0.0158916041291749" calcext:value-type="float">
            <text:p>0,0158916041</text:p>
          </table:table-cell>
          <table:table-cell table:formula="of:=([.L32]-[.O32])/(1+[.O32])" office:value-type="float" office:value="0.0115327006376932" calcext:value-type="float">
            <text:p>0,0115327006</text:p>
          </table:table-cell>
          <table:table-cell table:formula="of:=([.M32]-[.O32])/(1+[.O32])" office:value-type="float" office:value="0.0326994401922516" calcext:value-type="float">
            <text:p>0,03269944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2</text:p>
          </table:table-cell>
          <table:table-cell table:formula="of:=([.D33]-[.O33])/(1+[.O33])" office:value-type="float" office:value="-0.0018697990384574" calcext:value-type="float">
            <text:p>-0,001869799</text:p>
          </table:table-cell>
          <table:table-cell table:formula="of:=([.E33]-[.O33])/(1+[.O33])" office:value-type="float" office:value="-0.00201722090176069" calcext:value-type="float">
            <text:p>-0,0020172209</text:p>
          </table:table-cell>
          <table:table-cell table:formula="of:=([.F33]-[.O33])/(1+[.O33])" office:value-type="float" office:value="0.0290233564638651" calcext:value-type="float">
            <text:p>0,0290233565</text:p>
          </table:table-cell>
          <table:table-cell table:formula="of:=([.G33]-[.O33])/(1+[.O33])" office:value-type="float" office:value="0.0360393360945834" calcext:value-type="float">
            <text:p>0,0360393361</text:p>
          </table:table-cell>
          <table:table-cell table:formula="of:=([.J33]-[.O33])/(1+[.O33])" office:value-type="float" office:value="-0.00326308392953407" calcext:value-type="float">
            <text:p>-0,0032630839</text:p>
          </table:table-cell>
          <table:table-cell table:formula="of:=([.K33]-[.O33])/(1+[.O33])" office:value-type="float" office:value="0.0104180667837304" calcext:value-type="float">
            <text:p>0,0104180668</text:p>
          </table:table-cell>
          <table:table-cell table:formula="of:=([.L33]-[.O33])/(1+[.O33])" office:value-type="float" office:value="0.0445357526718419" calcext:value-type="float">
            <text:p>0,0445357527</text:p>
          </table:table-cell>
          <table:table-cell table:formula="of:=([.M33]-[.O33])/(1+[.O33])" office:value-type="float" office:value="0.0271139515516845" calcext:value-type="float">
            <text:p>0,02711395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3</text:p>
          </table:table-cell>
          <table:table-cell table:formula="of:=([.D34]-[.O34])/(1+[.O34])" office:value-type="float" office:value="0.00527010258587121" calcext:value-type="float">
            <text:p>0,0052701026</text:p>
          </table:table-cell>
          <table:table-cell table:formula="of:=([.E34]-[.O34])/(1+[.O34])" office:value-type="float" office:value="0.00461826754750375" calcext:value-type="float">
            <text:p>0,0046182675</text:p>
          </table:table-cell>
          <table:table-cell table:formula="of:=([.F34]-[.O34])/(1+[.O34])" office:value-type="float" office:value="0.0305967416494303" calcext:value-type="float">
            <text:p>0,0305967416</text:p>
          </table:table-cell>
          <table:table-cell table:formula="of:=([.G34]-[.O34])/(1+[.O34])" office:value-type="float" office:value="0.0343285403929171" calcext:value-type="float">
            <text:p>0,0343285404</text:p>
          </table:table-cell>
          <table:table-cell table:formula="of:=([.J34]-[.O34])/(1+[.O34])" office:value-type="float" office:value="0.00959160204809292" calcext:value-type="float">
            <text:p>0,009591602</text:p>
          </table:table-cell>
          <table:table-cell table:formula="of:=([.K34]-[.O34])/(1+[.O34])" office:value-type="float" office:value="0.000263687313255444" calcext:value-type="float">
            <text:p>0,0002636873</text:p>
          </table:table-cell>
          <table:table-cell table:formula="of:=([.L34]-[.O34])/(1+[.O34])" office:value-type="float" office:value="0.0359165133364893" calcext:value-type="float">
            <text:p>0,0359165133</text:p>
          </table:table-cell>
          <table:table-cell table:formula="of:=([.M34]-[.O34])/(1+[.O34])" office:value-type="float" office:value="0.0343536626023982" calcext:value-type="float">
            <text:p>0,03435366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4</text:p>
          </table:table-cell>
          <table:table-cell table:formula="of:=([.D35]-[.O35])/(1+[.O35])" office:value-type="float" office:value="0.00671863944729842" calcext:value-type="float">
            <text:p>0,0067186394</text:p>
          </table:table-cell>
          <table:table-cell table:formula="of:=([.E35]-[.O35])/(1+[.O35])" office:value-type="float" office:value="0.00405738875319841" calcext:value-type="float">
            <text:p>0,0040573888</text:p>
          </table:table-cell>
          <table:table-cell table:formula="of:=([.F35]-[.O35])/(1+[.O35])" office:value-type="float" office:value="0.0352635322962368" calcext:value-type="float">
            <text:p>0,0352635323</text:p>
          </table:table-cell>
          <table:table-cell table:formula="of:=([.G35]-[.O35])/(1+[.O35])" office:value-type="float" office:value="0.0347945186613678" calcext:value-type="float">
            <text:p>0,0347945187</text:p>
          </table:table-cell>
          <table:table-cell table:formula="of:=([.J35]-[.O35])/(1+[.O35])" office:value-type="float" office:value="0.00693468793856457" calcext:value-type="float">
            <text:p>0,0069346879</text:p>
          </table:table-cell>
          <table:table-cell table:formula="of:=([.K35]-[.O35])/(1+[.O35])" office:value-type="float" office:value="0.00308942647780898" calcext:value-type="float">
            <text:p>0,0030894265</text:p>
          </table:table-cell>
          <table:table-cell table:formula="of:=([.L35]-[.O35])/(1+[.O35])" office:value-type="float" office:value="0.032669707094099" calcext:value-type="float">
            <text:p>0,0326697071</text:p>
          </table:table-cell>
          <table:table-cell table:formula="of:=([.M35]-[.O35])/(1+[.O35])" office:value-type="float" office:value="0.0255951949438341" calcext:value-type="float">
            <text:p>0,02559519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5</text:p>
          </table:table-cell>
          <table:table-cell table:formula="of:=([.D36]-[.O36])/(1+[.O36])" office:value-type="float" office:value="0.00202348332523183" calcext:value-type="float">
            <text:p>0,0020234833</text:p>
          </table:table-cell>
          <table:table-cell table:formula="of:=([.E36]-[.O36])/(1+[.O36])" office:value-type="float" office:value="-0.00289411277161477" calcext:value-type="float">
            <text:p>-0,0028941128</text:p>
          </table:table-cell>
          <table:table-cell table:formula="of:=([.F36]-[.O36])/(1+[.O36])" office:value-type="float" office:value="0.0296630572417386" calcext:value-type="float">
            <text:p>0,0296630572</text:p>
          </table:table-cell>
          <table:table-cell table:formula="of:=([.G36]-[.O36])/(1+[.O36])" office:value-type="float" office:value="0.0430292521758817" calcext:value-type="float">
            <text:p>0,0430292522</text:p>
          </table:table-cell>
          <table:table-cell table:formula="of:=([.J36]-[.O36])/(1+[.O36])" office:value-type="float" office:value="-0.010042303123166" calcext:value-type="float">
            <text:p>-0,0100423031</text:p>
          </table:table-cell>
          <table:table-cell table:formula="of:=([.K36]-[.O36])/(1+[.O36])" office:value-type="float" office:value="0.00909970978700311" calcext:value-type="float">
            <text:p>0,0090997098</text:p>
          </table:table-cell>
          <table:table-cell table:formula="of:=([.L36]-[.O36])/(1+[.O36])" office:value-type="float" office:value="0.00784769081335134" calcext:value-type="float">
            <text:p>0,0078476908</text:p>
          </table:table-cell>
          <table:table-cell table:formula="of:=([.M36]-[.O36])/(1+[.O36])" office:value-type="float" office:value="0.0230624223751577" calcext:value-type="float">
            <text:p>0,02306242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6</text:p>
          </table:table-cell>
          <table:table-cell table:formula="of:=([.D37]-[.O37])/(1+[.O37])" office:value-type="float" office:value="-0.00322612981768513" calcext:value-type="float">
            <text:p>-0,0032261298</text:p>
          </table:table-cell>
          <table:table-cell table:formula="of:=([.E37]-[.O37])/(1+[.O37])" office:value-type="float" office:value="-0.00731406853138547" calcext:value-type="float">
            <text:p>-0,0073140685</text:p>
          </table:table-cell>
          <table:table-cell table:formula="of:=([.F37]-[.O37])/(1+[.O37])" office:value-type="float" office:value="0.021439087831819" calcext:value-type="float">
            <text:p>0,0214390878</text:p>
          </table:table-cell>
          <table:table-cell table:formula="of:=([.G37]-[.O37])/(1+[.O37])" office:value-type="float" office:value="0.0326996139913296" calcext:value-type="float">
            <text:p>0,032699614</text:p>
          </table:table-cell>
          <table:table-cell table:formula="of:=([.J37]-[.O37])/(1+[.O37])" office:value-type="float" office:value="-0.00797320505968288" calcext:value-type="float">
            <text:p>-0,0079732051</text:p>
          </table:table-cell>
          <table:table-cell table:formula="of:=([.K37]-[.O37])/(1+[.O37])" office:value-type="float" office:value="-0.00508980343250787" calcext:value-type="float">
            <text:p>-0,0050898034</text:p>
          </table:table-cell>
          <table:table-cell table:formula="of:=([.L37]-[.O37])/(1+[.O37])" office:value-type="float" office:value="0.0243721836213552" calcext:value-type="float">
            <text:p>0,0243721836</text:p>
          </table:table-cell>
          <table:table-cell table:formula="of:=([.M37]-[.O37])/(1+[.O37])" office:value-type="float" office:value="0.033701573727656" calcext:value-type="float">
            <text:p>0,03370157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7</text:p>
          </table:table-cell>
          <table:table-cell table:formula="of:=([.D38]-[.O38])/(1+[.O38])" office:value-type="float" office:value="0.00984021479750253" calcext:value-type="float">
            <text:p>0,0098402148</text:p>
          </table:table-cell>
          <table:table-cell table:formula="of:=([.E38]-[.O38])/(1+[.O38])" office:value-type="float" office:value="0.000744182439674575" calcext:value-type="float">
            <text:p>0,0007441824</text:p>
          </table:table-cell>
          <table:table-cell table:formula="of:=([.F38]-[.O38])/(1+[.O38])" office:value-type="float" office:value="0.0497562836100968" calcext:value-type="float">
            <text:p>0,0497562836</text:p>
          </table:table-cell>
          <table:table-cell table:formula="of:=([.G38]-[.O38])/(1+[.O38])" office:value-type="float" office:value="0.0533545410292713" calcext:value-type="float">
            <text:p>0,053354541</text:p>
          </table:table-cell>
          <table:table-cell table:formula="of:=([.J38]-[.O38])/(1+[.O38])" office:value-type="float" office:value="-0.012610312522074" calcext:value-type="float">
            <text:p>-0,0126103125</text:p>
          </table:table-cell>
          <table:table-cell table:formula="of:=([.K38]-[.O38])/(1+[.O38])" office:value-type="float" office:value="0.00544978793583715" calcext:value-type="float">
            <text:p>0,0054497879</text:p>
          </table:table-cell>
          <table:table-cell table:formula="of:=([.L38]-[.O38])/(1+[.O38])" office:value-type="float" office:value="0.0371082533038092" calcext:value-type="float">
            <text:p>0,0371082533</text:p>
          </table:table-cell>
          <table:table-cell table:formula="of:=([.M38]-[.O38])/(1+[.O38])" office:value-type="float" office:value="0.0380924667315707" calcext:value-type="float">
            <text:p>0,0380924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8</text:p>
          </table:table-cell>
          <table:table-cell table:formula="of:=([.D39]-[.O39])/(1+[.O39])" office:value-type="float" office:value="-0.000611828901064668" calcext:value-type="float">
            <text:p>-0,0006118289</text:p>
          </table:table-cell>
          <table:table-cell table:formula="of:=([.E39]-[.O39])/(1+[.O39])" office:value-type="float" office:value="0.00015749298524534" calcext:value-type="float">
            <text:p>0,000157493</text:p>
          </table:table-cell>
          <table:table-cell table:formula="of:=([.F39]-[.O39])/(1+[.O39])" office:value-type="float" office:value="0.0351876185056347" calcext:value-type="float">
            <text:p>0,0351876185</text:p>
          </table:table-cell>
          <table:table-cell table:formula="of:=([.G39]-[.O39])/(1+[.O39])" office:value-type="float" office:value="0.0495482620535091" calcext:value-type="float">
            <text:p>0,0495482621</text:p>
          </table:table-cell>
          <table:table-cell table:formula="of:=([.J39]-[.O39])/(1+[.O39])" office:value-type="float" office:value="-0.00550408536613747" calcext:value-type="float">
            <text:p>-0,0055040854</text:p>
          </table:table-cell>
          <table:table-cell table:formula="of:=([.K39]-[.O39])/(1+[.O39])" office:value-type="float" office:value="0.00414231248527066" calcext:value-type="float">
            <text:p>0,0041423125</text:p>
          </table:table-cell>
          <table:table-cell table:formula="of:=([.L39]-[.O39])/(1+[.O39])" office:value-type="float" office:value="0.0400447287677276" calcext:value-type="float">
            <text:p>0,0400447288</text:p>
          </table:table-cell>
          <table:table-cell table:formula="of:=([.M39]-[.O39])/(1+[.O39])" office:value-type="float" office:value="0.0289012926488487" calcext:value-type="float">
            <text:p>0,0289012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9</text:p>
          </table:table-cell>
          <table:table-cell table:formula="of:=([.D40]-[.O40])/(1+[.O40])" office:value-type="float" office:value="0.00571419780780307" calcext:value-type="float">
            <text:p>0,0057141978</text:p>
          </table:table-cell>
          <table:table-cell table:formula="of:=([.E40]-[.O40])/(1+[.O40])" office:value-type="float" office:value="0.00761093221051508" calcext:value-type="float">
            <text:p>0,0076109322</text:p>
          </table:table-cell>
          <table:table-cell table:formula="of:=([.F40]-[.O40])/(1+[.O40])" office:value-type="float" office:value="0.0370935225320417" calcext:value-type="float">
            <text:p>0,0370935225</text:p>
          </table:table-cell>
          <table:table-cell table:formula="of:=([.G40]-[.O40])/(1+[.O40])" office:value-type="float" office:value="0.0444584133435517" calcext:value-type="float">
            <text:p>0,0444584133</text:p>
          </table:table-cell>
          <table:table-cell table:formula="of:=([.J40]-[.O40])/(1+[.O40])" office:value-type="float" office:value="0.0142355702718133" calcext:value-type="float">
            <text:p>0,0142355703</text:p>
          </table:table-cell>
          <table:table-cell table:formula="of:=([.K40]-[.O40])/(1+[.O40])" office:value-type="float" office:value="0.0103256115551026" calcext:value-type="float">
            <text:p>0,0103256116</text:p>
          </table:table-cell>
          <table:table-cell table:formula="of:=([.L40]-[.O40])/(1+[.O40])" office:value-type="float" office:value="0.0428557095391789" calcext:value-type="float">
            <text:p>0,0428557095</text:p>
          </table:table-cell>
          <table:table-cell table:formula="of:=([.M40]-[.O40])/(1+[.O40])" office:value-type="float" office:value="0.0383486916509146" calcext:value-type="float">
            <text:p>0,03834869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0</text:p>
          </table:table-cell>
          <table:table-cell table:formula="of:=([.D41]-[.O41])/(1+[.O41])" office:value-type="float" office:value="-0.00132530267098876" calcext:value-type="float">
            <text:p>-0,0013253027</text:p>
          </table:table-cell>
          <table:table-cell table:formula="of:=([.E41]-[.O41])/(1+[.O41])" office:value-type="float" office:value="-0.00167573779618709" calcext:value-type="float">
            <text:p>-0,0016757378</text:p>
          </table:table-cell>
          <table:table-cell table:formula="of:=([.F41]-[.O41])/(1+[.O41])" office:value-type="float" office:value="0.0308941933108913" calcext:value-type="float">
            <text:p>0,0308941933</text:p>
          </table:table-cell>
          <table:table-cell table:formula="of:=([.G41]-[.O41])/(1+[.O41])" office:value-type="float" office:value="0.0339792773620811" calcext:value-type="float">
            <text:p>0,0339792774</text:p>
          </table:table-cell>
          <table:table-cell table:formula="of:=([.J41]-[.O41])/(1+[.O41])" office:value-type="float" office:value="-0.00860315380204047" calcext:value-type="float">
            <text:p>-0,0086031538</text:p>
          </table:table-cell>
          <table:table-cell table:formula="of:=([.K41]-[.O41])/(1+[.O41])" office:value-type="float" office:value="0.017927713390843" calcext:value-type="float">
            <text:p>0,0179277134</text:p>
          </table:table-cell>
          <table:table-cell table:formula="of:=([.L41]-[.O41])/(1+[.O41])" office:value-type="float" office:value="0.0233998634006544" calcext:value-type="float">
            <text:p>0,0233998634</text:p>
          </table:table-cell>
          <table:table-cell table:formula="of:=([.M41]-[.O41])/(1+[.O41])" office:value-type="float" office:value="0.00693758870210846" calcext:value-type="float">
            <text:p>0,00693758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1</text:p>
          </table:table-cell>
          <table:table-cell table:formula="of:=([.D42]-[.O42])/(1+[.O42])" office:value-type="float" office:value="0.00183238845097438" calcext:value-type="float">
            <text:p>0,0018323885</text:p>
          </table:table-cell>
          <table:table-cell table:formula="of:=([.E42]-[.O42])/(1+[.O42])" office:value-type="float" office:value="0.00639038985010955" calcext:value-type="float">
            <text:p>0,0063903899</text:p>
          </table:table-cell>
          <table:table-cell table:formula="of:=([.F42]-[.O42])/(1+[.O42])" office:value-type="float" office:value="0.0334447893747996" calcext:value-type="float">
            <text:p>0,0334447894</text:p>
          </table:table-cell>
          <table:table-cell table:formula="of:=([.G42]-[.O42])/(1+[.O42])" office:value-type="float" office:value="0.0523043779244957" calcext:value-type="float">
            <text:p>0,0523043779</text:p>
          </table:table-cell>
          <table:table-cell table:formula="of:=([.J42]-[.O42])/(1+[.O42])" office:value-type="float" office:value="0.0124771756345195" calcext:value-type="float">
            <text:p>0,0124771756</text:p>
          </table:table-cell>
          <table:table-cell table:formula="of:=([.K42]-[.O42])/(1+[.O42])" office:value-type="float" office:value="0.0145000494473858" calcext:value-type="float">
            <text:p>0,0145000494</text:p>
          </table:table-cell>
          <table:table-cell table:formula="of:=([.L42]-[.O42])/(1+[.O42])" office:value-type="float" office:value="0.0269506993705622" calcext:value-type="float">
            <text:p>0,0269506994</text:p>
          </table:table-cell>
          <table:table-cell table:formula="of:=([.M42]-[.O42])/(1+[.O42])" office:value-type="float" office:value="0.0269925061982226" calcext:value-type="float">
            <text:p>0,02699250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2</text:p>
          </table:table-cell>
          <table:table-cell table:formula="of:=([.D43]-[.O43])/(1+[.O43])" office:value-type="float" office:value="-0.000146775760036165" calcext:value-type="float">
            <text:p>-0,0001467758</text:p>
          </table:table-cell>
          <table:table-cell table:formula="of:=([.E43]-[.O43])/(1+[.O43])" office:value-type="float" office:value="-0.00027160734086692" calcext:value-type="float">
            <text:p>-0,0002716073</text:p>
          </table:table-cell>
          <table:table-cell table:formula="of:=([.F43]-[.O43])/(1+[.O43])" office:value-type="float" office:value="0.0315564034221755" calcext:value-type="float">
            <text:p>0,0315564034</text:p>
          </table:table-cell>
          <table:table-cell table:formula="of:=([.G43]-[.O43])/(1+[.O43])" office:value-type="float" office:value="0.0397948065250054" calcext:value-type="float">
            <text:p>0,0397948065</text:p>
          </table:table-cell>
          <table:table-cell table:formula="of:=([.J43]-[.O43])/(1+[.O43])" office:value-type="float" office:value="0.0191489912559183" calcext:value-type="float">
            <text:p>0,0191489913</text:p>
          </table:table-cell>
          <table:table-cell table:formula="of:=([.K43]-[.O43])/(1+[.O43])" office:value-type="float" office:value="-0.00527334025729935" calcext:value-type="float">
            <text:p>-0,0052733403</text:p>
          </table:table-cell>
          <table:table-cell table:formula="of:=([.L43]-[.O43])/(1+[.O43])" office:value-type="float" office:value="0.0111140530427385" calcext:value-type="float">
            <text:p>0,011114053</text:p>
          </table:table-cell>
          <table:table-cell table:formula="of:=([.M43]-[.O43])/(1+[.O43])" office:value-type="float" office:value="0.0346546712853389" calcext:value-type="float">
            <text:p>0,03465467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3</text:p>
          </table:table-cell>
          <table:table-cell table:formula="of:=([.D44]-[.O44])/(1+[.O44])" office:value-type="float" office:value="-0.000158379855228016" calcext:value-type="float">
            <text:p>-0,0001583799</text:p>
          </table:table-cell>
          <table:table-cell table:formula="of:=([.E44]-[.O44])/(1+[.O44])" office:value-type="float" office:value="-0.00248815802700897" calcext:value-type="float">
            <text:p>-0,002488158</text:p>
          </table:table-cell>
          <table:table-cell table:formula="of:=([.F44]-[.O44])/(1+[.O44])" office:value-type="float" office:value="0.0388789608448529" calcext:value-type="float">
            <text:p>0,0388789608</text:p>
          </table:table-cell>
          <table:table-cell table:formula="of:=([.G44]-[.O44])/(1+[.O44])" office:value-type="float" office:value="0.0463810489481582" calcext:value-type="float">
            <text:p>0,0463810489</text:p>
          </table:table-cell>
          <table:table-cell table:formula="of:=([.J44]-[.O44])/(1+[.O44])" office:value-type="float" office:value="-0.00797760953723583" calcext:value-type="float">
            <text:p>-0,0079776095</text:p>
          </table:table-cell>
          <table:table-cell table:formula="of:=([.K44]-[.O44])/(1+[.O44])" office:value-type="float" office:value="-0.000698437022813858" calcext:value-type="float">
            <text:p>-0,000698437</text:p>
          </table:table-cell>
          <table:table-cell table:formula="of:=([.L44]-[.O44])/(1+[.O44])" office:value-type="float" office:value="0.0376599419350238" calcext:value-type="float">
            <text:p>0,0376599419</text:p>
          </table:table-cell>
          <table:table-cell table:formula="of:=([.M44]-[.O44])/(1+[.O44])" office:value-type="float" office:value="0.0205561586421987" calcext:value-type="float">
            <text:p>0,02055615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4</text:p>
          </table:table-cell>
          <table:table-cell table:formula="of:=([.D45]-[.O45])/(1+[.O45])" office:value-type="float" office:value="0.00448666500769489" calcext:value-type="float">
            <text:p>0,004486665</text:p>
          </table:table-cell>
          <table:table-cell table:formula="of:=([.E45]-[.O45])/(1+[.O45])" office:value-type="float" office:value="0.00526461002486042" calcext:value-type="float">
            <text:p>0,00526461</text:p>
          </table:table-cell>
          <table:table-cell table:formula="of:=([.F45]-[.O45])/(1+[.O45])" office:value-type="float" office:value="0.0246337014478958" calcext:value-type="float">
            <text:p>0,0246337014</text:p>
          </table:table-cell>
          <table:table-cell table:formula="of:=([.G45]-[.O45])/(1+[.O45])" office:value-type="float" office:value="0.035709609070549" calcext:value-type="float">
            <text:p>0,0357096091</text:p>
          </table:table-cell>
          <table:table-cell table:formula="of:=([.J45]-[.O45])/(1+[.O45])" office:value-type="float" office:value="0.0036624298460297" calcext:value-type="float">
            <text:p>0,0036624298</text:p>
          </table:table-cell>
          <table:table-cell table:formula="of:=([.K45]-[.O45])/(1+[.O45])" office:value-type="float" office:value="0.0104591566786097" calcext:value-type="float">
            <text:p>0,0104591567</text:p>
          </table:table-cell>
          <table:table-cell table:formula="of:=([.L45]-[.O45])/(1+[.O45])" office:value-type="float" office:value="0.00871105140960255" calcext:value-type="float">
            <text:p>0,0087110514</text:p>
          </table:table-cell>
          <table:table-cell table:formula="of:=([.M45]-[.O45])/(1+[.O45])" office:value-type="float" office:value="0.0341865763412908" calcext:value-type="float">
            <text:p>0,0341865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5</text:p>
          </table:table-cell>
          <table:table-cell table:formula="of:=([.D46]-[.O46])/(1+[.O46])" office:value-type="float" office:value="0.00134762552672889" calcext:value-type="float">
            <text:p>0,0013476255</text:p>
          </table:table-cell>
          <table:table-cell table:formula="of:=([.E46]-[.O46])/(1+[.O46])" office:value-type="float" office:value="0.00707349475144689" calcext:value-type="float">
            <text:p>0,0070734948</text:p>
          </table:table-cell>
          <table:table-cell table:formula="of:=([.F46]-[.O46])/(1+[.O46])" office:value-type="float" office:value="0.0342277450582655" calcext:value-type="float">
            <text:p>0,0342277451</text:p>
          </table:table-cell>
          <table:table-cell table:formula="of:=([.G46]-[.O46])/(1+[.O46])" office:value-type="float" office:value="0.048647665287839" calcext:value-type="float">
            <text:p>0,0486476653</text:p>
          </table:table-cell>
          <table:table-cell table:formula="of:=([.J46]-[.O46])/(1+[.O46])" office:value-type="float" office:value="0.00455679830804114" calcext:value-type="float">
            <text:p>0,0045567983</text:p>
          </table:table-cell>
          <table:table-cell table:formula="of:=([.K46]-[.O46])/(1+[.O46])" office:value-type="float" office:value="0.0147060309032237" calcext:value-type="float">
            <text:p>0,0147060309</text:p>
          </table:table-cell>
          <table:table-cell table:formula="of:=([.L46]-[.O46])/(1+[.O46])" office:value-type="float" office:value="0.0452313653107067" calcext:value-type="float">
            <text:p>0,0452313653</text:p>
          </table:table-cell>
          <table:table-cell table:formula="of:=([.M46]-[.O46])/(1+[.O46])" office:value-type="float" office:value="0.0580454484977218" calcext:value-type="float">
            <text:p>0,05804544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6</text:p>
          </table:table-cell>
          <table:table-cell table:formula="of:=([.D47]-[.O47])/(1+[.O47])" office:value-type="float" office:value="0.00394030889230973" calcext:value-type="float">
            <text:p>0,0039403089</text:p>
          </table:table-cell>
          <table:table-cell table:formula="of:=([.E47]-[.O47])/(1+[.O47])" office:value-type="float" office:value="-0.00250539542103295" calcext:value-type="float">
            <text:p>-0,0025053954</text:p>
          </table:table-cell>
          <table:table-cell table:formula="of:=([.F47]-[.O47])/(1+[.O47])" office:value-type="float" office:value="0.0396902427119636" calcext:value-type="float">
            <text:p>0,0396902427</text:p>
          </table:table-cell>
          <table:table-cell table:formula="of:=([.G47]-[.O47])/(1+[.O47])" office:value-type="float" office:value="0.0435493767165899" calcext:value-type="float">
            <text:p>0,0435493767</text:p>
          </table:table-cell>
          <table:table-cell table:formula="of:=([.J47]-[.O47])/(1+[.O47])" office:value-type="float" office:value="-0.0111903479826757" calcext:value-type="float">
            <text:p>-0,011190348</text:p>
          </table:table-cell>
          <table:table-cell table:formula="of:=([.K47]-[.O47])/(1+[.O47])" office:value-type="float" office:value="-0.00760810209025336" calcext:value-type="float">
            <text:p>-0,0076081021</text:p>
          </table:table-cell>
          <table:table-cell table:formula="of:=([.L47]-[.O47])/(1+[.O47])" office:value-type="float" office:value="0.0135942272678234" calcext:value-type="float">
            <text:p>0,0135942273</text:p>
          </table:table-cell>
          <table:table-cell table:formula="of:=([.M47]-[.O47])/(1+[.O47])" office:value-type="float" office:value="0.0185513134125343" calcext:value-type="float">
            <text:p>0,01855131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7</text:p>
          </table:table-cell>
          <table:table-cell table:formula="of:=([.D48]-[.O48])/(1+[.O48])" office:value-type="float" office:value="0.00628098474068396" calcext:value-type="float">
            <text:p>0,0062809847</text:p>
          </table:table-cell>
          <table:table-cell table:formula="of:=([.E48]-[.O48])/(1+[.O48])" office:value-type="float" office:value="0.00540450340017629" calcext:value-type="float">
            <text:p>0,0054045034</text:p>
          </table:table-cell>
          <table:table-cell table:formula="of:=([.F48]-[.O48])/(1+[.O48])" office:value-type="float" office:value="0.04117259795975" calcext:value-type="float">
            <text:p>0,041172598</text:p>
          </table:table-cell>
          <table:table-cell table:formula="of:=([.G48]-[.O48])/(1+[.O48])" office:value-type="float" office:value="0.0492753135322737" calcext:value-type="float">
            <text:p>0,0492753135</text:p>
          </table:table-cell>
          <table:table-cell table:formula="of:=([.J48]-[.O48])/(1+[.O48])" office:value-type="float" office:value="0.00928437361592074" calcext:value-type="float">
            <text:p>0,0092843736</text:p>
          </table:table-cell>
          <table:table-cell table:formula="of:=([.K48]-[.O48])/(1+[.O48])" office:value-type="float" office:value="-0.00524272993208303" calcext:value-type="float">
            <text:p>-0,0052427299</text:p>
          </table:table-cell>
          <table:table-cell table:formula="of:=([.L48]-[.O48])/(1+[.O48])" office:value-type="float" office:value="0.0206994057566156" calcext:value-type="float">
            <text:p>0,0206994058</text:p>
          </table:table-cell>
          <table:table-cell table:formula="of:=([.M48]-[.O48])/(1+[.O48])" office:value-type="float" office:value="0.0346188489173344" calcext:value-type="float">
            <text:p>0,03461884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8</text:p>
          </table:table-cell>
          <table:table-cell table:formula="of:=([.D49]-[.O49])/(1+[.O49])" office:value-type="float" office:value="0.000626618276906073" calcext:value-type="float">
            <text:p>0,0006266183</text:p>
          </table:table-cell>
          <table:table-cell table:formula="of:=([.E49]-[.O49])/(1+[.O49])" office:value-type="float" office:value="-0.000509456657481501" calcext:value-type="float">
            <text:p>-0,0005094567</text:p>
          </table:table-cell>
          <table:table-cell table:formula="of:=([.F49]-[.O49])/(1+[.O49])" office:value-type="float" office:value="0.0311349100240914" calcext:value-type="float">
            <text:p>0,03113491</text:p>
          </table:table-cell>
          <table:table-cell table:formula="of:=([.G49]-[.O49])/(1+[.O49])" office:value-type="float" office:value="0.0455623623614418" calcext:value-type="float">
            <text:p>0,0455623624</text:p>
          </table:table-cell>
          <table:table-cell table:formula="of:=([.J49]-[.O49])/(1+[.O49])" office:value-type="float" office:value="0.00372790454479789" calcext:value-type="float">
            <text:p>0,0037279045</text:p>
          </table:table-cell>
          <table:table-cell table:formula="of:=([.K49]-[.O49])/(1+[.O49])" office:value-type="float" office:value="0.000338743651909471" calcext:value-type="float">
            <text:p>0,0003387437</text:p>
          </table:table-cell>
          <table:table-cell table:formula="of:=([.L49]-[.O49])/(1+[.O49])" office:value-type="float" office:value="0.013252099999885" calcext:value-type="float">
            <text:p>0,0132521</text:p>
          </table:table-cell>
          <table:table-cell table:formula="of:=([.M49]-[.O49])/(1+[.O49])" office:value-type="float" office:value="0.015916449108173" calcext:value-type="float">
            <text:p>0,01591644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9</text:p>
          </table:table-cell>
          <table:table-cell table:formula="of:=([.D50]-[.O50])/(1+[.O50])" office:value-type="float" office:value="-0.0150754119153671" calcext:value-type="float">
            <text:p>-0,0150754119</text:p>
          </table:table-cell>
          <table:table-cell table:formula="of:=([.E50]-[.O50])/(1+[.O50])" office:value-type="float" office:value="-0.0069625854178823" calcext:value-type="float">
            <text:p>-0,0069625854</text:p>
          </table:table-cell>
          <table:table-cell table:formula="of:=([.F50]-[.O50])/(1+[.O50])" office:value-type="float" office:value="0.0368589619794924" calcext:value-type="float">
            <text:p>0,036858962</text:p>
          </table:table-cell>
          <table:table-cell table:formula="of:=([.G50]-[.O50])/(1+[.O50])" office:value-type="float" office:value="0.0445366563273716" calcext:value-type="float">
            <text:p>0,0445366563</text:p>
          </table:table-cell>
          <table:table-cell table:formula="of:=([.J50]-[.O50])/(1+[.O50])" office:value-type="float" office:value="-0.0313504282457759" calcext:value-type="float">
            <text:p>-0,0313504282</text:p>
          </table:table-cell>
          <table:table-cell table:formula="of:=([.K50]-[.O50])/(1+[.O50])" office:value-type="float" office:value="-0.0132583889879819" calcext:value-type="float">
            <text:p>-0,013258389</text:p>
          </table:table-cell>
          <table:table-cell table:formula="of:=([.L50]-[.O50])/(1+[.O50])" office:value-type="float" office:value="0.00564823950939627" calcext:value-type="float">
            <text:p>0,0056482395</text:p>
          </table:table-cell>
          <table:table-cell table:formula="of:=([.M50]-[.O50])/(1+[.O50])" office:value-type="float" office:value="0.0123954726661835" calcext:value-type="float">
            <text:p>0,01239547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0</text:p>
          </table:table-cell>
          <table:table-cell table:formula="of:=([.D51]-[.O51])/(1+[.O51])" office:value-type="float" office:value="-0.00317458263983769" calcext:value-type="float">
            <text:p>-0,0031745826</text:p>
          </table:table-cell>
          <table:table-cell table:formula="of:=([.E51]-[.O51])/(1+[.O51])" office:value-type="float" office:value="-0.00656509739822725" calcext:value-type="float">
            <text:p>-0,0065650974</text:p>
          </table:table-cell>
          <table:table-cell table:formula="of:=([.F51]-[.O51])/(1+[.O51])" office:value-type="float" office:value="0.0330047011371061" calcext:value-type="float">
            <text:p>0,0330047011</text:p>
          </table:table-cell>
          <table:table-cell table:formula="of:=([.G51]-[.O51])/(1+[.O51])" office:value-type="float" office:value="0.0429634523950059" calcext:value-type="float">
            <text:p>0,0429634524</text:p>
          </table:table-cell>
          <table:table-cell table:formula="of:=([.J51]-[.O51])/(1+[.O51])" office:value-type="float" office:value="-0.0118852082027951" calcext:value-type="float">
            <text:p>-0,0118852082</text:p>
          </table:table-cell>
          <table:table-cell table:formula="of:=([.K51]-[.O51])/(1+[.O51])" office:value-type="float" office:value="-0.00956959782309985" calcext:value-type="float">
            <text:p>-0,0095695978</text:p>
          </table:table-cell>
          <table:table-cell table:formula="of:=([.L51]-[.O51])/(1+[.O51])" office:value-type="float" office:value="-0.00172954968260357" calcext:value-type="float">
            <text:p>-0,0017295497</text:p>
          </table:table-cell>
          <table:table-cell table:formula="of:=([.M51]-[.O51])/(1+[.O51])" office:value-type="float" office:value="-0.00956807583459904" calcext:value-type="float">
            <text:p>-0,00956807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1</text:p>
          </table:table-cell>
          <table:table-cell table:formula="of:=([.D52]-[.O52])/(1+[.O52])" office:value-type="float" office:value="-0.000196434877619268" calcext:value-type="float">
            <text:p>-0,0001964349</text:p>
          </table:table-cell>
          <table:table-cell table:formula="of:=([.E52]-[.O52])/(1+[.O52])" office:value-type="float" office:value="-0.00485692819271854" calcext:value-type="float">
            <text:p>-0,0048569282</text:p>
          </table:table-cell>
          <table:table-cell table:formula="of:=([.F52]-[.O52])/(1+[.O52])" office:value-type="float" office:value="0.0368274629610757" calcext:value-type="float">
            <text:p>0,036827463</text:p>
          </table:table-cell>
          <table:table-cell table:formula="of:=([.G52]-[.O52])/(1+[.O52])" office:value-type="float" office:value="0.0440210371135829" calcext:value-type="float">
            <text:p>0,0440210371</text:p>
          </table:table-cell>
          <table:table-cell table:formula="of:=([.J52]-[.O52])/(1+[.O52])" office:value-type="float" office:value="-0.00270420291950389" calcext:value-type="float">
            <text:p>-0,0027042029</text:p>
          </table:table-cell>
          <table:table-cell table:formula="of:=([.K52]-[.O52])/(1+[.O52])" office:value-type="float" office:value="0.0130841555646673" calcext:value-type="float">
            <text:p>0,0130841556</text:p>
          </table:table-cell>
          <table:table-cell table:formula="of:=([.L52]-[.O52])/(1+[.O52])" office:value-type="float" office:value="0.0144293362975533" calcext:value-type="float">
            <text:p>0,0144293363</text:p>
          </table:table-cell>
          <table:table-cell table:formula="of:=([.M52]-[.O52])/(1+[.O52])" office:value-type="float" office:value="0.022654383166517" calcext:value-type="float">
            <text:p>0,02265438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2</text:p>
          </table:table-cell>
          <table:table-cell table:formula="of:=([.D53]-[.O53])/(1+[.O53])" office:value-type="float" office:value="-0.00440462072314415" calcext:value-type="float">
            <text:p>-0,0044046207</text:p>
          </table:table-cell>
          <table:table-cell table:formula="of:=([.E53]-[.O53])/(1+[.O53])" office:value-type="float" office:value="0.00188530535075214" calcext:value-type="float">
            <text:p>0,0018853054</text:p>
          </table:table-cell>
          <table:table-cell table:formula="of:=([.F53]-[.O53])/(1+[.O53])" office:value-type="float" office:value="0.0246555736256801" calcext:value-type="float">
            <text:p>0,0246555736</text:p>
          </table:table-cell>
          <table:table-cell table:formula="of:=([.G53]-[.O53])/(1+[.O53])" office:value-type="float" office:value="0.0340209357104854" calcext:value-type="float">
            <text:p>0,0340209357</text:p>
          </table:table-cell>
          <table:table-cell table:formula="of:=([.J53]-[.O53])/(1+[.O53])" office:value-type="float" office:value="-0.00359151290521952" calcext:value-type="float">
            <text:p>-0,0035915129</text:p>
          </table:table-cell>
          <table:table-cell table:formula="of:=([.K53]-[.O53])/(1+[.O53])" office:value-type="float" office:value="0.000920623837572635" calcext:value-type="float">
            <text:p>0,0009206238</text:p>
          </table:table-cell>
          <table:table-cell table:formula="of:=([.L53]-[.O53])/(1+[.O53])" office:value-type="float" office:value="0.0165704645179455" calcext:value-type="float">
            <text:p>0,0165704645</text:p>
          </table:table-cell>
          <table:table-cell table:formula="of:=([.M53]-[.O53])/(1+[.O53])" office:value-type="float" office:value="0.0209937213511619" calcext:value-type="float">
            <text:p>0,02099372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3</text:p>
          </table:table-cell>
          <table:table-cell table:formula="of:=([.D54]-[.O54])/(1+[.O54])" office:value-type="float" office:value="0.00992518935878361" calcext:value-type="float">
            <text:p>0,0099251894</text:p>
          </table:table-cell>
          <table:table-cell table:formula="of:=([.E54]-[.O54])/(1+[.O54])" office:value-type="float" office:value="0.00127575036719945" calcext:value-type="float">
            <text:p>0,0012757504</text:p>
          </table:table-cell>
          <table:table-cell table:formula="of:=([.F54]-[.O54])/(1+[.O54])" office:value-type="float" office:value="0.0372346430669031" calcext:value-type="float">
            <text:p>0,0372346431</text:p>
          </table:table-cell>
          <table:table-cell table:formula="of:=([.G54]-[.O54])/(1+[.O54])" office:value-type="float" office:value="0.0448634436883103" calcext:value-type="float">
            <text:p>0,0448634437</text:p>
          </table:table-cell>
          <table:table-cell table:formula="of:=([.J54]-[.O54])/(1+[.O54])" office:value-type="float" office:value="-0.00368265590627109" calcext:value-type="float">
            <text:p>-0,0036826559</text:p>
          </table:table-cell>
          <table:table-cell table:formula="of:=([.K54]-[.O54])/(1+[.O54])" office:value-type="float" office:value="0.0155012903145969" calcext:value-type="float">
            <text:p>0,0155012903</text:p>
          </table:table-cell>
          <table:table-cell table:formula="of:=([.L54]-[.O54])/(1+[.O54])" office:value-type="float" office:value="0.0318819554905718" calcext:value-type="float">
            <text:p>0,0318819555</text:p>
          </table:table-cell>
          <table:table-cell table:formula="of:=([.M54]-[.O54])/(1+[.O54])" office:value-type="float" office:value="0.0357611809020113" calcext:value-type="float">
            <text:p>0,03576118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4</text:p>
          </table:table-cell>
          <table:table-cell table:formula="of:=([.D55]-[.O55])/(1+[.O55])" office:value-type="float" office:value="-0.0035320270297995" calcext:value-type="float">
            <text:p>-0,003532027</text:p>
          </table:table-cell>
          <table:table-cell table:formula="of:=([.E55]-[.O55])/(1+[.O55])" office:value-type="float" office:value="-0.00152808182798403" calcext:value-type="float">
            <text:p>-0,0015280818</text:p>
          </table:table-cell>
          <table:table-cell table:formula="of:=([.F55]-[.O55])/(1+[.O55])" office:value-type="float" office:value="0.03626439842891" calcext:value-type="float">
            <text:p>0,0362643984</text:p>
          </table:table-cell>
          <table:table-cell table:formula="of:=([.G55]-[.O55])/(1+[.O55])" office:value-type="float" office:value="0.0437497957871749" calcext:value-type="float">
            <text:p>0,0437497958</text:p>
          </table:table-cell>
          <table:table-cell table:formula="of:=([.J55]-[.O55])/(1+[.O55])" office:value-type="float" office:value="-0.000316007473999438" calcext:value-type="float">
            <text:p>-0,0003160075</text:p>
          </table:table-cell>
          <table:table-cell table:formula="of:=([.K55]-[.O55])/(1+[.O55])" office:value-type="float" office:value="0.00993813586174773" calcext:value-type="float">
            <text:p>0,0099381359</text:p>
          </table:table-cell>
          <table:table-cell table:formula="of:=([.L55]-[.O55])/(1+[.O55])" office:value-type="float" office:value="0.0378581133090532" calcext:value-type="float">
            <text:p>0,0378581133</text:p>
          </table:table-cell>
          <table:table-cell table:formula="of:=([.M55]-[.O55])/(1+[.O55])" office:value-type="float" office:value="0.030952490408646" calcext:value-type="float">
            <text:p>0,03095249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5</text:p>
          </table:table-cell>
          <table:table-cell table:formula="of:=([.D56]-[.O56])/(1+[.O56])" office:value-type="float" office:value="0.0153079905104629" calcext:value-type="float">
            <text:p>0,0153079905</text:p>
          </table:table-cell>
          <table:table-cell table:formula="of:=([.E56]-[.O56])/(1+[.O56])" office:value-type="float" office:value="0.00893845750440897" calcext:value-type="float">
            <text:p>0,0089384575</text:p>
          </table:table-cell>
          <table:table-cell table:formula="of:=([.F56]-[.O56])/(1+[.O56])" office:value-type="float" office:value="0.0431429753409134" calcext:value-type="float">
            <text:p>0,0431429753</text:p>
          </table:table-cell>
          <table:table-cell table:formula="of:=([.G56]-[.O56])/(1+[.O56])" office:value-type="float" office:value="0.0504215787740396" calcext:value-type="float">
            <text:p>0,0504215788</text:p>
          </table:table-cell>
          <table:table-cell table:formula="of:=([.J56]-[.O56])/(1+[.O56])" office:value-type="float" office:value="0.0194146265232466" calcext:value-type="float">
            <text:p>0,0194146265</text:p>
          </table:table-cell>
          <table:table-cell table:formula="of:=([.K56]-[.O56])/(1+[.O56])" office:value-type="float" office:value="-0.00324684445087861" calcext:value-type="float">
            <text:p>-0,0032468445</text:p>
          </table:table-cell>
          <table:table-cell table:formula="of:=([.L56]-[.O56])/(1+[.O56])" office:value-type="float" office:value="0.0412152513294028" calcext:value-type="float">
            <text:p>0,0412152513</text:p>
          </table:table-cell>
          <table:table-cell table:formula="of:=([.M56]-[.O56])/(1+[.O56])" office:value-type="float" office:value="0.0384007953647187" calcext:value-type="float">
            <text:p>0,03840079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6</text:p>
          </table:table-cell>
          <table:table-cell table:formula="of:=([.D57]-[.O57])/(1+[.O57])" office:value-type="float" office:value="-0.00454590289004828" calcext:value-type="float">
            <text:p>-0,0045459029</text:p>
          </table:table-cell>
          <table:table-cell table:formula="of:=([.E57]-[.O57])/(1+[.O57])" office:value-type="float" office:value="-0.000722219585381473" calcext:value-type="float">
            <text:p>-0,0007222196</text:p>
          </table:table-cell>
          <table:table-cell table:formula="of:=([.F57]-[.O57])/(1+[.O57])" office:value-type="float" office:value="0.0412010436562859" calcext:value-type="float">
            <text:p>0,0412010437</text:p>
          </table:table-cell>
          <table:table-cell table:formula="of:=([.G57]-[.O57])/(1+[.O57])" office:value-type="float" office:value="0.0377461270225691" calcext:value-type="float">
            <text:p>0,037746127</text:p>
          </table:table-cell>
          <table:table-cell table:formula="of:=([.J57]-[.O57])/(1+[.O57])" office:value-type="float" office:value="0.0193499300846166" calcext:value-type="float">
            <text:p>0,0193499301</text:p>
          </table:table-cell>
          <table:table-cell table:formula="of:=([.K57]-[.O57])/(1+[.O57])" office:value-type="float" office:value="0.0112864287872751" calcext:value-type="float">
            <text:p>0,0112864288</text:p>
          </table:table-cell>
          <table:table-cell table:formula="of:=([.L57]-[.O57])/(1+[.O57])" office:value-type="float" office:value="0.0695127552653403" calcext:value-type="float">
            <text:p>0,0695127553</text:p>
          </table:table-cell>
          <table:table-cell table:formula="of:=([.M57]-[.O57])/(1+[.O57])" office:value-type="float" office:value="0.0325071101961749" calcext:value-type="float">
            <text:p>0,0325071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7</text:p>
          </table:table-cell>
          <table:table-cell table:formula="of:=([.D58]-[.O58])/(1+[.O58])" office:value-type="float" office:value="0.00398956973479539" calcext:value-type="float">
            <text:p>0,0039895697</text:p>
          </table:table-cell>
          <table:table-cell table:formula="of:=([.E58]-[.O58])/(1+[.O58])" office:value-type="float" office:value="0.00507766033505488" calcext:value-type="float">
            <text:p>0,0050776603</text:p>
          </table:table-cell>
          <table:table-cell table:formula="of:=([.F58]-[.O58])/(1+[.O58])" office:value-type="float" office:value="0.0341458119959929" calcext:value-type="float">
            <text:p>0,034145812</text:p>
          </table:table-cell>
          <table:table-cell table:formula="of:=([.G58]-[.O58])/(1+[.O58])" office:value-type="float" office:value="0.0435871390718313" calcext:value-type="float">
            <text:p>0,0435871391</text:p>
          </table:table-cell>
          <table:table-cell table:formula="of:=([.J58]-[.O58])/(1+[.O58])" office:value-type="float" office:value="0.00874371519424927" calcext:value-type="float">
            <text:p>0,0087437152</text:p>
          </table:table-cell>
          <table:table-cell table:formula="of:=([.K58]-[.O58])/(1+[.O58])" office:value-type="float" office:value="0.0150555603508522" calcext:value-type="float">
            <text:p>0,0150555604</text:p>
          </table:table-cell>
          <table:table-cell table:formula="of:=([.L58]-[.O58])/(1+[.O58])" office:value-type="float" office:value="0.026174432285041" calcext:value-type="float">
            <text:p>0,0261744323</text:p>
          </table:table-cell>
          <table:table-cell table:formula="of:=([.M58]-[.O58])/(1+[.O58])" office:value-type="float" office:value="0.0458569163734643" calcext:value-type="float">
            <text:p>0,0458569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8</text:p>
          </table:table-cell>
          <table:table-cell table:formula="of:=([.D59]-[.O59])/(1+[.O59])" office:value-type="float" office:value="-0.0016875675784921" calcext:value-type="float">
            <text:p>-0,0016875676</text:p>
          </table:table-cell>
          <table:table-cell table:formula="of:=([.E59]-[.O59])/(1+[.O59])" office:value-type="float" office:value="0.00118964839069048" calcext:value-type="float">
            <text:p>0,0011896484</text:p>
          </table:table-cell>
          <table:table-cell table:formula="of:=([.F59]-[.O59])/(1+[.O59])" office:value-type="float" office:value="0.0429150475315964" calcext:value-type="float">
            <text:p>0,0429150475</text:p>
          </table:table-cell>
          <table:table-cell table:formula="of:=([.G59]-[.O59])/(1+[.O59])" office:value-type="float" office:value="0.0446758301084097" calcext:value-type="float">
            <text:p>0,0446758301</text:p>
          </table:table-cell>
          <table:table-cell table:formula="of:=([.J59]-[.O59])/(1+[.O59])" office:value-type="float" office:value="-0.00744791010265925" calcext:value-type="float">
            <text:p>-0,0074479101</text:p>
          </table:table-cell>
          <table:table-cell table:formula="of:=([.K59]-[.O59])/(1+[.O59])" office:value-type="float" office:value="-0.00315167688085804" calcext:value-type="float">
            <text:p>-0,0031516769</text:p>
          </table:table-cell>
          <table:table-cell table:formula="of:=([.L59]-[.O59])/(1+[.O59])" office:value-type="float" office:value="0.0233555844644637" calcext:value-type="float">
            <text:p>0,0233555845</text:p>
          </table:table-cell>
          <table:table-cell table:formula="of:=([.M59]-[.O59])/(1+[.O59])" office:value-type="float" office:value="0.0259141054604851" calcext:value-type="float">
            <text:p>0,0259141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9</text:p>
          </table:table-cell>
          <table:table-cell table:formula="of:=([.D60]-[.O60])/(1+[.O60])" office:value-type="float" office:value="-0.0010910615580789" calcext:value-type="float">
            <text:p>-0,0010910616</text:p>
          </table:table-cell>
          <table:table-cell table:formula="of:=([.E60]-[.O60])/(1+[.O60])" office:value-type="float" office:value="0.00753061838881618" calcext:value-type="float">
            <text:p>0,0075306184</text:p>
          </table:table-cell>
          <table:table-cell table:formula="of:=([.F60]-[.O60])/(1+[.O60])" office:value-type="float" office:value="0.0303372502081788" calcext:value-type="float">
            <text:p>0,0303372502</text:p>
          </table:table-cell>
          <table:table-cell table:formula="of:=([.G60]-[.O60])/(1+[.O60])" office:value-type="float" office:value="0.0626290831196203" calcext:value-type="float">
            <text:p>0,0626290831</text:p>
          </table:table-cell>
          <table:table-cell table:formula="of:=([.J60]-[.O60])/(1+[.O60])" office:value-type="float" office:value="-0.00298182546143632" calcext:value-type="float">
            <text:p>-0,0029818255</text:p>
          </table:table-cell>
          <table:table-cell table:formula="of:=([.K60]-[.O60])/(1+[.O60])" office:value-type="float" office:value="0.00905574375437075" calcext:value-type="float">
            <text:p>0,0090557438</text:p>
          </table:table-cell>
          <table:table-cell table:formula="of:=([.L60]-[.O60])/(1+[.O60])" office:value-type="float" office:value="0.0143347581080346" calcext:value-type="float">
            <text:p>0,0143347581</text:p>
          </table:table-cell>
          <table:table-cell table:formula="of:=([.M60]-[.O60])/(1+[.O60])" office:value-type="float" office:value="0.00061035724420633" calcext:value-type="float">
            <text:p>0,0006103572</text:p>
          </table:table-cell>
          <table:table-cell table:number-columns-repeated="1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rzVND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ndex</text:p>
          </table:table-cell>
          <table:table-cell office:value-type="string" calcext:value-type="string">
            <text:p>rndexPPD</text:p>
          </table:table-cell>
          <table:table-cell office:value-type="string" calcext:value-type="string">
            <text:p>rndin</text:p>
          </table:table-cell>
          <table:table-cell office:value-type="string" calcext:value-type="string">
            <text:p>rndinPPD</text:p>
          </table:table-cell>
          <table:table-cell office:value-type="string" calcext:value-type="string">
            <text:p>rzex</text:p>
          </table:table-cell>
          <table:table-cell office:value-type="string" calcext:value-type="string">
            <text:p>rzexPPD</text:p>
          </table:table-cell>
          <table:table-cell office:value-type="string" calcext:value-type="string">
            <text:p>rzin</text:p>
          </table:table-cell>
          <table:table-cell office:value-type="string" calcext:value-type="string">
            <text:p>rzinPP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1</text:p>
          </table:table-cell>
          <table:table-cell table:formula="of:=([.D2]-[.P2])/(1+[.P2])" office:value-type="float" office:value="-0.00911911055660751" calcext:value-type="float">
            <text:p>-0,0091191106</text:p>
          </table:table-cell>
          <table:table-cell table:formula="of:=([.E2]-[.P2])/(1+[.P2])" office:value-type="float" office:value="-0.00657022765596888" calcext:value-type="float">
            <text:p>-0,0065702277</text:p>
          </table:table-cell>
          <table:table-cell table:formula="of:=([.F2]-[.P2])/(1+[.P2])" office:value-type="float" office:value="0.0097482507563847" calcext:value-type="float">
            <text:p>0,0097482508</text:p>
          </table:table-cell>
          <table:table-cell table:formula="of:=([.G2]-[.P2])/(1+[.P2])" office:value-type="float" office:value="0.0143253455280186" calcext:value-type="float">
            <text:p>0,0143253455</text:p>
          </table:table-cell>
          <table:table-cell table:formula="of:=([.J2]-[.P2])/(1+[.P2])" office:value-type="float" office:value="0.000038311196813269" calcext:value-type="float">
            <text:p>3,8311196813269E-005</text:p>
          </table:table-cell>
          <table:table-cell table:formula="of:=([.K2]-[.P2])/(1+[.P2])" office:value-type="float" office:value="0.00356294130363401" calcext:value-type="float">
            <text:p>0,0035629413</text:p>
          </table:table-cell>
          <table:table-cell table:formula="of:=([.L2]-[.P2])/(1+[.P2])" office:value-type="float" office:value="0.014593618970716" calcext:value-type="float">
            <text:p>0,014593619</text:p>
          </table:table-cell>
          <table:table-cell table:formula="of:=([.M2]-[.P2])/(1+[.P2])" office:value-type="float" office:value="0.0124089301023147" calcext:value-type="float">
            <text:p>0,01240893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2</text:p>
          </table:table-cell>
          <table:table-cell table:formula="of:=([.D3]-[.P3])/(1+[.P3])" office:value-type="float" office:value="-0.0082657532272997" calcext:value-type="float">
            <text:p>-0,0082657532</text:p>
          </table:table-cell>
          <table:table-cell table:formula="of:=([.E3]-[.P3])/(1+[.P3])" office:value-type="float" office:value="-0.00441764534038915" calcext:value-type="float">
            <text:p>-0,0044176453</text:p>
          </table:table-cell>
          <table:table-cell table:formula="of:=([.F3]-[.P3])/(1+[.P3])" office:value-type="float" office:value="0.00893925763791255" calcext:value-type="float">
            <text:p>0,0089392576</text:p>
          </table:table-cell>
          <table:table-cell table:formula="of:=([.G3]-[.P3])/(1+[.P3])" office:value-type="float" office:value="0.00715727919803653" calcext:value-type="float">
            <text:p>0,0071572792</text:p>
          </table:table-cell>
          <table:table-cell table:formula="of:=([.J3]-[.P3])/(1+[.P3])" office:value-type="float" office:value="0.00271511514197952" calcext:value-type="float">
            <text:p>0,0027151151</text:p>
          </table:table-cell>
          <table:table-cell table:formula="of:=([.K3]-[.P3])/(1+[.P3])" office:value-type="float" office:value="-0.0267017366663328" calcext:value-type="float">
            <text:p>-0,0267017367</text:p>
          </table:table-cell>
          <table:table-cell table:formula="of:=([.L3]-[.P3])/(1+[.P3])" office:value-type="float" office:value="0.0080368168472847" calcext:value-type="float">
            <text:p>0,0080368168</text:p>
          </table:table-cell>
          <table:table-cell table:formula="of:=([.M3]-[.P3])/(1+[.P3])" office:value-type="float" office:value="0.020367640085021" calcext:value-type="float">
            <text:p>0,0203676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3</text:p>
          </table:table-cell>
          <table:table-cell table:formula="of:=([.D4]-[.P4])/(1+[.P4])" office:value-type="float" office:value="0.0120882056045423" calcext:value-type="float">
            <text:p>0,0120882056</text:p>
          </table:table-cell>
          <table:table-cell table:formula="of:=([.E4]-[.P4])/(1+[.P4])" office:value-type="float" office:value="0.0129052922953451" calcext:value-type="float">
            <text:p>0,0129052923</text:p>
          </table:table-cell>
          <table:table-cell table:formula="of:=([.F4]-[.P4])/(1+[.P4])" office:value-type="float" office:value="0.0260143446706507" calcext:value-type="float">
            <text:p>0,0260143447</text:p>
          </table:table-cell>
          <table:table-cell table:formula="of:=([.G4]-[.P4])/(1+[.P4])" office:value-type="float" office:value="0.028357049635897" calcext:value-type="float">
            <text:p>0,0283570496</text:p>
          </table:table-cell>
          <table:table-cell table:formula="of:=([.J4]-[.P4])/(1+[.P4])" office:value-type="float" office:value="0.00565860549173856" calcext:value-type="float">
            <text:p>0,0056586055</text:p>
          </table:table-cell>
          <table:table-cell table:formula="of:=([.K4]-[.P4])/(1+[.P4])" office:value-type="float" office:value="0.00460316530711302" calcext:value-type="float">
            <text:p>0,0046031653</text:p>
          </table:table-cell>
          <table:table-cell table:formula="of:=([.L4]-[.P4])/(1+[.P4])" office:value-type="float" office:value="0.0203688944208034" calcext:value-type="float">
            <text:p>0,0203688944</text:p>
          </table:table-cell>
          <table:table-cell table:formula="of:=([.M4]-[.P4])/(1+[.P4])" office:value-type="float" office:value="0.0162408769615562" calcext:value-type="float">
            <text:p>0,0162408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4</text:p>
          </table:table-cell>
          <table:table-cell table:formula="of:=([.D5]-[.P5])/(1+[.P5])" office:value-type="float" office:value="-0.000210730067100691" calcext:value-type="float">
            <text:p>-0,0002107301</text:p>
          </table:table-cell>
          <table:table-cell table:formula="of:=([.E5]-[.P5])/(1+[.P5])" office:value-type="float" office:value="-0.00419323966397888" calcext:value-type="float">
            <text:p>-0,0041932397</text:p>
          </table:table-cell>
          <table:table-cell table:formula="of:=([.F5]-[.P5])/(1+[.P5])" office:value-type="float" office:value="0.0270561048115544" calcext:value-type="float">
            <text:p>0,0270561048</text:p>
          </table:table-cell>
          <table:table-cell table:formula="of:=([.G5]-[.P5])/(1+[.P5])" office:value-type="float" office:value="0.0336310753526457" calcext:value-type="float">
            <text:p>0,0336310754</text:p>
          </table:table-cell>
          <table:table-cell table:formula="of:=([.J5]-[.P5])/(1+[.P5])" office:value-type="float" office:value="-0.00716819011354598" calcext:value-type="float">
            <text:p>-0,0071681901</text:p>
          </table:table-cell>
          <table:table-cell table:formula="of:=([.K5]-[.P5])/(1+[.P5])" office:value-type="float" office:value="-0.0108851220916124" calcext:value-type="float">
            <text:p>-0,0108851221</text:p>
          </table:table-cell>
          <table:table-cell table:formula="of:=([.L5]-[.P5])/(1+[.P5])" office:value-type="float" office:value="0.0267818670529987" calcext:value-type="float">
            <text:p>0,0267818671</text:p>
          </table:table-cell>
          <table:table-cell table:formula="of:=([.M5]-[.P5])/(1+[.P5])" office:value-type="float" office:value="-0.00927279651885476" calcext:value-type="float">
            <text:p>-0,0092727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5</text:p>
          </table:table-cell>
          <table:table-cell table:formula="of:=([.D6]-[.P6])/(1+[.P6])" office:value-type="float" office:value="0.0184842005180719" calcext:value-type="float">
            <text:p>0,0184842005</text:p>
          </table:table-cell>
          <table:table-cell table:formula="of:=([.E6]-[.P6])/(1+[.P6])" office:value-type="float" office:value="0.0235886350702942" calcext:value-type="float">
            <text:p>0,0235886351</text:p>
          </table:table-cell>
          <table:table-cell table:formula="of:=([.F6]-[.P6])/(1+[.P6])" office:value-type="float" office:value="0.0268722576552428" calcext:value-type="float">
            <text:p>0,0268722577</text:p>
          </table:table-cell>
          <table:table-cell table:formula="of:=([.G6]-[.P6])/(1+[.P6])" office:value-type="float" office:value="0.0422987729221928" calcext:value-type="float">
            <text:p>0,0422987729</text:p>
          </table:table-cell>
          <table:table-cell table:formula="of:=([.J6]-[.P6])/(1+[.P6])" office:value-type="float" office:value="0.00311113279245717" calcext:value-type="float">
            <text:p>0,0031111328</text:p>
          </table:table-cell>
          <table:table-cell table:formula="of:=([.K6]-[.P6])/(1+[.P6])" office:value-type="float" office:value="0.00874479518124742" calcext:value-type="float">
            <text:p>0,0087447952</text:p>
          </table:table-cell>
          <table:table-cell table:formula="of:=([.L6]-[.P6])/(1+[.P6])" office:value-type="float" office:value="0.0191455895477599" calcext:value-type="float">
            <text:p>0,0191455895</text:p>
          </table:table-cell>
          <table:table-cell table:formula="of:=([.M6]-[.P6])/(1+[.P6])" office:value-type="float" office:value="0.0418885873367809" calcext:value-type="float">
            <text:p>0,04188858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6</text:p>
          </table:table-cell>
          <table:table-cell table:formula="of:=([.D7]-[.P7])/(1+[.P7])" office:value-type="float" office:value="0.0228004246592412" calcext:value-type="float">
            <text:p>0,0228004247</text:p>
          </table:table-cell>
          <table:table-cell table:formula="of:=([.E7]-[.P7])/(1+[.P7])" office:value-type="float" office:value="0.0254750162463434" calcext:value-type="float">
            <text:p>0,0254750162</text:p>
          </table:table-cell>
          <table:table-cell table:formula="of:=([.F7]-[.P7])/(1+[.P7])" office:value-type="float" office:value="0.0490008659125917" calcext:value-type="float">
            <text:p>0,0490008659</text:p>
          </table:table-cell>
          <table:table-cell table:formula="of:=([.G7]-[.P7])/(1+[.P7])" office:value-type="float" office:value="0.0451192057873782" calcext:value-type="float">
            <text:p>0,0451192058</text:p>
          </table:table-cell>
          <table:table-cell table:formula="of:=([.J7]-[.P7])/(1+[.P7])" office:value-type="float" office:value="0.0393267566596196" calcext:value-type="float">
            <text:p>0,0393267567</text:p>
          </table:table-cell>
          <table:table-cell table:formula="of:=([.K7]-[.P7])/(1+[.P7])" office:value-type="float" office:value="0.0117829028779927" calcext:value-type="float">
            <text:p>0,0117829029</text:p>
          </table:table-cell>
          <table:table-cell table:formula="of:=([.L7]-[.P7])/(1+[.P7])" office:value-type="float" office:value="0.0158132391198334" calcext:value-type="float">
            <text:p>0,0158132391</text:p>
          </table:table-cell>
          <table:table-cell table:formula="of:=([.M7]-[.P7])/(1+[.P7])" office:value-type="float" office:value="0.0229813616186932" calcext:value-type="float">
            <text:p>0,02298136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7</text:p>
          </table:table-cell>
          <table:table-cell table:formula="of:=([.D8]-[.P8])/(1+[.P8])" office:value-type="float" office:value="0.00727905807270089" calcext:value-type="float">
            <text:p>0,0072790581</text:p>
          </table:table-cell>
          <table:table-cell table:formula="of:=([.E8]-[.P8])/(1+[.P8])" office:value-type="float" office:value="0.00791666308253462" calcext:value-type="float">
            <text:p>0,0079166631</text:p>
          </table:table-cell>
          <table:table-cell table:formula="of:=([.F8]-[.P8])/(1+[.P8])" office:value-type="float" office:value="0.0434024698713028" calcext:value-type="float">
            <text:p>0,0434024699</text:p>
          </table:table-cell>
          <table:table-cell table:formula="of:=([.G8]-[.P8])/(1+[.P8])" office:value-type="float" office:value="0.0509737998175427" calcext:value-type="float">
            <text:p>0,0509737998</text:p>
          </table:table-cell>
          <table:table-cell table:formula="of:=([.J8]-[.P8])/(1+[.P8])" office:value-type="float" office:value="0.00219503522484976" calcext:value-type="float">
            <text:p>0,0021950352</text:p>
          </table:table-cell>
          <table:table-cell table:formula="of:=([.K8]-[.P8])/(1+[.P8])" office:value-type="float" office:value="-0.0051250994173796" calcext:value-type="float">
            <text:p>-0,0051250994</text:p>
          </table:table-cell>
          <table:table-cell table:formula="of:=([.L8]-[.P8])/(1+[.P8])" office:value-type="float" office:value="0.00595764899365787" calcext:value-type="float">
            <text:p>0,005957649</text:p>
          </table:table-cell>
          <table:table-cell table:formula="of:=([.M8]-[.P8])/(1+[.P8])" office:value-type="float" office:value="-0.00241723530331084" calcext:value-type="float">
            <text:p>-0,00241723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8</text:p>
          </table:table-cell>
          <table:table-cell table:formula="of:=([.D9]-[.P9])/(1+[.P9])" office:value-type="float" office:value="0.0158835703832696" calcext:value-type="float">
            <text:p>0,0158835704</text:p>
          </table:table-cell>
          <table:table-cell table:formula="of:=([.E9]-[.P9])/(1+[.P9])" office:value-type="float" office:value="0.0234576164654758" calcext:value-type="float">
            <text:p>0,0234576165</text:p>
          </table:table-cell>
          <table:table-cell table:formula="of:=([.F9]-[.P9])/(1+[.P9])" office:value-type="float" office:value="0.0379345125967156" calcext:value-type="float">
            <text:p>0,0379345126</text:p>
          </table:table-cell>
          <table:table-cell table:formula="of:=([.G9]-[.P9])/(1+[.P9])" office:value-type="float" office:value="0.0388244833135872" calcext:value-type="float">
            <text:p>0,0388244833</text:p>
          </table:table-cell>
          <table:table-cell table:formula="of:=([.J9]-[.P9])/(1+[.P9])" office:value-type="float" office:value="-0.00163102592900722" calcext:value-type="float">
            <text:p>-0,0016310259</text:p>
          </table:table-cell>
          <table:table-cell table:formula="of:=([.K9]-[.P9])/(1+[.P9])" office:value-type="float" office:value="0.0242133479757129" calcext:value-type="float">
            <text:p>0,024213348</text:p>
          </table:table-cell>
          <table:table-cell table:formula="of:=([.L9]-[.P9])/(1+[.P9])" office:value-type="float" office:value="0.0180662294369164" calcext:value-type="float">
            <text:p>0,0180662294</text:p>
          </table:table-cell>
          <table:table-cell table:formula="of:=([.M9]-[.P9])/(1+[.P9])" office:value-type="float" office:value="0.00083488567799752" calcext:value-type="float">
            <text:p>0,00083488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9</text:p>
          </table:table-cell>
          <table:table-cell table:formula="of:=([.D10]-[.P10])/(1+[.P10])" office:value-type="float" office:value="0.0184141653070677" calcext:value-type="float">
            <text:p>0,0184141653</text:p>
          </table:table-cell>
          <table:table-cell table:formula="of:=([.E10]-[.P10])/(1+[.P10])" office:value-type="float" office:value="0.0187429478630305" calcext:value-type="float">
            <text:p>0,0187429479</text:p>
          </table:table-cell>
          <table:table-cell table:formula="of:=([.F10]-[.P10])/(1+[.P10])" office:value-type="float" office:value="0.0397110578093225" calcext:value-type="float">
            <text:p>0,0397110578</text:p>
          </table:table-cell>
          <table:table-cell table:formula="of:=([.G10]-[.P10])/(1+[.P10])" office:value-type="float" office:value="0.0402358021855208" calcext:value-type="float">
            <text:p>0,0402358022</text:p>
          </table:table-cell>
          <table:table-cell table:formula="of:=([.J10]-[.P10])/(1+[.P10])" office:value-type="float" office:value="0.00586938832391552" calcext:value-type="float">
            <text:p>0,0058693883</text:p>
          </table:table-cell>
          <table:table-cell table:formula="of:=([.K10]-[.P10])/(1+[.P10])" office:value-type="float" office:value="0.00708761113367622" calcext:value-type="float">
            <text:p>0,0070876111</text:p>
          </table:table-cell>
          <table:table-cell table:formula="of:=([.L10]-[.P10])/(1+[.P10])" office:value-type="float" office:value="0.00603978142059437" calcext:value-type="float">
            <text:p>0,0060397814</text:p>
          </table:table-cell>
          <table:table-cell table:formula="of:=([.M10]-[.P10])/(1+[.P10])" office:value-type="float" office:value="0.00586089794624596" calcext:value-type="float">
            <text:p>0,00586089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0</text:p>
          </table:table-cell>
          <table:table-cell table:formula="of:=([.D11]-[.P11])/(1+[.P11])" office:value-type="float" office:value="0.0280316827561195" calcext:value-type="float">
            <text:p>0,0280316828</text:p>
          </table:table-cell>
          <table:table-cell table:formula="of:=([.E11]-[.P11])/(1+[.P11])" office:value-type="float" office:value="0.0304342350427792" calcext:value-type="float">
            <text:p>0,030434235</text:p>
          </table:table-cell>
          <table:table-cell table:formula="of:=([.F11]-[.P11])/(1+[.P11])" office:value-type="float" office:value="0.0561195352607532" calcext:value-type="float">
            <text:p>0,0561195353</text:p>
          </table:table-cell>
          <table:table-cell table:formula="of:=([.G11]-[.P11])/(1+[.P11])" office:value-type="float" office:value="0.0474475733626255" calcext:value-type="float">
            <text:p>0,0474475734</text:p>
          </table:table-cell>
          <table:table-cell table:formula="of:=([.J11]-[.P11])/(1+[.P11])" office:value-type="float" office:value="0.0240079710611232" calcext:value-type="float">
            <text:p>0,0240079711</text:p>
          </table:table-cell>
          <table:table-cell table:formula="of:=([.K11]-[.P11])/(1+[.P11])" office:value-type="float" office:value="0.0473583252114868" calcext:value-type="float">
            <text:p>0,0473583252</text:p>
          </table:table-cell>
          <table:table-cell table:formula="of:=([.L11]-[.P11])/(1+[.P11])" office:value-type="float" office:value="0.0346049728910975" calcext:value-type="float">
            <text:p>0,0346049729</text:p>
          </table:table-cell>
          <table:table-cell table:formula="of:=([.M11]-[.P11])/(1+[.P11])" office:value-type="float" office:value="0.0686382016753675" calcext:value-type="float">
            <text:p>0,06863820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1</text:p>
          </table:table-cell>
          <table:table-cell table:formula="of:=([.D12]-[.P12])/(1+[.P12])" office:value-type="float" office:value="0.0146895938879101" calcext:value-type="float">
            <text:p>0,0146895939</text:p>
          </table:table-cell>
          <table:table-cell table:formula="of:=([.E12]-[.P12])/(1+[.P12])" office:value-type="float" office:value="0.0112687469058363" calcext:value-type="float">
            <text:p>0,0112687469</text:p>
          </table:table-cell>
          <table:table-cell table:formula="of:=([.F12]-[.P12])/(1+[.P12])" office:value-type="float" office:value="0.028685978209684" calcext:value-type="float">
            <text:p>0,0286859782</text:p>
          </table:table-cell>
          <table:table-cell table:formula="of:=([.G12]-[.P12])/(1+[.P12])" office:value-type="float" office:value="0.0276606787881575" calcext:value-type="float">
            <text:p>0,0276606788</text:p>
          </table:table-cell>
          <table:table-cell table:formula="of:=([.J12]-[.P12])/(1+[.P12])" office:value-type="float" office:value="0.0068128589400362" calcext:value-type="float">
            <text:p>0,0068128589</text:p>
          </table:table-cell>
          <table:table-cell table:formula="of:=([.K12]-[.P12])/(1+[.P12])" office:value-type="float" office:value="0.0183249500696229" calcext:value-type="float">
            <text:p>0,0183249501</text:p>
          </table:table-cell>
          <table:table-cell table:formula="of:=([.L12]-[.P12])/(1+[.P12])" office:value-type="float" office:value="0.0188005331362161" calcext:value-type="float">
            <text:p>0,0188005331</text:p>
          </table:table-cell>
          <table:table-cell table:formula="of:=([.M12]-[.P12])/(1+[.P12])" office:value-type="float" office:value="0.0252860755863398" calcext:value-type="float">
            <text:p>0,02528607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2</text:p>
          </table:table-cell>
          <table:table-cell table:formula="of:=([.D13]-[.P13])/(1+[.P13])" office:value-type="float" office:value="0.0127570689650814" calcext:value-type="float">
            <text:p>0,012757069</text:p>
          </table:table-cell>
          <table:table-cell table:formula="of:=([.E13]-[.P13])/(1+[.P13])" office:value-type="float" office:value="0.00853300658850278" calcext:value-type="float">
            <text:p>0,0085330066</text:p>
          </table:table-cell>
          <table:table-cell table:formula="of:=([.F13]-[.P13])/(1+[.P13])" office:value-type="float" office:value="0.0284068292054963" calcext:value-type="float">
            <text:p>0,0284068292</text:p>
          </table:table-cell>
          <table:table-cell table:formula="of:=([.G13]-[.P13])/(1+[.P13])" office:value-type="float" office:value="0.0417813090004109" calcext:value-type="float">
            <text:p>0,041781309</text:p>
          </table:table-cell>
          <table:table-cell table:formula="of:=([.J13]-[.P13])/(1+[.P13])" office:value-type="float" office:value="0.0435821067924331" calcext:value-type="float">
            <text:p>0,0435821068</text:p>
          </table:table-cell>
          <table:table-cell table:formula="of:=([.K13]-[.P13])/(1+[.P13])" office:value-type="float" office:value="0.0128968857797743" calcext:value-type="float">
            <text:p>0,0128968858</text:p>
          </table:table-cell>
          <table:table-cell table:formula="of:=([.L13]-[.P13])/(1+[.P13])" office:value-type="float" office:value="0.0348910041394722" calcext:value-type="float">
            <text:p>0,0348910041</text:p>
          </table:table-cell>
          <table:table-cell table:formula="of:=([.M13]-[.P13])/(1+[.P13])" office:value-type="float" office:value="0.0419777137053342" calcext:value-type="float">
            <text:p>0,04197771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3</text:p>
          </table:table-cell>
          <table:table-cell table:formula="of:=([.D14]-[.P14])/(1+[.P14])" office:value-type="float" office:value="0.000363458268474062" calcext:value-type="float">
            <text:p>0,0003634583</text:p>
          </table:table-cell>
          <table:table-cell table:formula="of:=([.E14]-[.P14])/(1+[.P14])" office:value-type="float" office:value="0.000925105426411797" calcext:value-type="float">
            <text:p>0,0009251054</text:p>
          </table:table-cell>
          <table:table-cell table:formula="of:=([.F14]-[.P14])/(1+[.P14])" office:value-type="float" office:value="0.0340798512153298" calcext:value-type="float">
            <text:p>0,0340798512</text:p>
          </table:table-cell>
          <table:table-cell table:formula="of:=([.G14]-[.P14])/(1+[.P14])" office:value-type="float" office:value="0.0268705744013088" calcext:value-type="float">
            <text:p>0,0268705744</text:p>
          </table:table-cell>
          <table:table-cell table:formula="of:=([.J14]-[.P14])/(1+[.P14])" office:value-type="float" office:value="0.035620445914444" calcext:value-type="float">
            <text:p>0,0356204459</text:p>
          </table:table-cell>
          <table:table-cell table:formula="of:=([.K14]-[.P14])/(1+[.P14])" office:value-type="float" office:value="0.019970817765748" calcext:value-type="float">
            <text:p>0,0199708178</text:p>
          </table:table-cell>
          <table:table-cell table:formula="of:=([.L14]-[.P14])/(1+[.P14])" office:value-type="float" office:value="0.0207724030465231" calcext:value-type="float">
            <text:p>0,020772403</text:p>
          </table:table-cell>
          <table:table-cell table:formula="of:=([.M14]-[.P14])/(1+[.P14])" office:value-type="float" office:value="0.0107427015861733" calcext:value-type="float">
            <text:p>0,01074270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4</text:p>
          </table:table-cell>
          <table:table-cell table:formula="of:=([.D15]-[.P15])/(1+[.P15])" office:value-type="float" office:value="0.0171756509652652" calcext:value-type="float">
            <text:p>0,017175651</text:p>
          </table:table-cell>
          <table:table-cell table:formula="of:=([.E15]-[.P15])/(1+[.P15])" office:value-type="float" office:value="0.022084703649263" calcext:value-type="float">
            <text:p>0,0220847036</text:p>
          </table:table-cell>
          <table:table-cell table:formula="of:=([.F15]-[.P15])/(1+[.P15])" office:value-type="float" office:value="0.0498507388595682" calcext:value-type="float">
            <text:p>0,0498507389</text:p>
          </table:table-cell>
          <table:table-cell table:formula="of:=([.G15]-[.P15])/(1+[.P15])" office:value-type="float" office:value="0.0436078569565286" calcext:value-type="float">
            <text:p>0,043607857</text:p>
          </table:table-cell>
          <table:table-cell table:formula="of:=([.J15]-[.P15])/(1+[.P15])" office:value-type="float" office:value="0.0247198894872066" calcext:value-type="float">
            <text:p>0,0247198895</text:p>
          </table:table-cell>
          <table:table-cell table:formula="of:=([.K15]-[.P15])/(1+[.P15])" office:value-type="float" office:value="0.0261393639628109" calcext:value-type="float">
            <text:p>0,026139364</text:p>
          </table:table-cell>
          <table:table-cell table:formula="of:=([.L15]-[.P15])/(1+[.P15])" office:value-type="float" office:value="0.0531981636008837" calcext:value-type="float">
            <text:p>0,0531981636</text:p>
          </table:table-cell>
          <table:table-cell table:formula="of:=([.M15]-[.P15])/(1+[.P15])" office:value-type="float" office:value="0.0421301083888302" calcext:value-type="float">
            <text:p>0,0421301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5</text:p>
          </table:table-cell>
          <table:table-cell table:formula="of:=([.D16]-[.P16])/(1+[.P16])" office:value-type="float" office:value="0.0108952483640971" calcext:value-type="float">
            <text:p>0,0108952484</text:p>
          </table:table-cell>
          <table:table-cell table:formula="of:=([.E16]-[.P16])/(1+[.P16])" office:value-type="float" office:value="0.00838044525900376" calcext:value-type="float">
            <text:p>0,0083804453</text:p>
          </table:table-cell>
          <table:table-cell table:formula="of:=([.F16]-[.P16])/(1+[.P16])" office:value-type="float" office:value="0.0351156443614101" calcext:value-type="float">
            <text:p>0,0351156444</text:p>
          </table:table-cell>
          <table:table-cell table:formula="of:=([.G16]-[.P16])/(1+[.P16])" office:value-type="float" office:value="0.0276772920663818" calcext:value-type="float">
            <text:p>0,0276772921</text:p>
          </table:table-cell>
          <table:table-cell table:formula="of:=([.J16]-[.P16])/(1+[.P16])" office:value-type="float" office:value="-0.00144074532177438" calcext:value-type="float">
            <text:p>-0,0014407453</text:p>
          </table:table-cell>
          <table:table-cell table:formula="of:=([.K16]-[.P16])/(1+[.P16])" office:value-type="float" office:value="0.0117655369410768" calcext:value-type="float">
            <text:p>0,0117655369</text:p>
          </table:table-cell>
          <table:table-cell table:formula="of:=([.L16]-[.P16])/(1+[.P16])" office:value-type="float" office:value="0.0147122337306542" calcext:value-type="float">
            <text:p>0,0147122337</text:p>
          </table:table-cell>
          <table:table-cell table:formula="of:=([.M16]-[.P16])/(1+[.P16])" office:value-type="float" office:value="0.0200498225412795" calcext:value-type="float">
            <text:p>0,0200498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6</text:p>
          </table:table-cell>
          <table:table-cell table:formula="of:=([.D17]-[.P17])/(1+[.P17])" office:value-type="float" office:value="0.0153776207432712" calcext:value-type="float">
            <text:p>0,0153776207</text:p>
          </table:table-cell>
          <table:table-cell table:formula="of:=([.E17]-[.P17])/(1+[.P17])" office:value-type="float" office:value="0.00600144127412455" calcext:value-type="float">
            <text:p>0,0060014413</text:p>
          </table:table-cell>
          <table:table-cell table:formula="of:=([.F17]-[.P17])/(1+[.P17])" office:value-type="float" office:value="0.0338328911781485" calcext:value-type="float">
            <text:p>0,0338328912</text:p>
          </table:table-cell>
          <table:table-cell table:formula="of:=([.G17]-[.P17])/(1+[.P17])" office:value-type="float" office:value="0.0305518523765569" calcext:value-type="float">
            <text:p>0,0305518524</text:p>
          </table:table-cell>
          <table:table-cell table:formula="of:=([.J17]-[.P17])/(1+[.P17])" office:value-type="float" office:value="0.0334402507438669" calcext:value-type="float">
            <text:p>0,0334402507</text:p>
          </table:table-cell>
          <table:table-cell table:formula="of:=([.K17]-[.P17])/(1+[.P17])" office:value-type="float" office:value="0.0171499140568883" calcext:value-type="float">
            <text:p>0,0171499141</text:p>
          </table:table-cell>
          <table:table-cell table:formula="of:=([.L17]-[.P17])/(1+[.P17])" office:value-type="float" office:value="0.0267366002798502" calcext:value-type="float">
            <text:p>0,0267366003</text:p>
          </table:table-cell>
          <table:table-cell table:formula="of:=([.M17]-[.P17])/(1+[.P17])" office:value-type="float" office:value="-0.000104424610160309" calcext:value-type="float">
            <text:p>-0,00010442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7</text:p>
          </table:table-cell>
          <table:table-cell table:formula="of:=([.D18]-[.P18])/(1+[.P18])" office:value-type="float" office:value="0.00510544349341478" calcext:value-type="float">
            <text:p>0,0051054435</text:p>
          </table:table-cell>
          <table:table-cell table:formula="of:=([.E18]-[.P18])/(1+[.P18])" office:value-type="float" office:value="-0.00320544227454245" calcext:value-type="float">
            <text:p>-0,0032054423</text:p>
          </table:table-cell>
          <table:table-cell table:formula="of:=([.F18]-[.P18])/(1+[.P18])" office:value-type="float" office:value="0.0274438222223843" calcext:value-type="float">
            <text:p>0,0274438222</text:p>
          </table:table-cell>
          <table:table-cell table:formula="of:=([.G18]-[.P18])/(1+[.P18])" office:value-type="float" office:value="0.0263787965353698" calcext:value-type="float">
            <text:p>0,0263787965</text:p>
          </table:table-cell>
          <table:table-cell table:formula="of:=([.J18]-[.P18])/(1+[.P18])" office:value-type="float" office:value="-0.0122475554651692" calcext:value-type="float">
            <text:p>-0,0122475555</text:p>
          </table:table-cell>
          <table:table-cell table:formula="of:=([.K18]-[.P18])/(1+[.P18])" office:value-type="float" office:value="0.00381938922595561" calcext:value-type="float">
            <text:p>0,0038193892</text:p>
          </table:table-cell>
          <table:table-cell table:formula="of:=([.L18]-[.P18])/(1+[.P18])" office:value-type="float" office:value="0.00692396261728167" calcext:value-type="float">
            <text:p>0,0069239626</text:p>
          </table:table-cell>
          <table:table-cell table:formula="of:=([.M18]-[.P18])/(1+[.P18])" office:value-type="float" office:value="0.0127221478795412" calcext:value-type="float">
            <text:p>0,01272214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8</text:p>
          </table:table-cell>
          <table:table-cell table:formula="of:=([.D19]-[.P19])/(1+[.P19])" office:value-type="float" office:value="-0.00512147942246044" calcext:value-type="float">
            <text:p>-0,0051214794</text:p>
          </table:table-cell>
          <table:table-cell table:formula="of:=([.E19]-[.P19])/(1+[.P19])" office:value-type="float" office:value="-0.00379137266901344" calcext:value-type="float">
            <text:p>-0,0037913727</text:p>
          </table:table-cell>
          <table:table-cell table:formula="of:=([.F19]-[.P19])/(1+[.P19])" office:value-type="float" office:value="0.0130406533265482" calcext:value-type="float">
            <text:p>0,0130406533</text:p>
          </table:table-cell>
          <table:table-cell table:formula="of:=([.G19]-[.P19])/(1+[.P19])" office:value-type="float" office:value="0.0160141731612859" calcext:value-type="float">
            <text:p>0,0160141732</text:p>
          </table:table-cell>
          <table:table-cell table:formula="of:=([.J19]-[.P19])/(1+[.P19])" office:value-type="float" office:value="-0.0145785711959727" calcext:value-type="float">
            <text:p>-0,0145785712</text:p>
          </table:table-cell>
          <table:table-cell table:formula="of:=([.K19]-[.P19])/(1+[.P19])" office:value-type="float" office:value="0.00878144070427255" calcext:value-type="float">
            <text:p>0,0087814407</text:p>
          </table:table-cell>
          <table:table-cell table:formula="of:=([.L19]-[.P19])/(1+[.P19])" office:value-type="float" office:value="0.0118222077151587" calcext:value-type="float">
            <text:p>0,0118222077</text:p>
          </table:table-cell>
          <table:table-cell table:formula="of:=([.M19]-[.P19])/(1+[.P19])" office:value-type="float" office:value="-0.00292920221148794" calcext:value-type="float">
            <text:p>-0,00292920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9</text:p>
          </table:table-cell>
          <table:table-cell table:formula="of:=([.D20]-[.P20])/(1+[.P20])" office:value-type="float" office:value="0.0130133802869815" calcext:value-type="float">
            <text:p>0,0130133803</text:p>
          </table:table-cell>
          <table:table-cell table:formula="of:=([.E20]-[.P20])/(1+[.P20])" office:value-type="float" office:value="0.00944355379579125" calcext:value-type="float">
            <text:p>0,0094435538</text:p>
          </table:table-cell>
          <table:table-cell table:formula="of:=([.F20]-[.P20])/(1+[.P20])" office:value-type="float" office:value="0.0419687588707744" calcext:value-type="float">
            <text:p>0,0419687589</text:p>
          </table:table-cell>
          <table:table-cell table:formula="of:=([.G20]-[.P20])/(1+[.P20])" office:value-type="float" office:value="0.0298294166856869" calcext:value-type="float">
            <text:p>0,0298294167</text:p>
          </table:table-cell>
          <table:table-cell table:formula="of:=([.J20]-[.P20])/(1+[.P20])" office:value-type="float" office:value="0.0161305258856088" calcext:value-type="float">
            <text:p>0,0161305259</text:p>
          </table:table-cell>
          <table:table-cell table:formula="of:=([.K20]-[.P20])/(1+[.P20])" office:value-type="float" office:value="-0.00266017111708549" calcext:value-type="float">
            <text:p>-0,0026601711</text:p>
          </table:table-cell>
          <table:table-cell table:formula="of:=([.L20]-[.P20])/(1+[.P20])" office:value-type="float" office:value="0.00882303260678327" calcext:value-type="float">
            <text:p>0,0088230326</text:p>
          </table:table-cell>
          <table:table-cell table:formula="of:=([.M20]-[.P20])/(1+[.P20])" office:value-type="float" office:value="0.0295066168597334" calcext:value-type="float">
            <text:p>0,0295066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0</text:p>
          </table:table-cell>
          <table:table-cell table:formula="of:=([.D21]-[.P21])/(1+[.P21])" office:value-type="float" office:value="-0.00281667985003956" calcext:value-type="float">
            <text:p>-0,0028166799</text:p>
          </table:table-cell>
          <table:table-cell table:formula="of:=([.E21]-[.P21])/(1+[.P21])" office:value-type="float" office:value="-0.01389480267596" calcext:value-type="float">
            <text:p>-0,0138948027</text:p>
          </table:table-cell>
          <table:table-cell table:formula="of:=([.F21]-[.P21])/(1+[.P21])" office:value-type="float" office:value="0.0158954670913244" calcext:value-type="float">
            <text:p>0,0158954671</text:p>
          </table:table-cell>
          <table:table-cell table:formula="of:=([.G21]-[.P21])/(1+[.P21])" office:value-type="float" office:value="0.0211989967765488" calcext:value-type="float">
            <text:p>0,0211989968</text:p>
          </table:table-cell>
          <table:table-cell table:formula="of:=([.J21]-[.P21])/(1+[.P21])" office:value-type="float" office:value="0.00672527965410076" calcext:value-type="float">
            <text:p>0,0067252797</text:p>
          </table:table-cell>
          <table:table-cell table:formula="of:=([.K21]-[.P21])/(1+[.P21])" office:value-type="float" office:value="0.00656882914244101" calcext:value-type="float">
            <text:p>0,0065688291</text:p>
          </table:table-cell>
          <table:table-cell table:formula="of:=([.L21]-[.P21])/(1+[.P21])" office:value-type="float" office:value="0.0204738082346609" calcext:value-type="float">
            <text:p>0,0204738082</text:p>
          </table:table-cell>
          <table:table-cell table:formula="of:=([.M21]-[.P21])/(1+[.P21])" office:value-type="float" office:value="0.0180625682212205" calcext:value-type="float">
            <text:p>0,01806256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1</text:p>
          </table:table-cell>
          <table:table-cell table:formula="of:=([.D22]-[.P22])/(1+[.P22])" office:value-type="float" office:value="0.0230226465208967" calcext:value-type="float">
            <text:p>0,0230226465</text:p>
          </table:table-cell>
          <table:table-cell table:formula="of:=([.E22]-[.P22])/(1+[.P22])" office:value-type="float" office:value="0.0202697749539483" calcext:value-type="float">
            <text:p>0,020269775</text:p>
          </table:table-cell>
          <table:table-cell table:formula="of:=([.F22]-[.P22])/(1+[.P22])" office:value-type="float" office:value="0.0306763087150646" calcext:value-type="float">
            <text:p>0,0306763087</text:p>
          </table:table-cell>
          <table:table-cell table:formula="of:=([.G22]-[.P22])/(1+[.P22])" office:value-type="float" office:value="0.0470448691541852" calcext:value-type="float">
            <text:p>0,0470448692</text:p>
          </table:table-cell>
          <table:table-cell table:formula="of:=([.J22]-[.P22])/(1+[.P22])" office:value-type="float" office:value="0.00652274062570744" calcext:value-type="float">
            <text:p>0,0065227406</text:p>
          </table:table-cell>
          <table:table-cell table:formula="of:=([.K22]-[.P22])/(1+[.P22])" office:value-type="float" office:value="0.0177164662669732" calcext:value-type="float">
            <text:p>0,0177164663</text:p>
          </table:table-cell>
          <table:table-cell table:formula="of:=([.L22]-[.P22])/(1+[.P22])" office:value-type="float" office:value="0.0359746591355414" calcext:value-type="float">
            <text:p>0,0359746591</text:p>
          </table:table-cell>
          <table:table-cell table:formula="of:=([.M22]-[.P22])/(1+[.P22])" office:value-type="float" office:value="0.0241250870701947" calcext:value-type="float">
            <text:p>0,0241250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2</text:p>
          </table:table-cell>
          <table:table-cell table:formula="of:=([.D23]-[.P23])/(1+[.P23])" office:value-type="float" office:value="0.00873504071063059" calcext:value-type="float">
            <text:p>0,0087350407</text:p>
          </table:table-cell>
          <table:table-cell table:formula="of:=([.E23]-[.P23])/(1+[.P23])" office:value-type="float" office:value="0.00919578798426842" calcext:value-type="float">
            <text:p>0,009195788</text:p>
          </table:table-cell>
          <table:table-cell table:formula="of:=([.F23]-[.P23])/(1+[.P23])" office:value-type="float" office:value="0.0311703948300324" calcext:value-type="float">
            <text:p>0,0311703948</text:p>
          </table:table-cell>
          <table:table-cell table:formula="of:=([.G23]-[.P23])/(1+[.P23])" office:value-type="float" office:value="0.0269956104195064" calcext:value-type="float">
            <text:p>0,0269956104</text:p>
          </table:table-cell>
          <table:table-cell table:formula="of:=([.J23]-[.P23])/(1+[.P23])" office:value-type="float" office:value="0.0102074581844274" calcext:value-type="float">
            <text:p>0,0102074582</text:p>
          </table:table-cell>
          <table:table-cell table:formula="of:=([.K23]-[.P23])/(1+[.P23])" office:value-type="float" office:value="0.0103414638488517" calcext:value-type="float">
            <text:p>0,0103414638</text:p>
          </table:table-cell>
          <table:table-cell table:formula="of:=([.L23]-[.P23])/(1+[.P23])" office:value-type="float" office:value="0.028486024321883" calcext:value-type="float">
            <text:p>0,0284860243</text:p>
          </table:table-cell>
          <table:table-cell table:formula="of:=([.M23]-[.P23])/(1+[.P23])" office:value-type="float" office:value="0.0163229542317925" calcext:value-type="float">
            <text:p>0,0163229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3</text:p>
          </table:table-cell>
          <table:table-cell table:formula="of:=([.D24]-[.P24])/(1+[.P24])" office:value-type="float" office:value="0.0146342381217638" calcext:value-type="float">
            <text:p>0,0146342381</text:p>
          </table:table-cell>
          <table:table-cell table:formula="of:=([.E24]-[.P24])/(1+[.P24])" office:value-type="float" office:value="0.0196482791524181" calcext:value-type="float">
            <text:p>0,0196482792</text:p>
          </table:table-cell>
          <table:table-cell table:formula="of:=([.F24]-[.P24])/(1+[.P24])" office:value-type="float" office:value="0.0311356418348818" calcext:value-type="float">
            <text:p>0,0311356418</text:p>
          </table:table-cell>
          <table:table-cell table:formula="of:=([.G24]-[.P24])/(1+[.P24])" office:value-type="float" office:value="0.0402818578731451" calcext:value-type="float">
            <text:p>0,0402818579</text:p>
          </table:table-cell>
          <table:table-cell table:formula="of:=([.J24]-[.P24])/(1+[.P24])" office:value-type="float" office:value="0.0157199491430614" calcext:value-type="float">
            <text:p>0,0157199491</text:p>
          </table:table-cell>
          <table:table-cell table:formula="of:=([.K24]-[.P24])/(1+[.P24])" office:value-type="float" office:value="0.00886145695653471" calcext:value-type="float">
            <text:p>0,008861457</text:p>
          </table:table-cell>
          <table:table-cell table:formula="of:=([.L24]-[.P24])/(1+[.P24])" office:value-type="float" office:value="0.0337210905190726" calcext:value-type="float">
            <text:p>0,0337210905</text:p>
          </table:table-cell>
          <table:table-cell table:formula="of:=([.M24]-[.P24])/(1+[.P24])" office:value-type="float" office:value="0.0224909956273249" calcext:value-type="float">
            <text:p>0,02249099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4</text:p>
          </table:table-cell>
          <table:table-cell table:formula="of:=([.D25]-[.P25])/(1+[.P25])" office:value-type="float" office:value="-0.0072444678734737" calcext:value-type="float">
            <text:p>-0,0072444679</text:p>
          </table:table-cell>
          <table:table-cell table:formula="of:=([.E25]-[.P25])/(1+[.P25])" office:value-type="float" office:value="-0.00966450637235142" calcext:value-type="float">
            <text:p>-0,0096645064</text:p>
          </table:table-cell>
          <table:table-cell table:formula="of:=([.F25]-[.P25])/(1+[.P25])" office:value-type="float" office:value="0.00546531403777852" calcext:value-type="float">
            <text:p>0,005465314</text:p>
          </table:table-cell>
          <table:table-cell table:formula="of:=([.G25]-[.P25])/(1+[.P25])" office:value-type="float" office:value="0.0175049196985924" calcext:value-type="float">
            <text:p>0,0175049197</text:p>
          </table:table-cell>
          <table:table-cell table:formula="of:=([.J25]-[.P25])/(1+[.P25])" office:value-type="float" office:value="-0.0161351801981237" calcext:value-type="float">
            <text:p>-0,0161351802</text:p>
          </table:table-cell>
          <table:table-cell table:formula="of:=([.K25]-[.P25])/(1+[.P25])" office:value-type="float" office:value="-0.000523336664814078" calcext:value-type="float">
            <text:p>-0,0005233367</text:p>
          </table:table-cell>
          <table:table-cell table:formula="of:=([.L25]-[.P25])/(1+[.P25])" office:value-type="float" office:value="-0.0015408138195228" calcext:value-type="float">
            <text:p>-0,0015408138</text:p>
          </table:table-cell>
          <table:table-cell table:formula="of:=([.M25]-[.P25])/(1+[.P25])" office:value-type="float" office:value="0.0415271698554265" calcext:value-type="float">
            <text:p>0,04152716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5</text:p>
          </table:table-cell>
          <table:table-cell table:formula="of:=([.D26]-[.P26])/(1+[.P26])" office:value-type="float" office:value="-0.0237750152509617" calcext:value-type="float">
            <text:p>-0,0237750153</text:p>
          </table:table-cell>
          <table:table-cell table:formula="of:=([.E26]-[.P26])/(1+[.P26])" office:value-type="float" office:value="-0.0180776176923967" calcext:value-type="float">
            <text:p>-0,0180776177</text:p>
          </table:table-cell>
          <table:table-cell table:formula="of:=([.F26]-[.P26])/(1+[.P26])" office:value-type="float" office:value="0.0117745148611626" calcext:value-type="float">
            <text:p>0,0117745149</text:p>
          </table:table-cell>
          <table:table-cell table:formula="of:=([.G26]-[.P26])/(1+[.P26])" office:value-type="float" office:value="0.0118098398187443" calcext:value-type="float">
            <text:p>0,0118098398</text:p>
          </table:table-cell>
          <table:table-cell table:formula="of:=([.J26]-[.P26])/(1+[.P26])" office:value-type="float" office:value="-0.0293442067634765" calcext:value-type="float">
            <text:p>-0,0293442068</text:p>
          </table:table-cell>
          <table:table-cell table:formula="of:=([.K26]-[.P26])/(1+[.P26])" office:value-type="float" office:value="-0.00569899895664206" calcext:value-type="float">
            <text:p>-0,005698999</text:p>
          </table:table-cell>
          <table:table-cell table:formula="of:=([.L26]-[.P26])/(1+[.P26])" office:value-type="float" office:value="0.0118883083245194" calcext:value-type="float">
            <text:p>0,0118883083</text:p>
          </table:table-cell>
          <table:table-cell table:formula="of:=([.M26]-[.P26])/(1+[.P26])" office:value-type="float" office:value="0.019763136268426" calcext:value-type="float">
            <text:p>0,01976313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6</text:p>
          </table:table-cell>
          <table:table-cell table:formula="of:=([.D27]-[.P27])/(1+[.P27])" office:value-type="float" office:value="0.011470020021507" calcext:value-type="float">
            <text:p>0,01147002</text:p>
          </table:table-cell>
          <table:table-cell table:formula="of:=([.E27]-[.P27])/(1+[.P27])" office:value-type="float" office:value="0.00348215639617504" calcext:value-type="float">
            <text:p>0,0034821564</text:p>
          </table:table-cell>
          <table:table-cell table:formula="of:=([.F27]-[.P27])/(1+[.P27])" office:value-type="float" office:value="0.0302385912329027" calcext:value-type="float">
            <text:p>0,0302385912</text:p>
          </table:table-cell>
          <table:table-cell table:formula="of:=([.G27]-[.P27])/(1+[.P27])" office:value-type="float" office:value="0.0391649268263886" calcext:value-type="float">
            <text:p>0,0391649268</text:p>
          </table:table-cell>
          <table:table-cell table:formula="of:=([.J27]-[.P27])/(1+[.P27])" office:value-type="float" office:value="0.0266343148334711" calcext:value-type="float">
            <text:p>0,0266343148</text:p>
          </table:table-cell>
          <table:table-cell table:formula="of:=([.K27]-[.P27])/(1+[.P27])" office:value-type="float" office:value="0.0271485500130609" calcext:value-type="float">
            <text:p>0,02714855</text:p>
          </table:table-cell>
          <table:table-cell table:formula="of:=([.L27]-[.P27])/(1+[.P27])" office:value-type="float" office:value="0.0349130092722458" calcext:value-type="float">
            <text:p>0,0349130093</text:p>
          </table:table-cell>
          <table:table-cell table:formula="of:=([.M27]-[.P27])/(1+[.P27])" office:value-type="float" office:value="0.0166008929229432" calcext:value-type="float">
            <text:p>0,0166008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7</text:p>
          </table:table-cell>
          <table:table-cell table:formula="of:=([.D28]-[.P28])/(1+[.P28])" office:value-type="float" office:value="0.0271155423327649" calcext:value-type="float">
            <text:p>0,0271155423</text:p>
          </table:table-cell>
          <table:table-cell table:formula="of:=([.E28]-[.P28])/(1+[.P28])" office:value-type="float" office:value="0.00993985548209765" calcext:value-type="float">
            <text:p>0,0099398555</text:p>
          </table:table-cell>
          <table:table-cell table:formula="of:=([.F28]-[.P28])/(1+[.P28])" office:value-type="float" office:value="0.0501795295496803" calcext:value-type="float">
            <text:p>0,0501795295</text:p>
          </table:table-cell>
          <table:table-cell table:formula="of:=([.G28]-[.P28])/(1+[.P28])" office:value-type="float" office:value="0.0429833457715065" calcext:value-type="float">
            <text:p>0,0429833458</text:p>
          </table:table-cell>
          <table:table-cell table:formula="of:=([.J28]-[.P28])/(1+[.P28])" office:value-type="float" office:value="0.0212446791131526" calcext:value-type="float">
            <text:p>0,0212446791</text:p>
          </table:table-cell>
          <table:table-cell table:formula="of:=([.K28]-[.P28])/(1+[.P28])" office:value-type="float" office:value="0.0271536312955284" calcext:value-type="float">
            <text:p>0,0271536313</text:p>
          </table:table-cell>
          <table:table-cell table:formula="of:=([.L28]-[.P28])/(1+[.P28])" office:value-type="float" office:value="-0.00534219620959294" calcext:value-type="float">
            <text:p>-0,0053421962</text:p>
          </table:table-cell>
          <table:table-cell table:formula="of:=([.M28]-[.P28])/(1+[.P28])" office:value-type="float" office:value="0.0192594745807803" calcext:value-type="float">
            <text:p>0,01925947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8</text:p>
          </table:table-cell>
          <table:table-cell table:formula="of:=([.D29]-[.P29])/(1+[.P29])" office:value-type="float" office:value="-0.0106217927593426" calcext:value-type="float">
            <text:p>-0,0106217928</text:p>
          </table:table-cell>
          <table:table-cell table:formula="of:=([.E29]-[.P29])/(1+[.P29])" office:value-type="float" office:value="-0.00023665842889988" calcext:value-type="float">
            <text:p>-0,0002366584</text:p>
          </table:table-cell>
          <table:table-cell table:formula="of:=([.F29]-[.P29])/(1+[.P29])" office:value-type="float" office:value="0.0161143919222375" calcext:value-type="float">
            <text:p>0,0161143919</text:p>
          </table:table-cell>
          <table:table-cell table:formula="of:=([.G29]-[.P29])/(1+[.P29])" office:value-type="float" office:value="0.015122703186423" calcext:value-type="float">
            <text:p>0,0151227032</text:p>
          </table:table-cell>
          <table:table-cell table:formula="of:=([.J29]-[.P29])/(1+[.P29])" office:value-type="float" office:value="-0.0165598722388854" calcext:value-type="float">
            <text:p>-0,0165598722</text:p>
          </table:table-cell>
          <table:table-cell table:formula="of:=([.K29]-[.P29])/(1+[.P29])" office:value-type="float" office:value="-0.0252921282374926" calcext:value-type="float">
            <text:p>-0,0252921282</text:p>
          </table:table-cell>
          <table:table-cell table:formula="of:=([.L29]-[.P29])/(1+[.P29])" office:value-type="float" office:value="0.00388678467383179" calcext:value-type="float">
            <text:p>0,0038867847</text:p>
          </table:table-cell>
          <table:table-cell table:formula="of:=([.M29]-[.P29])/(1+[.P29])" office:value-type="float" office:value="0.0164398211765291" calcext:value-type="float">
            <text:p>0,01643982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9</text:p>
          </table:table-cell>
          <table:table-cell table:formula="of:=([.D30]-[.P30])/(1+[.P30])" office:value-type="float" office:value="-0.00994361103544692" calcext:value-type="float">
            <text:p>-0,009943611</text:p>
          </table:table-cell>
          <table:table-cell table:formula="of:=([.E30]-[.P30])/(1+[.P30])" office:value-type="float" office:value="-0.00853784775914901" calcext:value-type="float">
            <text:p>-0,0085378478</text:p>
          </table:table-cell>
          <table:table-cell table:formula="of:=([.F30]-[.P30])/(1+[.P30])" office:value-type="float" office:value="0.00239835870528143" calcext:value-type="float">
            <text:p>0,0023983587</text:p>
          </table:table-cell>
          <table:table-cell table:formula="of:=([.G30]-[.P30])/(1+[.P30])" office:value-type="float" office:value="0.0104162391666321" calcext:value-type="float">
            <text:p>0,0104162392</text:p>
          </table:table-cell>
          <table:table-cell table:formula="of:=([.J30]-[.P30])/(1+[.P30])" office:value-type="float" office:value="-0.0118097858838041" calcext:value-type="float">
            <text:p>-0,0118097859</text:p>
          </table:table-cell>
          <table:table-cell table:formula="of:=([.K30]-[.P30])/(1+[.P30])" office:value-type="float" office:value="-0.0147106460250084" calcext:value-type="float">
            <text:p>-0,014710646</text:p>
          </table:table-cell>
          <table:table-cell table:formula="of:=([.L30]-[.P30])/(1+[.P30])" office:value-type="float" office:value="-0.0265081199078184" calcext:value-type="float">
            <text:p>-0,0265081199</text:p>
          </table:table-cell>
          <table:table-cell table:formula="of:=([.M30]-[.P30])/(1+[.P30])" office:value-type="float" office:value="-0.0152515150919363" calcext:value-type="float">
            <text:p>-0,01525151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30</text:p>
          </table:table-cell>
          <table:table-cell table:formula="of:=([.D31]-[.P31])/(1+[.P31])" office:value-type="float" office:value="-0.00487451042852016" calcext:value-type="float">
            <text:p>-0,0048745104</text:p>
          </table:table-cell>
          <table:table-cell table:formula="of:=([.E31]-[.P31])/(1+[.P31])" office:value-type="float" office:value="-0.00263039727970003" calcext:value-type="float">
            <text:p>-0,0026303973</text:p>
          </table:table-cell>
          <table:table-cell table:formula="of:=([.F31]-[.P31])/(1+[.P31])" office:value-type="float" office:value="0.0236999610453658" calcext:value-type="float">
            <text:p>0,023699961</text:p>
          </table:table-cell>
          <table:table-cell table:formula="of:=([.G31]-[.P31])/(1+[.P31])" office:value-type="float" office:value="0.0183506070590403" calcext:value-type="float">
            <text:p>0,0183506071</text:p>
          </table:table-cell>
          <table:table-cell table:formula="of:=([.J31]-[.P31])/(1+[.P31])" office:value-type="float" office:value="0.0246006190524621" calcext:value-type="float">
            <text:p>0,0246006191</text:p>
          </table:table-cell>
          <table:table-cell table:formula="of:=([.K31]-[.P31])/(1+[.P31])" office:value-type="float" office:value="-0.000885594269255199" calcext:value-type="float">
            <text:p>-0,0008855943</text:p>
          </table:table-cell>
          <table:table-cell table:formula="of:=([.L31]-[.P31])/(1+[.P31])" office:value-type="float" office:value="0.0147912472966827" calcext:value-type="float">
            <text:p>0,0147912473</text:p>
          </table:table-cell>
          <table:table-cell table:formula="of:=([.M31]-[.P31])/(1+[.P31])" office:value-type="float" office:value="0.0230951087947283" calcext:value-type="float">
            <text:p>0,02309510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1</text:p>
          </table:table-cell>
          <table:table-cell table:formula="of:=([.D32]-[.P32])/(1+[.P32])" office:value-type="float" office:value="0.0191754294931866" calcext:value-type="float">
            <text:p>0,0191754295</text:p>
          </table:table-cell>
          <table:table-cell table:formula="of:=([.E32]-[.P32])/(1+[.P32])" office:value-type="float" office:value="0.0223400163106989" calcext:value-type="float">
            <text:p>0,0223400163</text:p>
          </table:table-cell>
          <table:table-cell table:formula="of:=([.F32]-[.P32])/(1+[.P32])" office:value-type="float" office:value="0.0554919737647709" calcext:value-type="float">
            <text:p>0,0554919738</text:p>
          </table:table-cell>
          <table:table-cell table:formula="of:=([.G32]-[.P32])/(1+[.P32])" office:value-type="float" office:value="0.0582989312455898" calcext:value-type="float">
            <text:p>0,0582989312</text:p>
          </table:table-cell>
          <table:table-cell table:formula="of:=([.J32]-[.P32])/(1+[.P32])" office:value-type="float" office:value="0.0289237224380069" calcext:value-type="float">
            <text:p>0,0289237224</text:p>
          </table:table-cell>
          <table:table-cell table:formula="of:=([.K32]-[.P32])/(1+[.P32])" office:value-type="float" office:value="0.0313855000124008" calcext:value-type="float">
            <text:p>0,0313855</text:p>
          </table:table-cell>
          <table:table-cell table:formula="of:=([.L32]-[.P32])/(1+[.P32])" office:value-type="float" office:value="0.0269601165966954" calcext:value-type="float">
            <text:p>0,0269601166</text:p>
          </table:table-cell>
          <table:table-cell table:formula="of:=([.M32]-[.P32])/(1+[.P32])" office:value-type="float" office:value="0.048449681202187" calcext:value-type="float">
            <text:p>0,04844968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2</text:p>
          </table:table-cell>
          <table:table-cell table:formula="of:=([.D33]-[.P33])/(1+[.P33])" office:value-type="float" office:value="0.00423622528956811" calcext:value-type="float">
            <text:p>0,0042362253</text:p>
          </table:table-cell>
          <table:table-cell table:formula="of:=([.E33]-[.P33])/(1+[.P33])" office:value-type="float" office:value="0.00408790157850694" calcext:value-type="float">
            <text:p>0,0040879016</text:p>
          </table:table-cell>
          <table:table-cell table:formula="of:=([.F33]-[.P33])/(1+[.P33])" office:value-type="float" office:value="0.0353183685200297" calcext:value-type="float">
            <text:p>0,0353183685</text:p>
          </table:table-cell>
          <table:table-cell table:formula="of:=([.G33]-[.P33])/(1+[.P33])" office:value-type="float" office:value="0.0423772681448217" calcext:value-type="float">
            <text:p>0,0423772681</text:p>
          </table:table-cell>
          <table:table-cell table:formula="of:=([.J33]-[.P33])/(1+[.P33])" office:value-type="float" office:value="0.00283441703006457" calcext:value-type="float">
            <text:p>0,002834417</text:p>
          </table:table-cell>
          <table:table-cell table:formula="of:=([.K33]-[.P33])/(1+[.P33])" office:value-type="float" office:value="0.0165992616732493" calcext:value-type="float">
            <text:p>0,0165992617</text:p>
          </table:table-cell>
          <table:table-cell table:formula="of:=([.L33]-[.P33])/(1+[.P33])" office:value-type="float" office:value="0.050925661234034" calcext:value-type="float">
            <text:p>0,0509256612</text:p>
          </table:table-cell>
          <table:table-cell table:formula="of:=([.M33]-[.P33])/(1+[.P33])" office:value-type="float" office:value="0.0333972828944164" calcext:value-type="float">
            <text:p>0,03339728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3</text:p>
          </table:table-cell>
          <table:table-cell table:formula="of:=([.D34]-[.P34])/(1+[.P34])" office:value-type="float" office:value="0.0181013385570844" calcext:value-type="float">
            <text:p>0,0181013386</text:p>
          </table:table-cell>
          <table:table-cell table:formula="of:=([.E34]-[.P34])/(1+[.P34])" office:value-type="float" office:value="0.017441183516789" calcext:value-type="float">
            <text:p>0,0174411835</text:p>
          </table:table-cell>
          <table:table-cell table:formula="of:=([.F34]-[.P34])/(1+[.P34])" office:value-type="float" office:value="0.0437512460450663" calcext:value-type="float">
            <text:p>0,043751246</text:p>
          </table:table-cell>
          <table:table-cell table:formula="of:=([.G34]-[.P34])/(1+[.P34])" office:value-type="float" office:value="0.0475306773503408" calcext:value-type="float">
            <text:p>0,0475306774</text:p>
          </table:table-cell>
          <table:table-cell table:formula="of:=([.J34]-[.P34])/(1+[.P34])" office:value-type="float" office:value="0.0224779975025203" calcext:value-type="float">
            <text:p>0,0224779975</text:p>
          </table:table-cell>
          <table:table-cell table:formula="of:=([.K34]-[.P34])/(1+[.P34])" office:value-type="float" office:value="0.0130310215573929" calcext:value-type="float">
            <text:p>0,0130310216</text:p>
          </table:table-cell>
          <table:table-cell table:formula="of:=([.L34]-[.P34])/(1+[.P34])" office:value-type="float" office:value="0.0491389191306191" calcext:value-type="float">
            <text:p>0,0491389191</text:p>
          </table:table-cell>
          <table:table-cell table:formula="of:=([.M34]-[.P34])/(1+[.P34])" office:value-type="float" office:value="0.0475561202189135" calcext:value-type="float">
            <text:p>0,04755612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4</text:p>
          </table:table-cell>
          <table:table-cell table:formula="of:=([.D35]-[.P35])/(1+[.P35])" office:value-type="float" office:value="0.00688167052520912" calcext:value-type="float">
            <text:p>0,0068816705</text:p>
          </table:table-cell>
          <table:table-cell table:formula="of:=([.E35]-[.P35])/(1+[.P35])" office:value-type="float" office:value="0.00421998886007882" calcext:value-type="float">
            <text:p>0,0042199889</text:p>
          </table:table-cell>
          <table:table-cell table:formula="of:=([.F35]-[.P35])/(1+[.P35])" office:value-type="float" office:value="0.0354311860209007" calcext:value-type="float">
            <text:p>0,035431186</text:p>
          </table:table-cell>
          <table:table-cell table:formula="of:=([.G35]-[.P35])/(1+[.P35])" office:value-type="float" office:value="0.0349620964325373" calcext:value-type="float">
            <text:p>0,0349620964</text:p>
          </table:table-cell>
          <table:table-cell table:formula="of:=([.J35]-[.P35])/(1+[.P35])" office:value-type="float" office:value="0.00709775400402495" calcext:value-type="float">
            <text:p>0,007097754</text:p>
          </table:table-cell>
          <table:table-cell table:formula="of:=([.K35]-[.P35])/(1+[.P35])" office:value-type="float" office:value="0.00325186982993493" calcext:value-type="float">
            <text:p>0,0032518698</text:p>
          </table:table-cell>
          <table:table-cell table:formula="of:=([.L35]-[.P35])/(1+[.P35])" office:value-type="float" office:value="0.0328369407668218" calcext:value-type="float">
            <text:p>0,0328369408</text:p>
          </table:table-cell>
          <table:table-cell table:formula="of:=([.M35]-[.P35])/(1+[.P35])" office:value-type="float" office:value="0.0257612829485456" calcext:value-type="float">
            <text:p>0,02576128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5</text:p>
          </table:table-cell>
          <table:table-cell table:formula="of:=([.D36]-[.P36])/(1+[.P36])" office:value-type="float" office:value="0.0174917221471391" calcext:value-type="float">
            <text:p>0,0174917221</text:p>
          </table:table-cell>
          <table:table-cell table:formula="of:=([.E36]-[.P36])/(1+[.P36])" office:value-type="float" office:value="0.0124982131080097" calcext:value-type="float">
            <text:p>0,0124982131</text:p>
          </table:table-cell>
          <table:table-cell table:formula="of:=([.F36]-[.P36])/(1+[.P36])" office:value-type="float" office:value="0.0455579682299084" calcext:value-type="float">
            <text:p>0,0455579682</text:p>
          </table:table-cell>
          <table:table-cell table:formula="of:=([.G36]-[.P36])/(1+[.P36])" office:value-type="float" office:value="0.0591304971460609" calcext:value-type="float">
            <text:p>0,0591304971</text:p>
          </table:table-cell>
          <table:table-cell table:formula="of:=([.J36]-[.P36])/(1+[.P36])" office:value-type="float" office:value="0.00523967612552389" calcext:value-type="float">
            <text:p>0,0052396761</text:p>
          </table:table-cell>
          <table:table-cell table:formula="of:=([.K36]-[.P36])/(1+[.P36])" office:value-type="float" office:value="0.0246771843331125" calcext:value-type="float">
            <text:p>0,0246771843</text:p>
          </table:table-cell>
          <table:table-cell table:formula="of:=([.L36]-[.P36])/(1+[.P36])" office:value-type="float" office:value="0.0234058379396784" calcext:value-type="float">
            <text:p>0,0234058379</text:p>
          </table:table-cell>
          <table:table-cell table:formula="of:=([.M36]-[.P36])/(1+[.P36])" office:value-type="float" office:value="0.0388554393476766" calcext:value-type="float">
            <text:p>0,03885543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6</text:p>
          </table:table-cell>
          <table:table-cell table:formula="of:=([.D37]-[.P37])/(1+[.P37])" office:value-type="float" office:value="-0.00250011529265554" calcext:value-type="float">
            <text:p>-0,0025001153</text:p>
          </table:table-cell>
          <table:table-cell table:formula="of:=([.E37]-[.P37])/(1+[.P37])" office:value-type="float" office:value="-0.0065910315150691" calcext:value-type="float">
            <text:p>-0,0065910315</text:p>
          </table:table-cell>
          <table:table-cell table:formula="of:=([.F37]-[.P37])/(1+[.P37])" office:value-type="float" office:value="0.0221830676214008" calcext:value-type="float">
            <text:p>0,0221830676</text:p>
          </table:table-cell>
          <table:table-cell table:formula="of:=([.G37]-[.P37])/(1+[.P37])" office:value-type="float" office:value="0.033451795546423" calcext:value-type="float">
            <text:p>0,0334517955</text:p>
          </table:table-cell>
          <table:table-cell table:formula="of:=([.J37]-[.P37])/(1+[.P37])" office:value-type="float" office:value="-0.00725064813489763" calcext:value-type="float">
            <text:p>-0,0072506481</text:p>
          </table:table-cell>
          <table:table-cell table:formula="of:=([.K37]-[.P37])/(1+[.P37])" office:value-type="float" office:value="-0.00436514634084883" calcext:value-type="float">
            <text:p>-0,0043651463</text:p>
          </table:table-cell>
          <table:table-cell table:formula="of:=([.L37]-[.P37])/(1+[.P37])" office:value-type="float" office:value="0.0251182997732657" calcext:value-type="float">
            <text:p>0,0251182998</text:p>
          </table:table-cell>
          <table:table-cell table:formula="of:=([.M37]-[.P37])/(1+[.P37])" office:value-type="float" office:value="0.0344544850744743" calcext:value-type="float">
            <text:p>0,0344544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7</text:p>
          </table:table-cell>
          <table:table-cell table:formula="of:=([.D38]-[.P38])/(1+[.P38])" office:value-type="float" office:value="0.0198245133331505" calcext:value-type="float">
            <text:p>0,0198245133</text:p>
          </table:table-cell>
          <table:table-cell table:formula="of:=([.E38]-[.P38])/(1+[.P38])" office:value-type="float" office:value="0.0106385484283515" calcext:value-type="float">
            <text:p>0,0106385484</text:p>
          </table:table-cell>
          <table:table-cell table:formula="of:=([.F38]-[.P38])/(1+[.P38])" office:value-type="float" office:value="0.0601352326474326" calcext:value-type="float">
            <text:p>0,0601352326</text:p>
          </table:table-cell>
          <table:table-cell table:formula="of:=([.G38]-[.P38])/(1+[.P38])" office:value-type="float" office:value="0.0637690660673988" calcext:value-type="float">
            <text:p>0,0637690661</text:p>
          </table:table-cell>
          <table:table-cell table:formula="of:=([.J38]-[.P38])/(1+[.P38])" office:value-type="float" office:value="-0.00284798253526854" calcext:value-type="float">
            <text:p>-0,0028479825</text:p>
          </table:table-cell>
          <table:table-cell table:formula="of:=([.K38]-[.P38])/(1+[.P38])" office:value-type="float" office:value="0.0153906782848795" calcext:value-type="float">
            <text:p>0,0153906783</text:p>
          </table:table-cell>
          <table:table-cell table:formula="of:=([.L38]-[.P38])/(1+[.P38])" office:value-type="float" office:value="0.0473621511611509" calcext:value-type="float">
            <text:p>0,0473621512</text:p>
          </table:table-cell>
          <table:table-cell table:formula="of:=([.M38]-[.P38])/(1+[.P38])" office:value-type="float" office:value="0.0483560955151932" calcext:value-type="float">
            <text:p>0,04835609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8</text:p>
          </table:table-cell>
          <table:table-cell table:formula="of:=([.D39]-[.P39])/(1+[.P39])" office:value-type="float" office:value="-0.00886761487810385" calcext:value-type="float">
            <text:p>-0,0088676149</text:p>
          </table:table-cell>
          <table:table-cell table:formula="of:=([.E39]-[.P39])/(1+[.P39])" office:value-type="float" office:value="-0.00810464823695733" calcext:value-type="float">
            <text:p>-0,0081046482</text:p>
          </table:table-cell>
          <table:table-cell table:formula="of:=([.F39]-[.P39])/(1+[.P39])" office:value-type="float" office:value="0.0266360990143986" calcext:value-type="float">
            <text:p>0,026636099</text:p>
          </table:table-cell>
          <table:table-cell table:formula="of:=([.G39]-[.P39])/(1+[.P39])" office:value-type="float" office:value="0.0408781115807861" calcext:value-type="float">
            <text:p>0,0408781116</text:p>
          </table:table-cell>
          <table:table-cell table:formula="of:=([.J39]-[.P39])/(1+[.P39])" office:value-type="float" office:value="-0.0137194571943119" calcext:value-type="float">
            <text:p>-0,0137194572</text:p>
          </table:table-cell>
          <table:table-cell table:formula="of:=([.K39]-[.P39])/(1+[.P39])" office:value-type="float" office:value="-0.00415274669403888" calcext:value-type="float">
            <text:p>-0,0041527467</text:p>
          </table:table-cell>
          <table:table-cell table:formula="of:=([.L39]-[.P39])/(1+[.P39])" office:value-type="float" office:value="0.0314530854647931" calcext:value-type="float">
            <text:p>0,0314530855</text:p>
          </table:table-cell>
          <table:table-cell table:formula="of:=([.M39]-[.P39])/(1+[.P39])" office:value-type="float" office:value="0.0204017034909468" calcext:value-type="float">
            <text:p>0,0204017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9</text:p>
          </table:table-cell>
          <table:table-cell table:formula="of:=([.D40]-[.P40])/(1+[.P40])" office:value-type="float" office:value="-0.00607415547007701" calcext:value-type="float">
            <text:p>-0,0060741555</text:p>
          </table:table-cell>
          <table:table-cell table:formula="of:=([.E40]-[.P40])/(1+[.P40])" office:value-type="float" office:value="-0.00419965340261712" calcext:value-type="float">
            <text:p>-0,0041996534</text:p>
          </table:table-cell>
          <table:table-cell table:formula="of:=([.F40]-[.P40])/(1+[.P40])" office:value-type="float" office:value="0.0249373604211185" calcext:value-type="float">
            <text:p>0,0249373604</text:p>
          </table:table-cell>
          <table:table-cell table:formula="of:=([.G40]-[.P40])/(1+[.P40])" office:value-type="float" office:value="0.0322159245854275" calcext:value-type="float">
            <text:p>0,0322159246</text:p>
          </table:table-cell>
          <table:table-cell table:formula="of:=([.J40]-[.P40])/(1+[.P40])" office:value-type="float" office:value="0.00234733479157686" calcext:value-type="float">
            <text:p>0,0023473348</text:p>
          </table:table-cell>
          <table:table-cell table:formula="of:=([.K40]-[.P40])/(1+[.P40])" office:value-type="float" office:value="-0.00151679383269314" calcext:value-type="float">
            <text:p>-0,0015167938</text:p>
          </table:table-cell>
          <table:table-cell table:formula="of:=([.L40]-[.P40])/(1+[.P40])" office:value-type="float" office:value="0.0306320066733956" calcext:value-type="float">
            <text:p>0,0306320067</text:p>
          </table:table-cell>
          <table:table-cell table:formula="of:=([.M40]-[.P40])/(1+[.P40])" office:value-type="float" office:value="0.0261778172320324" calcext:value-type="float">
            <text:p>0,02617781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0</text:p>
          </table:table-cell>
          <table:table-cell table:formula="of:=([.D41]-[.P41])/(1+[.P41])" office:value-type="float" office:value="0.00653744576802291" calcext:value-type="float">
            <text:p>0,0065374458</text:p>
          </table:table-cell>
          <table:table-cell table:formula="of:=([.E41]-[.P41])/(1+[.P41])" office:value-type="float" office:value="0.00618425160302815" calcext:value-type="float">
            <text:p>0,0061842516</text:p>
          </table:table-cell>
          <table:table-cell table:formula="of:=([.F41]-[.P41])/(1+[.P41])" office:value-type="float" office:value="0.0390106117311439" calcext:value-type="float">
            <text:p>0,0390106117</text:p>
          </table:table-cell>
          <table:table-cell table:formula="of:=([.G41]-[.P41])/(1+[.P41])" office:value-type="float" office:value="0.0421199852129887" calcext:value-type="float">
            <text:p>0,0421199852</text:p>
          </table:table-cell>
          <table:table-cell table:formula="of:=([.J41]-[.P41])/(1+[.P41])" office:value-type="float" office:value="-0.000797705215296086" calcext:value-type="float">
            <text:p>-0,0007977052</text:p>
          </table:table-cell>
          <table:table-cell table:formula="of:=([.K41]-[.P41])/(1+[.P41])" office:value-type="float" office:value="0.0259420443445527" calcext:value-type="float">
            <text:p>0,0259420443</text:p>
          </table:table-cell>
          <table:table-cell table:formula="of:=([.L41]-[.P41])/(1+[.P41])" office:value-type="float" office:value="0.0314572775916412" calcext:value-type="float">
            <text:p>0,0314572776</text:p>
          </table:table-cell>
          <table:table-cell table:formula="of:=([.M41]-[.P41])/(1+[.P41])" office:value-type="float" office:value="0.0148653923952678" calcext:value-type="float">
            <text:p>0,01486539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1</text:p>
          </table:table-cell>
          <table:table-cell table:formula="of:=([.D42]-[.P42])/(1+[.P42])" office:value-type="float" office:value="0.0114601681338278" calcext:value-type="float">
            <text:p>0,0114601681</text:p>
          </table:table-cell>
          <table:table-cell table:formula="of:=([.E42]-[.P42])/(1+[.P42])" office:value-type="float" office:value="0.0160619727018073" calcext:value-type="float">
            <text:p>0,0160619727</text:p>
          </table:table-cell>
          <table:table-cell table:formula="of:=([.F42]-[.P42])/(1+[.P42])" office:value-type="float" office:value="0.0433763696083731" calcext:value-type="float">
            <text:p>0,0433763696</text:p>
          </table:table-cell>
          <table:table-cell table:formula="of:=([.G42]-[.P42])/(1+[.P42])" office:value-type="float" office:value="0.0624172020123895" calcext:value-type="float">
            <text:p>0,062417202</text:p>
          </table:table-cell>
          <table:table-cell table:formula="of:=([.J42]-[.P42])/(1+[.P42])" office:value-type="float" office:value="0.022207253533078" calcext:value-type="float">
            <text:p>0,0222072535</text:p>
          </table:table-cell>
          <table:table-cell table:formula="of:=([.K42]-[.P42])/(1+[.P42])" office:value-type="float" office:value="0.0242495675074134" calcext:value-type="float">
            <text:p>0,0242495675</text:p>
          </table:table-cell>
          <table:table-cell table:formula="of:=([.L42]-[.P42])/(1+[.P42])" office:value-type="float" office:value="0.0368198702944326" calcext:value-type="float">
            <text:p>0,0368198703</text:p>
          </table:table-cell>
          <table:table-cell table:formula="of:=([.M42]-[.P42])/(1+[.P42])" office:value-type="float" office:value="0.036862078892819" calcext:value-type="float">
            <text:p>0,03686207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2</text:p>
          </table:table-cell>
          <table:table-cell table:formula="of:=([.D43]-[.P43])/(1+[.P43])" office:value-type="float" office:value="0.00821608147737872" calcext:value-type="float">
            <text:p>0,0082160815</text:p>
          </table:table-cell>
          <table:table-cell table:formula="of:=([.E43]-[.P43])/(1+[.P43])" office:value-type="float" office:value="0.0080902057946099" calcext:value-type="float">
            <text:p>0,0080902058</text:p>
          </table:table-cell>
          <table:table-cell table:formula="of:=([.F43]-[.P43])/(1+[.P43])" office:value-type="float" office:value="0.0401844287413102" calcext:value-type="float">
            <text:p>0,0401844287</text:p>
          </table:table-cell>
          <table:table-cell table:formula="of:=([.G43]-[.P43])/(1+[.P43])" office:value-type="float" office:value="0.048491738546987" calcext:value-type="float">
            <text:p>0,0484917385</text:p>
          </table:table-cell>
          <table:table-cell table:formula="of:=([.J43]-[.P43])/(1+[.P43])" office:value-type="float" office:value="0.0276732399265243" calcext:value-type="float">
            <text:p>0,0276732399</text:p>
          </table:table-cell>
          <table:table-cell table:formula="of:=([.K43]-[.P43])/(1+[.P43])" office:value-type="float" office:value="0.00304663795950569" calcext:value-type="float">
            <text:p>0,003046638</text:p>
          </table:table-cell>
          <table:table-cell table:formula="of:=([.L43]-[.P43])/(1+[.P43])" office:value-type="float" office:value="0.0195710968081052" calcext:value-type="float">
            <text:p>0,0195710968</text:p>
          </table:table-cell>
          <table:table-cell table:formula="of:=([.M43]-[.P43])/(1+[.P43])" office:value-type="float" office:value="0.0433086107798692" calcext:value-type="float">
            <text:p>0,0433086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3</text:p>
          </table:table-cell>
          <table:table-cell table:formula="of:=([.D44]-[.P44])/(1+[.P44])" office:value-type="float" office:value="-0.00957978086633084" calcext:value-type="float">
            <text:p>-0,0095797809</text:p>
          </table:table-cell>
          <table:table-cell table:formula="of:=([.E44]-[.P44])/(1+[.P44])" office:value-type="float" office:value="-0.0118876057867358" calcext:value-type="float">
            <text:p>-0,0118876058</text:p>
          </table:table-cell>
          <table:table-cell table:formula="of:=([.F44]-[.P44])/(1+[.P44])" office:value-type="float" office:value="0.0290897151334172" calcext:value-type="float">
            <text:p>0,0290897151</text:p>
          </table:table-cell>
          <table:table-cell table:formula="of:=([.G44]-[.P44])/(1+[.P44])" office:value-type="float" office:value="0.0365211118601907" calcext:value-type="float">
            <text:p>0,0365211119</text:p>
          </table:table-cell>
          <table:table-cell table:formula="of:=([.J44]-[.P44])/(1+[.P44])" office:value-type="float" office:value="-0.0173253307805156" calcext:value-type="float">
            <text:p>-0,0173253308</text:p>
          </table:table-cell>
          <table:table-cell table:formula="of:=([.K44]-[.P44])/(1+[.P44])" office:value-type="float" office:value="-0.0101147491327925" calcext:value-type="float">
            <text:p>-0,0101147491</text:p>
          </table:table-cell>
          <table:table-cell table:formula="of:=([.L44]-[.P44])/(1+[.P44])" office:value-type="float" office:value="0.0278821829088372" calcext:value-type="float">
            <text:p>0,0278821829</text:p>
          </table:table-cell>
          <table:table-cell table:formula="of:=([.M44]-[.P44])/(1+[.P44])" office:value-type="float" office:value="0.0109395667428471" calcext:value-type="float">
            <text:p>0,0109395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4</text:p>
          </table:table-cell>
          <table:table-cell table:formula="of:=([.D45]-[.P45])/(1+[.P45])" office:value-type="float" office:value="0.00996242398708392" calcext:value-type="float">
            <text:p>0,009962424</text:p>
          </table:table-cell>
          <table:table-cell table:formula="of:=([.E45]-[.P45])/(1+[.P45])" office:value-type="float" office:value="0.0107446098165585" calcext:value-type="float">
            <text:p>0,0107446098</text:p>
          </table:table-cell>
          <table:table-cell table:formula="of:=([.F45]-[.P45])/(1+[.P45])" office:value-type="float" office:value="0.0302192879835269" calcext:value-type="float">
            <text:p>0,030219288</text:p>
          </table:table-cell>
          <table:table-cell table:formula="of:=([.G45]-[.P45])/(1+[.P45])" office:value-type="float" office:value="0.0413555737104719" calcext:value-type="float">
            <text:p>0,0413555737</text:p>
          </table:table-cell>
          <table:table-cell table:formula="of:=([.J45]-[.P45])/(1+[.P45])" office:value-type="float" office:value="0.0091336956716071" calcext:value-type="float">
            <text:p>0,0091336957</text:p>
          </table:table-cell>
          <table:table-cell table:formula="of:=([.K45]-[.P45])/(1+[.P45])" office:value-type="float" office:value="0.0159674735067344" calcext:value-type="float">
            <text:p>0,0159674735</text:p>
          </table:table-cell>
          <table:table-cell table:formula="of:=([.L45]-[.P45])/(1+[.P45])" office:value-type="float" office:value="0.0142098387900431" calcext:value-type="float">
            <text:p>0,0142098388</text:p>
          </table:table-cell>
          <table:table-cell table:formula="of:=([.M45]-[.P45])/(1+[.P45])" office:value-type="float" office:value="0.0398242384716497" calcext:value-type="float">
            <text:p>0,0398242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5</text:p>
          </table:table-cell>
          <table:table-cell table:formula="of:=([.D46]-[.P46])/(1+[.P46])" office:value-type="float" office:value="-0.00850401810425953" calcext:value-type="float">
            <text:p>-0,0085040181</text:p>
          </table:table-cell>
          <table:table-cell table:formula="of:=([.E46]-[.P46])/(1+[.P46])" office:value-type="float" office:value="-0.00283448218641874" calcext:value-type="float">
            <text:p>-0,0028344822</text:p>
          </table:table-cell>
          <table:table-cell table:formula="of:=([.F46]-[.P46])/(1+[.P46])" office:value-type="float" office:value="0.0240526141468248" calcext:value-type="float">
            <text:p>0,0240526141</text:p>
          </table:table-cell>
          <table:table-cell table:formula="of:=([.G46]-[.P46])/(1+[.P46])" office:value-type="float" office:value="0.0383306656470304" calcext:value-type="float">
            <text:p>0,0383306656</text:p>
          </table:table-cell>
          <table:table-cell table:formula="of:=([.J46]-[.P46])/(1+[.P46])" office:value-type="float" office:value="-0.00532641840085328" calcext:value-type="float">
            <text:p>-0,0053264184</text:p>
          </table:table-cell>
          <table:table-cell table:formula="of:=([.K46]-[.P46])/(1+[.P46])" office:value-type="float" office:value="0.00472296213485776" calcext:value-type="float">
            <text:p>0,0047229621</text:p>
          </table:table-cell>
          <table:table-cell table:formula="of:=([.L46]-[.P46])/(1+[.P46])" office:value-type="float" office:value="0.0349479765449361" calcext:value-type="float">
            <text:p>0,0349479765</text:p>
          </table:table-cell>
          <table:table-cell table:formula="of:=([.M46]-[.P46])/(1+[.P46])" office:value-type="float" office:value="0.0476359898459315" calcext:value-type="float">
            <text:p>0,04763598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6</text:p>
          </table:table-cell>
          <table:table-cell table:formula="of:=([.D47]-[.P47])/(1+[.P47])" office:value-type="float" office:value="0.00994555428177579" calcext:value-type="float">
            <text:p>0,0099455543</text:p>
          </table:table-cell>
          <table:table-cell table:formula="of:=([.E47]-[.P47])/(1+[.P47])" office:value-type="float" office:value="0.00346129385531891" calcext:value-type="float">
            <text:p>0,0034612939</text:p>
          </table:table-cell>
          <table:table-cell table:formula="of:=([.F47]-[.P47])/(1+[.P47])" office:value-type="float" office:value="0.0459093326132424" calcext:value-type="float">
            <text:p>0,0459093326</text:p>
          </table:table-cell>
          <table:table-cell table:formula="of:=([.G47]-[.P47])/(1+[.P47])" office:value-type="float" office:value="0.0497915507061191" calcext:value-type="float">
            <text:p>0,0497915507</text:p>
          </table:table-cell>
          <table:table-cell table:formula="of:=([.J47]-[.P47])/(1+[.P47])" office:value-type="float" office:value="-0.00527560927635933" calcext:value-type="float">
            <text:p>-0,0052756093</text:p>
          </table:table-cell>
          <table:table-cell table:formula="of:=([.K47]-[.P47])/(1+[.P47])" office:value-type="float" office:value="-0.00167193555058984" calcext:value-type="float">
            <text:p>-0,0016719356</text:p>
          </table:table-cell>
          <table:table-cell table:formula="of:=([.L47]-[.P47])/(1+[.P47])" office:value-type="float" office:value="0.0196572192666261" calcext:value-type="float">
            <text:p>0,0196572193</text:p>
          </table:table-cell>
          <table:table-cell table:formula="of:=([.M47]-[.P47])/(1+[.P47])" office:value-type="float" office:value="0.0246439570932667" calcext:value-type="float">
            <text:p>0,02464395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7</text:p>
          </table:table-cell>
          <table:table-cell table:formula="of:=([.D48]-[.P48])/(1+[.P48])" office:value-type="float" office:value="0.00601644867124379" calcext:value-type="float">
            <text:p>0,0060164487</text:p>
          </table:table-cell>
          <table:table-cell table:formula="of:=([.E48]-[.P48])/(1+[.P48])" office:value-type="float" office:value="0.00514019774443992" calcext:value-type="float">
            <text:p>0,0051401977</text:p>
          </table:table-cell>
          <table:table-cell table:formula="of:=([.F48]-[.P48])/(1+[.P48])" office:value-type="float" office:value="0.0408988894122869" calcext:value-type="float">
            <text:p>0,0408988894</text:p>
          </table:table-cell>
          <table:table-cell table:formula="of:=([.G48]-[.P48])/(1+[.P48])" office:value-type="float" office:value="0.0489994749032908" calcext:value-type="float">
            <text:p>0,0489994749</text:p>
          </table:table-cell>
          <table:table-cell table:formula="of:=([.J48]-[.P48])/(1+[.P48])" office:value-type="float" office:value="0.00901904800091615" calcext:value-type="float">
            <text:p>0,009019048</text:p>
          </table:table-cell>
          <table:table-cell table:formula="of:=([.K48]-[.P48])/(1+[.P48])" office:value-type="float" office:value="-0.00550423659101947" calcext:value-type="float">
            <text:p>-0,0055042366</text:p>
          </table:table-cell>
          <table:table-cell table:formula="of:=([.L48]-[.P48])/(1+[.P48])" office:value-type="float" office:value="0.0204310793021031" calcext:value-type="float">
            <text:p>0,0204310793</text:p>
          </table:table-cell>
          <table:table-cell table:formula="of:=([.M48]-[.P48])/(1+[.P48])" office:value-type="float" office:value="0.03434686325149" calcext:value-type="float">
            <text:p>0,03434686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8</text:p>
          </table:table-cell>
          <table:table-cell table:formula="of:=([.D49]-[.P49])/(1+[.P49])" office:value-type="float" office:value="-0.0024237640813597" calcext:value-type="float">
            <text:p>-0,0024237641</text:p>
          </table:table-cell>
          <table:table-cell table:formula="of:=([.E49]-[.P49])/(1+[.P49])" office:value-type="float" office:value="-0.0035563757229723" calcext:value-type="float">
            <text:p>-0,0035563757</text:p>
          </table:table-cell>
          <table:table-cell table:formula="of:=([.F49]-[.P49])/(1+[.P49])" office:value-type="float" office:value="0.0279915239887031" calcext:value-type="float">
            <text:p>0,027991524</text:p>
          </table:table-cell>
          <table:table-cell table:formula="of:=([.G49]-[.P49])/(1+[.P49])" office:value-type="float" office:value="0.0423749946396974" calcext:value-type="float">
            <text:p>0,0423749946</text:p>
          </table:table-cell>
          <table:table-cell table:formula="of:=([.J49]-[.P49])/(1+[.P49])" office:value-type="float" office:value="0.000668068001777566" calcext:value-type="float">
            <text:p>0,000668068</text:p>
          </table:table-cell>
          <table:table-cell table:formula="of:=([.K49]-[.P49])/(1+[.P49])" office:value-type="float" office:value="-0.00271076112858509" calcext:value-type="float">
            <text:p>-0,0027107611</text:p>
          </table:table-cell>
          <table:table-cell table:formula="of:=([.L49]-[.P49])/(1+[.P49])" office:value-type="float" office:value="0.01016322921246" calcext:value-type="float">
            <text:p>0,0101632292</text:p>
          </table:table-cell>
          <table:table-cell table:formula="of:=([.M49]-[.P49])/(1+[.P49])" office:value-type="float" office:value="0.0128194561267471" calcext:value-type="float">
            <text:p>0,01281945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9</text:p>
          </table:table-cell>
          <table:table-cell table:formula="of:=([.D50]-[.P50])/(1+[.P50])" office:value-type="float" office:value="-0.0122595348998914" calcext:value-type="float">
            <text:p>-0,0122595349</text:p>
          </table:table-cell>
          <table:table-cell table:formula="of:=([.E50]-[.P50])/(1+[.P50])" office:value-type="float" office:value="-0.00412351401580968" calcext:value-type="float">
            <text:p>-0,004123514</text:p>
          </table:table-cell>
          <table:table-cell table:formula="of:=([.F50]-[.P50])/(1+[.P50])" office:value-type="float" office:value="0.039823318189754" calcext:value-type="float">
            <text:p>0,0398233182</text:p>
          </table:table-cell>
          <table:table-cell table:formula="of:=([.G50]-[.P50])/(1+[.P50])" office:value-type="float" office:value="0.0475229628913026" calcext:value-type="float">
            <text:p>0,0475229629</text:p>
          </table:table-cell>
          <table:table-cell table:formula="of:=([.J50]-[.P50])/(1+[.P50])" office:value-type="float" office:value="-0.0285810811321482" calcext:value-type="float">
            <text:p>-0,0285810811</text:p>
          </table:table-cell>
          <table:table-cell table:formula="of:=([.K50]-[.P50])/(1+[.P50])" office:value-type="float" office:value="-0.0104373171452476" calcext:value-type="float">
            <text:p>-0,0104373171</text:p>
          </table:table-cell>
          <table:table-cell table:formula="of:=([.L50]-[.P50])/(1+[.P50])" office:value-type="float" office:value="0.00852336497336206" calcext:value-type="float">
            <text:p>0,008523365</text:p>
          </table:table-cell>
          <table:table-cell table:formula="of:=([.M50]-[.P50])/(1+[.P50])" office:value-type="float" office:value="0.0152898883164174" calcext:value-type="float">
            <text:p>0,01528988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0</text:p>
          </table:table-cell>
          <table:table-cell table:formula="of:=([.D51]-[.P51])/(1+[.P51])" office:value-type="float" office:value="-0.0136456854393437" calcext:value-type="float">
            <text:p>-0,0136456854</text:p>
          </table:table-cell>
          <table:table-cell table:formula="of:=([.E51]-[.P51])/(1+[.P51])" office:value-type="float" office:value="-0.0170005847048295" calcext:value-type="float">
            <text:p>-0,0170005847</text:p>
          </table:table-cell>
          <table:table-cell table:formula="of:=([.F51]-[.P51])/(1+[.P51])" office:value-type="float" office:value="0.0221535548585282" calcext:value-type="float">
            <text:p>0,0221535549</text:p>
          </table:table-cell>
          <table:table-cell table:formula="of:=([.G51]-[.P51])/(1+[.P51])" office:value-type="float" office:value="0.0320076949113361" calcext:value-type="float">
            <text:p>0,0320076949</text:p>
          </table:table-cell>
          <table:table-cell table:formula="of:=([.J51]-[.P51])/(1+[.P51])" office:value-type="float" office:value="-0.0222648106712208" calcext:value-type="float">
            <text:p>-0,0222648107</text:p>
          </table:table-cell>
          <table:table-cell table:formula="of:=([.K51]-[.P51])/(1+[.P51])" office:value-type="float" office:value="-0.0199735245050811" calcext:value-type="float">
            <text:p>-0,0199735245</text:p>
          </table:table-cell>
          <table:table-cell table:formula="of:=([.L51]-[.P51])/(1+[.P51])" office:value-type="float" office:value="-0.0122158317586212" calcext:value-type="float">
            <text:p>-0,0122158318</text:p>
          </table:table-cell>
          <table:table-cell table:formula="of:=([.M51]-[.P51])/(1+[.P51])" office:value-type="float" office:value="-0.0199720185042324" calcext:value-type="float">
            <text:p>-0,01997201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1</text:p>
          </table:table-cell>
          <table:table-cell table:formula="of:=([.D52]-[.P52])/(1+[.P52])" office:value-type="float" office:value="0.000377918015126017" calcext:value-type="float">
            <text:p>0,000377918</text:p>
          </table:table-cell>
          <table:table-cell table:formula="of:=([.E52]-[.P52])/(1+[.P52])" office:value-type="float" office:value="-0.00428525259370427" calcext:value-type="float">
            <text:p>-0,0042852526</text:p>
          </table:table-cell>
          <table:table-cell table:formula="of:=([.F52]-[.P52])/(1+[.P52])" office:value-type="float" office:value="0.037423084814611" calcext:value-type="float">
            <text:p>0,0374230848</text:p>
          </table:table-cell>
          <table:table-cell table:formula="of:=([.G52]-[.P52])/(1+[.P52])" office:value-type="float" office:value="0.0446207914290015" calcext:value-type="float">
            <text:p>0,0446207914</text:p>
          </table:table-cell>
          <table:table-cell table:formula="of:=([.J52]-[.P52])/(1+[.P52])" office:value-type="float" office:value="-0.00213129065357715" calcext:value-type="float">
            <text:p>-0,0021312907</text:p>
          </table:table-cell>
          <table:table-cell table:formula="of:=([.K52]-[.P52])/(1+[.P52])" office:value-type="float" office:value="0.0136661377016002" calcext:value-type="float">
            <text:p>0,0136661377</text:p>
          </table:table-cell>
          <table:table-cell table:formula="of:=([.L52]-[.P52])/(1+[.P52])" office:value-type="float" office:value="0.0150120911947284" calcext:value-type="float">
            <text:p>0,0150120912</text:p>
          </table:table-cell>
          <table:table-cell table:formula="of:=([.M52]-[.P52])/(1+[.P52])" office:value-type="float" office:value="0.0232418630713105" calcext:value-type="float">
            <text:p>0,02324186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2</text:p>
          </table:table-cell>
          <table:table-cell table:formula="of:=([.D53]-[.P53])/(1+[.P53])" office:value-type="float" office:value="-0.00419029939381368" calcext:value-type="float">
            <text:p>-0,0041902994</text:p>
          </table:table-cell>
          <table:table-cell table:formula="of:=([.E53]-[.P53])/(1+[.P53])" office:value-type="float" office:value="0.00210098070938569" calcext:value-type="float">
            <text:p>0,0021009807</text:p>
          </table:table-cell>
          <table:table-cell table:formula="of:=([.F53]-[.P53])/(1+[.P53])" office:value-type="float" office:value="0.0248761507288049" calcext:value-type="float">
            <text:p>0,0248761507</text:p>
          </table:table-cell>
          <table:table-cell table:formula="of:=([.G53]-[.P53])/(1+[.P53])" office:value-type="float" office:value="0.034243528890516" calcext:value-type="float">
            <text:p>0,0342435289</text:p>
          </table:table-cell>
          <table:table-cell table:formula="of:=([.J53]-[.P53])/(1+[.P53])" office:value-type="float" office:value="-0.00337701653856761" calcext:value-type="float">
            <text:p>-0,0033770165</text:p>
          </table:table-cell>
          <table:table-cell table:formula="of:=([.K53]-[.P53])/(1+[.P53])" office:value-type="float" office:value="0.00113609152968965" calcext:value-type="float">
            <text:p>0,0011360915</text:p>
          </table:table-cell>
          <table:table-cell table:formula="of:=([.L53]-[.P53])/(1+[.P53])" office:value-type="float" office:value="0.0167893011435954" calcext:value-type="float">
            <text:p>0,0167893011</text:p>
          </table:table-cell>
          <table:table-cell table:formula="of:=([.M53]-[.P53])/(1+[.P53])" office:value-type="float" office:value="0.0212135101691424" calcext:value-type="float">
            <text:p>0,0212135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3</text:p>
          </table:table-cell>
          <table:table-cell table:formula="of:=([.D54]-[.P54])/(1+[.P54])" office:value-type="float" office:value="0.0122003587818894" calcext:value-type="float">
            <text:p>0,0122003588</text:p>
          </table:table-cell>
          <table:table-cell table:formula="of:=([.E54]-[.P54])/(1+[.P54])" office:value-type="float" office:value="0.00353143424887304" calcext:value-type="float">
            <text:p>0,0035314342</text:p>
          </table:table-cell>
          <table:table-cell table:formula="of:=([.F54]-[.P54])/(1+[.P54])" office:value-type="float" office:value="0.0395713354965574" calcext:value-type="float">
            <text:p>0,0395713355</text:p>
          </table:table-cell>
          <table:table-cell table:formula="of:=([.G54]-[.P54])/(1+[.P54])" office:value-type="float" office:value="0.0472173223552143" calcext:value-type="float">
            <text:p>0,0472173224</text:p>
          </table:table-cell>
          <table:table-cell table:formula="of:=([.J54]-[.P54])/(1+[.P54])" office:value-type="float" office:value="-0.00143814237113366" calcext:value-type="float">
            <text:p>-0,0014381424</text:p>
          </table:table-cell>
          <table:table-cell table:formula="of:=([.K54]-[.P54])/(1+[.P54])" office:value-type="float" office:value="0.0177890216329089" calcext:value-type="float">
            <text:p>0,0177890216</text:p>
          </table:table-cell>
          <table:table-cell table:formula="of:=([.L54]-[.P54])/(1+[.P54])" office:value-type="float" office:value="0.0342065893328838" calcext:value-type="float">
            <text:p>0,0342065893</text:p>
          </table:table-cell>
          <table:table-cell table:formula="of:=([.M54]-[.P54])/(1+[.P54])" office:value-type="float" office:value="0.0380945539015742" calcext:value-type="float">
            <text:p>0,03809455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4</text:p>
          </table:table-cell>
          <table:table-cell table:formula="of:=([.D55]-[.P55])/(1+[.P55])" office:value-type="float" office:value="0.00215982597591464" calcext:value-type="float">
            <text:p>0,002159826</text:p>
          </table:table-cell>
          <table:table-cell table:formula="of:=([.E55]-[.P55])/(1+[.P55])" office:value-type="float" office:value="0.00417521776891983" calcext:value-type="float">
            <text:p>0,0041752178</text:p>
          </table:table-cell>
          <table:table-cell table:formula="of:=([.F55]-[.P55])/(1+[.P55])" office:value-type="float" office:value="0.0421835697328617" calcext:value-type="float">
            <text:p>0,0421835697</text:p>
          </table:table-cell>
          <table:table-cell table:formula="of:=([.G55]-[.P55])/(1+[.P55])" office:value-type="float" office:value="0.0497117238907512" calcext:value-type="float">
            <text:p>0,0497117239</text:p>
          </table:table-cell>
          <table:table-cell table:formula="of:=([.J55]-[.P55])/(1+[.P55])" office:value-type="float" office:value="0.00539421552560478" calcext:value-type="float">
            <text:p>0,0053942155</text:p>
          </table:table-cell>
          <table:table-cell table:formula="of:=([.K55]-[.P55])/(1+[.P55])" office:value-type="float" office:value="0.0157069308156443" calcext:value-type="float">
            <text:p>0,0157069308</text:p>
          </table:table-cell>
          <table:table-cell table:formula="of:=([.L55]-[.P55])/(1+[.P55])" office:value-type="float" office:value="0.0437863879570931" calcext:value-type="float">
            <text:p>0,043786388</text:p>
          </table:table-cell>
          <table:table-cell table:formula="of:=([.M55]-[.P55])/(1+[.P55])" office:value-type="float" office:value="0.0368413199450233" calcext:value-type="float">
            <text:p>0,03684131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5</text:p>
          </table:table-cell>
          <table:table-cell table:formula="of:=([.D56]-[.P56])/(1+[.P56])" office:value-type="float" office:value="0.0324538290986893" calcext:value-type="float">
            <text:p>0,0324538291</text:p>
          </table:table-cell>
          <table:table-cell table:formula="of:=([.E56]-[.P56])/(1+[.P56])" office:value-type="float" office:value="0.0259767317024948" calcext:value-type="float">
            <text:p>0,0259767317</text:p>
          </table:table-cell>
          <table:table-cell table:formula="of:=([.F56]-[.P56])/(1+[.P56])" office:value-type="float" office:value="0.0607588724350014" calcext:value-type="float">
            <text:p>0,0607588724</text:p>
          </table:table-cell>
          <table:table-cell table:formula="of:=([.G56]-[.P56])/(1+[.P56])" office:value-type="float" office:value="0.0681603920283258" calcext:value-type="float">
            <text:p>0,068160392</text:p>
          </table:table-cell>
          <table:table-cell table:formula="of:=([.J56]-[.P56])/(1+[.P56])" office:value-type="float" office:value="0.0366298152189024" calcext:value-type="float">
            <text:p>0,0366298152</text:p>
          </table:table-cell>
          <table:table-cell table:formula="of:=([.K56]-[.P56])/(1+[.P56])" office:value-type="float" office:value="0.0135856525619325" calcext:value-type="float">
            <text:p>0,0135856526</text:p>
          </table:table-cell>
          <table:table-cell table:formula="of:=([.L56]-[.P56])/(1+[.P56])" office:value-type="float" office:value="0.0587985943167046" calcext:value-type="float">
            <text:p>0,0587985943</text:p>
          </table:table-cell>
          <table:table-cell table:formula="of:=([.M56]-[.P56])/(1+[.P56])" office:value-type="float" office:value="0.0559366097123021" calcext:value-type="float">
            <text:p>0,05593660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6</text:p>
          </table:table-cell>
          <table:table-cell table:formula="of:=([.D57]-[.P57])/(1+[.P57])" office:value-type="float" office:value="-0.0100210299929017" calcext:value-type="float">
            <text:p>-0,01002103</text:p>
          </table:table-cell>
          <table:table-cell table:formula="of:=([.E57]-[.P57])/(1+[.P57])" office:value-type="float" office:value="-0.0062183774441029" calcext:value-type="float">
            <text:p>-0,0062183774</text:p>
          </table:table-cell>
          <table:table-cell table:formula="of:=([.F57]-[.P57])/(1+[.P57])" office:value-type="float" office:value="0.0354743023929846" calcext:value-type="float">
            <text:p>0,0354743024</text:p>
          </table:table-cell>
          <table:table-cell table:formula="of:=([.G57]-[.P57])/(1+[.P57])" office:value-type="float" office:value="0.0320383882504469" calcext:value-type="float">
            <text:p>0,0320383883</text:p>
          </table:table-cell>
          <table:table-cell table:formula="of:=([.J57]-[.P57])/(1+[.P57])" office:value-type="float" office:value="0.0137433727901102" calcext:value-type="float">
            <text:p>0,0137433728</text:p>
          </table:table-cell>
          <table:table-cell table:formula="of:=([.K57]-[.P57])/(1+[.P57])" office:value-type="float" office:value="0.00572422179945302" calcext:value-type="float">
            <text:p>0,0057242218</text:p>
          </table:table-cell>
          <table:table-cell table:formula="of:=([.L57]-[.P57])/(1+[.P57])" office:value-type="float" office:value="0.0636302959031243" calcext:value-type="float">
            <text:p>0,0636302959</text:p>
          </table:table-cell>
          <table:table-cell table:formula="of:=([.M57]-[.P57])/(1+[.P57])" office:value-type="float" office:value="0.0268281866985106" calcext:value-type="float">
            <text:p>0,0268281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7</text:p>
          </table:table-cell>
          <table:table-cell table:formula="of:=([.D58]-[.P58])/(1+[.P58])" office:value-type="float" office:value="-0.00795445273096377" calcext:value-type="float">
            <text:p>-0,0079544527</text:p>
          </table:table-cell>
          <table:table-cell table:formula="of:=([.E58]-[.P58])/(1+[.P58])" office:value-type="float" office:value="-0.00687930666615172" calcext:value-type="float">
            <text:p>-0,0068793067</text:p>
          </table:table-cell>
          <table:table-cell table:formula="of:=([.F58]-[.P58])/(1+[.P58])" office:value-type="float" office:value="0.0218430339754865" calcext:value-type="float">
            <text:p>0,021843034</text:p>
          </table:table-cell>
          <table:table-cell table:formula="of:=([.G58]-[.P58])/(1+[.P58])" office:value-type="float" office:value="0.0311720417343721" calcext:value-type="float">
            <text:p>0,0311720417</text:p>
          </table:table-cell>
          <table:table-cell table:formula="of:=([.J58]-[.P58])/(1+[.P58])" office:value-type="float" office:value="-0.00325686524968511" calcext:value-type="float">
            <text:p>-0,0032568652</text:p>
          </table:table-cell>
          <table:table-cell table:formula="of:=([.K58]-[.P58])/(1+[.P58])" office:value-type="float" office:value="0.00297989066035248" calcext:value-type="float">
            <text:p>0,0029798907</text:p>
          </table:table-cell>
          <table:table-cell table:formula="of:=([.L58]-[.P58])/(1+[.P58])" office:value-type="float" office:value="0.0139664862640104" calcext:value-type="float">
            <text:p>0,0139664863</text:p>
          </table:table-cell>
          <table:table-cell table:formula="of:=([.M58]-[.P58])/(1+[.P58])" office:value-type="float" office:value="0.0334148164934487" calcext:value-type="float">
            <text:p>0,0334148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8</text:p>
          </table:table-cell>
          <table:table-cell table:formula="of:=([.D59]-[.P59])/(1+[.P59])" office:value-type="float" office:value="-0.00430200175959431" calcext:value-type="float">
            <text:p>-0,0043020018</text:p>
          </table:table-cell>
          <table:table-cell table:formula="of:=([.E59]-[.P59])/(1+[.P59])" office:value-type="float" office:value="-0.00143232079802252" calcext:value-type="float">
            <text:p>-0,0014323208</text:p>
          </table:table-cell>
          <table:table-cell table:formula="of:=([.F59]-[.P59])/(1+[.P59])" office:value-type="float" office:value="0.0401838056280585" calcext:value-type="float">
            <text:p>0,0401838056</text:p>
          </table:table-cell>
          <table:table-cell table:formula="of:=([.G59]-[.P59])/(1+[.P59])" office:value-type="float" office:value="0.041939976972952" calcext:value-type="float">
            <text:p>0,041939977</text:p>
          </table:table-cell>
          <table:table-cell table:formula="of:=([.J59]-[.P59])/(1+[.P59])" office:value-type="float" office:value="-0.0100472587895805" calcext:value-type="float">
            <text:p>-0,0100472588</text:p>
          </table:table-cell>
          <table:table-cell table:formula="of:=([.K59]-[.P59])/(1+[.P59])" office:value-type="float" office:value="-0.00576227677393511" calcext:value-type="float">
            <text:p>-0,0057622768</text:p>
          </table:table-cell>
          <table:table-cell table:formula="of:=([.L59]-[.P59])/(1+[.P59])" office:value-type="float" office:value="0.0206755659326339" calcext:value-type="float">
            <text:p>0,0206755659</text:p>
          </table:table-cell>
          <table:table-cell table:formula="of:=([.M59]-[.P59])/(1+[.P59])" office:value-type="float" office:value="0.0232273865365458" calcext:value-type="float">
            <text:p>0,0232273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9</text:p>
          </table:table-cell>
          <table:table-cell table:formula="of:=([.D60]-[.P60])/(1+[.P60])" office:value-type="float" office:value="0.00329971733645636" calcext:value-type="float">
            <text:p>0,0032997173</text:p>
          </table:table-cell>
          <table:table-cell table:formula="of:=([.E60]-[.P60])/(1+[.P60])" office:value-type="float" office:value="0.0119592945219179" calcext:value-type="float">
            <text:p>0,0119592945</text:p>
          </table:table-cell>
          <table:table-cell table:formula="of:=([.F60]-[.P60])/(1+[.P60])" office:value-type="float" office:value="0.0348661745959453" calcext:value-type="float">
            <text:p>0,0348661746</text:p>
          </table:table-cell>
          <table:table-cell table:formula="of:=([.G60]-[.P60])/(1+[.P60])" office:value-type="float" office:value="0.0672999486723488" calcext:value-type="float">
            <text:p>0,0672999487</text:p>
          </table:table-cell>
          <table:table-cell table:formula="of:=([.J60]-[.P60])/(1+[.P60])" office:value-type="float" office:value="0.00140064243905143" calcext:value-type="float">
            <text:p>0,0014006424</text:p>
          </table:table-cell>
          <table:table-cell table:formula="of:=([.K60]-[.P60])/(1+[.P60])" office:value-type="float" office:value="0.0134911236900003" calcext:value-type="float">
            <text:p>0,0134911237</text:p>
          </table:table-cell>
          <table:table-cell table:formula="of:=([.L60]-[.P60])/(1+[.P60])" office:value-type="float" office:value="0.0187933423457941" calcext:value-type="float">
            <text:p>0,0187933423</text:p>
          </table:table-cell>
          <table:table-cell table:formula="of:=([.M60]-[.P60])/(1+[.P60])" office:value-type="float" office:value="0.00500861485224625" calcext:value-type="float">
            <text:p>0,0050086149</text:p>
          </table:table-cell>
          <table:table-cell table:number-columns-repeated="1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rzVND1PP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ndex</text:p>
          </table:table-cell>
          <table:table-cell office:value-type="string" calcext:value-type="string">
            <text:p>rndexPPD</text:p>
          </table:table-cell>
          <table:table-cell office:value-type="string" calcext:value-type="string">
            <text:p>rndin</text:p>
          </table:table-cell>
          <table:table-cell office:value-type="string" calcext:value-type="string">
            <text:p>rndinPPD</text:p>
          </table:table-cell>
          <table:table-cell office:value-type="string" calcext:value-type="string">
            <text:p>rzex</text:p>
          </table:table-cell>
          <table:table-cell office:value-type="string" calcext:value-type="string">
            <text:p>rzexPPD</text:p>
          </table:table-cell>
          <table:table-cell office:value-type="string" calcext:value-type="string">
            <text:p>rzin</text:p>
          </table:table-cell>
          <table:table-cell office:value-type="string" calcext:value-type="string">
            <text:p>rzinPP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1</text:p>
          </table:table-cell>
          <table:table-cell table:formula="of:=([.D2]-[.Q2])/(1+[.Q2])" office:value-type="float" office:value="-0.000513877669689904" calcext:value-type="float">
            <text:p>-0,0005138777</text:p>
          </table:table-cell>
          <table:table-cell table:formula="of:=([.E2]-[.Q2])/(1+[.Q2])" office:value-type="float" office:value="0.0020571408187829" calcext:value-type="float">
            <text:p>0,0020571408</text:p>
          </table:table-cell>
          <table:table-cell table:formula="of:=([.F2]-[.Q2])/(1+[.Q2])" office:value-type="float" office:value="0.0185173358679134" calcext:value-type="float">
            <text:p>0,0185173359</text:p>
          </table:table-cell>
          <table:table-cell table:formula="of:=([.G2]-[.Q2])/(1+[.Q2])" office:value-type="float" office:value="0.0231341800855958" calcext:value-type="float">
            <text:p>0,0231341801</text:p>
          </table:table-cell>
          <table:table-cell table:formula="of:=([.J2]-[.Q2])/(1+[.Q2])" office:value-type="float" office:value="0.0087230710457214" calcext:value-type="float">
            <text:p>0,008723071</text:p>
          </table:table-cell>
          <table:table-cell table:formula="of:=([.K2]-[.Q2])/(1+[.Q2])" office:value-type="float" office:value="0.0122783105458936" calcext:value-type="float">
            <text:p>0,0122783105</text:p>
          </table:table-cell>
          <table:table-cell table:formula="of:=([.L2]-[.Q2])/(1+[.Q2])" office:value-type="float" office:value="0.0234047833294594" calcext:value-type="float">
            <text:p>0,0234047833</text:p>
          </table:table-cell>
          <table:table-cell table:formula="of:=([.M2]-[.Q2])/(1+[.Q2])" office:value-type="float" office:value="0.0212011216897609" calcext:value-type="float">
            <text:p>0,02120112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2</text:p>
          </table:table-cell>
          <table:table-cell table:formula="of:=([.D3]-[.Q3])/(1+[.Q3])" office:value-type="float" office:value="0.00598534266325336" calcext:value-type="float">
            <text:p>0,0059853427</text:p>
          </table:table-cell>
          <table:table-cell table:formula="of:=([.E3]-[.Q3])/(1+[.Q3])" office:value-type="float" office:value="0.0098887473745622" calcext:value-type="float">
            <text:p>0,0098887474</text:p>
          </table:table-cell>
          <table:table-cell table:formula="of:=([.F3]-[.Q3])/(1+[.Q3])" office:value-type="float" office:value="0.0234375873619609" calcext:value-type="float">
            <text:p>0,0234375874</text:p>
          </table:table-cell>
          <table:table-cell table:formula="of:=([.G3]-[.Q3])/(1+[.Q3])" office:value-type="float" office:value="0.0216300021169309" calcext:value-type="float">
            <text:p>0,0216300021</text:p>
          </table:table-cell>
          <table:table-cell table:formula="of:=([.J3]-[.Q3])/(1+[.Q3])" office:value-type="float" office:value="0.0171240047243421" calcext:value-type="float">
            <text:p>0,0171240047</text:p>
          </table:table-cell>
          <table:table-cell table:formula="of:=([.K3]-[.Q3])/(1+[.Q3])" office:value-type="float" office:value="-0.0127155635297143" calcext:value-type="float">
            <text:p>-0,0127155635</text:p>
          </table:table-cell>
          <table:table-cell table:formula="of:=([.L3]-[.Q3])/(1+[.Q3])" office:value-type="float" office:value="0.0225221786111314" calcext:value-type="float">
            <text:p>0,0225221786</text:p>
          </table:table-cell>
          <table:table-cell table:formula="of:=([.M3]-[.Q3])/(1+[.Q3])" office:value-type="float" office:value="0.0350301942216654" calcext:value-type="float">
            <text:p>0,03503019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3</text:p>
          </table:table-cell>
          <table:table-cell table:formula="of:=([.D4]-[.Q4])/(1+[.Q4])" office:value-type="float" office:value="0.00494289617237834" calcext:value-type="float">
            <text:p>0,0049428962</text:p>
          </table:table-cell>
          <table:table-cell table:formula="of:=([.E4]-[.Q4])/(1+[.Q4])" office:value-type="float" office:value="0.0057542142580276" calcext:value-type="float">
            <text:p>0,0057542143</text:p>
          </table:table-cell>
          <table:table-cell table:formula="of:=([.F4]-[.Q4])/(1+[.Q4])" office:value-type="float" office:value="0.0187707171548734" calcext:value-type="float">
            <text:p>0,0187707172</text:p>
          </table:table-cell>
          <table:table-cell table:formula="of:=([.G4]-[.Q4])/(1+[.Q4])" office:value-type="float" office:value="0.021096882700144" calcext:value-type="float">
            <text:p>0,0210968827</text:p>
          </table:table-cell>
          <table:table-cell table:formula="of:=([.J4]-[.Q4])/(1+[.Q4])" office:value-type="float" office:value="-0.00144131117517368" calcext:value-type="float">
            <text:p>-0,0014413112</text:p>
          </table:table-cell>
          <table:table-cell table:formula="of:=([.K4]-[.Q4])/(1+[.Q4])" office:value-type="float" office:value="-0.00248929998682152" calcext:value-type="float">
            <text:p>-0,0024893</text:p>
          </table:table-cell>
          <table:table-cell table:formula="of:=([.L4]-[.Q4])/(1+[.Q4])" office:value-type="float" office:value="0.0131651235980453" calcext:value-type="float">
            <text:p>0,0131651236</text:p>
          </table:table-cell>
          <table:table-cell table:formula="of:=([.M4]-[.Q4])/(1+[.Q4])" office:value-type="float" office:value="0.00906624980624157" calcext:value-type="float">
            <text:p>0,00906624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4</text:p>
          </table:table-cell>
          <table:table-cell table:formula="of:=([.D5]-[.Q5])/(1+[.Q5])" office:value-type="float" office:value="0.0220589197266457" calcext:value-type="float">
            <text:p>0,0220589197</text:p>
          </table:table-cell>
          <table:table-cell table:formula="of:=([.E5]-[.Q5])/(1+[.Q5])" office:value-type="float" office:value="0.0179877023423468" calcext:value-type="float">
            <text:p>0,0179877023</text:p>
          </table:table-cell>
          <table:table-cell table:formula="of:=([.F5]-[.Q5])/(1+[.Q5])" office:value-type="float" office:value="0.0499331054561179" calcext:value-type="float">
            <text:p>0,0499331055</text:p>
          </table:table-cell>
          <table:table-cell table:formula="of:=([.G5]-[.Q5])/(1+[.Q5])" office:value-type="float" office:value="0.0566545291506464" calcext:value-type="float">
            <text:p>0,0566545292</text:p>
          </table:table-cell>
          <table:table-cell table:formula="of:=([.J5]-[.Q5])/(1+[.Q5])" office:value-type="float" office:value="0.0149464868240717" calcext:value-type="float">
            <text:p>0,0149464868</text:p>
          </table:table-cell>
          <table:table-cell table:formula="of:=([.K5]-[.Q5])/(1+[.Q5])" office:value-type="float" office:value="0.0111467626257365" calcext:value-type="float">
            <text:p>0,0111467626</text:p>
          </table:table-cell>
          <table:table-cell table:formula="of:=([.L5]-[.Q5])/(1+[.Q5])" office:value-type="float" office:value="0.0496527592314815" calcext:value-type="float">
            <text:p>0,0496527592</text:p>
          </table:table-cell>
          <table:table-cell table:formula="of:=([.M5]-[.Q5])/(1+[.Q5])" office:value-type="float" office:value="0.0127950016924059" calcext:value-type="float">
            <text:p>0,01279500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5</text:p>
          </table:table-cell>
          <table:table-cell table:formula="of:=([.D6]-[.Q6])/(1+[.Q6])" office:value-type="float" office:value="0.00906317214394784" calcext:value-type="float">
            <text:p>0,0090631721</text:p>
          </table:table-cell>
          <table:table-cell table:formula="of:=([.E6]-[.Q6])/(1+[.Q6])" office:value-type="float" office:value="0.0141203904283813" calcext:value-type="float">
            <text:p>0,0141203904</text:p>
          </table:table-cell>
          <table:table-cell table:formula="of:=([.F6]-[.Q6])/(1+[.Q6])" office:value-type="float" office:value="0.0173736393447674" calcext:value-type="float">
            <text:p>0,0173736393</text:p>
          </table:table-cell>
          <table:table-cell table:formula="of:=([.G6]-[.Q6])/(1+[.Q6])" office:value-type="float" office:value="0.0326574585954514" calcext:value-type="float">
            <text:p>0,0326574586</text:p>
          </table:table-cell>
          <table:table-cell table:formula="of:=([.J6]-[.Q6])/(1+[.Q6])" office:value-type="float" office:value="-0.00616769395775687" calcext:value-type="float">
            <text:p>-0,006167694</text:p>
          </table:table-cell>
          <table:table-cell table:formula="of:=([.K6]-[.Q6])/(1+[.Q6])" office:value-type="float" office:value="-0.000586143219975083" calcext:value-type="float">
            <text:p>-0,0005861432</text:p>
          </table:table-cell>
          <table:table-cell table:formula="of:=([.L6]-[.Q6])/(1+[.Q6])" office:value-type="float" office:value="0.00971844329295415" calcext:value-type="float">
            <text:p>0,0097184433</text:p>
          </table:table-cell>
          <table:table-cell table:formula="of:=([.M6]-[.Q6])/(1+[.Q6])" office:value-type="float" office:value="0.0322510672466481" calcext:value-type="float">
            <text:p>0,03225106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6</text:p>
          </table:table-cell>
          <table:table-cell table:formula="of:=([.D7]-[.Q7])/(1+[.Q7])" office:value-type="float" office:value="0.00900197785988203" calcext:value-type="float">
            <text:p>0,0090019779</text:p>
          </table:table-cell>
          <table:table-cell table:formula="of:=([.E7]-[.Q7])/(1+[.Q7])" office:value-type="float" office:value="0.0116404869338812" calcext:value-type="float">
            <text:p>0,0116404869</text:p>
          </table:table-cell>
          <table:table-cell table:formula="of:=([.F7]-[.Q7])/(1+[.Q7])" office:value-type="float" office:value="0.034848952898282" calcext:value-type="float">
            <text:p>0,0348489529</text:p>
          </table:table-cell>
          <table:table-cell table:formula="of:=([.G7]-[.Q7])/(1+[.Q7])" office:value-type="float" office:value="0.0310196596663936" calcext:value-type="float">
            <text:p>0,0310196597</text:p>
          </table:table-cell>
          <table:table-cell table:formula="of:=([.J7]-[.Q7])/(1+[.Q7])" office:value-type="float" office:value="0.0253053555991966" calcext:value-type="float">
            <text:p>0,0253053556</text:p>
          </table:table-cell>
          <table:table-cell table:formula="of:=([.K7]-[.Q7])/(1+[.Q7])" office:value-type="float" office:value="-0.00186690819097939" calcext:value-type="float">
            <text:p>-0,0018669082</text:p>
          </table:table-cell>
          <table:table-cell table:formula="of:=([.L7]-[.Q7])/(1+[.Q7])" office:value-type="float" office:value="0.00210905539039326" calcext:value-type="float">
            <text:p>0,0021090554</text:p>
          </table:table-cell>
          <table:table-cell table:formula="of:=([.M7]-[.Q7])/(1+[.Q7])" office:value-type="float" office:value="0.00918047382600946" calcext:value-type="float">
            <text:p>0,00918047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7</text:p>
          </table:table-cell>
          <table:table-cell table:formula="of:=([.D8]-[.Q8])/(1+[.Q8])" office:value-type="float" office:value="0.0062005551274757" calcext:value-type="float">
            <text:p>0,0062005551</text:p>
          </table:table-cell>
          <table:table-cell table:formula="of:=([.E8]-[.Q8])/(1+[.Q8])" office:value-type="float" office:value="0.00683747744776527" calcext:value-type="float">
            <text:p>0,0068374774</text:p>
          </table:table-cell>
          <table:table-cell table:formula="of:=([.F8]-[.Q8])/(1+[.Q8])" office:value-type="float" office:value="0.0422852892570601" calcext:value-type="float">
            <text:p>0,0422852893</text:p>
          </table:table-cell>
          <table:table-cell table:formula="of:=([.G8]-[.Q8])/(1+[.Q8])" office:value-type="float" office:value="0.0498485125107397" calcext:value-type="float">
            <text:p>0,0498485125</text:p>
          </table:table-cell>
          <table:table-cell table:formula="of:=([.J8]-[.Q8])/(1+[.Q8])" office:value-type="float" office:value="0.00112197578961424" calcext:value-type="float">
            <text:p>0,0011219758</text:p>
          </table:table-cell>
          <table:table-cell table:formula="of:=([.K8]-[.Q8])/(1+[.Q8])" office:value-type="float" office:value="-0.00619032111717546" calcext:value-type="float">
            <text:p>-0,0061903211</text:p>
          </table:table-cell>
          <table:table-cell table:formula="of:=([.L8]-[.Q8])/(1+[.Q8])" office:value-type="float" office:value="0.00488056089327849" calcext:value-type="float">
            <text:p>0,0048805609</text:p>
          </table:table-cell>
          <table:table-cell table:formula="of:=([.M8]-[.Q8])/(1+[.Q8])" office:value-type="float" office:value="-0.00348535633810119" calcext:value-type="float">
            <text:p>-0,00348535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8</text:p>
          </table:table-cell>
          <table:table-cell table:formula="of:=([.D9]-[.Q9])/(1+[.Q9])" office:value-type="float" office:value="0.016889559226087" calcext:value-type="float">
            <text:p>0,0168895592</text:p>
          </table:table-cell>
          <table:table-cell table:formula="of:=([.E9]-[.Q9])/(1+[.Q9])" office:value-type="float" office:value="0.0244711055830056" calcext:value-type="float">
            <text:p>0,0244711056</text:p>
          </table:table-cell>
          <table:table-cell table:formula="of:=([.F9]-[.Q9])/(1+[.Q9])" office:value-type="float" office:value="0.0389623376051006" calcext:value-type="float">
            <text:p>0,0389623376</text:p>
          </table:table-cell>
          <table:table-cell table:formula="of:=([.G9]-[.Q9])/(1+[.Q9])" office:value-type="float" office:value="0.0398531896243554" calcext:value-type="float">
            <text:p>0,0398531896</text:p>
          </table:table-cell>
          <table:table-cell table:formula="of:=([.J9]-[.Q9])/(1+[.Q9])" office:value-type="float" office:value="-0.000642381089961752" calcext:value-type="float">
            <text:p>-0,0006423811</text:p>
          </table:table-cell>
          <table:table-cell table:formula="of:=([.K9]-[.Q9])/(1+[.Q9])" office:value-type="float" office:value="0.025227585463912" calcext:value-type="float">
            <text:p>0,0252275855</text:p>
          </table:table-cell>
          <table:table-cell table:formula="of:=([.L9]-[.Q9])/(1+[.Q9])" office:value-type="float" office:value="0.0190743796796419" calcext:value-type="float">
            <text:p>0,0190743797</text:p>
          </table:table-cell>
          <table:table-cell table:formula="of:=([.M9]-[.Q9])/(1+[.Q9])" office:value-type="float" office:value="0.00182597241061854" calcext:value-type="float">
            <text:p>0,00182597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9</text:p>
          </table:table-cell>
          <table:table-cell table:formula="of:=([.D10]-[.Q10])/(1+[.Q10])" office:value-type="float" office:value="0.013382998469474" calcext:value-type="float">
            <text:p>0,0133829985</text:p>
          </table:table-cell>
          <table:table-cell table:formula="of:=([.E10]-[.Q10])/(1+[.Q10])" office:value-type="float" office:value="0.0137101567747649" calcext:value-type="float">
            <text:p>0,0137101568</text:p>
          </table:table-cell>
          <table:table-cell table:formula="of:=([.F10]-[.Q10])/(1+[.Q10])" office:value-type="float" office:value="0.0345746801223993" calcext:value-type="float">
            <text:p>0,0345746801</text:p>
          </table:table-cell>
          <table:table-cell table:formula="of:=([.G10]-[.Q10])/(1+[.Q10])" office:value-type="float" office:value="0.0350968321578843" calcext:value-type="float">
            <text:p>0,0350968322</text:p>
          </table:table-cell>
          <table:table-cell table:formula="of:=([.J10]-[.Q10])/(1+[.Q10])" office:value-type="float" office:value="0.000900195158814525" calcext:value-type="float">
            <text:p>0,0009001952</text:p>
          </table:table-cell>
          <table:table-cell table:formula="of:=([.K10]-[.Q10])/(1+[.Q10])" office:value-type="float" office:value="0.00211239970762594" calcext:value-type="float">
            <text:p>0,0021123997</text:p>
          </table:table-cell>
          <table:table-cell table:formula="of:=([.L10]-[.Q10])/(1+[.Q10])" office:value-type="float" office:value="0.0010697464799893" calcext:value-type="float">
            <text:p>0,0010697465</text:p>
          </table:table-cell>
          <table:table-cell table:formula="of:=([.M10]-[.Q10])/(1+[.Q10])" office:value-type="float" office:value="0.0008917467252852" calcext:value-type="float">
            <text:p>0,00089174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0</text:p>
          </table:table-cell>
          <table:table-cell table:formula="of:=([.D11]-[.Q11])/(1+[.Q11])" office:value-type="float" office:value="0.000207471003802284" calcext:value-type="float">
            <text:p>0,000207471</text:p>
          </table:table-cell>
          <table:table-cell table:formula="of:=([.E11]-[.Q11])/(1+[.Q11])" office:value-type="float" office:value="0.00254499696423945" calcext:value-type="float">
            <text:p>0,002544997</text:p>
          </table:table-cell>
          <table:table-cell table:formula="of:=([.F11]-[.Q11])/(1+[.Q11])" office:value-type="float" office:value="0.0275351111834018" calcext:value-type="float">
            <text:p>0,0275351112</text:p>
          </table:table-cell>
          <table:table-cell table:formula="of:=([.G11]-[.Q11])/(1+[.Q11])" office:value-type="float" office:value="0.0190978604407851" calcext:value-type="float">
            <text:p>0,0190978604</text:p>
          </table:table-cell>
          <table:table-cell table:formula="of:=([.J11]-[.Q11])/(1+[.Q11])" office:value-type="float" office:value="-0.00370733684308335" calcext:value-type="float">
            <text:p>-0,0037073368</text:p>
          </table:table-cell>
          <table:table-cell table:formula="of:=([.K11]-[.Q11])/(1+[.Q11])" office:value-type="float" office:value="0.0190110278372384" calcext:value-type="float">
            <text:p>0,0190110278</text:p>
          </table:table-cell>
          <table:table-cell table:formula="of:=([.L11]-[.Q11])/(1+[.Q11])" office:value-type="float" office:value="0.00660285162519919" calcext:value-type="float">
            <text:p>0,0066028516</text:p>
          </table:table-cell>
          <table:table-cell table:formula="of:=([.M11]-[.Q11])/(1+[.Q11])" office:value-type="float" office:value="0.0397149533856698" calcext:value-type="float">
            <text:p>0,03971495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1</text:p>
          </table:table-cell>
          <table:table-cell table:formula="of:=([.D12]-[.Q12])/(1+[.Q12])" office:value-type="float" office:value="0.00717519306447317" calcext:value-type="float">
            <text:p>0,0071751931</text:p>
          </table:table-cell>
          <table:table-cell table:formula="of:=([.E12]-[.Q12])/(1+[.Q12])" office:value-type="float" office:value="0.00377967955929104" calcext:value-type="float">
            <text:p>0,0037796796</text:p>
          </table:table-cell>
          <table:table-cell table:formula="of:=([.F12]-[.Q12])/(1+[.Q12])" office:value-type="float" office:value="0.0210679255477871" calcext:value-type="float">
            <text:p>0,0210679255</text:p>
          </table:table-cell>
          <table:table-cell table:formula="of:=([.G12]-[.Q12])/(1+[.Q12])" office:value-type="float" office:value="0.0200502190993864" calcext:value-type="float">
            <text:p>0,0200502191</text:p>
          </table:table-cell>
          <table:table-cell table:formula="of:=([.J12]-[.Q12])/(1+[.Q12])" office:value-type="float" office:value="-0.000643209814229175" calcext:value-type="float">
            <text:p>-0,0006432098</text:p>
          </table:table-cell>
          <table:table-cell table:formula="of:=([.K12]-[.Q12])/(1+[.Q12])" office:value-type="float" office:value="0.0107836271966746" calcext:value-type="float">
            <text:p>0,0107836272</text:p>
          </table:table-cell>
          <table:table-cell table:formula="of:=([.L12]-[.Q12])/(1+[.Q12])" office:value-type="float" office:value="0.0112556882780136" calcext:value-type="float">
            <text:p>0,0112556883</text:p>
          </table:table-cell>
          <table:table-cell table:formula="of:=([.M12]-[.Q12])/(1+[.Q12])" office:value-type="float" office:value="0.0176932012954702" calcext:value-type="float">
            <text:p>0,01769320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2</text:p>
          </table:table-cell>
          <table:table-cell table:formula="of:=([.D13]-[.Q13])/(1+[.Q13])" office:value-type="float" office:value="0.01134991508075" calcext:value-type="float">
            <text:p>0,0113499151</text:p>
          </table:table-cell>
          <table:table-cell table:formula="of:=([.E13]-[.Q13])/(1+[.Q13])" office:value-type="float" office:value="0.00713172173827938" calcext:value-type="float">
            <text:p>0,0071317217</text:p>
          </table:table-cell>
          <table:table-cell table:formula="of:=([.F13]-[.Q13])/(1+[.Q13])" office:value-type="float" office:value="0.0269779310928737" calcext:value-type="float">
            <text:p>0,0269779311</text:p>
          </table:table-cell>
          <table:table-cell table:formula="of:=([.G13]-[.Q13])/(1+[.Q13])" office:value-type="float" office:value="0.0403338279997779" calcext:value-type="float">
            <text:p>0,040333828</text:p>
          </table:table-cell>
          <table:table-cell table:formula="of:=([.J13]-[.Q13])/(1+[.Q13])" office:value-type="float" office:value="0.0421321237114043" calcext:value-type="float">
            <text:p>0,0421321237</text:p>
          </table:table-cell>
          <table:table-cell table:formula="of:=([.K13]-[.Q13])/(1+[.Q13])" office:value-type="float" office:value="0.0114895376299276" calcext:value-type="float">
            <text:p>0,0114895376</text:p>
          </table:table-cell>
          <table:table-cell table:formula="of:=([.L13]-[.Q13])/(1+[.Q13])" office:value-type="float" office:value="0.033453096727162" calcext:value-type="float">
            <text:p>0,0334530967</text:p>
          </table:table-cell>
          <table:table-cell table:formula="of:=([.M13]-[.Q13])/(1+[.Q13])" office:value-type="float" office:value="0.0405299598143389" calcext:value-type="float">
            <text:p>0,04052995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3</text:p>
          </table:table-cell>
          <table:table-cell table:formula="of:=([.D14]-[.Q14])/(1+[.Q14])" office:value-type="float" office:value="-0.00292727742154699" calcext:value-type="float">
            <text:p>-0,0029272774</text:p>
          </table:table-cell>
          <table:table-cell table:formula="of:=([.E14]-[.Q14])/(1+[.Q14])" office:value-type="float" office:value="-0.00236747782444582" calcext:value-type="float">
            <text:p>-0,0023674778</text:p>
          </table:table-cell>
          <table:table-cell table:formula="of:=([.F14]-[.Q14])/(1+[.Q14])" office:value-type="float" office:value="0.0306782040993746" calcext:value-type="float">
            <text:p>0,0306782041</text:p>
          </table:table-cell>
          <table:table-cell table:formula="of:=([.G14]-[.Q14])/(1+[.Q14])" office:value-type="float" office:value="0.0234926424903774" calcext:value-type="float">
            <text:p>0,0234926425</text:p>
          </table:table-cell>
          <table:table-cell table:formula="of:=([.J14]-[.Q14])/(1+[.Q14])" office:value-type="float" office:value="0.0322137309504798" calcext:value-type="float">
            <text:p>0,032213731</text:p>
          </table:table-cell>
          <table:table-cell table:formula="of:=([.K14]-[.Q14])/(1+[.Q14])" office:value-type="float" office:value="0.0166155828808079" calcext:value-type="float">
            <text:p>0,0166155829</text:p>
          </table:table-cell>
          <table:table-cell table:formula="of:=([.L14]-[.Q14])/(1+[.Q14])" office:value-type="float" office:value="0.0174145313146748" calcext:value-type="float">
            <text:p>0,0174145313</text:p>
          </table:table-cell>
          <table:table-cell table:formula="of:=([.M14]-[.Q14])/(1+[.Q14])" office:value-type="float" office:value="0.00741782295926405" calcext:value-type="float">
            <text:p>0,0074178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4</text:p>
          </table:table-cell>
          <table:table-cell table:formula="of:=([.D15]-[.Q15])/(1+[.Q15])" office:value-type="float" office:value="0.0130783978869765" calcext:value-type="float">
            <text:p>0,0130783979</text:p>
          </table:table-cell>
          <table:table-cell table:formula="of:=([.E15]-[.Q15])/(1+[.Q15])" office:value-type="float" office:value="0.0179676765710737" calcext:value-type="float">
            <text:p>0,0179676766</text:p>
          </table:table-cell>
          <table:table-cell table:formula="of:=([.F15]-[.Q15])/(1+[.Q15])" office:value-type="float" office:value="0.0456218682928631" calcext:value-type="float">
            <text:p>0,0456218683</text:p>
          </table:table-cell>
          <table:table-cell table:formula="of:=([.G15]-[.Q15])/(1+[.Q15])" office:value-type="float" office:value="0.0394041331450279" calcext:value-type="float">
            <text:p>0,0394041331</text:p>
          </table:table-cell>
          <table:table-cell table:formula="of:=([.J15]-[.Q15])/(1+[.Q15])" office:value-type="float" office:value="0.0205922477002636" calcext:value-type="float">
            <text:p>0,0205922477</text:p>
          </table:table-cell>
          <table:table-cell table:formula="of:=([.K15]-[.Q15])/(1+[.Q15])" office:value-type="float" office:value="0.0220060044356141" calcext:value-type="float">
            <text:p>0,0220060044</text:p>
          </table:table-cell>
          <table:table-cell table:formula="of:=([.L15]-[.Q15])/(1+[.Q15])" office:value-type="float" office:value="0.048955809378418" calcext:value-type="float">
            <text:p>0,0489558094</text:p>
          </table:table-cell>
          <table:table-cell table:formula="of:=([.M15]-[.Q15])/(1+[.Q15])" office:value-type="float" office:value="0.0379323370496111" calcext:value-type="float">
            <text:p>0,0379323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5</text:p>
          </table:table-cell>
          <table:table-cell table:formula="of:=([.D16]-[.Q16])/(1+[.Q16])" office:value-type="float" office:value="0.0149379520760757" calcext:value-type="float">
            <text:p>0,0149379521</text:p>
          </table:table-cell>
          <table:table-cell table:formula="of:=([.E16]-[.Q16])/(1+[.Q16])" office:value-type="float" office:value="0.0124130919409742" calcext:value-type="float">
            <text:p>0,0124130919</text:p>
          </table:table-cell>
          <table:table-cell table:formula="of:=([.F16]-[.Q16])/(1+[.Q16])" office:value-type="float" office:value="0.0392552086382814" calcext:value-type="float">
            <text:p>0,0392552086</text:p>
          </table:table-cell>
          <table:table-cell table:formula="of:=([.G16]-[.Q16])/(1+[.Q16])" office:value-type="float" office:value="0.0317871093892707" calcext:value-type="float">
            <text:p>0,0317871094</text:p>
          </table:table-cell>
          <table:table-cell table:formula="of:=([.J16]-[.Q16])/(1+[.Q16])" office:value-type="float" office:value="0.00255262512096035" calcext:value-type="float">
            <text:p>0,0025526251</text:p>
          </table:table-cell>
          <table:table-cell table:formula="of:=([.K16]-[.Q16])/(1+[.Q16])" office:value-type="float" office:value="0.015811721052104" calcext:value-type="float">
            <text:p>0,0158117211</text:p>
          </table:table-cell>
          <table:table-cell table:formula="of:=([.L16]-[.Q16])/(1+[.Q16])" office:value-type="float" office:value="0.0187702020716187" calcext:value-type="float">
            <text:p>0,0187702021</text:p>
          </table:table-cell>
          <table:table-cell table:formula="of:=([.M16]-[.Q16])/(1+[.Q16])" office:value-type="float" office:value="0.0241291366053866" calcext:value-type="float">
            <text:p>0,02412913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6</text:p>
          </table:table-cell>
          <table:table-cell table:formula="of:=([.D17]-[.Q17])/(1+[.Q17])" office:value-type="float" office:value="0.00891756757712481" calcext:value-type="float">
            <text:p>0,0089175676</text:p>
          </table:table-cell>
          <table:table-cell table:formula="of:=([.E17]-[.Q17])/(1+[.Q17])" office:value-type="float" office:value="-0.000398958599858763" calcext:value-type="float">
            <text:p>-0,0003989586</text:p>
          </table:table-cell>
          <table:table-cell table:formula="of:=([.F17]-[.Q17])/(1+[.Q17])" office:value-type="float" office:value="0.0272554215693218" calcext:value-type="float">
            <text:p>0,0272554216</text:p>
          </table:table-cell>
          <table:table-cell table:formula="of:=([.G17]-[.Q17])/(1+[.Q17])" office:value-type="float" office:value="0.0239952574498834" calcext:value-type="float">
            <text:p>0,0239952574</text:p>
          </table:table-cell>
          <table:table-cell table:formula="of:=([.J17]-[.Q17])/(1+[.Q17])" office:value-type="float" office:value="0.0268652791988431" calcext:value-type="float">
            <text:p>0,0268652792</text:p>
          </table:table-cell>
          <table:table-cell table:formula="of:=([.K17]-[.Q17])/(1+[.Q17])" office:value-type="float" office:value="0.0106785851753844" calcext:value-type="float">
            <text:p>0,0106785852</text:p>
          </table:table-cell>
          <table:table-cell table:formula="of:=([.L17]-[.Q17])/(1+[.Q17])" office:value-type="float" office:value="0.0202042788164512" calcext:value-type="float">
            <text:p>0,0202042788</text:p>
          </table:table-cell>
          <table:table-cell table:formula="of:=([.M17]-[.Q17])/(1+[.Q17])" office:value-type="float" office:value="-0.00646597763797326" calcext:value-type="float">
            <text:p>-0,00646597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7</text:p>
          </table:table-cell>
          <table:table-cell table:formula="of:=([.D18]-[.Q18])/(1+[.Q18])" office:value-type="float" office:value="-0.00710803823719362" calcext:value-type="float">
            <text:p>-0,0071080382</text:p>
          </table:table-cell>
          <table:table-cell table:formula="of:=([.E18]-[.Q18])/(1+[.Q18])" office:value-type="float" office:value="-0.0153179347486015" calcext:value-type="float">
            <text:p>-0,0153179347</text:p>
          </table:table-cell>
          <table:table-cell table:formula="of:=([.F18]-[.Q18])/(1+[.Q18])" office:value-type="float" office:value="0.0149588969509376" calcext:value-type="float">
            <text:p>0,014958897</text:p>
          </table:table-cell>
          <table:table-cell table:formula="of:=([.G18]-[.Q18])/(1+[.Q18])" office:value-type="float" office:value="0.0139068128630908" calcext:value-type="float">
            <text:p>0,0139068129</text:p>
          </table:table-cell>
          <table:table-cell table:formula="of:=([.J18]-[.Q18])/(1+[.Q18])" office:value-type="float" office:value="-0.0242501732141686" calcext:value-type="float">
            <text:p>-0,0242501732</text:p>
          </table:table-cell>
          <table:table-cell table:formula="of:=([.K18]-[.Q18])/(1+[.Q18])" office:value-type="float" office:value="-0.00837846508923895" calcext:value-type="float">
            <text:p>-0,0083784651</text:p>
          </table:table-cell>
          <table:table-cell table:formula="of:=([.L18]-[.Q18])/(1+[.Q18])" office:value-type="float" office:value="-0.00531161674521191" calcext:value-type="float">
            <text:p>-0,0053116167</text:p>
          </table:table-cell>
          <table:table-cell table:formula="of:=([.M18]-[.Q18])/(1+[.Q18])" office:value-type="float" office:value="0.000416112198031861" calcext:value-type="float">
            <text:p>0,0004161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8</text:p>
          </table:table-cell>
          <table:table-cell table:formula="of:=([.D19]-[.Q19])/(1+[.Q19])" office:value-type="float" office:value="0.0134459635316992" calcext:value-type="float">
            <text:p>0,0134459635</text:p>
          </table:table-cell>
          <table:table-cell table:formula="of:=([.E19]-[.Q19])/(1+[.Q19])" office:value-type="float" office:value="0.0148008941010763" calcext:value-type="float">
            <text:p>0,0148008941</text:p>
          </table:table-cell>
          <table:table-cell table:formula="of:=([.F19]-[.Q19])/(1+[.Q19])" office:value-type="float" office:value="0.0319470566228684" calcext:value-type="float">
            <text:p>0,0319470566</text:p>
          </table:table-cell>
          <table:table-cell table:formula="of:=([.G19]-[.Q19])/(1+[.Q19])" office:value-type="float" office:value="0.0349760713333749" calcext:value-type="float">
            <text:p>0,0349760713</text:p>
          </table:table-cell>
          <table:table-cell table:formula="of:=([.J19]-[.Q19])/(1+[.Q19])" office:value-type="float" office:value="0.0038123738155889" calcext:value-type="float">
            <text:p>0,0038123738</text:p>
          </table:table-cell>
          <table:table-cell table:formula="of:=([.K19]-[.Q19])/(1+[.Q19])" office:value-type="float" office:value="0.0276083542078612" calcext:value-type="float">
            <text:p>0,0276083542</text:p>
          </table:table-cell>
          <table:table-cell table:formula="of:=([.L19]-[.Q19])/(1+[.Q19])" office:value-type="float" office:value="0.0307058711302629" calcext:value-type="float">
            <text:p>0,0307058711</text:p>
          </table:table-cell>
          <table:table-cell table:formula="of:=([.M19]-[.Q19])/(1+[.Q19])" office:value-type="float" office:value="0.0156791552676238" calcext:value-type="float">
            <text:p>0,01567915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9</text:p>
          </table:table-cell>
          <table:table-cell table:formula="of:=([.D20]-[.Q20])/(1+[.Q20])" office:value-type="float" office:value="0.0000247569126453749" calcext:value-type="float">
            <text:p>2,47569126453749E-005</text:p>
          </table:table-cell>
          <table:table-cell table:formula="of:=([.E20]-[.Q20])/(1+[.Q20])" office:value-type="float" office:value="-0.00349929808854478" calcext:value-type="float">
            <text:p>-0,0034992981</text:p>
          </table:table-cell>
          <table:table-cell table:formula="of:=([.F20]-[.Q20])/(1+[.Q20])" office:value-type="float" office:value="0.0286088763261204" calcext:value-type="float">
            <text:p>0,0286088763</text:p>
          </table:table-cell>
          <table:table-cell table:formula="of:=([.G20]-[.Q20])/(1+[.Q20])" office:value-type="float" office:value="0.0166251819801658" calcext:value-type="float">
            <text:p>0,016625182</text:p>
          </table:table-cell>
          <table:table-cell table:formula="of:=([.J20]-[.Q20])/(1+[.Q20])" office:value-type="float" office:value="0.00310193519102655" calcext:value-type="float">
            <text:p>0,0031019352</text:p>
          </table:table-cell>
          <table:table-cell table:formula="of:=([.K20]-[.Q20])/(1+[.Q20])" office:value-type="float" office:value="-0.015447831838719" calcext:value-type="float">
            <text:p>-0,0154478318</text:p>
          </table:table-cell>
          <table:table-cell table:formula="of:=([.L20]-[.Q20])/(1+[.Q20])" office:value-type="float" office:value="-0.00411186309831895" calcext:value-type="float">
            <text:p>-0,0041118631</text:p>
          </table:table-cell>
          <table:table-cell table:formula="of:=([.M20]-[.Q20])/(1+[.Q20])" office:value-type="float" office:value="0.016306521018956" calcext:value-type="float">
            <text:p>0,0163065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0</text:p>
          </table:table-cell>
          <table:table-cell table:formula="of:=([.D21]-[.Q21])/(1+[.Q21])" office:value-type="float" office:value="-0.00133632779978056" calcext:value-type="float">
            <text:p>-0,0013363278</text:p>
          </table:table-cell>
          <table:table-cell table:formula="of:=([.E21]-[.Q21])/(1+[.Q21])" office:value-type="float" office:value="-0.0124308964702182" calcext:value-type="float">
            <text:p>-0,0124308965</text:p>
          </table:table-cell>
          <table:table-cell table:formula="of:=([.F21]-[.Q21])/(1+[.Q21])" office:value-type="float" office:value="0.0174035979506847" calcext:value-type="float">
            <text:p>0,017403598</text:p>
          </table:table-cell>
          <table:table-cell table:formula="of:=([.G21]-[.Q21])/(1+[.Q21])" office:value-type="float" office:value="0.0227150009034262" calcext:value-type="float">
            <text:p>0,0227150009</text:p>
          </table:table-cell>
          <table:table-cell table:formula="of:=([.J21]-[.Q21])/(1+[.Q21])" office:value-type="float" office:value="0.00821979706295533" calcext:value-type="float">
            <text:p>0,0082197971</text:p>
          </table:table-cell>
          <table:table-cell table:formula="of:=([.K21]-[.Q21])/(1+[.Q21])" office:value-type="float" office:value="0.00806311429526901" calcext:value-type="float">
            <text:p>0,0080631143</text:p>
          </table:table-cell>
          <table:table-cell table:formula="of:=([.L21]-[.Q21])/(1+[.Q21])" office:value-type="float" office:value="0.0219887357948498" calcext:value-type="float">
            <text:p>0,0219887358</text:p>
          </table:table-cell>
          <table:table-cell table:formula="of:=([.M21]-[.Q21])/(1+[.Q21])" office:value-type="float" office:value="0.0195739162148186" calcext:value-type="float">
            <text:p>0,0195739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1</text:p>
          </table:table-cell>
          <table:table-cell table:formula="of:=([.D22]-[.Q22])/(1+[.Q22])" office:value-type="float" office:value="0.00743876297169232" calcext:value-type="float">
            <text:p>0,007438763</text:p>
          </table:table-cell>
          <table:table-cell table:formula="of:=([.E22]-[.Q22])/(1+[.Q22])" office:value-type="float" office:value="0.00472782638054449" calcext:value-type="float">
            <text:p>0,0047278264</text:p>
          </table:table-cell>
          <table:table-cell table:formula="of:=([.F22]-[.Q22])/(1+[.Q22])" office:value-type="float" office:value="0.0149758355861823" calcext:value-type="float">
            <text:p>0,0149758356</text:p>
          </table:table-cell>
          <table:table-cell table:formula="of:=([.G22]-[.Q22])/(1+[.Q22])" office:value-type="float" office:value="0.031095050870903" calcext:value-type="float">
            <text:p>0,0310950509</text:p>
          </table:table-cell>
          <table:table-cell table:formula="of:=([.J22]-[.Q22])/(1+[.Q22])" office:value-type="float" office:value="-0.0088097969607092" calcext:value-type="float">
            <text:p>-0,008809797</text:p>
          </table:table-cell>
          <table:table-cell table:formula="of:=([.K22]-[.Q22])/(1+[.Q22])" office:value-type="float" office:value="0.0022134126929893" calcext:value-type="float">
            <text:p>0,0022134127</text:p>
          </table:table-cell>
          <table:table-cell table:formula="of:=([.L22]-[.Q22])/(1+[.Q22])" office:value-type="float" office:value="0.0201934753046659" calcext:value-type="float">
            <text:p>0,0201934753</text:p>
          </table:table-cell>
          <table:table-cell table:formula="of:=([.M22]-[.Q22])/(1+[.Q22])" office:value-type="float" office:value="0.00852440985058766" calcext:value-type="float">
            <text:p>0,00852440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2</text:p>
          </table:table-cell>
          <table:table-cell table:formula="of:=([.D23]-[.Q23])/(1+[.Q23])" office:value-type="float" office:value="0.0104784545791482" calcext:value-type="float">
            <text:p>0,0104784546</text:p>
          </table:table-cell>
          <table:table-cell table:formula="of:=([.E23]-[.Q23])/(1+[.Q23])" office:value-type="float" office:value="0.0109399981701086" calcext:value-type="float">
            <text:p>0,0109399982</text:p>
          </table:table-cell>
          <table:table-cell table:formula="of:=([.F23]-[.Q23])/(1+[.Q23])" office:value-type="float" office:value="0.032952584101345" calcext:value-type="float">
            <text:p>0,0329525841</text:p>
          </table:table-cell>
          <table:table-cell table:formula="of:=([.G23]-[.Q23])/(1+[.Q23])" office:value-type="float" office:value="0.0287705843401613" calcext:value-type="float">
            <text:p>0,0287705843</text:p>
          </table:table-cell>
          <table:table-cell table:formula="of:=([.J23]-[.Q23])/(1+[.Q23])" office:value-type="float" office:value="0.0119534168570219" calcext:value-type="float">
            <text:p>0,0119534169</text:p>
          </table:table-cell>
          <table:table-cell table:formula="of:=([.K23]-[.Q23])/(1+[.Q23])" office:value-type="float" office:value="0.0120876541257073" calcext:value-type="float">
            <text:p>0,0120876541</text:p>
          </table:table-cell>
          <table:table-cell table:formula="of:=([.L23]-[.Q23])/(1+[.Q23])" office:value-type="float" office:value="0.0302635741501472" calcext:value-type="float">
            <text:p>0,0302635742</text:p>
          </table:table-cell>
          <table:table-cell table:formula="of:=([.M23]-[.Q23])/(1+[.Q23])" office:value-type="float" office:value="0.0180794824198608" calcext:value-type="float">
            <text:p>0,01807948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3</text:p>
          </table:table-cell>
          <table:table-cell table:formula="of:=([.D24]-[.Q24])/(1+[.Q24])" office:value-type="float" office:value="0.0121533371253758" calcext:value-type="float">
            <text:p>0,0121533371</text:p>
          </table:table-cell>
          <table:table-cell table:formula="of:=([.E24]-[.Q24])/(1+[.Q24])" office:value-type="float" office:value="0.0171551182312991" calcext:value-type="float">
            <text:p>0,0171551182</text:p>
          </table:table-cell>
          <table:table-cell table:formula="of:=([.F24]-[.Q24])/(1+[.Q24])" office:value-type="float" office:value="0.0286143929501853" calcext:value-type="float">
            <text:p>0,028614393</text:p>
          </table:table-cell>
          <table:table-cell table:formula="of:=([.G24]-[.Q24])/(1+[.Q24])" office:value-type="float" office:value="0.0377382454059575" calcext:value-type="float">
            <text:p>0,0377382454</text:p>
          </table:table-cell>
          <table:table-cell table:formula="of:=([.J24]-[.Q24])/(1+[.Q24])" office:value-type="float" office:value="0.013236393454516" calcext:value-type="float">
            <text:p>0,0132363935</text:p>
          </table:table-cell>
          <table:table-cell table:formula="of:=([.K24]-[.Q24])/(1+[.Q24])" office:value-type="float" office:value="0.00639467109445482" calcext:value-type="float">
            <text:p>0,0063946711</text:p>
          </table:table-cell>
          <table:table-cell table:formula="of:=([.L24]-[.Q24])/(1+[.Q24])" office:value-type="float" office:value="0.0311935199058401" calcext:value-type="float">
            <text:p>0,0311935199</text:p>
          </table:table-cell>
          <table:table-cell table:formula="of:=([.M24]-[.Q24])/(1+[.Q24])" office:value-type="float" office:value="0.0199908839274227" calcext:value-type="float">
            <text:p>0,01999088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4</text:p>
          </table:table-cell>
          <table:table-cell table:formula="of:=([.D25]-[.Q25])/(1+[.Q25])" office:value-type="float" office:value="-0.0149033672649859" calcext:value-type="float">
            <text:p>-0,0149033673</text:p>
          </table:table-cell>
          <table:table-cell table:formula="of:=([.E25]-[.Q25])/(1+[.Q25])" office:value-type="float" office:value="-0.0173047356776372" calcext:value-type="float">
            <text:p>-0,0173047357</text:p>
          </table:table-cell>
          <table:table-cell table:formula="of:=([.F25]-[.Q25])/(1+[.Q25])" office:value-type="float" office:value="-0.00229163863855173" calcext:value-type="float">
            <text:p>-0,0022916386</text:p>
          </table:table-cell>
          <table:table-cell table:formula="of:=([.G25]-[.Q25])/(1+[.Q25])" office:value-type="float" office:value="0.0096550840057635" calcext:value-type="float">
            <text:p>0,009655084</text:p>
          </table:table-cell>
          <table:table-cell table:formula="of:=([.J25]-[.Q25])/(1+[.Q25])" office:value-type="float" office:value="-0.0237254896205953" calcext:value-type="float">
            <text:p>-0,0237254896</text:p>
          </table:table-cell>
          <table:table-cell table:formula="of:=([.K25]-[.Q25])/(1+[.Q25])" office:value-type="float" office:value="-0.00823408816498586" calcext:value-type="float">
            <text:p>-0,0082340882</text:p>
          </table:table-cell>
          <table:table-cell table:formula="of:=([.L25]-[.Q25])/(1+[.Q25])" office:value-type="float" office:value="-0.00924371569820279" calcext:value-type="float">
            <text:p>-0,0092437157</text:p>
          </table:table-cell>
          <table:table-cell table:formula="of:=([.M25]-[.Q25])/(1+[.Q25])" office:value-type="float" office:value="0.0334920075729639" calcext:value-type="float">
            <text:p>0,03349200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5</text:p>
          </table:table-cell>
          <table:table-cell table:formula="of:=([.D26]-[.Q26])/(1+[.Q26])" office:value-type="float" office:value="0.00481545366489329" calcext:value-type="float">
            <text:p>0,0048154537</text:p>
          </table:table-cell>
          <table:table-cell table:formula="of:=([.E26]-[.Q26])/(1+[.Q26])" office:value-type="float" office:value="0.0106797095505286" calcext:value-type="float">
            <text:p>0,0106797096</text:p>
          </table:table-cell>
          <table:table-cell table:formula="of:=([.F26]-[.Q26])/(1+[.Q26])" office:value-type="float" office:value="0.0414061144093228" calcext:value-type="float">
            <text:p>0,0414061144</text:p>
          </table:table-cell>
          <table:table-cell table:formula="of:=([.G26]-[.Q26])/(1+[.Q26])" office:value-type="float" office:value="0.0414424739205346" calcext:value-type="float">
            <text:p>0,0414424739</text:p>
          </table:table-cell>
          <table:table-cell table:formula="of:=([.J26]-[.Q26])/(1+[.Q26])" office:value-type="float" office:value="-0.000916841434717226" calcext:value-type="float">
            <text:p>-0,0009168414</text:p>
          </table:table-cell>
          <table:table-cell table:formula="of:=([.K26]-[.Q26])/(1+[.Q26])" office:value-type="float" office:value="0.0234208579487224" calcext:value-type="float">
            <text:p>0,0234208579</text:p>
          </table:table-cell>
          <table:table-cell table:formula="of:=([.L26]-[.Q26])/(1+[.Q26])" office:value-type="float" office:value="0.0415232405147731" calcext:value-type="float">
            <text:p>0,0415232405</text:p>
          </table:table-cell>
          <table:table-cell table:formula="of:=([.M26]-[.Q26])/(1+[.Q26])" office:value-type="float" office:value="0.0496286966715049" calcext:value-type="float">
            <text:p>0,04962869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6</text:p>
          </table:table-cell>
          <table:table-cell table:formula="of:=([.D27]-[.Q27])/(1+[.Q27])" office:value-type="float" office:value="0.00313470027196995" calcext:value-type="float">
            <text:p>0,0031347003</text:p>
          </table:table-cell>
          <table:table-cell table:formula="of:=([.E27]-[.Q27])/(1+[.Q27])" office:value-type="float" office:value="-0.00478733698568439" calcext:value-type="float">
            <text:p>-0,004787337</text:p>
          </table:table-cell>
          <table:table-cell table:formula="of:=([.F27]-[.Q27])/(1+[.Q27])" office:value-type="float" office:value="0.021748603486102" calcext:value-type="float">
            <text:p>0,0217486035</text:p>
          </table:table-cell>
          <table:table-cell table:formula="of:=([.G27]-[.Q27])/(1+[.Q27])" office:value-type="float" office:value="0.0306013789543339" calcext:value-type="float">
            <text:p>0,030601379</text:p>
          </table:table-cell>
          <table:table-cell table:formula="of:=([.J27]-[.Q27])/(1+[.Q27])" office:value-type="float" office:value="0.0181740291991012" calcext:value-type="float">
            <text:p>0,0181740292</text:p>
          </table:table-cell>
          <table:table-cell table:formula="of:=([.K27]-[.Q27])/(1+[.Q27])" office:value-type="float" office:value="0.0186840266706387" calcext:value-type="float">
            <text:p>0,0186840267</text:p>
          </table:table-cell>
          <table:table-cell table:formula="of:=([.L27]-[.Q27])/(1+[.Q27])" office:value-type="float" office:value="0.0263845005923184" calcext:value-type="float">
            <text:p>0,0263845006</text:p>
          </table:table-cell>
          <table:table-cell table:formula="of:=([.M27]-[.Q27])/(1+[.Q27])" office:value-type="float" office:value="0.00822329068813114" calcext:value-type="float">
            <text:p>0,00822329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7</text:p>
          </table:table-cell>
          <table:table-cell table:formula="of:=([.D28]-[.Q28])/(1+[.Q28])" office:value-type="float" office:value="0.0052351618375379" calcext:value-type="float">
            <text:p>0,0052351618</text:p>
          </table:table-cell>
          <table:table-cell table:formula="of:=([.E28]-[.Q28])/(1+[.Q28])" office:value-type="float" office:value="-0.0115746357357595" calcext:value-type="float">
            <text:p>-0,0115746357</text:p>
          </table:table-cell>
          <table:table-cell table:formula="of:=([.F28]-[.Q28])/(1+[.Q28])" office:value-type="float" office:value="0.0278078228158327" calcext:value-type="float">
            <text:p>0,0278078228</text:p>
          </table:table-cell>
          <table:table-cell table:formula="of:=([.G28]-[.Q28])/(1+[.Q28])" office:value-type="float" office:value="0.0207649375057382" calcext:value-type="float">
            <text:p>0,0207649375</text:p>
          </table:table-cell>
          <table:table-cell table:formula="of:=([.J28]-[.Q28])/(1+[.Q28])" office:value-type="float" office:value="-0.000510635879912091" calcext:value-type="float">
            <text:p>-0,0005106359</text:p>
          </table:table-cell>
          <table:table-cell table:formula="of:=([.K28]-[.Q28])/(1+[.Q28])" office:value-type="float" office:value="0.00527243940083992" calcext:value-type="float">
            <text:p>0,0052724394</text:p>
          </table:table-cell>
          <table:table-cell table:formula="of:=([.L28]-[.Q28])/(1+[.Q28])" office:value-type="float" office:value="-0.0265311377770159" calcext:value-type="float">
            <text:p>-0,0265311378</text:p>
          </table:table-cell>
          <table:table-cell table:formula="of:=([.M28]-[.Q28])/(1+[.Q28])" office:value-type="float" office:value="-0.00245355010633639" calcext:value-type="float">
            <text:p>-0,0024535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8</text:p>
          </table:table-cell>
          <table:table-cell table:formula="of:=([.D29]-[.Q29])/(1+[.Q29])" office:value-type="float" office:value="0.00820515559908729" calcext:value-type="float">
            <text:p>0,0082051556</text:p>
          </table:table-cell>
          <table:table-cell table:formula="of:=([.E29]-[.Q29])/(1+[.Q29])" office:value-type="float" office:value="0.0187879093902213" calcext:value-type="float">
            <text:p>0,0187879094</text:p>
          </table:table-cell>
          <table:table-cell table:formula="of:=([.F29]-[.Q29])/(1+[.Q29])" office:value-type="float" office:value="0.035450105042836" calcext:value-type="float">
            <text:p>0,035450105</text:p>
          </table:table-cell>
          <table:table-cell table:formula="of:=([.G29]-[.Q29])/(1+[.Q29])" office:value-type="float" office:value="0.0344395453914503" calcext:value-type="float">
            <text:p>0,0344395454</text:p>
          </table:table-cell>
          <table:table-cell table:formula="of:=([.J29]-[.Q29])/(1+[.Q29])" office:value-type="float" office:value="0.00215407998228231" calcext:value-type="float">
            <text:p>0,00215408</text:p>
          </table:table-cell>
          <table:table-cell table:formula="of:=([.K29]-[.Q29])/(1+[.Q29])" office:value-type="float" office:value="-0.00674434273753952" calcext:value-type="float">
            <text:p>-0,0067443427</text:p>
          </table:table-cell>
          <table:table-cell table:formula="of:=([.L29]-[.Q29])/(1+[.Q29])" office:value-type="float" office:value="0.022989817785382" calcext:value-type="float">
            <text:p>0,0229898178</text:p>
          </table:table-cell>
          <table:table-cell table:formula="of:=([.M29]-[.Q29])/(1+[.Q29])" office:value-type="float" office:value="0.035781726913581" calcext:value-type="float">
            <text:p>0,03578172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9</text:p>
          </table:table-cell>
          <table:table-cell table:formula="of:=([.D30]-[.Q30])/(1+[.Q30])" office:value-type="float" office:value="0.00372533985828207" calcext:value-type="float">
            <text:p>0,0037253399</text:p>
          </table:table-cell>
          <table:table-cell table:formula="of:=([.E30]-[.Q30])/(1+[.Q30])" office:value-type="float" office:value="0.00515051143233565" calcext:value-type="float">
            <text:p>0,0051505114</text:p>
          </table:table-cell>
          <table:table-cell table:formula="of:=([.F30]-[.Q30])/(1+[.Q30])" office:value-type="float" office:value="0.0162377057301786" calcext:value-type="float">
            <text:p>0,0162377057</text:p>
          </table:table-cell>
          <table:table-cell table:formula="of:=([.G30]-[.Q30])/(1+[.Q30])" office:value-type="float" office:value="0.024366282931149" calcext:value-type="float">
            <text:p>0,0243662829</text:p>
          </table:table-cell>
          <table:table-cell table:formula="of:=([.J30]-[.Q30])/(1+[.Q30])" office:value-type="float" office:value="0.0018334001619368" calcext:value-type="float">
            <text:p>0,0018334002</text:p>
          </table:table-cell>
          <table:table-cell table:formula="of:=([.K30]-[.Q30])/(1+[.Q30])" office:value-type="float" office:value="-0.00110750993527173" calcext:value-type="float">
            <text:p>-0,0011075099</text:p>
          </table:table-cell>
          <table:table-cell table:formula="of:=([.L30]-[.Q30])/(1+[.Q30])" office:value-type="float" office:value="-0.0130678625116305" calcext:value-type="float">
            <text:p>-0,0130678625</text:p>
          </table:table-cell>
          <table:table-cell table:formula="of:=([.M30]-[.Q30])/(1+[.Q30])" office:value-type="float" office:value="-0.00165584636749127" calcext:value-type="float">
            <text:p>-0,0016558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30</text:p>
          </table:table-cell>
          <table:table-cell table:formula="of:=([.D31]-[.Q31])/(1+[.Q31])" office:value-type="float" office:value="-0.00537113870288649" calcext:value-type="float">
            <text:p>-0,0053711387</text:p>
          </table:table-cell>
          <table:table-cell table:formula="of:=([.E31]-[.Q31])/(1+[.Q31])" office:value-type="float" office:value="-0.00312814550331122" calcext:value-type="float">
            <text:p>-0,0031281455</text:p>
          </table:table-cell>
          <table:table-cell table:formula="of:=([.F31]-[.Q31])/(1+[.Q31])" office:value-type="float" office:value="0.0231890723680576" calcext:value-type="float">
            <text:p>0,0231890724</text:p>
          </table:table-cell>
          <table:table-cell table:formula="of:=([.G31]-[.Q31])/(1+[.Q31])" office:value-type="float" office:value="0.017842388035426" calcext:value-type="float">
            <text:p>0,017842388</text:p>
          </table:table-cell>
          <table:table-cell table:formula="of:=([.J31]-[.Q31])/(1+[.Q31])" office:value-type="float" office:value="0.0240892808919113" calcext:value-type="float">
            <text:p>0,0240892809</text:p>
          </table:table-cell>
          <table:table-cell table:formula="of:=([.K31]-[.Q31])/(1+[.Q31])" office:value-type="float" office:value="-0.00138421325591815" calcext:value-type="float">
            <text:p>-0,0013842133</text:p>
          </table:table-cell>
          <table:table-cell table:formula="of:=([.L31]-[.Q31])/(1+[.Q31])" office:value-type="float" office:value="0.0142848046105407" calcext:value-type="float">
            <text:p>0,0142848046</text:p>
          </table:table-cell>
          <table:table-cell table:formula="of:=([.M31]-[.Q31])/(1+[.Q31])" office:value-type="float" office:value="0.0225845219755602" calcext:value-type="float">
            <text:p>0,0225845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1</text:p>
          </table:table-cell>
          <table:table-cell table:formula="of:=([.D32]-[.Q32])/(1+[.Q32])" office:value-type="float" office:value="-0.00566553636182913" calcext:value-type="float">
            <text:p>-0,0056655364</text:p>
          </table:table-cell>
          <table:table-cell table:formula="of:=([.E32]-[.Q32])/(1+[.Q32])" office:value-type="float" office:value="-0.00257808189151066" calcext:value-type="float">
            <text:p>-0,0025780819</text:p>
          </table:table-cell>
          <table:table-cell table:formula="of:=([.F32]-[.Q32])/(1+[.Q32])" office:value-type="float" office:value="0.0297658432853772" calcext:value-type="float">
            <text:p>0,0297658433</text:p>
          </table:table-cell>
          <table:table-cell table:formula="of:=([.G32]-[.Q32])/(1+[.Q32])" office:value-type="float" office:value="0.0325043851304579" calcext:value-type="float">
            <text:p>0,0325043851</text:p>
          </table:table-cell>
          <table:table-cell table:formula="of:=([.J32]-[.Q32])/(1+[.Q32])" office:value-type="float" office:value="0.00384515567035206" calcext:value-type="float">
            <text:p>0,0038451557</text:p>
          </table:table-cell>
          <table:table-cell table:formula="of:=([.K32]-[.Q32])/(1+[.Q32])" office:value-type="float" office:value="0.0062469308831323" calcext:value-type="float">
            <text:p>0,0062469309</text:p>
          </table:table-cell>
          <table:table-cell table:formula="of:=([.L32]-[.Q32])/(1+[.Q32])" office:value-type="float" office:value="0.00192940995620326" calcext:value-type="float">
            <text:p>0,00192941</text:p>
          </table:table-cell>
          <table:table-cell table:formula="of:=([.M32]-[.Q32])/(1+[.Q32])" office:value-type="float" office:value="0.0228951966868009" calcext:value-type="float">
            <text:p>0,02289519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2</text:p>
          </table:table-cell>
          <table:table-cell table:formula="of:=([.D33]-[.Q33])/(1+[.Q33])" office:value-type="float" office:value="0.000624536177351393" calcext:value-type="float">
            <text:p>0,0006245362</text:p>
          </table:table-cell>
          <table:table-cell table:formula="of:=([.E33]-[.Q33])/(1+[.Q33])" office:value-type="float" office:value="0.000476745905653223" calcext:value-type="float">
            <text:p>0,0004767459</text:p>
          </table:table-cell>
          <table:table-cell table:formula="of:=([.F33]-[.Q33])/(1+[.Q33])" office:value-type="float" office:value="0.0315948939180419" calcext:value-type="float">
            <text:p>0,0315948939</text:p>
          </table:table-cell>
          <table:table-cell table:formula="of:=([.G33]-[.Q33])/(1+[.Q33])" office:value-type="float" office:value="0.038628406536991" calcext:value-type="float">
            <text:p>0,0386284065</text:p>
          </table:table-cell>
          <table:table-cell table:formula="of:=([.J33]-[.Q33])/(1+[.Q33])" office:value-type="float" office:value="-0.000772230543616927" calcext:value-type="float">
            <text:p>-0,0007722305</text:p>
          </table:table-cell>
          <table:table-cell table:formula="of:=([.K33]-[.Q33])/(1+[.Q33])" office:value-type="float" office:value="0.0129431094727906" calcext:value-type="float">
            <text:p>0,0129431095</text:p>
          </table:table-cell>
          <table:table-cell table:formula="of:=([.L33]-[.Q33])/(1+[.Q33])" office:value-type="float" office:value="0.0471460557260435" calcext:value-type="float">
            <text:p>0,0471460557</text:p>
          </table:table-cell>
          <table:table-cell table:formula="of:=([.M33]-[.Q33])/(1+[.Q33])" office:value-type="float" office:value="0.029680717387981" calcext:value-type="float">
            <text:p>0,02968071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3</text:p>
          </table:table-cell>
          <table:table-cell table:formula="of:=([.D34]-[.Q34])/(1+[.Q34])" office:value-type="float" office:value="-0.00302962007790153" calcext:value-type="float">
            <text:p>-0,0030296201</text:p>
          </table:table-cell>
          <table:table-cell table:formula="of:=([.E34]-[.Q34])/(1+[.Q34])" office:value-type="float" office:value="-0.00367607342827582" calcext:value-type="float">
            <text:p>-0,0036760734</text:p>
          </table:table-cell>
          <table:table-cell table:formula="of:=([.F34]-[.Q34])/(1+[.Q34])" office:value-type="float" office:value="0.0220879168948938" calcext:value-type="float">
            <text:p>0,0220879169</text:p>
          </table:table-cell>
          <table:table-cell table:formula="of:=([.G34]-[.Q34])/(1+[.Q34])" office:value-type="float" office:value="0.0257889051183738" calcext:value-type="float">
            <text:p>0,0257889051</text:p>
          </table:table-cell>
          <table:table-cell table:formula="of:=([.J34]-[.Q34])/(1+[.Q34])" office:value-type="float" office:value="0.00125620017040959" calcext:value-type="float">
            <text:p>0,0012562002</text:p>
          </table:table-cell>
          <table:table-cell table:formula="of:=([.K34]-[.Q34])/(1+[.Q34])" office:value-type="float" office:value="-0.00799470132676039" calcext:value-type="float">
            <text:p>-0,0079947013</text:p>
          </table:table-cell>
          <table:table-cell table:formula="of:=([.L34]-[.Q34])/(1+[.Q34])" office:value-type="float" office:value="0.0273637674213377" calcext:value-type="float">
            <text:p>0,0273637674</text:p>
          </table:table-cell>
          <table:table-cell table:formula="of:=([.M34]-[.Q34])/(1+[.Q34])" office:value-type="float" office:value="0.025813819913578" calcext:value-type="float">
            <text:p>0,02581381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4</text:p>
          </table:table-cell>
          <table:table-cell table:formula="of:=([.D35]-[.Q35])/(1+[.Q35])" office:value-type="float" office:value="0.0126292020860887" calcext:value-type="float">
            <text:p>0,0126292021</text:p>
          </table:table-cell>
          <table:table-cell table:formula="of:=([.E35]-[.Q35])/(1+[.Q35])" office:value-type="float" office:value="0.00995232687853609" calcext:value-type="float">
            <text:p>0,0099523269</text:p>
          </table:table-cell>
          <table:table-cell table:formula="of:=([.F35]-[.Q35])/(1+[.Q35])" office:value-type="float" office:value="0.041341685332771" calcext:value-type="float">
            <text:p>0,0413416853</text:p>
          </table:table-cell>
          <table:table-cell table:formula="of:=([.G35]-[.Q35])/(1+[.Q35])" office:value-type="float" office:value="0.0408699180641073" calcext:value-type="float">
            <text:p>0,0408699181</text:p>
          </table:table-cell>
          <table:table-cell table:formula="of:=([.J35]-[.Q35])/(1+[.Q35])" office:value-type="float" office:value="0.0128465190232647" calcext:value-type="float">
            <text:p>0,012846519</text:p>
          </table:table-cell>
          <table:table-cell table:formula="of:=([.K35]-[.Q35])/(1+[.Q35])" office:value-type="float" office:value="0.00897868158364499" calcext:value-type="float">
            <text:p>0,0089786816</text:p>
          </table:table-cell>
          <table:table-cell table:formula="of:=([.L35]-[.Q35])/(1+[.Q35])" office:value-type="float" office:value="0.038732631480114" calcext:value-type="float">
            <text:p>0,0387326315</text:p>
          </table:table-cell>
          <table:table-cell table:formula="of:=([.M35]-[.Q35])/(1+[.Q35])" office:value-type="float" office:value="0.031616584043261" calcext:value-type="float">
            <text:p>0,0316165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5</text:p>
          </table:table-cell>
          <table:table-cell table:formula="of:=([.D36]-[.Q36])/(1+[.Q36])" office:value-type="float" office:value="0.00921248251199047" calcext:value-type="float">
            <text:p>0,0092124825</text:p>
          </table:table-cell>
          <table:table-cell table:formula="of:=([.E36]-[.Q36])/(1+[.Q36])" office:value-type="float" office:value="0.00425960521172964" calcext:value-type="float">
            <text:p>0,0042596052</text:p>
          </table:table-cell>
          <table:table-cell table:formula="of:=([.F36]-[.Q36])/(1+[.Q36])" office:value-type="float" office:value="0.0370503560469341" calcext:value-type="float">
            <text:p>0,037050356</text:p>
          </table:table-cell>
          <table:table-cell table:formula="of:=([.G36]-[.Q36])/(1+[.Q36])" office:value-type="float" office:value="0.0505124465026" calcext:value-type="float">
            <text:p>0,0505124465</text:p>
          </table:table-cell>
          <table:table-cell table:formula="of:=([.J36]-[.Q36])/(1+[.Q36])" office:value-type="float" office:value="-0.00293986970099132" calcext:value-type="float">
            <text:p>-0,0029398697</text:p>
          </table:table-cell>
          <table:table-cell table:formula="of:=([.K36]-[.Q36])/(1+[.Q36])" office:value-type="float" office:value="0.0163394772313181" calcext:value-type="float">
            <text:p>0,0163394772</text:p>
          </table:table-cell>
          <table:table-cell table:formula="of:=([.L36]-[.Q36])/(1+[.Q36])" office:value-type="float" office:value="0.0150784756703985" calcext:value-type="float">
            <text:p>0,0150784757</text:p>
          </table:table-cell>
          <table:table-cell table:formula="of:=([.M36]-[.Q36])/(1+[.Q36])" office:value-type="float" office:value="0.0304023650460134" calcext:value-type="float">
            <text:p>0,030402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6</text:p>
          </table:table-cell>
          <table:table-cell table:formula="of:=([.D37]-[.Q37])/(1+[.Q37])" office:value-type="float" office:value="-0.00537172475637328" calcext:value-type="float">
            <text:p>-0,0053717248</text:p>
          </table:table-cell>
          <table:table-cell table:formula="of:=([.E37]-[.Q37])/(1+[.Q37])" office:value-type="float" office:value="-0.00945086402129576" calcext:value-type="float">
            <text:p>-0,009450864</text:p>
          </table:table-cell>
          <table:table-cell table:formula="of:=([.F37]-[.Q37])/(1+[.Q37])" office:value-type="float" office:value="0.0192404000425521" calcext:value-type="float">
            <text:p>0,0192404</text:p>
          </table:table-cell>
          <table:table-cell table:formula="of:=([.G37]-[.Q37])/(1+[.Q37])" office:value-type="float" office:value="0.0304766874768538" calcext:value-type="float">
            <text:p>0,0304766875</text:p>
          </table:table-cell>
          <table:table-cell table:formula="of:=([.J37]-[.Q37])/(1+[.Q37])" office:value-type="float" office:value="-0.0101085817323054" calcext:value-type="float">
            <text:p>-0,0101085817</text:p>
          </table:table-cell>
          <table:table-cell table:formula="of:=([.K37]-[.Q37])/(1+[.Q37])" office:value-type="float" office:value="-0.00723138674047921" calcext:value-type="float">
            <text:p>-0,0072313867</text:p>
          </table:table-cell>
          <table:table-cell table:formula="of:=([.L37]-[.Q37])/(1+[.Q37])" office:value-type="float" office:value="0.0221671822281015" calcext:value-type="float">
            <text:p>0,0221671822</text:p>
          </table:table-cell>
          <table:table-cell table:formula="of:=([.M37]-[.Q37])/(1+[.Q37])" office:value-type="float" office:value="0.0314764904554607" calcext:value-type="float">
            <text:p>0,0314764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7</text:p>
          </table:table-cell>
          <table:table-cell table:formula="of:=([.D38]-[.Q38])/(1+[.Q38])" office:value-type="float" office:value="0.0212607647368443" calcext:value-type="float">
            <text:p>0,0212607647</text:p>
          </table:table-cell>
          <table:table-cell table:formula="of:=([.E38]-[.Q38])/(1+[.Q38])" office:value-type="float" office:value="0.0120618629445551" calcext:value-type="float">
            <text:p>0,0120618629</text:p>
          </table:table-cell>
          <table:table-cell table:formula="of:=([.F38]-[.Q38])/(1+[.Q38])" office:value-type="float" office:value="0.0616282549234109" calcext:value-type="float">
            <text:p>0,0616282549</text:p>
          </table:table-cell>
          <table:table-cell table:formula="of:=([.G38]-[.Q38])/(1+[.Q38])" office:value-type="float" office:value="0.0652672059869344" calcext:value-type="float">
            <text:p>0,065267206</text:p>
          </table:table-cell>
          <table:table-cell table:formula="of:=([.J38]-[.Q38])/(1+[.Q38])" office:value-type="float" office:value="-0.00144366153096258" calcext:value-type="float">
            <text:p>-0,0014436615</text:p>
          </table:table-cell>
          <table:table-cell table:formula="of:=([.K38]-[.Q38])/(1+[.Q38])" office:value-type="float" office:value="0.0168206853771956" calcext:value-type="float">
            <text:p>0,0168206854</text:p>
          </table:table-cell>
          <table:table-cell table:formula="of:=([.L38]-[.Q38])/(1+[.Q38])" office:value-type="float" office:value="0.048837184698896" calcext:value-type="float">
            <text:p>0,0488371847</text:p>
          </table:table-cell>
          <table:table-cell table:formula="of:=([.M38]-[.Q38])/(1+[.Q38])" office:value-type="float" office:value="0.0498325288564879" calcext:value-type="float">
            <text:p>0,04983252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8</text:p>
          </table:table-cell>
          <table:table-cell table:formula="of:=([.D39]-[.Q39])/(1+[.Q39])" office:value-type="float" office:value="0.0238637543593959" calcext:value-type="float">
            <text:p>0,0238637544</text:p>
          </table:table-cell>
          <table:table-cell table:formula="of:=([.E39]-[.Q39])/(1+[.Q39])" office:value-type="float" office:value="0.0246519173751359" calcext:value-type="float">
            <text:p>0,0246519174</text:p>
          </table:table-cell>
          <table:table-cell table:formula="of:=([.F39]-[.Q39])/(1+[.Q39])" office:value-type="float" office:value="0.0605399505420166" calcext:value-type="float">
            <text:p>0,0605399505</text:p>
          </table:table-cell>
          <table:table-cell table:formula="of:=([.G39]-[.Q39])/(1+[.Q39])" office:value-type="float" office:value="0.0752522943971331" calcext:value-type="float">
            <text:p>0,0752522944</text:p>
          </table:table-cell>
          <table:table-cell table:formula="of:=([.J39]-[.Q39])/(1+[.Q39])" office:value-type="float" office:value="0.0188516837581294" calcext:value-type="float">
            <text:p>0,0188516838</text:p>
          </table:table-cell>
          <table:table-cell table:formula="of:=([.K39]-[.Q39])/(1+[.Q39])" office:value-type="float" office:value="0.0287343273652943" calcext:value-type="float">
            <text:p>0,0287343274</text:p>
          </table:table-cell>
          <table:table-cell table:formula="of:=([.L39]-[.Q39])/(1+[.Q39])" office:value-type="float" office:value="0.0655160141898538" calcext:value-type="float">
            <text:p>0,0655160142</text:p>
          </table:table-cell>
          <table:table-cell table:formula="of:=([.M39]-[.Q39])/(1+[.Q39])" office:value-type="float" office:value="0.0540996689987819" calcext:value-type="float">
            <text:p>0,0540996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9</text:p>
          </table:table-cell>
          <table:table-cell table:formula="of:=([.D40]-[.Q40])/(1+[.Q40])" office:value-type="float" office:value="-0.00369424251015646" calcext:value-type="float">
            <text:p>-0,0036942425</text:p>
          </table:table-cell>
          <table:table-cell table:formula="of:=([.E40]-[.Q40])/(1+[.Q40])" office:value-type="float" office:value="-0.00181525202760172" calcext:value-type="float">
            <text:p>-0,001815252</text:p>
          </table:table-cell>
          <table:table-cell table:formula="of:=([.F40]-[.Q40])/(1+[.Q40])" office:value-type="float" office:value="0.0273915291305825" calcext:value-type="float">
            <text:p>0,0273915291</text:p>
          </table:table-cell>
          <table:table-cell table:formula="of:=([.G40]-[.Q40])/(1+[.Q40])" office:value-type="float" office:value="0.0346875215057381" calcext:value-type="float">
            <text:p>0,0346875215</text:p>
          </table:table-cell>
          <table:table-cell table:formula="of:=([.J40]-[.Q40])/(1+[.Q40])" office:value-type="float" office:value="0.00474741265004176" calcext:value-type="float">
            <text:p>0,0047474127</text:p>
          </table:table-cell>
          <table:table-cell table:formula="of:=([.K40]-[.Q40])/(1+[.Q40])" office:value-type="float" office:value="0.000874031534912092" calcext:value-type="float">
            <text:p>0,0008740315</text:p>
          </table:table-cell>
          <table:table-cell table:formula="of:=([.L40]-[.Q40])/(1+[.Q40])" office:value-type="float" office:value="0.0330998109699536" calcext:value-type="float">
            <text:p>0,033099811</text:p>
          </table:table-cell>
          <table:table-cell table:formula="of:=([.M40]-[.Q40])/(1+[.Q40])" office:value-type="float" office:value="0.0286349561623201" calcext:value-type="float">
            <text:p>0,02863495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0</text:p>
          </table:table-cell>
          <table:table-cell table:formula="of:=([.D41]-[.Q41])/(1+[.Q41])" office:value-type="float" office:value="0.0149281534607026" calcext:value-type="float">
            <text:p>0,0149281535</text:p>
          </table:table-cell>
          <table:table-cell table:formula="of:=([.E41]-[.Q41])/(1+[.Q41])" office:value-type="float" office:value="0.0145720149949173" calcext:value-type="float">
            <text:p>0,014572015</text:p>
          </table:table-cell>
          <table:table-cell table:formula="of:=([.F41]-[.Q41])/(1+[.Q41])" office:value-type="float" office:value="0.0476720225602027" calcext:value-type="float">
            <text:p>0,0476720226</text:p>
          </table:table-cell>
          <table:table-cell table:formula="of:=([.G41]-[.Q41])/(1+[.Q41])" office:value-type="float" office:value="0.0508073164328916" calcext:value-type="float">
            <text:p>0,0508073164</text:p>
          </table:table-cell>
          <table:table-cell table:formula="of:=([.J41]-[.Q41])/(1+[.Q41])" office:value-type="float" office:value="0.00753185511715226" calcext:value-type="float">
            <text:p>0,0075318551</text:p>
          </table:table-cell>
          <table:table-cell table:formula="of:=([.K41]-[.Q41])/(1+[.Q41])" office:value-type="float" office:value="0.0344945128492459" calcext:value-type="float">
            <text:p>0,0344945128</text:p>
          </table:table-cell>
          <table:table-cell table:formula="of:=([.L41]-[.Q41])/(1+[.Q41])" office:value-type="float" office:value="0.040055722239823" calcext:value-type="float">
            <text:p>0,0400557222</text:p>
          </table:table-cell>
          <table:table-cell table:formula="of:=([.M41]-[.Q41])/(1+[.Q41])" office:value-type="float" office:value="0.0233255236013232" calcext:value-type="float">
            <text:p>0,0233255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1</text:p>
          </table:table-cell>
          <table:table-cell table:formula="of:=([.D42]-[.Q42])/(1+[.Q42])" office:value-type="float" office:value="-0.00293073788308709" calcext:value-type="float">
            <text:p>-0,0029307379</text:p>
          </table:table-cell>
          <table:table-cell table:formula="of:=([.E42]-[.Q42])/(1+[.Q42])" office:value-type="float" office:value="0.0016055928885607" calcext:value-type="float">
            <text:p>0,0016055929</text:p>
          </table:table-cell>
          <table:table-cell table:formula="of:=([.F42]-[.Q42])/(1+[.Q42])" office:value-type="float" office:value="0.0285313645865665" calcext:value-type="float">
            <text:p>0,0285313646</text:p>
          </table:table-cell>
          <table:table-cell table:formula="of:=([.G42]-[.Q42])/(1+[.Q42])" office:value-type="float" office:value="0.0473012868368835" calcext:value-type="float">
            <text:p>0,0473012868</text:p>
          </table:table-cell>
          <table:table-cell table:formula="of:=([.J42]-[.Q42])/(1+[.Q42])" office:value-type="float" office:value="0.00766343957098742" calcext:value-type="float">
            <text:p>0,0076634396</text:p>
          </table:table-cell>
          <table:table-cell table:formula="of:=([.K42]-[.Q42])/(1+[.Q42])" office:value-type="float" office:value="0.00967669580346839" calcext:value-type="float">
            <text:p>0,0096766958</text:p>
          </table:table-cell>
          <table:table-cell table:formula="of:=([.L42]-[.Q42])/(1+[.Q42])" office:value-type="float" office:value="0.0220681501773603" calcext:value-type="float">
            <text:p>0,0220681502</text:p>
          </table:table-cell>
          <table:table-cell table:formula="of:=([.M42]-[.Q42])/(1+[.Q42])" office:value-type="float" office:value="0.0221097582380373" calcext:value-type="float">
            <text:p>0,0221097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2</text:p>
          </table:table-cell>
          <table:table-cell table:formula="of:=([.D43]-[.Q43])/(1+[.Q43])" office:value-type="float" office:value="-0.00624055897470286" calcext:value-type="float">
            <text:p>-0,006240559</text:p>
          </table:table-cell>
          <table:table-cell table:formula="of:=([.E43]-[.Q43])/(1+[.Q43])" office:value-type="float" office:value="-0.00636462974727348" calcext:value-type="float">
            <text:p>-0,0063646297</text:p>
          </table:table-cell>
          <table:table-cell table:formula="of:=([.F43]-[.Q43])/(1+[.Q43])" office:value-type="float" office:value="0.0252693995462473" calcext:value-type="float">
            <text:p>0,0252693995</text:p>
          </table:table-cell>
          <table:table-cell table:formula="of:=([.G43]-[.Q43])/(1+[.Q43])" office:value-type="float" office:value="0.0334575922368621" calcext:value-type="float">
            <text:p>0,0334575922</text:p>
          </table:table-cell>
          <table:table-cell table:formula="of:=([.J43]-[.Q43])/(1+[.Q43])" office:value-type="float" office:value="0.0129376065590487" calcext:value-type="float">
            <text:p>0,0129376066</text:p>
          </table:table-cell>
          <table:table-cell table:formula="of:=([.K43]-[.Q43])/(1+[.Q43])" office:value-type="float" office:value="-0.0113358787133105" calcext:value-type="float">
            <text:p>-0,0113358787</text:p>
          </table:table-cell>
          <table:table-cell table:formula="of:=([.L43]-[.Q43])/(1+[.Q43])" office:value-type="float" office:value="0.004951638705145" calcext:value-type="float">
            <text:p>0,0049516387</text:p>
          </table:table-cell>
          <table:table-cell table:formula="of:=([.M43]-[.Q43])/(1+[.Q43])" office:value-type="float" office:value="0.0283487844651531" calcext:value-type="float">
            <text:p>0,0283487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3</text:p>
          </table:table-cell>
          <table:table-cell table:formula="of:=([.D44]-[.Q44])/(1+[.Q44])" office:value-type="float" office:value="0.00683160459503591" calcext:value-type="float">
            <text:p>0,0068316046</text:p>
          </table:table-cell>
          <table:table-cell table:formula="of:=([.E44]-[.Q44])/(1+[.Q44])" office:value-type="float" office:value="0.00448553873041921" calcext:value-type="float">
            <text:p>0,0044855387</text:p>
          </table:table-cell>
          <table:table-cell table:formula="of:=([.F44]-[.Q44])/(1+[.Q44])" office:value-type="float" office:value="0.0461418589236111" calcext:value-type="float">
            <text:p>0,0461418589</text:p>
          </table:table-cell>
          <table:table-cell table:formula="of:=([.G44]-[.Q44])/(1+[.Q44])" office:value-type="float" office:value="0.0536963948127757" calcext:value-type="float">
            <text:p>0,0536963948</text:p>
          </table:table-cell>
          <table:table-cell table:formula="of:=([.J44]-[.Q44])/(1+[.Q44])" office:value-type="float" office:value="-0.00104229003868932" calcext:value-type="float">
            <text:p>-0,00104229</text:p>
          </table:table-cell>
          <table:table-cell table:formula="of:=([.K44]-[.Q44])/(1+[.Q44])" office:value-type="float" office:value="0.00628777183826912" calcext:value-type="float">
            <text:p>0,0062877718</text:p>
          </table:table-cell>
          <table:table-cell table:formula="of:=([.L44]-[.Q44])/(1+[.Q44])" office:value-type="float" office:value="0.0449143177408013" calcext:value-type="float">
            <text:p>0,0449143177</text:p>
          </table:table-cell>
          <table:table-cell table:formula="of:=([.M44]-[.Q44])/(1+[.Q44])" office:value-type="float" office:value="0.0276909603305873" calcext:value-type="float">
            <text:p>0,0276909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4</text:p>
          </table:table-cell>
          <table:table-cell table:formula="of:=([.D45]-[.Q45])/(1+[.Q45])" office:value-type="float" office:value="-0.00124855917002044" calcext:value-type="float">
            <text:p>-0,0012485592</text:p>
          </table:table-cell>
          <table:table-cell table:formula="of:=([.E45]-[.Q45])/(1+[.Q45])" office:value-type="float" office:value="-0.000475055913235418" calcext:value-type="float">
            <text:p>-0,0004750559</text:p>
          </table:table-cell>
          <table:table-cell table:formula="of:=([.F45]-[.Q45])/(1+[.Q45])" office:value-type="float" office:value="0.0187834456082119" calcext:value-type="float">
            <text:p>0,0187834456</text:p>
          </table:table-cell>
          <table:table-cell table:formula="of:=([.G45]-[.Q45])/(1+[.Q45])" office:value-type="float" office:value="0.0297961141502476" calcext:value-type="float">
            <text:p>0,0297961142</text:p>
          </table:table-cell>
          <table:table-cell table:formula="of:=([.J45]-[.Q45])/(1+[.Q45])" office:value-type="float" office:value="-0.00206808827276818" calcext:value-type="float">
            <text:p>-0,0020680883</text:p>
          </table:table-cell>
          <table:table-cell table:formula="of:=([.K45]-[.Q45])/(1+[.Q45])" office:value-type="float" office:value="0.00468983192014449" calcext:value-type="float">
            <text:p>0,0046898319</text:p>
          </table:table-cell>
          <table:table-cell table:formula="of:=([.L45]-[.Q45])/(1+[.Q45])" office:value-type="float" office:value="0.00295170764536384" calcext:value-type="float">
            <text:p>0,0029517076</text:p>
          </table:table-cell>
          <table:table-cell table:formula="of:=([.M45]-[.Q45])/(1+[.Q45])" office:value-type="float" office:value="0.0282817773394486" calcext:value-type="float">
            <text:p>0,0282817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5</text:p>
          </table:table-cell>
          <table:table-cell table:formula="of:=([.D46]-[.Q46])/(1+[.Q46])" office:value-type="float" office:value="-0.00585868459254778" calcext:value-type="float">
            <text:p>-0,0058586846</text:p>
          </table:table-cell>
          <table:table-cell table:formula="of:=([.E46]-[.Q46])/(1+[.Q46])" office:value-type="float" office:value="-0.000174022225751909" calcext:value-type="float">
            <text:p>-0,0001740222</text:p>
          </table:table-cell>
          <table:table-cell table:formula="of:=([.F46]-[.Q46])/(1+[.Q46])" office:value-type="float" office:value="0.0267848094833899" calcext:value-type="float">
            <text:p>0,0267848095</text:p>
          </table:table-cell>
          <table:table-cell table:formula="of:=([.G46]-[.Q46])/(1+[.Q46])" office:value-type="float" office:value="0.0411009551451505" calcext:value-type="float">
            <text:p>0,0411009551</text:p>
          </table:table-cell>
          <table:table-cell table:formula="of:=([.J46]-[.Q46])/(1+[.Q46])" office:value-type="float" office:value="-0.00267260698188249" calcext:value-type="float">
            <text:p>-0,002672607</text:p>
          </table:table-cell>
          <table:table-cell table:formula="of:=([.K46]-[.Q46])/(1+[.Q46])" office:value-type="float" office:value="0.00740358552643204" calcext:value-type="float">
            <text:p>0,0074035855</text:p>
          </table:table-cell>
          <table:table-cell table:formula="of:=([.L46]-[.Q46])/(1+[.Q46])" office:value-type="float" office:value="0.0377092409526829" calcext:value-type="float">
            <text:p>0,037709241</text:p>
          </table:table-cell>
          <table:table-cell table:formula="of:=([.M46]-[.Q46])/(1+[.Q46])" office:value-type="float" office:value="0.0504311061576647" calcext:value-type="float">
            <text:p>0,05043110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6</text:p>
          </table:table-cell>
          <table:table-cell table:formula="of:=([.D47]-[.Q47])/(1+[.Q47])" office:value-type="float" office:value="0.00535883021432942" calcext:value-type="float">
            <text:p>0,0053588302</text:p>
          </table:table-cell>
          <table:table-cell table:formula="of:=([.E47]-[.Q47])/(1+[.Q47])" office:value-type="float" office:value="-0.00109598158172206" calcext:value-type="float">
            <text:p>-0,0010959816</text:p>
          </table:table-cell>
          <table:table-cell table:formula="of:=([.F47]-[.Q47])/(1+[.Q47])" office:value-type="float" office:value="0.0411592770405185" calcext:value-type="float">
            <text:p>0,041159277</text:p>
          </table:table-cell>
          <table:table-cell table:formula="of:=([.G47]-[.Q47])/(1+[.Q47])" office:value-type="float" office:value="0.0450238638233842" calcext:value-type="float">
            <text:p>0,0450238638</text:p>
          </table:table-cell>
          <table:table-cell table:formula="of:=([.J47]-[.Q47])/(1+[.Q47])" office:value-type="float" office:value="-0.00979320558050139" calcext:value-type="float">
            <text:p>-0,0097932056</text:p>
          </table:table-cell>
          <table:table-cell table:formula="of:=([.K47]-[.Q47])/(1+[.Q47])" office:value-type="float" office:value="-0.00620589813996295" calcext:value-type="float">
            <text:p>-0,0062058981</text:p>
          </table:table-cell>
          <table:table-cell table:formula="of:=([.L47]-[.Q47])/(1+[.Q47])" office:value-type="float" office:value="0.0150263891309544" calcext:value-type="float">
            <text:p>0,0150263891</text:p>
          </table:table-cell>
          <table:table-cell table:formula="of:=([.M47]-[.Q47])/(1+[.Q47])" office:value-type="float" office:value="0.0199904794096054" calcext:value-type="float">
            <text:p>0,01999047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7</text:p>
          </table:table-cell>
          <table:table-cell table:formula="of:=([.D48]-[.Q48])/(1+[.Q48])" office:value-type="float" office:value="-0.000290762032536492" calcext:value-type="float">
            <text:p>-0,000290762</text:p>
          </table:table-cell>
          <table:table-cell table:formula="of:=([.E48]-[.Q48])/(1+[.Q48])" office:value-type="float" office:value="-0.0011615193123607" calcext:value-type="float">
            <text:p>-0,0011615193</text:p>
          </table:table-cell>
          <table:table-cell table:formula="of:=([.F48]-[.Q48])/(1+[.Q48])" office:value-type="float" office:value="0.0343729835729485" calcext:value-type="float">
            <text:p>0,0343729836</text:p>
          </table:table-cell>
          <table:table-cell table:formula="of:=([.G48]-[.Q48])/(1+[.Q48])" office:value-type="float" office:value="0.042422782519077" calcext:value-type="float">
            <text:p>0,0424227825</text:p>
          </table:table-cell>
          <table:table-cell table:formula="of:=([.J48]-[.Q48])/(1+[.Q48])" office:value-type="float" office:value="0.0026930125287573" calcext:value-type="float">
            <text:p>0,0026930125</text:p>
          </table:table-cell>
          <table:table-cell table:formula="of:=([.K48]-[.Q48])/(1+[.Q48])" office:value-type="float" office:value="-0.0117392184664371" calcext:value-type="float">
            <text:p>-0,0117392185</text:p>
          </table:table-cell>
          <table:table-cell table:formula="of:=([.L48]-[.Q48])/(1+[.Q48])" office:value-type="float" office:value="0.0140334962065731" calcext:value-type="float">
            <text:p>0,0140334962</text:p>
          </table:table-cell>
          <table:table-cell table:formula="of:=([.M48]-[.Q48])/(1+[.Q48])" office:value-type="float" office:value="0.0278620352788081" calcext:value-type="float">
            <text:p>0,02786203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8</text:p>
          </table:table-cell>
          <table:table-cell table:formula="of:=([.D49]-[.Q49])/(1+[.Q49])" office:value-type="float" office:value="-0.0210460176498479" calcext:value-type="float">
            <text:p>-0,0210460176</text:p>
          </table:table-cell>
          <table:table-cell table:formula="of:=([.E49]-[.Q49])/(1+[.Q49])" office:value-type="float" office:value="-0.0221574862645666" calcext:value-type="float">
            <text:p>-0,0221574863</text:p>
          </table:table-cell>
          <table:table-cell table:formula="of:=([.F49]-[.Q49])/(1+[.Q49])" office:value-type="float" office:value="0.00880149305503162" calcext:value-type="float">
            <text:p>0,0088014931</text:p>
          </table:table-cell>
          <table:table-cell table:formula="of:=([.G49]-[.Q49])/(1+[.Q49])" office:value-type="float" office:value="0.022916460279407" calcext:value-type="float">
            <text:p>0,0229164603</text:p>
          </table:table-cell>
          <table:table-cell table:formula="of:=([.J49]-[.Q49])/(1+[.Q49])" office:value-type="float" office:value="-0.018011902339595" calcext:value-type="float">
            <text:p>-0,0180119023</text:p>
          </table:table-cell>
          <table:table-cell table:formula="of:=([.K49]-[.Q49])/(1+[.Q49])" office:value-type="float" office:value="-0.0213276571799289" calcext:value-type="float">
            <text:p>-0,0213276572</text:p>
          </table:table-cell>
          <table:table-cell table:formula="of:=([.L49]-[.Q49])/(1+[.Q49])" office:value-type="float" office:value="-0.00869399204305063" calcext:value-type="float">
            <text:p>-0,008693992</text:p>
          </table:table-cell>
          <table:table-cell table:formula="of:=([.M49]-[.Q49])/(1+[.Q49])" office:value-type="float" office:value="-0.00608735024251459" calcext:value-type="float">
            <text:p>-0,00608735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9</text:p>
          </table:table-cell>
          <table:table-cell table:formula="of:=([.D50]-[.Q50])/(1+[.Q50])" office:value-type="float" office:value="0.00315084032803127" calcext:value-type="float">
            <text:p>0,0031508403</text:p>
          </table:table-cell>
          <table:table-cell table:formula="of:=([.E50]-[.Q50])/(1+[.Q50])" office:value-type="float" office:value="0.0114137965145694" calcext:value-type="float">
            <text:p>0,0114137965</text:p>
          </table:table-cell>
          <table:table-cell table:formula="of:=([.F50]-[.Q50])/(1+[.Q50])" office:value-type="float" office:value="0.0560462715567842" calcext:value-type="float">
            <text:p>0,0560462716</text:p>
          </table:table-cell>
          <table:table-cell table:formula="of:=([.G50]-[.Q50])/(1+[.Q50])" office:value-type="float" office:value="0.063866043374883" calcext:value-type="float">
            <text:p>0,0638660434</text:p>
          </table:table-cell>
          <table:table-cell table:formula="of:=([.J50]-[.Q50])/(1+[.Q50])" office:value-type="float" office:value="-0.0134253488601699" calcext:value-type="float">
            <text:p>-0,0134253489</text:p>
          </table:table-cell>
          <table:table-cell table:formula="of:=([.K50]-[.Q50])/(1+[.Q50])" office:value-type="float" office:value="0.00500148767560784" calcext:value-type="float">
            <text:p>0,0050014877</text:p>
          </table:table-cell>
          <table:table-cell table:formula="of:=([.L50]-[.Q50])/(1+[.Q50])" office:value-type="float" office:value="0.0242579876090678" calcext:value-type="float">
            <text:p>0,0242579876</text:p>
          </table:table-cell>
          <table:table-cell table:formula="of:=([.M50]-[.Q50])/(1+[.Q50])" office:value-type="float" office:value="0.0311300798413095" calcext:value-type="float">
            <text:p>0,03113007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0</text:p>
          </table:table-cell>
          <table:table-cell table:formula="of:=([.D51]-[.Q51])/(1+[.Q51])" office:value-type="float" office:value="0.00435654154528556" calcext:value-type="float">
            <text:p>0,0043565415</text:p>
          </table:table-cell>
          <table:table-cell table:formula="of:=([.E51]-[.Q51])/(1+[.Q51])" office:value-type="float" office:value="0.000940411080020723" calcext:value-type="float">
            <text:p>0,0009404111</text:p>
          </table:table-cell>
          <table:table-cell table:formula="of:=([.F51]-[.Q51])/(1+[.Q51])" office:value-type="float" office:value="0.0408091637366676" calcext:value-type="float">
            <text:p>0,0408091637</text:p>
          </table:table-cell>
          <table:table-cell table:formula="of:=([.G51]-[.Q51])/(1+[.Q51])" office:value-type="float" office:value="0.0508431544408594" calcext:value-type="float">
            <text:p>0,0508431544</text:p>
          </table:table-cell>
          <table:table-cell table:formula="of:=([.J51]-[.Q51])/(1+[.Q51])" office:value-type="float" office:value="-0.00441989373891516" calcext:value-type="float">
            <text:p>-0,0044198937</text:p>
          </table:table-cell>
          <table:table-cell table:formula="of:=([.K51]-[.Q51])/(1+[.Q51])" office:value-type="float" office:value="-0.00208678867155434" calcext:value-type="float">
            <text:p>-0,0020867887</text:p>
          </table:table-cell>
          <table:table-cell table:formula="of:=([.L51]-[.Q51])/(1+[.Q51])" office:value-type="float" office:value="0.0058124918832997" calcext:value-type="float">
            <text:p>0,0058124919</text:p>
          </table:table-cell>
          <table:table-cell table:formula="of:=([.M51]-[.Q51])/(1+[.Q51])" office:value-type="float" office:value="-0.00208525518426527" calcext:value-type="float">
            <text:p>-0,00208525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1</text:p>
          </table:table-cell>
          <table:table-cell table:formula="of:=([.D52]-[.Q52])/(1+[.Q52])" office:value-type="float" office:value="0.00421589728651962" calcext:value-type="float">
            <text:p>0,0042158973</text:p>
          </table:table-cell>
          <table:table-cell table:formula="of:=([.E52]-[.Q52])/(1+[.Q52])" office:value-type="float" office:value="-0.000465163713345262" calcext:value-type="float">
            <text:p>-0,0004651637</text:p>
          </table:table-cell>
          <table:table-cell table:formula="of:=([.F52]-[.Q52])/(1+[.Q52])" office:value-type="float" office:value="0.0414031889567373" calcext:value-type="float">
            <text:p>0,041403189</text:p>
          </table:table-cell>
          <table:table-cell table:formula="of:=([.G52]-[.Q52])/(1+[.Q52])" office:value-type="float" office:value="0.0486285097840069" calcext:value-type="float">
            <text:p>0,0486285098</text:p>
          </table:table-cell>
          <table:table-cell table:formula="of:=([.J52]-[.Q52])/(1+[.Q52])" office:value-type="float" office:value="0.00169706196504388" calcext:value-type="float">
            <text:p>0,001697062</text:p>
          </table:table-cell>
          <table:table-cell table:formula="of:=([.K52]-[.Q52])/(1+[.Q52])" office:value-type="float" office:value="0.0175550976181999" calcext:value-type="float">
            <text:p>0,0175550976</text:p>
          </table:table-cell>
          <table:table-cell table:formula="of:=([.L52]-[.Q52])/(1+[.Q52])" office:value-type="float" office:value="0.0189062149014458" calcext:value-type="float">
            <text:p>0,0189062149</text:p>
          </table:table-cell>
          <table:table-cell table:formula="of:=([.M52]-[.Q52])/(1+[.Q52])" office:value-type="float" office:value="0.0271675605396052" calcext:value-type="float">
            <text:p>0,02716756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2</text:p>
          </table:table-cell>
          <table:table-cell table:formula="of:=([.D53]-[.Q53])/(1+[.Q53])" office:value-type="float" office:value="-0.0059740967576768" calcext:value-type="float">
            <text:p>-0,0059740968</text:p>
          </table:table-cell>
          <table:table-cell table:formula="of:=([.E53]-[.Q53])/(1+[.Q53])" office:value-type="float" office:value="0.000305913753695349" calcext:value-type="float">
            <text:p>0,0003059138</text:p>
          </table:table-cell>
          <table:table-cell table:formula="of:=([.F53]-[.Q53])/(1+[.Q53])" office:value-type="float" office:value="0.0230402865322186" calcext:value-type="float">
            <text:p>0,0230402865</text:p>
          </table:table-cell>
          <table:table-cell table:formula="of:=([.G53]-[.Q53])/(1+[.Q53])" office:value-type="float" office:value="0.0323908848770019" calcext:value-type="float">
            <text:p>0,0323908849</text:p>
          </table:table-cell>
          <table:table-cell table:formula="of:=([.J53]-[.Q53])/(1+[.Q53])" office:value-type="float" office:value="-0.00516227073882466" calcext:value-type="float">
            <text:p>-0,0051622707</text:p>
          </table:table-cell>
          <table:table-cell table:formula="of:=([.K53]-[.Q53])/(1+[.Q53])" office:value-type="float" office:value="-0.000657247016672964" calcext:value-type="float">
            <text:p>-0,000657247</text:p>
          </table:table-cell>
          <table:table-cell table:formula="of:=([.L53]-[.Q53])/(1+[.Q53])" office:value-type="float" office:value="0.0149679229486651" calcext:value-type="float">
            <text:p>0,0149679229</text:p>
          </table:table-cell>
          <table:table-cell table:formula="of:=([.M53]-[.Q53])/(1+[.Q53])" office:value-type="float" office:value="0.0193842068732695" calcext:value-type="float">
            <text:p>0,01938420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3</text:p>
          </table:table-cell>
          <table:table-cell table:formula="of:=([.D54]-[.Q54])/(1+[.Q54])" office:value-type="float" office:value="0.00271683091210325" calcext:value-type="float">
            <text:p>0,0027168309</text:p>
          </table:table-cell>
          <table:table-cell table:formula="of:=([.E54]-[.Q54])/(1+[.Q54])" office:value-type="float" office:value="-0.00587087255959194" calcext:value-type="float">
            <text:p>-0,0058708726</text:p>
          </table:table-cell>
          <table:table-cell table:formula="of:=([.F54]-[.Q54])/(1+[.Q54])" office:value-type="float" office:value="0.0298313629236601" calcext:value-type="float">
            <text:p>0,0298313629</text:p>
          </table:table-cell>
          <table:table-cell table:formula="of:=([.G54]-[.Q54])/(1+[.Q54])" office:value-type="float" office:value="0.0374057128491377" calcext:value-type="float">
            <text:p>0,0374057128</text:p>
          </table:table-cell>
          <table:table-cell table:formula="of:=([.J54]-[.Q54])/(1+[.Q54])" office:value-type="float" office:value="-0.0107938881228197" calcext:value-type="float">
            <text:p>-0,0107938881</text:p>
          </table:table-cell>
          <table:table-cell table:formula="of:=([.K54]-[.Q54])/(1+[.Q54])" office:value-type="float" office:value="0.00825313235123163" calcext:value-type="float">
            <text:p>0,0082531324</text:p>
          </table:table-cell>
          <table:table-cell table:formula="of:=([.L54]-[.Q54])/(1+[.Q54])" office:value-type="float" office:value="0.0245168802471668" calcext:value-type="float">
            <text:p>0,0245168802</text:p>
          </table:table-cell>
          <table:table-cell table:formula="of:=([.M54]-[.Q54])/(1+[.Q54])" office:value-type="float" office:value="0.0283684176203676" calcext:value-type="float">
            <text:p>0,02836841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4</text:p>
          </table:table-cell>
          <table:table-cell table:formula="of:=([.D55]-[.Q55])/(1+[.Q55])" office:value-type="float" office:value="0.0141366608650429" calcext:value-type="float">
            <text:p>0,0141366609</text:p>
          </table:table-cell>
          <table:table-cell table:formula="of:=([.E55]-[.Q55])/(1+[.Q55])" office:value-type="float" office:value="0.0161761386512361" calcext:value-type="float">
            <text:p>0,0161761387</text:p>
          </table:table-cell>
          <table:table-cell table:formula="of:=([.F55]-[.Q55])/(1+[.Q55])" office:value-type="float" office:value="0.054638729294559" calcext:value-type="float">
            <text:p>0,0546387293</text:p>
          </table:table-cell>
          <table:table-cell table:formula="of:=([.G55]-[.Q55])/(1+[.Q55])" office:value-type="float" office:value="0.0622568525941282" calcext:value-type="float">
            <text:p>0,0622568526</text:p>
          </table:table-cell>
          <table:table-cell table:formula="of:=([.J55]-[.Q55])/(1+[.Q55])" office:value-type="float" office:value="0.0174097046778552" calcext:value-type="float">
            <text:p>0,0174097047</text:p>
          </table:table-cell>
          <table:table-cell table:formula="of:=([.K55]-[.Q55])/(1+[.Q55])" office:value-type="float" office:value="0.0278456674630406" calcext:value-type="float">
            <text:p>0,0278456675</text:p>
          </table:table-cell>
          <table:table-cell table:formula="of:=([.L55]-[.Q55])/(1+[.Q55])" office:value-type="float" office:value="0.0562607028358679" calcext:value-type="float">
            <text:p>0,0562607028</text:p>
          </table:table-cell>
          <table:table-cell table:formula="of:=([.M55]-[.Q55])/(1+[.Q55])" office:value-type="float" office:value="0.0492326341579179" calcext:value-type="float">
            <text:p>0,04923263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5</text:p>
          </table:table-cell>
          <table:table-cell table:formula="of:=([.D56]-[.Q56])/(1+[.Q56])" office:value-type="float" office:value="0.0248682466902355" calcext:value-type="float">
            <text:p>0,0248682467</text:p>
          </table:table-cell>
          <table:table-cell table:formula="of:=([.E56]-[.Q56])/(1+[.Q56])" office:value-type="float" office:value="0.0184387374327854" calcext:value-type="float">
            <text:p>0,0184387374</text:p>
          </table:table-cell>
          <table:table-cell table:formula="of:=([.F56]-[.Q56])/(1+[.Q56])" office:value-type="float" office:value="0.0529653289218947" calcext:value-type="float">
            <text:p>0,0529653289</text:p>
          </table:table-cell>
          <table:table-cell table:formula="of:=([.G56]-[.Q56])/(1+[.Q56])" office:value-type="float" office:value="0.060312468517547" calcext:value-type="float">
            <text:p>0,0603124685</text:p>
          </table:table-cell>
          <table:table-cell table:formula="of:=([.J56]-[.Q56])/(1+[.Q56])" office:value-type="float" office:value="0.0290135512574739" calcext:value-type="float">
            <text:p>0,0290135513</text:p>
          </table:table-cell>
          <table:table-cell table:formula="of:=([.K56]-[.Q56])/(1+[.Q56])" office:value-type="float" office:value="0.00613869728040961" calcext:value-type="float">
            <text:p>0,0061386973</text:p>
          </table:table-cell>
          <table:table-cell table:formula="of:=([.L56]-[.Q56])/(1+[.Q56])" office:value-type="float" office:value="0.0510194532405793" calcext:value-type="float">
            <text:p>0,0510194532</text:p>
          </table:table-cell>
          <table:table-cell table:formula="of:=([.M56]-[.Q56])/(1+[.Q56])" office:value-type="float" office:value="0.048178496036586" calcext:value-type="float">
            <text:p>0,0481784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6</text:p>
          </table:table-cell>
          <table:table-cell table:formula="of:=([.D57]-[.Q57])/(1+[.Q57])" office:value-type="float" office:value="-0.00487964712960003" calcext:value-type="float">
            <text:p>-0,0048796471</text:p>
          </table:table-cell>
          <table:table-cell table:formula="of:=([.E57]-[.Q57])/(1+[.Q57])" office:value-type="float" office:value="-0.00105724578487544" calcext:value-type="float">
            <text:p>-0,0010572458</text:p>
          </table:table-cell>
          <table:table-cell table:formula="of:=([.F57]-[.Q57])/(1+[.Q57])" office:value-type="float" office:value="0.0408519619140494" calcext:value-type="float">
            <text:p>0,0408519619</text:p>
          </table:table-cell>
          <table:table-cell table:formula="of:=([.G57]-[.Q57])/(1+[.Q57])" office:value-type="float" office:value="0.0373982036044864" calcext:value-type="float">
            <text:p>0,0373982036</text:p>
          </table:table-cell>
          <table:table-cell table:formula="of:=([.J57]-[.Q57])/(1+[.Q57])" office:value-type="float" office:value="0.0190081743288857" calcext:value-type="float">
            <text:p>0,0190081743</text:p>
          </table:table-cell>
          <table:table-cell table:formula="of:=([.K57]-[.Q57])/(1+[.Q57])" office:value-type="float" office:value="0.0109473764682134" calcext:value-type="float">
            <text:p>0,0109473765</text:p>
          </table:table-cell>
          <table:table-cell table:formula="of:=([.L57]-[.Q57])/(1+[.Q57])" office:value-type="float" office:value="0.0691541815026392" calcext:value-type="float">
            <text:p>0,0691541815</text:p>
          </table:table-cell>
          <table:table-cell table:formula="of:=([.M57]-[.Q57])/(1+[.Q57])" office:value-type="float" office:value="0.0321609432545503" calcext:value-type="float">
            <text:p>0,03216094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7</text:p>
          </table:table-cell>
          <table:table-cell table:formula="of:=([.D58]-[.Q58])/(1+[.Q58])" office:value-type="float" office:value="-0.00228481907184176" calcext:value-type="float">
            <text:p>-0,0022848191</text:p>
          </table:table-cell>
          <table:table-cell table:formula="of:=([.E58]-[.Q58])/(1+[.Q58])" office:value-type="float" office:value="-0.00120352844609265" calcext:value-type="float">
            <text:p>-0,0012035284</text:p>
          </table:table-cell>
          <table:table-cell table:formula="of:=([.F58]-[.Q58])/(1+[.Q58])" office:value-type="float" office:value="0.0276829630752294" calcext:value-type="float">
            <text:p>0,0276829631</text:p>
          </table:table-cell>
          <table:table-cell table:formula="of:=([.G58]-[.Q58])/(1+[.Q58])" office:value-type="float" office:value="0.0370652869913636" calcext:value-type="float">
            <text:p>0,037065287</text:p>
          </table:table-cell>
          <table:table-cell table:formula="of:=([.J58]-[.Q58])/(1+[.Q58])" office:value-type="float" office:value="0.00243961556395904" calcext:value-type="float">
            <text:p>0,0024396156</text:p>
          </table:table-cell>
          <table:table-cell table:formula="of:=([.K58]-[.Q58])/(1+[.Q58])" office:value-type="float" office:value="0.00871201512093262" calcext:value-type="float">
            <text:p>0,0087120151</text:p>
          </table:table-cell>
          <table:table-cell table:formula="of:=([.L58]-[.Q58])/(1+[.Q58])" office:value-type="float" office:value="0.0197614001523594" calcext:value-type="float">
            <text:p>0,0197614002</text:p>
          </table:table-cell>
          <table:table-cell table:formula="of:=([.M58]-[.Q58])/(1+[.Q58])" office:value-type="float" office:value="0.0393208794192447" calcext:value-type="float">
            <text:p>0,03932087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8</text:p>
          </table:table-cell>
          <table:table-cell table:formula="of:=([.D59]-[.Q59])/(1+[.Q59])" office:value-type="float" office:value="0.00221614050078114" calcext:value-type="float">
            <text:p>0,0022161405</text:p>
          </table:table-cell>
          <table:table-cell table:formula="of:=([.E59]-[.Q59])/(1+[.Q59])" office:value-type="float" office:value="0.00510460726766988" calcext:value-type="float">
            <text:p>0,0051046073</text:p>
          </table:table-cell>
          <table:table-cell table:formula="of:=([.F59]-[.Q59])/(1+[.Q59])" office:value-type="float" office:value="0.0469931655283537" calcext:value-type="float">
            <text:p>0,0469931655</text:p>
          </table:table-cell>
          <table:table-cell table:formula="of:=([.G59]-[.Q59])/(1+[.Q59])" office:value-type="float" office:value="0.0487608333055789" calcext:value-type="float">
            <text:p>0,0487608333</text:p>
          </table:table-cell>
          <table:table-cell table:formula="of:=([.J59]-[.Q59])/(1+[.Q59])" office:value-type="float" office:value="-0.00356672673100327" calcext:value-type="float">
            <text:p>-0,0035667267</text:p>
          </table:table-cell>
          <table:table-cell table:formula="of:=([.K59]-[.Q59])/(1+[.Q59])" office:value-type="float" office:value="0.000746306081581071" calcext:value-type="float">
            <text:p>0,0007463061</text:p>
          </table:table-cell>
          <table:table-cell table:formula="of:=([.L59]-[.Q59])/(1+[.Q59])" office:value-type="float" office:value="0.0273572189561362" calcext:value-type="float">
            <text:p>0,027357219</text:p>
          </table:table-cell>
          <table:table-cell table:formula="of:=([.M59]-[.Q59])/(1+[.Q59])" office:value-type="float" office:value="0.0299257445546836" calcext:value-type="float">
            <text:p>0,02992574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9</text:p>
          </table:table-cell>
          <table:table-cell table:formula="of:=([.D60]-[.Q60])/(1+[.Q60])" office:value-type="float" office:value="-0.0015196746158126" calcext:value-type="float">
            <text:p>-0,0015196746</text:p>
          </table:table-cell>
          <table:table-cell table:formula="of:=([.E60]-[.Q60])/(1+[.Q60])" office:value-type="float" office:value="0.00709830593020355" calcext:value-type="float">
            <text:p>0,0070983059</text:p>
          </table:table-cell>
          <table:table-cell table:formula="of:=([.F60]-[.Q60])/(1+[.Q60])" office:value-type="float" office:value="0.0298951518523492" calcext:value-type="float">
            <text:p>0,0298951519</text:p>
          </table:table-cell>
          <table:table-cell table:formula="of:=([.G60]-[.Q60])/(1+[.Q60])" office:value-type="float" office:value="0.0621731289449955" calcext:value-type="float">
            <text:p>0,0621731289</text:p>
          </table:table-cell>
          <table:table-cell table:formula="of:=([.J60]-[.Q60])/(1+[.Q60])" office:value-type="float" office:value="-0.00340962722790323" calcext:value-type="float">
            <text:p>-0,0034096272</text:p>
          </table:table-cell>
          <table:table-cell table:formula="of:=([.K60]-[.Q60])/(1+[.Q60])" office:value-type="float" office:value="0.0086227768931182" calcext:value-type="float">
            <text:p>0,0086227769</text:p>
          </table:table-cell>
          <table:table-cell table:formula="of:=([.L60]-[.Q60])/(1+[.Q60])" office:value-type="float" office:value="0.0138995261209063" calcext:value-type="float">
            <text:p>0,0138995261</text:p>
          </table:table-cell>
          <table:table-cell table:formula="of:=([.M60]-[.Q60])/(1+[.Q60])" office:value-type="float" office:value="0.00018101413963125" calcext:value-type="float">
            <text:p>0,0001810141</text:p>
          </table:table-cell>
          <table:table-cell table:number-columns-repeated="1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rndVND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ndex</text:p>
          </table:table-cell>
          <table:table-cell office:value-type="string" calcext:value-type="string">
            <text:p>rndexPPD</text:p>
          </table:table-cell>
          <table:table-cell office:value-type="string" calcext:value-type="string">
            <text:p>rndin</text:p>
          </table:table-cell>
          <table:table-cell office:value-type="string" calcext:value-type="string">
            <text:p>rndinPPD</text:p>
          </table:table-cell>
          <table:table-cell office:value-type="string" calcext:value-type="string">
            <text:p>rzex</text:p>
          </table:table-cell>
          <table:table-cell office:value-type="string" calcext:value-type="string">
            <text:p>rzexPPD</text:p>
          </table:table-cell>
          <table:table-cell office:value-type="string" calcext:value-type="string">
            <text:p>rzin</text:p>
          </table:table-cell>
          <table:table-cell office:value-type="string" calcext:value-type="string">
            <text:p>rzinPP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1</text:p>
          </table:table-cell>
          <table:table-cell table:formula="of:=([.D2]-[.R2])/(1+[.R2])" office:value-type="float" office:value="0.00366069867280054" calcext:value-type="float">
            <text:p>0,0036606987</text:p>
          </table:table-cell>
          <table:table-cell table:formula="of:=([.E2]-[.R2])/(1+[.R2])" office:value-type="float" office:value="0.00624245559247142" calcext:value-type="float">
            <text:p>0,0062424556</text:p>
          </table:table-cell>
          <table:table-cell table:formula="of:=([.F2]-[.R2])/(1+[.R2])" office:value-type="float" office:value="0.0227714003113669" calcext:value-type="float">
            <text:p>0,0227714003</text:p>
          </table:table-cell>
          <table:table-cell table:formula="of:=([.G2]-[.R2])/(1+[.R2])" office:value-type="float" office:value="0.0274075278069433" calcext:value-type="float">
            <text:p>0,0274075278</text:p>
          </table:table-cell>
          <table:table-cell table:formula="of:=([.J2]-[.R2])/(1+[.R2])" office:value-type="float" office:value="0.0129362275612854" calcext:value-type="float">
            <text:p>0,0129362276</text:p>
          </table:table-cell>
          <table:table-cell table:formula="of:=([.K2]-[.R2])/(1+[.R2])" office:value-type="float" office:value="0.0165063163108646" calcext:value-type="float">
            <text:p>0,0165063163</text:p>
          </table:table-cell>
          <table:table-cell table:formula="of:=([.L2]-[.R2])/(1+[.R2])" office:value-type="float" office:value="0.0276792612855093" calcext:value-type="float">
            <text:p>0,0276792613</text:p>
          </table:table-cell>
          <table:table-cell table:formula="of:=([.M2]-[.R2])/(1+[.R2])" office:value-type="float" office:value="0.0254663955622899" calcext:value-type="float">
            <text:p>0,02546639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2</text:p>
          </table:table-cell>
          <table:table-cell table:formula="of:=([.D3]-[.R3])/(1+[.R3])" office:value-type="float" office:value="0.000983372732509096" calcext:value-type="float">
            <text:p>0,0009833727</text:p>
          </table:table-cell>
          <table:table-cell table:formula="of:=([.E3]-[.R3])/(1+[.R3])" office:value-type="float" office:value="0.00486736889762401" calcext:value-type="float">
            <text:p>0,0048673689</text:p>
          </table:table-cell>
          <table:table-cell table:formula="of:=([.F3]-[.R3])/(1+[.R3])" office:value-type="float" office:value="0.0183488412134083" calcext:value-type="float">
            <text:p>0,0183488412</text:p>
          </table:table-cell>
          <table:table-cell table:formula="of:=([.G3]-[.R3])/(1+[.R3])" office:value-type="float" office:value="0.0165502436610012" calcext:value-type="float">
            <text:p>0,0165502437</text:p>
          </table:table-cell>
          <table:table-cell table:formula="of:=([.J3]-[.R3])/(1+[.R3])" office:value-type="float" office:value="0.0120666510316925" calcext:value-type="float">
            <text:p>0,012066651</text:p>
          </table:table-cell>
          <table:table-cell table:formula="of:=([.K3]-[.R3])/(1+[.R3])" office:value-type="float" office:value="-0.0176245486360403" calcext:value-type="float">
            <text:p>-0,0176245486</text:p>
          </table:table-cell>
          <table:table-cell table:formula="of:=([.L3]-[.R3])/(1+[.R3])" office:value-type="float" office:value="0.0174379840667143" calcext:value-type="float">
            <text:p>0,0174379841</text:p>
          </table:table-cell>
          <table:table-cell table:formula="of:=([.M3]-[.R3])/(1+[.R3])" office:value-type="float" office:value="0.0298838072025434" calcext:value-type="float">
            <text:p>0,02988380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3</text:p>
          </table:table-cell>
          <table:table-cell table:formula="of:=([.D4]-[.R4])/(1+[.R4])" office:value-type="float" office:value="0.000399731496019684" calcext:value-type="float">
            <text:p>0,0003997315</text:p>
          </table:table-cell>
          <table:table-cell table:formula="of:=([.E4]-[.R4])/(1+[.R4])" office:value-type="float" office:value="0.00120738175966428" calcext:value-type="float">
            <text:p>0,0012073818</text:p>
          </table:table-cell>
          <table:table-cell table:formula="of:=([.F4]-[.R4])/(1+[.R4])" office:value-type="float" office:value="0.0141650394063014" calcext:value-type="float">
            <text:p>0,0141650394</text:p>
          </table:table-cell>
          <table:table-cell table:formula="of:=([.G4]-[.R4])/(1+[.R4])" office:value-type="float" office:value="0.0164806887787856" calcext:value-type="float">
            <text:p>0,0164806888</text:p>
          </table:table-cell>
          <table:table-cell table:formula="of:=([.J4]-[.R4])/(1+[.R4])" office:value-type="float" office:value="-0.00595561400732366" calcext:value-type="float">
            <text:p>-0,005955614</text:p>
          </table:table-cell>
          <table:table-cell table:formula="of:=([.K4]-[.R4])/(1+[.R4])" office:value-type="float" office:value="-0.00699886505151383" calcext:value-type="float">
            <text:p>-0,0069988651</text:p>
          </table:table-cell>
          <table:table-cell table:formula="of:=([.L4]-[.R4])/(1+[.R4])" office:value-type="float" office:value="0.00858478772186663" calcext:value-type="float">
            <text:p>0,0085847877</text:p>
          </table:table-cell>
          <table:table-cell table:formula="of:=([.M4]-[.R4])/(1+[.R4])" office:value-type="float" office:value="0.00450444419550858" calcext:value-type="float">
            <text:p>0,00450444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4</text:p>
          </table:table-cell>
          <table:table-cell table:formula="of:=([.D5]-[.R5])/(1+[.R5])" office:value-type="float" office:value="-0.00345158019109288" calcext:value-type="float">
            <text:p>-0,0034515802</text:p>
          </table:table-cell>
          <table:table-cell table:formula="of:=([.E5]-[.R5])/(1+[.R5])" office:value-type="float" office:value="-0.00742118035084368" calcext:value-type="float">
            <text:p>-0,0074211804</text:p>
          </table:table-cell>
          <table:table-cell table:formula="of:=([.F5]-[.R5])/(1+[.R5])" office:value-type="float" office:value="0.0237268683367032" calcext:value-type="float">
            <text:p>0,0237268683</text:p>
          </table:table-cell>
          <table:table-cell table:formula="of:=([.G5]-[.R5])/(1+[.R5])" office:value-type="float" office:value="0.0302805258924143" calcext:value-type="float">
            <text:p>0,0302805259</text:p>
          </table:table-cell>
          <table:table-cell table:formula="of:=([.J5]-[.R5])/(1+[.R5])" office:value-type="float" office:value="-0.010386487399723" calcext:value-type="float">
            <text:p>-0,0103864874</text:p>
          </table:table-cell>
          <table:table-cell table:formula="of:=([.K5]-[.R5])/(1+[.R5])" office:value-type="float" office:value="-0.0140913708193338" calcext:value-type="float">
            <text:p>-0,0140913708</text:p>
          </table:table-cell>
          <table:table-cell table:formula="of:=([.L5]-[.R5])/(1+[.R5])" office:value-type="float" office:value="0.02345351952895" calcext:value-type="float">
            <text:p>0,0234535195</text:p>
          </table:table-cell>
          <table:table-cell table:formula="of:=([.M5]-[.R5])/(1+[.R5])" office:value-type="float" office:value="-0.0124842716534697" calcext:value-type="float">
            <text:p>-0,01248427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5</text:p>
          </table:table-cell>
          <table:table-cell table:formula="of:=([.D6]-[.R6])/(1+[.R6])" office:value-type="float" office:value="0.00191853129732637" calcext:value-type="float">
            <text:p>0,0019185313</text:p>
          </table:table-cell>
          <table:table-cell table:formula="of:=([.E6]-[.R6])/(1+[.R6])" office:value-type="float" office:value="0.00693994210278066" calcext:value-type="float">
            <text:p>0,0069399421</text:p>
          </table:table-cell>
          <table:table-cell table:formula="of:=([.F6]-[.R6])/(1+[.R6])" office:value-type="float" office:value="0.0101701564899777" calcext:value-type="float">
            <text:p>0,0101701565</text:p>
          </table:table-cell>
          <table:table-cell table:formula="of:=([.G6]-[.R6])/(1+[.R6])" office:value-type="float" office:value="0.0253457591271481" calcext:value-type="float">
            <text:p>0,0253457591</text:p>
          </table:table-cell>
          <table:table-cell table:formula="of:=([.J6]-[.R6])/(1+[.R6])" office:value-type="float" office:value="-0.0132044931240121" calcext:value-type="float">
            <text:p>-0,0132044931</text:p>
          </table:table-cell>
          <table:table-cell table:formula="of:=([.K6]-[.R6])/(1+[.R6])" office:value-type="float" office:value="-0.00766246238506641" calcext:value-type="float">
            <text:p>-0,0076624624</text:p>
          </table:table-cell>
          <table:table-cell table:formula="of:=([.L6]-[.R6])/(1+[.R6])" office:value-type="float" office:value="0.00256916281905656" calcext:value-type="float">
            <text:p>0,0025691628</text:p>
          </table:table-cell>
          <table:table-cell table:formula="of:=([.M6]-[.R6])/(1+[.R6])" office:value-type="float" office:value="0.0249422452198276" calcext:value-type="float">
            <text:p>0,02494224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6</text:p>
          </table:table-cell>
          <table:table-cell table:formula="of:=([.D7]-[.R7])/(1+[.R7])" office:value-type="float" office:value="-0.00557954396779252" calcext:value-type="float">
            <text:p>-0,005579544</text:p>
          </table:table-cell>
          <table:table-cell table:formula="of:=([.E7]-[.R7])/(1+[.R7])" office:value-type="float" office:value="-0.00297916512396067" calcext:value-type="float">
            <text:p>-0,0029791651</text:p>
          </table:table-cell>
          <table:table-cell table:formula="of:=([.F7]-[.R7])/(1+[.R7])" office:value-type="float" office:value="0.019893905310528" calcext:value-type="float">
            <text:p>0,0198939053</text:p>
          </table:table-cell>
          <table:table-cell table:formula="of:=([.G7]-[.R7])/(1+[.R7])" office:value-type="float" office:value="0.016119950843152" calcext:value-type="float">
            <text:p>0,0161199508</text:p>
          </table:table-cell>
          <table:table-cell table:formula="of:=([.J7]-[.R7])/(1+[.R7])" office:value-type="float" office:value="0.0104882266433032" calcext:value-type="float">
            <text:p>0,0104882266</text:p>
          </table:table-cell>
          <table:table-cell table:formula="of:=([.K7]-[.R7])/(1+[.R7])" office:value-type="float" office:value="-0.0162913590686749" calcext:value-type="float">
            <text:p>-0,0162913591</text:p>
          </table:table-cell>
          <table:table-cell table:formula="of:=([.L7]-[.R7])/(1+[.R7])" office:value-type="float" office:value="-0.0123728538481578" calcext:value-type="float">
            <text:p>-0,0123728538</text:p>
          </table:table-cell>
          <table:table-cell table:formula="of:=([.M7]-[.R7])/(1+[.R7])" office:value-type="float" office:value="-0.00540362752369117" calcext:value-type="float">
            <text:p>-0,0054036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7</text:p>
          </table:table-cell>
          <table:table-cell table:formula="of:=([.D8]-[.R8])/(1+[.R8])" office:value-type="float" office:value="-0.0127043042075796" calcext:value-type="float">
            <text:p>-0,0127043042</text:p>
          </table:table-cell>
          <table:table-cell table:formula="of:=([.E8]-[.R8])/(1+[.R8])" office:value-type="float" office:value="-0.012079348613815" calcext:value-type="float">
            <text:p>-0,0120793486</text:p>
          </table:table-cell>
          <table:table-cell table:formula="of:=([.F8]-[.R8])/(1+[.R8])" office:value-type="float" office:value="0.0227024569081892" calcext:value-type="float">
            <text:p>0,0227024569</text:p>
          </table:table-cell>
          <table:table-cell table:formula="of:=([.G8]-[.R8])/(1+[.R8])" office:value-type="float" office:value="0.0301235795925521" calcext:value-type="float">
            <text:p>0,0301235796</text:p>
          </table:table-cell>
          <table:table-cell table:formula="of:=([.J8]-[.R8])/(1+[.R8])" office:value-type="float" office:value="-0.0176874653631364" calcext:value-type="float">
            <text:p>-0,0176874654</text:p>
          </table:table-cell>
          <table:table-cell table:formula="of:=([.K8]-[.R8])/(1+[.R8])" office:value-type="float" office:value="-0.0248623761954159" calcext:value-type="float">
            <text:p>-0,0248623762</text:p>
          </table:table-cell>
          <table:table-cell table:formula="of:=([.L8]-[.R8])/(1+[.R8])" office:value-type="float" office:value="-0.013999497913499" calcext:value-type="float">
            <text:p>-0,0139994979</text:p>
          </table:table-cell>
          <table:table-cell table:formula="of:=([.M8]-[.R8])/(1+[.R8])" office:value-type="float" office:value="-0.022208233271283" calcext:value-type="float">
            <text:p>-0,0222082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8</text:p>
          </table:table-cell>
          <table:table-cell table:formula="of:=([.D9]-[.R9])/(1+[.R9])" office:value-type="float" office:value="-0.00334286036538687" calcext:value-type="float">
            <text:p>-0,0033428604</text:p>
          </table:table-cell>
          <table:table-cell table:formula="of:=([.E9]-[.R9])/(1+[.R9])" office:value-type="float" office:value="0.00408784067538738" calcext:value-type="float">
            <text:p>0,0040878407</text:p>
          </table:table-cell>
          <table:table-cell table:formula="of:=([.F9]-[.R9])/(1+[.R9])" office:value-type="float" office:value="0.0182907496598346" calcext:value-type="float">
            <text:p>0,0182907497</text:p>
          </table:table-cell>
          <table:table-cell table:formula="of:=([.G9]-[.R9])/(1+[.R9])" office:value-type="float" office:value="0.0191638769501019" calcext:value-type="float">
            <text:p>0,019163877</text:p>
          </table:table-cell>
          <table:table-cell table:formula="of:=([.J9]-[.R9])/(1+[.R9])" office:value-type="float" office:value="-0.0205259785605782" calcext:value-type="float">
            <text:p>-0,0205259786</text:p>
          </table:table-cell>
          <table:table-cell table:formula="of:=([.K9]-[.R9])/(1+[.R9])" office:value-type="float" office:value="0.00482926934623442" calcext:value-type="float">
            <text:p>0,0048292693</text:p>
          </table:table-cell>
          <table:table-cell table:formula="of:=([.L9]-[.R9])/(1+[.R9])" office:value-type="float" office:value="-0.00120150992659146" calcext:value-type="float">
            <text:p>-0,0012015099</text:p>
          </table:table-cell>
          <table:table-cell table:formula="of:=([.M9]-[.R9])/(1+[.R9])" office:value-type="float" office:value="-0.0181067363555863" calcext:value-type="float">
            <text:p>-0,01810673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9</text:p>
          </table:table-cell>
          <table:table-cell table:formula="of:=([.D10]-[.R10])/(1+[.R10])" office:value-type="float" office:value="-0.0116519125149996" calcext:value-type="float">
            <text:p>-0,0116519125</text:p>
          </table:table-cell>
          <table:table-cell table:formula="of:=([.E10]-[.R10])/(1+[.R10])" office:value-type="float" office:value="-0.0113328364244915" calcext:value-type="float">
            <text:p>-0,0113328364</text:p>
          </table:table-cell>
          <table:table-cell table:formula="of:=([.F10]-[.R10])/(1+[.R10])" office:value-type="float" office:value="0.00901624361540013" calcext:value-type="float">
            <text:p>0,0090162436</text:p>
          </table:table-cell>
          <table:table-cell table:formula="of:=([.G10]-[.R10])/(1+[.R10])" office:value-type="float" office:value="0.00952549625376825" calcext:value-type="float">
            <text:p>0,0095254963</text:p>
          </table:table-cell>
          <table:table-cell table:formula="of:=([.J10]-[.R10])/(1+[.R10])" office:value-type="float" office:value="-0.0238263369894333" calcext:value-type="float">
            <text:p>-0,023826337</text:p>
          </table:table-cell>
          <table:table-cell table:formula="of:=([.K10]-[.R10])/(1+[.R10])" office:value-type="float" office:value="-0.0226440790975327" calcext:value-type="float">
            <text:p>-0,0226440791</text:p>
          </table:table-cell>
          <table:table-cell table:formula="of:=([.L10]-[.R10])/(1+[.R10])" office:value-type="float" office:value="-0.0236609743138538" calcext:value-type="float">
            <text:p>-0,0236609743</text:p>
          </table:table-cell>
          <table:table-cell table:formula="of:=([.M10]-[.R10])/(1+[.R10])" office:value-type="float" office:value="-0.0238345767103814" calcext:value-type="float">
            <text:p>-0,02383457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0</text:p>
          </table:table-cell>
          <table:table-cell table:formula="of:=([.D11]-[.R11])/(1+[.R11])" office:value-type="float" office:value="-0.00395603110306697" calcext:value-type="float">
            <text:p>-0,0039560311</text:p>
          </table:table-cell>
          <table:table-cell table:formula="of:=([.E11]-[.R11])/(1+[.R11])" office:value-type="float" office:value="-0.00162823541814092" calcext:value-type="float">
            <text:p>-0,0016282354</text:p>
          </table:table-cell>
          <table:table-cell table:formula="of:=([.F11]-[.R11])/(1+[.R11])" office:value-type="float" office:value="0.0232578539899511" calcext:value-type="float">
            <text:p>0,023257854</text:p>
          </table:table-cell>
          <table:table-cell table:formula="of:=([.G11]-[.R11])/(1+[.R11])" office:value-type="float" office:value="0.0148557244719417" calcext:value-type="float">
            <text:p>0,0148557245</text:p>
          </table:table-cell>
          <table:table-cell table:formula="of:=([.J11]-[.R11])/(1+[.R11])" office:value-type="float" office:value="-0.00785454302016701" calcext:value-type="float">
            <text:p>-0,007854543</text:p>
          </table:table-cell>
          <table:table-cell table:formula="of:=([.K11]-[.R11])/(1+[.R11])" office:value-type="float" office:value="0.0147692533211318" calcext:value-type="float">
            <text:p>0,0147692533</text:p>
          </table:table-cell>
          <table:table-cell table:formula="of:=([.L11]-[.R11])/(1+[.R11])" office:value-type="float" office:value="0.00241272786086051" calcext:value-type="float">
            <text:p>0,0024127279</text:p>
          </table:table-cell>
          <table:table-cell table:formula="of:=([.M11]-[.R11])/(1+[.R11])" office:value-type="float" office:value="0.0353869959123865" calcext:value-type="float">
            <text:p>0,03538699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1</text:p>
          </table:table-cell>
          <table:table-cell table:formula="of:=([.D12]-[.R12])/(1+[.R12])" office:value-type="float" office:value="0.00398932055763738" calcext:value-type="float">
            <text:p>0,0039893206</text:p>
          </table:table-cell>
          <table:table-cell table:formula="of:=([.E12]-[.R12])/(1+[.R12])" office:value-type="float" office:value="0.000604547659647759" calcext:value-type="float">
            <text:p>0,0006045477</text:p>
          </table:table-cell>
          <table:table-cell table:formula="of:=([.F12]-[.R12])/(1+[.R12])" office:value-type="float" office:value="0.0178381078814913" calcext:value-type="float">
            <text:p>0,0178381079</text:p>
          </table:table-cell>
          <table:table-cell table:formula="of:=([.G12]-[.R12])/(1+[.R12])" office:value-type="float" office:value="0.0168236206178126" calcext:value-type="float">
            <text:p>0,0168236206</text:p>
          </table:table-cell>
          <table:table-cell table:formula="of:=([.J12]-[.R12])/(1+[.R12])" office:value-type="float" office:value="-0.00380435133587972" calcext:value-type="float">
            <text:p>-0,0038043513</text:p>
          </table:table-cell>
          <table:table-cell table:formula="of:=([.K12]-[.R12])/(1+[.R12])" office:value-type="float" office:value="0.00758634057720614" calcext:value-type="float">
            <text:p>0,0075863406</text:p>
          </table:table-cell>
          <table:table-cell table:formula="of:=([.L12]-[.R12])/(1+[.R12])" office:value-type="float" office:value="0.00805690844621131" calcext:value-type="float">
            <text:p>0,0080569084</text:p>
          </table:table-cell>
          <table:table-cell table:formula="of:=([.M12]-[.R12])/(1+[.R12])" office:value-type="float" office:value="0.0144740584762989" calcext:value-type="float">
            <text:p>0,01447405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2</text:p>
          </table:table-cell>
          <table:table-cell table:formula="of:=([.D13]-[.R13])/(1+[.R13])" office:value-type="float" office:value="0.00372781020613436" calcext:value-type="float">
            <text:p>0,0037278102</text:p>
          </table:table-cell>
          <table:table-cell table:formula="of:=([.E13]-[.R13])/(1+[.R13])" office:value-type="float" office:value="-0.000458592445934949" calcext:value-type="float">
            <text:p>-0,0004585924</text:p>
          </table:table-cell>
          <table:table-cell table:formula="of:=([.F13]-[.R13])/(1+[.R13])" office:value-type="float" office:value="0.0192380446520065" calcext:value-type="float">
            <text:p>0,0192380447</text:p>
          </table:table-cell>
          <table:table-cell table:formula="of:=([.G13]-[.R13])/(1+[.R13])" office:value-type="float" office:value="0.0324932839671109" calcext:value-type="float">
            <text:p>0,032493284</text:p>
          </table:table-cell>
          <table:table-cell table:formula="of:=([.J13]-[.R13])/(1+[.R13])" office:value-type="float" office:value="0.034278026705325" calcext:value-type="float">
            <text:p>0,0342780267</text:p>
          </table:table-cell>
          <table:table-cell table:formula="of:=([.K13]-[.R13])/(1+[.R13])" office:value-type="float" office:value="0.00386638048082536" calcext:value-type="float">
            <text:p>0,0038663805</text:p>
          </table:table-cell>
          <table:table-cell table:formula="of:=([.L13]-[.R13])/(1+[.R13])" office:value-type="float" office:value="0.0256644097763931" calcext:value-type="float">
            <text:p>0,0256644098</text:p>
          </table:table-cell>
          <table:table-cell table:formula="of:=([.M13]-[.R13])/(1+[.R13])" office:value-type="float" office:value="0.0326879376214056" calcext:value-type="float">
            <text:p>0,03268793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3</text:p>
          </table:table-cell>
          <table:table-cell table:formula="of:=([.D14]-[.R14])/(1+[.R14])" office:value-type="float" office:value="0.00279591871487604" calcext:value-type="float">
            <text:p>0,0027959187</text:p>
          </table:table-cell>
          <table:table-cell table:formula="of:=([.E14]-[.R14])/(1+[.R14])" office:value-type="float" office:value="0.00335893156093965" calcext:value-type="float">
            <text:p>0,0033589316</text:p>
          </table:table-cell>
          <table:table-cell table:formula="of:=([.F14]-[.R14])/(1+[.R14])" office:value-type="float" office:value="0.0365942956562097" calcext:value-type="float">
            <text:p>0,0365942957</text:p>
          </table:table-cell>
          <table:table-cell table:formula="of:=([.G14]-[.R14])/(1+[.R14])" office:value-type="float" office:value="0.0293674889328819" calcext:value-type="float">
            <text:p>0,0293674889</text:p>
          </table:table-cell>
          <table:table-cell table:formula="of:=([.J14]-[.R14])/(1+[.R14])" office:value-type="float" office:value="0.0381386364294518" calcext:value-type="float">
            <text:p>0,0381386364</text:p>
          </table:table-cell>
          <table:table-cell table:formula="of:=([.K14]-[.R14])/(1+[.R14])" office:value-type="float" office:value="0.0224509550100591" calcext:value-type="float">
            <text:p>0,022450955</text:p>
          </table:table-cell>
          <table:table-cell table:formula="of:=([.L14]-[.R14])/(1+[.R14])" office:value-type="float" office:value="0.0232544894069018" calcext:value-type="float">
            <text:p>0,0232544894</text:p>
          </table:table-cell>
          <table:table-cell table:formula="of:=([.M14]-[.R14])/(1+[.R14])" office:value-type="float" office:value="0.0132003999584764" calcext:value-type="float">
            <text:p>0,01320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4</text:p>
          </table:table-cell>
          <table:table-cell table:formula="of:=([.D15]-[.R15])/(1+[.R15])" office:value-type="float" office:value="-0.00621310662424018" calcext:value-type="float">
            <text:p>-0,0062131066</text:p>
          </table:table-cell>
          <table:table-cell table:formula="of:=([.E15]-[.R15])/(1+[.R15])" office:value-type="float" office:value="-0.00141693183218881" calcext:value-type="float">
            <text:p>-0,0014169318</text:p>
          </table:table-cell>
          <table:table-cell table:formula="of:=([.F15]-[.R15])/(1+[.R15])" office:value-type="float" office:value="0.0257106560596624" calcext:value-type="float">
            <text:p>0,0257106561</text:p>
          </table:table-cell>
          <table:table-cell table:formula="of:=([.G15]-[.R15])/(1+[.R15])" office:value-type="float" office:value="0.0196113218824768" calcext:value-type="float">
            <text:p>0,0196113219</text:p>
          </table:table-cell>
          <table:table-cell table:formula="of:=([.J15]-[.R15])/(1+[.R15])" office:value-type="float" office:value="0.00115766100718233" calcext:value-type="float">
            <text:p>0,001157661</text:p>
          </table:table-cell>
          <table:table-cell table:formula="of:=([.K15]-[.R15])/(1+[.R15])" office:value-type="float" office:value="0.00254449633694894" calcext:value-type="float">
            <text:p>0,0025444963</text:p>
          </table:table-cell>
          <table:table-cell table:formula="of:=([.L15]-[.R15])/(1+[.R15])" office:value-type="float" office:value="0.0289811107066295" calcext:value-type="float">
            <text:p>0,0289811107</text:p>
          </table:table-cell>
          <table:table-cell table:formula="of:=([.M15]-[.R15])/(1+[.R15])" office:value-type="float" office:value="0.018167552404816" calcext:value-type="float">
            <text:p>0,01816755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5</text:p>
          </table:table-cell>
          <table:table-cell table:formula="of:=([.D16]-[.R16])/(1+[.R16])" office:value-type="float" office:value="0.00273541694077784" calcext:value-type="float">
            <text:p>0,0027354169</text:p>
          </table:table-cell>
          <table:table-cell table:formula="of:=([.E16]-[.R16])/(1+[.R16])" office:value-type="float" office:value="0.00024091304020995" calcext:value-type="float">
            <text:p>0,000240913</text:p>
          </table:table-cell>
          <table:table-cell table:formula="of:=([.F16]-[.R16])/(1+[.R16])" office:value-type="float" office:value="0.0267603086574406" calcext:value-type="float">
            <text:p>0,0267603087</text:p>
          </table:table-cell>
          <table:table-cell table:formula="of:=([.G16]-[.R16])/(1+[.R16])" office:value-type="float" office:value="0.0193819978957887" calcext:value-type="float">
            <text:p>0,0193819979</text:p>
          </table:table-cell>
          <table:table-cell table:formula="of:=([.J16]-[.R16])/(1+[.R16])" office:value-type="float" office:value="-0.00950100200767284" calcext:value-type="float">
            <text:p>-0,009501002</text:p>
          </table:table-cell>
          <table:table-cell table:formula="of:=([.K16]-[.R16])/(1+[.R16])" office:value-type="float" office:value="0.00359868064738714" calcext:value-type="float">
            <text:p>0,0035986806</text:p>
          </table:table-cell>
          <table:table-cell table:formula="of:=([.L16]-[.R16])/(1+[.R16])" office:value-type="float" office:value="0.00652159203575946" calcext:value-type="float">
            <text:p>0,006521592</text:p>
          </table:table-cell>
          <table:table-cell table:formula="of:=([.M16]-[.R16])/(1+[.R16])" office:value-type="float" office:value="0.0118160964368259" calcext:value-type="float">
            <text:p>0,01181609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6</text:p>
          </table:table-cell>
          <table:table-cell table:formula="of:=([.D17]-[.R17])/(1+[.R17])" office:value-type="float" office:value="0.00432652651055925" calcext:value-type="float">
            <text:p>0,0043265265</text:p>
          </table:table-cell>
          <table:table-cell table:formula="of:=([.E17]-[.R17])/(1+[.R17])" office:value-type="float" office:value="-0.00494760516795308" calcext:value-type="float">
            <text:p>-0,0049476052</text:p>
          </table:table-cell>
          <table:table-cell table:formula="of:=([.F17]-[.R17])/(1+[.R17])" office:value-type="float" office:value="0.0225809347947456" calcext:value-type="float">
            <text:p>0,0225809348</text:p>
          </table:table-cell>
          <table:table-cell table:formula="of:=([.G17]-[.R17])/(1+[.R17])" office:value-type="float" office:value="0.0193356059282922" calcext:value-type="float">
            <text:p>0,0193356059</text:p>
          </table:table-cell>
          <table:table-cell table:formula="of:=([.J17]-[.R17])/(1+[.R17])" office:value-type="float" office:value="0.0221925677523038" calcext:value-type="float">
            <text:p>0,0221925678</text:p>
          </table:table-cell>
          <table:table-cell table:formula="of:=([.K17]-[.R17])/(1+[.R17])" office:value-type="float" office:value="0.00607953066513185" calcext:value-type="float">
            <text:p>0,0060795307</text:p>
          </table:table-cell>
          <table:table-cell table:formula="of:=([.L17]-[.R17])/(1+[.R17])" office:value-type="float" office:value="0.0155618779991276" calcext:value-type="float">
            <text:p>0,015561878</text:p>
          </table:table-cell>
          <table:table-cell table:formula="of:=([.M17]-[.R17])/(1+[.R17])" office:value-type="float" office:value="-0.0109870164663961" calcext:value-type="float">
            <text:p>-0,01098701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7</text:p>
          </table:table-cell>
          <table:table-cell table:formula="of:=([.D18]-[.R18])/(1+[.R18])" office:value-type="float" office:value="0.00345187822475765" calcext:value-type="float">
            <text:p>0,0034518782</text:p>
          </table:table-cell>
          <table:table-cell table:formula="of:=([.E18]-[.R18])/(1+[.R18])" office:value-type="float" office:value="-0.00484533475678037" calcext:value-type="float">
            <text:p>-0,0048453348</text:p>
          </table:table-cell>
          <table:table-cell table:formula="of:=([.F18]-[.R18])/(1+[.R18])" office:value-type="float" office:value="0.0257535066132893" calcext:value-type="float">
            <text:p>0,0257535066</text:p>
          </table:table-cell>
          <table:table-cell table:formula="of:=([.G18]-[.R18])/(1+[.R18])" office:value-type="float" office:value="0.0246902330702888" calcext:value-type="float">
            <text:p>0,0246902331</text:p>
          </table:table-cell>
          <table:table-cell table:formula="of:=([.J18]-[.R18])/(1+[.R18])" office:value-type="float" office:value="-0.0138725721705181" calcext:value-type="float">
            <text:p>-0,0138725722</text:p>
          </table:table-cell>
          <table:table-cell table:formula="of:=([.K18]-[.R18])/(1+[.R18])" office:value-type="float" office:value="0.00216793973001073" calcext:value-type="float">
            <text:p>0,0021679397</text:p>
          </table:table-cell>
          <table:table-cell table:formula="of:=([.L18]-[.R18])/(1+[.R18])" office:value-type="float" office:value="0.00526740558285202" calcext:value-type="float">
            <text:p>0,0052674056</text:p>
          </table:table-cell>
          <table:table-cell table:formula="of:=([.M18]-[.R18])/(1+[.R18])" office:value-type="float" office:value="0.0110560518680491" calcext:value-type="float">
            <text:p>0,01105605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8</text:p>
          </table:table-cell>
          <table:table-cell table:formula="of:=([.D19]-[.R19])/(1+[.R19])" office:value-type="float" office:value="-0.00670984519752187" calcext:value-type="float">
            <text:p>-0,0067098452</text:p>
          </table:table-cell>
          <table:table-cell table:formula="of:=([.E19]-[.R19])/(1+[.R19])" office:value-type="float" office:value="-0.00538186201594888" calcext:value-type="float">
            <text:p>-0,005381862</text:p>
          </table:table-cell>
          <table:table-cell table:formula="of:=([.F19]-[.R19])/(1+[.R19])" office:value-type="float" office:value="0.0114232909358559" calcext:value-type="float">
            <text:p>0,0114232909</text:p>
          </table:table-cell>
          <table:table-cell table:formula="of:=([.G19]-[.R19])/(1+[.R19])" office:value-type="float" office:value="0.0143920634199982" calcext:value-type="float">
            <text:p>0,0143920634</text:p>
          </table:table-cell>
          <table:table-cell table:formula="of:=([.J19]-[.R19])/(1+[.R19])" office:value-type="float" office:value="-0.0161518383227128" calcext:value-type="float">
            <text:p>-0,0161518383</text:p>
          </table:table-cell>
          <table:table-cell table:formula="of:=([.K19]-[.R19])/(1+[.R19])" office:value-type="float" office:value="0.0071708783272683" calcext:value-type="float">
            <text:p>0,0071708783</text:p>
          </table:table-cell>
          <table:table-cell table:formula="of:=([.L19]-[.R19])/(1+[.R19])" office:value-type="float" office:value="0.0102067906245888" calcext:value-type="float">
            <text:p>0,0102067906</text:p>
          </table:table-cell>
          <table:table-cell table:formula="of:=([.M19]-[.R19])/(1+[.R19])" office:value-type="float" office:value="-0.0045210680501444" calcext:value-type="float">
            <text:p>-0,00452106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9</text:p>
          </table:table-cell>
          <table:table-cell table:formula="of:=([.D20]-[.R20])/(1+[.R20])" office:value-type="float" office:value="0.000496817620516337" calcext:value-type="float">
            <text:p>0,0004968176</text:p>
          </table:table-cell>
          <table:table-cell table:formula="of:=([.E20]-[.R20])/(1+[.R20])" office:value-type="float" office:value="-0.00302890090738847" calcext:value-type="float">
            <text:p>-0,0030289009</text:p>
          </table:table-cell>
          <table:table-cell table:formula="of:=([.F20]-[.R20])/(1+[.R20])" office:value-type="float" office:value="0.0290944301395879" calcext:value-type="float">
            <text:p>0,0290944301</text:p>
          </table:table-cell>
          <table:table-cell table:formula="of:=([.G20]-[.R20])/(1+[.R20])" office:value-type="float" office:value="0.0171050789024446" calcext:value-type="float">
            <text:p>0,0171050789</text:p>
          </table:table-cell>
          <table:table-cell table:formula="of:=([.J20]-[.R20])/(1+[.R20])" office:value-type="float" office:value="0.00357544847789248" calcext:value-type="float">
            <text:p>0,0035754485</text:p>
          </table:table-cell>
          <table:table-cell table:formula="of:=([.K20]-[.R20])/(1+[.R20])" office:value-type="float" office:value="-0.0149830749512266" calcext:value-type="float">
            <text:p>-0,014983075</text:p>
          </table:table-cell>
          <table:table-cell table:formula="of:=([.L20]-[.R20])/(1+[.R20])" office:value-type="float" office:value="-0.00364175507787604" calcext:value-type="float">
            <text:p>-0,0036417551</text:p>
          </table:table-cell>
          <table:table-cell table:formula="of:=([.M20]-[.R20])/(1+[.R20])" office:value-type="float" office:value="0.0167862675176399" calcext:value-type="float">
            <text:p>0,01678626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0</text:p>
          </table:table-cell>
          <table:table-cell table:formula="of:=([.D21]-[.R21])/(1+[.R21])" office:value-type="float" office:value="0.00409494958452446" calcext:value-type="float">
            <text:p>0,0040949496</text:p>
          </table:table-cell>
          <table:table-cell table:formula="of:=([.E21]-[.R21])/(1+[.R21])" office:value-type="float" office:value="-0.00705995739758484" calcext:value-type="float">
            <text:p>-0,0070599574</text:p>
          </table:table-cell>
          <table:table-cell table:formula="of:=([.F21]-[.R21])/(1+[.R21])" office:value-type="float" office:value="0.0229367932656658" calcext:value-type="float">
            <text:p>0,0229367933</text:p>
          </table:table-cell>
          <table:table-cell table:formula="of:=([.G21]-[.R21])/(1+[.R21])" office:value-type="float" office:value="0.028277082522715" calcext:value-type="float">
            <text:p>0,0282770825</text:p>
          </table:table-cell>
          <table:table-cell table:formula="of:=([.J21]-[.R21])/(1+[.R21])" office:value-type="float" office:value="0.0137030458629565" calcext:value-type="float">
            <text:p>0,0137030459</text:p>
          </table:table-cell>
          <table:table-cell table:formula="of:=([.K21]-[.R21])/(1+[.R21])" office:value-type="float" office:value="0.0135455109689775" calcext:value-type="float">
            <text:p>0,013545511</text:p>
          </table:table-cell>
          <table:table-cell table:formula="of:=([.L21]-[.R21])/(1+[.R21])" office:value-type="float" office:value="0.0275468675886177" calcext:value-type="float">
            <text:p>0,0275468676</text:p>
          </table:table-cell>
          <table:table-cell table:formula="of:=([.M21]-[.R21])/(1+[.R21])" office:value-type="float" office:value="0.0251189149034809" calcext:value-type="float">
            <text:p>0,02511891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1</text:p>
          </table:table-cell>
          <table:table-cell table:formula="of:=([.D22]-[.R22])/(1+[.R22])" office:value-type="float" office:value="-0.00166323224267488" calcext:value-type="float">
            <text:p>-0,0016632322</text:p>
          </table:table-cell>
          <table:table-cell table:formula="of:=([.E22]-[.R22])/(1+[.R22])" office:value-type="float" office:value="-0.00434967609760291" calcext:value-type="float">
            <text:p>-0,0043496761</text:p>
          </table:table-cell>
          <table:table-cell table:formula="of:=([.F22]-[.R22])/(1+[.R22])" office:value-type="float" office:value="0.00580574452183506" calcext:value-type="float">
            <text:p>0,0058057445</text:p>
          </table:table-cell>
          <table:table-cell table:formula="of:=([.G22]-[.R22])/(1+[.R22])" office:value-type="float" office:value="0.021779326120645" calcext:value-type="float">
            <text:p>0,0217793261</text:p>
          </table:table-cell>
          <table:table-cell table:formula="of:=([.J22]-[.R22])/(1+[.R22])" office:value-type="float" office:value="-0.0177649898877504" calcext:value-type="float">
            <text:p>-0,0177649899</text:p>
          </table:table-cell>
          <table:table-cell table:formula="of:=([.K22]-[.R22])/(1+[.R22])" office:value-type="float" office:value="-0.0068413725916251" calcext:value-type="float">
            <text:p>-0,0068413726</text:p>
          </table:table-cell>
          <table:table-cell table:formula="of:=([.L22]-[.R22])/(1+[.R22])" office:value-type="float" office:value="0.0109762439738395" calcext:value-type="float">
            <text:p>0,010976244</text:p>
          </table:table-cell>
          <table:table-cell table:formula="of:=([.M22]-[.R22])/(1+[.R22])" office:value-type="float" office:value="-0.000587393952707621" calcext:value-type="float">
            <text:p>-0,0005873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2</text:p>
          </table:table-cell>
          <table:table-cell table:formula="of:=([.D23]-[.R23])/(1+[.R23])" office:value-type="float" office:value="-0.000800841861526046" calcext:value-type="float">
            <text:p>-0,0008008419</text:p>
          </table:table-cell>
          <table:table-cell table:formula="of:=([.E23]-[.R23])/(1+[.R23])" office:value-type="float" office:value="-0.000344450173566848" calcext:value-type="float">
            <text:p>-0,0003444502</text:p>
          </table:table-cell>
          <table:table-cell table:formula="of:=([.F23]-[.R23])/(1+[.R23])" office:value-type="float" office:value="0.0214224239554841" calcext:value-type="float">
            <text:p>0,021422424</text:p>
          </table:table-cell>
          <table:table-cell table:formula="of:=([.G23]-[.R23])/(1+[.R23])" office:value-type="float" office:value="0.0172871050659286" calcext:value-type="float">
            <text:p>0,0172871051</text:p>
          </table:table-cell>
          <table:table-cell table:formula="of:=([.J23]-[.R23])/(1+[.R23])" office:value-type="float" office:value="0.000657656397055023" calcext:value-type="float">
            <text:p>0,0006576564</text:p>
          </table:table-cell>
          <table:table-cell table:formula="of:=([.K23]-[.R23])/(1+[.R23])" office:value-type="float" office:value="0.000790395264720601" calcext:value-type="float">
            <text:p>0,0007903953</text:p>
          </table:table-cell>
          <table:table-cell table:formula="of:=([.L23]-[.R23])/(1+[.R23])" office:value-type="float" office:value="0.0187634296273153" calcext:value-type="float">
            <text:p>0,0187634296</text:p>
          </table:table-cell>
          <table:table-cell table:formula="of:=([.M23]-[.R23])/(1+[.R23])" office:value-type="float" office:value="0.00671534077948864" calcext:value-type="float">
            <text:p>0,00671534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3</text:p>
          </table:table-cell>
          <table:table-cell table:formula="of:=([.D24]-[.R24])/(1+[.R24])" office:value-type="float" office:value="0.00282398396700903" calcext:value-type="float">
            <text:p>0,002823984</text:p>
          </table:table-cell>
          <table:table-cell table:formula="of:=([.E24]-[.R24])/(1+[.R24])" office:value-type="float" office:value="0.0077796619968011" calcext:value-type="float">
            <text:p>0,007779662</text:p>
          </table:table-cell>
          <table:table-cell table:formula="of:=([.F24]-[.R24])/(1+[.R24])" office:value-type="float" office:value="0.0191333127782167" calcext:value-type="float">
            <text:p>0,0191333128</text:p>
          </table:table-cell>
          <table:table-cell table:formula="of:=([.G24]-[.R24])/(1+[.R24])" office:value-type="float" office:value="0.028173067658451" calcext:value-type="float">
            <text:p>0,0281730677</text:p>
          </table:table-cell>
          <table:table-cell table:formula="of:=([.J24]-[.R24])/(1+[.R24])" office:value-type="float" office:value="0.00389705740658663" calcext:value-type="float">
            <text:p>0,0038970574</text:p>
          </table:table-cell>
          <table:table-cell table:formula="of:=([.K24]-[.R24])/(1+[.R24])" office:value-type="float" office:value="-0.00288160252827935" calcext:value-type="float">
            <text:p>-0,0028816025</text:p>
          </table:table-cell>
          <table:table-cell table:formula="of:=([.L24]-[.R24])/(1+[.R24])" office:value-type="float" office:value="0.021688667064922" calcext:value-type="float">
            <text:p>0,0216886671</text:p>
          </table:table-cell>
          <table:table-cell table:formula="of:=([.M24]-[.R24])/(1+[.R24])" office:value-type="float" office:value="0.0105892894995471" calcext:value-type="float">
            <text:p>0,0105892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4</text:p>
          </table:table-cell>
          <table:table-cell table:formula="of:=([.D25]-[.R25])/(1+[.R25])" office:value-type="float" office:value="-0.00258238338869591" calcext:value-type="float">
            <text:p>-0,0025823834</text:p>
          </table:table-cell>
          <table:table-cell table:formula="of:=([.E25]-[.R25])/(1+[.R25])" office:value-type="float" office:value="-0.00501378664311824" calcext:value-type="float">
            <text:p>-0,0050137866</text:p>
          </table:table-cell>
          <table:table-cell table:formula="of:=([.F25]-[.R25])/(1+[.R25])" office:value-type="float" office:value="0.0101870849963516" calcext:value-type="float">
            <text:p>0,010187085</text:p>
          </table:table-cell>
          <table:table-cell table:formula="of:=([.G25]-[.R25])/(1+[.R25])" office:value-type="float" office:value="0.0222832299127402" calcext:value-type="float">
            <text:p>0,0222832299</text:p>
          </table:table-cell>
          <table:table-cell table:formula="of:=([.J25]-[.R25])/(1+[.R25])" office:value-type="float" office:value="-0.0115148474343347" calcext:value-type="float">
            <text:p>-0,0115148474</text:p>
          </table:table-cell>
          <table:table-cell table:formula="of:=([.K25]-[.R25])/(1+[.R25])" office:value-type="float" office:value="0.00417031095964316" calcext:value-type="float">
            <text:p>0,004170311</text:p>
          </table:table-cell>
          <table:table-cell table:formula="of:=([.L25]-[.R25])/(1+[.R25])" office:value-type="float" office:value="0.0031480556251076" calcext:value-type="float">
            <text:p>0,0031480556</text:p>
          </table:table-cell>
          <table:table-cell table:formula="of:=([.M25]-[.R25])/(1+[.R25])" office:value-type="float" office:value="0.0464182910850976" calcext:value-type="float">
            <text:p>0,04641829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5</text:p>
          </table:table-cell>
          <table:table-cell table:formula="of:=([.D26]-[.R26])/(1+[.R26])" office:value-type="float" office:value="-0.00335164229606972" calcext:value-type="float">
            <text:p>-0,0033516423</text:p>
          </table:table-cell>
          <table:table-cell table:formula="of:=([.E26]-[.R26])/(1+[.R26])" office:value-type="float" office:value="0.00246494917478876" calcext:value-type="float">
            <text:p>0,0024649492</text:p>
          </table:table-cell>
          <table:table-cell table:formula="of:=([.F26]-[.R26])/(1+[.R26])" office:value-type="float" office:value="0.032941611161793" calcext:value-type="float">
            <text:p>0,0329416112</text:p>
          </table:table-cell>
          <table:table-cell table:formula="of:=([.G26]-[.R26])/(1+[.R26])" office:value-type="float" office:value="0.0329776751444915" calcext:value-type="float">
            <text:p>0,0329776751</text:p>
          </table:table-cell>
          <table:table-cell table:formula="of:=([.J26]-[.R26])/(1+[.R26])" office:value-type="float" office:value="-0.00903734555238769" calcext:value-type="float">
            <text:p>-0,0090373456</text:p>
          </table:table-cell>
          <table:table-cell table:formula="of:=([.K26]-[.R26])/(1+[.R26])" office:value-type="float" office:value="0.0151025380773146" calcext:value-type="float">
            <text:p>0,0151025381</text:p>
          </table:table-cell>
          <table:table-cell table:formula="of:=([.L26]-[.R26])/(1+[.R26])" office:value-type="float" office:value="0.0330577852713925" calcext:value-type="float">
            <text:p>0,0330577853</text:p>
          </table:table-cell>
          <table:table-cell table:formula="of:=([.M26]-[.R26])/(1+[.R26])" office:value-type="float" office:value="0.0410973606357878" calcext:value-type="float">
            <text:p>0,04109736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6</text:p>
          </table:table-cell>
          <table:table-cell table:formula="of:=([.D27]-[.R27])/(1+[.R27])" office:value-type="float" office:value="-0.00449005578059316" calcext:value-type="float">
            <text:p>-0,0044900558</text:p>
          </table:table-cell>
          <table:table-cell table:formula="of:=([.E27]-[.R27])/(1+[.R27])" office:value-type="float" office:value="-0.0123518781922128" calcext:value-type="float">
            <text:p>-0,0123518782</text:p>
          </table:table-cell>
          <table:table-cell table:formula="of:=([.F27]-[.R27])/(1+[.R27])" office:value-type="float" office:value="0.0139823644690324" calcext:value-type="float">
            <text:p>0,0139823645</text:p>
          </table:table-cell>
          <table:table-cell table:formula="of:=([.G27]-[.R27])/(1+[.R27])" office:value-type="float" office:value="0.0227678506157853" calcext:value-type="float">
            <text:p>0,0227678506</text:p>
          </table:table-cell>
          <table:table-cell table:formula="of:=([.J27]-[.R27])/(1+[.R27])" office:value-type="float" office:value="0.0104349602688831" calcext:value-type="float">
            <text:p>0,0104349603</text:p>
          </table:table-cell>
          <table:table-cell table:formula="of:=([.K27]-[.R27])/(1+[.R27])" office:value-type="float" office:value="0.0109410812856366" calcext:value-type="float">
            <text:p>0,0109410813</text:p>
          </table:table-cell>
          <table:table-cell table:formula="of:=([.L27]-[.R27])/(1+[.R27])" office:value-type="float" office:value="0.0185830244485597" calcext:value-type="float">
            <text:p>0,0185830244</text:p>
          </table:table-cell>
          <table:table-cell table:formula="of:=([.M27]-[.R27])/(1+[.R27])" office:value-type="float" office:value="0.000559856618982489" calcext:value-type="float">
            <text:p>0,00055985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7</text:p>
          </table:table-cell>
          <table:table-cell table:formula="of:=([.D28]-[.R28])/(1+[.R28])" office:value-type="float" office:value="0.0000167874079644542" calcext:value-type="float">
            <text:p>1,67874079644542E-005</text:p>
          </table:table-cell>
          <table:table-cell table:formula="of:=([.E28]-[.R28])/(1+[.R28])" office:value-type="float" office:value="-0.0167057471833433" calcext:value-type="float">
            <text:p>-0,0167057472</text:p>
          </table:table-cell>
          <table:table-cell table:formula="of:=([.F28]-[.R28])/(1+[.R28])" office:value-type="float" office:value="0.0224722692411911" calcext:value-type="float">
            <text:p>0,0224722692</text:p>
          </table:table-cell>
          <table:table-cell table:formula="of:=([.G28]-[.R28])/(1+[.R28])" office:value-type="float" office:value="0.0154659449409059" calcext:value-type="float">
            <text:p>0,0154659449</text:p>
          </table:table-cell>
          <table:table-cell table:formula="of:=([.J28]-[.R28])/(1+[.R28])" office:value-type="float" office:value="-0.00569918273776447" calcext:value-type="float">
            <text:p>-0,0056991827</text:p>
          </table:table-cell>
          <table:table-cell table:formula="of:=([.K28]-[.R28])/(1+[.R28])" office:value-type="float" office:value="0.0000538714560667328" calcext:value-type="float">
            <text:p>5,38714560667328E-005</text:p>
          </table:table-cell>
          <table:table-cell table:formula="of:=([.L28]-[.R28])/(1+[.R28])" office:value-type="float" office:value="-0.0315846070660571" calcext:value-type="float">
            <text:p>-0,0315846071</text:p>
          </table:table-cell>
          <table:table-cell table:formula="of:=([.M28]-[.R28])/(1+[.R28])" office:value-type="float" office:value="-0.00763201091238424" calcext:value-type="float">
            <text:p>-0,0076320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8</text:p>
          </table:table-cell>
          <table:table-cell table:formula="of:=([.D29]-[.R29])/(1+[.R29])" office:value-type="float" office:value="-0.00575752157604631" calcext:value-type="float">
            <text:p>-0,0057575216</text:p>
          </table:table-cell>
          <table:table-cell table:formula="of:=([.E29]-[.R29])/(1+[.R29])" office:value-type="float" office:value="0.00467867119624253" calcext:value-type="float">
            <text:p>0,0046786712</text:p>
          </table:table-cell>
          <table:table-cell table:formula="of:=([.F29]-[.R29])/(1+[.R29])" office:value-type="float" office:value="0.0211101113745033" calcext:value-type="float">
            <text:p>0,0211101114</text:p>
          </table:table-cell>
          <table:table-cell table:formula="of:=([.G29]-[.R29])/(1+[.R29])" office:value-type="float" office:value="0.0201135470078076" calcext:value-type="float">
            <text:p>0,020113547</text:p>
          </table:table-cell>
          <table:table-cell table:formula="of:=([.J29]-[.R29])/(1+[.R29])" office:value-type="float" office:value="-0.0117247955827023" calcext:value-type="float">
            <text:p>-0,0117247956</text:p>
          </table:table-cell>
          <table:table-cell table:formula="of:=([.K29]-[.R29])/(1+[.R29])" office:value-type="float" office:value="-0.0204999836581516" calcext:value-type="float">
            <text:p>-0,0204999837</text:p>
          </table:table-cell>
          <table:table-cell table:formula="of:=([.L29]-[.R29])/(1+[.R29])" office:value-type="float" office:value="0.00882238717876252" calcext:value-type="float">
            <text:p>0,0088223872</text:p>
          </table:table-cell>
          <table:table-cell table:formula="of:=([.M29]-[.R29])/(1+[.R29])" office:value-type="float" office:value="0.0214371405994959" calcext:value-type="float">
            <text:p>0,02143714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9</text:p>
          </table:table-cell>
          <table:table-cell table:formula="of:=([.D30]-[.R30])/(1+[.R30])" office:value-type="float" office:value="-0.00730202711063216" calcext:value-type="float">
            <text:p>-0,0073020271</text:p>
          </table:table-cell>
          <table:table-cell table:formula="of:=([.E30]-[.R30])/(1+[.R30])" office:value-type="float" office:value="-0.00589251309678622" calcext:value-type="float">
            <text:p>-0,0058925131</text:p>
          </table:table-cell>
          <table:table-cell table:formula="of:=([.F30]-[.R30])/(1+[.R30])" office:value-type="float" office:value="0.00507287241998599" calcext:value-type="float">
            <text:p>0,0050728724</text:p>
          </table:table-cell>
          <table:table-cell table:formula="of:=([.G30]-[.R30])/(1+[.R30])" office:value-type="float" office:value="0.0131121455054073" calcext:value-type="float">
            <text:p>0,0131121455</text:p>
          </table:table-cell>
          <table:table-cell table:formula="of:=([.J30]-[.R30])/(1+[.R30])" office:value-type="float" office:value="-0.00917318112738345" calcext:value-type="float">
            <text:p>-0,0091731811</text:p>
          </table:table-cell>
          <table:table-cell table:formula="of:=([.K30]-[.R30])/(1+[.R30])" office:value-type="float" office:value="-0.0120817810959376" calcext:value-type="float">
            <text:p>-0,0120817811</text:p>
          </table:table-cell>
          <table:table-cell table:formula="of:=([.L30]-[.R30])/(1+[.R30])" office:value-type="float" office:value="-0.023910731991279" calcext:value-type="float">
            <text:p>-0,023910732</text:p>
          </table:table-cell>
          <table:table-cell table:formula="of:=([.M30]-[.R30])/(1+[.R30])" office:value-type="float" office:value="-0.0126240932635297" calcext:value-type="float">
            <text:p>-0,01262409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30</text:p>
          </table:table-cell>
          <table:table-cell table:formula="of:=([.D31]-[.R31])/(1+[.R31])" office:value-type="float" office:value="-0.00146522579871847" calcext:value-type="float">
            <text:p>-0,0014652258</text:p>
          </table:table-cell>
          <table:table-cell table:formula="of:=([.E31]-[.R31])/(1+[.R31])" office:value-type="float" office:value="0.00078657564725211" calcext:value-type="float">
            <text:p>0,0007865756</text:p>
          </table:table-cell>
          <table:table-cell table:formula="of:=([.F31]-[.R31])/(1+[.R31])" office:value-type="float" office:value="0.0272071413751788" calcext:value-type="float">
            <text:p>0,0272071414</text:p>
          </table:table-cell>
          <table:table-cell table:formula="of:=([.G31]-[.R31])/(1+[.R31])" office:value-type="float" office:value="0.0218394605843285" calcext:value-type="float">
            <text:p>0,0218394606</text:p>
          </table:table-cell>
          <table:table-cell table:formula="of:=([.J31]-[.R31])/(1+[.R31])" office:value-type="float" office:value="0.0281108850227621" calcext:value-type="float">
            <text:p>0,028110885</text:p>
          </table:table-cell>
          <table:table-cell table:formula="of:=([.K31]-[.R31])/(1+[.R31])" office:value-type="float" office:value="0.00253735632598891" calcext:value-type="float">
            <text:p>0,0025373563</text:p>
          </table:table-cell>
          <table:table-cell table:formula="of:=([.L31]-[.R31])/(1+[.R31])" office:value-type="float" office:value="0.018267906510141" calcext:value-type="float">
            <text:p>0,0182679065</text:p>
          </table:table-cell>
          <table:table-cell table:formula="of:=([.M31]-[.R31])/(1+[.R31])" office:value-type="float" office:value="0.0266002169100285" calcext:value-type="float">
            <text:p>0,0266002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1</text:p>
          </table:table-cell>
          <table:table-cell table:formula="of:=([.D32]-[.R32])/(1+[.R32])" office:value-type="float" office:value="-0.00871657838492517" calcext:value-type="float">
            <text:p>-0,0087165784</text:p>
          </table:table-cell>
          <table:table-cell table:formula="of:=([.E32]-[.R32])/(1+[.R32])" office:value-type="float" office:value="-0.0056385975411155" calcext:value-type="float">
            <text:p>-0,0056385975</text:p>
          </table:table-cell>
          <table:table-cell table:formula="of:=([.F32]-[.R32])/(1+[.R32])" office:value-type="float" office:value="0.0266060826849884" calcext:value-type="float">
            <text:p>0,0266060827</text:p>
          </table:table-cell>
          <table:table-cell table:formula="of:=([.G32]-[.R32])/(1+[.R32])" office:value-type="float" office:value="0.0293362215162374" calcext:value-type="float">
            <text:p>0,0293362215</text:p>
          </table:table-cell>
          <table:table-cell table:formula="of:=([.J32]-[.R32])/(1+[.R32])" office:value-type="float" office:value="0.000764930789656236" calcext:value-type="float">
            <text:p>0,0007649308</text:p>
          </table:table-cell>
          <table:table-cell table:formula="of:=([.K32]-[.R32])/(1+[.R32])" office:value-type="float" office:value="0.00315933633219754" calcext:value-type="float">
            <text:p>0,0031593363</text:p>
          </table:table-cell>
          <table:table-cell table:formula="of:=([.L32]-[.R32])/(1+[.R32])" office:value-type="float" office:value="-0.0011449365999517" calcext:value-type="float">
            <text:p>-0,0011449366</text:p>
          </table:table-cell>
          <table:table-cell table:formula="of:=([.M32]-[.R32])/(1+[.R32])" office:value-type="float" office:value="0.0197565181591599" calcext:value-type="float">
            <text:p>0,01975651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2</text:p>
          </table:table-cell>
          <table:table-cell table:formula="of:=([.D33]-[.R33])/(1+[.R33])" office:value-type="float" office:value="-0.00918409596815244" calcext:value-type="float">
            <text:p>-0,009184096</text:p>
          </table:table-cell>
          <table:table-cell table:formula="of:=([.E33]-[.R33])/(1+[.R33])" office:value-type="float" office:value="-0.00933043752421616" calcext:value-type="float">
            <text:p>-0,0093304375</text:p>
          </table:table-cell>
          <table:table-cell table:formula="of:=([.F33]-[.R33])/(1+[.R33])" office:value-type="float" office:value="0.0214826745272626" calcext:value-type="float">
            <text:p>0,0214826745</text:p>
          </table:table-cell>
          <table:table-cell table:formula="of:=([.G33]-[.R33])/(1+[.R33])" office:value-type="float" office:value="0.0284472410675621" calcext:value-type="float">
            <text:p>0,0284472411</text:p>
          </table:table-cell>
          <table:table-cell table:formula="of:=([.J33]-[.R33])/(1+[.R33])" office:value-type="float" office:value="-0.0105671708691986" calcext:value-type="float">
            <text:p>-0,0105671709</text:p>
          </table:table-cell>
          <table:table-cell table:formula="of:=([.K33]-[.R33])/(1+[.R33])" office:value-type="float" office:value="0.00301372438785355" calcext:value-type="float">
            <text:p>0,0030137244</text:p>
          </table:table-cell>
          <table:table-cell table:formula="of:=([.L33]-[.R33])/(1+[.R33])" office:value-type="float" office:value="0.0368813959142121" calcext:value-type="float">
            <text:p>0,0368813959</text:p>
          </table:table-cell>
          <table:table-cell table:formula="of:=([.M33]-[.R33])/(1+[.R33])" office:value-type="float" office:value="0.0195872617320155" calcext:value-type="float">
            <text:p>0,01958726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3</text:p>
          </table:table-cell>
          <table:table-cell table:formula="of:=([.D34]-[.R34])/(1+[.R34])" office:value-type="float" office:value="-0.00606063306581741" calcext:value-type="float">
            <text:p>-0,0060606331</text:p>
          </table:table-cell>
          <table:table-cell table:formula="of:=([.E34]-[.R34])/(1+[.R34])" office:value-type="float" office:value="-0.00670512105338803" calcext:value-type="float">
            <text:p>-0,0067051211</text:p>
          </table:table-cell>
          <table:table-cell table:formula="of:=([.F34]-[.R34])/(1+[.R34])" office:value-type="float" office:value="0.0189805409755186" calcext:value-type="float">
            <text:p>0,018980541</text:p>
          </table:table-cell>
          <table:table-cell table:formula="of:=([.G34]-[.R34])/(1+[.R34])" office:value-type="float" office:value="0.0226702773668485" calcext:value-type="float">
            <text:p>0,0226702774</text:p>
          </table:table-cell>
          <table:table-cell table:formula="of:=([.J34]-[.R34])/(1+[.R34])" office:value-type="float" office:value="-0.00178784266984505" calcext:value-type="float">
            <text:p>-0,0017878427</text:p>
          </table:table-cell>
          <table:table-cell table:formula="of:=([.K34]-[.R34])/(1+[.R34])" office:value-type="float" office:value="-0.0110106193569379" calcext:value-type="float">
            <text:p>-0,0110106194</text:p>
          </table:table-cell>
          <table:table-cell table:formula="of:=([.L34]-[.R34])/(1+[.R34])" office:value-type="float" office:value="0.0242403517360978" calcext:value-type="float">
            <text:p>0,0242403517</text:p>
          </table:table-cell>
          <table:table-cell table:formula="of:=([.M34]-[.R34])/(1+[.R34])" office:value-type="float" office:value="0.0226951164155015" calcext:value-type="float">
            <text:p>0,0226951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4</text:p>
          </table:table-cell>
          <table:table-cell table:formula="of:=([.D35]-[.R35])/(1+[.R35])" office:value-type="float" office:value="0.00137007490795612" calcext:value-type="float">
            <text:p>0,0013700749</text:p>
          </table:table-cell>
          <table:table-cell table:formula="of:=([.E35]-[.R35])/(1+[.R35])" office:value-type="float" office:value="-0.00127703690906839" calcext:value-type="float">
            <text:p>-0,0012770369</text:p>
          </table:table-cell>
          <table:table-cell table:formula="of:=([.F35]-[.R35])/(1+[.R35])" office:value-type="float" office:value="0.0297633124724001" calcext:value-type="float">
            <text:p>0,0297633125</text:p>
          </table:table-cell>
          <table:table-cell table:formula="of:=([.G35]-[.R35])/(1+[.R35])" office:value-type="float" office:value="0.0292967906456666" calcext:value-type="float">
            <text:p>0,0292967906</text:p>
          </table:table-cell>
          <table:table-cell table:formula="of:=([.J35]-[.R35])/(1+[.R35])" office:value-type="float" office:value="0.0015849755618287" calcext:value-type="float">
            <text:p>0,0015849756</text:p>
          </table:table-cell>
          <table:table-cell table:formula="of:=([.K35]-[.R35])/(1+[.R35])" office:value-type="float" office:value="-0.00223985652741472" calcext:value-type="float">
            <text:p>-0,0022398565</text:p>
          </table:table-cell>
          <table:table-cell table:formula="of:=([.L35]-[.R35])/(1+[.R35])" office:value-type="float" office:value="0.0271832679245125" calcext:value-type="float">
            <text:p>0,0271832679</text:p>
          </table:table-cell>
          <table:table-cell table:formula="of:=([.M35]-[.R35])/(1+[.R35])" office:value-type="float" office:value="0.0201463417325654" calcext:value-type="float">
            <text:p>0,02014634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5</text:p>
          </table:table-cell>
          <table:table-cell table:formula="of:=([.D36]-[.R36])/(1+[.R36])" office:value-type="float" office:value="-0.0110472397443282" calcext:value-type="float">
            <text:p>-0,0110472397</text:p>
          </table:table-cell>
          <table:table-cell table:formula="of:=([.E36]-[.R36])/(1+[.R36])" office:value-type="float" office:value="-0.0159006891042775" calcext:value-type="float">
            <text:p>-0,0159006891</text:p>
          </table:table-cell>
          <table:table-cell table:formula="of:=([.F36]-[.R36])/(1+[.R36])" office:value-type="float" office:value="0.0162317945017664" calcext:value-type="float">
            <text:p>0,0162317945</text:p>
          </table:table-cell>
          <table:table-cell table:formula="of:=([.G36]-[.R36])/(1+[.R36])" office:value-type="float" office:value="0.0294236364038845" calcext:value-type="float">
            <text:p>0,0294236364</text:p>
          </table:table-cell>
          <table:table-cell table:formula="of:=([.J36]-[.R36])/(1+[.R36])" office:value-type="float" office:value="-0.0229556361156391" calcext:value-type="float">
            <text:p>-0,0229556361</text:p>
          </table:table-cell>
          <table:table-cell table:formula="of:=([.K36]-[.R36])/(1+[.R36])" office:value-type="float" office:value="-0.00406331790215765" calcext:value-type="float">
            <text:p>-0,0040633179</text:p>
          </table:table-cell>
          <table:table-cell table:formula="of:=([.L36]-[.R36])/(1+[.R36])" office:value-type="float" office:value="-0.00529900512954322" calcext:value-type="float">
            <text:p>-0,0052990051</text:p>
          </table:table-cell>
          <table:table-cell table:formula="of:=([.M36]-[.R36])/(1+[.R36])" office:value-type="float" office:value="0.00971726048198207" calcext:value-type="float">
            <text:p>0,00971726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6</text:p>
          </table:table-cell>
          <table:table-cell table:formula="of:=([.D37]-[.R37])/(1+[.R37])" office:value-type="float" office:value="-0.0107995784233232" calcext:value-type="float">
            <text:p>-0,0107995784</text:p>
          </table:table-cell>
          <table:table-cell table:formula="of:=([.E37]-[.R37])/(1+[.R37])" office:value-type="float" office:value="-0.0148564571396888" calcext:value-type="float">
            <text:p>-0,0148564571</text:p>
          </table:table-cell>
          <table:table-cell table:formula="of:=([.F37]-[.R37])/(1+[.R37])" office:value-type="float" office:value="0.0136782338739707" calcext:value-type="float">
            <text:p>0,0136782339</text:p>
          </table:table-cell>
          <table:table-cell table:formula="of:=([.G37]-[.R37])/(1+[.R37])" office:value-type="float" office:value="0.0248532029992406" calcext:value-type="float">
            <text:p>0,024853203</text:p>
          </table:table-cell>
          <table:table-cell table:formula="of:=([.J37]-[.R37])/(1+[.R37])" office:value-type="float" office:value="-0.0155105855746057" calcext:value-type="float">
            <text:p>-0,0155105856</text:p>
          </table:table-cell>
          <table:table-cell table:formula="of:=([.K37]-[.R37])/(1+[.R37])" office:value-type="float" office:value="-0.0126490919194252" calcext:value-type="float">
            <text:p>-0,0126490919</text:p>
          </table:table-cell>
          <table:table-cell table:formula="of:=([.L37]-[.R37])/(1+[.R37])" office:value-type="float" office:value="0.0165890441172241" calcext:value-type="float">
            <text:p>0,0165890441</text:p>
          </table:table-cell>
          <table:table-cell table:formula="of:=([.M37]-[.R37])/(1+[.R37])" office:value-type="float" office:value="0.0258475498849547" calcext:value-type="float">
            <text:p>0,0258475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7</text:p>
          </table:table-cell>
          <table:table-cell table:formula="of:=([.D38]-[.R38])/(1+[.R38])" office:value-type="float" office:value="-0.00249442328785694" calcext:value-type="float">
            <text:p>-0,0024944233</text:p>
          </table:table-cell>
          <table:table-cell table:formula="of:=([.E38]-[.R38])/(1+[.R38])" office:value-type="float" office:value="-0.0114793526558232" calcext:value-type="float">
            <text:p>-0,0114793527</text:p>
          </table:table-cell>
          <table:table-cell table:formula="of:=([.F38]-[.R38])/(1+[.R38])" office:value-type="float" office:value="0.0369340928848453" calcext:value-type="float">
            <text:p>0,0369340929</text:p>
          </table:table-cell>
          <table:table-cell table:formula="of:=([.G38]-[.R38])/(1+[.R38])" office:value-type="float" office:value="0.0404883995855268" calcext:value-type="float">
            <text:p>0,0404883996</text:p>
          </table:table-cell>
          <table:table-cell table:formula="of:=([.J38]-[.R38])/(1+[.R38])" office:value-type="float" office:value="-0.0246707298690883" calcext:value-type="float">
            <text:p>-0,0246707299</text:p>
          </table:table-cell>
          <table:table-cell table:formula="of:=([.K38]-[.R38])/(1+[.R38])" office:value-type="float" office:value="-0.00683122352069001" calcext:value-type="float">
            <text:p>-0,0068312235</text:p>
          </table:table-cell>
          <table:table-cell table:formula="of:=([.L38]-[.R38])/(1+[.R38])" office:value-type="float" office:value="0.0244405512531367" calcext:value-type="float">
            <text:p>0,0244405513</text:p>
          </table:table-cell>
          <table:table-cell table:formula="of:=([.M38]-[.R38])/(1+[.R38])" office:value-type="float" office:value="0.0254127430598019" calcext:value-type="float">
            <text:p>0,02541274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8</text:p>
          </table:table-cell>
          <table:table-cell table:formula="of:=([.D39]-[.R39])/(1+[.R39])" office:value-type="float" office:value="-0.00533145889752732" calcext:value-type="float">
            <text:p>-0,0053314589</text:p>
          </table:table-cell>
          <table:table-cell table:formula="of:=([.E39]-[.R39])/(1+[.R39])" office:value-type="float" office:value="-0.00456577014872741" calcext:value-type="float">
            <text:p>-0,0045657701</text:p>
          </table:table-cell>
          <table:table-cell table:formula="of:=([.F39]-[.R39])/(1+[.R39])" office:value-type="float" office:value="0.0302989249253479" calcext:value-type="float">
            <text:p>0,0302989249</text:p>
          </table:table-cell>
          <table:table-cell table:formula="of:=([.G39]-[.R39])/(1+[.R39])" office:value-type="float" office:value="0.0445917500558975" calcext:value-type="float">
            <text:p>0,0445917501</text:p>
          </table:table-cell>
          <table:table-cell table:formula="of:=([.J39]-[.R39])/(1+[.R39])" office:value-type="float" office:value="-0.0102006115866793" calcext:value-type="float">
            <text:p>-0,0102006116</text:p>
          </table:table-cell>
          <table:table-cell table:formula="of:=([.K39]-[.R39])/(1+[.R39])" office:value-type="float" office:value="-0.000599769035978106" calcext:value-type="float">
            <text:p>-0,000599769</text:p>
          </table:table-cell>
          <table:table-cell table:formula="of:=([.L39]-[.R39])/(1+[.R39])" office:value-type="float" office:value="0.0351330973901444" calcext:value-type="float">
            <text:p>0,0351330974</text:p>
          </table:table-cell>
          <table:table-cell table:formula="of:=([.M39]-[.R39])/(1+[.R39])" office:value-type="float" office:value="0.0240422863641886" calcext:value-type="float">
            <text:p>0,0240422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9</text:p>
          </table:table-cell>
          <table:table-cell table:formula="of:=([.D40]-[.R40])/(1+[.R40])" office:value-type="float" office:value="-0.00561006060920299" calcext:value-type="float">
            <text:p>-0,0056100606</text:p>
          </table:table-cell>
          <table:table-cell table:formula="of:=([.E40]-[.R40])/(1+[.R40])" office:value-type="float" office:value="-0.00373468327848176" calcext:value-type="float">
            <text:p>-0,0037346833</text:p>
          </table:table-cell>
          <table:table-cell table:formula="of:=([.F40]-[.R40])/(1+[.R40])" office:value-type="float" office:value="0.0254159355223769" calcext:value-type="float">
            <text:p>0,0254159355</text:p>
          </table:table-cell>
          <table:table-cell table:formula="of:=([.G40]-[.R40])/(1+[.R40])" office:value-type="float" office:value="0.0326978982744596" calcext:value-type="float">
            <text:p>0,0326978983</text:p>
          </table:table-cell>
          <table:table-cell table:formula="of:=([.J40]-[.R40])/(1+[.R40])" office:value-type="float" office:value="0.00281536190793336" calcext:value-type="float">
            <text:p>0,0028153619</text:p>
          </table:table-cell>
          <table:table-cell table:formula="of:=([.K40]-[.R40])/(1+[.R40])" office:value-type="float" office:value="-0.00105057099806062" calcext:value-type="float">
            <text:p>-0,001050571</text:p>
          </table:table-cell>
          <table:table-cell table:formula="of:=([.L40]-[.R40])/(1+[.R40])" office:value-type="float" office:value="0.0311132407819378" calcext:value-type="float">
            <text:p>0,0311132408</text:p>
          </table:table-cell>
          <table:table-cell table:formula="of:=([.M40]-[.R40])/(1+[.R40])" office:value-type="float" office:value="0.0266569715411203" calcext:value-type="float">
            <text:p>0,0266569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0</text:p>
          </table:table-cell>
          <table:table-cell table:formula="of:=([.D41]-[.R41])/(1+[.R41])" office:value-type="float" office:value="-0.00782675354831592" calcext:value-type="float">
            <text:p>-0,0078267535</text:p>
          </table:table-cell>
          <table:table-cell table:formula="of:=([.E41]-[.R41])/(1+[.R41])" office:value-type="float" office:value="-0.00817490731326925" calcext:value-type="float">
            <text:p>-0,0081749073</text:p>
          </table:table-cell>
          <table:table-cell table:formula="of:=([.F41]-[.R41])/(1+[.R41])" office:value-type="float" office:value="0.0241829909789827" calcext:value-type="float">
            <text:p>0,024182991</text:p>
          </table:table-cell>
          <table:table-cell table:formula="of:=([.G41]-[.R41])/(1+[.R41])" office:value-type="float" office:value="0.0272479908901969" calcext:value-type="float">
            <text:p>0,0272479909</text:p>
          </table:table-cell>
          <table:table-cell table:formula="of:=([.J41]-[.R41])/(1+[.R41])" office:value-type="float" office:value="-0.0150572252957229" calcext:value-type="float">
            <text:p>-0,0150572253</text:p>
          </table:table-cell>
          <table:table-cell table:formula="of:=([.K41]-[.R41])/(1+[.R41])" office:value-type="float" office:value="0.0113009238637021" calcext:value-type="float">
            <text:p>0,0113009239</text:p>
          </table:table-cell>
          <table:table-cell table:formula="of:=([.L41]-[.R41])/(1+[.R41])" office:value-type="float" office:value="0.0167374497462803" calcext:value-type="float">
            <text:p>0,0167374497</text:p>
          </table:table-cell>
          <table:table-cell table:formula="of:=([.M41]-[.R41])/(1+[.R41])" office:value-type="float" office:value="0.000382345751636206" calcext:value-type="float">
            <text:p>0,00038234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1</text:p>
          </table:table-cell>
          <table:table-cell table:formula="of:=([.D42]-[.R42])/(1+[.R42])" office:value-type="float" office:value="-0.0128233672267546" calcext:value-type="float">
            <text:p>-0,0128233672</text:p>
          </table:table-cell>
          <table:table-cell table:formula="of:=([.E42]-[.R42])/(1+[.R42])" office:value-type="float" office:value="-0.00833204460108947" calcext:value-type="float">
            <text:p>-0,0083320446</text:p>
          </table:table-cell>
          <table:table-cell table:formula="of:=([.F42]-[.R42])/(1+[.R42])" office:value-type="float" office:value="0.0183265774721901" calcext:value-type="float">
            <text:p>0,0183265775</text:p>
          </table:table-cell>
          <table:table-cell table:formula="of:=([.G42]-[.R42])/(1+[.R42])" office:value-type="float" office:value="0.0369102700485147" calcext:value-type="float">
            <text:p>0,03691027</text:p>
          </table:table-cell>
          <table:table-cell table:formula="of:=([.J42]-[.R42])/(1+[.R42])" office:value-type="float" office:value="-0.00233430210011428" calcext:value-type="float">
            <text:p>-0,0023343021</text:p>
          </table:table-cell>
          <table:table-cell table:formula="of:=([.K42]-[.R42])/(1+[.R42])" office:value-type="float" office:value="-0.000341020806625484" calcext:value-type="float">
            <text:p>-0,0003410208</text:p>
          </table:table-cell>
          <table:table-cell table:formula="of:=([.L42]-[.R42])/(1+[.R42])" office:value-type="float" office:value="0.0119274891843561" calcext:value-type="float">
            <text:p>0,0119274892</text:p>
          </table:table-cell>
          <table:table-cell table:formula="of:=([.M42]-[.R42])/(1+[.R42])" office:value-type="float" office:value="0.0119686844220351" calcext:value-type="float">
            <text:p>0,0119686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2</text:p>
          </table:table-cell>
          <table:table-cell table:formula="of:=([.D43]-[.R43])/(1+[.R43])" office:value-type="float" office:value="-0.00650039281993067" calcext:value-type="float">
            <text:p>-0,0065003928</text:p>
          </table:table-cell>
          <table:table-cell table:formula="of:=([.E43]-[.R43])/(1+[.R43])" office:value-type="float" office:value="-0.0066244311522702" calcext:value-type="float">
            <text:p>-0,0066244312</text:p>
          </table:table-cell>
          <table:table-cell table:formula="of:=([.F43]-[.R43])/(1+[.R43])" office:value-type="float" office:value="0.0250013269328151" calcext:value-type="float">
            <text:p>0,0250013269</text:p>
          </table:table-cell>
          <table:table-cell table:formula="of:=([.G43]-[.R43])/(1+[.R43])" office:value-type="float" office:value="0.0331873786932366" calcext:value-type="float">
            <text:p>0,0331873787</text:p>
          </table:table-cell>
          <table:table-cell table:formula="of:=([.J43]-[.R43])/(1+[.R43])" office:value-type="float" office:value="0.0126727582844839" calcext:value-type="float">
            <text:p>0,0126727583</text:p>
          </table:table-cell>
          <table:table-cell table:formula="of:=([.K43]-[.R43])/(1+[.R43])" office:value-type="float" office:value="-0.0115943803080301" calcext:value-type="float">
            <text:p>-0,0115943803</text:p>
          </table:table-cell>
          <table:table-cell table:formula="of:=([.L43]-[.R43])/(1+[.R43])" office:value-type="float" office:value="0.00468887848594814" calcext:value-type="float">
            <text:p>0,0046888785</text:p>
          </table:table-cell>
          <table:table-cell table:formula="of:=([.M43]-[.R43])/(1+[.R43])" office:value-type="float" office:value="0.0280799066986916" calcext:value-type="float">
            <text:p>0,02807990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3</text:p>
          </table:table-cell>
          <table:table-cell table:formula="of:=([.D44]-[.R44])/(1+[.R44])" office:value-type="float" office:value="-0.00774398987389263" calcext:value-type="float">
            <text:p>-0,0077439899</text:p>
          </table:table-cell>
          <table:table-cell table:formula="of:=([.E44]-[.R44])/(1+[.R44])" office:value-type="float" office:value="-0.0100560924575754" calcext:value-type="float">
            <text:p>-0,0100560925</text:p>
          </table:table-cell>
          <table:table-cell table:formula="of:=([.F44]-[.R44])/(1+[.R44])" office:value-type="float" office:value="0.0309971818762764" calcext:value-type="float">
            <text:p>0,0309971819</text:p>
          </table:table-cell>
          <table:table-cell table:formula="of:=([.G44]-[.R44])/(1+[.R44])" office:value-type="float" office:value="0.0384423530504093" calcext:value-type="float">
            <text:p>0,0384423531</text:p>
          </table:table-cell>
          <table:table-cell table:formula="of:=([.J44]-[.R44])/(1+[.R44])" office:value-type="float" office:value="-0.0155038965333146" calcext:value-type="float">
            <text:p>-0,0155038965</text:p>
          </table:table-cell>
          <table:table-cell table:formula="of:=([.K44]-[.R44])/(1+[.R44])" office:value-type="float" office:value="-0.0082799497294857" calcext:value-type="float">
            <text:p>-0,0082799497</text:p>
          </table:table-cell>
          <table:table-cell table:formula="of:=([.L44]-[.R44])/(1+[.R44])" office:value-type="float" office:value="0.0297874114332734" calcext:value-type="float">
            <text:p>0,0297874114</text:p>
          </table:table-cell>
          <table:table-cell table:formula="of:=([.M44]-[.R44])/(1+[.R44])" office:value-type="float" office:value="0.0128133913222254" calcext:value-type="float">
            <text:p>0,01281339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4</text:p>
          </table:table-cell>
          <table:table-cell table:formula="of:=([.D45]-[.R45])/(1+[.R45])" office:value-type="float" office:value="-0.00139057071235573" calcext:value-type="float">
            <text:p>-0,0013905707</text:p>
          </table:table-cell>
          <table:table-cell table:formula="of:=([.E45]-[.R45])/(1+[.R45])" office:value-type="float" office:value="-0.000617177439282385" calcext:value-type="float">
            <text:p>-0,0006171774</text:p>
          </table:table-cell>
          <table:table-cell table:formula="of:=([.F45]-[.R45])/(1+[.R45])" office:value-type="float" office:value="0.0186385857336706" calcext:value-type="float">
            <text:p>0,0186385857</text:p>
          </table:table-cell>
          <table:table-cell table:formula="of:=([.G45]-[.R45])/(1+[.R45])" office:value-type="float" office:value="0.0296496883945662" calcext:value-type="float">
            <text:p>0,0296496884</text:p>
          </table:table-cell>
          <table:table-cell table:formula="of:=([.J45]-[.R45])/(1+[.R45])" office:value-type="float" office:value="-0.0022099832870194" calcext:value-type="float">
            <text:p>-0,0022099833</text:p>
          </table:table-cell>
          <table:table-cell table:formula="of:=([.K45]-[.R45])/(1+[.R45])" office:value-type="float" office:value="0.00454697600348018" calcext:value-type="float">
            <text:p>0,004546976</text:p>
          </table:table-cell>
          <table:table-cell table:formula="of:=([.L45]-[.R45])/(1+[.R45])" office:value-type="float" office:value="0.00280909887098032" calcext:value-type="float">
            <text:p>0,0028090989</text:p>
          </table:table-cell>
          <table:table-cell table:formula="of:=([.M45]-[.R45])/(1+[.R45])" office:value-type="float" office:value="0.0281355669059158" calcext:value-type="float">
            <text:p>0,02813556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5</text:p>
          </table:table-cell>
          <table:table-cell table:formula="of:=([.D46]-[.R46])/(1+[.R46])" office:value-type="float" office:value="-0.00893724797547239" calcext:value-type="float">
            <text:p>-0,008937248</text:p>
          </table:table-cell>
          <table:table-cell table:formula="of:=([.E46]-[.R46])/(1+[.R46])" office:value-type="float" office:value="-0.0032701893367738" calcext:value-type="float">
            <text:p>-0,0032701893</text:p>
          </table:table-cell>
          <table:table-cell table:formula="of:=([.F46]-[.R46])/(1+[.R46])" office:value-type="float" office:value="0.0236051587962809" calcext:value-type="float">
            <text:p>0,0236051588</text:p>
          </table:table-cell>
          <table:table-cell table:formula="of:=([.G46]-[.R46])/(1+[.R46])" office:value-type="float" office:value="0.037876971563778" calcext:value-type="float">
            <text:p>0,0378769716</text:p>
          </table:table-cell>
          <table:table-cell table:formula="of:=([.J46]-[.R46])/(1+[.R46])" office:value-type="float" office:value="-0.00576103671048184" calcext:value-type="float">
            <text:p>-0,0057610367</text:p>
          </table:table-cell>
          <table:table-cell table:formula="of:=([.K46]-[.R46])/(1+[.R46])" office:value-type="float" office:value="0.00428395279196759" calcext:value-type="float">
            <text:p>0,0042839528</text:p>
          </table:table-cell>
          <table:table-cell table:formula="of:=([.L46]-[.R46])/(1+[.R46])" office:value-type="float" office:value="0.0344957605130231" calcext:value-type="float">
            <text:p>0,0344957605</text:p>
          </table:table-cell>
          <table:table-cell table:formula="of:=([.M46]-[.R46])/(1+[.R46])" office:value-type="float" office:value="0.0471782298416084" calcext:value-type="float">
            <text:p>0,04717822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6</text:p>
          </table:table-cell>
          <table:table-cell table:formula="of:=([.D47]-[.R47])/(1+[.R47])" office:value-type="float" office:value="-0.00374225719967593" calcext:value-type="float">
            <text:p>-0,0037422572</text:p>
          </table:table-cell>
          <table:table-cell table:formula="of:=([.E47]-[.R47])/(1+[.R47])" office:value-type="float" office:value="-0.0101386363201182" calcext:value-type="float">
            <text:p>-0,0101386363</text:p>
          </table:table-cell>
          <table:table-cell table:formula="of:=([.F47]-[.R47])/(1+[.R47])" office:value-type="float" office:value="0.0317341033537978" calcext:value-type="float">
            <text:p>0,0317341034</text:p>
          </table:table-cell>
          <table:table-cell table:formula="of:=([.G47]-[.R47])/(1+[.R47])" office:value-type="float" office:value="0.0355637056703488" calcext:value-type="float">
            <text:p>0,0355637057</text:p>
          </table:table-cell>
          <table:table-cell table:formula="of:=([.J47]-[.R47])/(1+[.R47])" office:value-type="float" office:value="-0.018757128035962" calcext:value-type="float">
            <text:p>-0,018757128</text:p>
          </table:table-cell>
          <table:table-cell table:formula="of:=([.K47]-[.R47])/(1+[.R47])" office:value-type="float" office:value="-0.0152022949693646" calcext:value-type="float">
            <text:p>-0,015202295</text:p>
          </table:table-cell>
          <table:table-cell table:formula="of:=([.L47]-[.R47])/(1+[.R47])" office:value-type="float" office:value="0.00583778540323496" calcext:value-type="float">
            <text:p>0,0058377854</text:p>
          </table:table-cell>
          <table:table-cell table:formula="of:=([.M47]-[.R47])/(1+[.R47])" office:value-type="float" office:value="0.0107569378763987" calcext:value-type="float">
            <text:p>0,01075693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7</text:p>
          </table:table-cell>
          <table:table-cell table:formula="of:=([.D48]-[.R48])/(1+[.R48])" office:value-type="float" office:value="-0.0102884010155021" calcext:value-type="float">
            <text:p>-0,010288401</text:p>
          </table:table-cell>
          <table:table-cell table:formula="of:=([.E48]-[.R48])/(1+[.R48])" office:value-type="float" office:value="-0.0111504502464309" calcext:value-type="float">
            <text:p>-0,0111504502</text:p>
          </table:table-cell>
          <table:table-cell table:formula="of:=([.F48]-[.R48])/(1+[.R48])" office:value-type="float" office:value="0.0240286881810998" calcext:value-type="float">
            <text:p>0,0240286882</text:p>
          </table:table-cell>
          <table:table-cell table:formula="of:=([.G48]-[.R48])/(1+[.R48])" office:value-type="float" office:value="0.0319979847364407" calcext:value-type="float">
            <text:p>0,0319979847</text:p>
          </table:table-cell>
          <table:table-cell table:formula="of:=([.J48]-[.R48])/(1+[.R48])" office:value-type="float" office:value="-0.00733446583123662" calcext:value-type="float">
            <text:p>-0,0073344658</text:p>
          </table:table-cell>
          <table:table-cell table:formula="of:=([.K48]-[.R48])/(1+[.R48])" office:value-type="float" office:value="-0.0216223666254798" calcext:value-type="float">
            <text:p>-0,0216223666</text:p>
          </table:table-cell>
          <table:table-cell table:formula="of:=([.L48]-[.R48])/(1+[.R48])" office:value-type="float" office:value="0.00389260680925243" calcext:value-type="float">
            <text:p>0,0038926068</text:p>
          </table:table-cell>
          <table:table-cell table:formula="of:=([.M48]-[.R48])/(1+[.R48])" office:value-type="float" office:value="0.0175828529298417" calcext:value-type="float">
            <text:p>0,01758285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8</text:p>
          </table:table-cell>
          <table:table-cell table:formula="of:=([.D49]-[.R49])/(1+[.R49])" office:value-type="float" office:value="-0.00342410042704891" calcext:value-type="float">
            <text:p>-0,0034241004</text:p>
          </table:table-cell>
          <table:table-cell table:formula="of:=([.E49]-[.R49])/(1+[.R49])" office:value-type="float" office:value="-0.00455557632329202" calcext:value-type="float">
            <text:p>-0,0045555763</text:p>
          </table:table-cell>
          <table:table-cell table:formula="of:=([.F49]-[.R49])/(1+[.R49])" office:value-type="float" office:value="0.0269606882014418" calcext:value-type="float">
            <text:p>0,0269606882</text:p>
          </table:table-cell>
          <table:table-cell table:formula="of:=([.G49]-[.R49])/(1+[.R49])" office:value-type="float" office:value="0.0413297355853701" calcext:value-type="float">
            <text:p>0,0413297356</text:p>
          </table:table-cell>
          <table:table-cell table:formula="of:=([.J49]-[.R49])/(1+[.R49])" office:value-type="float" office:value="-0.000335368730524885" calcext:value-type="float">
            <text:p>-0,0003353687</text:p>
          </table:table-cell>
          <table:table-cell table:formula="of:=([.K49]-[.R49])/(1+[.R49])" office:value-type="float" office:value="-0.00371080968315908" calcext:value-type="float">
            <text:p>-0,0037108097</text:p>
          </table:table-cell>
          <table:table-cell table:formula="of:=([.L49]-[.R49])/(1+[.R49])" office:value-type="float" office:value="0.0091502710475841" calcext:value-type="float">
            <text:p>0,009150271</text:p>
          </table:table-cell>
          <table:table-cell table:formula="of:=([.M49]-[.R49])/(1+[.R49])" office:value-type="float" office:value="0.011803834385666" calcext:value-type="float">
            <text:p>0,01180383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9</text:p>
          </table:table-cell>
          <table:table-cell table:formula="of:=([.D50]-[.R50])/(1+[.R50])" office:value-type="float" office:value="-0.0145075208908923" calcext:value-type="float">
            <text:p>-0,0145075209</text:p>
          </table:table-cell>
          <table:table-cell table:formula="of:=([.E50]-[.R50])/(1+[.R50])" office:value-type="float" office:value="-0.00639001667350203" calcext:value-type="float">
            <text:p>-0,0063900167</text:p>
          </table:table-cell>
          <table:table-cell table:formula="of:=([.F50]-[.R50])/(1+[.R50])" office:value-type="float" office:value="0.03745679749429" calcext:value-type="float">
            <text:p>0,0374567975</text:p>
          </table:table-cell>
          <table:table-cell table:formula="of:=([.G50]-[.R50])/(1+[.R50])" office:value-type="float" office:value="0.0451389186721637" calcext:value-type="float">
            <text:p>0,0451389187</text:p>
          </table:table-cell>
          <table:table-cell table:formula="of:=([.J50]-[.R50])/(1+[.R50])" office:value-type="float" office:value="-0.0307919211231846" calcext:value-type="float">
            <text:p>-0,0307919211</text:p>
          </table:table-cell>
          <table:table-cell table:formula="of:=([.K50]-[.R50])/(1+[.R50])" office:value-type="float" office:value="-0.012689450298514" calcext:value-type="float">
            <text:p>-0,0126894503</text:p>
          </table:table-cell>
          <table:table-cell table:formula="of:=([.L50]-[.R50])/(1+[.R50])" office:value-type="float" office:value="0.00622807944425556" calcext:value-type="float">
            <text:p>0,0062280794</text:p>
          </table:table-cell>
          <table:table-cell table:formula="of:=([.M50]-[.R50])/(1+[.R50])" office:value-type="float" office:value="0.0129792029426954" calcext:value-type="float">
            <text:p>0,01297920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0</text:p>
          </table:table-cell>
          <table:table-cell table:formula="of:=([.D51]-[.R51])/(1+[.R51])" office:value-type="float" office:value="-0.00934192814545724" calcext:value-type="float">
            <text:p>-0,0093419281</text:p>
          </table:table-cell>
          <table:table-cell table:formula="of:=([.E51]-[.R51])/(1+[.R51])" office:value-type="float" office:value="-0.0127114658344496" calcext:value-type="float">
            <text:p>-0,0127114658</text:p>
          </table:table-cell>
          <table:table-cell table:formula="of:=([.F51]-[.R51])/(1+[.R51])" office:value-type="float" office:value="0.0266135148873479" calcext:value-type="float">
            <text:p>0,0266135149</text:p>
          </table:table-cell>
          <table:table-cell table:formula="of:=([.G51]-[.R51])/(1+[.R51])" office:value-type="float" office:value="0.0365106514846036" calcext:value-type="float">
            <text:p>0,0365106515</text:p>
          </table:table-cell>
          <table:table-cell table:formula="of:=([.J51]-[.R51])/(1+[.R51])" office:value-type="float" office:value="-0.0179986611847277" calcext:value-type="float">
            <text:p>-0,0179986612</text:p>
          </table:table-cell>
          <table:table-cell table:formula="of:=([.K51]-[.R51])/(1+[.R51])" office:value-type="float" office:value="-0.0156973774554361" calcext:value-type="float">
            <text:p>-0,0156973775</text:p>
          </table:table-cell>
          <table:table-cell table:formula="of:=([.L51]-[.R51])/(1+[.R51])" office:value-type="float" office:value="-0.0079058355877746" calcext:value-type="float">
            <text:p>-0,0079058356</text:p>
          </table:table-cell>
          <table:table-cell table:formula="of:=([.M51]-[.R51])/(1+[.R51])" office:value-type="float" office:value="-0.0156958648834577" calcext:value-type="float">
            <text:p>-0,01569586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1</text:p>
          </table:table-cell>
          <table:table-cell table:formula="of:=([.D52]-[.R52])/(1+[.R52])" office:value-type="float" office:value="-0.00548954113784536" calcext:value-type="float">
            <text:p>-0,0054895411</text:p>
          </table:table-cell>
          <table:table-cell table:formula="of:=([.E52]-[.R52])/(1+[.R52])" office:value-type="float" office:value="-0.0101253611198996" calcext:value-type="float">
            <text:p>-0,0101253611</text:p>
          </table:table-cell>
          <table:table-cell table:formula="of:=([.F52]-[.R52])/(1+[.R52])" office:value-type="float" office:value="0.0313383467722352" calcext:value-type="float">
            <text:p>0,0313383468</text:p>
          </table:table-cell>
          <table:table-cell table:formula="of:=([.G52]-[.R52])/(1+[.R52])" office:value-type="float" office:value="0.0384938370913693" calcext:value-type="float">
            <text:p>0,0384938371</text:p>
          </table:table-cell>
          <table:table-cell table:formula="of:=([.J52]-[.R52])/(1+[.R52])" office:value-type="float" office:value="-0.00798403268904246" calcext:value-type="float">
            <text:p>-0,0079840327</text:p>
          </table:table-cell>
          <table:table-cell table:formula="of:=([.K52]-[.R52])/(1+[.R52])" office:value-type="float" office:value="0.00772073991681571" calcext:value-type="float">
            <text:p>0,0077207399</text:p>
          </table:table-cell>
          <table:table-cell table:formula="of:=([.L52]-[.R52])/(1+[.R52])" office:value-type="float" office:value="0.00905879906621596" calcext:value-type="float">
            <text:p>0,0090587991</text:p>
          </table:table-cell>
          <table:table-cell table:formula="of:=([.M52]-[.R52])/(1+[.R52])" office:value-type="float" office:value="0.0172403013344285" calcext:value-type="float">
            <text:p>0,01724030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2</text:p>
          </table:table-cell>
          <table:table-cell table:formula="of:=([.D53]-[.R53])/(1+[.R53])" office:value-type="float" office:value="-0.0138106677461216" calcext:value-type="float">
            <text:p>-0,0138106677</text:p>
          </table:table-cell>
          <table:table-cell table:formula="of:=([.E53]-[.R53])/(1+[.R53])" office:value-type="float" office:value="-0.00758016675760999" calcext:value-type="float">
            <text:p>-0,0075801668</text:p>
          </table:table-cell>
          <table:table-cell table:formula="of:=([.F53]-[.R53])/(1+[.R53])" office:value-type="float" office:value="0.0149749757558109" calcext:value-type="float">
            <text:p>0,0149749758</text:p>
          </table:table-cell>
          <table:table-cell table:formula="of:=([.G53]-[.R53])/(1+[.R53])" office:value-type="float" office:value="0.0242518570802688" calcext:value-type="float">
            <text:p>0,0242518571</text:p>
          </table:table-cell>
          <table:table-cell table:formula="of:=([.J53]-[.R53])/(1+[.R53])" office:value-type="float" office:value="-0.013005241894716" calcext:value-type="float">
            <text:p>-0,0130052419</text:p>
          </table:table-cell>
          <table:table-cell table:formula="of:=([.K53]-[.R53])/(1+[.R53])" office:value-type="float" office:value="-0.00853573428747455" calcext:value-type="float">
            <text:p>-0,0085357343</text:p>
          </table:table-cell>
          <table:table-cell table:formula="of:=([.L53]-[.R53])/(1+[.R53])" office:value-type="float" office:value="0.00696625201309129" calcext:value-type="float">
            <text:p>0,006966252</text:p>
          </table:table-cell>
          <table:table-cell table:formula="of:=([.M53]-[.R53])/(1+[.R53])" office:value-type="float" office:value="0.0113477194179577" calcext:value-type="float">
            <text:p>0,01134771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3</text:p>
          </table:table-cell>
          <table:table-cell table:formula="of:=([.D54]-[.R54])/(1+[.R54])" office:value-type="float" office:value="0.0052843143822628" calcext:value-type="float">
            <text:p>0,0052843144</text:p>
          </table:table-cell>
          <table:table-cell table:formula="of:=([.E54]-[.R54])/(1+[.R54])" office:value-type="float" office:value="-0.00332537813562218" calcext:value-type="float">
            <text:p>-0,0033253781</text:p>
          </table:table-cell>
          <table:table-cell table:formula="of:=([.F54]-[.R54])/(1+[.R54])" office:value-type="float" office:value="0.0324682738838095" calcext:value-type="float">
            <text:p>0,0324682739</text:p>
          </table:table-cell>
          <table:table-cell table:formula="of:=([.G54]-[.R54])/(1+[.R54])" office:value-type="float" office:value="0.0400620181364105" calcext:value-type="float">
            <text:p>0,0400620181</text:p>
          </table:table-cell>
          <table:table-cell table:formula="of:=([.J54]-[.R54])/(1+[.R54])" office:value-type="float" office:value="-0.00826099921288172" calcext:value-type="float">
            <text:p>-0,0082609992</text:p>
          </table:table-cell>
          <table:table-cell table:formula="of:=([.K54]-[.R54])/(1+[.R54])" office:value-type="float" office:value="0.0108347916704371" calcext:value-type="float">
            <text:p>0,0108347917</text:p>
          </table:table-cell>
          <table:table-cell table:formula="of:=([.L54]-[.R54])/(1+[.R54])" office:value-type="float" office:value="0.0271401833311903" calcext:value-type="float">
            <text:p>0,0271401833</text:p>
          </table:table-cell>
          <table:table-cell table:formula="of:=([.M54]-[.R54])/(1+[.R54])" office:value-type="float" office:value="0.0310015826696395" calcext:value-type="float">
            <text:p>0,0310015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4</text:p>
          </table:table-cell>
          <table:table-cell table:formula="of:=([.D55]-[.R55])/(1+[.R55])" office:value-type="float" office:value="-0.00854044487051638" calcext:value-type="float">
            <text:p>-0,0085404449</text:p>
          </table:table-cell>
          <table:table-cell table:formula="of:=([.E55]-[.R55])/(1+[.R55])" office:value-type="float" office:value="-0.00654657183877847" calcext:value-type="float">
            <text:p>-0,0065465718</text:p>
          </table:table-cell>
          <table:table-cell table:formula="of:=([.F55]-[.R55])/(1+[.R55])" office:value-type="float" office:value="0.0310559569721103" calcext:value-type="float">
            <text:p>0,031055957</text:p>
          </table:table-cell>
          <table:table-cell table:formula="of:=([.G55]-[.R55])/(1+[.R55])" office:value-type="float" office:value="0.0385037314476626" calcext:value-type="float">
            <text:p>0,0385037314</text:p>
          </table:table-cell>
          <table:table-cell table:formula="of:=([.J55]-[.R55])/(1+[.R55])" office:value-type="float" office:value="-0.00534058957704715" calcext:value-type="float">
            <text:p>-0,0053405896</text:p>
          </table:table-cell>
          <table:table-cell table:formula="of:=([.K55]-[.R55])/(1+[.R55])" office:value-type="float" office:value="0.00486201468688124" calcext:value-type="float">
            <text:p>0,0048620147</text:p>
          </table:table-cell>
          <table:table-cell table:formula="of:=([.L55]-[.R55])/(1+[.R55])" office:value-type="float" office:value="0.0326416615696803" calcext:value-type="float">
            <text:p>0,0326416616</text:p>
          </table:table-cell>
          <table:table-cell table:formula="of:=([.M55]-[.R55])/(1+[.R55])" office:value-type="float" office:value="0.0257707475067609" calcext:value-type="float">
            <text:p>0,0257707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5</text:p>
          </table:table-cell>
          <table:table-cell table:formula="of:=([.D56]-[.R56])/(1+[.R56])" office:value-type="float" office:value="-0.00907914133012648" calcext:value-type="float">
            <text:p>-0,0090791413</text:p>
          </table:table-cell>
          <table:table-cell table:formula="of:=([.E56]-[.R56])/(1+[.R56])" office:value-type="float" office:value="-0.0152956817047489" calcext:value-type="float">
            <text:p>-0,0152956817</text:p>
          </table:table-cell>
          <table:table-cell table:formula="of:=([.F56]-[.R56])/(1+[.R56])" office:value-type="float" office:value="0.0180872626842706" calcext:value-type="float">
            <text:p>0,0180872627</text:p>
          </table:table-cell>
          <table:table-cell table:formula="of:=([.G56]-[.R56])/(1+[.R56])" office:value-type="float" office:value="0.0251910381211651" calcext:value-type="float">
            <text:p>0,0251910381</text:p>
          </table:table-cell>
          <table:table-cell table:formula="of:=([.J56]-[.R56])/(1+[.R56])" office:value-type="float" office:value="-0.0050711444246886" calcext:value-type="float">
            <text:p>-0,0050711444</text:p>
          </table:table-cell>
          <table:table-cell table:formula="of:=([.K56]-[.R56])/(1+[.R56])" office:value-type="float" office:value="-0.0271882995010636" calcext:value-type="float">
            <text:p>-0,0271882995</text:p>
          </table:table-cell>
          <table:table-cell table:formula="of:=([.L56]-[.R56])/(1+[.R56])" office:value-type="float" office:value="0.0162058415287017" calcext:value-type="float">
            <text:p>0,0162058415</text:p>
          </table:table-cell>
          <table:table-cell table:formula="of:=([.M56]-[.R56])/(1+[.R56])" office:value-type="float" office:value="0.0134589872270714" calcext:value-type="float">
            <text:p>0,0134589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6</text:p>
          </table:table-cell>
          <table:table-cell table:formula="of:=([.D57]-[.R57])/(1+[.R57])" office:value-type="float" office:value="-0.00614264683845135" calcext:value-type="float">
            <text:p>-0,0061426468</text:p>
          </table:table-cell>
          <table:table-cell table:formula="of:=([.E57]-[.R57])/(1+[.R57])" office:value-type="float" office:value="-0.00232509685846025" calcext:value-type="float">
            <text:p>-0,0023250969</text:p>
          </table:table-cell>
          <table:table-cell table:formula="of:=([.F57]-[.R57])/(1+[.R57])" office:value-type="float" office:value="0.0395309199706675" calcext:value-type="float">
            <text:p>0,03953092</text:p>
          </table:table-cell>
          <table:table-cell table:formula="of:=([.G57]-[.R57])/(1+[.R57])" office:value-type="float" office:value="0.0360815451467069" calcext:value-type="float">
            <text:p>0,0360815451</text:p>
          </table:table-cell>
          <table:table-cell table:formula="of:=([.J57]-[.R57])/(1+[.R57])" office:value-type="float" office:value="0.0177148563661065" calcext:value-type="float">
            <text:p>0,0177148564</text:p>
          </table:table-cell>
          <table:table-cell table:formula="of:=([.K57]-[.R57])/(1+[.R57])" office:value-type="float" office:value="0.00966428921302821" calcext:value-type="float">
            <text:p>0,0096642892</text:p>
          </table:table-cell>
          <table:table-cell table:formula="of:=([.L57]-[.R57])/(1+[.R57])" office:value-type="float" office:value="0.0677972185824658" calcext:value-type="float">
            <text:p>0,0677972186</text:p>
          </table:table-cell>
          <table:table-cell table:formula="of:=([.M57]-[.R57])/(1+[.R57])" office:value-type="float" office:value="0.03085093189054" calcext:value-type="float">
            <text:p>0,03085093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7</text:p>
          </table:table-cell>
          <table:table-cell table:formula="of:=([.D58]-[.R58])/(1+[.R58])" office:value-type="float" office:value="0.000853294552600045" calcext:value-type="float">
            <text:p>0,0008532946</text:p>
          </table:table-cell>
          <table:table-cell table:formula="of:=([.E58]-[.R58])/(1+[.R58])" office:value-type="float" office:value="0.00193798616182571" calcext:value-type="float">
            <text:p>0,0019379862</text:p>
          </table:table-cell>
          <table:table-cell table:formula="of:=([.F58]-[.R58])/(1+[.R58])" office:value-type="float" office:value="0.0309153343668368" calcext:value-type="float">
            <text:p>0,0309153344</text:p>
          </table:table-cell>
          <table:table-cell table:formula="of:=([.G58]-[.R58])/(1+[.R58])" office:value-type="float" office:value="0.0403271685070038" calcext:value-type="float">
            <text:p>0,0403271685</text:p>
          </table:table-cell>
          <table:table-cell table:formula="of:=([.J58]-[.R58])/(1+[.R58])" office:value-type="float" office:value="0.00559258895297273" calcext:value-type="float">
            <text:p>0,005592589</text:p>
          </table:table-cell>
          <table:table-cell table:formula="of:=([.K58]-[.R58])/(1+[.R58])" office:value-type="float" office:value="0.011884717088687" calcext:value-type="float">
            <text:p>0,0118847171</text:p>
          </table:table-cell>
          <table:table-cell table:formula="of:=([.L58]-[.R58])/(1+[.R58])" office:value-type="float" office:value="0.0229688557515825" calcext:value-type="float">
            <text:p>0,0229688558</text:p>
          </table:table-cell>
          <table:table-cell table:formula="of:=([.M58]-[.R58])/(1+[.R58])" office:value-type="float" office:value="0.0425898554498973" calcext:value-type="float">
            <text:p>0,04258985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8</text:p>
          </table:table-cell>
          <table:table-cell table:formula="of:=([.D59]-[.R59])/(1+[.R59])" office:value-type="float" office:value="-0.016434873780083" calcext:value-type="float">
            <text:p>-0,0164348738</text:p>
          </table:table-cell>
          <table:table-cell table:formula="of:=([.E59]-[.R59])/(1+[.R59])" office:value-type="float" office:value="-0.0136001607223414" calcext:value-type="float">
            <text:p>-0,0136001607</text:p>
          </table:table-cell>
          <table:table-cell table:formula="of:=([.F59]-[.R59])/(1+[.R59])" office:value-type="float" office:value="0.0275088610025065" calcext:value-type="float">
            <text:p>0,027508861</text:p>
          </table:table-cell>
          <table:table-cell table:formula="of:=([.G59]-[.R59])/(1+[.R59])" office:value-type="float" office:value="0.0292436328847002" calcext:value-type="float">
            <text:p>0,0292436329</text:p>
          </table:table-cell>
          <table:table-cell table:formula="of:=([.J59]-[.R59])/(1+[.R59])" office:value-type="float" office:value="-0.0221101231688036" calcext:value-type="float">
            <text:p>-0,0221101232</text:p>
          </table:table-cell>
          <table:table-cell table:formula="of:=([.K59]-[.R59])/(1+[.R59])" office:value-type="float" office:value="-0.0178773549152606" calcext:value-type="float">
            <text:p>-0,0178773549</text:p>
          </table:table-cell>
          <table:table-cell table:formula="of:=([.L59]-[.R59])/(1+[.R59])" office:value-type="float" office:value="0.00823833492706303" calcext:value-type="float">
            <text:p>0,0082383349</text:p>
          </table:table-cell>
          <table:table-cell table:formula="of:=([.M59]-[.R59])/(1+[.R59])" office:value-type="float" office:value="0.0107590608487909" calcext:value-type="float">
            <text:p>0,01075906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9</text:p>
          </table:table-cell>
          <table:table-cell table:formula="of:=([.D60]-[.R60])/(1+[.R60])" office:value-type="float" office:value="-0.0140893123811627" calcext:value-type="float">
            <text:p>-0,0140893124</text:p>
          </table:table-cell>
          <table:table-cell table:formula="of:=([.E60]-[.R60])/(1+[.R60])" office:value-type="float" office:value="-0.00557982159801756" calcext:value-type="float">
            <text:p>-0,0055798216</text:p>
          </table:table-cell>
          <table:table-cell table:formula="of:=([.F60]-[.R60])/(1+[.R60])" office:value-type="float" office:value="0.0169300401060629" calcext:value-type="float">
            <text:p>0,0169300401</text:p>
          </table:table-cell>
          <table:table-cell table:formula="of:=([.G60]-[.R60])/(1+[.R60])" office:value-type="float" office:value="0.0488016772142966" calcext:value-type="float">
            <text:p>0,0488016772</text:p>
          </table:table-cell>
          <table:table-cell table:formula="of:=([.J60]-[.R60])/(1+[.R60])" office:value-type="float" office:value="-0.0159554728171597" calcext:value-type="float">
            <text:p>-0,0159554728</text:p>
          </table:table-cell>
          <table:table-cell table:formula="of:=([.K60]-[.R60])/(1+[.R60])" office:value-type="float" office:value="-0.00407454184728855" calcext:value-type="float">
            <text:p>-0,0040745418</text:p>
          </table:table-cell>
          <table:table-cell table:formula="of:=([.L60]-[.R60])/(1+[.R60])" office:value-type="float" office:value="0.00113577960552426" calcext:value-type="float">
            <text:p>0,0011357796</text:p>
          </table:table-cell>
          <table:table-cell table:formula="of:=([.M60]-[.R60])/(1+[.R60])" office:value-type="float" office:value="-0.0124100332029174" calcext:value-type="float">
            <text:p>-0,0124100332</text:p>
          </table:table-cell>
          <table:table-cell table:number-columns-repeated="1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rndVD2PP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ndex</text:p>
          </table:table-cell>
          <table:table-cell office:value-type="string" calcext:value-type="string">
            <text:p>rndexPPD</text:p>
          </table:table-cell>
          <table:table-cell office:value-type="string" calcext:value-type="string">
            <text:p>rndin</text:p>
          </table:table-cell>
          <table:table-cell office:value-type="string" calcext:value-type="string">
            <text:p>rndinPPD</text:p>
          </table:table-cell>
          <table:table-cell office:value-type="string" calcext:value-type="string">
            <text:p>rzex</text:p>
          </table:table-cell>
          <table:table-cell office:value-type="string" calcext:value-type="string">
            <text:p>rzexPPD</text:p>
          </table:table-cell>
          <table:table-cell office:value-type="string" calcext:value-type="string">
            <text:p>rzin</text:p>
          </table:table-cell>
          <table:table-cell office:value-type="string" calcext:value-type="string">
            <text:p>rzinPP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1</text:p>
          </table:table-cell>
          <table:table-cell table:formula="of:=([.D2]-[.S2])/(1+[.S2])" office:value-type="float" office:value="0.00122963669379597" calcext:value-type="float">
            <text:p>0,0012296367</text:p>
          </table:table-cell>
          <table:table-cell table:formula="of:=([.E2]-[.S2])/(1+[.S2])" office:value-type="float" office:value="0.00380514009462852" calcext:value-type="float">
            <text:p>0,0038051401</text:p>
          </table:table-cell>
          <table:table-cell table:formula="of:=([.F2]-[.S2])/(1+[.S2])" office:value-type="float" office:value="0.020294048485398" calcext:value-type="float">
            <text:p>0,0202940485</text:p>
          </table:table-cell>
          <table:table-cell table:formula="of:=([.G2]-[.S2])/(1+[.S2])" office:value-type="float" office:value="0.0249189463758905" calcext:value-type="float">
            <text:p>0,0249189464</text:p>
          </table:table-cell>
          <table:table-cell table:formula="of:=([.J2]-[.S2])/(1+[.S2])" office:value-type="float" office:value="0.0104826984420952" calcext:value-type="float">
            <text:p>0,0104826984</text:p>
          </table:table-cell>
          <table:table-cell table:formula="of:=([.K2]-[.S2])/(1+[.S2])" office:value-type="float" office:value="0.0140441397403671" calcext:value-type="float">
            <text:p>0,0140441397</text:p>
          </table:table-cell>
          <table:table-cell table:formula="of:=([.L2]-[.S2])/(1+[.S2])" office:value-type="float" office:value="0.0251900216629691" calcext:value-type="float">
            <text:p>0,0251900217</text:p>
          </table:table-cell>
          <table:table-cell table:formula="of:=([.M2]-[.S2])/(1+[.S2])" office:value-type="float" office:value="0.022982515932157" calcext:value-type="float">
            <text:p>0,02298251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2</text:p>
          </table:table-cell>
          <table:table-cell table:formula="of:=([.D3]-[.S3])/(1+[.S3])" office:value-type="float" office:value="-0.00486951901377197" calcext:value-type="float">
            <text:p>-0,004869519</text:p>
          </table:table-cell>
          <table:table-cell table:formula="of:=([.E3]-[.S3])/(1+[.S3])" office:value-type="float" office:value="-0.00100823312508785" calcext:value-type="float">
            <text:p>-0,0010082331</text:p>
          </table:table-cell>
          <table:table-cell table:formula="of:=([.F3]-[.S3])/(1+[.S3])" office:value-type="float" office:value="0.0123944111100367" calcext:value-type="float">
            <text:p>0,0123944111</text:p>
          </table:table-cell>
          <table:table-cell table:formula="of:=([.G3]-[.S3])/(1+[.S3])" office:value-type="float" office:value="0.0106063302126072" calcext:value-type="float">
            <text:p>0,0106063302</text:p>
          </table:table-cell>
          <table:table-cell table:formula="of:=([.J3]-[.S3])/(1+[.S3])" office:value-type="float" office:value="0.00614895378529412" calcext:value-type="float">
            <text:p>0,0061489538</text:p>
          </table:table-cell>
          <table:table-cell table:formula="of:=([.K3]-[.S3])/(1+[.S3])" office:value-type="float" office:value="-0.0233686372269841" calcext:value-type="float">
            <text:p>-0,0233686372</text:p>
          </table:table-cell>
          <table:table-cell table:formula="of:=([.L3]-[.S3])/(1+[.S3])" office:value-type="float" office:value="0.0114888798742631" calcext:value-type="float">
            <text:p>0,0114888799</text:p>
          </table:table-cell>
          <table:table-cell table:formula="of:=([.M3]-[.S3])/(1+[.S3])" office:value-type="float" office:value="0.0238619305170702" calcext:value-type="float">
            <text:p>0,0238619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3</text:p>
          </table:table-cell>
          <table:table-cell table:formula="of:=([.D4]-[.S4])/(1+[.S4])" office:value-type="float" office:value="-0.000720635151851488" calcext:value-type="float">
            <text:p>-0,0007206352</text:p>
          </table:table-cell>
          <table:table-cell table:formula="of:=([.E4]-[.S4])/(1+[.S4])" office:value-type="float" office:value="0.0000861106089328541" calcext:value-type="float">
            <text:p>8,61106089328541E-005</text:p>
          </table:table-cell>
          <table:table-cell table:formula="of:=([.F4]-[.S4])/(1+[.S4])" office:value-type="float" office:value="0.0130292567288225" calcext:value-type="float">
            <text:p>0,0130292567</text:p>
          </table:table-cell>
          <table:table-cell table:formula="of:=([.G4]-[.S4])/(1+[.S4])" office:value-type="float" office:value="0.0153423127616211" calcext:value-type="float">
            <text:p>0,0153423128</text:p>
          </table:table-cell>
          <table:table-cell table:formula="of:=([.J4]-[.S4])/(1+[.S4])" office:value-type="float" office:value="-0.00706886318313494" calcext:value-type="float">
            <text:p>-0,0070688632</text:p>
          </table:table-cell>
          <table:table-cell table:formula="of:=([.K4]-[.S4])/(1+[.S4])" office:value-type="float" office:value="-0.0081109458706788" calcext:value-type="float">
            <text:p>-0,0081109459</text:p>
          </table:table-cell>
          <table:table-cell table:formula="of:=([.L4]-[.S4])/(1+[.S4])" office:value-type="float" office:value="0.00745525447416773" calcext:value-type="float">
            <text:p>0,0074552545</text:p>
          </table:table-cell>
          <table:table-cell table:formula="of:=([.M4]-[.S4])/(1+[.S4])" office:value-type="float" office:value="0.00337948060197377" calcext:value-type="float">
            <text:p>0,00337948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4</text:p>
          </table:table-cell>
          <table:table-cell table:formula="of:=([.D5]-[.S5])/(1+[.S5])" office:value-type="float" office:value="-0.00680261574507546" calcext:value-type="float">
            <text:p>-0,0068026157</text:p>
          </table:table-cell>
          <table:table-cell table:formula="of:=([.E5]-[.S5])/(1+[.S5])" office:value-type="float" office:value="-0.0107588675606756" calcext:value-type="float">
            <text:p>-0,0107588676</text:p>
          </table:table-cell>
          <table:table-cell table:formula="of:=([.F5]-[.S5])/(1+[.S5])" office:value-type="float" office:value="0.0202844413906835" calcext:value-type="float">
            <text:p>0,0202844414</text:p>
          </table:table-cell>
          <table:table-cell table:formula="of:=([.G5]-[.S5])/(1+[.S5])" office:value-type="float" office:value="0.0268160613423593" calcext:value-type="float">
            <text:p>0,0268160613</text:p>
          </table:table-cell>
          <table:table-cell table:formula="of:=([.J5]-[.S5])/(1+[.S5])" office:value-type="float" office:value="-0.0137142033435815" calcext:value-type="float">
            <text:p>-0,0137142033</text:p>
          </table:table-cell>
          <table:table-cell table:formula="of:=([.K5]-[.S5])/(1+[.S5])" office:value-type="float" office:value="-0.0174066285666655" calcext:value-type="float">
            <text:p>-0,0174066286</text:p>
          </table:table-cell>
          <table:table-cell table:formula="of:=([.L5]-[.S5])/(1+[.S5])" office:value-type="float" office:value="0.0200120117571071" calcext:value-type="float">
            <text:p>0,0200120118</text:p>
          </table:table-cell>
          <table:table-cell table:formula="of:=([.M5]-[.S5])/(1+[.S5])" office:value-type="float" office:value="-0.0158049334999264" calcext:value-type="float">
            <text:p>-0,0158049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5</text:p>
          </table:table-cell>
          <table:table-cell table:formula="of:=([.D6]-[.S6])/(1+[.S6])" office:value-type="float" office:value="-0.0014922347203377" calcext:value-type="float">
            <text:p>-0,0014922347</text:p>
          </table:table-cell>
          <table:table-cell table:formula="of:=([.E6]-[.S6])/(1+[.S6])" office:value-type="float" office:value="0.00351208202327326" calcext:value-type="float">
            <text:p>0,003512082</text:p>
          </table:table-cell>
          <table:table-cell table:formula="of:=([.F6]-[.S6])/(1+[.S6])" office:value-type="float" office:value="0.00673130000196259" calcext:value-type="float">
            <text:p>0,0067313</text:p>
          </table:table-cell>
          <table:table-cell table:formula="of:=([.G6]-[.S6])/(1+[.S6])" office:value-type="float" office:value="0.021855241323212" calcext:value-type="float">
            <text:p>0,0218552413</text:p>
          </table:table-cell>
          <table:table-cell table:formula="of:=([.J6]-[.S6])/(1+[.S6])" office:value-type="float" office:value="-0.0165637768143518" calcext:value-type="float">
            <text:p>-0,0165637768</text:p>
          </table:table-cell>
          <table:table-cell table:formula="of:=([.K6]-[.S6])/(1+[.S6])" office:value-type="float" office:value="-0.0110406124497896" calcext:value-type="float">
            <text:p>-0,0110406124</text:p>
          </table:table-cell>
          <table:table-cell table:formula="of:=([.L6]-[.S6])/(1+[.S6])" office:value-type="float" office:value="-0.000843818101132036" calcext:value-type="float">
            <text:p>-0,0008438181</text:p>
          </table:table-cell>
          <table:table-cell table:formula="of:=([.M6]-[.S6])/(1+[.S6])" office:value-type="float" office:value="0.021453101072012" calcext:value-type="float">
            <text:p>0,02145310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6</text:p>
          </table:table-cell>
          <table:table-cell table:formula="of:=([.D7]-[.S7])/(1+[.S7])" office:value-type="float" office:value="-0.00160777277967012" calcext:value-type="float">
            <text:p>-0,0016077728</text:p>
          </table:table-cell>
          <table:table-cell table:formula="of:=([.E7]-[.S7])/(1+[.S7])" office:value-type="float" office:value="0.00100299212340607" calcext:value-type="float">
            <text:p>0,0010029921</text:p>
          </table:table-cell>
          <table:table-cell table:formula="of:=([.F7]-[.S7])/(1+[.S7])" office:value-type="float" office:value="0.0239674188866836" calcext:value-type="float">
            <text:p>0,0239674189</text:p>
          </table:table-cell>
          <table:table-cell table:formula="of:=([.G7]-[.S7])/(1+[.S7])" office:value-type="float" office:value="0.0201783910330674" calcext:value-type="float">
            <text:p>0,020178391</text:p>
          </table:table-cell>
          <table:table-cell table:formula="of:=([.J7]-[.S7])/(1+[.S7])" office:value-type="float" office:value="0.0145241734102599" calcext:value-type="float">
            <text:p>0,0145241734</text:p>
          </table:table-cell>
          <table:table-cell table:formula="of:=([.K7]-[.S7])/(1+[.S7])" office:value-type="float" office:value="-0.0123623714720727" calcext:value-type="float">
            <text:p>-0,0123623715</text:p>
          </table:table-cell>
          <table:table-cell table:formula="of:=([.L7]-[.S7])/(1+[.S7])" office:value-type="float" office:value="-0.00842821552148368" calcext:value-type="float">
            <text:p>-0,0084282155</text:p>
          </table:table-cell>
          <table:table-cell table:formula="of:=([.M7]-[.S7])/(1+[.S7])" office:value-type="float" office:value="-0.00143115371540447" calcext:value-type="float">
            <text:p>-0,00143115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7</text:p>
          </table:table-cell>
          <table:table-cell table:formula="of:=([.D8]-[.S8])/(1+[.S8])" office:value-type="float" office:value="-0.0143656792112311" calcext:value-type="float">
            <text:p>-0,0143656792</text:p>
          </table:table-cell>
          <table:table-cell table:formula="of:=([.E8]-[.S8])/(1+[.S8])" office:value-type="float" office:value="-0.0137417752634994" calcext:value-type="float">
            <text:p>-0,0137417753</text:p>
          </table:table-cell>
          <table:table-cell table:formula="of:=([.F8]-[.S8])/(1+[.S8])" office:value-type="float" office:value="0.0209815010635307" calcext:value-type="float">
            <text:p>0,0209815011</text:p>
          </table:table-cell>
          <table:table-cell table:formula="of:=([.G8]-[.S8])/(1+[.S8])" office:value-type="float" office:value="0.028390135829857" calcext:value-type="float">
            <text:p>0,0283901358</text:p>
          </table:table-cell>
          <table:table-cell table:formula="of:=([.J8]-[.S8])/(1+[.S8])" office:value-type="float" office:value="-0.0193404549363456" calcext:value-type="float">
            <text:p>-0,0193404549</text:p>
          </table:table-cell>
          <table:table-cell table:formula="of:=([.K8]-[.S8])/(1+[.S8])" office:value-type="float" office:value="-0.0265032921643736" calcext:value-type="float">
            <text:p>-0,0265032922</text:p>
          </table:table-cell>
          <table:table-cell table:formula="of:=([.L8]-[.S8])/(1+[.S8])" office:value-type="float" office:value="-0.0156586934257812" calcext:value-type="float">
            <text:p>-0,0156586934</text:p>
          </table:table-cell>
          <table:table-cell table:formula="of:=([.M8]-[.S8])/(1+[.S8])" office:value-type="float" office:value="-0.0238536155077724" calcext:value-type="float">
            <text:p>-0,0238536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8</text:p>
          </table:table-cell>
          <table:table-cell table:formula="of:=([.D9]-[.S9])/(1+[.S9])" office:value-type="float" office:value="-0.00943464628948942" calcext:value-type="float">
            <text:p>-0,0094346463</text:p>
          </table:table-cell>
          <table:table-cell table:formula="of:=([.E9]-[.S9])/(1+[.S9])" office:value-type="float" office:value="-0.00204936331497515" calcext:value-type="float">
            <text:p>-0,0020493633</text:p>
          </table:table-cell>
          <table:table-cell table:formula="of:=([.F9]-[.S9])/(1+[.S9])" office:value-type="float" office:value="0.0120667343904554" calcext:value-type="float">
            <text:p>0,0120667344</text:p>
          </table:table-cell>
          <table:table-cell table:formula="of:=([.G9]-[.S9])/(1+[.S9])" office:value-type="float" office:value="0.0129345249361941" calcext:value-type="float">
            <text:p>0,0129345249</text:p>
          </table:table-cell>
          <table:table-cell table:formula="of:=([.J9]-[.S9])/(1+[.S9])" office:value-type="float" office:value="-0.0265127375166384" calcext:value-type="float">
            <text:p>-0,0265127375</text:p>
          </table:table-cell>
          <table:table-cell table:formula="of:=([.K9]-[.S9])/(1+[.S9])" office:value-type="float" office:value="-0.00131246641795601" calcext:value-type="float">
            <text:p>-0,0013124664</text:p>
          </table:table-cell>
          <table:table-cell table:formula="of:=([.L9]-[.S9])/(1+[.S9])" office:value-type="float" office:value="-0.00730638425185312" calcext:value-type="float">
            <text:p>-0,0073063843</text:p>
          </table:table-cell>
          <table:table-cell table:formula="of:=([.M9]-[.S9])/(1+[.S9])" office:value-type="float" office:value="-0.024108282247921" calcext:value-type="float">
            <text:p>-0,02410828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9</text:p>
          </table:table-cell>
          <table:table-cell table:formula="of:=([.D10]-[.S10])/(1+[.S10])" office:value-type="float" office:value="-0.000212401101036721" calcext:value-type="float">
            <text:p>-0,0002124011</text:p>
          </table:table-cell>
          <table:table-cell table:formula="of:=([.E10]-[.S10])/(1+[.S10])" office:value-type="float" office:value="0.000110368095802576" calcext:value-type="float">
            <text:p>0,0001103681</text:p>
          </table:table-cell>
          <table:table-cell table:formula="of:=([.F10]-[.S10])/(1+[.S10])" office:value-type="float" office:value="0.0206949760193696" calcext:value-type="float">
            <text:p>0,020694976</text:p>
          </table:table-cell>
          <table:table-cell table:formula="of:=([.G10]-[.S10])/(1+[.S10])" office:value-type="float" office:value="0.0212101229387537" calcext:value-type="float">
            <text:p>0,0212101229</text:p>
          </table:table-cell>
          <table:table-cell table:formula="of:=([.J10]-[.S10])/(1+[.S10])" office:value-type="float" office:value="-0.0125277369299792" calcext:value-type="float">
            <text:p>-0,0125277369</text:p>
          </table:table-cell>
          <table:table-cell table:formula="of:=([.K10]-[.S10])/(1+[.S10])" office:value-type="float" office:value="-0.0113317951418685" calcext:value-type="float">
            <text:p>-0,0113317951</text:p>
          </table:table-cell>
          <table:table-cell table:formula="of:=([.L10]-[.S10])/(1+[.S10])" office:value-type="float" office:value="-0.0123604602847784" calcext:value-type="float">
            <text:p>-0,0123604603</text:p>
          </table:table-cell>
          <table:table-cell table:formula="of:=([.M10]-[.S10])/(1+[.S10])" office:value-type="float" office:value="-0.0125360720205476" calcext:value-type="float">
            <text:p>-0,0125360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0</text:p>
          </table:table-cell>
          <table:table-cell table:formula="of:=([.D11]-[.S11])/(1+[.S11])" office:value-type="float" office:value="-0.00802809868065674" calcext:value-type="float">
            <text:p>-0,0080280987</text:p>
          </table:table-cell>
          <table:table-cell table:formula="of:=([.E11]-[.S11])/(1+[.S11])" office:value-type="float" office:value="-0.00570981958498963" calcext:value-type="float">
            <text:p>-0,0057098196</text:p>
          </table:table-cell>
          <table:table-cell table:formula="of:=([.F11]-[.S11])/(1+[.S11])" office:value-type="float" office:value="0.0190745294973977" calcext:value-type="float">
            <text:p>0,0190745295</text:p>
          </table:table-cell>
          <table:table-cell table:formula="of:=([.G11]-[.S11])/(1+[.S11])" office:value-type="float" office:value="0.0107067499079672" calcext:value-type="float">
            <text:p>0,0107067499</text:p>
          </table:table-cell>
          <table:table-cell table:formula="of:=([.J11]-[.S11])/(1+[.S11])" office:value-type="float" office:value="-0.0119106725423353" calcext:value-type="float">
            <text:p>-0,0119106725</text:p>
          </table:table-cell>
          <table:table-cell table:formula="of:=([.K11]-[.S11])/(1+[.S11])" office:value-type="float" office:value="0.0106206322720428" calcext:value-type="float">
            <text:p>0,0106206323</text:p>
          </table:table-cell>
          <table:table-cell table:formula="of:=([.L11]-[.S11])/(1+[.S11])" office:value-type="float" office:value="-0.00168537673687729" calcext:value-type="float">
            <text:p>-0,0016853767</text:p>
          </table:table-cell>
          <table:table-cell table:formula="of:=([.M11]-[.S11])/(1+[.S11])" office:value-type="float" office:value="0.0311540845671353" calcext:value-type="float">
            <text:p>0,03115408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1</text:p>
          </table:table-cell>
          <table:table-cell table:formula="of:=([.D12]-[.S12])/(1+[.S12])" office:value-type="float" office:value="-0.00222887333556527" calcext:value-type="float">
            <text:p>-0,0022288733</text:p>
          </table:table-cell>
          <table:table-cell table:formula="of:=([.E12]-[.S12])/(1+[.S12])" office:value-type="float" office:value="-0.00559268268968725" calcext:value-type="float">
            <text:p>-0,0055926827</text:p>
          </table:table-cell>
          <table:table-cell table:formula="of:=([.F12]-[.S12])/(1+[.S12])" office:value-type="float" office:value="0.0115341417166099" calcext:value-type="float">
            <text:p>0,0115341417</text:p>
          </table:table-cell>
          <table:table-cell table:formula="of:=([.G12]-[.S12])/(1+[.S12])" office:value-type="float" office:value="0.0105259376656891" calcext:value-type="float">
            <text:p>0,0105259377</text:p>
          </table:table-cell>
          <table:table-cell table:formula="of:=([.J12]-[.S12])/(1+[.S12])" office:value-type="float" office:value="-0.00997427523060572" calcext:value-type="float">
            <text:p>-0,0099742752</text:p>
          </table:table-cell>
          <table:table-cell table:formula="of:=([.K12]-[.S12])/(1+[.S12])" office:value-type="float" office:value="0.00134586859054032" calcext:value-type="float">
            <text:p>0,0013458686</text:p>
          </table:table-cell>
          <table:table-cell table:formula="of:=([.L12]-[.S12])/(1+[.S12])" office:value-type="float" office:value="0.00181352200399355" calcext:value-type="float">
            <text:p>0,001813522</text:p>
          </table:table-cell>
          <table:table-cell table:formula="of:=([.M12]-[.S12])/(1+[.S12])" office:value-type="float" office:value="0.00819092750462074" calcext:value-type="float">
            <text:p>0,0081909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2</text:p>
          </table:table-cell>
          <table:table-cell table:formula="of:=([.D13]-[.S13])/(1+[.S13])" office:value-type="float" office:value="0.00126368062120871" calcext:value-type="float">
            <text:p>0,0012636806</text:p>
          </table:table-cell>
          <table:table-cell table:formula="of:=([.E13]-[.S13])/(1+[.S13])" office:value-type="float" office:value="-0.00291244450489741" calcext:value-type="float">
            <text:p>-0,0029124445</text:p>
          </table:table-cell>
          <table:table-cell table:formula="of:=([.F13]-[.S13])/(1+[.S13])" office:value-type="float" office:value="0.0167358377843966" calcext:value-type="float">
            <text:p>0,0167358378</text:p>
          </table:table-cell>
          <table:table-cell table:formula="of:=([.G13]-[.S13])/(1+[.S13])" office:value-type="float" office:value="0.0299585357800123" calcext:value-type="float">
            <text:p>0,0299585358</text:p>
          </table:table-cell>
          <table:table-cell table:formula="of:=([.J13]-[.S13])/(1+[.S13])" office:value-type="float" office:value="0.0317388970142589" calcext:value-type="float">
            <text:p>0,031738897</text:p>
          </table:table-cell>
          <table:table-cell table:formula="of:=([.K13]-[.S13])/(1+[.S13])" office:value-type="float" office:value="0.00140191070893867" calcext:value-type="float">
            <text:p>0,0014019107</text:p>
          </table:table-cell>
          <table:table-cell table:formula="of:=([.L13]-[.S13])/(1+[.S13])" office:value-type="float" office:value="0.0231464263244687" calcext:value-type="float">
            <text:p>0,0231464263</text:p>
          </table:table-cell>
          <table:table-cell table:formula="of:=([.M13]-[.S13])/(1+[.S13])" office:value-type="float" office:value="0.0301527115638889" calcext:value-type="float">
            <text:p>0,03015271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3</text:p>
          </table:table-cell>
          <table:table-cell table:formula="of:=([.D14]-[.S14])/(1+[.S14])" office:value-type="float" office:value="-0.00175253621651192" calcext:value-type="float">
            <text:p>-0,0017525362</text:p>
          </table:table-cell>
          <table:table-cell table:formula="of:=([.E14]-[.S14])/(1+[.S14])" office:value-type="float" office:value="-0.00119207706907065" calcext:value-type="float">
            <text:p>-0,0011920771</text:p>
          </table:table-cell>
          <table:table-cell table:formula="of:=([.F14]-[.S14])/(1+[.S14])" office:value-type="float" office:value="0.0318925389498516" calcext:value-type="float">
            <text:p>0,0318925389</text:p>
          </table:table-cell>
          <table:table-cell table:formula="of:=([.G14]-[.S14])/(1+[.S14])" office:value-type="float" office:value="0.0246985113833448" calcext:value-type="float">
            <text:p>0,0246985114</text:p>
          </table:table-cell>
          <table:table-cell table:formula="of:=([.J14]-[.S14])/(1+[.S14])" office:value-type="float" office:value="0.0334298749434824" calcext:value-type="float">
            <text:p>0,0334298749</text:p>
          </table:table-cell>
          <table:table-cell table:formula="of:=([.K14]-[.S14])/(1+[.S14])" office:value-type="float" office:value="0.0178133492902655" calcext:value-type="float">
            <text:p>0,0178133493</text:p>
          </table:table-cell>
          <table:table-cell table:formula="of:=([.L14]-[.S14])/(1+[.S14])" office:value-type="float" office:value="0.018613239037263" calcext:value-type="float">
            <text:p>0,018613239</text:p>
          </table:table-cell>
          <table:table-cell table:formula="of:=([.M14]-[.S14])/(1+[.S14])" office:value-type="float" office:value="0.00860475265909229" calcext:value-type="float">
            <text:p>0,00860475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4</text:p>
          </table:table-cell>
          <table:table-cell table:formula="of:=([.D15]-[.S15])/(1+[.S15])" office:value-type="float" office:value="-0.0114060856738855" calcext:value-type="float">
            <text:p>-0,0114060857</text:p>
          </table:table-cell>
          <table:table-cell table:formula="of:=([.E15]-[.S15])/(1+[.S15])" office:value-type="float" office:value="-0.00663497303085172" calcext:value-type="float">
            <text:p>-0,006634973</text:p>
          </table:table-cell>
          <table:table-cell table:formula="of:=([.F15]-[.S15])/(1+[.S15])" office:value-type="float" office:value="0.0203508611343919" calcext:value-type="float">
            <text:p>0,0203508611</text:p>
          </table:table-cell>
          <table:table-cell table:formula="of:=([.G15]-[.S15])/(1+[.S15])" office:value-type="float" office:value="0.0142833986943061" calcext:value-type="float">
            <text:p>0,0142833987</text:p>
          </table:table-cell>
          <table:table-cell table:formula="of:=([.J15]-[.S15])/(1+[.S15])" office:value-type="float" office:value="-0.00407383358552848" calcext:value-type="float">
            <text:p>-0,0040738336</text:p>
          </table:table-cell>
          <table:table-cell table:formula="of:=([.K15]-[.S15])/(1+[.S15])" office:value-type="float" office:value="-0.00269424508791551" calcext:value-type="float">
            <text:p>-0,0026942451</text:p>
          </table:table-cell>
          <table:table-cell table:formula="of:=([.L15]-[.S15])/(1+[.S15])" office:value-type="float" office:value="0.0236042261995002" calcext:value-type="float">
            <text:p>0,0236042262</text:p>
          </table:table-cell>
          <table:table-cell table:formula="of:=([.M15]-[.S15])/(1+[.S15])" office:value-type="float" office:value="0.0128471735550744" calcext:value-type="float">
            <text:p>0,01284717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5</text:p>
          </table:table-cell>
          <table:table-cell table:formula="of:=([.D16]-[.S16])/(1+[.S16])" office:value-type="float" office:value="0.00126719434234488" calcext:value-type="float">
            <text:p>0,0012671943</text:p>
          </table:table-cell>
          <table:table-cell table:formula="of:=([.E16]-[.S16])/(1+[.S16])" office:value-type="float" office:value="-0.00122365706232347" calcext:value-type="float">
            <text:p>-0,0012236571</text:p>
          </table:table-cell>
          <table:table-cell table:formula="of:=([.F16]-[.S16])/(1+[.S16])" office:value-type="float" office:value="0.0252569083956407" calcext:value-type="float">
            <text:p>0,0252569084</text:p>
          </table:table-cell>
          <table:table-cell table:formula="of:=([.G16]-[.S16])/(1+[.S16])" office:value-type="float" office:value="0.0178894010846453" calcext:value-type="float">
            <text:p>0,0178894011</text:p>
          </table:table-cell>
          <table:table-cell table:formula="of:=([.J16]-[.S16])/(1+[.S16])" office:value-type="float" office:value="-0.010951307829137" calcext:value-type="float">
            <text:p>-0,0109513078</text:p>
          </table:table-cell>
          <table:table-cell table:formula="of:=([.K16]-[.S16])/(1+[.S16])" office:value-type="float" office:value="0.00212919404325433" calcext:value-type="float">
            <text:p>0,002129194</text:p>
          </table:table-cell>
          <table:table-cell table:formula="of:=([.L16]-[.S16])/(1+[.S16])" office:value-type="float" office:value="0.00504782565404912" calcext:value-type="float">
            <text:p>0,0050478257</text:p>
          </table:table-cell>
          <table:table-cell table:formula="of:=([.M16]-[.S16])/(1+[.S16])" office:value-type="float" office:value="0.0103345777498934" calcext:value-type="float">
            <text:p>0,01033457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6</text:p>
          </table:table-cell>
          <table:table-cell table:formula="of:=([.D17]-[.S17])/(1+[.S17])" office:value-type="float" office:value="0.0106582868267422" calcext:value-type="float">
            <text:p>0,0106582868</text:p>
          </table:table-cell>
          <table:table-cell table:formula="of:=([.E17]-[.S17])/(1+[.S17])" office:value-type="float" office:value="0.00132568653530465" calcext:value-type="float">
            <text:p>0,0013256865</text:p>
          </table:table-cell>
          <table:table-cell table:formula="of:=([.F17]-[.S17])/(1+[.S17])" office:value-type="float" office:value="0.0290277797322327" calcext:value-type="float">
            <text:p>0,0290277797</text:p>
          </table:table-cell>
          <table:table-cell table:formula="of:=([.G17]-[.S17])/(1+[.S17])" office:value-type="float" office:value="0.0257619907425155" calcext:value-type="float">
            <text:p>0,0257619907</text:p>
          </table:table-cell>
          <table:table-cell table:formula="of:=([.J17]-[.S17])/(1+[.S17])" office:value-type="float" office:value="0.0286369642360634" calcext:value-type="float">
            <text:p>0,0286369642</text:p>
          </table:table-cell>
          <table:table-cell table:formula="of:=([.K17]-[.S17])/(1+[.S17])" office:value-type="float" office:value="0.0124223427676084" calcext:value-type="float">
            <text:p>0,0124223428</text:p>
          </table:table-cell>
          <table:table-cell table:formula="of:=([.L17]-[.S17])/(1+[.S17])" office:value-type="float" office:value="0.0219644714067562" calcext:value-type="float">
            <text:p>0,0219644714</text:p>
          </table:table-cell>
          <table:table-cell table:formula="of:=([.M17]-[.S17])/(1+[.S17])" office:value-type="float" office:value="-0.00475180013383029" calcext:value-type="float">
            <text:p>-0,0047518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7</text:p>
          </table:table-cell>
          <table:table-cell table:formula="of:=([.D18]-[.S18])/(1+[.S18])" office:value-type="float" office:value="0.00415376157000125" calcext:value-type="float">
            <text:p>0,0041537616</text:p>
          </table:table-cell>
          <table:table-cell table:formula="of:=([.E18]-[.S18])/(1+[.S18])" office:value-type="float" office:value="-0.00414925505367453" calcext:value-type="float">
            <text:p>-0,0041492551</text:p>
          </table:table-cell>
          <table:table-cell table:formula="of:=([.F18]-[.S18])/(1+[.S18])" office:value-type="float" office:value="0.026470989253205" calcext:value-type="float">
            <text:p>0,0264709893</text:p>
          </table:table-cell>
          <table:table-cell table:formula="of:=([.G18]-[.S18])/(1+[.S18])" office:value-type="float" office:value="0.0254069719834674" calcext:value-type="float">
            <text:p>0,025406972</text:p>
          </table:table-cell>
          <table:table-cell table:formula="of:=([.J18]-[.S18])/(1+[.S18])" office:value-type="float" office:value="-0.0131828067389103" calcext:value-type="float">
            <text:p>-0,0131828067</text:p>
          </table:table-cell>
          <table:table-cell table:formula="of:=([.K18]-[.S18])/(1+[.S18])" office:value-type="float" office:value="0.00286892500025409" calcext:value-type="float">
            <text:p>0,002868925</text:p>
          </table:table-cell>
          <table:table-cell table:formula="of:=([.L18]-[.S18])/(1+[.S18])" office:value-type="float" office:value="0.00597055883295418" calcext:value-type="float">
            <text:p>0,0059705588</text:p>
          </table:table-cell>
          <table:table-cell table:formula="of:=([.M18]-[.S18])/(1+[.S18])" office:value-type="float" office:value="0.0117632540959919" calcext:value-type="float">
            <text:p>0,01176325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8</text:p>
          </table:table-cell>
          <table:table-cell table:formula="of:=([.D19]-[.S19])/(1+[.S19])" office:value-type="float" office:value="-0.00673564125416992" calcext:value-type="float">
            <text:p>-0,0067356413</text:p>
          </table:table-cell>
          <table:table-cell table:formula="of:=([.E19]-[.S19])/(1+[.S19])" office:value-type="float" office:value="-0.00540769256073638" calcext:value-type="float">
            <text:p>-0,0054076926</text:p>
          </table:table-cell>
          <table:table-cell table:formula="of:=([.F19]-[.S19])/(1+[.S19])" office:value-type="float" office:value="0.011397023955979" calcext:value-type="float">
            <text:p>0,011397024</text:p>
          </table:table-cell>
          <table:table-cell table:formula="of:=([.G19]-[.S19])/(1+[.S19])" office:value-type="float" office:value="0.0143657193401694" calcext:value-type="float">
            <text:p>0,0143657193</text:p>
          </table:table-cell>
          <table:table-cell table:formula="of:=([.J19]-[.S19])/(1+[.S19])" office:value-type="float" office:value="-0.01617738916784" calcext:value-type="float">
            <text:p>-0,0161773892</text:p>
          </table:table-cell>
          <table:table-cell table:formula="of:=([.K19]-[.S19])/(1+[.S19])" office:value-type="float" office:value="0.00714472178387967" calcext:value-type="float">
            <text:p>0,0071447218</text:p>
          </table:table-cell>
          <table:table-cell table:formula="of:=([.L19]-[.S19])/(1+[.S19])" office:value-type="float" office:value="0.0101805552376062" calcext:value-type="float">
            <text:p>0,0101805552</text:p>
          </table:table-cell>
          <table:table-cell table:formula="of:=([.M19]-[.S19])/(1+[.S19])" office:value-type="float" office:value="-0.004546920950021" calcext:value-type="float">
            <text:p>-0,0045469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9</text:p>
          </table:table-cell>
          <table:table-cell table:formula="of:=([.D20]-[.S20])/(1+[.S20])" office:value-type="float" office:value="-0.00241526071150924" calcext:value-type="float">
            <text:p>-0,0024152607</text:p>
          </table:table-cell>
          <table:table-cell table:formula="of:=([.E20]-[.S20])/(1+[.S20])" office:value-type="float" office:value="-0.0059307171692614" calcext:value-type="float">
            <text:p>-0,0059307172</text:p>
          </table:table-cell>
          <table:table-cell table:formula="of:=([.F20]-[.S20])/(1+[.S20])" office:value-type="float" office:value="0.0260991146734728" calcext:value-type="float">
            <text:p>0,0260991147</text:p>
          </table:table-cell>
          <table:table-cell table:formula="of:=([.G20]-[.S20])/(1+[.S20])" office:value-type="float" office:value="0.01414466002904" calcext:value-type="float">
            <text:p>0,01414466</text:p>
          </table:table-cell>
          <table:table-cell table:formula="of:=([.J20]-[.S20])/(1+[.S20])" office:value-type="float" office:value="0.000654409383519455" calcext:value-type="float">
            <text:p>0,0006544094</text:p>
          </table:table-cell>
          <table:table-cell table:formula="of:=([.K20]-[.S20])/(1+[.S20])" office:value-type="float" office:value="-0.0178500970082632" calcext:value-type="float">
            <text:p>-0,017850097</text:p>
          </table:table-cell>
          <table:table-cell table:formula="of:=([.L20]-[.S20])/(1+[.S20])" office:value-type="float" office:value="-0.00654178754661826" calcext:value-type="float">
            <text:p>-0,0065417875</text:p>
          </table:table-cell>
          <table:table-cell table:formula="of:=([.M20]-[.S20])/(1+[.S20])" office:value-type="float" office:value="0.0138267765869428" calcext:value-type="float">
            <text:p>0,0138267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0</text:p>
          </table:table-cell>
          <table:table-cell table:formula="of:=([.D21]-[.S21])/(1+[.S21])" office:value-type="float" office:value="0.00638487533223765" calcext:value-type="float">
            <text:p>0,0063848753</text:p>
          </table:table-cell>
          <table:table-cell table:formula="of:=([.E21]-[.S21])/(1+[.S21])" office:value-type="float" office:value="-0.00479547138415401" calcext:value-type="float">
            <text:p>-0,0047954714</text:p>
          </table:table-cell>
          <table:table-cell table:formula="of:=([.F21]-[.S21])/(1+[.S21])" office:value-type="float" office:value="0.025269689474487" calcext:value-type="float">
            <text:p>0,0252696895</text:p>
          </table:table-cell>
          <table:table-cell table:formula="of:=([.G21]-[.S21])/(1+[.S21])" office:value-type="float" office:value="0.0306221577250417" calcext:value-type="float">
            <text:p>0,0306221577</text:p>
          </table:table-cell>
          <table:table-cell table:formula="of:=([.J21]-[.S21])/(1+[.S21])" office:value-type="float" office:value="0.0160148837087871" calcext:value-type="float">
            <text:p>0,0160148837</text:p>
          </table:table-cell>
          <table:table-cell table:formula="of:=([.K21]-[.S21])/(1+[.S21])" office:value-type="float" office:value="0.015856989542799" calcext:value-type="float">
            <text:p>0,0158569895</text:p>
          </table:table-cell>
          <table:table-cell table:formula="of:=([.L21]-[.S21])/(1+[.S21])" office:value-type="float" office:value="0.0298902774723611" calcext:value-type="float">
            <text:p>0,0298902775</text:p>
          </table:table-cell>
          <table:table-cell table:formula="of:=([.M21]-[.S21])/(1+[.S21])" office:value-type="float" office:value="0.0274567876302351" calcext:value-type="float">
            <text:p>0,0274567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1</text:p>
          </table:table-cell>
          <table:table-cell table:formula="of:=([.D22]-[.S22])/(1+[.S22])" office:value-type="float" office:value="-0.00292857318647574" calcext:value-type="float">
            <text:p>-0,0029285732</text:p>
          </table:table-cell>
          <table:table-cell table:formula="of:=([.E22]-[.S22])/(1+[.S22])" office:value-type="float" office:value="-0.00561161211081055" calcext:value-type="float">
            <text:p>-0,0056116121</text:p>
          </table:table-cell>
          <table:table-cell table:formula="of:=([.F22]-[.S22])/(1+[.S22])" office:value-type="float" office:value="0.00453093703085929" calcext:value-type="float">
            <text:p>0,004530937</text:p>
          </table:table-cell>
          <table:table-cell table:formula="of:=([.G22]-[.S22])/(1+[.S22])" office:value-type="float" office:value="0.0204842729295519" calcext:value-type="float">
            <text:p>0,0204842729</text:p>
          </table:table-cell>
          <table:table-cell table:formula="of:=([.J22]-[.S22])/(1+[.S22])" office:value-type="float" office:value="-0.0190099226748316" calcext:value-type="float">
            <text:p>-0,0190099227</text:p>
          </table:table-cell>
          <table:table-cell table:formula="of:=([.K22]-[.S22])/(1+[.S22])" office:value-type="float" office:value="-0.0081001505065885" calcext:value-type="float">
            <text:p>-0,0081001505</text:p>
          </table:table-cell>
          <table:table-cell table:formula="of:=([.L22]-[.S22])/(1+[.S22])" office:value-type="float" office:value="0.0096948831384735" calcext:value-type="float">
            <text:p>0,0096948831</text:p>
          </table:table-cell>
          <table:table-cell table:formula="of:=([.M22]-[.S22])/(1+[.S22])" office:value-type="float" office:value="-0.00185409846667955" calcext:value-type="float">
            <text:p>-0,0018540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2</text:p>
          </table:table-cell>
          <table:table-cell table:formula="of:=([.D23]-[.S23])/(1+[.S23])" office:value-type="float" office:value="0.00374515104030475" calcext:value-type="float">
            <text:p>0,003745151</text:p>
          </table:table-cell>
          <table:table-cell table:formula="of:=([.E23]-[.S23])/(1+[.S23])" office:value-type="float" office:value="0.00420361914451893" calcext:value-type="float">
            <text:p>0,0042036191</text:p>
          </table:table-cell>
          <table:table-cell table:formula="of:=([.F23]-[.S23])/(1+[.S23])" office:value-type="float" office:value="0.0260695246373173" calcext:value-type="float">
            <text:p>0,0260695246</text:p>
          </table:table-cell>
          <table:table-cell table:formula="of:=([.G23]-[.S23])/(1+[.S23])" office:value-type="float" office:value="0.0219153915502461" calcext:value-type="float">
            <text:p>0,0219153916</text:p>
          </table:table-cell>
          <table:table-cell table:formula="of:=([.J23]-[.S23])/(1+[.S23])" office:value-type="float" office:value="0.00521028493571241" calcext:value-type="float">
            <text:p>0,0052102849</text:p>
          </table:table-cell>
          <table:table-cell table:formula="of:=([.K23]-[.S23])/(1+[.S23])" office:value-type="float" office:value="0.00534362771696748" calcext:value-type="float">
            <text:p>0,0053436277</text:p>
          </table:table-cell>
          <table:table-cell table:formula="of:=([.L23]-[.S23])/(1+[.S23])" office:value-type="float" office:value="0.0233984328516562" calcext:value-type="float">
            <text:p>0,0233984329</text:p>
          </table:table-cell>
          <table:table-cell table:formula="of:=([.M23]-[.S23])/(1+[.S23])" office:value-type="float" office:value="0.0112955295797613" calcext:value-type="float">
            <text:p>0,0112955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3</text:p>
          </table:table-cell>
          <table:table-cell table:formula="of:=([.D24]-[.S24])/(1+[.S24])" office:value-type="float" office:value="-0.00403718701968154" calcext:value-type="float">
            <text:p>-0,004037187</text:p>
          </table:table-cell>
          <table:table-cell table:formula="of:=([.E24]-[.S24])/(1+[.S24])" office:value-type="float" office:value="0.000884585005805686" calcext:value-type="float">
            <text:p>0,000884585</text:p>
          </table:table-cell>
          <table:table-cell table:formula="of:=([.F24]-[.S24])/(1+[.S24])" office:value-type="float" office:value="0.0121605558148833" calcext:value-type="float">
            <text:p>0,0121605558</text:p>
          </table:table-cell>
          <table:table-cell table:formula="of:=([.G24]-[.S24])/(1+[.S24])" office:value-type="float" office:value="0.0211384620507865" calcext:value-type="float">
            <text:p>0,0211384621</text:p>
          </table:table-cell>
          <table:table-cell table:formula="of:=([.J24]-[.S24])/(1+[.S24])" office:value-type="float" office:value="-0.00297145538730832" calcext:value-type="float">
            <text:p>-0,0029714554</text:p>
          </table:table-cell>
          <table:table-cell table:formula="of:=([.K24]-[.S24])/(1+[.S24])" office:value-type="float" office:value="-0.00970373674964579" calcext:value-type="float">
            <text:p>-0,0097037367</text:p>
          </table:table-cell>
          <table:table-cell table:formula="of:=([.L24]-[.S24])/(1+[.S24])" office:value-type="float" office:value="0.014698426751596" calcext:value-type="float">
            <text:p>0,0146984268</text:p>
          </table:table-cell>
          <table:table-cell table:formula="of:=([.M24]-[.S24])/(1+[.S24])" office:value-type="float" office:value="0.00367498945942899" calcext:value-type="float">
            <text:p>0,0036749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4</text:p>
          </table:table-cell>
          <table:table-cell table:formula="of:=([.D25]-[.S25])/(1+[.S25])" office:value-type="float" office:value="0.000562359115722982" calcext:value-type="float">
            <text:p>0,0005623591</text:p>
          </table:table-cell>
          <table:table-cell table:formula="of:=([.E25]-[.S25])/(1+[.S25])" office:value-type="float" office:value="-0.00187671007223834" calcext:value-type="float">
            <text:p>-0,0018767101</text:p>
          </table:table-cell>
          <table:table-cell table:formula="of:=([.F25]-[.S25])/(1+[.S25])" office:value-type="float" office:value="0.0133720881592153" calcext:value-type="float">
            <text:p>0,0133720882</text:p>
          </table:table-cell>
          <table:table-cell table:formula="of:=([.G25]-[.S25])/(1+[.S25])" office:value-type="float" office:value="0.0255063708229474" calcext:value-type="float">
            <text:p>0,0255063708</text:p>
          </table:table-cell>
          <table:table-cell table:formula="of:=([.J25]-[.S25])/(1+[.S25])" office:value-type="float" office:value="-0.00839826795700261" calcext:value-type="float">
            <text:p>-0,008398268</text:p>
          </table:table-cell>
          <table:table-cell table:formula="of:=([.K25]-[.S25])/(1+[.S25])" office:value-type="float" office:value="0.00733634392914198" calcext:value-type="float">
            <text:p>0,0073363439</text:p>
          </table:table-cell>
          <table:table-cell table:formula="of:=([.L25]-[.S25])/(1+[.S25])" office:value-type="float" office:value="0.00631086554164712" calcext:value-type="float">
            <text:p>0,0063108655</text:p>
          </table:table-cell>
          <table:table-cell table:formula="of:=([.M25]-[.S25])/(1+[.S25])" office:value-type="float" office:value="0.0497175270546374" calcext:value-type="float">
            <text:p>0,04971752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5</text:p>
          </table:table-cell>
          <table:table-cell table:formula="of:=([.D26]-[.S26])/(1+[.S26])" office:value-type="float" office:value="-0.00597584588836154" calcext:value-type="float">
            <text:p>-0,0059758459</text:p>
          </table:table-cell>
          <table:table-cell table:formula="of:=([.E26]-[.S26])/(1+[.S26])" office:value-type="float" office:value="-0.000174569668980413" calcext:value-type="float">
            <text:p>-0,0001745697</text:p>
          </table:table-cell>
          <table:table-cell table:formula="of:=([.F26]-[.S26])/(1+[.S26])" office:value-type="float" office:value="0.0302218463965319" calcext:value-type="float">
            <text:p>0,0302218464</text:p>
          </table:table-cell>
          <table:table-cell table:formula="of:=([.G26]-[.S26])/(1+[.S26])" office:value-type="float" office:value="0.0302578154217339" calcext:value-type="float">
            <text:p>0,0302578154</text:p>
          </table:table-cell>
          <table:table-cell table:formula="of:=([.J26]-[.S26])/(1+[.S26])" office:value-type="float" office:value="-0.0116465785256095" calcext:value-type="float">
            <text:p>-0,0116465785</text:p>
          </table:table-cell>
          <table:table-cell table:formula="of:=([.K26]-[.S26])/(1+[.S26])" office:value-type="float" office:value="0.0124297441010079" calcext:value-type="float">
            <text:p>0,0124297441</text:p>
          </table:table-cell>
          <table:table-cell table:formula="of:=([.L26]-[.S26])/(1+[.S26])" office:value-type="float" office:value="0.0303377146163827" calcext:value-type="float">
            <text:p>0,0303377146</text:p>
          </table:table-cell>
          <table:table-cell table:formula="of:=([.M26]-[.S26])/(1+[.S26])" office:value-type="float" office:value="0.0383561215492156" calcext:value-type="float">
            <text:p>0,03835612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6</text:p>
          </table:table-cell>
          <table:table-cell table:formula="of:=([.D27]-[.S27])/(1+[.S27])" office:value-type="float" office:value="0.000666108077467037" calcext:value-type="float">
            <text:p>0,0006661081</text:p>
          </table:table-cell>
          <table:table-cell table:formula="of:=([.E27]-[.S27])/(1+[.S27])" office:value-type="float" office:value="-0.0072364340123564" calcext:value-type="float">
            <text:p>-0,007236434</text:p>
          </table:table-cell>
          <table:table-cell table:formula="of:=([.F27]-[.S27])/(1+[.S27])" office:value-type="float" office:value="0.0192342047452089" calcext:value-type="float">
            <text:p>0,0192342047</text:p>
          </table:table-cell>
          <table:table-cell table:formula="of:=([.G27]-[.S27])/(1+[.S27])" office:value-type="float" office:value="0.0280651946123499" calcext:value-type="float">
            <text:p>0,0280651946</text:p>
          </table:table-cell>
          <table:table-cell table:formula="of:=([.J27]-[.S27])/(1+[.S27])" office:value-type="float" office:value="0.0156684270497138" calcext:value-type="float">
            <text:p>0,015668427</text:p>
          </table:table-cell>
          <table:table-cell table:formula="of:=([.K27]-[.S27])/(1+[.S27])" office:value-type="float" office:value="0.0161771694796532" calcext:value-type="float">
            <text:p>0,0161771695</text:p>
          </table:table-cell>
          <table:table-cell table:formula="of:=([.L27]-[.S27])/(1+[.S27])" office:value-type="float" office:value="0.0238586934738586" calcext:value-type="float">
            <text:p>0,0238586935</text:p>
          </table:table-cell>
          <table:table-cell table:formula="of:=([.M27]-[.S27])/(1+[.S27])" office:value-type="float" office:value="0.00574217609301846" calcext:value-type="float">
            <text:p>0,00574217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7</text:p>
          </table:table-cell>
          <table:table-cell table:formula="of:=([.D28]-[.S28])/(1+[.S28])" office:value-type="float" office:value="0.0143083376735368" calcext:value-type="float">
            <text:p>0,0143083377</text:p>
          </table:table-cell>
          <table:table-cell table:formula="of:=([.E28]-[.S28])/(1+[.S28])" office:value-type="float" office:value="-0.00265318384947925" calcext:value-type="float">
            <text:p>-0,0026531838</text:p>
          </table:table-cell>
          <table:table-cell table:formula="of:=([.F28]-[.S28])/(1+[.S28])" office:value-type="float" office:value="0.0370847377667349" calcext:value-type="float">
            <text:p>0,0370847378</text:p>
          </table:table-cell>
          <table:table-cell table:formula="of:=([.G28]-[.S28])/(1+[.S28])" office:value-type="float" office:value="0.029978283911451" calcext:value-type="float">
            <text:p>0,0299782839</text:p>
          </table:table-cell>
          <table:table-cell table:formula="of:=([.J28]-[.S28])/(1+[.S28])" office:value-type="float" office:value="0.00851067882449526" calcext:value-type="float">
            <text:p>0,0085106788</text:p>
          </table:table-cell>
          <table:table-cell table:formula="of:=([.K28]-[.S28])/(1+[.S28])" office:value-type="float" office:value="0.0143459517012796" calcext:value-type="float">
            <text:p>0,0143459517</text:p>
          </table:table-cell>
          <table:table-cell table:formula="of:=([.L28]-[.S28])/(1+[.S28])" office:value-type="float" office:value="-0.0177446821364537" calcext:value-type="float">
            <text:p>-0,0177446821</text:p>
          </table:table-cell>
          <table:table-cell table:formula="of:=([.M28]-[.S28])/(1+[.S28])" office:value-type="float" office:value="0.00655022800257584" calcext:value-type="float">
            <text:p>0,006550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8</text:p>
          </table:table-cell>
          <table:table-cell table:formula="of:=([.D29]-[.S29])/(1+[.S29])" office:value-type="float" office:value="-0.0175852297633839" calcext:value-type="float">
            <text:p>-0,0175852298</text:p>
          </table:table-cell>
          <table:table-cell table:formula="of:=([.E29]-[.S29])/(1+[.S29])" office:value-type="float" office:value="-0.0072731880361129" calcext:value-type="float">
            <text:p>-0,007273188</text:p>
          </table:table-cell>
          <table:table-cell table:formula="of:=([.F29]-[.S29])/(1+[.S29])" office:value-type="float" office:value="0.00896278043002159" calcext:value-type="float">
            <text:p>0,0089627804</text:p>
          </table:table-cell>
          <table:table-cell table:formula="of:=([.G29]-[.S29])/(1+[.S29])" office:value-type="float" office:value="0.00797807139316239" calcext:value-type="float">
            <text:p>0,0079780714</text:p>
          </table:table-cell>
          <table:table-cell table:formula="of:=([.J29]-[.S29])/(1+[.S29])" office:value-type="float" office:value="-0.0234815158801073" calcext:value-type="float">
            <text:p>-0,0234815159</text:p>
          </table:table-cell>
          <table:table-cell table:formula="of:=([.K29]-[.S29])/(1+[.S29])" office:value-type="float" office:value="-0.0321523125559758" calcext:value-type="float">
            <text:p>-0,0321523126</text:p>
          </table:table-cell>
          <table:table-cell table:formula="of:=([.L29]-[.S29])/(1+[.S29])" office:value-type="float" office:value="-0.00317876653106298" calcext:value-type="float">
            <text:p>-0,0031787665</text:p>
          </table:table-cell>
          <table:table-cell table:formula="of:=([.M29]-[.S29])/(1+[.S29])" office:value-type="float" office:value="0.00928591924967963" calcext:value-type="float">
            <text:p>0,0092859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9</text:p>
          </table:table-cell>
          <table:table-cell table:formula="of:=([.D30]-[.S30])/(1+[.S30])" office:value-type="float" office:value="-0.0105480903584067" calcext:value-type="float">
            <text:p>-0,0105480904</text:p>
          </table:table-cell>
          <table:table-cell table:formula="of:=([.E30]-[.S30])/(1+[.S30])" office:value-type="float" office:value="-0.00914318537143756" calcext:value-type="float">
            <text:p>-0,0091431854</text:p>
          </table:table-cell>
          <table:table-cell table:formula="of:=([.F30]-[.S30])/(1+[.S30])" office:value-type="float" office:value="0.0017863439877764" calcext:value-type="float">
            <text:p>0,001786344</text:p>
          </table:table-cell>
          <table:table-cell table:formula="of:=([.G30]-[.S30])/(1+[.S30])" office:value-type="float" office:value="0.00979932912901519" calcext:value-type="float">
            <text:p>0,0097993291</text:p>
          </table:table-cell>
          <table:table-cell table:formula="of:=([.J30]-[.S30])/(1+[.S30])" office:value-type="float" office:value="-0.0124131258129663" calcext:value-type="float">
            <text:p>-0,0124131258</text:p>
          </table:table-cell>
          <table:table-cell table:formula="of:=([.K30]-[.S30])/(1+[.S30])" office:value-type="float" office:value="-0.015312214832855" calcext:value-type="float">
            <text:p>-0,0153122148</text:p>
          </table:table-cell>
          <table:table-cell table:formula="of:=([.L30]-[.S30])/(1+[.S30])" office:value-type="float" office:value="-0.0271024857632829" calcext:value-type="float">
            <text:p>-0,0271024858</text:p>
          </table:table-cell>
          <table:table-cell table:formula="of:=([.M30]-[.S30])/(1+[.S30])" office:value-type="float" office:value="-0.0158527536719585" calcext:value-type="float">
            <text:p>-0,01585275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30</text:p>
          </table:table-cell>
          <table:table-cell table:formula="of:=([.D31]-[.S31])/(1+[.S31])" office:value-type="float" office:value="0.00192752382887205" calcext:value-type="float">
            <text:p>0,0019275238</text:p>
          </table:table-cell>
          <table:table-cell table:formula="of:=([.E31]-[.S31])/(1+[.S31])" office:value-type="float" office:value="0.00418697628381559" calcext:value-type="float">
            <text:p>0,0041869763</text:p>
          </table:table-cell>
          <table:table-cell table:formula="of:=([.F31]-[.S31])/(1+[.S31])" office:value-type="float" office:value="0.0306973119094465" calcext:value-type="float">
            <text:p>0,0306973119</text:p>
          </table:table-cell>
          <table:table-cell table:formula="of:=([.G31]-[.S31])/(1+[.S31])" office:value-type="float" office:value="0.0253113931989216" calcext:value-type="float">
            <text:p>0,0253113932</text:p>
          </table:table-cell>
          <table:table-cell table:formula="of:=([.J31]-[.S31])/(1+[.S31])" office:value-type="float" office:value="0.031604126232186" calcext:value-type="float">
            <text:p>0,0316041262</text:p>
          </table:table-cell>
          <table:table-cell table:formula="of:=([.K31]-[.S31])/(1+[.S31])" office:value-type="float" office:value="0.00594370563920266" calcext:value-type="float">
            <text:p>0,0059437056</text:p>
          </table:table-cell>
          <table:table-cell table:formula="of:=([.L31]-[.S31])/(1+[.S31])" office:value-type="float" office:value="0.0217277039552155" calcext:value-type="float">
            <text:p>0,021727704</text:p>
          </table:table-cell>
          <table:table-cell table:formula="of:=([.M31]-[.S31])/(1+[.S31])" office:value-type="float" office:value="0.0300883252800068" calcext:value-type="float">
            <text:p>0,03008832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1</text:p>
          </table:table-cell>
          <table:table-cell table:formula="of:=([.D32]-[.S32])/(1+[.S32])" office:value-type="float" office:value="-0.0071684740631592" calcext:value-type="float">
            <text:p>-0,0071684741</text:p>
          </table:table-cell>
          <table:table-cell table:formula="of:=([.E32]-[.S32])/(1+[.S32])" office:value-type="float" office:value="-0.00408568628387305" calcext:value-type="float">
            <text:p>-0,0040856863</text:p>
          </table:table-cell>
          <table:table-cell table:formula="of:=([.F32]-[.S32])/(1+[.S32])" office:value-type="float" office:value="0.0282093510123922" calcext:value-type="float">
            <text:p>0,028209351</text:p>
          </table:table-cell>
          <table:table-cell table:formula="of:=([.G32]-[.S32])/(1+[.S32])" office:value-type="float" office:value="0.0309437535482805" calcext:value-type="float">
            <text:p>0,0309437535</text:p>
          </table:table-cell>
          <table:table-cell table:formula="of:=([.J32]-[.S32])/(1+[.S32])" office:value-type="float" office:value="0.00232784254692447" calcext:value-type="float">
            <text:p>0,0023278425</text:p>
          </table:table-cell>
          <table:table-cell table:formula="of:=([.K32]-[.S32])/(1+[.S32])" office:value-type="float" office:value="0.00472598747366977" calcext:value-type="float">
            <text:p>0,0047259875</text:p>
          </table:table-cell>
          <table:table-cell table:formula="of:=([.L32]-[.S32])/(1+[.S32])" office:value-type="float" office:value="0.000414992484656649" calcext:value-type="float">
            <text:p>0,0004149925</text:p>
          </table:table-cell>
          <table:table-cell table:formula="of:=([.M32]-[.S32])/(1+[.S32])" office:value-type="float" office:value="0.0213490894041618" calcext:value-type="float">
            <text:p>0,0213490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2</text:p>
          </table:table-cell>
          <table:table-cell table:formula="of:=([.D33]-[.S33])/(1+[.S33])" office:value-type="float" office:value="-0.00320854981458931" calcext:value-type="float">
            <text:p>-0,0032085498</text:p>
          </table:table-cell>
          <table:table-cell table:formula="of:=([.E33]-[.S33])/(1+[.S33])" office:value-type="float" office:value="-0.00335577394704173" calcext:value-type="float">
            <text:p>-0,0033557739</text:p>
          </table:table-cell>
          <table:table-cell table:formula="of:=([.F33]-[.S33])/(1+[.S33])" office:value-type="float" office:value="0.0276431699753722" calcext:value-type="float">
            <text:p>0,02764317</text:p>
          </table:table-cell>
          <table:table-cell table:formula="of:=([.G33]-[.S33])/(1+[.S33])" office:value-type="float" office:value="0.0346497393626504" calcext:value-type="float">
            <text:p>0,0346497394</text:p>
          </table:table-cell>
          <table:table-cell table:formula="of:=([.J33]-[.S33])/(1+[.S33])" office:value-type="float" office:value="-0.00459996595023958" calcext:value-type="float">
            <text:p>-0,004599966</text:p>
          </table:table-cell>
          <table:table-cell table:formula="of:=([.K33]-[.S33])/(1+[.S33])" office:value-type="float" office:value="0.00906283480114806" calcext:value-type="float">
            <text:p>0,0090628348</text:p>
          </table:table-cell>
          <table:table-cell table:formula="of:=([.L33]-[.S33])/(1+[.S33])" office:value-type="float" office:value="0.0431347600475932" calcext:value-type="float">
            <text:p>0,04313476</text:p>
          </table:table-cell>
          <table:table-cell table:formula="of:=([.M33]-[.S33])/(1+[.S33])" office:value-type="float" office:value="0.025736326069066" calcext:value-type="float">
            <text:p>0,02573632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3</text:p>
          </table:table-cell>
          <table:table-cell table:formula="of:=([.D34]-[.S34])/(1+[.S34])" office:value-type="float" office:value="-0.0098682803211153" calcext:value-type="float">
            <text:p>-0,0098682803</text:p>
          </table:table-cell>
          <table:table-cell table:formula="of:=([.E34]-[.S34])/(1+[.S34])" office:value-type="float" office:value="-0.0105102993623914" calcext:value-type="float">
            <text:p>-0,0105102994</text:p>
          </table:table-cell>
          <table:table-cell table:formula="of:=([.F34]-[.S34])/(1+[.S34])" office:value-type="float" office:value="0.0150769643700209" calcext:value-type="float">
            <text:p>0,0150769644</text:p>
          </table:table-cell>
          <table:table-cell table:formula="of:=([.G34]-[.S34])/(1+[.S34])" office:value-type="float" office:value="0.0187525658803807" calcext:value-type="float">
            <text:p>0,0187525659</text:p>
          </table:table-cell>
          <table:table-cell table:formula="of:=([.J34]-[.S34])/(1+[.S34])" office:value-type="float" office:value="-0.00561185840712979" calcext:value-type="float">
            <text:p>-0,0056118584</text:p>
          </table:table-cell>
          <table:table-cell table:formula="of:=([.K34]-[.S34])/(1+[.S34])" office:value-type="float" office:value="-0.0147993038843852" calcext:value-type="float">
            <text:p>-0,0147993039</text:p>
          </table:table-cell>
          <table:table-cell table:formula="of:=([.L34]-[.S34])/(1+[.S34])" office:value-type="float" office:value="0.02031662550712" calcext:value-type="float">
            <text:p>0,0203166255</text:p>
          </table:table-cell>
          <table:table-cell table:formula="of:=([.M34]-[.S34])/(1+[.S34])" office:value-type="float" office:value="0.0187773097739985" calcext:value-type="float">
            <text:p>0,01877730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4</text:p>
          </table:table-cell>
          <table:table-cell table:formula="of:=([.D35]-[.S35])/(1+[.S35])" office:value-type="float" office:value="0.000877150361447753" calcext:value-type="float">
            <text:p>0,0008771504</text:p>
          </table:table-cell>
          <table:table-cell table:formula="of:=([.E35]-[.S35])/(1+[.S35])" office:value-type="float" office:value="-0.00176865841444875" calcext:value-type="float">
            <text:p>-0,0017686584</text:p>
          </table:table-cell>
          <table:table-cell table:formula="of:=([.F35]-[.S35])/(1+[.S35])" office:value-type="float" office:value="0.0292564113510958" calcext:value-type="float">
            <text:p>0,0292564114</text:p>
          </table:table-cell>
          <table:table-cell table:formula="of:=([.G35]-[.S35])/(1+[.S35])" office:value-type="float" office:value="0.0287901191697907" calcext:value-type="float">
            <text:p>0,0287901192</text:p>
          </table:table-cell>
          <table:table-cell table:formula="of:=([.J35]-[.S35])/(1+[.S35])" office:value-type="float" office:value="0.00109194523044618" calcext:value-type="float">
            <text:p>0,0010919452</text:p>
          </table:table-cell>
          <table:table-cell table:formula="of:=([.K35]-[.S35])/(1+[.S35])" office:value-type="float" office:value="-0.00273100408471571" calcext:value-type="float">
            <text:p>-0,0027310041</text:p>
          </table:table-cell>
          <table:table-cell table:formula="of:=([.L35]-[.S35])/(1+[.S35])" office:value-type="float" office:value="0.0266776368304645" calcext:value-type="float">
            <text:p>0,0266776368</text:p>
          </table:table-cell>
          <table:table-cell table:formula="of:=([.M35]-[.S35])/(1+[.S35])" office:value-type="float" office:value="0.0196441745663288" calcext:value-type="float">
            <text:p>0,01964417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5</text:p>
          </table:table-cell>
          <table:table-cell table:formula="of:=([.D36]-[.S36])/(1+[.S36])" office:value-type="float" office:value="-0.00392795917374054" calcext:value-type="float">
            <text:p>-0,0039279592</text:p>
          </table:table-cell>
          <table:table-cell table:formula="of:=([.E36]-[.S36])/(1+[.S36])" office:value-type="float" office:value="-0.00881634758145551" calcext:value-type="float">
            <text:p>-0,0088163476</text:p>
          </table:table-cell>
          <table:table-cell table:formula="of:=([.F36]-[.S36])/(1+[.S36])" office:value-type="float" office:value="0.0235474515893097" calcext:value-type="float">
            <text:p>0,0235474516</text:p>
          </table:table-cell>
          <table:table-cell table:formula="of:=([.G36]-[.S36])/(1+[.S36])" office:value-type="float" office:value="0.0368342590221572" calcext:value-type="float">
            <text:p>0,036834259</text:p>
          </table:table-cell>
          <table:table-cell table:formula="of:=([.J36]-[.S36])/(1+[.S36])" office:value-type="float" office:value="-0.0159220817984381" calcext:value-type="float">
            <text:p>-0,0159220818</text:p>
          </table:table-cell>
          <table:table-cell table:formula="of:=([.K36]-[.S36])/(1+[.S36])" office:value-type="float" office:value="0.00310623857752869" calcext:value-type="float">
            <text:p>0,0031062386</text:p>
          </table:table-cell>
          <table:table-cell table:formula="of:=([.L36]-[.S36])/(1+[.S36])" office:value-type="float" office:value="0.00186165587563433" calcext:value-type="float">
            <text:p>0,0018616559</text:p>
          </table:table-cell>
          <table:table-cell table:formula="of:=([.M36]-[.S36])/(1+[.S36])" office:value-type="float" office:value="0.0169860206930138" calcext:value-type="float">
            <text:p>0,01698602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6</text:p>
          </table:table-cell>
          <table:table-cell table:formula="of:=([.D37]-[.S37])/(1+[.S37])" office:value-type="float" office:value="-0.00824222496491408" calcext:value-type="float">
            <text:p>-0,008242225</text:p>
          </table:table-cell>
          <table:table-cell table:formula="of:=([.E37]-[.S37])/(1+[.S37])" office:value-type="float" office:value="-0.0123095918215891" calcext:value-type="float">
            <text:p>-0,0123095918</text:p>
          </table:table-cell>
          <table:table-cell table:formula="of:=([.F37]-[.S37])/(1+[.S37])" office:value-type="float" office:value="0.0162988691674533" calcext:value-type="float">
            <text:p>0,0162988692</text:p>
          </table:table-cell>
          <table:table-cell table:formula="of:=([.G37]-[.S37])/(1+[.S37])" office:value-type="float" office:value="0.0275027286422588" calcext:value-type="float">
            <text:p>0,0275027286</text:p>
          </table:table-cell>
          <table:table-cell table:formula="of:=([.J37]-[.S37])/(1+[.S37])" office:value-type="float" office:value="-0.0129654113572969" calcext:value-type="float">
            <text:p>-0,0129654114</text:p>
          </table:table-cell>
          <table:table-cell table:formula="of:=([.K37]-[.S37])/(1+[.S37])" office:value-type="float" office:value="-0.0100965199589132" calcext:value-type="float">
            <text:p>-0,01009652</text:p>
          </table:table-cell>
          <table:table-cell table:formula="of:=([.L37]-[.S37])/(1+[.S37])" office:value-type="float" office:value="0.0192172046507692" calcext:value-type="float">
            <text:p>0,0192172047</text:p>
          </table:table-cell>
          <table:table-cell table:formula="of:=([.M37]-[.S37])/(1+[.S37])" office:value-type="float" office:value="0.0284996461864477" calcext:value-type="float">
            <text:p>0,02849964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7</text:p>
          </table:table-cell>
          <table:table-cell table:formula="of:=([.D38]-[.S38])/(1+[.S38])" office:value-type="float" office:value="0.00265968319171894" calcext:value-type="float">
            <text:p>0,0026596832</text:p>
          </table:table-cell>
          <table:table-cell table:formula="of:=([.E38]-[.S38])/(1+[.S38])" office:value-type="float" office:value="-0.00637167126273822" calcext:value-type="float">
            <text:p>-0,0063716713</text:p>
          </table:table-cell>
          <table:table-cell table:formula="of:=([.F38]-[.S38])/(1+[.S38])" office:value-type="float" office:value="0.0422919263163602" calcext:value-type="float">
            <text:p>0,0422919263</text:p>
          </table:table-cell>
          <table:table-cell table:formula="of:=([.G38]-[.S38])/(1+[.S38])" office:value-type="float" office:value="0.0458645981025351" calcext:value-type="float">
            <text:p>0,0458645981</text:p>
          </table:table-cell>
          <table:table-cell table:formula="of:=([.J38]-[.S38])/(1+[.S38])" office:value-type="float" office:value="-0.0196312082581205" calcext:value-type="float">
            <text:p>-0,0196312083</text:p>
          </table:table-cell>
          <table:table-cell table:formula="of:=([.K38]-[.S38])/(1+[.S38])" office:value-type="float" office:value="-0.00169952526689503" calcext:value-type="float">
            <text:p>-0,0016995253</text:p>
          </table:table-cell>
          <table:table-cell table:formula="of:=([.L38]-[.S38])/(1+[.S38])" office:value-type="float" office:value="0.0297338306156017" calcext:value-type="float">
            <text:p>0,0297338306</text:p>
          </table:table-cell>
          <table:table-cell table:formula="of:=([.M38]-[.S38])/(1+[.S38])" office:value-type="float" office:value="0.0307110457326193" calcext:value-type="float">
            <text:p>0,0307110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8</text:p>
          </table:table-cell>
          <table:table-cell table:formula="of:=([.D39]-[.S39])/(1+[.S39])" office:value-type="float" office:value="-0.00587845387393729" calcext:value-type="float">
            <text:p>-0,0058784539</text:p>
          </table:table-cell>
          <table:table-cell table:formula="of:=([.E39]-[.S39])/(1+[.S39])" office:value-type="float" office:value="-0.00511318619796896" calcext:value-type="float">
            <text:p>-0,0051131862</text:p>
          </table:table-cell>
          <table:table-cell table:formula="of:=([.F39]-[.S39])/(1+[.S39])" office:value-type="float" office:value="0.0297323358428078" calcext:value-type="float">
            <text:p>0,0297323358</text:p>
          </table:table-cell>
          <table:table-cell table:formula="of:=([.G39]-[.S39])/(1+[.S39])" office:value-type="float" office:value="0.0440173009644981" calcext:value-type="float">
            <text:p>0,044017301</text:p>
          </table:table-cell>
          <table:table-cell table:formula="of:=([.J39]-[.S39])/(1+[.S39])" office:value-type="float" office:value="-0.0107449288850988" calcext:value-type="float">
            <text:p>-0,0107449289</text:p>
          </table:table-cell>
          <table:table-cell table:formula="of:=([.K39]-[.S39])/(1+[.S39])" office:value-type="float" office:value="-0.00114936609587342" calcext:value-type="float">
            <text:p>-0,0011493661</text:p>
          </table:table-cell>
          <table:table-cell table:formula="of:=([.L39]-[.S39])/(1+[.S39])" office:value-type="float" office:value="0.0345638498661797" calcext:value-type="float">
            <text:p>0,0345638499</text:p>
          </table:table-cell>
          <table:table-cell table:formula="of:=([.M39]-[.S39])/(1+[.S39])" office:value-type="float" office:value="0.0234791379754281" calcext:value-type="float">
            <text:p>0,0234791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9</text:p>
          </table:table-cell>
          <table:table-cell table:formula="of:=([.D40]-[.S40])/(1+[.S40])" office:value-type="float" office:value="-0.0107780053509839" calcext:value-type="float">
            <text:p>-0,0107780054</text:p>
          </table:table-cell>
          <table:table-cell table:formula="of:=([.E40]-[.S40])/(1+[.S40])" office:value-type="float" office:value="-0.0089123745452739" calcext:value-type="float">
            <text:p>-0,0089123745</text:p>
          </table:table-cell>
          <table:table-cell table:formula="of:=([.F40]-[.S40])/(1+[.S40])" office:value-type="float" office:value="0.0200867455515212" calcext:value-type="float">
            <text:p>0,0200867456</text:p>
          </table:table-cell>
          <table:table-cell table:formula="of:=([.G40]-[.S40])/(1+[.S40])" office:value-type="float" office:value="0.0273308632092162" calcext:value-type="float">
            <text:p>0,0273308632</text:p>
          </table:table-cell>
          <table:table-cell table:formula="of:=([.J40]-[.S40])/(1+[.S40])" office:value-type="float" office:value="-0.00239637060388616" calcext:value-type="float">
            <text:p>-0,0023963706</text:p>
          </table:table-cell>
          <table:table-cell table:formula="of:=([.K40]-[.S40])/(1+[.S40])" office:value-type="float" office:value="-0.00624221186691174" calcext:value-type="float">
            <text:p>-0,0062422119</text:p>
          </table:table-cell>
          <table:table-cell table:formula="of:=([.L40]-[.S40])/(1+[.S40])" office:value-type="float" office:value="0.0257544413414042" calcext:value-type="float">
            <text:p>0,0257544413</text:p>
          </table:table-cell>
          <table:table-cell table:formula="of:=([.M40]-[.S40])/(1+[.S40])" office:value-type="float" office:value="0.0213213317809884" calcext:value-type="float">
            <text:p>0,02132133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0</text:p>
          </table:table-cell>
          <table:table-cell table:formula="of:=([.D41]-[.S41])/(1+[.S41])" office:value-type="float" office:value="-0.0103690489043546" calcext:value-type="float">
            <text:p>-0,0103690489</text:p>
          </table:table-cell>
          <table:table-cell table:formula="of:=([.E41]-[.S41])/(1+[.S41])" office:value-type="float" office:value="-0.0107163105774248" calcext:value-type="float">
            <text:p>-0,0107163106</text:p>
          </table:table-cell>
          <table:table-cell table:formula="of:=([.F41]-[.S41])/(1+[.S41])" office:value-type="float" office:value="0.0215586754463763" calcext:value-type="float">
            <text:p>0,0215586754</text:p>
          </table:table-cell>
          <table:table-cell table:formula="of:=([.G41]-[.S41])/(1+[.S41])" office:value-type="float" office:value="0.0246158217543328" calcext:value-type="float">
            <text:p>0,0246158218</text:p>
          </table:table-cell>
          <table:table-cell table:formula="of:=([.J41]-[.S41])/(1+[.S41])" office:value-type="float" office:value="-0.0175809936507452" calcext:value-type="float">
            <text:p>-0,0175809937</text:p>
          </table:table-cell>
          <table:table-cell table:formula="of:=([.K41]-[.S41])/(1+[.S41])" office:value-type="float" office:value="0.00870961669885856" calcext:value-type="float">
            <text:p>0,0087096167</text:p>
          </table:table-cell>
          <table:table-cell table:formula="of:=([.L41]-[.S41])/(1+[.S41])" office:value-type="float" office:value="0.0141322122980376" calcext:value-type="float">
            <text:p>0,0141322123</text:p>
          </table:table-cell>
          <table:table-cell table:formula="of:=([.M41]-[.S41])/(1+[.S41])" office:value-type="float" office:value="-0.00218098419196279" calcext:value-type="float">
            <text:p>-0,00218098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1</text:p>
          </table:table-cell>
          <table:table-cell table:formula="of:=([.D42]-[.S42])/(1+[.S42])" office:value-type="float" office:value="-0.00896385839984408" calcext:value-type="float">
            <text:p>-0,0089638584</text:p>
          </table:table-cell>
          <table:table-cell table:formula="of:=([.E42]-[.S42])/(1+[.S42])" office:value-type="float" office:value="-0.00445497630331754" calcext:value-type="float">
            <text:p>-0,0044549763</text:p>
          </table:table-cell>
          <table:table-cell table:formula="of:=([.F42]-[.S42])/(1+[.S42])" office:value-type="float" office:value="0.0223078714817438" calcext:value-type="float">
            <text:p>0,0223078715</text:p>
          </table:table-cell>
          <table:table-cell table:formula="of:=([.G42]-[.S42])/(1+[.S42])" office:value-type="float" office:value="0.0409642196732377" calcext:value-type="float">
            <text:p>0,0409642197</text:p>
          </table:table-cell>
          <table:table-cell table:formula="of:=([.J42]-[.S42])/(1+[.S42])" office:value-type="float" office:value="0.00156621523337786" calcext:value-type="float">
            <text:p>0,0015662152</text:p>
          </table:table-cell>
          <table:table-cell table:formula="of:=([.K42]-[.S42])/(1+[.S42])" office:value-type="float" office:value="0.00356728954636421" calcext:value-type="float">
            <text:p>0,0035672895</text:p>
          </table:table-cell>
          <table:table-cell table:formula="of:=([.L42]-[.S42])/(1+[.S42])" office:value-type="float" office:value="0.0158837650391934" calcext:value-type="float">
            <text:p>0,015883765</text:p>
          </table:table-cell>
          <table:table-cell table:formula="of:=([.M42]-[.S42])/(1+[.S42])" office:value-type="float" office:value="0.0159251213355707" calcext:value-type="float">
            <text:p>0,01592512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2</text:p>
          </table:table-cell>
          <table:table-cell table:formula="of:=([.D43]-[.S43])/(1+[.S43])" office:value-type="float" office:value="-0.00921073425598679" calcext:value-type="float">
            <text:p>-0,0092107343</text:p>
          </table:table-cell>
          <table:table-cell table:formula="of:=([.E43]-[.S43])/(1+[.S43])" office:value-type="float" office:value="-0.00933443420245341" calcext:value-type="float">
            <text:p>-0,0093344342</text:p>
          </table:table-cell>
          <table:table-cell table:formula="of:=([.F43]-[.S43])/(1+[.S43])" office:value-type="float" office:value="0.0222050464427968" calcext:value-type="float">
            <text:p>0,0222050464</text:p>
          </table:table-cell>
          <table:table-cell table:formula="of:=([.G43]-[.S43])/(1+[.S43])" office:value-type="float" office:value="0.0303687660401015" calcext:value-type="float">
            <text:p>0,030368766</text:p>
          </table:table-cell>
          <table:table-cell table:formula="of:=([.J43]-[.S43])/(1+[.S43])" office:value-type="float" office:value="0.00991011105432125" calcext:value-type="float">
            <text:p>0,0099101111</text:p>
          </table:table-cell>
          <table:table-cell table:formula="of:=([.K43]-[.S43])/(1+[.S43])" office:value-type="float" office:value="-0.0142908249641943" calcext:value-type="float">
            <text:p>-0,014290825</text:p>
          </table:table-cell>
          <table:table-cell table:formula="of:=([.L43]-[.S43])/(1+[.S43])" office:value-type="float" office:value="0.00194801187862832" calcext:value-type="float">
            <text:p>0,0019480119</text:p>
          </table:table-cell>
          <table:table-cell table:formula="of:=([.M43]-[.S43])/(1+[.S43])" office:value-type="float" office:value="0.0252752276121933" calcext:value-type="float">
            <text:p>0,02527522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3</text:p>
          </table:table-cell>
          <table:table-cell table:formula="of:=([.D44]-[.S44])/(1+[.S44])" office:value-type="float" office:value="-0.013700903213339" calcext:value-type="float">
            <text:p>-0,0137009032</text:p>
          </table:table-cell>
          <table:table-cell table:formula="of:=([.E44]-[.S44])/(1+[.S44])" office:value-type="float" office:value="-0.0159991253119631" calcext:value-type="float">
            <text:p>-0,0159991253</text:p>
          </table:table-cell>
          <table:table-cell table:formula="of:=([.F44]-[.S44])/(1+[.S44])" office:value-type="float" office:value="0.024807689645466" calcext:value-type="float">
            <text:p>0,0248076896</text:p>
          </table:table-cell>
          <table:table-cell table:formula="of:=([.G44]-[.S44])/(1+[.S44])" office:value-type="float" office:value="0.0322081644518984" calcext:value-type="float">
            <text:p>0,0322081645</text:p>
          </table:table-cell>
          <table:table-cell table:formula="of:=([.J44]-[.S44])/(1+[.S44])" office:value-type="float" office:value="-0.0214142240209036" calcext:value-type="float">
            <text:p>-0,021414224</text:p>
          </table:table-cell>
          <table:table-cell table:formula="of:=([.K44]-[.S44])/(1+[.S44])" office:value-type="float" office:value="-0.0142336454855861" calcext:value-type="float">
            <text:p>-0,0142336455</text:p>
          </table:table-cell>
          <table:table-cell table:formula="of:=([.L44]-[.S44])/(1+[.S44])" office:value-type="float" office:value="0.0236051819427398" calcext:value-type="float">
            <text:p>0,0236051819</text:p>
          </table:table-cell>
          <table:table-cell table:formula="of:=([.M44]-[.S44])/(1+[.S44])" office:value-type="float" office:value="0.00673306372575103" calcext:value-type="float">
            <text:p>0,0067330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4</text:p>
          </table:table-cell>
          <table:table-cell table:formula="of:=([.D45]-[.S45])/(1+[.S45])" office:value-type="float" office:value="-0.00274025227283783" calcext:value-type="float">
            <text:p>-0,0027402523</text:p>
          </table:table-cell>
          <table:table-cell table:formula="of:=([.E45]-[.S45])/(1+[.S45])" office:value-type="float" office:value="-0.00196790428795129" calcext:value-type="float">
            <text:p>-0,0019679043</text:p>
          </table:table-cell>
          <table:table-cell table:formula="of:=([.F45]-[.S45])/(1+[.S45])" office:value-type="float" office:value="0.0172618335464406" calcext:value-type="float">
            <text:p>0,0172618335</text:p>
          </table:table-cell>
          <table:table-cell table:formula="of:=([.G45]-[.S45])/(1+[.S45])" office:value-type="float" office:value="0.0282580540303948" calcext:value-type="float">
            <text:p>0,028258054</text:p>
          </table:table-cell>
          <table:table-cell table:formula="of:=([.J45]-[.S45])/(1+[.S45])" office:value-type="float" office:value="-0.00355855736142134" calcext:value-type="float">
            <text:p>-0,0035585574</text:p>
          </table:table-cell>
          <table:table-cell table:formula="of:=([.K45]-[.S45])/(1+[.S45])" office:value-type="float" office:value="0.00318926948641162" calcext:value-type="float">
            <text:p>0,0031892695</text:p>
          </table:table-cell>
          <table:table-cell table:formula="of:=([.L45]-[.S45])/(1+[.S45])" office:value-type="float" office:value="0.00145374120086967" calcext:value-type="float">
            <text:p>0,0014537412</text:p>
          </table:table-cell>
          <table:table-cell table:formula="of:=([.M45]-[.S45])/(1+[.S45])" office:value-type="float" office:value="0.0267459789693002" calcext:value-type="float">
            <text:p>0,0267459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5</text:p>
          </table:table-cell>
          <table:table-cell table:formula="of:=([.D46]-[.S46])/(1+[.S46])" office:value-type="float" office:value="-0.0114890818820384" calcext:value-type="float">
            <text:p>-0,0114890819</text:p>
          </table:table-cell>
          <table:table-cell table:formula="of:=([.E46]-[.S46])/(1+[.S46])" office:value-type="float" office:value="-0.00583661504628587" calcext:value-type="float">
            <text:p>-0,005836615</text:p>
          </table:table-cell>
          <table:table-cell table:formula="of:=([.F46]-[.S46])/(1+[.S46])" office:value-type="float" office:value="0.0209695332056547" calcext:value-type="float">
            <text:p>0,0209695332</text:p>
          </table:table-cell>
          <table:table-cell table:formula="of:=([.G46]-[.S46])/(1+[.S46])" office:value-type="float" office:value="0.0352045982539445" calcext:value-type="float">
            <text:p>0,0352045983</text:p>
          </table:table-cell>
          <table:table-cell table:formula="of:=([.J46]-[.S46])/(1+[.S46])" office:value-type="float" office:value="-0.00832104887173844" calcext:value-type="float">
            <text:p>-0,0083210489</text:p>
          </table:table-cell>
          <table:table-cell table:formula="of:=([.K46]-[.S46])/(1+[.S46])" office:value-type="float" office:value="0.00169807633024052" calcext:value-type="float">
            <text:p>0,0016980763</text:p>
          </table:table-cell>
          <table:table-cell table:formula="of:=([.L46]-[.S46])/(1+[.S46])" office:value-type="float" office:value="0.031832093300747" calcext:value-type="float">
            <text:p>0,0318320933</text:p>
          </table:table-cell>
          <table:table-cell table:formula="of:=([.M46]-[.S46])/(1+[.S46])" office:value-type="float" office:value="0.044481907224631" calcext:value-type="float">
            <text:p>0,04448190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6</text:p>
          </table:table-cell>
          <table:table-cell table:formula="of:=([.D47]-[.S47])/(1+[.S47])" office:value-type="float" office:value="-0.00629699519582451" calcext:value-type="float">
            <text:p>-0,0062969952</text:p>
          </table:table-cell>
          <table:table-cell table:formula="of:=([.E47]-[.S47])/(1+[.S47])" office:value-type="float" office:value="-0.0126769718612847" calcext:value-type="float">
            <text:p>-0,0126769719</text:p>
          </table:table-cell>
          <table:table-cell table:formula="of:=([.F47]-[.S47])/(1+[.S47])" office:value-type="float" office:value="0.0290883921060725" calcext:value-type="float">
            <text:p>0,0290883921</text:p>
          </table:table-cell>
          <table:table-cell table:formula="of:=([.G47]-[.S47])/(1+[.S47])" office:value-type="float" office:value="0.032908174041684" calcext:value-type="float">
            <text:p>0,032908174</text:p>
          </table:table-cell>
          <table:table-cell table:formula="of:=([.J47]-[.S47])/(1+[.S47])" office:value-type="float" office:value="-0.0212733628823886" calcext:value-type="float">
            <text:p>-0,0212733629</text:p>
          </table:table-cell>
          <table:table-cell table:formula="of:=([.K47]-[.S47])/(1+[.S47])" office:value-type="float" office:value="-0.0177276455964923" calcext:value-type="float">
            <text:p>-0,0177276456</text:p>
          </table:table-cell>
          <table:table-cell table:formula="of:=([.L47]-[.S47])/(1+[.S47])" office:value-type="float" office:value="0.00325848097433418" calcext:value-type="float">
            <text:p>0,003258481</text:p>
          </table:table-cell>
          <table:table-cell table:formula="of:=([.M47]-[.S47])/(1+[.S47])" office:value-type="float" office:value="0.00816501909561677" calcext:value-type="float">
            <text:p>0,00816501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7</text:p>
          </table:table-cell>
          <table:table-cell table:formula="of:=([.D48]-[.S48])/(1+[.S48])" office:value-type="float" office:value="-0.00669462621314289" calcext:value-type="float">
            <text:p>-0,0066946262</text:p>
          </table:table-cell>
          <table:table-cell table:formula="of:=([.E48]-[.S48])/(1+[.S48])" office:value-type="float" office:value="-0.00755980565979071" calcext:value-type="float">
            <text:p>-0,0075598057</text:p>
          </table:table-cell>
          <table:table-cell table:formula="of:=([.F48]-[.S48])/(1+[.S48])" office:value-type="float" office:value="0.0277470729108071" calcext:value-type="float">
            <text:p>0,0277470729</text:p>
          </table:table-cell>
          <table:table-cell table:formula="of:=([.G48]-[.S48])/(1+[.S48])" office:value-type="float" office:value="0.0357453070447139" calcext:value-type="float">
            <text:p>0,035745307</text:p>
          </table:table-cell>
          <table:table-cell table:formula="of:=([.J48]-[.S48])/(1+[.S48])" office:value-type="float" office:value="-0.00372996489629097" calcext:value-type="float">
            <text:p>-0,0037299649</text:p>
          </table:table-cell>
          <table:table-cell table:formula="of:=([.K48]-[.S48])/(1+[.S48])" office:value-type="float" office:value="-0.0180697469637309" calcext:value-type="float">
            <text:p>-0,018069747</text:p>
          </table:table-cell>
          <table:table-cell table:formula="of:=([.L48]-[.S48])/(1+[.S48])" office:value-type="float" office:value="0.00753787474218117" calcext:value-type="float">
            <text:p>0,0075378747</text:p>
          </table:table-cell>
          <table:table-cell table:formula="of:=([.M48]-[.S48])/(1+[.S48])" office:value-type="float" office:value="0.0212778319721449" calcext:value-type="float">
            <text:p>0,0212778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8</text:p>
          </table:table-cell>
          <table:table-cell table:formula="of:=([.D49]-[.S49])/(1+[.S49])" office:value-type="float" office:value="-0.00802395000304855" calcext:value-type="float">
            <text:p>-0,00802395</text:p>
          </table:table-cell>
          <table:table-cell table:formula="of:=([.E49]-[.S49])/(1+[.S49])" office:value-type="float" office:value="-0.00915020339800118" calcext:value-type="float">
            <text:p>-0,0091502034</text:p>
          </table:table-cell>
          <table:table-cell table:formula="of:=([.F49]-[.S49])/(1+[.S49])" office:value-type="float" office:value="0.022220592953086" calcext:value-type="float">
            <text:p>0,022220593</text:p>
          </table:table-cell>
          <table:table-cell table:formula="of:=([.G49]-[.S49])/(1+[.S49])" office:value-type="float" office:value="0.0365233177854206" calcext:value-type="float">
            <text:p>0,0365233178</text:p>
          </table:table-cell>
          <table:table-cell table:formula="of:=([.J49]-[.S49])/(1+[.S49])" office:value-type="float" office:value="-0.00494947482345487" calcext:value-type="float">
            <text:p>-0,0049494748</text:p>
          </table:table-cell>
          <table:table-cell table:formula="of:=([.K49]-[.S49])/(1+[.S49])" office:value-type="float" office:value="-0.00830933590842275" calcext:value-type="float">
            <text:p>-0,0083093359</text:p>
          </table:table-cell>
          <table:table-cell table:formula="of:=([.L49]-[.S49])/(1+[.S49])" office:value-type="float" office:value="0.00449238252310011" calcext:value-type="float">
            <text:p>0,0044923825</text:p>
          </table:table-cell>
          <table:table-cell table:formula="of:=([.M49]-[.S49])/(1+[.S49])" office:value-type="float" office:value="0.00713369793084297" calcext:value-type="float">
            <text:p>0,00713369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9</text:p>
          </table:table-cell>
          <table:table-cell table:formula="of:=([.D50]-[.S50])/(1+[.S50])" office:value-type="float" office:value="-0.0210511028923977" calcext:value-type="float">
            <text:p>-0,0210511029</text:p>
          </table:table-cell>
          <table:table-cell table:formula="of:=([.E50]-[.S50])/(1+[.S50])" office:value-type="float" office:value="-0.0129874981776622" calcext:value-type="float">
            <text:p>-0,0129874982</text:p>
          </table:table-cell>
          <table:table-cell table:formula="of:=([.F50]-[.S50])/(1+[.S50])" office:value-type="float" office:value="0.0305681770620366" calcext:value-type="float">
            <text:p>0,0305681771</text:p>
          </table:table-cell>
          <table:table-cell table:formula="of:=([.G50]-[.S50])/(1+[.S50])" office:value-type="float" office:value="0.0381992896417338" calcext:value-type="float">
            <text:p>0,0381992896</text:p>
          </table:table-cell>
          <table:table-cell table:formula="of:=([.J50]-[.S50])/(1+[.S50])" office:value-type="float" office:value="-0.0372273761622582" calcext:value-type="float">
            <text:p>-0,0372273762</text:p>
          </table:table-cell>
          <table:table-cell table:formula="of:=([.K50]-[.S50])/(1+[.S50])" office:value-type="float" office:value="-0.0192451041262971" calcext:value-type="float">
            <text:p>-0,0192451041</text:p>
          </table:table-cell>
          <table:table-cell table:formula="of:=([.L50]-[.S50])/(1+[.S50])" office:value-type="float" office:value="-0.000453185090622503" calcext:value-type="float">
            <text:p>-0,0004531851</text:p>
          </table:table-cell>
          <table:table-cell table:formula="of:=([.M50]-[.S50])/(1+[.S50])" office:value-type="float" office:value="0.00625311155104189" calcext:value-type="float">
            <text:p>0,00625311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0</text:p>
          </table:table-cell>
          <table:table-cell table:formula="of:=([.D51]-[.S51])/(1+[.S51])" office:value-type="float" office:value="-0.00776352495393035" calcext:value-type="float">
            <text:p>-0,007763525</text:p>
          </table:table-cell>
          <table:table-cell table:formula="of:=([.E51]-[.S51])/(1+[.S51])" office:value-type="float" office:value="-0.0111384312854376" calcext:value-type="float">
            <text:p>-0,0111384313</text:p>
          </table:table-cell>
          <table:table-cell table:formula="of:=([.F51]-[.S51])/(1+[.S51])" office:value-type="float" office:value="0.0282492054393154" calcext:value-type="float">
            <text:p>0,0282492054</text:p>
          </table:table-cell>
          <table:table-cell table:formula="of:=([.G51]-[.S51])/(1+[.S51])" office:value-type="float" office:value="0.0381621110212853" calcext:value-type="float">
            <text:p>0,038162111</text:p>
          </table:table-cell>
          <table:table-cell table:formula="of:=([.J51]-[.S51])/(1+[.S51])" office:value-type="float" office:value="-0.0164340506583449" calcext:value-type="float">
            <text:p>-0,0164340507</text:p>
          </table:table-cell>
          <table:table-cell table:formula="of:=([.K51]-[.S51])/(1+[.S51])" office:value-type="float" office:value="-0.0141291003222935" calcext:value-type="float">
            <text:p>-0,0141291003</text:p>
          </table:table-cell>
          <table:table-cell table:formula="of:=([.L51]-[.S51])/(1+[.S51])" office:value-type="float" office:value="-0.00632514428782687" calcext:value-type="float">
            <text:p>-0,0063251443</text:p>
          </table:table-cell>
          <table:table-cell table:formula="of:=([.M51]-[.S51])/(1+[.S51])" office:value-type="float" office:value="-0.014127585340353" calcext:value-type="float">
            <text:p>-0,0141275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1</text:p>
          </table:table-cell>
          <table:table-cell table:formula="of:=([.D52]-[.S52])/(1+[.S52])" office:value-type="float" office:value="-0.0102455898905325" calcext:value-type="float">
            <text:p>-0,0102455899</text:p>
          </table:table-cell>
          <table:table-cell table:formula="of:=([.E52]-[.S52])/(1+[.S52])" office:value-type="float" office:value="-0.0148592399842292" calcext:value-type="float">
            <text:p>-0,01485924</text:p>
          </table:table-cell>
          <table:table-cell table:formula="of:=([.F52]-[.S52])/(1+[.S52])" office:value-type="float" office:value="0.0264061759598976" calcext:value-type="float">
            <text:p>0,026406176</text:p>
          </table:table-cell>
          <table:table-cell table:formula="of:=([.G52]-[.S52])/(1+[.S52])" office:value-type="float" office:value="0.0335274465677114" calcext:value-type="float">
            <text:p>0,0335274466</text:p>
          </table:table-cell>
          <table:table-cell table:formula="of:=([.J52]-[.S52])/(1+[.S52])" office:value-type="float" office:value="-0.0127281520313096" calcext:value-type="float">
            <text:p>-0,012728152</text:p>
          </table:table-cell>
          <table:table-cell table:formula="of:=([.K52]-[.S52])/(1+[.S52])" office:value-type="float" office:value="0.00290151561864009" calcext:value-type="float">
            <text:p>0,0029015156</text:p>
          </table:table-cell>
          <table:table-cell table:formula="of:=([.L52]-[.S52])/(1+[.S52])" office:value-type="float" office:value="0.00423317576590635" calcext:value-type="float">
            <text:p>0,0042331758</text:p>
          </table:table-cell>
          <table:table-cell table:formula="of:=([.M52]-[.S52])/(1+[.S52])" office:value-type="float" office:value="0.0123755516244255" calcext:value-type="float">
            <text:p>0,01237555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2</text:p>
          </table:table-cell>
          <table:table-cell table:formula="of:=([.D53]-[.S53])/(1+[.S53])" office:value-type="float" office:value="-0.0141886286946863" calcext:value-type="float">
            <text:p>-0,0141886287</text:p>
          </table:table-cell>
          <table:table-cell table:formula="of:=([.E53]-[.S53])/(1+[.S53])" office:value-type="float" office:value="-0.00796051557023549" calcext:value-type="float">
            <text:p>-0,0079605156</text:p>
          </table:table-cell>
          <table:table-cell table:formula="of:=([.F53]-[.S53])/(1+[.S53])" office:value-type="float" office:value="0.0145859825959181" calcext:value-type="float">
            <text:p>0,0145859826</text:p>
          </table:table-cell>
          <table:table-cell table:formula="of:=([.G53]-[.S53])/(1+[.S53])" office:value-type="float" office:value="0.0238593085190443" calcext:value-type="float">
            <text:p>0,0238593085</text:p>
          </table:table-cell>
          <table:table-cell table:formula="of:=([.J53]-[.S53])/(1+[.S53])" office:value-type="float" office:value="-0.0133835115259128" calcext:value-type="float">
            <text:p>-0,0133835115</text:p>
          </table:table-cell>
          <table:table-cell table:formula="of:=([.K53]-[.S53])/(1+[.S53])" office:value-type="float" office:value="-0.00891571687507795" calcext:value-type="float">
            <text:p>-0,0089157169</text:p>
          </table:table-cell>
          <table:table-cell table:formula="of:=([.L53]-[.S53])/(1+[.S53])" office:value-type="float" office:value="0.00658032822813849" calcext:value-type="float">
            <text:p>0,0065803282</text:p>
          </table:table-cell>
          <table:table-cell table:formula="of:=([.M53]-[.S53])/(1+[.S53])" office:value-type="float" office:value="0.0109601164183528" calcext:value-type="float">
            <text:p>0,01096011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3</text:p>
          </table:table-cell>
          <table:table-cell table:formula="of:=([.D54]-[.S54])/(1+[.S54])" office:value-type="float" office:value="-0.00148176034333472" calcext:value-type="float">
            <text:p>-0,0014817603</text:p>
          </table:table-cell>
          <table:table-cell table:formula="of:=([.E54]-[.S54])/(1+[.S54])" office:value-type="float" office:value="-0.0100335052516659" calcext:value-type="float">
            <text:p>-0,0100335053</text:p>
          </table:table-cell>
          <table:table-cell table:formula="of:=([.F54]-[.S54])/(1+[.S54])" office:value-type="float" office:value="0.0255192372849452" calcext:value-type="float">
            <text:p>0,0255192373</text:p>
          </table:table-cell>
          <table:table-cell table:formula="of:=([.G54]-[.S54])/(1+[.S54])" office:value-type="float" office:value="0.0330618717765313" calcext:value-type="float">
            <text:p>0,0330618718</text:p>
          </table:table-cell>
          <table:table-cell table:formula="of:=([.J54]-[.S54])/(1+[.S54])" office:value-type="float" office:value="-0.0149359070888077" calcext:value-type="float">
            <text:p>-0,0149359071</text:p>
          </table:table-cell>
          <table:table-cell table:formula="of:=([.K54]-[.S54])/(1+[.S54])" office:value-type="float" office:value="0.00403135940970522" calcext:value-type="float">
            <text:p>0,0040313594</text:p>
          </table:table-cell>
          <table:table-cell table:formula="of:=([.L54]-[.S54])/(1+[.S54])" office:value-type="float" office:value="0.0202270074916237" calcext:value-type="float">
            <text:p>0,0202270075</text:p>
          </table:table-cell>
          <table:table-cell table:formula="of:=([.M54]-[.S54])/(1+[.S54])" office:value-type="float" office:value="0.024062417648609" calcext:value-type="float">
            <text:p>0,02406241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4</text:p>
          </table:table-cell>
          <table:table-cell table:formula="of:=([.D55]-[.S55])/(1+[.S55])" office:value-type="float" office:value="-0.015257574110671" calcext:value-type="float">
            <text:p>-0,0152575741</text:p>
          </table:table-cell>
          <table:table-cell table:formula="of:=([.E55]-[.S55])/(1+[.S55])" office:value-type="float" office:value="-0.0132772095501293" calcext:value-type="float">
            <text:p>-0,0132772096</text:p>
          </table:table-cell>
          <table:table-cell table:formula="of:=([.F55]-[.S55])/(1+[.S55])" office:value-type="float" office:value="0.0240705624787278" calcext:value-type="float">
            <text:p>0,0240705625</text:p>
          </table:table-cell>
          <table:table-cell table:formula="of:=([.G55]-[.S55])/(1+[.S55])" office:value-type="float" office:value="0.0314678783516624" calcext:value-type="float">
            <text:p>0,0314678784</text:p>
          </table:table-cell>
          <table:table-cell table:formula="of:=([.J55]-[.S55])/(1+[.S55])" office:value-type="float" office:value="-0.0120793978069748" calcext:value-type="float">
            <text:p>-0,0120793978</text:p>
          </table:table-cell>
          <table:table-cell table:formula="of:=([.K55]-[.S55])/(1+[.S55])" office:value-type="float" office:value="-0.00194591609179024" calcext:value-type="float">
            <text:p>-0,0019459161</text:p>
          </table:table-cell>
          <table:table-cell table:formula="of:=([.L55]-[.S55])/(1+[.S55])" office:value-type="float" office:value="0.0256455239424367" calcext:value-type="float">
            <text:p>0,0256455239</text:p>
          </table:table-cell>
          <table:table-cell table:formula="of:=([.M55]-[.S55])/(1+[.S55])" office:value-type="float" office:value="0.018821160258219" calcext:value-type="float">
            <text:p>0,01882116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5</text:p>
          </table:table-cell>
          <table:table-cell table:formula="of:=([.D56]-[.S56])/(1+[.S56])" office:value-type="float" office:value="-0.000225253929906942" calcext:value-type="float">
            <text:p>-0,0002252539</text:p>
          </table:table-cell>
          <table:table-cell table:formula="of:=([.E56]-[.S56])/(1+[.S56])" office:value-type="float" office:value="-0.00649733915255054" calcext:value-type="float">
            <text:p>-0,0064973392</text:p>
          </table:table-cell>
          <table:table-cell table:formula="of:=([.F56]-[.S56])/(1+[.S56])" office:value-type="float" office:value="0.027183882165572" calcext:value-type="float">
            <text:p>0,0271838822</text:p>
          </table:table-cell>
          <table:table-cell table:formula="of:=([.G56]-[.S56])/(1+[.S56])" office:value-type="float" office:value="0.0343511299043001" calcext:value-type="float">
            <text:p>0,0343511299</text:p>
          </table:table-cell>
          <table:table-cell table:formula="of:=([.J56]-[.S56])/(1+[.S56])" office:value-type="float" office:value="0.00381855446641913" calcext:value-type="float">
            <text:p>0,0038185545</text:p>
          </table:table-cell>
          <table:table-cell table:formula="of:=([.K56]-[.S56])/(1+[.S56])" office:value-type="float" office:value="-0.0184962176032264" calcext:value-type="float">
            <text:p>-0,0184962176</text:p>
          </table:table-cell>
          <table:table-cell table:formula="of:=([.L56]-[.S56])/(1+[.S56])" office:value-type="float" office:value="0.0252856504938876" calcext:value-type="float">
            <text:p>0,0252856505</text:p>
          </table:table-cell>
          <table:table-cell table:formula="of:=([.M56]-[.S56])/(1+[.S56])" office:value-type="float" office:value="0.0225142530226604" calcext:value-type="float">
            <text:p>0,0225142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6</text:p>
          </table:table-cell>
          <table:table-cell table:formula="of:=([.D57]-[.S57])/(1+[.S57])" office:value-type="float" office:value="-0.00761111241756983" calcext:value-type="float">
            <text:p>-0,0076111124</text:p>
          </table:table-cell>
          <table:table-cell table:formula="of:=([.E57]-[.S57])/(1+[.S57])" office:value-type="float" office:value="-0.00379920302646641" calcext:value-type="float">
            <text:p>-0,003799203</text:p>
          </table:table-cell>
          <table:table-cell table:formula="of:=([.F57]-[.S57])/(1+[.S57])" office:value-type="float" office:value="0.0379949697967816" calcext:value-type="float">
            <text:p>0,0379949698</text:p>
          </table:table-cell>
          <table:table-cell table:formula="of:=([.G57]-[.S57])/(1+[.S57])" office:value-type="float" office:value="0.0345506915676013" calcext:value-type="float">
            <text:p>0,0345506916</text:p>
          </table:table-cell>
          <table:table-cell table:formula="of:=([.J57]-[.S57])/(1+[.S57])" office:value-type="float" office:value="0.0162111403336426" calcext:value-type="float">
            <text:p>0,0162111403</text:p>
          </table:table-cell>
          <table:table-cell table:formula="of:=([.K57]-[.S57])/(1+[.S57])" office:value-type="float" office:value="0.00817246822839899" calcext:value-type="float">
            <text:p>0,0081724682</text:p>
          </table:table-cell>
          <table:table-cell table:formula="of:=([.L57]-[.S57])/(1+[.S57])" office:value-type="float" office:value="0.066219503776635" calcext:value-type="float">
            <text:p>0,0662195038</text:p>
          </table:table-cell>
          <table:table-cell table:formula="of:=([.M57]-[.S57])/(1+[.S57])" office:value-type="float" office:value="0.0293278067600894" calcext:value-type="float">
            <text:p>0,02932780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7</text:p>
          </table:table-cell>
          <table:table-cell table:formula="of:=([.D58]-[.S58])/(1+[.S58])" office:value-type="float" office:value="-0.00546759121746334" calcext:value-type="float">
            <text:p>-0,0054675912</text:p>
          </table:table-cell>
          <table:table-cell table:formula="of:=([.E58]-[.S58])/(1+[.S58])" office:value-type="float" office:value="-0.00438974997461503" calcext:value-type="float">
            <text:p>-0,00438975</text:p>
          </table:table-cell>
          <table:table-cell table:formula="of:=([.F58]-[.S58])/(1+[.S58])" office:value-type="float" office:value="0.0244045918807941" calcext:value-type="float">
            <text:p>0,0244045919</text:p>
          </table:table-cell>
          <table:table-cell table:formula="of:=([.G58]-[.S58])/(1+[.S58])" office:value-type="float" office:value="0.0337569856126509" calcext:value-type="float">
            <text:p>0,0337569856</text:p>
          </table:table-cell>
          <table:table-cell table:formula="of:=([.J58]-[.S58])/(1+[.S58])" office:value-type="float" office:value="-0.000758227815668075" calcext:value-type="float">
            <text:p>-0,0007582278</text:p>
          </table:table-cell>
          <table:table-cell table:formula="of:=([.K58]-[.S58])/(1+[.S58])" office:value-type="float" office:value="0.00549416240499615" calcext:value-type="float">
            <text:p>0,0054941624</text:p>
          </table:table-cell>
          <table:table-cell table:formula="of:=([.L58]-[.S58])/(1+[.S58])" office:value-type="float" office:value="0.0165082992257346" calcext:value-type="float">
            <text:p>0,0165082992</text:p>
          </table:table-cell>
          <table:table-cell table:formula="of:=([.M58]-[.S58])/(1+[.S58])" office:value-type="float" office:value="0.0360053825634173" calcext:value-type="float">
            <text:p>0,03600538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8</text:p>
          </table:table-cell>
          <table:table-cell table:formula="of:=([.D59]-[.S59])/(1+[.S59])" office:value-type="float" office:value="-0.00425172768632188" calcext:value-type="float">
            <text:p>-0,0042517277</text:p>
          </table:table-cell>
          <table:table-cell table:formula="of:=([.E59]-[.S59])/(1+[.S59])" office:value-type="float" office:value="-0.00138190183086541" calcext:value-type="float">
            <text:p>-0,0013819018</text:p>
          </table:table-cell>
          <table:table-cell table:formula="of:=([.F59]-[.S59])/(1+[.S59])" office:value-type="float" office:value="0.0402363258469937" calcext:value-type="float">
            <text:p>0,0402363258</text:p>
          </table:table-cell>
          <table:table-cell table:formula="of:=([.G59]-[.S59])/(1+[.S59])" office:value-type="float" office:value="0.0419925858632384" calcext:value-type="float">
            <text:p>0,0419925859</text:p>
          </table:table-cell>
          <table:table-cell table:formula="of:=([.J59]-[.S59])/(1+[.S59])" office:value-type="float" office:value="-0.00999727480172899" calcext:value-type="float">
            <text:p>-0,0099972748</text:p>
          </table:table-cell>
          <table:table-cell table:formula="of:=([.K59]-[.S59])/(1+[.S59])" office:value-type="float" office:value="-0.00571207643182735" calcext:value-type="float">
            <text:p>-0,0057120764</text:p>
          </table:table-cell>
          <table:table-cell table:formula="of:=([.L59]-[.S59])/(1+[.S59])" office:value-type="float" office:value="0.0207271011554422" calcext:value-type="float">
            <text:p>0,0207271012</text:p>
          </table:table-cell>
          <table:table-cell table:formula="of:=([.M59]-[.S59])/(1+[.S59])" office:value-type="float" office:value="0.0232790506040602" calcext:value-type="float">
            <text:p>0,02327905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9</text:p>
          </table:table-cell>
          <table:table-cell table:formula="of:=([.D60]-[.S60])/(1+[.S60])" office:value-type="float" office:value="-0.012498179639571" calcext:value-type="float">
            <text:p>-0,0124981796</text:p>
          </table:table-cell>
          <table:table-cell table:formula="of:=([.E60]-[.S60])/(1+[.S60])" office:value-type="float" office:value="-0.00397495563538524" calcext:value-type="float">
            <text:p>-0,0039749556</text:p>
          </table:table-cell>
          <table:table-cell table:formula="of:=([.F60]-[.S60])/(1+[.S60])" office:value-type="float" office:value="0.0185712340834088" calcext:value-type="float">
            <text:p>0,0185712341</text:p>
          </table:table-cell>
          <table:table-cell table:formula="of:=([.G60]-[.S60])/(1+[.S60])" office:value-type="float" office:value="0.0504943079048944" calcext:value-type="float">
            <text:p>0,0504943079</text:p>
          </table:table-cell>
          <table:table-cell table:formula="of:=([.J60]-[.S60])/(1+[.S60])" office:value-type="float" office:value="-0.0143673518179175" calcext:value-type="float">
            <text:p>-0,0143673518</text:p>
          </table:table-cell>
          <table:table-cell table:formula="of:=([.K60]-[.S60])/(1+[.S60])" office:value-type="float" office:value="-0.00246724655720628" calcext:value-type="float">
            <text:p>-0,0024672466</text:p>
          </table:table-cell>
          <table:table-cell table:formula="of:=([.L60]-[.S60])/(1+[.S60])" office:value-type="float" office:value="0.00275148368269232" calcext:value-type="float">
            <text:p>0,0027514837</text:p>
          </table:table-cell>
          <table:table-cell table:formula="of:=([.M60]-[.S60])/(1+[.S60])" office:value-type="float" office:value="-0.0108161903212325" calcext:value-type="float">
            <text:p>-0,0108161903</text:p>
          </table:table-cell>
          <table:table-cell table:number-columns-repeated="1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rzVND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ndex</text:p>
          </table:table-cell>
          <table:table-cell office:value-type="string" calcext:value-type="string">
            <text:p>rndexPPD</text:p>
          </table:table-cell>
          <table:table-cell office:value-type="string" calcext:value-type="string">
            <text:p>rndin</text:p>
          </table:table-cell>
          <table:table-cell office:value-type="string" calcext:value-type="string">
            <text:p>rndinPPD</text:p>
          </table:table-cell>
          <table:table-cell office:value-type="string" calcext:value-type="string">
            <text:p>rzex</text:p>
          </table:table-cell>
          <table:table-cell office:value-type="string" calcext:value-type="string">
            <text:p>rzexPPD</text:p>
          </table:table-cell>
          <table:table-cell office:value-type="string" calcext:value-type="string">
            <text:p>rzin</text:p>
          </table:table-cell>
          <table:table-cell office:value-type="string" calcext:value-type="string">
            <text:p>rzinPP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1</text:p>
          </table:table-cell>
          <table:table-cell table:formula="of:=([.D2]-[.T2])/(1+[.T2])" office:value-type="float" office:value="-0.000587957514028953" calcext:value-type="float">
            <text:p>-0,0005879575</text:p>
          </table:table-cell>
          <table:table-cell table:formula="of:=([.E2]-[.T2])/(1+[.T2])" office:value-type="float" office:value="0.00198287041587063" calcext:value-type="float">
            <text:p>0,0019828704</text:p>
          </table:table-cell>
          <table:table-cell table:formula="of:=([.F2]-[.T2])/(1+[.T2])" office:value-type="float" office:value="0.0184418454693856" calcext:value-type="float">
            <text:p>0,0184418455</text:p>
          </table:table-cell>
          <table:table-cell table:formula="of:=([.G2]-[.T2])/(1+[.T2])" office:value-type="float" office:value="0.0230583474961227" calcext:value-type="float">
            <text:p>0,0230583475</text:p>
          </table:table-cell>
          <table:table-cell table:formula="of:=([.J2]-[.T2])/(1+[.T2])" office:value-type="float" office:value="0.0086483065778466" calcext:value-type="float">
            <text:p>0,0086483066</text:p>
          </table:table-cell>
          <table:table-cell table:formula="of:=([.K2]-[.T2])/(1+[.T2])" office:value-type="float" office:value="0.0122032825710197" calcext:value-type="float">
            <text:p>0,0122032826</text:p>
          </table:table-cell>
          <table:table-cell table:formula="of:=([.L2]-[.T2])/(1+[.T2])" office:value-type="float" office:value="0.0233289306834335" calcext:value-type="float">
            <text:p>0,0233289307</text:p>
          </table:table-cell>
          <table:table-cell table:formula="of:=([.M2]-[.T2])/(1+[.T2])" office:value-type="float" office:value="0.0211254323745784" calcext:value-type="float">
            <text:p>0,02112543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2</text:p>
          </table:table-cell>
          <table:table-cell table:formula="of:=([.D3]-[.T3])/(1+[.T3])" office:value-type="float" office:value="0.00282581782325541" calcext:value-type="float">
            <text:p>0,0028258178</text:p>
          </table:table-cell>
          <table:table-cell table:formula="of:=([.E3]-[.T3])/(1+[.T3])" office:value-type="float" office:value="0.00671696300788636" calcext:value-type="float">
            <text:p>0,006716963</text:p>
          </table:table-cell>
          <table:table-cell table:formula="of:=([.F3]-[.T3])/(1+[.T3])" office:value-type="float" office:value="0.0202232497942811" calcext:value-type="float">
            <text:p>0,0202232498</text:p>
          </table:table-cell>
          <table:table-cell table:formula="of:=([.G3]-[.T3])/(1+[.T3])" office:value-type="float" office:value="0.0184213416801594" calcext:value-type="float">
            <text:p>0,0184213417</text:p>
          </table:table-cell>
          <table:table-cell table:formula="of:=([.J3]-[.T3])/(1+[.T3])" office:value-type="float" office:value="0.0139294963930606" calcext:value-type="float">
            <text:p>0,0139294964</text:p>
          </table:table-cell>
          <table:table-cell table:formula="of:=([.K3]-[.T3])/(1+[.T3])" office:value-type="float" office:value="-0.0158163539377665" calcext:value-type="float">
            <text:p>-0,0158163539</text:p>
          </table:table-cell>
          <table:table-cell table:formula="of:=([.L3]-[.T3])/(1+[.T3])" office:value-type="float" office:value="0.0193107160919879" calcext:value-type="float">
            <text:p>0,0193107161</text:p>
          </table:table-cell>
          <table:table-cell table:formula="of:=([.M3]-[.T3])/(1+[.T3])" office:value-type="float" office:value="0.0317794474462366" calcext:value-type="float">
            <text:p>0,03177944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3</text:p>
          </table:table-cell>
          <table:table-cell table:formula="of:=([.D4]-[.T4])/(1+[.T4])" office:value-type="float" office:value="0.0159363033038876" calcext:value-type="float">
            <text:p>0,0159363033</text:p>
          </table:table-cell>
          <table:table-cell table:formula="of:=([.E4]-[.T4])/(1+[.T4])" office:value-type="float" office:value="0.0167564966699758" calcext:value-type="float">
            <text:p>0,0167564967</text:p>
          </table:table-cell>
          <table:table-cell table:formula="of:=([.F4]-[.T4])/(1+[.T4])" office:value-type="float" office:value="0.0299153914542796" calcext:value-type="float">
            <text:p>0,0299153915</text:p>
          </table:table-cell>
          <table:table-cell table:formula="of:=([.G4]-[.T4])/(1+[.T4])" office:value-type="float" office:value="0.0322670037040265" calcext:value-type="float">
            <text:p>0,0322670037</text:p>
          </table:table-cell>
          <table:table-cell table:formula="of:=([.J4]-[.T4])/(1+[.T4])" office:value-type="float" office:value="0.00948225697259733" calcext:value-type="float">
            <text:p>0,009482257</text:p>
          </table:table-cell>
          <table:table-cell table:formula="of:=([.K4]-[.T4])/(1+[.T4])" office:value-type="float" office:value="0.00842280386012245" calcext:value-type="float">
            <text:p>0,0084228039</text:p>
          </table:table-cell>
          <table:table-cell table:formula="of:=([.L4]-[.T4])/(1+[.T4])" office:value-type="float" office:value="0.0242484764309097" calcext:value-type="float">
            <text:p>0,0242484764</text:p>
          </table:table-cell>
          <table:table-cell table:formula="of:=([.M4]-[.T4])/(1+[.T4])" office:value-type="float" office:value="0.0201047636850266" calcext:value-type="float">
            <text:p>0,0201047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4</text:p>
          </table:table-cell>
          <table:table-cell table:formula="of:=([.D5]-[.T5])/(1+[.T5])" office:value-type="float" office:value="0.0147903820129202" calcext:value-type="float">
            <text:p>0,014790382</text:p>
          </table:table-cell>
          <table:table-cell table:formula="of:=([.E5]-[.T5])/(1+[.T5])" office:value-type="float" office:value="0.010748117751115" calcext:value-type="float">
            <text:p>0,0107481178</text:p>
          </table:table-cell>
          <table:table-cell table:formula="of:=([.F5]-[.T5])/(1+[.T5])" office:value-type="float" office:value="0.0424663359513444" calcext:value-type="float">
            <text:p>0,042466336</text:p>
          </table:table-cell>
          <table:table-cell table:formula="of:=([.G5]-[.T5])/(1+[.T5])" office:value-type="float" office:value="0.0491399591515269" calcext:value-type="float">
            <text:p>0,0491399592</text:p>
          </table:table-cell>
          <table:table-cell table:formula="of:=([.J5]-[.T5])/(1+[.T5])" office:value-type="float" office:value="0.00772853033006941" calcext:value-type="float">
            <text:p>0,0077285303</text:p>
          </table:table-cell>
          <table:table-cell table:formula="of:=([.K5]-[.T5])/(1+[.T5])" office:value-type="float" office:value="0.00395582848641874" calcext:value-type="float">
            <text:p>0,0039558285</text:p>
          </table:table-cell>
          <table:table-cell table:formula="of:=([.L5]-[.T5])/(1+[.T5])" office:value-type="float" office:value="0.0421879834543369" calcext:value-type="float">
            <text:p>0,0421879835</text:p>
          </table:table-cell>
          <table:table-cell table:formula="of:=([.M5]-[.T5])/(1+[.T5])" office:value-type="float" office:value="0.00559234583373703" calcext:value-type="float">
            <text:p>0,00559234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5</text:p>
          </table:table-cell>
          <table:table-cell table:formula="of:=([.D6]-[.T6])/(1+[.T6])" office:value-type="float" office:value="0.00183655018772711" calcext:value-type="float">
            <text:p>0,0018365502</text:p>
          </table:table-cell>
          <table:table-cell table:formula="of:=([.E6]-[.T6])/(1+[.T6])" office:value-type="float" office:value="0.00685755012062368" calcext:value-type="float">
            <text:p>0,0068575501</text:p>
          </table:table-cell>
          <table:table-cell table:formula="of:=([.F6]-[.T6])/(1+[.T6])" office:value-type="float" office:value="0.010087500198347" calcext:value-type="float">
            <text:p>0,0100875002</text:p>
          </table:table-cell>
          <table:table-cell table:formula="of:=([.G6]-[.T6])/(1+[.T6])" office:value-type="float" office:value="0.0252618611050731" calcext:value-type="float">
            <text:p>0,0252618611</text:p>
          </table:table-cell>
          <table:table-cell table:formula="of:=([.J6]-[.T6])/(1+[.T6])" office:value-type="float" office:value="-0.0132852368053337" calcext:value-type="float">
            <text:p>-0,0132852368</text:p>
          </table:table-cell>
          <table:table-cell table:formula="of:=([.K6]-[.T6])/(1+[.T6])" office:value-type="float" office:value="-0.00774365953821751" calcext:value-type="float">
            <text:p>-0,0077436595</text:p>
          </table:table-cell>
          <table:table-cell table:formula="of:=([.L6]-[.T6])/(1+[.T6])" office:value-type="float" office:value="0.00248712847210074" calcext:value-type="float">
            <text:p>0,0024871285</text:p>
          </table:table-cell>
          <table:table-cell table:formula="of:=([.M6]-[.T6])/(1+[.T6])" office:value-type="float" office:value="0.024858380214926" calcext:value-type="float">
            <text:p>0,02485838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6</text:p>
          </table:table-cell>
          <table:table-cell table:formula="of:=([.D7]-[.T7])/(1+[.T7])" office:value-type="float" office:value="0.00993861500974213" calcext:value-type="float">
            <text:p>0,009938615</text:p>
          </table:table-cell>
          <table:table-cell table:formula="of:=([.E7]-[.T7])/(1+[.T7])" office:value-type="float" office:value="0.0125795733610204" calcext:value-type="float">
            <text:p>0,0125795734</text:p>
          </table:table-cell>
          <table:table-cell table:formula="of:=([.F7]-[.T7])/(1+[.T7])" office:value-type="float" office:value="0.0358095832984664" calcext:value-type="float">
            <text:p>0,0358095833</text:p>
          </table:table-cell>
          <table:table-cell table:formula="of:=([.G7]-[.T7])/(1+[.T7])" office:value-type="float" office:value="0.0319767354072439" calcext:value-type="float">
            <text:p>0,0319767354</text:p>
          </table:table-cell>
          <table:table-cell table:formula="of:=([.J7]-[.T7])/(1+[.T7])" office:value-type="float" office:value="0.0262571268613715" calcext:value-type="float">
            <text:p>0,0262571269</text:p>
          </table:table-cell>
          <table:table-cell table:formula="of:=([.K7]-[.T7])/(1+[.T7])" office:value-type="float" office:value="-0.000940360419213901" calcext:value-type="float">
            <text:p>-0,0009403604</text:p>
          </table:table-cell>
          <table:table-cell table:formula="of:=([.L7]-[.T7])/(1+[.T7])" office:value-type="float" office:value="0.00303929397276024" calcext:value-type="float">
            <text:p>0,003039294</text:p>
          </table:table-cell>
          <table:table-cell table:formula="of:=([.M7]-[.T7])/(1+[.T7])" office:value-type="float" office:value="0.0101172766702454" calcext:value-type="float">
            <text:p>0,01011727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7</text:p>
          </table:table-cell>
          <table:table-cell table:formula="of:=([.D8]-[.T8])/(1+[.T8])" office:value-type="float" office:value="0.0095537060678457" calcext:value-type="float">
            <text:p>0,0095537061</text:p>
          </table:table-cell>
          <table:table-cell table:formula="of:=([.E8]-[.T8])/(1+[.T8])" office:value-type="float" office:value="0.0101927509239124" calcext:value-type="float">
            <text:p>0,0101927509</text:p>
          </table:table-cell>
          <table:table-cell table:formula="of:=([.F8]-[.T8])/(1+[.T8])" office:value-type="float" office:value="0.0457586921288796" calcext:value-type="float">
            <text:p>0,0457586921</text:p>
          </table:table-cell>
          <table:table-cell table:formula="of:=([.G8]-[.T8])/(1+[.T8])" office:value-type="float" office:value="0.0533471197307739" calcext:value-type="float">
            <text:p>0,0533471197</text:p>
          </table:table-cell>
          <table:table-cell table:formula="of:=([.J8]-[.T8])/(1+[.T8])" office:value-type="float" office:value="0.00445820242697554" calcext:value-type="float">
            <text:p>0,0044582024</text:p>
          </table:table-cell>
          <table:table-cell table:formula="of:=([.K8]-[.T8])/(1+[.T8])" office:value-type="float" office:value="-0.0028784626190726" calcext:value-type="float">
            <text:p>-0,0028784626</text:p>
          </table:table-cell>
          <table:table-cell table:formula="of:=([.L8]-[.T8])/(1+[.T8])" office:value-type="float" office:value="0.00822931296914267" calcext:value-type="float">
            <text:p>0,008229313</text:p>
          </table:table-cell>
          <table:table-cell table:formula="of:=([.M8]-[.T8])/(1+[.T8])" office:value-type="float" office:value="-0.000164483578232724" calcext:value-type="float">
            <text:p>-0,00016448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8</text:p>
          </table:table-cell>
          <table:table-cell table:formula="of:=([.D9]-[.T9])/(1+[.T9])" office:value-type="float" office:value="0.00895415350963074" calcext:value-type="float">
            <text:p>0,0089541535</text:p>
          </table:table-cell>
          <table:table-cell table:formula="of:=([.E9]-[.T9])/(1+[.T9])" office:value-type="float" office:value="0.0164765364640398" calcext:value-type="float">
            <text:p>0,0164765365</text:p>
          </table:table-cell>
          <table:table-cell table:formula="of:=([.F9]-[.T9])/(1+[.T9])" office:value-type="float" office:value="0.0308546846174066" calcext:value-type="float">
            <text:p>0,0308546846</text:p>
          </table:table-cell>
          <table:table-cell table:formula="of:=([.G9]-[.T9])/(1+[.T9])" office:value-type="float" office:value="0.0317385847782791" calcext:value-type="float">
            <text:p>0,0317385848</text:p>
          </table:table-cell>
          <table:table-cell table:formula="of:=([.J9]-[.T9])/(1+[.T9])" office:value-type="float" office:value="-0.00844097444745307" calcext:value-type="float">
            <text:p>-0,0084409744</text:p>
          </table:table-cell>
          <table:table-cell table:formula="of:=([.K9]-[.T9])/(1+[.T9])" office:value-type="float" office:value="0.0172271130738221" calcext:value-type="float">
            <text:p>0,0172271131</text:p>
          </table:table-cell>
          <table:table-cell table:formula="of:=([.L9]-[.T9])/(1+[.T9])" office:value-type="float" office:value="0.0111219244846467" calcext:value-type="float">
            <text:p>0,0111219245</text:p>
          </table:table-cell>
          <table:table-cell table:formula="of:=([.M9]-[.T9])/(1+[.T9])" office:value-type="float" office:value="-0.00599188300566868" calcext:value-type="float">
            <text:p>-0,0059918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9</text:p>
          </table:table-cell>
          <table:table-cell table:formula="of:=([.D10]-[.T10])/(1+[.T10])" office:value-type="float" office:value="0.0154660427534556" calcext:value-type="float">
            <text:p>0,0154660428</text:p>
          </table:table-cell>
          <table:table-cell table:formula="of:=([.E10]-[.T10])/(1+[.T10])" office:value-type="float" office:value="0.0157938735441136" calcext:value-type="float">
            <text:p>0,0157938735</text:p>
          </table:table-cell>
          <table:table-cell table:formula="of:=([.F10]-[.T10])/(1+[.T10])" office:value-type="float" office:value="0.0367012846510285" calcext:value-type="float">
            <text:p>0,0367012847</text:p>
          </table:table-cell>
          <table:table-cell table:formula="of:=([.G10]-[.T10])/(1+[.T10])" office:value-type="float" office:value="0.0372245099883298" calcext:value-type="float">
            <text:p>0,03722451</text:p>
          </table:table-cell>
          <table:table-cell table:formula="of:=([.J10]-[.T10])/(1+[.T10])" office:value-type="float" office:value="0.00295758060292646" calcext:value-type="float">
            <text:p>0,0029575806</text:p>
          </table:table-cell>
          <table:table-cell table:formula="of:=([.K10]-[.T10])/(1+[.T10])" office:value-type="float" office:value="0.00417227688068954" calcext:value-type="float">
            <text:p>0,0041722769</text:p>
          </table:table-cell>
          <table:table-cell table:formula="of:=([.L10]-[.T10])/(1+[.T10])" office:value-type="float" office:value="0.00312748044278662" calcext:value-type="float">
            <text:p>0,0031274804</text:p>
          </table:table-cell>
          <table:table-cell table:formula="of:=([.M10]-[.T10])/(1+[.T10])" office:value-type="float" office:value="0.0029491148033458" calcext:value-type="float">
            <text:p>0,00294911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0</text:p>
          </table:table-cell>
          <table:table-cell table:formula="of:=([.D11]-[.T11])/(1+[.T11])" office:value-type="float" office:value="-0.00302546677633121" calcext:value-type="float">
            <text:p>-0,0030254668</text:p>
          </table:table-cell>
          <table:table-cell table:formula="of:=([.E11]-[.T11])/(1+[.T11])" office:value-type="float" office:value="-0.000695496324334664" calcext:value-type="float">
            <text:p>-0,0006954963</text:p>
          </table:table-cell>
          <table:table-cell table:formula="of:=([.F11]-[.T11])/(1+[.T11])" office:value-type="float" office:value="0.0242138431688522" calcext:value-type="float">
            <text:p>0,0242138432</text:p>
          </table:table-cell>
          <table:table-cell table:formula="of:=([.G11]-[.T11])/(1+[.T11])" office:value-type="float" office:value="0.0158038638748869" calcext:value-type="float">
            <text:p>0,0158038639</text:p>
          </table:table-cell>
          <table:table-cell table:formula="of:=([.J11]-[.T11])/(1+[.T11])" office:value-type="float" office:value="-0.00692762091830354" calcext:value-type="float">
            <text:p>-0,0069276209</text:p>
          </table:table-cell>
          <table:table-cell table:formula="of:=([.K11]-[.T11])/(1+[.T11])" office:value-type="float" office:value="0.0157173119375147" calcext:value-type="float">
            <text:p>0,0157173119</text:p>
          </table:table-cell>
          <table:table-cell table:formula="of:=([.L11]-[.T11])/(1+[.T11])" office:value-type="float" office:value="0.00334924226618966" calcext:value-type="float">
            <text:p>0,0033492423</text:p>
          </table:table-cell>
          <table:table-cell table:formula="of:=([.M11]-[.T11])/(1+[.T11])" office:value-type="float" office:value="0.0363543168669315" calcext:value-type="float">
            <text:p>0,0363543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1</text:p>
          </table:table-cell>
          <table:table-cell table:formula="of:=([.D12]-[.T12])/(1+[.T12])" office:value-type="float" office:value="0.0118853765715131" calcext:value-type="float">
            <text:p>0,0118853766</text:p>
          </table:table-cell>
          <table:table-cell table:formula="of:=([.E12]-[.T12])/(1+[.T12])" office:value-type="float" office:value="0.00847398351347838" calcext:value-type="float">
            <text:p>0,0084739835</text:p>
          </table:table-cell>
          <table:table-cell table:formula="of:=([.F12]-[.T12])/(1+[.T12])" office:value-type="float" office:value="0.0258430801937721" calcext:value-type="float">
            <text:p>0,0258430802</text:p>
          </table:table-cell>
          <table:table-cell table:formula="of:=([.G12]-[.T12])/(1+[.T12])" office:value-type="float" office:value="0.0248206143111028" calcext:value-type="float">
            <text:p>0,0248206143</text:p>
          </table:table-cell>
          <table:table-cell table:formula="of:=([.J12]-[.T12])/(1+[.T12])" office:value-type="float" office:value="0.00403040993255902" calcext:value-type="float">
            <text:p>0,0040304099</text:p>
          </table:table-cell>
          <table:table-cell table:formula="of:=([.K12]-[.T12])/(1+[.T12])" office:value-type="float" office:value="0.0155106860070905" calcext:value-type="float">
            <text:p>0,015510686</text:p>
          </table:table-cell>
          <table:table-cell table:formula="of:=([.L12]-[.T12])/(1+[.T12])" office:value-type="float" office:value="0.0159849547424056" calcext:value-type="float">
            <text:p>0,0159849547</text:p>
          </table:table-cell>
          <table:table-cell table:formula="of:=([.M12]-[.T12])/(1+[.T12])" office:value-type="float" office:value="0.0224525736122005" calcext:value-type="float">
            <text:p>0,02245257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2</text:p>
          </table:table-cell>
          <table:table-cell table:formula="of:=([.D13]-[.T13])/(1+[.T13])" office:value-type="float" office:value="-0.00804480444197008" calcext:value-type="float">
            <text:p>-0,0080448044</text:p>
          </table:table-cell>
          <table:table-cell table:formula="of:=([.E13]-[.T13])/(1+[.T13])" office:value-type="float" office:value="-0.0121821052312799" calcext:value-type="float">
            <text:p>-0,0121821052</text:p>
          </table:table-cell>
          <table:table-cell table:formula="of:=([.F13]-[.T13])/(1+[.T13])" office:value-type="float" office:value="0.0072835121459167" calcext:value-type="float">
            <text:p>0,0072835121</text:p>
          </table:table-cell>
          <table:table-cell table:formula="of:=([.G13]-[.T13])/(1+[.T13])" office:value-type="float" office:value="0.0203832821964073" calcext:value-type="float">
            <text:p>0,0203832822</text:p>
          </table:table-cell>
          <table:table-cell table:formula="of:=([.J13]-[.T13])/(1+[.T13])" office:value-type="float" office:value="0.022147091880571" calcext:value-type="float">
            <text:p>0,0221470919</text:p>
          </table:table-cell>
          <table:table-cell table:formula="of:=([.K13]-[.T13])/(1+[.T13])" office:value-type="float" office:value="-0.00790785944300527" calcext:value-type="float">
            <text:p>-0,0079078594</text:p>
          </table:table-cell>
          <table:table-cell table:formula="of:=([.L13]-[.T13])/(1+[.T13])" office:value-type="float" office:value="0.0136345031305932" calcext:value-type="float">
            <text:p>0,0136345031</text:p>
          </table:table-cell>
          <table:table-cell table:formula="of:=([.M13]-[.T13])/(1+[.T13])" office:value-type="float" office:value="0.0205756527790978" calcext:value-type="float">
            <text:p>0,02057565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3</text:p>
          </table:table-cell>
          <table:table-cell table:formula="of:=([.D14]-[.T14])/(1+[.T14])" office:value-type="float" office:value="0.000789732801467892" calcext:value-type="float">
            <text:p>0,0007897328</text:p>
          </table:table-cell>
          <table:table-cell table:formula="of:=([.E14]-[.T14])/(1+[.T14])" office:value-type="float" office:value="0.00135161928829952" calcext:value-type="float">
            <text:p>0,0013516193</text:p>
          </table:table-cell>
          <table:table-cell table:formula="of:=([.F14]-[.T14])/(1+[.T14])" office:value-type="float" office:value="0.0345204929660972" calcext:value-type="float">
            <text:p>0,034520493</text:p>
          </table:table-cell>
          <table:table-cell table:formula="of:=([.G14]-[.T14])/(1+[.T14])" office:value-type="float" office:value="0.0273081441375182" calcext:value-type="float">
            <text:p>0,0273081441</text:p>
          </table:table-cell>
          <table:table-cell table:formula="of:=([.J14]-[.T14])/(1+[.T14])" office:value-type="float" office:value="0.0360617441428951" calcext:value-type="float">
            <text:p>0,0360617441</text:p>
          </table:table-cell>
          <table:table-cell table:formula="of:=([.K14]-[.T14])/(1+[.T14])" office:value-type="float" office:value="0.0204054473800314" calcext:value-type="float">
            <text:p>0,0204054474</text:p>
          </table:table-cell>
          <table:table-cell table:formula="of:=([.L14]-[.T14])/(1+[.T14])" office:value-type="float" office:value="0.0212073742320509" calcext:value-type="float">
            <text:p>0,0212073742</text:p>
          </table:table-cell>
          <table:table-cell table:formula="of:=([.M14]-[.T14])/(1+[.T14])" office:value-type="float" office:value="0.0111733989187622" calcext:value-type="float">
            <text:p>0,0111733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4</text:p>
          </table:table-cell>
          <table:table-cell table:formula="of:=([.D15]-[.T15])/(1+[.T15])" office:value-type="float" office:value="0.00534608779529899" calcext:value-type="float">
            <text:p>0,0053460878</text:p>
          </table:table-cell>
          <table:table-cell table:formula="of:=([.E15]-[.T15])/(1+[.T15])" office:value-type="float" office:value="0.0101980491118668" calcext:value-type="float">
            <text:p>0,0101980491</text:p>
          </table:table-cell>
          <table:table-cell table:formula="of:=([.F15]-[.T15])/(1+[.T15])" office:value-type="float" office:value="0.0376411705096087" calcext:value-type="float">
            <text:p>0,0376411705</text:p>
          </table:table-cell>
          <table:table-cell table:formula="of:=([.G15]-[.T15])/(1+[.T15])" office:value-type="float" office:value="0.0314708921591262" calcext:value-type="float">
            <text:p>0,0314708922</text:p>
          </table:table-cell>
          <table:table-cell table:formula="of:=([.J15]-[.T15])/(1+[.T15])" office:value-type="float" office:value="0.0128025882298413" calcext:value-type="float">
            <text:p>0,0128025882</text:p>
          </table:table-cell>
          <table:table-cell table:formula="of:=([.K15]-[.T15])/(1+[.T15])" office:value-type="float" office:value="0.0142055544819531" calcext:value-type="float">
            <text:p>0,0142055545</text:p>
          </table:table-cell>
          <table:table-cell table:formula="of:=([.L15]-[.T15])/(1+[.T15])" office:value-type="float" office:value="0.0409496653253046" calcext:value-type="float">
            <text:p>0,0409496653</text:p>
          </table:table-cell>
          <table:table-cell table:formula="of:=([.M15]-[.T15])/(1+[.T15])" office:value-type="float" office:value="0.0300103295317463" calcext:value-type="float">
            <text:p>0,03001032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5</text:p>
          </table:table-cell>
          <table:table-cell table:formula="of:=([.D16]-[.T16])/(1+[.T16])" office:value-type="float" office:value="-0.00889543955677013" calcext:value-type="float">
            <text:p>-0,0088954396</text:p>
          </table:table-cell>
          <table:table-cell table:formula="of:=([.E16]-[.T16])/(1+[.T16])" office:value-type="float" office:value="-0.0113610093871836" calcext:value-type="float">
            <text:p>-0,0113610094</text:p>
          </table:table-cell>
          <table:table-cell table:formula="of:=([.F16]-[.T16])/(1+[.T16])" office:value-type="float" office:value="0.0148507843645752" calcext:value-type="float">
            <text:p>0,0148507844</text:p>
          </table:table-cell>
          <table:table-cell table:formula="of:=([.G16]-[.T16])/(1+[.T16])" office:value-type="float" office:value="0.00755805557421225" calcext:value-type="float">
            <text:p>0,0075580556</text:p>
          </table:table-cell>
          <table:table-cell table:formula="of:=([.J16]-[.T16])/(1+[.T16])" office:value-type="float" office:value="-0.0209899267150109" calcext:value-type="float">
            <text:p>-0,0209899267</text:p>
          </table:table-cell>
          <table:table-cell table:formula="of:=([.K16]-[.T16])/(1+[.T16])" office:value-type="float" office:value="-0.00804218895643142" calcext:value-type="float">
            <text:p>-0,008042189</text:p>
          </table:table-cell>
          <table:table-cell table:formula="of:=([.L16]-[.T16])/(1+[.T16])" office:value-type="float" office:value="-0.0051531807915205" calcext:value-type="float">
            <text:p>-0,0051531808</text:p>
          </table:table-cell>
          <table:table-cell table:formula="of:=([.M16]-[.T16])/(1+[.T16])" office:value-type="float" office:value="0.0000799119750568095" calcext:value-type="float">
            <text:p>0,0000799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6</text:p>
          </table:table-cell>
          <table:table-cell table:formula="of:=([.D17]-[.T17])/(1+[.T17])" office:value-type="float" office:value="-0.00859192111323408" calcext:value-type="float">
            <text:p>-0,0085919211</text:p>
          </table:table-cell>
          <table:table-cell table:formula="of:=([.E17]-[.T17])/(1+[.T17])" office:value-type="float" office:value="-0.0177467615242328" calcext:value-type="float">
            <text:p>-0,0177467615</text:p>
          </table:table-cell>
          <table:table-cell table:formula="of:=([.F17]-[.T17])/(1+[.T17])" office:value-type="float" office:value="0.00942768443389626" calcext:value-type="float">
            <text:p>0,0094276844</text:p>
          </table:table-cell>
          <table:table-cell table:formula="of:=([.G17]-[.T17])/(1+[.T17])" office:value-type="float" office:value="0.00622409957188431" calcext:value-type="float">
            <text:p>0,0062240996</text:p>
          </table:table-cell>
          <table:table-cell table:formula="of:=([.J17]-[.T17])/(1+[.T17])" office:value-type="float" office:value="0.00904431287764764" calcext:value-type="float">
            <text:p>0,0090443129</text:p>
          </table:table-cell>
          <table:table-cell table:formula="of:=([.K17]-[.T17])/(1+[.T17])" office:value-type="float" office:value="-0.00686146549417993" calcext:value-type="float">
            <text:p>-0,0068614655</text:p>
          </table:table-cell>
          <table:table-cell table:formula="of:=([.L17]-[.T17])/(1+[.T17])" office:value-type="float" office:value="0.00249891233671961" calcext:value-type="float">
            <text:p>0,0024989123</text:p>
          </table:table-cell>
          <table:table-cell table:formula="of:=([.M17]-[.T17])/(1+[.T17])" office:value-type="float" office:value="-0.0237084891048031" calcext:value-type="float">
            <text:p>-0,0237084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7</text:p>
          </table:table-cell>
          <table:table-cell table:formula="of:=([.D18]-[.T18])/(1+[.T18])" office:value-type="float" office:value="0.0164218605767518" calcext:value-type="float">
            <text:p>0,0164218606</text:p>
          </table:table-cell>
          <table:table-cell table:formula="of:=([.E18]-[.T18])/(1+[.T18])" office:value-type="float" office:value="0.0080174030842646" calcext:value-type="float">
            <text:p>0,0080174031</text:p>
          </table:table-cell>
          <table:table-cell table:formula="of:=([.F18]-[.T18])/(1+[.T18])" office:value-type="float" office:value="0.039011745664879" calcext:value-type="float">
            <text:p>0,0390117457</text:p>
          </table:table-cell>
          <table:table-cell table:formula="of:=([.G18]-[.T18])/(1+[.T18])" office:value-type="float" office:value="0.0379347289226406" calcext:value-type="float">
            <text:p>0,0379347289</text:p>
          </table:table-cell>
          <table:table-cell table:formula="of:=([.J18]-[.T18])/(1+[.T18])" office:value-type="float" office:value="-0.00112651467307927" calcext:value-type="float">
            <text:p>-0,0011265147</text:p>
          </table:table-cell>
          <table:table-cell table:formula="of:=([.K18]-[.T18])/(1+[.T18])" office:value-type="float" office:value="0.0151213267075985" calcext:value-type="float">
            <text:p>0,0151213267</text:p>
          </table:table-cell>
          <table:table-cell table:formula="of:=([.L18]-[.T18])/(1+[.T18])" office:value-type="float" office:value="0.0182608542896411" calcext:value-type="float">
            <text:p>0,0182608543</text:p>
          </table:table-cell>
          <table:table-cell table:formula="of:=([.M18]-[.T18])/(1+[.T18])" office:value-type="float" office:value="0.0241243209441953" calcext:value-type="float">
            <text:p>0,02412432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8</text:p>
          </table:table-cell>
          <table:table-cell table:formula="of:=([.D19]-[.T19])/(1+[.T19])" office:value-type="float" office:value="0.00655194667909644" calcext:value-type="float">
            <text:p>0,0065519467</text:p>
          </table:table-cell>
          <table:table-cell table:formula="of:=([.E19]-[.T19])/(1+[.T19])" office:value-type="float" office:value="0.00789766026551087" calcext:value-type="float">
            <text:p>0,0078976603</text:p>
          </table:table-cell>
          <table:table-cell table:formula="of:=([.F19]-[.T19])/(1+[.T19])" office:value-type="float" office:value="0.024927185159214" calcext:value-type="float">
            <text:p>0,0249271852</text:p>
          </table:table-cell>
          <table:table-cell table:formula="of:=([.G19]-[.T19])/(1+[.T19])" office:value-type="float" office:value="0.0279355948456616" calcext:value-type="float">
            <text:p>0,0279355948</text:p>
          </table:table-cell>
          <table:table-cell table:formula="of:=([.J19]-[.T19])/(1+[.T19])" office:value-type="float" office:value="-0.0030161100611634" calcext:value-type="float">
            <text:p>-0,0030161101</text:p>
          </table:table-cell>
          <table:table-cell table:formula="of:=([.K19]-[.T19])/(1+[.T19])" office:value-type="float" office:value="0.0206179969843773" calcext:value-type="float">
            <text:p>0,020617997</text:p>
          </table:table-cell>
          <table:table-cell table:formula="of:=([.L19]-[.T19])/(1+[.T19])" office:value-type="float" office:value="0.0236944428929976" calcext:value-type="float">
            <text:p>0,0236944429</text:p>
          </table:table-cell>
          <table:table-cell table:formula="of:=([.M19]-[.T19])/(1+[.T19])" office:value-type="float" office:value="0.0087699470165483" calcext:value-type="float">
            <text:p>0,0087699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9</text:p>
          </table:table-cell>
          <table:table-cell table:formula="of:=([.D20]-[.T20])/(1+[.T20])" office:value-type="float" office:value="0.0180198167383186" calcext:value-type="float">
            <text:p>0,0180198167</text:p>
          </table:table-cell>
          <table:table-cell table:formula="of:=([.E20]-[.T20])/(1+[.T20])" office:value-type="float" office:value="0.0144323477264882" calcext:value-type="float">
            <text:p>0,0144323477</text:p>
          </table:table-cell>
          <table:table-cell table:formula="of:=([.F20]-[.T20])/(1+[.T20])" office:value-type="float" office:value="0.0471182963567327" calcext:value-type="float">
            <text:p>0,0471182964</text:p>
          </table:table-cell>
          <table:table-cell table:formula="of:=([.G20]-[.T20])/(1+[.T20])" office:value-type="float" office:value="0.0349189600527191" calcext:value-type="float">
            <text:p>0,0349189601</text:p>
          </table:table-cell>
          <table:table-cell table:formula="of:=([.J20]-[.T20])/(1+[.T20])" office:value-type="float" office:value="0.021152367653058" calcext:value-type="float">
            <text:p>0,0211523677</text:p>
          </table:table-cell>
          <table:table-cell table:formula="of:=([.K20]-[.T20])/(1+[.T20])" office:value-type="float" office:value="0.00226880471961591" calcext:value-type="float">
            <text:p>0,0022688047</text:p>
          </table:table-cell>
          <table:table-cell table:formula="of:=([.L20]-[.T20])/(1+[.T20])" office:value-type="float" office:value="0.0138087598456083" calcext:value-type="float">
            <text:p>0,0138087598</text:p>
          </table:table-cell>
          <table:table-cell table:formula="of:=([.M20]-[.T20])/(1+[.T20])" office:value-type="float" office:value="0.0345945649104089" calcext:value-type="float">
            <text:p>0,03459456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0</text:p>
          </table:table-cell>
          <table:table-cell table:formula="of:=([.D21]-[.T21])/(1+[.T21])" office:value-type="float" office:value="0.0276556426869363" calcext:value-type="float">
            <text:p>0,0276556427</text:p>
          </table:table-cell>
          <table:table-cell table:formula="of:=([.E21]-[.T21])/(1+[.T21])" office:value-type="float" office:value="0.0162389901994839" calcext:value-type="float">
            <text:p>0,0162389902</text:p>
          </table:table-cell>
          <table:table-cell table:formula="of:=([.F21]-[.T21])/(1+[.T21])" office:value-type="float" office:value="0.0469396028199517" calcext:value-type="float">
            <text:p>0,0469396028</text:p>
          </table:table-cell>
          <table:table-cell table:formula="of:=([.G21]-[.T21])/(1+[.T21])" office:value-type="float" office:value="0.0524051998641932" calcext:value-type="float">
            <text:p>0,0524051999</text:p>
          </table:table-cell>
          <table:table-cell table:formula="of:=([.J21]-[.T21])/(1+[.T21])" office:value-type="float" office:value="0.037489189165878" calcext:value-type="float">
            <text:p>0,0374891892</text:p>
          </table:table-cell>
          <table:table-cell table:formula="of:=([.K21]-[.T21])/(1+[.T21])" office:value-type="float" office:value="0.0373279577775669" calcext:value-type="float">
            <text:p>0,0373279578</text:p>
          </table:table-cell>
          <table:table-cell table:formula="of:=([.L21]-[.T21])/(1+[.T21])" office:value-type="float" office:value="0.0516578507238456" calcext:value-type="float">
            <text:p>0,0516578507</text:p>
          </table:table-cell>
          <table:table-cell table:formula="of:=([.M21]-[.T21])/(1+[.T21])" office:value-type="float" office:value="0.0491729270838152" calcext:value-type="float">
            <text:p>0,04917292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1</text:p>
          </table:table-cell>
          <table:table-cell table:formula="of:=([.D22]-[.T22])/(1+[.T22])" office:value-type="float" office:value="0.015185197739246" calcext:value-type="float">
            <text:p>0,0151851977</text:p>
          </table:table-cell>
          <table:table-cell table:formula="of:=([.E22]-[.T22])/(1+[.T22])" office:value-type="float" office:value="0.0124534161158896" calcext:value-type="float">
            <text:p>0,0124534161</text:p>
          </table:table-cell>
          <table:table-cell table:formula="of:=([.F22]-[.T22])/(1+[.T22])" office:value-type="float" office:value="0.0227802246865376" calcext:value-type="float">
            <text:p>0,0227802247</text:p>
          </table:table-cell>
          <table:table-cell table:formula="of:=([.G22]-[.T22])/(1+[.T22])" office:value-type="float" office:value="0.0390233844275336" calcext:value-type="float">
            <text:p>0,0390233844</text:p>
          </table:table-cell>
          <table:table-cell table:formula="of:=([.J22]-[.T22])/(1+[.T22])" office:value-type="float" office:value="-0.00118830121099888" calcext:value-type="float">
            <text:p>-0,0011883012</text:p>
          </table:table-cell>
          <table:table-cell table:formula="of:=([.K22]-[.T22])/(1+[.T22])" office:value-type="float" office:value="0.00991966850718191" calcext:value-type="float">
            <text:p>0,0099196685</text:p>
          </table:table-cell>
          <table:table-cell table:formula="of:=([.L22]-[.T22])/(1+[.T22])" office:value-type="float" office:value="0.0280379840700623" calcext:value-type="float">
            <text:p>0,0280379841</text:p>
          </table:table-cell>
          <table:table-cell table:formula="of:=([.M22]-[.T22])/(1+[.T22])" office:value-type="float" office:value="0.0162791924135976" calcext:value-type="float">
            <text:p>0,01627919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2</text:p>
          </table:table-cell>
          <table:table-cell table:formula="of:=([.D23]-[.T23])/(1+[.T23])" office:value-type="float" office:value="-0.00335873005494131" calcext:value-type="float">
            <text:p>-0,0033587301</text:p>
          </table:table-cell>
          <table:table-cell table:formula="of:=([.E23]-[.T23])/(1+[.T23])" office:value-type="float" office:value="-0.00290350670154354" calcext:value-type="float">
            <text:p>-0,0029035067</text:p>
          </table:table-cell>
          <table:table-cell table:formula="of:=([.F23]-[.T23])/(1+[.T23])" office:value-type="float" office:value="0.0188076455727713" calcext:value-type="float">
            <text:p>0,0188076456</text:p>
          </table:table-cell>
          <table:table-cell table:formula="of:=([.G23]-[.T23])/(1+[.T23])" office:value-type="float" office:value="0.0146829128444204" calcext:value-type="float">
            <text:p>0,0146829128</text:p>
          </table:table-cell>
          <table:table-cell table:formula="of:=([.J23]-[.T23])/(1+[.T23])" office:value-type="float" office:value="-0.00190396546191166" calcext:value-type="float">
            <text:p>-0,0019039655</text:p>
          </table:table-cell>
          <table:table-cell table:formula="of:=([.K23]-[.T23])/(1+[.T23])" office:value-type="float" office:value="-0.0017715663975572" calcext:value-type="float">
            <text:p>-0,0017715664</text:p>
          </table:table-cell>
          <table:table-cell table:formula="of:=([.L23]-[.T23])/(1+[.T23])" office:value-type="float" office:value="0.0161554581060204" calcext:value-type="float">
            <text:p>0,0161554581</text:p>
          </table:table-cell>
          <table:table-cell table:formula="of:=([.M23]-[.T23])/(1+[.T23])" office:value-type="float" office:value="0.00413821162226709" calcext:value-type="float">
            <text:p>0,00413821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3</text:p>
          </table:table-cell>
          <table:table-cell table:formula="of:=([.D24]-[.T24])/(1+[.T24])" office:value-type="float" office:value="0.00473274966036396" calcext:value-type="float">
            <text:p>0,0047327497</text:p>
          </table:table-cell>
          <table:table-cell table:formula="of:=([.E24]-[.T24])/(1+[.T24])" office:value-type="float" office:value="0.00969786028088163" calcext:value-type="float">
            <text:p>0,0096978603</text:p>
          </table:table-cell>
          <table:table-cell table:formula="of:=([.F24]-[.T24])/(1+[.T24])" office:value-type="float" office:value="0.0210731214938908" calcext:value-type="float">
            <text:p>0,0210731215</text:p>
          </table:table-cell>
          <table:table-cell table:formula="of:=([.G24]-[.T24])/(1+[.T24])" office:value-type="float" office:value="0.0301300825581291" calcext:value-type="float">
            <text:p>0,0301300826</text:p>
          </table:table-cell>
          <table:table-cell table:formula="of:=([.J24]-[.T24])/(1+[.T24])" office:value-type="float" office:value="0.00580786557778479" calcext:value-type="float">
            <text:p>0,0058078656</text:p>
          </table:table-cell>
          <table:table-cell table:formula="of:=([.K24]-[.T24])/(1+[.T24])" office:value-type="float" office:value="-0.000983696794335836" calcext:value-type="float">
            <text:p>-0,0009836968</text:p>
          </table:table-cell>
          <table:table-cell table:formula="of:=([.L24]-[.T24])/(1+[.T24])" office:value-type="float" office:value="0.0236333396177947" calcext:value-type="float">
            <text:p>0,0236333396</text:p>
          </table:table-cell>
          <table:table-cell table:formula="of:=([.M24]-[.T24])/(1+[.T24])" office:value-type="float" office:value="0.0125128356020625" calcext:value-type="float">
            <text:p>0,01251283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4</text:p>
          </table:table-cell>
          <table:table-cell table:formula="of:=([.D25]-[.T25])/(1+[.T25])" office:value-type="float" office:value="0.0232977855538033" calcext:value-type="float">
            <text:p>0,0232977856</text:p>
          </table:table-cell>
          <table:table-cell table:formula="of:=([.E25]-[.T25])/(1+[.T25])" office:value-type="float" office:value="0.020803294254871" calcext:value-type="float">
            <text:p>0,0208032943</text:p>
          </table:table-cell>
          <table:table-cell table:formula="of:=([.F25]-[.T25])/(1+[.T25])" office:value-type="float" office:value="0.0363985855632447" calcext:value-type="float">
            <text:p>0,0363985856</text:p>
          </table:table-cell>
          <table:table-cell table:formula="of:=([.G25]-[.T25])/(1+[.T25])" office:value-type="float" office:value="0.0488085912624945" calcext:value-type="float">
            <text:p>0,0488085913</text:p>
          </table:table-cell>
          <table:table-cell table:formula="of:=([.J25]-[.T25])/(1+[.T25])" office:value-type="float" office:value="0.014133549304903" calcext:value-type="float">
            <text:p>0,0141335493</text:p>
          </table:table-cell>
          <table:table-cell table:formula="of:=([.K25]-[.T25])/(1+[.T25])" office:value-type="float" office:value="0.0302256932407095" calcext:value-type="float">
            <text:p>0,0302256932</text:p>
          </table:table-cell>
          <table:table-cell table:formula="of:=([.L25]-[.T25])/(1+[.T25])" office:value-type="float" office:value="0.0291769132686304" calcext:value-type="float">
            <text:p>0,0291769133</text:p>
          </table:table-cell>
          <table:table-cell table:formula="of:=([.M25]-[.T25])/(1+[.T25])" office:value-type="float" office:value="0.0735698890785361" calcext:value-type="float">
            <text:p>0,0735698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5</text:p>
          </table:table-cell>
          <table:table-cell table:formula="of:=([.D26]-[.T26])/(1+[.T26])" office:value-type="float" office:value="0.0104191782924166" calcext:value-type="float">
            <text:p>0,0104191783</text:p>
          </table:table-cell>
          <table:table-cell table:formula="of:=([.E26]-[.T26])/(1+[.T26])" office:value-type="float" office:value="0.0163161383676705" calcext:value-type="float">
            <text:p>0,0163161384</text:p>
          </table:table-cell>
          <table:table-cell table:formula="of:=([.F26]-[.T26])/(1+[.T26])" office:value-type="float" office:value="0.047213900375675" calcext:value-type="float">
            <text:p>0,0472139004</text:p>
          </table:table-cell>
          <table:table-cell table:formula="of:=([.G26]-[.T26])/(1+[.T26])" office:value-type="float" office:value="0.0472504626591349" calcext:value-type="float">
            <text:p>0,0472504627</text:p>
          </table:table-cell>
          <table:table-cell table:formula="of:=([.J26]-[.T26])/(1+[.T26])" office:value-type="float" office:value="0.00465491493126632" calcext:value-type="float">
            <text:p>0,0046549149</text:p>
          </table:table-cell>
          <table:table-cell table:formula="of:=([.K26]-[.T26])/(1+[.T26])" office:value-type="float" office:value="0.0291283424873916" calcext:value-type="float">
            <text:p>0,0291283425</text:p>
          </table:table-cell>
          <table:table-cell table:formula="of:=([.L26]-[.T26])/(1+[.T26])" office:value-type="float" office:value="0.0473316796781271" calcext:value-type="float">
            <text:p>0,0473316797</text:p>
          </table:table-cell>
          <table:table-cell table:formula="of:=([.M26]-[.T26])/(1+[.T26])" office:value-type="float" office:value="0.0554823389058478" calcext:value-type="float">
            <text:p>0,05548233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6</text:p>
          </table:table-cell>
          <table:table-cell table:formula="of:=([.D27]-[.T27])/(1+[.T27])" office:value-type="float" office:value="0.0113822167042576" calcext:value-type="float">
            <text:p>0,0113822167</text:p>
          </table:table-cell>
          <table:table-cell table:formula="of:=([.E27]-[.T27])/(1+[.T27])" office:value-type="float" office:value="0.00339504648645145" calcext:value-type="float">
            <text:p>0,0033950465</text:p>
          </table:table-cell>
          <table:table-cell table:formula="of:=([.F27]-[.T27])/(1+[.T27])" office:value-type="float" office:value="0.0301491586604309" calcext:value-type="float">
            <text:p>0,0301491587</text:p>
          </table:table-cell>
          <table:table-cell table:formula="of:=([.G27]-[.T27])/(1+[.T27])" office:value-type="float" office:value="0.0390747193798617" calcext:value-type="float">
            <text:p>0,0390747194</text:p>
          </table:table-cell>
          <table:table-cell table:formula="of:=([.J27]-[.T27])/(1+[.T27])" office:value-type="float" office:value="0.0265451951396986" calcext:value-type="float">
            <text:p>0,0265451951</text:p>
          </table:table-cell>
          <table:table-cell table:formula="of:=([.K27]-[.T27])/(1+[.T27])" office:value-type="float" office:value="0.0270593856797501" calcext:value-type="float">
            <text:p>0,0270593857</text:p>
          </table:table-cell>
          <table:table-cell table:formula="of:=([.L27]-[.T27])/(1+[.T27])" office:value-type="float" office:value="0.0348231709246132" calcext:value-type="float">
            <text:p>0,0348231709</text:p>
          </table:table-cell>
          <table:table-cell table:formula="of:=([.M27]-[.T27])/(1+[.T27])" office:value-type="float" office:value="0.0165126442067673" calcext:value-type="float">
            <text:p>0,01651264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7</text:p>
          </table:table-cell>
          <table:table-cell table:formula="of:=([.D28]-[.T28])/(1+[.T28])" office:value-type="float" office:value="0.0331597452560834" calcext:value-type="float">
            <text:p>0,0331597453</text:p>
          </table:table-cell>
          <table:table-cell table:formula="of:=([.E28]-[.T28])/(1+[.T28])" office:value-type="float" office:value="0.0158829857097027" calcext:value-type="float">
            <text:p>0,0158829857</text:p>
          </table:table-cell>
          <table:table-cell table:formula="of:=([.F28]-[.T28])/(1+[.T28])" office:value-type="float" office:value="0.0563594556834989" calcext:value-type="float">
            <text:p>0,0563594557</text:p>
          </table:table-cell>
          <table:table-cell table:formula="of:=([.G28]-[.T28])/(1+[.T28])" office:value-type="float" office:value="0.0491209249704029" calcext:value-type="float">
            <text:p>0,049120925</text:p>
          </table:table-cell>
          <table:table-cell table:formula="of:=([.J28]-[.T28])/(1+[.T28])" office:value-type="float" office:value="0.0272543341329764" calcext:value-type="float">
            <text:p>0,0272543341</text:p>
          </table:table-cell>
          <table:table-cell table:formula="of:=([.K28]-[.T28])/(1+[.T28])" office:value-type="float" office:value="0.0331980583585961" calcext:value-type="float">
            <text:p>0,0331980584</text:p>
          </table:table-cell>
          <table:table-cell table:formula="of:=([.L28]-[.T28])/(1+[.T28])" office:value-type="float" office:value="0.000511004679293853" calcext:value-type="float">
            <text:p>0,0005110047</text:p>
          </table:table-cell>
          <table:table-cell table:formula="of:=([.M28]-[.T28])/(1+[.T28])" office:value-type="float" office:value="0.0252574473910149" calcext:value-type="float">
            <text:p>0,02525744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8</text:p>
          </table:table-cell>
          <table:table-cell table:formula="of:=([.D29]-[.T29])/(1+[.T29])" office:value-type="float" office:value="-0.0142679288825131" calcext:value-type="float">
            <text:p>-0,0142679289</text:p>
          </table:table-cell>
          <table:table-cell table:formula="of:=([.E29]-[.T29])/(1+[.T29])" office:value-type="float" office:value="-0.00392106668415208" calcext:value-type="float">
            <text:p>-0,0039210667</text:p>
          </table:table-cell>
          <table:table-cell table:formula="of:=([.F29]-[.T29])/(1+[.T29])" office:value-type="float" office:value="0.0123697254614773" calcext:value-type="float">
            <text:p>0,0123697255</text:p>
          </table:table-cell>
          <table:table-cell table:formula="of:=([.G29]-[.T29])/(1+[.T29])" office:value-type="float" office:value="0.0113816913767317" calcext:value-type="float">
            <text:p>0,0113816914</text:p>
          </table:table-cell>
          <table:table-cell table:formula="of:=([.J29]-[.T29])/(1+[.T29])" office:value-type="float" office:value="-0.0201841248740893" calcext:value-type="float">
            <text:p>-0,0201841249</text:p>
          </table:table-cell>
          <table:table-cell table:formula="of:=([.K29]-[.T29])/(1+[.T29])" office:value-type="float" office:value="-0.0288842000607478" calcext:value-type="float">
            <text:p>-0,0288842001</text:p>
          </table:table-cell>
          <table:table-cell table:formula="of:=([.L29]-[.T29])/(1+[.T29])" office:value-type="float" office:value="0.000187180374499901" calcext:value-type="float">
            <text:p>0,0001871804</text:p>
          </table:table-cell>
          <table:table-cell table:formula="of:=([.M29]-[.T29])/(1+[.T29])" office:value-type="float" office:value="0.0126939554177139" calcext:value-type="float">
            <text:p>0,01269395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9</text:p>
          </table:table-cell>
          <table:table-cell table:formula="of:=([.D30]-[.T30])/(1+[.T30])" office:value-type="float" office:value="0.00767055358949832" calcext:value-type="float">
            <text:p>0,0076705536</text:p>
          </table:table-cell>
          <table:table-cell table:formula="of:=([.E30]-[.T30])/(1+[.T30])" office:value-type="float" office:value="0.00910132690163703" calcext:value-type="float">
            <text:p>0,0091013269</text:p>
          </table:table-cell>
          <table:table-cell table:formula="of:=([.F30]-[.T30])/(1+[.T30])" office:value-type="float" office:value="0.0202321002040617" calcext:value-type="float">
            <text:p>0,0202321002</text:p>
          </table:table-cell>
          <table:table-cell table:formula="of:=([.G30]-[.T30])/(1+[.T30])" office:value-type="float" office:value="0.0283926273549986" calcext:value-type="float">
            <text:p>0,0283926274</text:p>
          </table:table-cell>
          <table:table-cell table:formula="of:=([.J30]-[.T30])/(1+[.T30])" office:value-type="float" office:value="0.00577117748981415" calcext:value-type="float">
            <text:p>0,0057711775</text:p>
          </table:table-cell>
          <table:table-cell table:formula="of:=([.K30]-[.T30])/(1+[.T30])" office:value-type="float" office:value="0.00281870793661001" calcext:value-type="float">
            <text:p>0,0028187079</text:p>
          </table:table-cell>
          <table:table-cell table:formula="of:=([.L30]-[.T30])/(1+[.T30])" office:value-type="float" office:value="-0.00918865565495448" calcext:value-type="float">
            <text:p>-0,0091886557</text:p>
          </table:table-cell>
          <table:table-cell table:formula="of:=([.M30]-[.T30])/(1+[.T30])" office:value-type="float" office:value="0.00226821622910169" calcext:value-type="float">
            <text:p>0,00226821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30</text:p>
          </table:table-cell>
          <table:table-cell table:formula="of:=([.D31]-[.T31])/(1+[.T31])" office:value-type="float" office:value="-0.0135472548442973" calcext:value-type="float">
            <text:p>-0,0135472548</text:p>
          </table:table-cell>
          <table:table-cell table:formula="of:=([.E31]-[.T31])/(1+[.T31])" office:value-type="float" office:value="-0.0113226996507137" calcext:value-type="float">
            <text:p>-0,0113226997</text:p>
          </table:table-cell>
          <table:table-cell table:formula="of:=([.F31]-[.T31])/(1+[.T31])" office:value-type="float" office:value="0.0147781836277151" calcext:value-type="float">
            <text:p>0,0147781836</text:p>
          </table:table-cell>
          <table:table-cell table:formula="of:=([.G31]-[.T31])/(1+[.T31])" office:value-type="float" office:value="0.00947545047504226" calcext:value-type="float">
            <text:p>0,0094754505</text:p>
          </table:table-cell>
          <table:table-cell table:formula="of:=([.J31]-[.T31])/(1+[.T31])" office:value-type="float" office:value="0.0156709921959381" calcext:value-type="float">
            <text:p>0,0156709922</text:p>
          </table:table-cell>
          <table:table-cell table:formula="of:=([.K31]-[.T31])/(1+[.T31])" office:value-type="float" office:value="-0.009593102994366" calcext:value-type="float">
            <text:p>-0,009593103</text:p>
          </table:table-cell>
          <table:table-cell table:formula="of:=([.L31]-[.T31])/(1+[.T31])" office:value-type="float" office:value="0.00594711134056152" calcext:value-type="float">
            <text:p>0,0059471113</text:p>
          </table:table-cell>
          <table:table-cell table:formula="of:=([.M31]-[.T31])/(1+[.T31])" office:value-type="float" office:value="0.0141786028016708" calcext:value-type="float">
            <text:p>0,01417860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1</text:p>
          </table:table-cell>
          <table:table-cell table:formula="of:=([.D32]-[.T32])/(1+[.T32])" office:value-type="float" office:value="-0.00411147679958487" calcext:value-type="float">
            <text:p>-0,0041114768</text:p>
          </table:table-cell>
          <table:table-cell table:formula="of:=([.E32]-[.T32])/(1+[.T32])" office:value-type="float" office:value="-0.00101919690249297" calcext:value-type="float">
            <text:p>-0,0010191969</text:p>
          </table:table-cell>
          <table:table-cell table:formula="of:=([.F32]-[.T32])/(1+[.T32])" office:value-type="float" office:value="0.0313752790578986" calcext:value-type="float">
            <text:p>0,0313752791</text:p>
          </table:table-cell>
          <table:table-cell table:formula="of:=([.G32]-[.T32])/(1+[.T32])" office:value-type="float" office:value="0.0341181010092178" calcext:value-type="float">
            <text:p>0,034118101</text:p>
          </table:table-cell>
          <table:table-cell table:formula="of:=([.J32]-[.T32])/(1+[.T32])" office:value-type="float" office:value="0.00541407962927235" calcext:value-type="float">
            <text:p>0,0054140796</text:p>
          </table:table-cell>
          <table:table-cell table:formula="of:=([.K32]-[.T32])/(1+[.T32])" office:value-type="float" office:value="0.00781960861090229" calcext:value-type="float">
            <text:p>0,0078196086</text:p>
          </table:table-cell>
          <table:table-cell table:formula="of:=([.L32]-[.T32])/(1+[.T32])" office:value-type="float" office:value="0.0034953397687324" calcext:value-type="float">
            <text:p>0,0034953398</text:p>
          </table:table-cell>
          <table:table-cell table:formula="of:=([.M32]-[.T32])/(1+[.T32])" office:value-type="float" office:value="0.0244938942274337" calcext:value-type="float">
            <text:p>0,02449389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2</text:p>
          </table:table-cell>
          <table:table-cell table:formula="of:=([.D33]-[.T33])/(1+[.T33])" office:value-type="float" office:value="-0.010476940355568" calcext:value-type="float">
            <text:p>-0,0104769404</text:p>
          </table:table-cell>
          <table:table-cell table:formula="of:=([.E33]-[.T33])/(1+[.T33])" office:value-type="float" office:value="-0.010623090961064" calcext:value-type="float">
            <text:p>-0,010623091</text:p>
          </table:table-cell>
          <table:table-cell table:formula="of:=([.F33]-[.T33])/(1+[.T33])" office:value-type="float" office:value="0.020149815277395" calcext:value-type="float">
            <text:p>0,0201498153</text:p>
          </table:table-cell>
          <table:table-cell table:formula="of:=([.G33]-[.T33])/(1+[.T33])" office:value-type="float" office:value="0.0271052942558924" calcext:value-type="float">
            <text:p>0,0271052943</text:p>
          </table:table-cell>
          <table:table-cell table:formula="of:=([.J33]-[.T33])/(1+[.T33])" office:value-type="float" office:value="-0.0118582105816832" calcext:value-type="float">
            <text:p>-0,0118582106</text:p>
          </table:table-cell>
          <table:table-cell table:formula="of:=([.K33]-[.T33])/(1+[.T33])" office:value-type="float" office:value="0.00170496394224614" calcext:value-type="float">
            <text:p>0,0017049639</text:p>
          </table:table-cell>
          <table:table-cell table:formula="of:=([.L33]-[.T33])/(1+[.T33])" office:value-type="float" office:value="0.035528443980691" calcext:value-type="float">
            <text:p>0,035528444</text:p>
          </table:table-cell>
          <table:table-cell table:formula="of:=([.M33]-[.T33])/(1+[.T33])" office:value-type="float" office:value="0.018256875669936" calcext:value-type="float">
            <text:p>0,01825687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3</text:p>
          </table:table-cell>
          <table:table-cell table:formula="of:=([.D34]-[.T34])/(1+[.T34])" office:value-type="float" office:value="-0.0175626457224587" calcext:value-type="float">
            <text:p>-0,0175626457</text:p>
          </table:table-cell>
          <table:table-cell table:formula="of:=([.E34]-[.T34])/(1+[.T34])" office:value-type="float" office:value="-0.018199675600172" calcext:value-type="float">
            <text:p>-0,0181996756</text:p>
          </table:table-cell>
          <table:table-cell table:formula="of:=([.F34]-[.T34])/(1+[.T34])" office:value-type="float" office:value="0.00718874816694605" calcext:value-type="float">
            <text:p>0,0071887482</text:p>
          </table:table-cell>
          <table:table-cell table:formula="of:=([.G34]-[.T34])/(1+[.T34])" office:value-type="float" office:value="0.0108357863856463" calcext:value-type="float">
            <text:p>0,0108357864</text:p>
          </table:table-cell>
          <table:table-cell table:formula="of:=([.J34]-[.T34])/(1+[.T34])" office:value-type="float" office:value="-0.0133393006858801" calcext:value-type="float">
            <text:p>-0,0133393007</text:p>
          </table:table-cell>
          <table:table-cell table:formula="of:=([.K34]-[.T34])/(1+[.T34])" office:value-type="float" office:value="-0.0224553500436072" calcext:value-type="float">
            <text:p>-0,02245535</text:p>
          </table:table-cell>
          <table:table-cell table:formula="of:=([.L34]-[.T34])/(1+[.T34])" office:value-type="float" office:value="0.0123876916231883" calcext:value-type="float">
            <text:p>0,0123876916</text:p>
          </table:table-cell>
          <table:table-cell table:formula="of:=([.M34]-[.T34])/(1+[.T34])" office:value-type="float" office:value="0.0108603379931722" calcext:value-type="float">
            <text:p>0,0108603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4</text:p>
          </table:table-cell>
          <table:table-cell table:formula="of:=([.D35]-[.T35])/(1+[.T35])" office:value-type="float" office:value="0.00492301952453104" calcext:value-type="float">
            <text:p>0,0049230195</text:p>
          </table:table-cell>
          <table:table-cell table:formula="of:=([.E35]-[.T35])/(1+[.T35])" office:value-type="float" office:value="0.00226651553380827" calcext:value-type="float">
            <text:p>0,0022665155</text:p>
          </table:table-cell>
          <table:table-cell table:formula="of:=([.F35]-[.T35])/(1+[.T35])" office:value-type="float" office:value="0.0334169986660199" calcext:value-type="float">
            <text:p>0,0334169987</text:p>
          </table:table-cell>
          <table:table-cell table:formula="of:=([.G35]-[.T35])/(1+[.T35])" office:value-type="float" office:value="0.0329488215809015" calcext:value-type="float">
            <text:p>0,0329488216</text:p>
          </table:table-cell>
          <table:table-cell table:formula="of:=([.J35]-[.T35])/(1+[.T35])" office:value-type="float" office:value="0.0051386826638627" calcext:value-type="float">
            <text:p>0,0051386827</text:p>
          </table:table-cell>
          <table:table-cell table:formula="of:=([.K35]-[.T35])/(1+[.T35])" office:value-type="float" office:value="0.0013002797510833" calcext:value-type="float">
            <text:p>0,0013002798</text:p>
          </table:table-cell>
          <table:table-cell table:formula="of:=([.L35]-[.T35])/(1+[.T35])" office:value-type="float" office:value="0.0308277999047034" calcext:value-type="float">
            <text:p>0,0308277999</text:p>
          </table:table-cell>
          <table:table-cell table:formula="of:=([.M35]-[.T35])/(1+[.T35])" office:value-type="float" office:value="0.0237659061112098" calcext:value-type="float">
            <text:p>0,02376590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5</text:p>
          </table:table-cell>
          <table:table-cell table:formula="of:=([.D36]-[.T36])/(1+[.T36])" office:value-type="float" office:value="-0.00156270357609193" calcext:value-type="float">
            <text:p>-0,0015627036</text:p>
          </table:table-cell>
          <table:table-cell table:formula="of:=([.E36]-[.T36])/(1+[.T36])" office:value-type="float" office:value="-0.00646269986714357" calcext:value-type="float">
            <text:p>-0,0064626999</text:p>
          </table:table-cell>
          <table:table-cell table:formula="of:=([.F36]-[.T36])/(1+[.T36])" office:value-type="float" office:value="0.0259779498264878" calcext:value-type="float">
            <text:p>0,0259779498</text:p>
          </table:table-cell>
          <table:table-cell table:formula="of:=([.G36]-[.T36])/(1+[.T36])" office:value-type="float" office:value="0.0392963078845585" calcext:value-type="float">
            <text:p>0,0392963079</text:p>
          </table:table-cell>
          <table:table-cell table:formula="of:=([.J36]-[.T36])/(1+[.T36])" office:value-type="float" office:value="-0.0135853072388211" calcext:value-type="float">
            <text:p>-0,0135853072</text:p>
          </table:table-cell>
          <table:table-cell table:formula="of:=([.K36]-[.T36])/(1+[.T36])" office:value-type="float" office:value="0.00548819746060669" calcext:value-type="float">
            <text:p>0,0054881975</text:p>
          </table:table-cell>
          <table:table-cell table:formula="of:=([.L36]-[.T36])/(1+[.T36])" office:value-type="float" office:value="0.00424065939395784" calcext:value-type="float">
            <text:p>0,0042406594</text:p>
          </table:table-cell>
          <table:table-cell table:formula="of:=([.M36]-[.T36])/(1+[.T36])" office:value-type="float" office:value="0.0194009382688341" calcext:value-type="float">
            <text:p>0,01940093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6</text:p>
          </table:table-cell>
          <table:table-cell table:formula="of:=([.D37]-[.T37])/(1+[.T37])" office:value-type="float" office:value="0.00532050944795558" calcext:value-type="float">
            <text:p>0,0053205094</text:p>
          </table:table-cell>
          <table:table-cell table:formula="of:=([.E37]-[.T37])/(1+[.T37])" office:value-type="float" office:value="0.00119751951695191" calcext:value-type="float">
            <text:p>0,0011975195</text:p>
          </table:table-cell>
          <table:table-cell table:formula="of:=([.F37]-[.T37])/(1+[.T37])" office:value-type="float" office:value="0.0301972140996423" calcext:value-type="float">
            <text:p>0,0301972141</text:p>
          </table:table-cell>
          <table:table-cell table:formula="of:=([.G37]-[.T37])/(1+[.T37])" office:value-type="float" office:value="0.0415542914006963" calcext:value-type="float">
            <text:p>0,0415542914</text:p>
          </table:table-cell>
          <table:table-cell table:formula="of:=([.J37]-[.T37])/(1+[.T37])" office:value-type="float" office:value="0.000532731353612013" calcext:value-type="float">
            <text:p>0,0005327314</text:p>
          </table:table-cell>
          <table:table-cell table:formula="of:=([.K37]-[.T37])/(1+[.T37])" office:value-type="float" office:value="0.00344085613445569" calcext:value-type="float">
            <text:p>0,0034408561</text:p>
          </table:table-cell>
          <table:table-cell table:formula="of:=([.L37]-[.T37])/(1+[.T37])" office:value-type="float" office:value="0.0331554591355569" calcext:value-type="float">
            <text:p>0,0331554591</text:p>
          </table:table-cell>
          <table:table-cell table:formula="of:=([.M37]-[.T37])/(1+[.T37])" office:value-type="float" office:value="0.042564842241466" calcext:value-type="float">
            <text:p>0,04256484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7</text:p>
          </table:table-cell>
          <table:table-cell table:formula="of:=([.D38]-[.T38])/(1+[.T38])" office:value-type="float" office:value="0.00545296285611603" calcext:value-type="float">
            <text:p>0,0054529629</text:p>
          </table:table-cell>
          <table:table-cell table:formula="of:=([.E38]-[.T38])/(1+[.T38])" office:value-type="float" office:value="-0.0036035517789712" calcext:value-type="float">
            <text:p>-0,0036035518</text:p>
          </table:table-cell>
          <table:table-cell table:formula="of:=([.F38]-[.T38])/(1+[.T38])" office:value-type="float" office:value="0.0451956162631595" calcext:value-type="float">
            <text:p>0,0451956163</text:p>
          </table:table-cell>
          <table:table-cell table:formula="of:=([.G38]-[.T38])/(1+[.T38])" office:value-type="float" office:value="0.0487782410489564" calcext:value-type="float">
            <text:p>0,048778241</text:p>
          </table:table-cell>
          <table:table-cell table:formula="of:=([.J38]-[.T38])/(1+[.T38])" office:value-type="float" office:value="-0.0169000281224388" calcext:value-type="float">
            <text:p>-0,0169000281</text:p>
          </table:table-cell>
          <table:table-cell table:formula="of:=([.K38]-[.T38])/(1+[.T38])" office:value-type="float" office:value="0.00108161020885617" calcext:value-type="float">
            <text:p>0,0010816102</text:p>
          </table:table-cell>
          <table:table-cell table:formula="of:=([.L38]-[.T38])/(1+[.T38])" office:value-type="float" office:value="0.032602535338668" calcext:value-type="float">
            <text:p>0,0326025353</text:p>
          </table:table-cell>
          <table:table-cell table:formula="of:=([.M38]-[.T38])/(1+[.T38])" office:value-type="float" office:value="0.0335824728500931" calcext:value-type="float">
            <text:p>0,03358247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8</text:p>
          </table:table-cell>
          <table:table-cell table:formula="of:=([.D39]-[.T39])/(1+[.T39])" office:value-type="float" office:value="-0.0353767229636464" calcext:value-type="float">
            <text:p>-0,035376723</text:p>
          </table:table-cell>
          <table:table-cell table:formula="of:=([.E39]-[.T39])/(1+[.T39])" office:value-type="float" office:value="-0.0346341628448368" calcext:value-type="float">
            <text:p>-0,0346341628</text:p>
          </table:table-cell>
          <table:table-cell table:formula="of:=([.F39]-[.T39])/(1+[.T39])" office:value-type="float" office:value="-0.000822601479930844" calcext:value-type="float">
            <text:p>-0,0008226015</text:p>
          </table:table-cell>
          <table:table-cell table:formula="of:=([.G39]-[.T39])/(1+[.T39])" office:value-type="float" office:value="0.0130384901760461" calcext:value-type="float">
            <text:p>0,0130384902</text:p>
          </table:table-cell>
          <table:table-cell table:formula="of:=([.J39]-[.T39])/(1+[.T39])" office:value-type="float" office:value="-0.040098796528167" calcext:value-type="float">
            <text:p>-0,0400987965</text:p>
          </table:table-cell>
          <table:table-cell table:formula="of:=([.K39]-[.T39])/(1+[.T39])" office:value-type="float" office:value="-0.0307879599822534" calcext:value-type="float">
            <text:p>-0,03078796</text:p>
          </table:table-cell>
          <table:table-cell table:formula="of:=([.L39]-[.T39])/(1+[.T39])" office:value-type="float" office:value="0.0038655484836563" calcext:value-type="float">
            <text:p>0,0038655485</text:p>
          </table:table-cell>
          <table:table-cell table:formula="of:=([.M39]-[.T39])/(1+[.T39])" office:value-type="float" office:value="-0.00689025009120406" calcext:value-type="float">
            <text:p>-0,0068902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9</text:p>
          </table:table-cell>
          <table:table-cell table:formula="of:=([.D40]-[.T40])/(1+[.T40])" office:value-type="float" office:value="0.00044898707937418" calcext:value-type="float">
            <text:p>0,0004489871</text:p>
          </table:table-cell>
          <table:table-cell table:formula="of:=([.E40]-[.T40])/(1+[.T40])" office:value-type="float" office:value="0.00233579151754168" calcext:value-type="float">
            <text:p>0,0023357915</text:p>
          </table:table-cell>
          <table:table-cell table:formula="of:=([.F40]-[.T40])/(1+[.T40])" office:value-type="float" office:value="0.0316640317750033" calcext:value-type="float">
            <text:p>0,0316640318</text:p>
          </table:table-cell>
          <table:table-cell table:formula="of:=([.G40]-[.T40])/(1+[.T40])" office:value-type="float" office:value="0.0389903652088815" calcext:value-type="float">
            <text:p>0,0389903652</text:p>
          </table:table-cell>
          <table:table-cell table:formula="of:=([.J40]-[.T40])/(1+[.T40])" office:value-type="float" office:value="0.00892574764289002" calcext:value-type="float">
            <text:p>0,0089257476</text:p>
          </table:table-cell>
          <table:table-cell table:formula="of:=([.K40]-[.T40])/(1+[.T40])" office:value-type="float" office:value="0.00503625871434354" calcext:value-type="float">
            <text:p>0,0050362587</text:p>
          </table:table-cell>
          <table:table-cell table:formula="of:=([.L40]-[.T40])/(1+[.T40])" office:value-type="float" office:value="0.0373960520320684" calcext:value-type="float">
            <text:p>0,037396052</text:p>
          </table:table-cell>
          <table:table-cell table:formula="of:=([.M40]-[.T40])/(1+[.T40])" office:value-type="float" office:value="0.0329126297129928" calcext:value-type="float">
            <text:p>0,03291262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0</text:p>
          </table:table-cell>
          <table:table-cell table:formula="of:=([.D41]-[.T41])/(1+[.T41])" office:value-type="float" office:value="0.00168183259390995" calcext:value-type="float">
            <text:p>0,0016818326</text:p>
          </table:table-cell>
          <table:table-cell table:formula="of:=([.E41]-[.T41])/(1+[.T41])" office:value-type="float" office:value="0.00133034226442352" calcext:value-type="float">
            <text:p>0,0013303423</text:p>
          </table:table-cell>
          <table:table-cell table:formula="of:=([.F41]-[.T41])/(1+[.T41])" office:value-type="float" office:value="0.0339983455352098" calcext:value-type="float">
            <text:p>0,0339983455</text:p>
          </table:table-cell>
          <table:table-cell table:formula="of:=([.G41]-[.T41])/(1+[.T41])" office:value-type="float" office:value="0.0370927191629457" calcext:value-type="float">
            <text:p>0,0370927192</text:p>
          </table:table-cell>
          <table:table-cell table:formula="of:=([.J41]-[.T41])/(1+[.T41])" office:value-type="float" office:value="-0.00561793306331069" calcext:value-type="float">
            <text:p>-0,0056179331</text:p>
          </table:table-cell>
          <table:table-cell table:formula="of:=([.K41]-[.T41])/(1+[.T41])" office:value-type="float" office:value="0.0209928219114075" calcext:value-type="float">
            <text:p>0,0209928219</text:p>
          </table:table-cell>
          <table:table-cell table:formula="of:=([.L41]-[.T41])/(1+[.T41])" office:value-type="float" office:value="0.0264814492539413" calcext:value-type="float">
            <text:p>0,0264814493</text:p>
          </table:table-cell>
          <table:table-cell table:formula="of:=([.M41]-[.T41])/(1+[.T41])" office:value-type="float" office:value="0.00996960457337933" calcext:value-type="float">
            <text:p>0,00996960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1</text:p>
          </table:table-cell>
          <table:table-cell table:formula="of:=([.D42]-[.T42])/(1+[.T42])" office:value-type="float" office:value="-0.00257879233942422" calcext:value-type="float">
            <text:p>-0,0025787923</text:p>
          </table:table-cell>
          <table:table-cell table:formula="of:=([.E42]-[.T42])/(1+[.T42])" office:value-type="float" office:value="0.00195913966642095" calcext:value-type="float">
            <text:p>0,0019591397</text:p>
          </table:table-cell>
          <table:table-cell table:formula="of:=([.F42]-[.T42])/(1+[.T42])" office:value-type="float" office:value="0.02889441562428" calcext:value-type="float">
            <text:p>0,0288944156</text:p>
          </table:table-cell>
          <table:table-cell table:formula="of:=([.G42]-[.T42])/(1+[.T42])" office:value-type="float" office:value="0.0476709632824215" calcext:value-type="float">
            <text:p>0,0476709633</text:p>
          </table:table-cell>
          <table:table-cell table:formula="of:=([.J42]-[.T42])/(1+[.T42])" office:value-type="float" office:value="0.00801912464778544" calcext:value-type="float">
            <text:p>0,0080191246</text:p>
          </table:table-cell>
          <table:table-cell table:formula="of:=([.K42]-[.T42])/(1+[.T42])" office:value-type="float" office:value="0.0100330915195231" calcext:value-type="float">
            <text:p>0,0100330915</text:p>
          </table:table-cell>
          <table:table-cell table:formula="of:=([.L42]-[.T42])/(1+[.T42])" office:value-type="float" office:value="0.0224289198294214" calcext:value-type="float">
            <text:p>0,0224289198</text:p>
          </table:table-cell>
          <table:table-cell table:formula="of:=([.M42]-[.T42])/(1+[.T42])" office:value-type="float" office:value="0.0224705425769131" calcext:value-type="float">
            <text:p>0,02247054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2</text:p>
          </table:table-cell>
          <table:table-cell table:formula="of:=([.D43]-[.T43])/(1+[.T43])" office:value-type="float" office:value="-0.0140885518392275" calcext:value-type="float">
            <text:p>-0,0140885518</text:p>
          </table:table-cell>
          <table:table-cell table:formula="of:=([.E43]-[.T43])/(1+[.T43])" office:value-type="float" office:value="-0.0142116427906285" calcext:value-type="float">
            <text:p>-0,0142116428</text:p>
          </table:table-cell>
          <table:table-cell table:formula="of:=([.F43]-[.T43])/(1+[.T43])" office:value-type="float" office:value="0.0171725638336198" calcext:value-type="float">
            <text:p>0,0171725638</text:p>
          </table:table-cell>
          <table:table-cell table:formula="of:=([.G43]-[.T43])/(1+[.T43])" office:value-type="float" office:value="0.0252960921042991" calcext:value-type="float">
            <text:p>0,0252960921</text:p>
          </table:table-cell>
          <table:table-cell table:formula="of:=([.J43]-[.T43])/(1+[.T43])" office:value-type="float" office:value="0.00493815842270477" calcext:value-type="float">
            <text:p>0,0049381584</text:p>
          </table:table-cell>
          <table:table-cell table:formula="of:=([.K43]-[.T43])/(1+[.T43])" office:value-type="float" office:value="-0.0191436324301096" calcext:value-type="float">
            <text:p>-0,0191436324</text:p>
          </table:table-cell>
          <table:table-cell table:formula="of:=([.L43]-[.T43])/(1+[.T43])" office:value-type="float" office:value="-0.00298474203667028" calcext:value-type="float">
            <text:p>-0,002984742</text:p>
          </table:table-cell>
          <table:table-cell table:formula="of:=([.M43]-[.T43])/(1+[.T43])" office:value-type="float" office:value="0.0202276299990396" calcext:value-type="float">
            <text:p>0,02022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3</text:p>
          </table:table-cell>
          <table:table-cell table:formula="of:=([.D44]-[.T44])/(1+[.T44])" office:value-type="float" office:value="-0.0101607035096565" calcext:value-type="float">
            <text:p>-0,0101607035</text:p>
          </table:table-cell>
          <table:table-cell table:formula="of:=([.E44]-[.T44])/(1+[.T44])" office:value-type="float" office:value="-0.012467174794779" calcext:value-type="float">
            <text:p>-0,0124671748</text:p>
          </table:table-cell>
          <table:table-cell table:formula="of:=([.F44]-[.T44])/(1+[.T44])" office:value-type="float" office:value="0.0284861112226878" calcext:value-type="float">
            <text:p>0,0284861112</text:p>
          </table:table-cell>
          <table:table-cell table:formula="of:=([.G44]-[.T44])/(1+[.T44])" office:value-type="float" office:value="0.03591314912626" calcext:value-type="float">
            <text:p>0,0359131491</text:p>
          </table:table-cell>
          <table:table-cell table:formula="of:=([.J44]-[.T44])/(1+[.T44])" office:value-type="float" office:value="-0.0179017103367321" calcext:value-type="float">
            <text:p>-0,0179017103</text:p>
          </table:table-cell>
          <table:table-cell table:formula="of:=([.K44]-[.T44])/(1+[.T44])" office:value-type="float" office:value="-0.0106953579949843" calcext:value-type="float">
            <text:p>-0,010695358</text:p>
          </table:table-cell>
          <table:table-cell table:formula="of:=([.L44]-[.T44])/(1+[.T44])" office:value-type="float" office:value="0.0272792872659705" calcext:value-type="float">
            <text:p>0,0272792873</text:p>
          </table:table-cell>
          <table:table-cell table:formula="of:=([.M44]-[.T44])/(1+[.T44])" office:value-type="float" office:value="0.0103466086488893" calcext:value-type="float">
            <text:p>0,01034660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4</text:p>
          </table:table-cell>
          <table:table-cell table:formula="of:=([.D45]-[.T45])/(1+[.T45])" office:value-type="float" office:value="-0.00412207267736396" calcext:value-type="float">
            <text:p>-0,0041220727</text:p>
          </table:table-cell>
          <table:table-cell table:formula="of:=([.E45]-[.T45])/(1+[.T45])" office:value-type="float" office:value="-0.00335079487124212" calcext:value-type="float">
            <text:p>-0,0033507949</text:p>
          </table:table-cell>
          <table:table-cell table:formula="of:=([.F45]-[.T45])/(1+[.T45])" office:value-type="float" office:value="0.015852297904855" calcext:value-type="float">
            <text:p>0,0158522979</text:p>
          </table:table-cell>
          <table:table-cell table:formula="of:=([.G45]-[.T45])/(1+[.T45])" office:value-type="float" office:value="0.0268332818349705" calcext:value-type="float">
            <text:p>0,0268332818</text:p>
          </table:table-cell>
          <table:table-cell table:formula="of:=([.J45]-[.T45])/(1+[.T45])" office:value-type="float" office:value="-0.00493924390822273" calcext:value-type="float">
            <text:p>-0,0049392439</text:p>
          </table:table-cell>
          <table:table-cell table:formula="of:=([.K45]-[.T45])/(1+[.T45])" office:value-type="float" office:value="0.00179923303368472" calcext:value-type="float">
            <text:p>0,001799233</text:p>
          </table:table-cell>
          <table:table-cell table:formula="of:=([.L45]-[.T45])/(1+[.T45])" office:value-type="float" office:value="0.0000661095262390143" calcext:value-type="float">
            <text:p>6,61095262390143E-005</text:p>
          </table:table-cell>
          <table:table-cell table:formula="of:=([.M45]-[.T45])/(1+[.T45])" office:value-type="float" office:value="0.0253233019313084" calcext:value-type="float">
            <text:p>0,0253233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5</text:p>
          </table:table-cell>
          <table:table-cell table:formula="of:=([.D46]-[.T46])/(1+[.T46])" office:value-type="float" office:value="-0.000314161026783119" calcext:value-type="float">
            <text:p>-0,000314161</text:p>
          </table:table-cell>
          <table:table-cell table:formula="of:=([.E46]-[.T46])/(1+[.T46])" office:value-type="float" office:value="0.00540220583108221" calcext:value-type="float">
            <text:p>0,0054022058</text:p>
          </table:table-cell>
          <table:table-cell table:formula="of:=([.F46]-[.T46])/(1+[.T46])" office:value-type="float" office:value="0.0325113922990498" calcext:value-type="float">
            <text:p>0,0325113923</text:p>
          </table:table-cell>
          <table:table-cell table:formula="of:=([.G46]-[.T46])/(1+[.T46])" office:value-type="float" office:value="0.0469073819485437" calcext:value-type="float">
            <text:p>0,0469073819</text:p>
          </table:table-cell>
          <table:table-cell table:formula="of:=([.J46]-[.T46])/(1+[.T46])" office:value-type="float" office:value="0.0028896859715144" calcext:value-type="float">
            <text:p>0,002889686</text:p>
          </table:table-cell>
          <table:table-cell table:formula="of:=([.K46]-[.T46])/(1+[.T46])" office:value-type="float" office:value="0.0130220754067141" calcext:value-type="float">
            <text:p>0,0130220754</text:p>
          </table:table-cell>
          <table:table-cell table:formula="of:=([.L46]-[.T46])/(1+[.T46])" office:value-type="float" office:value="0.0434967514923849" calcext:value-type="float">
            <text:p>0,0434967515</text:p>
          </table:table-cell>
          <table:table-cell table:formula="of:=([.M46]-[.T46])/(1+[.T46])" office:value-type="float" office:value="0.0562895690663472" calcext:value-type="float">
            <text:p>0,05628956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6</text:p>
          </table:table-cell>
          <table:table-cell table:formula="of:=([.D47]-[.T47])/(1+[.T47])" office:value-type="float" office:value="0.00221747142404385" calcext:value-type="float">
            <text:p>0,0022174714</text:p>
          </table:table-cell>
          <table:table-cell table:formula="of:=([.E47]-[.T47])/(1+[.T47])" office:value-type="float" office:value="-0.00421717157339983" calcext:value-type="float">
            <text:p>-0,0042171716</text:p>
          </table:table-cell>
          <table:table-cell table:formula="of:=([.F47]-[.T47])/(1+[.T47])" office:value-type="float" office:value="0.0379060556545569" calcext:value-type="float">
            <text:p>0,0379060557</text:p>
          </table:table-cell>
          <table:table-cell table:formula="of:=([.G47]-[.T47])/(1+[.T47])" office:value-type="float" office:value="0.0417585670934794" calcext:value-type="float">
            <text:p>0,0417585671</text:p>
          </table:table-cell>
          <table:table-cell table:formula="of:=([.J47]-[.T47])/(1+[.T47])" office:value-type="float" office:value="-0.0128872200998617" calcext:value-type="float">
            <text:p>-0,0128872201</text:p>
          </table:table-cell>
          <table:table-cell table:formula="of:=([.K47]-[.T47])/(1+[.T47])" office:value-type="float" office:value="-0.00931112161220961" calcext:value-type="float">
            <text:p>-0,0093111216</text:p>
          </table:table-cell>
          <table:table-cell table:formula="of:=([.L47]-[.T47])/(1+[.T47])" office:value-type="float" office:value="0.0118548229457859" calcext:value-type="float">
            <text:p>0,0118548229</text:p>
          </table:table-cell>
          <table:table-cell table:formula="of:=([.M47]-[.T47])/(1+[.T47])" office:value-type="float" office:value="0.0168034023559151" calcext:value-type="float">
            <text:p>0,01680340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7</text:p>
          </table:table-cell>
          <table:table-cell table:formula="of:=([.D48]-[.T48])/(1+[.T48])" office:value-type="float" office:value="-0.0125960407050642" calcext:value-type="float">
            <text:p>-0,0125960407</text:p>
          </table:table-cell>
          <table:table-cell table:formula="of:=([.E48]-[.T48])/(1+[.T48])" office:value-type="float" office:value="-0.0134560799575086" calcext:value-type="float">
            <text:p>-0,01345608</text:p>
          </table:table-cell>
          <table:table-cell table:formula="of:=([.F48]-[.T48])/(1+[.T48])" office:value-type="float" office:value="0.0216410337911527" calcext:value-type="float">
            <text:p>0,0216410338</text:p>
          </table:table-cell>
          <table:table-cell table:formula="of:=([.G48]-[.T48])/(1+[.T48])" office:value-type="float" office:value="0.0295917489081758" calcext:value-type="float">
            <text:p>0,0295917489</text:p>
          </table:table-cell>
          <table:table-cell table:formula="of:=([.J48]-[.T48])/(1+[.T48])" office:value-type="float" office:value="-0.0096489930000185" calcext:value-type="float">
            <text:p>-0,009648993</text:p>
          </table:table-cell>
          <table:table-cell table:formula="of:=([.K48]-[.T48])/(1+[.T48])" office:value-type="float" office:value="-0.0239035797187399" calcext:value-type="float">
            <text:p>-0,0239035797</text:p>
          </table:table-cell>
          <table:table-cell table:formula="of:=([.L48]-[.T48])/(1+[.T48])" office:value-type="float" office:value="0.00155190227885392" calcext:value-type="float">
            <text:p>0,0015519023</text:p>
          </table:table-cell>
          <table:table-cell table:formula="of:=([.M48]-[.T48])/(1+[.T48])" office:value-type="float" office:value="0.0152102278325425" calcext:value-type="float">
            <text:p>0,01521022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8</text:p>
          </table:table-cell>
          <table:table-cell table:formula="of:=([.D49]-[.T49])/(1+[.T49])" office:value-type="float" office:value="0.00996240505174925" calcext:value-type="float">
            <text:p>0,0099624051</text:p>
          </table:table-cell>
          <table:table-cell table:formula="of:=([.E49]-[.T49])/(1+[.T49])" office:value-type="float" office:value="0.00881573060586163" calcext:value-type="float">
            <text:p>0,0088157306</text:p>
          </table:table-cell>
          <table:table-cell table:formula="of:=([.F49]-[.T49])/(1+[.T49])" office:value-type="float" office:value="0.0407553373445828" calcext:value-type="float">
            <text:p>0,0407553373</text:p>
          </table:table-cell>
          <table:table-cell table:formula="of:=([.G49]-[.T49])/(1+[.T49])" office:value-type="float" office:value="0.0553173969532824" calcext:value-type="float">
            <text:p>0,055317397</text:p>
          </table:table-cell>
          <table:table-cell table:formula="of:=([.J49]-[.T49])/(1+[.T49])" office:value-type="float" office:value="0.0130926261358812" calcext:value-type="float">
            <text:p>0,0130926261</text:p>
          </table:table-cell>
          <table:table-cell table:formula="of:=([.K49]-[.T49])/(1+[.T49])" office:value-type="float" office:value="0.00967184457364045" calcext:value-type="float">
            <text:p>0,0096718446</text:p>
          </table:table-cell>
          <table:table-cell table:formula="of:=([.L49]-[.T49])/(1+[.T49])" office:value-type="float" office:value="0.0227056817675282" calcext:value-type="float">
            <text:p>0,0227056818</text:p>
          </table:table-cell>
          <table:table-cell table:formula="of:=([.M49]-[.T49])/(1+[.T49])" office:value-type="float" office:value="0.0253948890943708" calcext:value-type="float">
            <text:p>0,0253948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9</text:p>
          </table:table-cell>
          <table:table-cell table:formula="of:=([.D50]-[.T50])/(1+[.T50])" office:value-type="float" office:value="-0.0335839696297025" calcext:value-type="float">
            <text:p>-0,0335839696</text:p>
          </table:table-cell>
          <table:table-cell table:formula="of:=([.E50]-[.T50])/(1+[.T50])" office:value-type="float" office:value="-0.0256235981721991" calcext:value-type="float">
            <text:p>-0,0256235982</text:p>
          </table:table-cell>
          <table:table-cell table:formula="of:=([.F50]-[.T50])/(1+[.T50])" office:value-type="float" office:value="0.0173744611643149" calcext:value-type="float">
            <text:p>0,0173744612</text:p>
          </table:table-cell>
          <table:table-cell table:formula="of:=([.G50]-[.T50])/(1+[.T50])" office:value-type="float" office:value="0.0249078774114442" calcext:value-type="float">
            <text:p>0,0249078774</text:p>
          </table:table-cell>
          <table:table-cell table:formula="of:=([.J50]-[.T50])/(1+[.T50])" office:value-type="float" office:value="-0.0495531482516235" calcext:value-type="float">
            <text:p>-0,0495531483</text:p>
          </table:table-cell>
          <table:table-cell table:formula="of:=([.K50]-[.T50])/(1+[.T50])" office:value-type="float" office:value="-0.0318010919294003" calcext:value-type="float">
            <text:p>-0,0318010919</text:p>
          </table:table-cell>
          <table:table-cell table:formula="of:=([.L50]-[.T50])/(1+[.T50])" office:value-type="float" office:value="-0.01324975400854" calcext:value-type="float">
            <text:p>-0,013249754</text:p>
          </table:table-cell>
          <table:table-cell table:formula="of:=([.M50]-[.T50])/(1+[.T50])" office:value-type="float" office:value="-0.00662931386291864" calcext:value-type="float">
            <text:p>-0,00662931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0</text:p>
          </table:table-cell>
          <table:table-cell table:formula="of:=([.D51]-[.T51])/(1+[.T51])" office:value-type="float" office:value="0.0146743122992583" calcext:value-type="float">
            <text:p>0,0146743123</text:p>
          </table:table-cell>
          <table:table-cell table:formula="of:=([.E51]-[.T51])/(1+[.T51])" office:value-type="float" office:value="0.0112230878712937" calcext:value-type="float">
            <text:p>0,0112230879</text:p>
          </table:table-cell>
          <table:table-cell table:formula="of:=([.F51]-[.T51])/(1+[.T51])" office:value-type="float" office:value="0.0515014128592217" calcext:value-type="float">
            <text:p>0,0515014129</text:p>
          </table:table-cell>
          <table:table-cell table:formula="of:=([.G51]-[.T51])/(1+[.T51])" office:value-type="float" office:value="0.0616384829097919" calcext:value-type="float">
            <text:p>0,0616384829</text:p>
          </table:table-cell>
          <table:table-cell table:formula="of:=([.J51]-[.T51])/(1+[.T51])" office:value-type="float" office:value="0.00580771655554575" calcext:value-type="float">
            <text:p>0,0058077166</text:p>
          </table:table-cell>
          <table:table-cell table:formula="of:=([.K51]-[.T51])/(1+[.T51])" office:value-type="float" office:value="0.00816478964843755" calcext:value-type="float">
            <text:p>0,0081647896</text:p>
          </table:table-cell>
          <table:table-cell table:formula="of:=([.L51]-[.T51])/(1+[.T51])" office:value-type="float" office:value="0.0161452196382929" calcext:value-type="float">
            <text:p>0,0161452196</text:p>
          </table:table-cell>
          <table:table-cell table:formula="of:=([.M51]-[.T51])/(1+[.T51])" office:value-type="float" office:value="0.00816633888926598" calcext:value-type="float">
            <text:p>0,00816633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1</text:p>
          </table:table-cell>
          <table:table-cell table:formula="of:=([.D52]-[.T52])/(1+[.T52])" office:value-type="float" office:value="0.00155809172037505" calcext:value-type="float">
            <text:p>0,0015580917</text:p>
          </table:table-cell>
          <table:table-cell table:formula="of:=([.E52]-[.T52])/(1+[.T52])" office:value-type="float" office:value="-0.00311058016076095" calcext:value-type="float">
            <text:p>-0,0031105802</text:p>
          </table:table-cell>
          <table:table-cell table:formula="of:=([.F52]-[.T52])/(1+[.T52])" office:value-type="float" office:value="0.0386469617353909" calcext:value-type="float">
            <text:p>0,0386469617</text:p>
          </table:table-cell>
          <table:table-cell table:formula="of:=([.G52]-[.T52])/(1+[.T52])" office:value-type="float" office:value="0.0458531596848373" calcext:value-type="float">
            <text:p>0,0458531597</text:p>
          </table:table-cell>
          <table:table-cell table:formula="of:=([.J52]-[.T52])/(1+[.T52])" office:value-type="float" office:value="-0.000954077131713265" calcext:value-type="float">
            <text:p>-0,0009540771</text:p>
          </table:table-cell>
          <table:table-cell table:formula="of:=([.K52]-[.T52])/(1+[.T52])" office:value-type="float" office:value="0.0148619878898874" calcext:value-type="float">
            <text:p>0,0148619879</text:p>
          </table:table-cell>
          <table:table-cell table:formula="of:=([.L52]-[.T52])/(1+[.T52])" office:value-type="float" office:value="0.0162095292418563" calcext:value-type="float">
            <text:p>0,0162095292</text:p>
          </table:table-cell>
          <table:table-cell table:formula="of:=([.M52]-[.T52])/(1+[.T52])" office:value-type="float" office:value="0.0244490100096424" calcext:value-type="float">
            <text:p>0,024449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2</text:p>
          </table:table-cell>
          <table:table-cell table:formula="of:=([.D53]-[.T53])/(1+[.T53])" office:value-type="float" office:value="-0.00201417944006099" calcext:value-type="float">
            <text:p>-0,0020141794</text:p>
          </table:table-cell>
          <table:table-cell table:formula="of:=([.E53]-[.T53])/(1+[.T53])" office:value-type="float" office:value="0.00429084885233445" calcext:value-type="float">
            <text:p>0,0042908489</text:p>
          </table:table-cell>
          <table:table-cell table:formula="of:=([.F53]-[.T53])/(1+[.T53])" office:value-type="float" office:value="0.0271157889251074" calcext:value-type="float">
            <text:p>0,0271157889</text:p>
          </table:table-cell>
          <table:table-cell table:formula="of:=([.G53]-[.T53])/(1+[.T53])" office:value-type="float" office:value="0.0365036374021003" calcext:value-type="float">
            <text:p>0,0365036374</text:p>
          </table:table-cell>
          <table:table-cell table:formula="of:=([.J53]-[.T53])/(1+[.T53])" office:value-type="float" office:value="-0.0011991193365633" calcext:value-type="float">
            <text:p>-0,0011991193</text:p>
          </table:table-cell>
          <table:table-cell table:formula="of:=([.K53]-[.T53])/(1+[.T53])" office:value-type="float" office:value="0.00332385112258531" calcext:value-type="float">
            <text:p>0,0033238511</text:p>
          </table:table-cell>
          <table:table-cell table:formula="of:=([.L53]-[.T53])/(1+[.T53])" office:value-type="float" office:value="0.0190112673341576" calcext:value-type="float">
            <text:p>0,0190112673</text:p>
          </table:table-cell>
          <table:table-cell table:formula="of:=([.M53]-[.T53])/(1+[.T53])" office:value-type="float" office:value="0.0234451444815698" calcext:value-type="float">
            <text:p>0,02344514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3</text:p>
          </table:table-cell>
          <table:table-cell table:formula="of:=([.D54]-[.T54])/(1+[.T54])" office:value-type="float" office:value="0.00626057054580247" calcext:value-type="float">
            <text:p>0,0062605705</text:p>
          </table:table-cell>
          <table:table-cell table:formula="of:=([.E54]-[.T54])/(1+[.T54])" office:value-type="float" office:value="-0.0023574830548792" calcext:value-type="float">
            <text:p>-0,0023574831</text:p>
          </table:table-cell>
          <table:table-cell table:formula="of:=([.F54]-[.T54])/(1+[.T54])" office:value-type="float" office:value="0.0334709290547077" calcext:value-type="float">
            <text:p>0,0334709291</text:p>
          </table:table-cell>
          <table:table-cell table:formula="of:=([.G54]-[.T54])/(1+[.T54])" office:value-type="float" office:value="0.0410720477779186" calcext:value-type="float">
            <text:p>0,0410720478</text:p>
          </table:table-cell>
          <table:table-cell table:formula="of:=([.J54]-[.T54])/(1+[.T54])" office:value-type="float" office:value="-0.00729789723437722" calcext:value-type="float">
            <text:p>-0,0072978972</text:p>
          </table:table-cell>
          <table:table-cell table:formula="of:=([.K54]-[.T54])/(1+[.T54])" office:value-type="float" office:value="0.0118164380381067" calcext:value-type="float">
            <text:p>0,011816438</text:p>
          </table:table-cell>
          <table:table-cell table:formula="of:=([.L54]-[.T54])/(1+[.T54])" office:value-type="float" office:value="0.0281376642631519" calcext:value-type="float">
            <text:p>0,0281376643</text:p>
          </table:table-cell>
          <table:table-cell table:formula="of:=([.M54]-[.T54])/(1+[.T54])" office:value-type="float" office:value="0.0320028135008585" calcext:value-type="float">
            <text:p>0,0320028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4</text:p>
          </table:table-cell>
          <table:table-cell table:formula="of:=([.D55]-[.T55])/(1+[.T55])" office:value-type="float" office:value="-0.0151827902280953" calcext:value-type="float">
            <text:p>-0,0151827902</text:p>
          </table:table-cell>
          <table:table-cell table:formula="of:=([.E55]-[.T55])/(1+[.T55])" office:value-type="float" office:value="-0.0132022752735552" calcext:value-type="float">
            <text:p>-0,0132022753</text:p>
          </table:table-cell>
          <table:table-cell table:formula="of:=([.F55]-[.T55])/(1+[.T55])" office:value-type="float" office:value="0.0241483330415473" calcext:value-type="float">
            <text:p>0,024148333</text:p>
          </table:table-cell>
          <table:table-cell table:formula="of:=([.G55]-[.T55])/(1+[.T55])" office:value-type="float" office:value="0.0315462106857502" calcext:value-type="float">
            <text:p>0,0315462107</text:p>
          </table:table-cell>
          <table:table-cell table:formula="of:=([.J55]-[.T55])/(1+[.T55])" office:value-type="float" office:value="-0.0120043725654841" calcext:value-type="float">
            <text:p>-0,0120043726</text:p>
          </table:table-cell>
          <table:table-cell table:formula="of:=([.K55]-[.T55])/(1+[.T55])" office:value-type="float" office:value="-0.00187012128753185" calcext:value-type="float">
            <text:p>-0,0018701213</text:p>
          </table:table-cell>
          <table:table-cell table:formula="of:=([.L55]-[.T55])/(1+[.T55])" office:value-type="float" office:value="0.0257234141118966" calcext:value-type="float">
            <text:p>0,0257234141</text:p>
          </table:table-cell>
          <table:table-cell table:formula="of:=([.M55]-[.T55])/(1+[.T55])" office:value-type="float" office:value="0.0188985321678791" calcext:value-type="float">
            <text:p>0,01889853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5</text:p>
          </table:table-cell>
          <table:table-cell table:formula="of:=([.D56]-[.T56])/(1+[.T56])" office:value-type="float" office:value="-0.00122388954682134" calcext:value-type="float">
            <text:p>-0,0012238895</text:p>
          </table:table-cell>
          <table:table-cell table:formula="of:=([.E56]-[.T56])/(1+[.T56])" office:value-type="float" office:value="-0.00748970983056717" calcext:value-type="float">
            <text:p>-0,0074897098</text:p>
          </table:table-cell>
          <table:table-cell table:formula="of:=([.F56]-[.T56])/(1+[.T56])" office:value-type="float" office:value="0.0261578686421428" calcext:value-type="float">
            <text:p>0,0261578686</text:p>
          </table:table-cell>
          <table:table-cell table:formula="of:=([.G56]-[.T56])/(1+[.T56])" office:value-type="float" office:value="0.0333179572993925" calcext:value-type="float">
            <text:p>0,0333179573</text:p>
          </table:table-cell>
          <table:table-cell table:formula="of:=([.J56]-[.T56])/(1+[.T56])" office:value-type="float" office:value="0.0028158796485663" calcext:value-type="float">
            <text:p>0,0028158796</text:p>
          </table:table-cell>
          <table:table-cell table:formula="of:=([.K56]-[.T56])/(1+[.T56])" office:value-type="float" office:value="-0.0194766030741442" calcext:value-type="float">
            <text:p>-0,0194766031</text:p>
          </table:table-cell>
          <table:table-cell table:formula="of:=([.L56]-[.T56])/(1+[.T56])" office:value-type="float" office:value="0.0242615330393119" calcext:value-type="float">
            <text:p>0,024261533</text:p>
          </table:table-cell>
          <table:table-cell table:formula="of:=([.M56]-[.T56])/(1+[.T56])" office:value-type="float" office:value="0.0214929038078649" calcext:value-type="float">
            <text:p>0,0214929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6</text:p>
          </table:table-cell>
          <table:table-cell table:formula="of:=([.D57]-[.T57])/(1+[.T57])" office:value-type="float" office:value="-0.0225568895551104" calcext:value-type="float">
            <text:p>-0,0225568896</text:p>
          </table:table-cell>
          <table:table-cell table:formula="of:=([.E57]-[.T57])/(1+[.T57])" office:value-type="float" office:value="-0.0188023890577791" calcext:value-type="float">
            <text:p>-0,0188023891</text:p>
          </table:table-cell>
          <table:table-cell table:formula="of:=([.F57]-[.T57])/(1+[.T57])" office:value-type="float" office:value="0.0223623466562064" calcext:value-type="float">
            <text:p>0,0223623467</text:p>
          </table:table-cell>
          <table:table-cell table:formula="of:=([.G57]-[.T57])/(1+[.T57])" office:value-type="float" office:value="0.0189699406471377" calcext:value-type="float">
            <text:p>0,0189699406</text:p>
          </table:table-cell>
          <table:table-cell table:formula="of:=([.J57]-[.T57])/(1+[.T57])" office:value-type="float" office:value="0.000906590455910294" calcext:value-type="float">
            <text:p>0,0009065905</text:p>
          </table:table-cell>
          <table:table-cell table:formula="of:=([.K57]-[.T57])/(1+[.T57])" office:value-type="float" office:value="-0.00701101600332489" calcext:value-type="float">
            <text:p>-0,007011016</text:p>
          </table:table-cell>
          <table:table-cell table:formula="of:=([.L57]-[.T57])/(1+[.T57])" office:value-type="float" office:value="0.0501618077639708" calcext:value-type="float">
            <text:p>0,0501618078</text:p>
          </table:table-cell>
          <table:table-cell table:formula="of:=([.M57]-[.T57])/(1+[.T57])" office:value-type="float" office:value="0.0138257145925853" calcext:value-type="float">
            <text:p>0,01382571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7</text:p>
          </table:table-cell>
          <table:table-cell table:formula="of:=([.D58]-[.T58])/(1+[.T58])" office:value-type="float" office:value="-0.00837234986135342" calcext:value-type="float">
            <text:p>-0,0083723499</text:p>
          </table:table-cell>
          <table:table-cell table:formula="of:=([.E58]-[.T58])/(1+[.T58])" office:value-type="float" office:value="-0.00729765669959251" calcext:value-type="float">
            <text:p>-0,0072976567</text:p>
          </table:table-cell>
          <table:table-cell table:formula="of:=([.F58]-[.T58])/(1+[.T58])" office:value-type="float" office:value="0.0214125847155886" calcext:value-type="float">
            <text:p>0,0214125847</text:p>
          </table:table-cell>
          <table:table-cell table:formula="of:=([.G58]-[.T58])/(1+[.T58])" office:value-type="float" office:value="0.0307376626492937" calcext:value-type="float">
            <text:p>0,0307376626</text:p>
          </table:table-cell>
          <table:table-cell table:formula="of:=([.J58]-[.T58])/(1+[.T58])" office:value-type="float" office:value="-0.00367674122906368" calcext:value-type="float">
            <text:p>-0,0036767412</text:p>
          </table:table-cell>
          <table:table-cell table:formula="of:=([.K58]-[.T58])/(1+[.T58])" office:value-type="float" office:value="0.00255738746047489" calcext:value-type="float">
            <text:p>0,0025573875</text:p>
          </table:table-cell>
          <table:table-cell table:formula="of:=([.L58]-[.T58])/(1+[.T58])" office:value-type="float" office:value="0.0135393549835087" calcext:value-type="float">
            <text:p>0,013539355</text:p>
          </table:table-cell>
          <table:table-cell table:formula="of:=([.M58]-[.T58])/(1+[.T58])" office:value-type="float" office:value="0.032979492644152" calcext:value-type="float">
            <text:p>0,0329794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8</text:p>
          </table:table-cell>
          <table:table-cell table:formula="of:=([.D59]-[.T59])/(1+[.T59])" office:value-type="float" office:value="-0.00252893222290189" calcext:value-type="float">
            <text:p>-0,0025289322</text:p>
          </table:table-cell>
          <table:table-cell table:formula="of:=([.E59]-[.T59])/(1+[.T59])" office:value-type="float" office:value="0.00034585886634112" calcext:value-type="float">
            <text:p>0,0003458589</text:p>
          </table:table-cell>
          <table:table-cell table:formula="of:=([.F59]-[.T59])/(1+[.T59])" office:value-type="float" office:value="0.0420360923872758" calcext:value-type="float">
            <text:p>0,0420360924</text:p>
          </table:table-cell>
          <table:table-cell table:formula="of:=([.G59]-[.T59])/(1+[.T59])" office:value-type="float" office:value="0.0437953909995921" calcext:value-type="float">
            <text:p>0,043795391</text:p>
          </table:table-cell>
          <table:table-cell table:formula="of:=([.J59]-[.T59])/(1+[.T59])" office:value-type="float" office:value="-0.00828442000582559" calcext:value-type="float">
            <text:p>-0,00828442</text:p>
          </table:table-cell>
          <table:table-cell table:formula="of:=([.K59]-[.T59])/(1+[.T59])" office:value-type="float" office:value="-0.00399180759312138" calcext:value-type="float">
            <text:p>-0,0039918076</text:p>
          </table:table-cell>
          <table:table-cell table:formula="of:=([.L59]-[.T59])/(1+[.T59])" office:value-type="float" office:value="0.0224931137794706" calcext:value-type="float">
            <text:p>0,0224931138</text:p>
          </table:table-cell>
          <table:table-cell table:formula="of:=([.M59]-[.T59])/(1+[.T59])" office:value-type="float" office:value="0.0250494784875023" calcext:value-type="float">
            <text:p>0,0250494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9</text:p>
          </table:table-cell>
          <table:table-cell table:formula="of:=([.D60]-[.T60])/(1+[.T60])" office:value-type="float" office:value="-0.0119829163707482" calcext:value-type="float">
            <text:p>-0,0119829164</text:p>
          </table:table-cell>
          <table:table-cell table:formula="of:=([.E60]-[.T60])/(1+[.T60])" office:value-type="float" office:value="-0.00345524507930614" calcext:value-type="float">
            <text:p>-0,0034552451</text:p>
          </table:table-cell>
          <table:table-cell table:formula="of:=([.F60]-[.T60])/(1+[.T60])" office:value-type="float" office:value="0.0191027088946766" calcext:value-type="float">
            <text:p>0,0191027089</text:p>
          </table:table-cell>
          <table:table-cell table:formula="of:=([.G60]-[.T60])/(1+[.T60])" office:value-type="float" office:value="0.0510424396853231" calcext:value-type="float">
            <text:p>0,0510424397</text:p>
          </table:table-cell>
          <table:table-cell table:formula="of:=([.J60]-[.T60])/(1+[.T60])" office:value-type="float" office:value="-0.0138530638544023" calcext:value-type="float">
            <text:p>-0,0138530639</text:p>
          </table:table-cell>
          <table:table-cell table:formula="of:=([.K60]-[.T60])/(1+[.T60])" office:value-type="float" office:value="-0.00194674930170846" calcext:value-type="float">
            <text:p>-0,0019467493</text:p>
          </table:table-cell>
          <table:table-cell table:formula="of:=([.L60]-[.T60])/(1+[.T60])" office:value-type="float" office:value="0.00327470399140085" calcext:value-type="float">
            <text:p>0,003274704</text:p>
          </table:table-cell>
          <table:table-cell table:formula="of:=([.M60]-[.T60])/(1+[.T60])" office:value-type="float" office:value="-0.010300049416241" calcext:value-type="float">
            <text:p>-0,0103000494</text:p>
          </table:table-cell>
          <table:table-cell table:number-columns-repeated="1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rzVND2PP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ndex</text:p>
          </table:table-cell>
          <table:table-cell office:value-type="string" calcext:value-type="string">
            <text:p>rndexPPD</text:p>
          </table:table-cell>
          <table:table-cell office:value-type="string" calcext:value-type="string">
            <text:p>rndin</text:p>
          </table:table-cell>
          <table:table-cell office:value-type="string" calcext:value-type="string">
            <text:p>rndinPPD</text:p>
          </table:table-cell>
          <table:table-cell office:value-type="string" calcext:value-type="string">
            <text:p>rzex</text:p>
          </table:table-cell>
          <table:table-cell office:value-type="string" calcext:value-type="string">
            <text:p>rzexPPD</text:p>
          </table:table-cell>
          <table:table-cell office:value-type="string" calcext:value-type="string">
            <text:p>rzin</text:p>
          </table:table-cell>
          <table:table-cell office:value-type="string" calcext:value-type="string">
            <text:p>rzinPP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1</text:p>
          </table:table-cell>
          <table:table-cell table:formula="of:=([.D2]-[.U2])/(1+[.U2])" office:value-type="float" office:value="-0.0115044788269754" calcext:value-type="float">
            <text:p>-0,0115044788</text:p>
          </table:table-cell>
          <table:table-cell table:formula="of:=([.E2]-[.U2])/(1+[.U2])" office:value-type="float" office:value="-0.00896173190540435" calcext:value-type="float">
            <text:p>-0,0089617319</text:p>
          </table:table-cell>
          <table:table-cell table:formula="of:=([.F2]-[.U2])/(1+[.U2])" office:value-type="float" office:value="0.00731746269288014" calcext:value-type="float">
            <text:p>0,0073174627</text:p>
          </table:table-cell>
          <table:table-cell table:formula="of:=([.G2]-[.U2])/(1+[.U2])" office:value-type="float" office:value="0.0118835389286284" calcext:value-type="float">
            <text:p>0,0118835389</text:p>
          </table:table-cell>
          <table:table-cell table:formula="of:=([.J2]-[.U2])/(1+[.U2])" office:value-type="float" office:value="-0.00236910192629296" calcext:value-type="float">
            <text:p>-0,0023691019</text:p>
          </table:table-cell>
          <table:table-cell table:formula="of:=([.K2]-[.U2])/(1+[.U2])" office:value-type="float" office:value="0.0011470432648218" calcext:value-type="float">
            <text:p>0,0011470433</text:p>
          </table:table-cell>
          <table:table-cell table:formula="of:=([.L2]-[.U2])/(1+[.U2])" office:value-type="float" office:value="0.0121511665510614" calcext:value-type="float">
            <text:p>0,0121511666</text:p>
          </table:table-cell>
          <table:table-cell table:formula="of:=([.M2]-[.U2])/(1+[.U2])" office:value-type="float" office:value="0.00997173692982371" calcext:value-type="float">
            <text:p>0,00997173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2</text:p>
          </table:table-cell>
          <table:table-cell table:formula="of:=([.D3]-[.U3])/(1+[.U3])" office:value-type="float" office:value="-0.00332708303467488" calcext:value-type="float">
            <text:p>-0,003327083</text:p>
          </table:table-cell>
          <table:table-cell table:formula="of:=([.E3]-[.U3])/(1+[.U3])" office:value-type="float" office:value="0.000540187784020011" calcext:value-type="float">
            <text:p>0,0005401878</text:p>
          </table:table-cell>
          <table:table-cell table:formula="of:=([.F3]-[.U3])/(1+[.U3])" office:value-type="float" office:value="0.013963605898629" calcext:value-type="float">
            <text:p>0,0139636059</text:p>
          </table:table-cell>
          <table:table-cell table:formula="of:=([.G3]-[.U3])/(1+[.U3])" office:value-type="float" office:value="0.0121727535050365" calcext:value-type="float">
            <text:p>0,0121727535</text:p>
          </table:table-cell>
          <table:table-cell table:formula="of:=([.J3]-[.U3])/(1+[.U3])" office:value-type="float" office:value="0.00770846821712149" calcext:value-type="float">
            <text:p>0,0077084682</text:p>
          </table:table-cell>
          <table:table-cell table:formula="of:=([.K3]-[.U3])/(1+[.U3])" office:value-type="float" office:value="-0.0218548745787304" calcext:value-type="float">
            <text:p>-0,0218548746</text:p>
          </table:table-cell>
          <table:table-cell table:formula="of:=([.L3]-[.U3])/(1+[.U3])" office:value-type="float" office:value="0.0130566711042418" calcext:value-type="float">
            <text:p>0,0130566711</text:p>
          </table:table-cell>
          <table:table-cell table:formula="of:=([.M3]-[.U3])/(1+[.U3])" office:value-type="float" office:value="0.025448899773295" calcext:value-type="float">
            <text:p>0,02544889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3</text:p>
          </table:table-cell>
          <table:table-cell table:formula="of:=([.D4]-[.U4])/(1+[.U4])" office:value-type="float" office:value="0.0041576445628184" calcext:value-type="float">
            <text:p>0,0041576446</text:p>
          </table:table-cell>
          <table:table-cell table:formula="of:=([.E4]-[.U4])/(1+[.U4])" office:value-type="float" office:value="0.00496832869321005" calcext:value-type="float">
            <text:p>0,0049683287</text:p>
          </table:table-cell>
          <table:table-cell table:formula="of:=([.F4]-[.U4])/(1+[.U4])" office:value-type="float" office:value="0.0179746606341841" calcext:value-type="float">
            <text:p>0,0179746606</text:p>
          </table:table-cell>
          <table:table-cell table:formula="of:=([.G4]-[.U4])/(1+[.U4])" office:value-type="float" office:value="0.0202990085386261" calcext:value-type="float">
            <text:p>0,0202990085</text:p>
          </table:table-cell>
          <table:table-cell table:formula="of:=([.J4]-[.U4])/(1+[.U4])" office:value-type="float" office:value="-0.00222157423352885" calcext:value-type="float">
            <text:p>-0,0022215742</text:p>
          </table:table-cell>
          <table:table-cell table:formula="of:=([.K4]-[.U4])/(1+[.U4])" office:value-type="float" office:value="-0.00326874415795008" calcext:value-type="float">
            <text:p>-0,0032687442</text:p>
          </table:table-cell>
          <table:table-cell table:formula="of:=([.L4]-[.U4])/(1+[.U4])" office:value-type="float" office:value="0.0123734472280887" calcext:value-type="float">
            <text:p>0,0123734472</text:p>
          </table:table-cell>
          <table:table-cell table:formula="of:=([.M4]-[.U4])/(1+[.U4])" office:value-type="float" office:value="0.00827777625234021" calcext:value-type="float">
            <text:p>0,0082777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4</text:p>
          </table:table-cell>
          <table:table-cell table:formula="of:=([.D5]-[.U5])/(1+[.U5])" office:value-type="float" office:value="-0.00543065722496422" calcext:value-type="float">
            <text:p>-0,0054306572</text:p>
          </table:table-cell>
          <table:table-cell table:formula="of:=([.E5]-[.U5])/(1+[.U5])" office:value-type="float" office:value="-0.00939237403017483" calcext:value-type="float">
            <text:p>-0,009392374</text:p>
          </table:table-cell>
          <table:table-cell table:formula="of:=([.F5]-[.U5])/(1+[.U5])" office:value-type="float" office:value="0.0216938167620785" calcext:value-type="float">
            <text:p>0,0216938168</text:p>
          </table:table-cell>
          <table:table-cell table:formula="of:=([.G5]-[.U5])/(1+[.U5])" office:value-type="float" office:value="0.0282344592019172" calcext:value-type="float">
            <text:p>0,0282344592</text:p>
          </table:table-cell>
          <table:table-cell table:formula="of:=([.J5]-[.U5])/(1+[.U5])" office:value-type="float" office:value="-0.0123517921819748" calcext:value-type="float">
            <text:p>-0,0123517922</text:p>
          </table:table-cell>
          <table:table-cell table:formula="of:=([.K5]-[.U5])/(1+[.U5])" office:value-type="float" office:value="-0.0160493179563943" calcext:value-type="float">
            <text:p>-0,016049318</text:p>
          </table:table-cell>
          <table:table-cell table:formula="of:=([.L5]-[.U5])/(1+[.U5])" office:value-type="float" office:value="0.0214210108063704" calcext:value-type="float">
            <text:p>0,0214210108</text:p>
          </table:table-cell>
          <table:table-cell table:formula="of:=([.M5]-[.U5])/(1+[.U5])" office:value-type="float" office:value="-0.0144454103796061" calcext:value-type="float">
            <text:p>-0,0144454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5</text:p>
          </table:table-cell>
          <table:table-cell table:formula="of:=([.D6]-[.U6])/(1+[.U6])" office:value-type="float" office:value="0.00815446317212302" calcext:value-type="float">
            <text:p>0,0081544632</text:p>
          </table:table-cell>
          <table:table-cell table:formula="of:=([.E6]-[.U6])/(1+[.U6])" office:value-type="float" office:value="0.0132071271930036" calcext:value-type="float">
            <text:p>0,0132071272</text:p>
          </table:table-cell>
          <table:table-cell table:formula="of:=([.F6]-[.U6])/(1+[.U6])" office:value-type="float" office:value="0.0164574464053239" calcext:value-type="float">
            <text:p>0,0164574464</text:p>
          </table:table-cell>
          <table:table-cell table:formula="of:=([.G6]-[.U6])/(1+[.U6])" office:value-type="float" office:value="0.0317275018560198" calcext:value-type="float">
            <text:p>0,0317275019</text:p>
          </table:table-cell>
          <table:table-cell table:formula="of:=([.J6]-[.U6])/(1+[.U6])" office:value-type="float" office:value="-0.00706268681640131" calcext:value-type="float">
            <text:p>-0,0070626868</text:p>
          </table:table-cell>
          <table:table-cell table:formula="of:=([.K6]-[.U6])/(1+[.U6])" office:value-type="float" office:value="-0.00148616252827316" calcext:value-type="float">
            <text:p>-0,0014861625</text:p>
          </table:table-cell>
          <table:table-cell table:formula="of:=([.L6]-[.U6])/(1+[.U6])" office:value-type="float" office:value="0.00880914421855843" calcext:value-type="float">
            <text:p>0,0088091442</text:p>
          </table:table-cell>
          <table:table-cell table:formula="of:=([.M6]-[.U6])/(1+[.U6])" office:value-type="float" office:value="0.0313214764817906" calcext:value-type="float">
            <text:p>0,03132147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6</text:p>
          </table:table-cell>
          <table:table-cell table:formula="of:=([.D7]-[.U7])/(1+[.U7])" office:value-type="float" office:value="0.019334569643003" calcext:value-type="float">
            <text:p>0,0193345696</text:p>
          </table:table-cell>
          <table:table-cell table:formula="of:=([.E7]-[.U7])/(1+[.U7])" office:value-type="float" office:value="0.0220000981260578" calcext:value-type="float">
            <text:p>0,0220000981</text:p>
          </table:table-cell>
          <table:table-cell table:formula="of:=([.F7]-[.U7])/(1+[.U7])" office:value-type="float" office:value="0.0454462282476997" calcext:value-type="float">
            <text:p>0,0454462282</text:p>
          </table:table-cell>
          <table:table-cell table:formula="of:=([.G7]-[.U7])/(1+[.U7])" office:value-type="float" office:value="0.0415777214913076" calcext:value-type="float">
            <text:p>0,0415777215</text:p>
          </table:table-cell>
          <table:table-cell table:formula="of:=([.J7]-[.U7])/(1+[.U7])" office:value-type="float" office:value="0.0358049006198361" calcext:value-type="float">
            <text:p>0,0358049006</text:p>
          </table:table-cell>
          <table:table-cell table:formula="of:=([.K7]-[.U7])/(1+[.U7])" office:value-type="float" office:value="0.00835438176601537" calcext:value-type="float">
            <text:p>0,0083543818</text:p>
          </table:table-cell>
          <table:table-cell table:formula="of:=([.L7]-[.U7])/(1+[.U7])" office:value-type="float" office:value="0.012371060836091" calcext:value-type="float">
            <text:p>0,0123710608</text:p>
          </table:table-cell>
          <table:table-cell table:formula="of:=([.M7]-[.U7])/(1+[.U7])" office:value-type="float" office:value="0.0195148934806247" calcext:value-type="float">
            <text:p>0,0195148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7</text:p>
          </table:table-cell>
          <table:table-cell table:formula="of:=([.D8]-[.U8])/(1+[.U8])" office:value-type="float" office:value="0.00930468499867225" calcext:value-type="float">
            <text:p>0,009304685</text:p>
          </table:table-cell>
          <table:table-cell table:formula="of:=([.E8]-[.U8])/(1+[.U8])" office:value-type="float" office:value="0.00994357222505333" calcext:value-type="float">
            <text:p>0,0099435722</text:p>
          </table:table-cell>
          <table:table-cell table:formula="of:=([.F8]-[.U8])/(1+[.U8])" office:value-type="float" office:value="0.0455007405745976" calcext:value-type="float">
            <text:p>0,0455007406</text:p>
          </table:table-cell>
          <table:table-cell table:formula="of:=([.G8]-[.U8])/(1+[.U8])" office:value-type="float" office:value="0.0530872963807237" calcext:value-type="float">
            <text:p>0,0530872964</text:p>
          </table:table-cell>
          <table:table-cell table:formula="of:=([.J8]-[.U8])/(1+[.U8])" office:value-type="float" office:value="0.00421043823770556" calcext:value-type="float">
            <text:p>0,0042104382</text:p>
          </table:table-cell>
          <table:table-cell table:formula="of:=([.K8]-[.U8])/(1+[.U8])" office:value-type="float" office:value="-0.00312441711346161" calcext:value-type="float">
            <text:p>-0,0031244171</text:p>
          </table:table-cell>
          <table:table-cell table:formula="of:=([.L8]-[.U8])/(1+[.U8])" office:value-type="float" office:value="0.00798061858074258" calcext:value-type="float">
            <text:p>0,0079806186</text:p>
          </table:table-cell>
          <table:table-cell table:formula="of:=([.M8]-[.U8])/(1+[.U8])" office:value-type="float" office:value="-0.00041110751492916" calcext:value-type="float">
            <text:p>-0,0004111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8</text:p>
          </table:table-cell>
          <table:table-cell table:formula="of:=([.D9]-[.U9])/(1+[.U9])" office:value-type="float" office:value="0.00907760691097018" calcext:value-type="float">
            <text:p>0,0090776069</text:p>
          </table:table-cell>
          <table:table-cell table:formula="of:=([.E9]-[.U9])/(1+[.U9])" office:value-type="float" office:value="0.0166009102875398" calcext:value-type="float">
            <text:p>0,0166009103</text:p>
          </table:table-cell>
          <table:table-cell table:formula="of:=([.F9]-[.U9])/(1+[.U9])" office:value-type="float" office:value="0.0309808177193518" calcext:value-type="float">
            <text:p>0,0309808177</text:p>
          </table:table-cell>
          <table:table-cell table:formula="of:=([.G9]-[.U9])/(1+[.U9])" office:value-type="float" office:value="0.0318648260322955" calcext:value-type="float">
            <text:p>0,031864826</text:p>
          </table:table-cell>
          <table:table-cell table:formula="of:=([.J9]-[.U9])/(1+[.U9])" office:value-type="float" office:value="-0.00831964947554282" calcext:value-type="float">
            <text:p>-0,0083196495</text:p>
          </table:table-cell>
          <table:table-cell table:formula="of:=([.K9]-[.U9])/(1+[.U9])" office:value-type="float" office:value="0.017351578736218" calcext:value-type="float">
            <text:p>0,0173515787</text:p>
          </table:table-cell>
          <table:table-cell table:formula="of:=([.L9]-[.U9])/(1+[.U9])" office:value-type="float" office:value="0.0112456431296538" calcext:value-type="float">
            <text:p>0,0112456431</text:p>
          </table:table-cell>
          <table:table-cell table:formula="of:=([.M9]-[.U9])/(1+[.U9])" office:value-type="float" office:value="-0.00587025836833991" calcext:value-type="float">
            <text:p>-0,00587025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09</text:p>
          </table:table-cell>
          <table:table-cell table:formula="of:=([.D10]-[.U10])/(1+[.U10])" office:value-type="float" office:value="0.0178661389989145" calcext:value-type="float">
            <text:p>0,017866139</text:p>
          </table:table-cell>
          <table:table-cell table:formula="of:=([.E10]-[.U10])/(1+[.U10])" office:value-type="float" office:value="0.0181947446312872" calcext:value-type="float">
            <text:p>0,0181947446</text:p>
          </table:table-cell>
          <table:table-cell table:formula="of:=([.F10]-[.U10])/(1+[.U10])" office:value-type="float" office:value="0.0391515712743081" calcext:value-type="float">
            <text:p>0,0391515713</text:p>
          </table:table-cell>
          <table:table-cell table:formula="of:=([.G10]-[.U10])/(1+[.U10])" office:value-type="float" office:value="0.0396760332764654" calcext:value-type="float">
            <text:p>0,0396760333</text:p>
          </table:table-cell>
          <table:table-cell table:formula="of:=([.J10]-[.U10])/(1+[.U10])" office:value-type="float" office:value="0.00532811257761711" calcext:value-type="float">
            <text:p>0,0053281126</text:p>
          </table:table-cell>
          <table:table-cell table:formula="of:=([.K10]-[.U10])/(1+[.U10])" office:value-type="float" office:value="0.00654567984057604" calcext:value-type="float">
            <text:p>0,0065456798</text:p>
          </table:table-cell>
          <table:table-cell table:formula="of:=([.L10]-[.U10])/(1+[.U10])" office:value-type="float" office:value="0.00549841398281828" calcext:value-type="float">
            <text:p>0,005498414</text:p>
          </table:table-cell>
          <table:table-cell table:formula="of:=([.M10]-[.U10])/(1+[.U10])" office:value-type="float" office:value="0.00531962676876688" calcext:value-type="float">
            <text:p>0,00531962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0</text:p>
          </table:table-cell>
          <table:table-cell table:formula="of:=([.D11]-[.U11])/(1+[.U11])" office:value-type="float" office:value="0.00481136041907207" calcext:value-type="float">
            <text:p>0,0048113604</text:p>
          </table:table-cell>
          <table:table-cell table:formula="of:=([.E11]-[.U11])/(1+[.U11])" office:value-type="float" office:value="0.00715964585825655" calcext:value-type="float">
            <text:p>0,0071596459</text:p>
          </table:table-cell>
          <table:table-cell table:formula="of:=([.F11]-[.U11])/(1+[.U11])" office:value-type="float" office:value="0.0322647879348139" calcext:value-type="float">
            <text:p>0,0322647879</text:p>
          </table:table-cell>
          <table:table-cell table:formula="of:=([.G11]-[.U11])/(1+[.U11])" office:value-type="float" office:value="0.0237887010801764" calcext:value-type="float">
            <text:p>0,0237887011</text:p>
          </table:table-cell>
          <table:table-cell table:formula="of:=([.J11]-[.U11])/(1+[.U11])" office:value-type="float" office:value="0.000878532968322645" calcext:value-type="float">
            <text:p>0,000878533</text:p>
          </table:table-cell>
          <table:table-cell table:formula="of:=([.K11]-[.U11])/(1+[.U11])" office:value-type="float" office:value="0.0237014687918483" calcext:value-type="float">
            <text:p>0,0237014688</text:p>
          </table:table-cell>
          <table:table-cell table:formula="of:=([.L11]-[.U11])/(1+[.U11])" office:value-type="float" office:value="0.0112361785581871" calcext:value-type="float">
            <text:p>0,0112361786</text:p>
          </table:table-cell>
          <table:table-cell table:formula="of:=([.M11]-[.U11])/(1+[.U11])" office:value-type="float" office:value="0.0445006931522265" calcext:value-type="float">
            <text:p>0,04450069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1</text:p>
          </table:table-cell>
          <table:table-cell table:formula="of:=([.D12]-[.U12])/(1+[.U12])" office:value-type="float" office:value="-0.00212764612155087" calcext:value-type="float">
            <text:p>-0,0021276461</text:p>
          </table:table-cell>
          <table:table-cell table:formula="of:=([.E12]-[.U12])/(1+[.U12])" office:value-type="float" office:value="-0.00549179674536917" calcext:value-type="float">
            <text:p>-0,0054917967</text:p>
          </table:table-cell>
          <table:table-cell table:formula="of:=([.F12]-[.U12])/(1+[.U12])" office:value-type="float" office:value="0.0116367652344789" calcext:value-type="float">
            <text:p>0,0116367652</text:p>
          </table:table-cell>
          <table:table-cell table:formula="of:=([.G12]-[.U12])/(1+[.U12])" office:value-type="float" office:value="0.0106284588978891" calcext:value-type="float">
            <text:p>0,0106284589</text:p>
          </table:table-cell>
          <table:table-cell table:formula="of:=([.J12]-[.U12])/(1+[.U12])" office:value-type="float" office:value="-0.00987383381348833" calcext:value-type="float">
            <text:p>-0,0098738338</text:p>
          </table:table-cell>
          <table:table-cell table:formula="of:=([.K12]-[.U12])/(1+[.U12])" office:value-type="float" office:value="0.00144745847406512" calcext:value-type="float">
            <text:p>0,0014474585</text:p>
          </table:table-cell>
          <table:table-cell table:formula="of:=([.L12]-[.U12])/(1+[.U12])" office:value-type="float" office:value="0.00191515933251941" calcext:value-type="float">
            <text:p>0,0019151593</text:p>
          </table:table-cell>
          <table:table-cell table:formula="of:=([.M12]-[.U12])/(1+[.U12])" office:value-type="float" office:value="0.00829321184223939" calcext:value-type="float">
            <text:p>0,00829321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2</text:p>
          </table:table-cell>
          <table:table-cell table:formula="of:=([.D13]-[.U13])/(1+[.U13])" office:value-type="float" office:value="0.00257349975754027" calcext:value-type="float">
            <text:p>0,0025734998</text:p>
          </table:table-cell>
          <table:table-cell table:formula="of:=([.E13]-[.U13])/(1+[.U13])" office:value-type="float" office:value="-0.00160808843360232" calcext:value-type="float">
            <text:p>-0,0016080884</text:p>
          </table:table-cell>
          <table:table-cell table:formula="of:=([.F13]-[.U13])/(1+[.U13])" office:value-type="float" office:value="0.018065897071175" calcext:value-type="float">
            <text:p>0,0180658971</text:p>
          </table:table-cell>
          <table:table-cell table:formula="of:=([.G13]-[.U13])/(1+[.U13])" office:value-type="float" office:value="0.0313058925511634" calcext:value-type="float">
            <text:p>0,0313058926</text:p>
          </table:table-cell>
          <table:table-cell table:formula="of:=([.J13]-[.U13])/(1+[.U13])" office:value-type="float" office:value="0.0330885827935019" calcext:value-type="float">
            <text:p>0,0330885828</text:p>
          </table:table-cell>
          <table:table-cell table:formula="of:=([.K13]-[.U13])/(1+[.U13])" office:value-type="float" office:value="0.00271191067317564" calcext:value-type="float">
            <text:p>0,0027119107</text:p>
          </table:table-cell>
          <table:table-cell table:formula="of:=([.L13]-[.U13])/(1+[.U13])" office:value-type="float" office:value="0.024484871725422" calcext:value-type="float">
            <text:p>0,0244848717</text:p>
          </table:table-cell>
          <table:table-cell table:formula="of:=([.M13]-[.U13])/(1+[.U13])" office:value-type="float" office:value="0.0315003223492048" calcext:value-type="float">
            <text:p>0,03150032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3</text:p>
          </table:table-cell>
          <table:table-cell table:formula="of:=([.D14]-[.U14])/(1+[.U14])" office:value-type="float" office:value="-0.000505541975134851" calcext:value-type="float">
            <text:p>-0,000505542</text:p>
          </table:table-cell>
          <table:table-cell table:formula="of:=([.E14]-[.U14])/(1+[.U14])" office:value-type="float" office:value="0.00005561728861499" calcext:value-type="float">
            <text:p>5,561728861499E-005</text:p>
          </table:table-cell>
          <table:table-cell table:formula="of:=([.F14]-[.U14])/(1+[.U14])" office:value-type="float" office:value="0.0331815620633324" calcext:value-type="float">
            <text:p>0,0331815621</text:p>
          </table:table-cell>
          <table:table-cell table:formula="of:=([.G14]-[.U14])/(1+[.U14])" office:value-type="float" office:value="0.0259785478364299" calcext:value-type="float">
            <text:p>0,0259785478</text:p>
          </table:table-cell>
          <table:table-cell table:formula="of:=([.J14]-[.U14])/(1+[.U14])" office:value-type="float" office:value="0.0347208184716906" calcext:value-type="float">
            <text:p>0,0347208185</text:p>
          </table:table-cell>
          <table:table-cell table:formula="of:=([.K14]-[.U14])/(1+[.U14])" office:value-type="float" office:value="0.0190847849126022" calcext:value-type="float">
            <text:p>0,0190847849</text:p>
          </table:table-cell>
          <table:table-cell table:formula="of:=([.L14]-[.U14])/(1+[.U14])" office:value-type="float" office:value="0.019885673868658" calcext:value-type="float">
            <text:p>0,0198856739</text:p>
          </table:table-cell>
          <table:table-cell table:formula="of:=([.M14]-[.U14])/(1+[.U14])" office:value-type="float" office:value="0.00986468505463727" calcext:value-type="float">
            <text:p>0,0098646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4</text:p>
          </table:table-cell>
          <table:table-cell table:formula="of:=([.D15]-[.U15])/(1+[.U15])" office:value-type="float" office:value="-0.0338307459101306" calcext:value-type="float">
            <text:p>-0,0338307459</text:p>
          </table:table-cell>
          <table:table-cell table:formula="of:=([.E15]-[.U15])/(1+[.U15])" office:value-type="float" office:value="-0.0291678582707293" calcext:value-type="float">
            <text:p>-0,0291678583</text:p>
          </table:table-cell>
          <table:table-cell table:formula="of:=([.F15]-[.U15])/(1+[.U15])" office:value-type="float" office:value="-0.00279415427701293" calcext:value-type="float">
            <text:p>-0,0027941543</text:p>
          </table:table-cell>
          <table:table-cell table:formula="of:=([.G15]-[.U15])/(1+[.U15])" office:value-type="float" office:value="-0.00872398610685177" calcext:value-type="float">
            <text:p>-0,0087239861</text:p>
          </table:table-cell>
          <table:table-cell table:formula="of:=([.J15]-[.U15])/(1+[.U15])" office:value-type="float" office:value="-0.0266648141475062" calcext:value-type="float">
            <text:p>-0,0266648141</text:p>
          </table:table-cell>
          <table:table-cell table:formula="of:=([.K15]-[.U15])/(1+[.U15])" office:value-type="float" office:value="-0.0253165193923253" calcext:value-type="float">
            <text:p>-0,0253165194</text:p>
          </table:table-cell>
          <table:table-cell table:formula="of:=([.L15]-[.U15])/(1+[.U15])" office:value-type="float" office:value="0.000385413443045706" calcext:value-type="float">
            <text:p>0,0003854134</text:p>
          </table:table-cell>
          <table:table-cell table:formula="of:=([.M15]-[.U15])/(1+[.U15])" office:value-type="float" office:value="-0.0101276327926829" calcext:value-type="float">
            <text:p>-0,01012763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5</text:p>
          </table:table-cell>
          <table:table-cell table:formula="of:=([.D16]-[.U16])/(1+[.U16])" office:value-type="float" office:value="-0.00407992168814061" calcext:value-type="float">
            <text:p>-0,0040799217</text:p>
          </table:table-cell>
          <table:table-cell table:formula="of:=([.E16]-[.U16])/(1+[.U16])" office:value-type="float" office:value="-0.00655747107757195" calcext:value-type="float">
            <text:p>-0,0065574711</text:p>
          </table:table-cell>
          <table:table-cell table:formula="of:=([.F16]-[.U16])/(1+[.U16])" office:value-type="float" office:value="0.0197816789252003" calcext:value-type="float">
            <text:p>0,0197816789</text:p>
          </table:table-cell>
          <table:table-cell table:formula="of:=([.G16]-[.U16])/(1+[.U16])" office:value-type="float" office:value="0.0124535166728166" calcext:value-type="float">
            <text:p>0,0124535167</text:p>
          </table:table-cell>
          <table:table-cell table:formula="of:=([.J16]-[.U16])/(1+[.U16])" office:value-type="float" office:value="-0.0162331727965708" calcext:value-type="float">
            <text:p>-0,0162331728</text:p>
          </table:table-cell>
          <table:table-cell table:formula="of:=([.K16]-[.U16])/(1+[.U16])" office:value-type="float" office:value="-0.00322252536627428" calcext:value-type="float">
            <text:p>-0,0032225254</text:p>
          </table:table-cell>
          <table:table-cell table:formula="of:=([.L16]-[.U16])/(1+[.U16])" office:value-type="float" office:value="-0.000319480266214436" calcext:value-type="float">
            <text:p>-0,0003194803</text:p>
          </table:table-cell>
          <table:table-cell table:formula="of:=([.M16]-[.U16])/(1+[.U16])" office:value-type="float" office:value="0.00493903872957363" calcext:value-type="float">
            <text:p>0,00493903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6</text:p>
          </table:table-cell>
          <table:table-cell table:formula="of:=([.D17]-[.U17])/(1+[.U17])" office:value-type="float" office:value="0.0146472197923806" calcext:value-type="float">
            <text:p>0,0146472198</text:p>
          </table:table-cell>
          <table:table-cell table:formula="of:=([.E17]-[.U17])/(1+[.U17])" office:value-type="float" office:value="0.00527778497690768" calcext:value-type="float">
            <text:p>0,005277785</text:p>
          </table:table-cell>
          <table:table-cell table:formula="of:=([.F17]-[.U17])/(1+[.U17])" office:value-type="float" office:value="0.0330892146273242" calcext:value-type="float">
            <text:p>0,0330892146</text:p>
          </table:table-cell>
          <table:table-cell table:formula="of:=([.G17]-[.U17])/(1+[.U17])" office:value-type="float" office:value="0.0298105360056417" calcext:value-type="float">
            <text:p>0,029810536</text:p>
          </table:table-cell>
          <table:table-cell table:formula="of:=([.J17]-[.U17])/(1+[.U17])" office:value-type="float" office:value="0.0326968566347084" calcext:value-type="float">
            <text:p>0,0326968566</text:p>
          </table:table-cell>
          <table:table-cell table:formula="of:=([.K17]-[.U17])/(1+[.U17])" office:value-type="float" office:value="0.0164182382258988" calcext:value-type="float">
            <text:p>0,0164182382</text:p>
          </table:table-cell>
          <table:table-cell table:formula="of:=([.L17]-[.U17])/(1+[.U17])" office:value-type="float" office:value="0.0259980283694218" calcext:value-type="float">
            <text:p>0,0259980284</text:p>
          </table:table-cell>
          <table:table-cell table:formula="of:=([.M17]-[.U17])/(1+[.U17])" office:value-type="float" office:value="-0.000823688718543401" calcext:value-type="float">
            <text:p>-0,00082368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7</text:p>
          </table:table-cell>
          <table:table-cell table:formula="of:=([.D18]-[.U18])/(1+[.U18])" office:value-type="float" office:value="0.0027599046672397" calcext:value-type="float">
            <text:p>0,0027599047</text:p>
          </table:table-cell>
          <table:table-cell table:formula="of:=([.E18]-[.U18])/(1+[.U18])" office:value-type="float" office:value="-0.00553158661293036" calcext:value-type="float">
            <text:p>-0,0055315866</text:p>
          </table:table-cell>
          <table:table-cell table:formula="of:=([.F18]-[.U18])/(1+[.U18])" office:value-type="float" office:value="0.0250461540052465" calcext:value-type="float">
            <text:p>0,025046154</text:p>
          </table:table-cell>
          <table:table-cell table:formula="of:=([.G18]-[.U18])/(1+[.U18])" office:value-type="float" office:value="0.0239836136884148" calcext:value-type="float">
            <text:p>0,0239836137</text:p>
          </table:table-cell>
          <table:table-cell table:formula="of:=([.J18]-[.U18])/(1+[.U18])" office:value-type="float" office:value="-0.0145525989054408" calcext:value-type="float">
            <text:p>-0,0145525989</text:p>
          </table:table-cell>
          <table:table-cell table:formula="of:=([.K18]-[.U18])/(1+[.U18])" office:value-type="float" office:value="0.00147685156770417" calcext:value-type="float">
            <text:p>0,0014768516</text:p>
          </table:table-cell>
          <table:table-cell table:formula="of:=([.L18]-[.U18])/(1+[.U18])" office:value-type="float" office:value="0.00457418005007546" calcext:value-type="float">
            <text:p>0,0045741801</text:p>
          </table:table-cell>
          <table:table-cell table:formula="of:=([.M18]-[.U18])/(1+[.U18])" office:value-type="float" office:value="0.0103588345243545" calcext:value-type="float">
            <text:p>0,01035883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8</text:p>
          </table:table-cell>
          <table:table-cell table:formula="of:=([.D19]-[.U19])/(1+[.U19])" office:value-type="float" office:value="0.00406869912667602" calcext:value-type="float">
            <text:p>0,0040686991</text:p>
          </table:table-cell>
          <table:table-cell table:formula="of:=([.E19]-[.U19])/(1+[.U19])" office:value-type="float" office:value="0.00541109272550239" calcext:value-type="float">
            <text:p>0,0054110927</text:p>
          </table:table-cell>
          <table:table-cell table:formula="of:=([.F19]-[.U19])/(1+[.U19])" office:value-type="float" office:value="0.0223986043618166" calcext:value-type="float">
            <text:p>0,0223986044</text:p>
          </table:table-cell>
          <table:table-cell table:formula="of:=([.G19]-[.U19])/(1+[.U19])" office:value-type="float" office:value="0.0253995920508052" calcext:value-type="float">
            <text:p>0,0253995921</text:p>
          </table:table-cell>
          <table:table-cell table:formula="of:=([.J19]-[.U19])/(1+[.U19])" office:value-type="float" office:value="-0.00547575242007138" calcext:value-type="float">
            <text:p>-0,0054757524</text:p>
          </table:table-cell>
          <table:table-cell table:formula="of:=([.K19]-[.U19])/(1+[.U19])" office:value-type="float" office:value="0.0181000473133946" calcext:value-type="float">
            <text:p>0,0181000473</text:p>
          </table:table-cell>
          <table:table-cell table:formula="of:=([.L19]-[.U19])/(1+[.U19])" office:value-type="float" office:value="0.0211689033735248" calcext:value-type="float">
            <text:p>0,0211689034</text:p>
          </table:table-cell>
          <table:table-cell table:formula="of:=([.M19]-[.U19])/(1+[.U19])" office:value-type="float" office:value="0.00628122747241656" calcext:value-type="float">
            <text:p>0,00628122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19</text:p>
          </table:table-cell>
          <table:table-cell table:formula="of:=([.D20]-[.U20])/(1+[.U20])" office:value-type="float" office:value="-0.00261499974924134" calcext:value-type="float">
            <text:p>-0,0026149997</text:p>
          </table:table-cell>
          <table:table-cell table:formula="of:=([.E20]-[.U20])/(1+[.U20])" office:value-type="float" office:value="-0.00612975233306439" calcext:value-type="float">
            <text:p>-0,0061297523</text:p>
          </table:table-cell>
          <table:table-cell table:formula="of:=([.F20]-[.U20])/(1+[.U20])" office:value-type="float" office:value="0.0258936664125774" calcext:value-type="float">
            <text:p>0,0258936664</text:p>
          </table:table-cell>
          <table:table-cell table:formula="of:=([.G20]-[.U20])/(1+[.U20])" office:value-type="float" office:value="0.0139416053204648" calcext:value-type="float">
            <text:p>0,0139416053</text:p>
          </table:table-cell>
          <table:table-cell table:formula="of:=([.J20]-[.U20])/(1+[.U20])" office:value-type="float" office:value="0.000454055728375136" calcext:value-type="float">
            <text:p>0,0004540557</text:p>
          </table:table-cell>
          <table:table-cell table:formula="of:=([.K20]-[.U20])/(1+[.U20])" office:value-type="float" office:value="-0.0180467456425158" calcext:value-type="float">
            <text:p>-0,0180467456</text:p>
          </table:table-cell>
          <table:table-cell table:formula="of:=([.L20]-[.U20])/(1+[.U20])" office:value-type="float" office:value="-0.00674070036030466" calcext:value-type="float">
            <text:p>-0,0067407004</text:p>
          </table:table-cell>
          <table:table-cell table:formula="of:=([.M20]-[.U20])/(1+[.U20])" office:value-type="float" office:value="0.0136237855258255" calcext:value-type="float">
            <text:p>0,01362378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0</text:p>
          </table:table-cell>
          <table:table-cell table:formula="of:=([.D21]-[.U21])/(1+[.U21])" office:value-type="float" office:value="0.00787903326429507" calcext:value-type="float">
            <text:p>0,0078790333</text:p>
          </table:table-cell>
          <table:table-cell table:formula="of:=([.E21]-[.U21])/(1+[.U21])" office:value-type="float" office:value="-0.00331791267187712" calcext:value-type="float">
            <text:p>-0,0033179127</text:p>
          </table:table-cell>
          <table:table-cell table:formula="of:=([.F21]-[.U21])/(1+[.U21])" office:value-type="float" office:value="0.0267918852830444" calcext:value-type="float">
            <text:p>0,0267918853</text:p>
          </table:table-cell>
          <table:table-cell table:formula="of:=([.G21]-[.U21])/(1+[.U21])" office:value-type="float" office:value="0.0321523002278397" calcext:value-type="float">
            <text:p>0,0321523002</text:p>
          </table:table-cell>
          <table:table-cell table:formula="of:=([.J21]-[.U21])/(1+[.U21])" office:value-type="float" office:value="0.017523339106709" calcext:value-type="float">
            <text:p>0,0175233391</text:p>
          </table:table-cell>
          <table:table-cell table:formula="of:=([.K21]-[.U21])/(1+[.U21])" office:value-type="float" office:value="0.017365210518656" calcext:value-type="float">
            <text:p>0,0173652105</text:p>
          </table:table-cell>
          <table:table-cell table:formula="of:=([.L21]-[.U21])/(1+[.U21])" office:value-type="float" office:value="0.0314193333683235" calcext:value-type="float">
            <text:p>0,0314193334</text:p>
          </table:table-cell>
          <table:table-cell table:formula="of:=([.M21]-[.U21])/(1+[.U21])" office:value-type="float" office:value="0.0289822305762821" calcext:value-type="float">
            <text:p>0,02898223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1</text:p>
          </table:table-cell>
          <table:table-cell table:formula="of:=([.D22]-[.U22])/(1+[.U22])" office:value-type="float" office:value="0.0125639539023324" calcext:value-type="float">
            <text:p>0,0125639539</text:p>
          </table:table-cell>
          <table:table-cell table:formula="of:=([.E22]-[.U22])/(1+[.U22])" office:value-type="float" office:value="0.00983922583507583" calcext:value-type="float">
            <text:p>0,0098392258</text:p>
          </table:table-cell>
          <table:table-cell table:formula="of:=([.F22]-[.U22])/(1+[.U22])" office:value-type="float" office:value="0.0201393702232859" calcext:value-type="float">
            <text:p>0,0201393702</text:p>
          </table:table-cell>
          <table:table-cell table:formula="of:=([.G22]-[.U22])/(1+[.U22])" office:value-type="float" office:value="0.0363405895553221" calcext:value-type="float">
            <text:p>0,0363405896</text:p>
          </table:table-cell>
          <table:table-cell table:formula="of:=([.J22]-[.U22])/(1+[.U22])" office:value-type="float" office:value="-0.00376726809853659" calcext:value-type="float">
            <text:p>-0,0037672681</text:p>
          </table:table-cell>
          <table:table-cell table:formula="of:=([.K22]-[.U22])/(1+[.U22])" office:value-type="float" office:value="0.00731202045168662" calcext:value-type="float">
            <text:p>0,0073120205</text:p>
          </table:table-cell>
          <table:table-cell table:formula="of:=([.L22]-[.U22])/(1+[.U22])" office:value-type="float" office:value="0.025383553887414" calcext:value-type="float">
            <text:p>0,0253835539</text:p>
          </table:table-cell>
          <table:table-cell table:formula="of:=([.M22]-[.U22])/(1+[.U22])" office:value-type="float" office:value="0.0136551238440104" calcext:value-type="float">
            <text:p>0,01365512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2</text:p>
          </table:table-cell>
          <table:table-cell table:formula="of:=([.D23]-[.U23])/(1+[.U23])" office:value-type="float" office:value="-0.0032875553582334" calcext:value-type="float">
            <text:p>-0,0032875554</text:p>
          </table:table-cell>
          <table:table-cell table:formula="of:=([.E23]-[.U23])/(1+[.U23])" office:value-type="float" office:value="-0.00283229949526063" calcext:value-type="float">
            <text:p>-0,0028322995</text:p>
          </table:table-cell>
          <table:table-cell table:formula="of:=([.F23]-[.U23])/(1+[.U23])" office:value-type="float" office:value="0.0188804032714178" calcext:value-type="float">
            <text:p>0,0188804033</text:p>
          </table:table-cell>
          <table:table-cell table:formula="of:=([.G23]-[.U23])/(1+[.U23])" office:value-type="float" office:value="0.0147553759770984" calcext:value-type="float">
            <text:p>0,014755376</text:p>
          </table:table-cell>
          <table:table-cell table:formula="of:=([.J23]-[.U23])/(1+[.U23])" office:value-type="float" office:value="-0.00183268687383198" calcext:value-type="float">
            <text:p>-0,0018326869</text:p>
          </table:table-cell>
          <table:table-cell table:formula="of:=([.K23]-[.U23])/(1+[.U23])" office:value-type="float" office:value="-0.00170027835425674" calcext:value-type="float">
            <text:p>-0,0017002784</text:p>
          </table:table-cell>
          <table:table-cell table:formula="of:=([.L23]-[.U23])/(1+[.U23])" office:value-type="float" office:value="0.0162280263998688" calcext:value-type="float">
            <text:p>0,0162280264</text:p>
          </table:table-cell>
          <table:table-cell table:formula="of:=([.M23]-[.U23])/(1+[.U23])" office:value-type="float" office:value="0.00420992170975823" calcext:value-type="float">
            <text:p>0,00420992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3</text:p>
          </table:table-cell>
          <table:table-cell table:formula="of:=([.D24]-[.U24])/(1+[.U24])" office:value-type="float" office:value="0.00618517333353957" calcext:value-type="float">
            <text:p>0,0061851733</text:p>
          </table:table-cell>
          <table:table-cell table:formula="of:=([.E24]-[.U24])/(1+[.U24])" office:value-type="float" office:value="0.01115746142907" calcext:value-type="float">
            <text:p>0,0111574614</text:p>
          </table:table-cell>
          <table:table-cell table:formula="of:=([.F24]-[.U24])/(1+[.U24])" office:value-type="float" office:value="0.0225491665160147" calcext:value-type="float">
            <text:p>0,0225491665</text:p>
          </table:table-cell>
          <table:table-cell table:formula="of:=([.G24]-[.U24])/(1+[.U24])" office:value-type="float" office:value="0.0316192201610026" calcext:value-type="float">
            <text:p>0,0316192202</text:p>
          </table:table-cell>
          <table:table-cell table:formula="of:=([.J24]-[.U24])/(1+[.U24])" office:value-type="float" office:value="0.00726184341928068" calcext:value-type="float">
            <text:p>0,0072618434</text:p>
          </table:table-cell>
          <table:table-cell table:formula="of:=([.K24]-[.U24])/(1+[.U24])" office:value-type="float" office:value="0.000460463286197798" calcext:value-type="float">
            <text:p>0,0004604633</text:p>
          </table:table-cell>
          <table:table-cell table:formula="of:=([.L24]-[.U24])/(1+[.U24])" office:value-type="float" office:value="0.0251130856453978" calcext:value-type="float">
            <text:p>0,0251130856</text:p>
          </table:table-cell>
          <table:table-cell table:formula="of:=([.M24]-[.U24])/(1+[.U24])" office:value-type="float" office:value="0.013976506028173" calcext:value-type="float">
            <text:p>0,0139765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4</text:p>
          </table:table-cell>
          <table:table-cell table:formula="of:=([.D25]-[.U25])/(1+[.U25])" office:value-type="float" office:value="-0.00820552434514942" calcext:value-type="float">
            <text:p>-0,0082055243</text:p>
          </table:table-cell>
          <table:table-cell table:formula="of:=([.E25]-[.U25])/(1+[.U25])" office:value-type="float" office:value="-0.0106232200782749" calcext:value-type="float">
            <text:p>-0,0106232201</text:p>
          </table:table-cell>
          <table:table-cell table:formula="of:=([.F25]-[.U25])/(1+[.U25])" office:value-type="float" office:value="0.00449195361234569" calcext:value-type="float">
            <text:p>0,0044919536</text:p>
          </table:table-cell>
          <table:table-cell table:formula="of:=([.G25]-[.U25])/(1+[.U25])" office:value-type="float" office:value="0.0165199040966712" calcext:value-type="float">
            <text:p>0,0165199041</text:p>
          </table:table-cell>
          <table:table-cell table:formula="of:=([.J25]-[.U25])/(1+[.U25])" office:value-type="float" office:value="-0.0170876298412894" calcext:value-type="float">
            <text:p>-0,0170876298</text:p>
          </table:table-cell>
          <table:table-cell table:formula="of:=([.K25]-[.U25])/(1+[.U25])" office:value-type="float" office:value="-0.00149089965943128" calcext:value-type="float">
            <text:p>-0,0014908997</text:p>
          </table:table-cell>
          <table:table-cell table:formula="of:=([.L25]-[.U25])/(1+[.U25])" office:value-type="float" office:value="-0.00250739182541652" calcext:value-type="float">
            <text:p>-0,0025073918</text:p>
          </table:table-cell>
          <table:table-cell table:formula="of:=([.M25]-[.U25])/(1+[.U25])" office:value-type="float" office:value="0.0405188990429017" calcext:value-type="float">
            <text:p>0,040518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5</text:p>
          </table:table-cell>
          <table:table-cell table:formula="of:=([.D26]-[.U26])/(1+[.U26])" office:value-type="float" office:value="-0.000547882267709879" calcext:value-type="float">
            <text:p>-0,0005478823</text:p>
          </table:table-cell>
          <table:table-cell table:formula="of:=([.E26]-[.U26])/(1+[.U26])" office:value-type="float" office:value="0.0052850723733091" calcext:value-type="float">
            <text:p>0,0052850724</text:p>
          </table:table-cell>
          <table:table-cell table:formula="of:=([.F26]-[.U26])/(1+[.U26])" office:value-type="float" office:value="0.0358474709654224" calcext:value-type="float">
            <text:p>0,035847471</text:p>
          </table:table-cell>
          <table:table-cell table:formula="of:=([.G26]-[.U26])/(1+[.U26])" office:value-type="float" office:value="0.0358836364029142" calcext:value-type="float">
            <text:p>0,0358836364</text:p>
          </table:table-cell>
          <table:table-cell table:formula="of:=([.J26]-[.U26])/(1+[.U26])" office:value-type="float" office:value="-0.0062495804809251" calcext:value-type="float">
            <text:p>-0,0062495805</text:p>
          </table:table-cell>
          <table:table-cell table:formula="of:=([.K26]-[.U26])/(1+[.U26])" office:value-type="float" office:value="0.0179582131997867" calcext:value-type="float">
            <text:p>0,0179582132</text:p>
          </table:table-cell>
          <table:table-cell table:formula="of:=([.L26]-[.U26])/(1+[.U26])" office:value-type="float" office:value="0.0359639718947295" calcext:value-type="float">
            <text:p>0,0359639719</text:p>
          </table:table-cell>
          <table:table-cell table:formula="of:=([.M26]-[.U26])/(1+[.U26])" office:value-type="float" office:value="0.0440261641027461" calcext:value-type="float">
            <text:p>0,04402616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6</text:p>
          </table:table-cell>
          <table:table-cell table:formula="of:=([.D27]-[.U27])/(1+[.U27])" office:value-type="float" office:value="-0.0177029235576268" calcext:value-type="float">
            <text:p>-0,0177029236</text:p>
          </table:table-cell>
          <table:table-cell table:formula="of:=([.E27]-[.U27])/(1+[.U27])" office:value-type="float" office:value="-0.0254604002310503" calcext:value-type="float">
            <text:p>-0,0254604002</text:p>
          </table:table-cell>
          <table:table-cell table:formula="of:=([.F27]-[.U27])/(1+[.U27])" office:value-type="float" office:value="0.000524322198567193" calcext:value-type="float">
            <text:p>0,0005243222</text:p>
          </table:table-cell>
          <table:table-cell table:formula="of:=([.G27]-[.U27])/(1+[.U27])" office:value-type="float" office:value="0.0091932033154175" calcext:value-type="float">
            <text:p>0,0091932033</text:p>
          </table:table-cell>
          <table:table-cell table:formula="of:=([.J27]-[.U27])/(1+[.U27])" office:value-type="float" office:value="-0.00297599921459402" calcext:value-type="float">
            <text:p>-0,0029759992</text:p>
          </table:table-cell>
          <table:table-cell table:formula="of:=([.K27]-[.U27])/(1+[.U27])" office:value-type="float" office:value="-0.00247659566973753" calcext:value-type="float">
            <text:p>-0,0024765957</text:p>
          </table:table-cell>
          <table:table-cell table:formula="of:=([.L27]-[.U27])/(1+[.U27])" office:value-type="float" office:value="0.00506392009393395" calcext:value-type="float">
            <text:p>0,0050639201</text:p>
          </table:table-cell>
          <table:table-cell table:formula="of:=([.M27]-[.U27])/(1+[.U27])" office:value-type="float" office:value="-0.0127200359278273" calcext:value-type="float">
            <text:p>-0,0127200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7</text:p>
          </table:table-cell>
          <table:table-cell table:formula="of:=([.D28]-[.U28])/(1+[.U28])" office:value-type="float" office:value="0.0231592308106589" calcext:value-type="float">
            <text:p>0,0231592308</text:p>
          </table:table-cell>
          <table:table-cell table:formula="of:=([.E28]-[.U28])/(1+[.U28])" office:value-type="float" office:value="0.00604970240564534" calcext:value-type="float">
            <text:p>0,0060497024</text:p>
          </table:table-cell>
          <table:table-cell table:formula="of:=([.F28]-[.U28])/(1+[.U28])" office:value-type="float" office:value="0.0461343786374463" calcext:value-type="float">
            <text:p>0,0461343786</text:p>
          </table:table-cell>
          <table:table-cell table:formula="of:=([.G28]-[.U28])/(1+[.U28])" office:value-type="float" office:value="0.0389659135955036" calcext:value-type="float">
            <text:p>0,0389659136</text:p>
          </table:table-cell>
          <table:table-cell table:formula="of:=([.J28]-[.U28])/(1+[.U28])" office:value-type="float" office:value="0.0173109813699675" calcext:value-type="float">
            <text:p>0,0173109814</text:p>
          </table:table-cell>
          <table:table-cell table:formula="of:=([.K28]-[.U28])/(1+[.U28])" office:value-type="float" office:value="0.0231971730598386" calcext:value-type="float">
            <text:p>0,0231971731</text:p>
          </table:table-cell>
          <table:table-cell table:formula="of:=([.L28]-[.U28])/(1+[.U28])" office:value-type="float" office:value="-0.00917348486943645" calcext:value-type="float">
            <text:p>-0,0091734849</text:p>
          </table:table-cell>
          <table:table-cell table:formula="of:=([.M28]-[.U28])/(1+[.U28])" office:value-type="float" office:value="0.0153334235796038" calcext:value-type="float">
            <text:p>0,0153334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8</text:p>
          </table:table-cell>
          <table:table-cell table:formula="of:=([.D29]-[.U29])/(1+[.U29])" office:value-type="float" office:value="-0.00893200988380577" calcext:value-type="float">
            <text:p>-0,0089320099</text:p>
          </table:table-cell>
          <table:table-cell table:formula="of:=([.E29]-[.U29])/(1+[.U29])" office:value-type="float" office:value="0.0014708614677511" calcext:value-type="float">
            <text:p>0,0014708615</text:p>
          </table:table-cell>
          <table:table-cell table:formula="of:=([.F29]-[.U29])/(1+[.U29])" office:value-type="float" office:value="0.017849838171701" calcext:value-type="float">
            <text:p>0,0178498382</text:p>
          </table:table-cell>
          <table:table-cell table:formula="of:=([.G29]-[.U29])/(1+[.U29])" office:value-type="float" office:value="0.0168564557068036" calcext:value-type="float">
            <text:p>0,0168564557</text:p>
          </table:table-cell>
          <table:table-cell table:formula="of:=([.J29]-[.U29])/(1+[.U29])" office:value-type="float" office:value="-0.0148802311523476" calcext:value-type="float">
            <text:p>-0,0148802312</text:p>
          </table:table-cell>
          <table:table-cell table:formula="of:=([.K29]-[.U29])/(1+[.U29])" office:value-type="float" office:value="-0.0236274011813461" calcext:value-type="float">
            <text:p>-0,0236274012</text:p>
          </table:table-cell>
          <table:table-cell table:formula="of:=([.L29]-[.U29])/(1+[.U29])" office:value-type="float" office:value="0.00560134709829696" calcext:value-type="float">
            <text:p>0,0056013471</text:p>
          </table:table-cell>
          <table:table-cell table:formula="of:=([.M29]-[.U29])/(1+[.U29])" office:value-type="float" office:value="0.018175823234456" calcext:value-type="float">
            <text:p>0,01817582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29</text:p>
          </table:table-cell>
          <table:table-cell table:formula="of:=([.D30]-[.U30])/(1+[.U30])" office:value-type="float" office:value="0.00639203780621723" calcext:value-type="float">
            <text:p>0,0063920378</text:p>
          </table:table-cell>
          <table:table-cell table:formula="of:=([.E30]-[.U30])/(1+[.U30])" office:value-type="float" office:value="0.007820995776769" calcext:value-type="float">
            <text:p>0,0078209958</text:p>
          </table:table-cell>
          <table:table-cell table:formula="of:=([.F30]-[.U30])/(1+[.U30])" office:value-type="float" office:value="0.0189376465375589" calcext:value-type="float">
            <text:p>0,0189376465</text:p>
          </table:table-cell>
          <table:table-cell table:formula="of:=([.G30]-[.U30])/(1+[.U30])" office:value-type="float" office:value="0.0270878197462025" calcext:value-type="float">
            <text:p>0,0270878197</text:p>
          </table:table-cell>
          <table:table-cell table:formula="of:=([.J30]-[.U30])/(1+[.U30])" office:value-type="float" office:value="0.00449507160361022" calcext:value-type="float">
            <text:p>0,0044950716</text:p>
          </table:table-cell>
          <table:table-cell table:formula="of:=([.K30]-[.U30])/(1+[.U30])" office:value-type="float" office:value="0.00154634809509298" calcext:value-type="float">
            <text:p>0,0015463481</text:p>
          </table:table-cell>
          <table:table-cell table:formula="of:=([.L30]-[.U30])/(1+[.U30])" office:value-type="float" office:value="-0.0104457807515316" calcext:value-type="float">
            <text:p>-0,0104457808</text:p>
          </table:table-cell>
          <table:table-cell table:formula="of:=([.M30]-[.U30])/(1+[.U30])" office:value-type="float" office:value="0.00099655484238629" calcext:value-type="float">
            <text:p>0,00099655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0_20_30</text:p>
          </table:table-cell>
          <table:table-cell table:formula="of:=([.D31]-[.U31])/(1+[.U31])" office:value-type="float" office:value="0.0143238514821303" calcext:value-type="float">
            <text:p>0,0143238515</text:p>
          </table:table-cell>
          <table:table-cell table:formula="of:=([.E31]-[.U31])/(1+[.U31])" office:value-type="float" office:value="0.0166112589660378" calcext:value-type="float">
            <text:p>0,016611259</text:p>
          </table:table-cell>
          <table:table-cell table:formula="of:=([.F31]-[.U31])/(1+[.U31])" office:value-type="float" office:value="0.0434495931732001" calcext:value-type="float">
            <text:p>0,0434495932</text:p>
          </table:table-cell>
          <table:table-cell table:formula="of:=([.G31]-[.U31])/(1+[.U31])" office:value-type="float" office:value="0.0379970372943556" calcext:value-type="float">
            <text:p>0,0379970373</text:p>
          </table:table-cell>
          <table:table-cell table:formula="of:=([.J31]-[.U31])/(1+[.U31])" office:value-type="float" office:value="0.0443676270374714" calcext:value-type="float">
            <text:p>0,044367627</text:p>
          </table:table-cell>
          <table:table-cell table:formula="of:=([.K31]-[.U31])/(1+[.U31])" office:value-type="float" office:value="0.0183897234191935" calcext:value-type="float">
            <text:p>0,0183897234</text:p>
          </table:table-cell>
          <table:table-cell table:formula="of:=([.L31]-[.U31])/(1+[.U31])" office:value-type="float" office:value="0.0343690089292901" calcext:value-type="float">
            <text:p>0,0343690089</text:p>
          </table:table-cell>
          <table:table-cell table:formula="of:=([.M31]-[.U31])/(1+[.U31])" office:value-type="float" office:value="0.0428330718692302" calcext:value-type="float">
            <text:p>0,04283307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1</text:p>
          </table:table-cell>
          <table:table-cell table:formula="of:=([.D32]-[.U32])/(1+[.U32])" office:value-type="float" office:value="-0.000154383906594108" calcext:value-type="float">
            <text:p>-0,0001543839</text:p>
          </table:table-cell>
          <table:table-cell table:formula="of:=([.E32]-[.U32])/(1+[.U32])" office:value-type="float" office:value="0.00295018294683765" calcext:value-type="float">
            <text:p>0,0029501829</text:p>
          </table:table-cell>
          <table:table-cell table:formula="of:=([.F32]-[.U32])/(1+[.U32])" office:value-type="float" office:value="0.0354733760754752" calcext:value-type="float">
            <text:p>0,0354733761</text:p>
          </table:table-cell>
          <table:table-cell table:formula="of:=([.G32]-[.U32])/(1+[.U32])" office:value-type="float" office:value="0.0382270964366038" calcext:value-type="float">
            <text:p>0,0382270964</text:p>
          </table:table-cell>
          <table:table-cell table:formula="of:=([.J32]-[.U32])/(1+[.U32])" office:value-type="float" office:value="0.00940902164971895" calcext:value-type="float">
            <text:p>0,0094090216</text:p>
          </table:table-cell>
          <table:table-cell table:formula="of:=([.K32]-[.U32])/(1+[.U32])" office:value-type="float" office:value="0.0118241088313033" calcext:value-type="float">
            <text:p>0,0118241088</text:p>
          </table:table-cell>
          <table:table-cell table:formula="of:=([.L32]-[.U32])/(1+[.U32])" office:value-type="float" office:value="0.00748265781150603" calcext:value-type="float">
            <text:p>0,0074826578</text:p>
          </table:table-cell>
          <table:table-cell table:formula="of:=([.M32]-[.U32])/(1+[.U32])" office:value-type="float" office:value="0.0285646485471358" calcext:value-type="float">
            <text:p>0,02856464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2</text:p>
          </table:table-cell>
          <table:table-cell table:formula="of:=([.D33]-[.U33])/(1+[.U33])" office:value-type="float" office:value="-0.013655270132221" calcext:value-type="float">
            <text:p>-0,0136552701</text:p>
          </table:table-cell>
          <table:table-cell table:formula="of:=([.E33]-[.U33])/(1+[.U33])" office:value-type="float" office:value="-0.0138009513046737" calcext:value-type="float">
            <text:p>-0,0138009513</text:p>
          </table:table-cell>
          <table:table-cell table:formula="of:=([.F33]-[.U33])/(1+[.U33])" office:value-type="float" office:value="0.0168731129277718" calcext:value-type="float">
            <text:p>0,0168731129</text:p>
          </table:table-cell>
          <table:table-cell table:formula="of:=([.G33]-[.U33])/(1+[.U33])" office:value-type="float" office:value="0.0238062510363594" calcext:value-type="float">
            <text:p>0,023806251</text:p>
          </table:table-cell>
          <table:table-cell table:formula="of:=([.J33]-[.U33])/(1+[.U33])" office:value-type="float" office:value="-0.0150321037439021" calcext:value-type="float">
            <text:p>-0,0150321037</text:p>
          </table:table-cell>
          <table:table-cell table:formula="of:=([.K33]-[.U33])/(1+[.U33])" office:value-type="float" office:value="-0.00151249388583399" calcext:value-type="float">
            <text:p>-0,0015124939</text:p>
          </table:table-cell>
          <table:table-cell table:formula="of:=([.L33]-[.U33])/(1+[.U33])" office:value-type="float" office:value="0.0322023457599405" calcext:value-type="float">
            <text:p>0,0322023458</text:p>
          </table:table-cell>
          <table:table-cell table:formula="of:=([.M33]-[.U33])/(1+[.U33])" office:value-type="float" office:value="0.0149862534073418" calcext:value-type="float">
            <text:p>0,01498625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3</text:p>
          </table:table-cell>
          <table:table-cell table:formula="of:=([.D34]-[.U34])/(1+[.U34])" office:value-type="float" office:value="-0.00543199799719976" calcext:value-type="float">
            <text:p>-0,005431998</text:p>
          </table:table-cell>
          <table:table-cell table:formula="of:=([.E34]-[.U34])/(1+[.U34])" office:value-type="float" office:value="-0.00607689360294485" calcext:value-type="float">
            <text:p>-0,0060768936</text:p>
          </table:table-cell>
          <table:table-cell table:formula="of:=([.F34]-[.U34])/(1+[.U34])" office:value-type="float" office:value="0.0196250137910707" calcext:value-type="float">
            <text:p>0,0196250138</text:p>
          </table:table-cell>
          <table:table-cell table:formula="of:=([.G34]-[.U34])/(1+[.U34])" office:value-type="float" office:value="0.0233170838234322" calcext:value-type="float">
            <text:p>0,0233170838</text:p>
          </table:table-cell>
          <table:table-cell table:formula="of:=([.J34]-[.U34])/(1+[.U34])" office:value-type="float" office:value="-0.0011565051970636" calcext:value-type="float">
            <text:p>-0,0011565052</text:p>
          </table:table-cell>
          <table:table-cell table:formula="of:=([.K34]-[.U34])/(1+[.U34])" office:value-type="float" office:value="-0.0103851149973708" calcext:value-type="float">
            <text:p>-0,010385115</text:p>
          </table:table-cell>
          <table:table-cell table:formula="of:=([.L34]-[.U34])/(1+[.U34])" office:value-type="float" office:value="0.0248881512148332" calcext:value-type="float">
            <text:p>0,0248881512</text:p>
          </table:table-cell>
          <table:table-cell table:formula="of:=([.M34]-[.U34])/(1+[.U34])" office:value-type="float" office:value="0.0233419385819943" calcext:value-type="float">
            <text:p>0,02334193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4</text:p>
          </table:table-cell>
          <table:table-cell table:formula="of:=([.D35]-[.U35])/(1+[.U35])" office:value-type="float" office:value="-0.00423526349003458" calcext:value-type="float">
            <text:p>-0,0042352635</text:p>
          </table:table-cell>
          <table:table-cell table:formula="of:=([.E35]-[.U35])/(1+[.U35])" office:value-type="float" office:value="-0.00686755765084632" calcext:value-type="float">
            <text:p>-0,0068675577</text:p>
          </table:table-cell>
          <table:table-cell table:formula="of:=([.F35]-[.U35])/(1+[.U35])" office:value-type="float" office:value="0.0239990381238041" calcext:value-type="float">
            <text:p>0,0239990381</text:p>
          </table:table-cell>
          <table:table-cell table:formula="of:=([.G35]-[.U35])/(1+[.U35])" office:value-type="float" office:value="0.0235351277319181" calcext:value-type="float">
            <text:p>0,0235351277</text:p>
          </table:table-cell>
          <table:table-cell table:formula="of:=([.J35]-[.U35])/(1+[.U35])" office:value-type="float" office:value="-0.00402156577892721" calcext:value-type="float">
            <text:p>-0,0040215658</text:p>
          </table:table-cell>
          <table:table-cell table:formula="of:=([.K35]-[.U35])/(1+[.U35])" office:value-type="float" office:value="-0.00782498772349692" calcext:value-type="float">
            <text:p>-0,0078249877</text:p>
          </table:table-cell>
          <table:table-cell table:formula="of:=([.L35]-[.U35])/(1+[.U35])" office:value-type="float" office:value="0.0214334358117443" calcext:value-type="float">
            <text:p>0,0214334358</text:p>
          </table:table-cell>
          <table:table-cell table:formula="of:=([.M35]-[.U35])/(1+[.U35])" office:value-type="float" office:value="0.0144359000046069" calcext:value-type="float">
            <text:p>0,0144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5</text:p>
          </table:table-cell>
          <table:table-cell table:formula="of:=([.D36]-[.U36])/(1+[.U36])" office:value-type="float" office:value="0.012691881046773" calcext:value-type="float">
            <text:p>0,012691881</text:p>
          </table:table-cell>
          <table:table-cell table:formula="of:=([.E36]-[.U36])/(1+[.U36])" office:value-type="float" office:value="0.00772192802230132" calcext:value-type="float">
            <text:p>0,007721928</text:p>
          </table:table-cell>
          <table:table-cell table:formula="of:=([.F36]-[.U36])/(1+[.U36])" office:value-type="float" office:value="0.0406257294711154" calcext:value-type="float">
            <text:p>0,0406257295</text:p>
          </table:table-cell>
          <table:table-cell table:formula="of:=([.G36]-[.U36])/(1+[.U36])" office:value-type="float" office:value="0.0541342323311244" calcext:value-type="float">
            <text:p>0,0541342323</text:p>
          </table:table-cell>
          <table:table-cell table:formula="of:=([.J36]-[.U36])/(1+[.U36])" office:value-type="float" office:value="0.000497631931784202" calcext:value-type="float">
            <text:p>0,0004976319</text:p>
          </table:table-cell>
          <table:table-cell table:formula="of:=([.K36]-[.U36])/(1+[.U36])" office:value-type="float" office:value="0.0198434470584831" calcext:value-type="float">
            <text:p>0,0198434471</text:p>
          </table:table-cell>
          <table:table-cell table:formula="of:=([.L36]-[.U36])/(1+[.U36])" office:value-type="float" office:value="0.0185780980216261" calcext:value-type="float">
            <text:p>0,018578098</text:p>
          </table:table-cell>
          <table:table-cell table:formula="of:=([.M36]-[.U36])/(1+[.U36])" office:value-type="float" office:value="0.0339548186088684" calcext:value-type="float">
            <text:p>0,03395481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6</text:p>
          </table:table-cell>
          <table:table-cell table:formula="of:=([.D37]-[.U37])/(1+[.U37])" office:value-type="float" office:value="-0.00292713230282536" calcext:value-type="float">
            <text:p>-0,0029271323</text:p>
          </table:table-cell>
          <table:table-cell table:formula="of:=([.E37]-[.U37])/(1+[.U37])" office:value-type="float" office:value="-0.00701629725604989" calcext:value-type="float">
            <text:p>-0,0070162973</text:p>
          </table:table-cell>
          <table:table-cell table:formula="of:=([.F37]-[.U37])/(1+[.U37])" office:value-type="float" office:value="0.0217454840546518" calcext:value-type="float">
            <text:p>0,0217454841</text:p>
          </table:table-cell>
          <table:table-cell table:formula="of:=([.G37]-[.U37])/(1+[.U37])" office:value-type="float" office:value="0.0330093879806133" calcext:value-type="float">
            <text:p>0,033009388</text:p>
          </table:table-cell>
          <table:table-cell table:formula="of:=([.J37]-[.U37])/(1+[.U37])" office:value-type="float" office:value="-0.0076756315023953" calcext:value-type="float">
            <text:p>-0,0076756315</text:p>
          </table:table-cell>
          <table:table-cell table:formula="of:=([.K37]-[.U37])/(1+[.U37])" office:value-type="float" office:value="-0.00479136495495436" calcext:value-type="float">
            <text:p>-0,004791365</text:p>
          </table:table-cell>
          <table:table-cell table:formula="of:=([.L37]-[.U37])/(1+[.U37])" office:value-type="float" office:value="0.0246794596709754" calcext:value-type="float">
            <text:p>0,0246794597</text:p>
          </table:table-cell>
          <table:table-cell table:formula="of:=([.M37]-[.U37])/(1+[.U37])" office:value-type="float" office:value="0.0340116482700341" calcext:value-type="float">
            <text:p>0,03401164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7</text:p>
          </table:table-cell>
          <table:table-cell table:formula="of:=([.D38]-[.U38])/(1+[.U38])" office:value-type="float" office:value="0.0178321527809686" calcext:value-type="float">
            <text:p>0,0178321528</text:p>
          </table:table-cell>
          <table:table-cell table:formula="of:=([.E38]-[.U38])/(1+[.U38])" office:value-type="float" office:value="0.00866413385988629" calcext:value-type="float">
            <text:p>0,0086641339</text:p>
          </table:table-cell>
          <table:table-cell table:formula="of:=([.F38]-[.U38])/(1+[.U38])" office:value-type="float" office:value="0.0580641198335216" calcext:value-type="float">
            <text:p>0,0580641198</text:p>
          </table:table-cell>
          <table:table-cell table:formula="of:=([.G38]-[.U38])/(1+[.U38])" office:value-type="float" office:value="0.0616908540846951" calcext:value-type="float">
            <text:p>0,0616908541</text:p>
          </table:table-cell>
          <table:table-cell table:formula="of:=([.J38]-[.U38])/(1+[.U38])" office:value-type="float" office:value="-0.00479604940182391" calcext:value-type="float">
            <text:p>-0,0047960494</text:p>
          </table:table-cell>
          <table:table-cell table:formula="of:=([.K38]-[.U38])/(1+[.U38])" office:value-type="float" office:value="0.0134069798092898" calcext:value-type="float">
            <text:p>0,0134069798</text:p>
          </table:table-cell>
          <table:table-cell table:formula="of:=([.L38]-[.U38])/(1+[.U38])" office:value-type="float" office:value="0.045315992232296" calcext:value-type="float">
            <text:p>0,0453159922</text:p>
          </table:table-cell>
          <table:table-cell table:formula="of:=([.M38]-[.U38])/(1+[.U38])" office:value-type="float" office:value="0.0463079947860617" calcext:value-type="float">
            <text:p>0,04630799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8</text:p>
          </table:table-cell>
          <table:table-cell table:formula="of:=([.D39]-[.U39])/(1+[.U39])" office:value-type="float" office:value="0.00544695320104186" calcext:value-type="float">
            <text:p>0,0054469532</text:p>
          </table:table-cell>
          <table:table-cell table:formula="of:=([.E39]-[.U39])/(1+[.U39])" office:value-type="float" office:value="0.00622093909460183" calcext:value-type="float">
            <text:p>0,0062209391</text:p>
          </table:table-cell>
          <table:table-cell table:formula="of:=([.F39]-[.U39])/(1+[.U39])" office:value-type="float" office:value="0.0414634344465294" calcext:value-type="float">
            <text:p>0,0414634344</text:p>
          </table:table-cell>
          <table:table-cell table:formula="of:=([.G39]-[.U39])/(1+[.U39])" office:value-type="float" office:value="0.0559111392711115" calcext:value-type="float">
            <text:p>0,0559111393</text:p>
          </table:table-cell>
          <table:table-cell table:formula="of:=([.J39]-[.U39])/(1+[.U39])" office:value-type="float" office:value="0.0005250374736657" calcext:value-type="float">
            <text:p>0,0005250375</text:p>
          </table:table-cell>
          <table:table-cell table:formula="of:=([.K39]-[.U39])/(1+[.U39])" office:value-type="float" office:value="0.010229916528216" calcext:value-type="float">
            <text:p>0,0102299165</text:p>
          </table:table-cell>
          <table:table-cell table:formula="of:=([.L39]-[.U39])/(1+[.U39])" office:value-type="float" office:value="0.0463499908973754" calcext:value-type="float">
            <text:p>0,0463499909</text:p>
          </table:table-cell>
          <table:table-cell table:formula="of:=([.M39]-[.U39])/(1+[.U39])" office:value-type="float" office:value="0.0351389977938678" calcext:value-type="float">
            <text:p>0,03513899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09</text:p>
          </table:table-cell>
          <table:table-cell table:formula="of:=([.D40]-[.U40])/(1+[.U40])" office:value-type="float" office:value="-0.00308500543690609" calcext:value-type="float">
            <text:p>-0,0030850054</text:p>
          </table:table-cell>
          <table:table-cell table:formula="of:=([.E40]-[.U40])/(1+[.U40])" office:value-type="float" office:value="-0.00120486595902171" calcext:value-type="float">
            <text:p>-0,001204866</text:p>
          </table:table-cell>
          <table:table-cell table:formula="of:=([.F40]-[.U40])/(1+[.U40])" office:value-type="float" office:value="0.0280197750315866" calcext:value-type="float">
            <text:p>0,028019775</text:p>
          </table:table-cell>
          <table:table-cell table:formula="of:=([.G40]-[.U40])/(1+[.U40])" office:value-type="float" office:value="0.0353202288775383" calcext:value-type="float">
            <text:p>0,0353202289</text:p>
          </table:table-cell>
          <table:table-cell table:formula="of:=([.J40]-[.U40])/(1+[.U40])" office:value-type="float" office:value="0.00536181176239962" calcext:value-type="float">
            <text:p>0,0053618118</text:p>
          </table:table-cell>
          <table:table-cell table:formula="of:=([.K40]-[.U40])/(1+[.U40])" office:value-type="float" office:value="0.00148606208987036" calcext:value-type="float">
            <text:p>0,0014860621</text:p>
          </table:table-cell>
          <table:table-cell table:formula="of:=([.L40]-[.U40])/(1+[.U40])" office:value-type="float" office:value="0.0337315474629722" calcext:value-type="float">
            <text:p>0,0337315475</text:p>
          </table:table-cell>
          <table:table-cell table:formula="of:=([.M40]-[.U40])/(1+[.U40])" office:value-type="float" office:value="0.0292639624140899" calcext:value-type="float">
            <text:p>0,02926396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0</text:p>
          </table:table-cell>
          <table:table-cell table:formula="of:=([.D41]-[.U41])/(1+[.U41])" office:value-type="float" office:value="-0.00919551982276388" calcext:value-type="float">
            <text:p>-0,0091955198</text:p>
          </table:table-cell>
          <table:table-cell table:formula="of:=([.E41]-[.U41])/(1+[.U41])" office:value-type="float" office:value="-0.00954319328739315" calcext:value-type="float">
            <text:p>-0,0095431933</text:p>
          </table:table-cell>
          <table:table-cell table:formula="of:=([.F41]-[.U41])/(1+[.U41])" office:value-type="float" office:value="0.0227700652203727" calcext:value-type="float">
            <text:p>0,0227700652</text:p>
          </table:table-cell>
          <table:table-cell table:formula="of:=([.G41]-[.U41])/(1+[.U41])" office:value-type="float" office:value="0.0258308367687232" calcext:value-type="float">
            <text:p>0,0258308368</text:p>
          </table:table-cell>
          <table:table-cell table:formula="of:=([.J41]-[.U41])/(1+[.U41])" office:value-type="float" office:value="-0.0164160166732347" calcext:value-type="float">
            <text:p>-0,0164160167</text:p>
          </table:table-cell>
          <table:table-cell table:formula="of:=([.K41]-[.U41])/(1+[.U41])" office:value-type="float" office:value="0.0099057697382979" calcext:value-type="float">
            <text:p>0,0099057697</text:p>
          </table:table-cell>
          <table:table-cell table:formula="of:=([.L41]-[.U41])/(1+[.U41])" office:value-type="float" office:value="0.0153347955866787" calcext:value-type="float">
            <text:p>0,0153347956</text:p>
          </table:table-cell>
          <table:table-cell table:formula="of:=([.M41]-[.U41])/(1+[.U41])" office:value-type="float" office:value="-0.000997745498873697" calcext:value-type="float">
            <text:p>-0,0009977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1</text:p>
          </table:table-cell>
          <table:table-cell table:formula="of:=([.D42]-[.U42])/(1+[.U42])" office:value-type="float" office:value="-0.00416787156444118" calcext:value-type="float">
            <text:p>-0,0041678716</text:p>
          </table:table-cell>
          <table:table-cell table:formula="of:=([.E42]-[.U42])/(1+[.U42])" office:value-type="float" office:value="0.00036283066383395" calcext:value-type="float">
            <text:p>0,0003628307</text:p>
          </table:table-cell>
          <table:table-cell table:formula="of:=([.F42]-[.U42])/(1+[.U42])" office:value-type="float" office:value="0.0272551936706588" calcext:value-type="float">
            <text:p>0,0272551937</text:p>
          </table:table-cell>
          <table:table-cell table:formula="of:=([.G42]-[.U42])/(1+[.U42])" office:value-type="float" office:value="0.0460018267635476" calcext:value-type="float">
            <text:p>0,0460018268</text:p>
          </table:table-cell>
          <table:table-cell table:formula="of:=([.J42]-[.U42])/(1+[.U42])" office:value-type="float" office:value="0.00641316095151052" calcext:value-type="float">
            <text:p>0,006413161</text:p>
          </table:table-cell>
          <table:table-cell table:formula="of:=([.K42]-[.U42])/(1+[.U42])" office:value-type="float" office:value="0.0084239191959489" calcext:value-type="float">
            <text:p>0,0084239192</text:p>
          </table:table-cell>
          <table:table-cell table:formula="of:=([.L42]-[.U42])/(1+[.U42])" office:value-type="float" office:value="0.0207999986243387" calcext:value-type="float">
            <text:p>0,0207999986</text:p>
          </table:table-cell>
          <table:table-cell table:formula="of:=([.M42]-[.U42])/(1+[.U42])" office:value-type="float" office:value="0.02084155505898" calcext:value-type="float">
            <text:p>0,02084155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2</text:p>
          </table:table-cell>
          <table:table-cell table:formula="of:=([.D43]-[.U43])/(1+[.U43])" office:value-type="float" office:value="0.0120181905574088" calcext:value-type="float">
            <text:p>0,0120181906</text:p>
          </table:table-cell>
          <table:table-cell table:formula="of:=([.E43]-[.U43])/(1+[.U43])" office:value-type="float" office:value="0.0118918401816796" calcext:value-type="float">
            <text:p>0,0118918402</text:p>
          </table:table-cell>
          <table:table-cell table:formula="of:=([.F43]-[.U43])/(1+[.U43])" office:value-type="float" office:value="0.0441070944615672" calcext:value-type="float">
            <text:p>0,0441070945</text:p>
          </table:table-cell>
          <table:table-cell table:formula="of:=([.G43]-[.U43])/(1+[.U43])" office:value-type="float" office:value="0.0524457321726634" calcext:value-type="float">
            <text:p>0,0524457322</text:p>
          </table:table-cell>
          <table:table-cell table:formula="of:=([.J43]-[.U43])/(1+[.U43])" office:value-type="float" office:value="0.0315487243872591" calcext:value-type="float">
            <text:p>0,0315487244</text:p>
          </table:table-cell>
          <table:table-cell table:formula="of:=([.K43]-[.U43])/(1+[.U43])" office:value-type="float" office:value="0.00682925242077383" calcext:value-type="float">
            <text:p>0,0068292524</text:p>
          </table:table-cell>
          <table:table-cell table:formula="of:=([.L43]-[.U43])/(1+[.U43])" office:value-type="float" office:value="0.0234160270726868" calcext:value-type="float">
            <text:p>0,0234160271</text:p>
          </table:table-cell>
          <table:table-cell table:formula="of:=([.M43]-[.U43])/(1+[.U43])" office:value-type="float" office:value="0.0472430581817665" calcext:value-type="float">
            <text:p>0,0472430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3</text:p>
          </table:table-cell>
          <table:table-cell table:formula="of:=([.D44]-[.U44])/(1+[.U44])" office:value-type="float" office:value="0.00285838575845754" calcext:value-type="float">
            <text:p>0,0028583858</text:p>
          </table:table-cell>
          <table:table-cell table:formula="of:=([.E44]-[.U44])/(1+[.U44])" office:value-type="float" office:value="0.000521578078667988" calcext:value-type="float">
            <text:p>0,0005215781</text:p>
          </table:table-cell>
          <table:table-cell table:formula="of:=([.F44]-[.U44])/(1+[.U44])" office:value-type="float" office:value="0.0420135116204091" calcext:value-type="float">
            <text:p>0,0420135116</text:p>
          </table:table-cell>
          <table:table-cell table:formula="of:=([.G44]-[.U44])/(1+[.U44])" office:value-type="float" office:value="0.0495382353501626" calcext:value-type="float">
            <text:p>0,0495382354</text:p>
          </table:table-cell>
          <table:table-cell table:formula="of:=([.J44]-[.U44])/(1+[.U44])" office:value-type="float" office:value="-0.00498443644336033" calcext:value-type="float">
            <text:p>-0,0049844364</text:p>
          </table:table-cell>
          <table:table-cell table:formula="of:=([.K44]-[.U44])/(1+[.U44])" office:value-type="float" office:value="0.00231669910690167" calcext:value-type="float">
            <text:p>0,0023166991</text:p>
          </table:table-cell>
          <table:table-cell table:formula="of:=([.L44]-[.U44])/(1+[.U44])" office:value-type="float" office:value="0.0407908146337171" calcext:value-type="float">
            <text:p>0,0407908146</text:p>
          </table:table-cell>
          <table:table-cell table:formula="of:=([.M44]-[.U44])/(1+[.U44])" office:value-type="float" office:value="0.0236354250621953" calcext:value-type="float">
            <text:p>0,02363542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4</text:p>
          </table:table-cell>
          <table:table-cell table:formula="of:=([.D45]-[.U45])/(1+[.U45])" office:value-type="float" office:value="-0.00416615290341625" calcext:value-type="float">
            <text:p>-0,0041661529</text:p>
          </table:table-cell>
          <table:table-cell table:formula="of:=([.E45]-[.U45])/(1+[.U45])" office:value-type="float" office:value="-0.00339490923611716" calcext:value-type="float">
            <text:p>-0,0033949092</text:p>
          </table:table-cell>
          <table:table-cell table:formula="of:=([.F45]-[.U45])/(1+[.U45])" office:value-type="float" office:value="0.0158073335596287" calcext:value-type="float">
            <text:p>0,0158073336</text:p>
          </table:table-cell>
          <table:table-cell table:formula="of:=([.G45]-[.U45])/(1+[.U45])" office:value-type="float" office:value="0.026787831441966" calcext:value-type="float">
            <text:p>0,0267878314</text:p>
          </table:table-cell>
          <table:table-cell table:formula="of:=([.J45]-[.U45])/(1+[.U45])" office:value-type="float" office:value="-0.0049832879640863" calcext:value-type="float">
            <text:p>-0,004983288</text:p>
          </table:table-cell>
          <table:table-cell table:formula="of:=([.K45]-[.U45])/(1+[.U45])" office:value-type="float" office:value="0.00175489071477234" calcext:value-type="float">
            <text:p>0,0017548907</text:p>
          </table:table-cell>
          <table:table-cell table:formula="of:=([.L45]-[.U45])/(1+[.U45])" office:value-type="float" office:value="0.0000218439200179086" calcext:value-type="float">
            <text:p>2,18439200179086E-005</text:p>
          </table:table-cell>
          <table:table-cell table:formula="of:=([.M45]-[.U45])/(1+[.U45])" office:value-type="float" office:value="0.0252779183740612" calcext:value-type="float">
            <text:p>0,02527791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5</text:p>
          </table:table-cell>
          <table:table-cell table:formula="of:=([.D46]-[.U46])/(1+[.U46])" office:value-type="float" office:value="-0.00237315983068521" calcext:value-type="float">
            <text:p>-0,0023731598</text:p>
          </table:table-cell>
          <table:table-cell table:formula="of:=([.E46]-[.U46])/(1+[.U46])" office:value-type="float" office:value="0.00333143333582215" calcext:value-type="float">
            <text:p>0,0033314333</text:p>
          </table:table-cell>
          <table:table-cell table:formula="of:=([.F46]-[.U46])/(1+[.U46])" office:value-type="float" office:value="0.0303847844799948" calcext:value-type="float">
            <text:p>0,0303847845</text:p>
          </table:table-cell>
          <table:table-cell table:formula="of:=([.G46]-[.U46])/(1+[.U46])" office:value-type="float" office:value="0.0447511234889437" calcext:value-type="float">
            <text:p>0,0447511235</text:p>
          </table:table-cell>
          <table:table-cell table:formula="of:=([.J46]-[.U46])/(1+[.U46])" office:value-type="float" office:value="0.000824088377392222" calcext:value-type="float">
            <text:p>0,0008240884</text:p>
          </table:table-cell>
          <table:table-cell table:formula="of:=([.K46]-[.U46])/(1+[.U46])" office:value-type="float" office:value="0.0109356086785957" calcext:value-type="float">
            <text:p>0,0109356087</text:p>
          </table:table-cell>
          <table:table-cell table:formula="of:=([.L46]-[.U46])/(1+[.U46])" office:value-type="float" office:value="0.0413475177236988" calcext:value-type="float">
            <text:p>0,0413475177</text:p>
          </table:table-cell>
          <table:table-cell table:formula="of:=([.M46]-[.U46])/(1+[.U46])" office:value-type="float" office:value="0.0541139866238514" calcext:value-type="float">
            <text:p>0,05411398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6</text:p>
          </table:table-cell>
          <table:table-cell table:formula="of:=([.D47]-[.U47])/(1+[.U47])" office:value-type="float" office:value="0.00576561110602185" calcext:value-type="float">
            <text:p>0,0057656111</text:p>
          </table:table-cell>
          <table:table-cell table:formula="of:=([.E47]-[.U47])/(1+[.U47])" office:value-type="float" office:value="-0.000691812388479174" calcext:value-type="float">
            <text:p>-0,0006918124</text:p>
          </table:table-cell>
          <table:table-cell table:formula="of:=([.F47]-[.U47])/(1+[.U47])" office:value-type="float" office:value="0.041580543245559" calcext:value-type="float">
            <text:p>0,0415805432</text:p>
          </table:table-cell>
          <table:table-cell table:formula="of:=([.G47]-[.U47])/(1+[.U47])" office:value-type="float" office:value="0.0454466936890903" calcext:value-type="float">
            <text:p>0,0454466937</text:p>
          </table:table-cell>
          <table:table-cell table:formula="of:=([.J47]-[.U47])/(1+[.U47])" office:value-type="float" office:value="-0.00939255539403215" calcext:value-type="float">
            <text:p>-0,0093925554</text:p>
          </table:table-cell>
          <table:table-cell table:formula="of:=([.K47]-[.U47])/(1+[.U47])" office:value-type="float" office:value="-0.00580379648355524" calcext:value-type="float">
            <text:p>-0,0058037965</text:p>
          </table:table-cell>
          <table:table-cell table:formula="of:=([.L47]-[.U47])/(1+[.U47])" office:value-type="float" office:value="0.0154370816391945" calcext:value-type="float">
            <text:p>0,0154370816</text:p>
          </table:table-cell>
          <table:table-cell table:formula="of:=([.M47]-[.U47])/(1+[.U47])" office:value-type="float" office:value="0.0204031804515245" calcext:value-type="float">
            <text:p>0,0204031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7</text:p>
          </table:table-cell>
          <table:table-cell table:formula="of:=([.D48]-[.U48])/(1+[.U48])" office:value-type="float" office:value="-0.00717449317082308" calcext:value-type="float">
            <text:p>-0,0071744932</text:p>
          </table:table-cell>
          <table:table-cell table:formula="of:=([.E48]-[.U48])/(1+[.U48])" office:value-type="float" office:value="-0.00803925464829459" calcext:value-type="float">
            <text:p>-0,0080392546</text:p>
          </table:table-cell>
          <table:table-cell table:formula="of:=([.F48]-[.U48])/(1+[.U48])" office:value-type="float" office:value="0.0272505671290431" calcext:value-type="float">
            <text:p>0,0272505671</text:p>
          </table:table-cell>
          <table:table-cell table:formula="of:=([.G48]-[.U48])/(1+[.U48])" office:value-type="float" office:value="0.035244937306928" calcext:value-type="float">
            <text:p>0,0352449373</text:p>
          </table:table-cell>
          <table:table-cell table:formula="of:=([.J48]-[.U48])/(1+[.U48])" office:value-type="float" office:value="-0.00421126408523077" calcext:value-type="float">
            <text:p>-0,0042112641</text:p>
          </table:table-cell>
          <table:table-cell table:formula="of:=([.K48]-[.U48])/(1+[.U48])" office:value-type="float" office:value="-0.0185441185876176" calcext:value-type="float">
            <text:p>-0,0185441186</text:p>
          </table:table-cell>
          <table:table-cell table:formula="of:=([.L48]-[.U48])/(1+[.U48])" office:value-type="float" office:value="0.00705113204707536" calcext:value-type="float">
            <text:p>0,007051132</text:p>
          </table:table-cell>
          <table:table-cell table:formula="of:=([.M48]-[.U48])/(1+[.U48])" office:value-type="float" office:value="0.0207844514880483" calcext:value-type="float">
            <text:p>0,0207844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8</text:p>
          </table:table-cell>
          <table:table-cell table:formula="of:=([.D49]-[.U49])/(1+[.U49])" office:value-type="float" office:value="0.0045630424052778" calcext:value-type="float">
            <text:p>0,0045630424</text:p>
          </table:table-cell>
          <table:table-cell table:formula="of:=([.E49]-[.U49])/(1+[.U49])" office:value-type="float" office:value="0.00342249819863454" calcext:value-type="float">
            <text:p>0,0034224982</text:p>
          </table:table-cell>
          <table:table-cell table:formula="of:=([.F49]-[.U49])/(1+[.U49])" office:value-type="float" office:value="0.0351913525225079" calcext:value-type="float">
            <text:p>0,0351913525</text:p>
          </table:table-cell>
          <table:table-cell table:formula="of:=([.G49]-[.U49])/(1+[.U49])" office:value-type="float" office:value="0.0496755618663723" calcext:value-type="float">
            <text:p>0,0496755619</text:p>
          </table:table-cell>
          <table:table-cell table:formula="of:=([.J49]-[.U49])/(1+[.U49])" office:value-type="float" office:value="0.0076765290063118" calcext:value-type="float">
            <text:p>0,007676529</text:p>
          </table:table-cell>
          <table:table-cell table:formula="of:=([.K49]-[.U49])/(1+[.U49])" office:value-type="float" office:value="0.00427403529329846" calcext:value-type="float">
            <text:p>0,0042740353</text:p>
          </table:table-cell>
          <table:table-cell table:formula="of:=([.L49]-[.U49])/(1+[.U49])" office:value-type="float" office:value="0.0172381922561867" calcext:value-type="float">
            <text:p>0,0172381923</text:p>
          </table:table-cell>
          <table:table-cell table:formula="of:=([.M49]-[.U49])/(1+[.U49])" office:value-type="float" office:value="0.0199130228047289" calcext:value-type="float">
            <text:p>0,0199130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19</text:p>
          </table:table-cell>
          <table:table-cell table:formula="of:=([.D50]-[.U50])/(1+[.U50])" office:value-type="float" office:value="-0.00907234188230551" calcext:value-type="float">
            <text:p>-0,0090723419</text:p>
          </table:table-cell>
          <table:table-cell table:formula="of:=([.E50]-[.U50])/(1+[.U50])" office:value-type="float" office:value="-0.000910068080712671" calcext:value-type="float">
            <text:p>-0,0009100681</text:p>
          </table:table-cell>
          <table:table-cell table:formula="of:=([.F50]-[.U50])/(1+[.U50])" office:value-type="float" office:value="0.0431785696311551" calcext:value-type="float">
            <text:p>0,0431785696</text:p>
          </table:table-cell>
          <table:table-cell table:formula="of:=([.G50]-[.U50])/(1+[.U50])" office:value-type="float" office:value="0.0509030591727176" calcext:value-type="float">
            <text:p>0,0509030592</text:p>
          </table:table-cell>
          <table:table-cell table:formula="of:=([.J50]-[.U50])/(1+[.U50])" office:value-type="float" office:value="-0.0254465536881879" calcext:value-type="float">
            <text:p>-0,0254465537</text:p>
          </table:table-cell>
          <table:table-cell table:formula="of:=([.K50]-[.U50])/(1+[.U50])" office:value-type="float" office:value="-0.00724424428380666" calcext:value-type="float">
            <text:p>-0,0072442443</text:p>
          </table:table-cell>
          <table:table-cell table:formula="of:=([.L50]-[.U50])/(1+[.U50])" office:value-type="float" office:value="0.0117776192440824" calcext:value-type="float">
            <text:p>0,0117776192</text:p>
          </table:table-cell>
          <table:table-cell table:formula="of:=([.M50]-[.U50])/(1+[.U50])" office:value-type="float" office:value="0.0185659764764177" calcext:value-type="float">
            <text:p>0,01856597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0</text:p>
          </table:table-cell>
          <table:table-cell table:formula="of:=([.D51]-[.U51])/(1+[.U51])" office:value-type="float" office:value="0.00980657722056815" calcext:value-type="float">
            <text:p>0,0098065772</text:p>
          </table:table-cell>
          <table:table-cell table:formula="of:=([.E51]-[.U51])/(1+[.U51])" office:value-type="float" office:value="0.0063719094808027" calcext:value-type="float">
            <text:p>0,0063719095</text:p>
          </table:table-cell>
          <table:table-cell table:formula="of:=([.F51]-[.U51])/(1+[.U51])" office:value-type="float" office:value="0.0464570057518133" calcext:value-type="float">
            <text:p>0,0464570058</text:p>
          </table:table-cell>
          <table:table-cell table:formula="of:=([.G51]-[.U51])/(1+[.U51])" office:value-type="float" office:value="0.0565454448565892" calcext:value-type="float">
            <text:p>0,0565454449</text:p>
          </table:table-cell>
          <table:table-cell table:formula="of:=([.J51]-[.U51])/(1+[.U51])" office:value-type="float" office:value="0.000982517528677395" calcext:value-type="float">
            <text:p>0,0009825175</text:p>
          </table:table-cell>
          <table:table-cell table:formula="of:=([.K51]-[.U51])/(1+[.U51])" office:value-type="float" office:value="0.00332828294654655" calcext:value-type="float">
            <text:p>0,0033282829</text:p>
          </table:table-cell>
          <table:table-cell table:formula="of:=([.L51]-[.U51])/(1+[.U51])" office:value-type="float" office:value="0.0112704281207386" calcext:value-type="float">
            <text:p>0,0112704281</text:p>
          </table:table-cell>
          <table:table-cell table:formula="of:=([.M51]-[.U51])/(1+[.U51])" office:value-type="float" office:value="0.00332982475514393" calcext:value-type="float">
            <text:p>0,0033298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1</text:p>
          </table:table-cell>
          <table:table-cell table:formula="of:=([.D52]-[.U52])/(1+[.U52])" office:value-type="float" office:value="-0.00826437498795119" calcext:value-type="float">
            <text:p>-0,008264375</text:p>
          </table:table-cell>
          <table:table-cell table:formula="of:=([.E52]-[.U52])/(1+[.U52])" office:value-type="float" office:value="-0.012887260334583" calcext:value-type="float">
            <text:p>-0,0128872603</text:p>
          </table:table-cell>
          <table:table-cell table:formula="of:=([.F52]-[.U52])/(1+[.U52])" office:value-type="float" office:value="0.0284607575724092" calcext:value-type="float">
            <text:p>0,0284607576</text:p>
          </table:table-cell>
          <table:table-cell table:formula="of:=([.G52]-[.U52])/(1+[.U52])" office:value-type="float" office:value="0.0355962829966799" calcext:value-type="float">
            <text:p>0,035596283</text:p>
          </table:table-cell>
          <table:table-cell table:formula="of:=([.J52]-[.U52])/(1+[.U52])" office:value-type="float" office:value="-0.0107519065323094" calcext:value-type="float">
            <text:p>-0,0107519065</text:p>
          </table:table-cell>
          <table:table-cell table:formula="of:=([.K52]-[.U52])/(1+[.U52])" office:value-type="float" office:value="0.00490904739447246" calcext:value-type="float">
            <text:p>0,0049090474</text:p>
          </table:table-cell>
          <table:table-cell table:formula="of:=([.L52]-[.U52])/(1+[.U52])" office:value-type="float" office:value="0.00624337315747329" calcext:value-type="float">
            <text:p>0,0062433732</text:p>
          </table:table-cell>
          <table:table-cell table:formula="of:=([.M52]-[.U52])/(1+[.U52])" office:value-type="float" office:value="0.0144020478030739" calcext:value-type="float">
            <text:p>0,01440204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2</text:p>
          </table:table-cell>
          <table:table-cell table:formula="of:=([.D53]-[.U53])/(1+[.U53])" office:value-type="float" office:value="-0.00969781315340057" calcext:value-type="float">
            <text:p>-0,0096978132</text:p>
          </table:table-cell>
          <table:table-cell table:formula="of:=([.E53]-[.U53])/(1+[.U53])" office:value-type="float" office:value="-0.00344132816387874" calcext:value-type="float">
            <text:p>-0,0034413282</text:p>
          </table:table-cell>
          <table:table-cell table:formula="of:=([.F53]-[.U53])/(1+[.U53])" office:value-type="float" office:value="0.0192078794731871" calcext:value-type="float">
            <text:p>0,0192078795</text:p>
          </table:table-cell>
          <table:table-cell table:formula="of:=([.G53]-[.U53])/(1+[.U53])" office:value-type="float" office:value="0.0285234495795184" calcext:value-type="float">
            <text:p>0,0285234496</text:p>
          </table:table-cell>
          <table:table-cell table:formula="of:=([.J53]-[.U53])/(1+[.U53])" office:value-type="float" office:value="-0.00888902831269782" calcext:value-type="float">
            <text:p>-0,0088890283</text:p>
          </table:table-cell>
          <table:table-cell table:formula="of:=([.K53]-[.U53])/(1+[.U53])" office:value-type="float" office:value="-0.00440088084160013" calcext:value-type="float">
            <text:p>-0,0044008808</text:p>
          </table:table-cell>
          <table:table-cell table:formula="of:=([.L53]-[.U53])/(1+[.U53])" office:value-type="float" office:value="0.0111657557380423" calcext:value-type="float">
            <text:p>0,0111657557</text:p>
          </table:table-cell>
          <table:table-cell table:formula="of:=([.M53]-[.U53])/(1+[.U53])" office:value-type="float" office:value="0.0155654958393876" calcext:value-type="float">
            <text:p>0,01556549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3</text:p>
          </table:table-cell>
          <table:table-cell table:formula="of:=([.D54]-[.U54])/(1+[.U54])" office:value-type="float" office:value="-0.000991714868227727" calcext:value-type="float">
            <text:p>-0,0009917149</text:p>
          </table:table-cell>
          <table:table-cell table:formula="of:=([.E54]-[.U54])/(1+[.U54])" office:value-type="float" office:value="-0.00954765673934849" calcext:value-type="float">
            <text:p>-0,0095476567</text:p>
          </table:table-cell>
          <table:table-cell table:formula="of:=([.F54]-[.U54])/(1+[.U54])" office:value-type="float" office:value="0.0260225341120913" calcext:value-type="float">
            <text:p>0,0260225341</text:p>
          </table:table-cell>
          <table:table-cell table:formula="of:=([.G54]-[.U54])/(1+[.U54])" office:value-type="float" office:value="0.0335688703226407" calcext:value-type="float">
            <text:p>0,0335688703</text:p>
          </table:table-cell>
          <table:table-cell table:formula="of:=([.J54]-[.U54])/(1+[.U54])" office:value-type="float" office:value="-0.0144524645413912" calcext:value-type="float">
            <text:p>-0,0144524645</text:p>
          </table:table-cell>
          <table:table-cell table:formula="of:=([.K54]-[.U54])/(1+[.U54])" office:value-type="float" office:value="0.00452411057338295" calcext:value-type="float">
            <text:p>0,0045241106</text:p>
          </table:table-cell>
          <table:table-cell table:formula="of:=([.L54]-[.U54])/(1+[.U54])" office:value-type="float" office:value="0.0207277070369571" calcext:value-type="float">
            <text:p>0,020727707</text:p>
          </table:table-cell>
          <table:table-cell table:formula="of:=([.M54]-[.U54])/(1+[.U54])" office:value-type="float" office:value="0.024564999508474" calcext:value-type="float">
            <text:p>0,0245649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4</text:p>
          </table:table-cell>
          <table:table-cell table:formula="of:=([.D55]-[.U55])/(1+[.U55])" office:value-type="float" office:value="-0.0100184822161749" calcext:value-type="float">
            <text:p>-0,0100184822</text:p>
          </table:table-cell>
          <table:table-cell table:formula="of:=([.E55]-[.U55])/(1+[.U55])" office:value-type="float" office:value="-0.00802758158889685" calcext:value-type="float">
            <text:p>-0,0080275816</text:p>
          </table:table-cell>
          <table:table-cell table:formula="of:=([.F55]-[.U55])/(1+[.U55])" office:value-type="float" office:value="0.0295188905310396" calcext:value-type="float">
            <text:p>0,0295188905</text:p>
          </table:table-cell>
          <table:table-cell table:formula="of:=([.G55]-[.U55])/(1+[.U55])" office:value-type="float" office:value="0.0369555620939617" calcext:value-type="float">
            <text:p>0,0369555621</text:p>
          </table:table-cell>
          <table:table-cell table:formula="of:=([.J55]-[.U55])/(1+[.U55])" office:value-type="float" office:value="-0.0068233971683501" calcext:value-type="float">
            <text:p>-0,0068233972</text:p>
          </table:table-cell>
          <table:table-cell table:formula="of:=([.K55]-[.U55])/(1+[.U55])" office:value-type="float" office:value="0.00336399736761002" calcext:value-type="float">
            <text:p>0,0033639974</text:p>
          </table:table-cell>
          <table:table-cell table:formula="of:=([.L55]-[.U55])/(1+[.U55])" office:value-type="float" office:value="0.0311022312090706" calcext:value-type="float">
            <text:p>0,0311022312</text:p>
          </table:table-cell>
          <table:table-cell table:formula="of:=([.M55]-[.U55])/(1+[.U55])" office:value-type="float" office:value="0.0242415600930584" calcext:value-type="float">
            <text:p>0,02424156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5</text:p>
          </table:table-cell>
          <table:table-cell table:formula="of:=([.D56]-[.U56])/(1+[.U56])" office:value-type="float" office:value="-0.0163193707478175" calcext:value-type="float">
            <text:p>-0,0163193707</text:p>
          </table:table-cell>
          <table:table-cell table:formula="of:=([.E56]-[.U56])/(1+[.U56])" office:value-type="float" office:value="-0.0224904895551141" calcext:value-type="float">
            <text:p>-0,0224904896</text:p>
          </table:table-cell>
          <table:table-cell table:formula="of:=([.F56]-[.U56])/(1+[.U56])" office:value-type="float" office:value="0.0106485401217467" calcext:value-type="float">
            <text:p>0,0106485401</text:p>
          </table:table-cell>
          <table:table-cell table:formula="of:=([.G56]-[.U56])/(1+[.U56])" office:value-type="float" office:value="0.0177004113490922" calcext:value-type="float">
            <text:p>0,0177004113</text:p>
          </table:table-cell>
          <table:table-cell table:formula="of:=([.J56]-[.U56])/(1+[.U56])" office:value-type="float" office:value="-0.0123406585393833" calcext:value-type="float">
            <text:p>-0,0123406585</text:p>
          </table:table-cell>
          <table:table-cell table:formula="of:=([.K56]-[.U56])/(1+[.U56])" office:value-type="float" office:value="-0.0342962131454296" calcext:value-type="float">
            <text:p>-0,0342962131</text:p>
          </table:table-cell>
          <table:table-cell table:formula="of:=([.L56]-[.U56])/(1+[.U56])" office:value-type="float" office:value="0.00878086569547349" calcext:value-type="float">
            <text:p>0,0087808657</text:p>
          </table:table-cell>
          <table:table-cell table:formula="of:=([.M56]-[.U56])/(1+[.U56])" office:value-type="float" office:value="0.00605408146820555" calcext:value-type="float">
            <text:p>0,0060540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6</text:p>
          </table:table-cell>
          <table:table-cell table:formula="of:=([.D57]-[.U57])/(1+[.U57])" office:value-type="float" office:value="-0.00790490565994809" calcext:value-type="float">
            <text:p>-0,0079049057</text:p>
          </table:table-cell>
          <table:table-cell table:formula="of:=([.E57]-[.U57])/(1+[.U57])" office:value-type="float" office:value="-0.0040941247712228" calcext:value-type="float">
            <text:p>-0,0040941248</text:p>
          </table:table-cell>
          <table:table-cell table:formula="of:=([.F57]-[.U57])/(1+[.U57])" office:value-type="float" office:value="0.0376876750340482" calcext:value-type="float">
            <text:p>0,037687675</text:p>
          </table:table-cell>
          <table:table-cell table:formula="of:=([.G57]-[.U57])/(1+[.U57])" office:value-type="float" office:value="0.0342444164713325" calcext:value-type="float">
            <text:p>0,0342444165</text:p>
          </table:table-cell>
          <table:table-cell table:formula="of:=([.J57]-[.U57])/(1+[.U57])" office:value-type="float" office:value="0.0159102945970616" calcext:value-type="float">
            <text:p>0,0159102946</text:p>
          </table:table-cell>
          <table:table-cell table:formula="of:=([.K57]-[.U57])/(1+[.U57])" office:value-type="float" office:value="0.00787400231244251" calcext:value-type="float">
            <text:p>0,0078740023</text:p>
          </table:table-cell>
          <table:table-cell table:formula="of:=([.L57]-[.U57])/(1+[.U57])" office:value-type="float" office:value="0.0659038532398131" calcext:value-type="float">
            <text:p>0,0659038532</text:p>
          </table:table-cell>
          <table:table-cell table:formula="of:=([.M57]-[.U57])/(1+[.U57])" office:value-type="float" office:value="0.0290230778805119" calcext:value-type="float">
            <text:p>0,02902307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7</text:p>
          </table:table-cell>
          <table:table-cell table:formula="of:=([.D58]-[.U58])/(1+[.U58])" office:value-type="float" office:value="0.000406935913846042" calcext:value-type="float">
            <text:p>0,0004069359</text:p>
          </table:table-cell>
          <table:table-cell table:formula="of:=([.E58]-[.U58])/(1+[.U58])" office:value-type="float" office:value="0.00149114377438167" calcext:value-type="float">
            <text:p>0,0014911438</text:p>
          </table:table-cell>
          <table:table-cell table:formula="of:=([.F58]-[.U58])/(1+[.U58])" office:value-type="float" office:value="0.0304555687170427" calcext:value-type="float">
            <text:p>0,0304555687</text:p>
          </table:table-cell>
          <table:table-cell table:formula="of:=([.G58]-[.U58])/(1+[.U58])" office:value-type="float" office:value="0.0398632053854145" calcext:value-type="float">
            <text:p>0,0398632054</text:p>
          </table:table-cell>
          <table:table-cell table:formula="of:=([.J58]-[.U58])/(1+[.U58])" office:value-type="float" office:value="0.0051441166927632" calcext:value-type="float">
            <text:p>0,0051441167</text:p>
          </table:table-cell>
          <table:table-cell table:formula="of:=([.K58]-[.U58])/(1+[.U58])" office:value-type="float" office:value="0.0114334386772015" calcext:value-type="float">
            <text:p>0,0114334387</text:p>
          </table:table-cell>
          <table:table-cell table:formula="of:=([.L58]-[.U58])/(1+[.U58])" office:value-type="float" office:value="0.0225126340571281" calcext:value-type="float">
            <text:p>0,0225126341</text:p>
          </table:table-cell>
          <table:table-cell table:formula="of:=([.M58]-[.U58])/(1+[.U58])" office:value-type="float" office:value="0.0421248832195112" calcext:value-type="float">
            <text:p>0,04212488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8</text:p>
          </table:table-cell>
          <table:table-cell table:formula="of:=([.D59]-[.U59])/(1+[.U59])" office:value-type="float" office:value="-0.00444077350895261" calcext:value-type="float">
            <text:p>-0,0044407735</text:p>
          </table:table-cell>
          <table:table-cell table:formula="of:=([.E59]-[.U59])/(1+[.U59])" office:value-type="float" office:value="-0.00157149249861889" calcext:value-type="float">
            <text:p>-0,0015714925</text:p>
          </table:table-cell>
          <table:table-cell table:formula="of:=([.F59]-[.U59])/(1+[.U59])" office:value-type="float" office:value="0.0400388338327789" calcext:value-type="float">
            <text:p>0,0400388338</text:p>
          </table:table-cell>
          <table:table-cell table:formula="of:=([.G59]-[.U59])/(1+[.U59])" office:value-type="float" office:value="0.0417947604177451" calcext:value-type="float">
            <text:p>0,0417947604</text:p>
          </table:table-cell>
          <table:table-cell table:formula="of:=([.J59]-[.U59])/(1+[.U59])" office:value-type="float" office:value="-0.0101852298148538" calcext:value-type="float">
            <text:p>-0,0101852298</text:p>
          </table:table-cell>
          <table:table-cell table:formula="of:=([.K59]-[.U59])/(1+[.U59])" office:value-type="float" office:value="-0.00590084500282973" calcext:value-type="float">
            <text:p>-0,005900845</text:p>
          </table:table-cell>
          <table:table-cell table:formula="of:=([.L59]-[.U59])/(1+[.U59])" office:value-type="float" office:value="0.02053331302657" calcext:value-type="float">
            <text:p>0,020533313</text:p>
          </table:table-cell>
          <table:table-cell table:formula="of:=([.M59]-[.U59])/(1+[.U59])" office:value-type="float" office:value="0.023084777979863" calcext:value-type="float">
            <text:p>0,0230847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_20_29</text:p>
          </table:table-cell>
          <table:table-cell table:formula="of:=([.D60]-[.U60])/(1+[.U60])" office:value-type="float" office:value="-0.00885433886028835" calcext:value-type="float">
            <text:p>-0,0088543389</text:p>
          </table:table-cell>
          <table:table-cell table:formula="of:=([.E60]-[.U60])/(1+[.U60])" office:value-type="float" office:value="-0.000299664512865674" calcext:value-type="float">
            <text:p>-0,0002996645</text:p>
          </table:table-cell>
          <table:table-cell table:formula="of:=([.F60]-[.U60])/(1+[.U60])" office:value-type="float" office:value="0.0223297197113165" calcext:value-type="float">
            <text:p>0,0223297197</text:p>
          </table:table-cell>
          <table:table-cell table:formula="of:=([.G60]-[.U60])/(1+[.U60])" office:value-type="float" office:value="0.0543705883518014" calcext:value-type="float">
            <text:p>0,0543705884</text:p>
          </table:table-cell>
          <table:table-cell table:formula="of:=([.J60]-[.U60])/(1+[.U60])" office:value-type="float" office:value="-0.0107304082064846" calcext:value-type="float">
            <text:p>-0,0107304082</text:p>
          </table:table-cell>
          <table:table-cell table:formula="of:=([.K60]-[.U60])/(1+[.U60])" office:value-type="float" office:value="0.00121360794930823" calcext:value-type="float">
            <text:p>0,0012136079</text:p>
          </table:table-cell>
          <table:table-cell table:formula="of:=([.L60]-[.U60])/(1+[.U60])" office:value-type="float" office:value="0.00645159508744452" calcext:value-type="float">
            <text:p>0,0064515951</text:p>
          </table:table-cell>
          <table:table-cell table:formula="of:=([.M60]-[.U60])/(1+[.U60])" office:value-type="float" office:value="-0.00716614307109372" calcext:value-type="float">
            <text:p>-0,007166143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1T18:19:50.631089677</dc:date>
    <meta:generator>LibreOffice/4.2.8.2$Linux_X86_64 LibreOffice_project/420m0$Build-2</meta:generator>
    <meta:editing-duration>PT15M41S</meta:editing-duration>
    <meta:editing-cycles>8</meta:editing-cycles>
    <meta:document-statistic meta:table-count="1" meta:cell-count="5588" meta:object-count="0"/>
  </office:meta>
</office:document-meta>
</file>